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5" style:family="table-column">
      <style:table-column-properties fo:break-before="auto" style:column-width="2.1654in"/>
    </style:style>
    <style:style style:name="co16" style:family="table-column">
      <style:table-column-properties fo:break-before="auto" style:column-width="2.3728in"/>
    </style:style>
    <style:style style:name="co14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508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3.0228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5181in"/>
    </style:style>
    <style:style style:name="co10" style:family="table-column">
      <style:table-column-properties fo:break-before="auto" style:column-width="1.9008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2.3909in"/>
    </style:style>
    <style:style style:name="co18" style:family="table-column">
      <style:table-column-properties fo:break-before="auto" style:column-width="2.2016in"/>
    </style:style>
    <style:style style:name="co19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row table:style-name="ro1">
          <table:table-cell office:value-type="string" calcext:value-type="string">
            <text:p>ClubNaam</text:p>
          </table:table-cell>
          <table:table-cell office:value-type="string" calcext:value-type="string">
            <text:p>ClubNaamSystem</text:p>
          </table:table-cell>
          <table:table-cell office:value-type="string" calcext:value-type="string">
            <text:p>PloegNaamPrefix</text:p>
          </table:table-cell>
          <table:table-cell office:value-type="string" calcext:value-type="string">
            <text:p>Ploeg (trim)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Reeks</text:p>
          </table:table-cell>
          <table:table-cell office:value-type="string" calcext:value-type="string">
            <text:p>Naam</text:p>
          </table:table-cell>
          <table:table-cell office:value-type="string" calcext:value-type="string">
            <text:p>Lidnummer</text:p>
          </table:table-cell>
          <table:table-cell office:value-type="string" calcext:value-type="string">
            <text:p>Liga/national</text:p>
          </table:table-cell>
          <table:table-cell office:value-type="string" calcext:value-type="string">
            <text:p>Nationaal</text:p>
          </table:table-cell>
          <table:table-cell/>
          <table:table-cell office:value-type="string" calcext:value-type="string">
            <text:p>PBO</text:p>
          </table:table-cell>
          <table:table-cell table:style-name="Default" office:value-type="string" calcext:value-type="string">
            <text:p>Liga/National</text:p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2];[$Sheet2.$A$2:.$B$36];2)" office:value-type="string" office:string-value="4GHENT BC" calcext:value-type="string">
            <text:p>4GHENT BC</text:p>
          </table:table-cell>
          <table:table-cell table:formula="of:=VLOOKUP([.A2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 Melkebeke</text:p>
          </table:table-cell>
          <table:table-cell office:value-type="float" office:value="50085592" calcext:value-type="float">
            <text:p>50085592</text:p>
          </table:table-cell>
          <table:table-cell table:number-columns-repeated="2"/>
          <table:table-cell table:formula="of:=IF([.H2]&lt;&gt;&quot;&quot;;CONCATENATE([.H2];&quot;,&quot;;[.C2];&quot; &quot;;[.D2];&quot;,&quot;;[.B2]);&quot;&quot;)" office:value-type="string" office:string-value="50085592,4GHENT 1G,4GHENT BC" calcext:value-type="string">
            <text:p>50085592,4GHENT 1G,4GHENT BC</text:p>
          </table:table-cell>
          <table:table-cell table:formula="of:=IF([.I2]=&quot;&quot;;[.K2];&quot;&quot;)" office:value-type="string" office:string-value="50085592,4GHENT 1G,4GHENT BC" calcext:value-type="string">
            <text:p>50085592,4GHENT 1G,4GHENT BC</text:p>
          </table:table-cell>
          <table:table-cell table:formula="of:=IF([.I2]&lt;&gt;&quot;&quot;;[.K2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3];[$Sheet2.$A$2:.$B$36];2)" office:value-type="string" office:string-value="4GHENT BC" calcext:value-type="string">
            <text:p>4GHENT BC</text:p>
          </table:table-cell>
          <table:table-cell table:formula="of:=VLOOKUP([.A3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win Hurst</text:p>
          </table:table-cell>
          <table:table-cell office:value-type="float" office:value="50107650" calcext:value-type="float">
            <text:p>50107650</text:p>
          </table:table-cell>
          <table:table-cell table:number-columns-repeated="2"/>
          <table:table-cell table:formula="of:=IF([.H3]&lt;&gt;&quot;&quot;;CONCATENATE([.H3];&quot;,&quot;;[.C3];&quot; &quot;;[.D3];&quot;,&quot;;[.B3]);&quot;&quot;)" office:value-type="string" office:string-value="50107650,4GHENT 1G,4GHENT BC" calcext:value-type="string">
            <text:p>50107650,4GHENT 1G,4GHENT BC</text:p>
          </table:table-cell>
          <table:table-cell table:formula="of:=IF([.I3]=&quot;&quot;;[.K3];&quot;&quot;)" office:value-type="string" office:string-value="50107650,4GHENT 1G,4GHENT BC" calcext:value-type="string">
            <text:p>50107650,4GHENT 1G,4GHENT BC</text:p>
          </table:table-cell>
          <table:table-cell table:formula="of:=IF([.I3]&lt;&gt;&quot;&quot;;[.K3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4];[$Sheet2.$A$2:.$B$36];2)" office:value-type="string" office:string-value="4GHENT BC" calcext:value-type="string">
            <text:p>4GHENT BC</text:p>
          </table:table-cell>
          <table:table-cell table:formula="of:=VLOOKUP([.A4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elien Schelfhout</text:p>
          </table:table-cell>
          <table:table-cell office:value-type="float" office:value="50104047" calcext:value-type="float">
            <text:p>50104047</text:p>
          </table:table-cell>
          <table:table-cell table:number-columns-repeated="2"/>
          <table:table-cell table:formula="of:=IF([.H4]&lt;&gt;&quot;&quot;;CONCATENATE([.H4];&quot;,&quot;;[.C4];&quot; &quot;;[.D4];&quot;,&quot;;[.B4]);&quot;&quot;)" office:value-type="string" office:string-value="50104047,4GHENT 1G,4GHENT BC" calcext:value-type="string">
            <text:p>50104047,4GHENT 1G,4GHENT BC</text:p>
          </table:table-cell>
          <table:table-cell table:formula="of:=IF([.I4]=&quot;&quot;;[.K4];&quot;&quot;)" office:value-type="string" office:string-value="50104047,4GHENT 1G,4GHENT BC" calcext:value-type="string">
            <text:p>50104047,4GHENT 1G,4GHENT BC</text:p>
          </table:table-cell>
          <table:table-cell table:formula="of:=IF([.I4]&lt;&gt;&quot;&quot;;[.K4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5];[$Sheet2.$A$2:.$B$36];2)" office:value-type="string" office:string-value="4GHENT BC" calcext:value-type="string">
            <text:p>4GHENT BC</text:p>
          </table:table-cell>
          <table:table-cell table:formula="of:=VLOOKUP([.A5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en De Waele</text:p>
          </table:table-cell>
          <table:table-cell office:value-type="float" office:value="50102716" calcext:value-type="float">
            <text:p>50102716</text:p>
          </table:table-cell>
          <table:table-cell table:number-columns-repeated="2"/>
          <table:table-cell table:formula="of:=IF([.H5]&lt;&gt;&quot;&quot;;CONCATENATE([.H5];&quot;,&quot;;[.C5];&quot; &quot;;[.D5];&quot;,&quot;;[.B5]);&quot;&quot;)" office:value-type="string" office:string-value="50102716,4GHENT 1G,4GHENT BC" calcext:value-type="string">
            <text:p>50102716,4GHENT 1G,4GHENT BC</text:p>
          </table:table-cell>
          <table:table-cell table:formula="of:=IF([.I5]=&quot;&quot;;[.K5];&quot;&quot;)" office:value-type="string" office:string-value="50102716,4GHENT 1G,4GHENT BC" calcext:value-type="string">
            <text:p>50102716,4GHENT 1G,4GHENT BC</text:p>
          </table:table-cell>
          <table:table-cell table:formula="of:=IF([.I5]&lt;&gt;&quot;&quot;;[.K5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6];[$Sheet2.$A$2:.$B$36];2)" office:value-type="string" office:string-value="4GHENT BC" calcext:value-type="string">
            <text:p>4GHENT BC</text:p>
          </table:table-cell>
          <table:table-cell table:formula="of:=VLOOKUP([.A6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 Melkebeke</text:p>
          </table:table-cell>
          <table:table-cell office:value-type="float" office:value="50085592" calcext:value-type="float">
            <text:p>50085592</text:p>
          </table:table-cell>
          <table:table-cell table:number-columns-repeated="2"/>
          <table:table-cell table:formula="of:=IF([.H6]&lt;&gt;&quot;&quot;;CONCATENATE([.H6];&quot;,&quot;;[.C6];&quot; &quot;;[.D6];&quot;,&quot;;[.B6]);&quot;&quot;)" office:value-type="string" office:string-value="50085592,4GHENT 1H,4GHENT BC" calcext:value-type="string">
            <text:p>50085592,4GHENT 1H,4GHENT BC</text:p>
          </table:table-cell>
          <table:table-cell table:formula="of:=IF([.I6]=&quot;&quot;;[.K6];&quot;&quot;)" office:value-type="string" office:string-value="50085592,4GHENT 1H,4GHENT BC" calcext:value-type="string">
            <text:p>50085592,4GHENT 1H,4GHENT BC</text:p>
          </table:table-cell>
          <table:table-cell table:formula="of:=IF([.I6]&lt;&gt;&quot;&quot;;[.K6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7];[$Sheet2.$A$2:.$B$36];2)" office:value-type="string" office:string-value="4GHENT BC" calcext:value-type="string">
            <text:p>4GHENT BC</text:p>
          </table:table-cell>
          <table:table-cell table:formula="of:=VLOOKUP([.A7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win Hurst</text:p>
          </table:table-cell>
          <table:table-cell office:value-type="float" office:value="50107650" calcext:value-type="float">
            <text:p>50107650</text:p>
          </table:table-cell>
          <table:table-cell table:number-columns-repeated="2"/>
          <table:table-cell table:formula="of:=IF([.H7]&lt;&gt;&quot;&quot;;CONCATENATE([.H7];&quot;,&quot;;[.C7];&quot; &quot;;[.D7];&quot;,&quot;;[.B7]);&quot;&quot;)" office:value-type="string" office:string-value="50107650,4GHENT 1H,4GHENT BC" calcext:value-type="string">
            <text:p>50107650,4GHENT 1H,4GHENT BC</text:p>
          </table:table-cell>
          <table:table-cell table:formula="of:=IF([.I7]=&quot;&quot;;[.K7];&quot;&quot;)" office:value-type="string" office:string-value="50107650,4GHENT 1H,4GHENT BC" calcext:value-type="string">
            <text:p>50107650,4GHENT 1H,4GHENT BC</text:p>
          </table:table-cell>
          <table:table-cell table:formula="of:=IF([.I7]&lt;&gt;&quot;&quot;;[.K7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8];[$Sheet2.$A$2:.$B$36];2)" office:value-type="string" office:string-value="4GHENT BC" calcext:value-type="string">
            <text:p>4GHENT BC</text:p>
          </table:table-cell>
          <table:table-cell table:formula="of:=VLOOKUP([.A8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uter Kesteleyn</text:p>
          </table:table-cell>
          <table:table-cell office:value-type="float" office:value="50062572" calcext:value-type="float">
            <text:p>50062572</text:p>
          </table:table-cell>
          <table:table-cell table:number-columns-repeated="2"/>
          <table:table-cell table:formula="of:=IF([.H8]&lt;&gt;&quot;&quot;;CONCATENATE([.H8];&quot;,&quot;;[.C8];&quot; &quot;;[.D8];&quot;,&quot;;[.B8]);&quot;&quot;)" office:value-type="string" office:string-value="50062572,4GHENT 1H,4GHENT BC" calcext:value-type="string">
            <text:p>50062572,4GHENT 1H,4GHENT BC</text:p>
          </table:table-cell>
          <table:table-cell table:formula="of:=IF([.I8]=&quot;&quot;;[.K8];&quot;&quot;)" office:value-type="string" office:string-value="50062572,4GHENT 1H,4GHENT BC" calcext:value-type="string">
            <text:p>50062572,4GHENT 1H,4GHENT BC</text:p>
          </table:table-cell>
          <table:table-cell table:formula="of:=IF([.I8]&lt;&gt;&quot;&quot;;[.K8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9];[$Sheet2.$A$2:.$B$36];2)" office:value-type="string" office:string-value="4GHENT BC" calcext:value-type="string">
            <text:p>4GHENT BC</text:p>
          </table:table-cell>
          <table:table-cell table:formula="of:=VLOOKUP([.A9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ren D'Haese</text:p>
          </table:table-cell>
          <table:table-cell office:value-type="float" office:value="50074921" calcext:value-type="float">
            <text:p>50074921</text:p>
          </table:table-cell>
          <table:table-cell table:number-columns-repeated="2"/>
          <table:table-cell table:formula="of:=IF([.H9]&lt;&gt;&quot;&quot;;CONCATENATE([.H9];&quot;,&quot;;[.C9];&quot; &quot;;[.D9];&quot;,&quot;;[.B9]);&quot;&quot;)" office:value-type="string" office:string-value="50074921,4GHENT 1H,4GHENT BC" calcext:value-type="string">
            <text:p>50074921,4GHENT 1H,4GHENT BC</text:p>
          </table:table-cell>
          <table:table-cell table:formula="of:=IF([.I9]=&quot;&quot;;[.K9];&quot;&quot;)" office:value-type="string" office:string-value="50074921,4GHENT 1H,4GHENT BC" calcext:value-type="string">
            <text:p>50074921,4GHENT 1H,4GHENT BC</text:p>
          </table:table-cell>
          <table:table-cell table:formula="of:=IF([.I9]&lt;&gt;&quot;&quot;;[.K9];&quot;&quot;)">
            <text:p/>
          </table:table-cell>
        </table:table-row>
        <table:table-row table:style-name="ro1">
          <table:table-cell office:value-type="string" calcext:value-type="string">
            <text:p>4Ghent BC</text:p>
          </table:table-cell>
          <table:table-cell table:formula="of:=VLOOKUP([.A10];[$Sheet2.$A$2:.$B$36];2)" office:value-type="string" office:string-value="4GHENT BC" calcext:value-type="string">
            <text:p>4GHENT BC</text:p>
          </table:table-cell>
          <table:table-cell table:formula="of:=VLOOKUP([.A10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Waele Karen</text:p>
          </table:table-cell>
          <table:table-cell office:value-type="float" office:value="50102716" calcext:value-type="float">
            <text:p>50102716</text:p>
          </table:table-cell>
          <table:table-cell office:value-type="string" calcext:value-type="string">
            <text:p>Liga</text:p>
          </table:table-cell>
          <table:table-cell/>
          <table:table-cell table:formula="of:=IF([.H10]&lt;&gt;&quot;&quot;;CONCATENATE([.H10];&quot;,&quot;;[.C10];&quot; &quot;;[.D10];&quot;,&quot;;[.B10]);&quot;&quot;)" office:value-type="string" office:string-value="50102716,4GHENT 1D,4GHENT BC" calcext:value-type="string">
            <text:p>50102716,4GHENT 1D,4GHENT BC</text:p>
          </table:table-cell>
          <table:table-cell table:formula="of:=IF([.I10]=&quot;&quot;;[.K10];&quot;&quot;)">
            <text:p/>
          </table:table-cell>
          <table:table-cell table:formula="of:=IF([.I10]&lt;&gt;&quot;&quot;;[.K10];&quot;&quot;)" office:value-type="string" office:string-value="50102716,4GHENT 1D,4GHENT BC" calcext:value-type="string">
            <text:p>50102716,4GHENT 1D,4GHENT BC</text:p>
          </table:table-cell>
        </table:table-row>
        <table:table-row table:style-name="ro1">
          <table:table-cell office:value-type="string" calcext:value-type="string">
            <text:p>4Ghent BC</text:p>
          </table:table-cell>
          <table:table-cell table:formula="of:=VLOOKUP([.A11];[$Sheet2.$A$2:.$B$36];2)" office:value-type="string" office:string-value="4GHENT BC" calcext:value-type="string">
            <text:p>4GHENT BC</text:p>
          </table:table-cell>
          <table:table-cell table:formula="of:=VLOOKUP([.A11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lfhout Annelien</text:p>
          </table:table-cell>
          <table:table-cell office:value-type="float" office:value="50104047" calcext:value-type="float">
            <text:p>50104047</text:p>
          </table:table-cell>
          <table:table-cell office:value-type="string" calcext:value-type="string">
            <text:p>Liga</text:p>
          </table:table-cell>
          <table:table-cell/>
          <table:table-cell table:formula="of:=IF([.H11]&lt;&gt;&quot;&quot;;CONCATENATE([.H11];&quot;,&quot;;[.C11];&quot; &quot;;[.D11];&quot;,&quot;;[.B11]);&quot;&quot;)" office:value-type="string" office:string-value="50104047,4GHENT 1D,4GHENT BC" calcext:value-type="string">
            <text:p>50104047,4GHENT 1D,4GHENT BC</text:p>
          </table:table-cell>
          <table:table-cell table:formula="of:=IF([.I11]=&quot;&quot;;[.K11];&quot;&quot;)">
            <text:p/>
          </table:table-cell>
          <table:table-cell table:formula="of:=IF([.I11]&lt;&gt;&quot;&quot;;[.K11];&quot;&quot;)" office:value-type="string" office:string-value="50104047,4GHENT 1D,4GHENT BC" calcext:value-type="string">
            <text:p>50104047,4GHENT 1D,4GHENT BC</text:p>
          </table:table-cell>
        </table:table-row>
        <table:table-row table:style-name="ro1">
          <table:table-cell office:value-type="string" calcext:value-type="string">
            <text:p>4Ghent BC</text:p>
          </table:table-cell>
          <table:table-cell table:formula="of:=VLOOKUP([.A12];[$Sheet2.$A$2:.$B$36];2)" office:value-type="string" office:string-value="4GHENT BC" calcext:value-type="string">
            <text:p>4GHENT BC</text:p>
          </table:table-cell>
          <table:table-cell table:formula="of:=VLOOKUP([.A12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der Massen Sarah</text:p>
          </table:table-cell>
          <table:table-cell office:value-type="float" office:value="50085131" calcext:value-type="float">
            <text:p>50085131</text:p>
          </table:table-cell>
          <table:table-cell office:value-type="string" calcext:value-type="string">
            <text:p>Liga</text:p>
          </table:table-cell>
          <table:table-cell/>
          <table:table-cell table:formula="of:=IF([.H12]&lt;&gt;&quot;&quot;;CONCATENATE([.H12];&quot;,&quot;;[.C12];&quot; &quot;;[.D12];&quot;,&quot;;[.B12]);&quot;&quot;)" office:value-type="string" office:string-value="50085131,4GHENT 1D,4GHENT BC" calcext:value-type="string">
            <text:p>50085131,4GHENT 1D,4GHENT BC</text:p>
          </table:table-cell>
          <table:table-cell table:formula="of:=IF([.I12]=&quot;&quot;;[.K12];&quot;&quot;)">
            <text:p/>
          </table:table-cell>
          <table:table-cell table:formula="of:=IF([.I12]&lt;&gt;&quot;&quot;;[.K12];&quot;&quot;)" office:value-type="string" office:string-value="50085131,4GHENT 1D,4GHENT BC" calcext:value-type="string">
            <text:p>50085131,4GHENT 1D,4GHENT BC</text:p>
          </table:table-cell>
        </table:table-row>
        <table:table-row table:style-name="ro1">
          <table:table-cell office:value-type="string" calcext:value-type="string">
            <text:p>4Ghent BC</text:p>
          </table:table-cell>
          <table:table-cell table:formula="of:=VLOOKUP([.A13];[$Sheet2.$A$2:.$B$36];2)" office:value-type="string" office:string-value="4GHENT BC" calcext:value-type="string">
            <text:p>4GHENT BC</text:p>
          </table:table-cell>
          <table:table-cell table:formula="of:=VLOOKUP([.A13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naillen Neelke</text:p>
          </table:table-cell>
          <table:table-cell office:value-type="float" office:value="50074216" calcext:value-type="float">
            <text:p>50074216</text:p>
          </table:table-cell>
          <table:table-cell office:value-type="string" calcext:value-type="string">
            <text:p>Liga</text:p>
          </table:table-cell>
          <table:table-cell/>
          <table:table-cell table:formula="of:=IF([.H13]&lt;&gt;&quot;&quot;;CONCATENATE([.H13];&quot;,&quot;;[.C13];&quot; &quot;;[.D13];&quot;,&quot;;[.B13]);&quot;&quot;)" office:value-type="string" office:string-value="50074216,4GHENT 1D,4GHENT BC" calcext:value-type="string">
            <text:p>50074216,4GHENT 1D,4GHENT BC</text:p>
          </table:table-cell>
          <table:table-cell table:formula="of:=IF([.I13]=&quot;&quot;;[.K13];&quot;&quot;)">
            <text:p/>
          </table:table-cell>
          <table:table-cell table:formula="of:=IF([.I13]&lt;&gt;&quot;&quot;;[.K13];&quot;&quot;)" office:value-type="string" office:string-value="50074216,4GHENT 1D,4GHENT BC" calcext:value-type="string">
            <text:p>50074216,4GHENT 1D,4GHENT BC</text:p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14];[$Sheet2.$A$2:.$B$36];2)" office:value-type="string" office:string-value="4GHENT BC" calcext:value-type="string">
            <text:p>4GHENT BC</text:p>
          </table:table-cell>
          <table:table-cell table:formula="of:=VLOOKUP([.A14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uter Kesteleyn</text:p>
          </table:table-cell>
          <table:table-cell office:value-type="float" office:value="50062572" calcext:value-type="float">
            <text:p>50062572</text:p>
          </table:table-cell>
          <table:table-cell table:number-columns-repeated="2"/>
          <table:table-cell table:formula="of:=IF([.H14]&lt;&gt;&quot;&quot;;CONCATENATE([.H14];&quot;,&quot;;[.C14];&quot; &quot;;[.D14];&quot;,&quot;;[.B14]);&quot;&quot;)" office:value-type="string" office:string-value="50062572,4GHENT 2G,4GHENT BC" calcext:value-type="string">
            <text:p>50062572,4GHENT 2G,4GHENT BC</text:p>
          </table:table-cell>
          <table:table-cell table:formula="of:=IF([.I14]=&quot;&quot;;[.K14];&quot;&quot;)" office:value-type="string" office:string-value="50062572,4GHENT 2G,4GHENT BC" calcext:value-type="string">
            <text:p>50062572,4GHENT 2G,4GHENT BC</text:p>
          </table:table-cell>
          <table:table-cell table:formula="of:=IF([.I14]&lt;&gt;&quot;&quot;;[.K14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15];[$Sheet2.$A$2:.$B$36];2)" office:value-type="string" office:string-value="4GHENT BC" calcext:value-type="string">
            <text:p>4GHENT BC</text:p>
          </table:table-cell>
          <table:table-cell table:formula="of:=VLOOKUP([.A15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en Kesteleyn</text:p>
          </table:table-cell>
          <table:table-cell office:value-type="float" office:value="50026856" calcext:value-type="float">
            <text:p>50026856</text:p>
          </table:table-cell>
          <table:table-cell table:number-columns-repeated="2"/>
          <table:table-cell table:formula="of:=IF([.H15]&lt;&gt;&quot;&quot;;CONCATENATE([.H15];&quot;,&quot;;[.C15];&quot; &quot;;[.D15];&quot;,&quot;;[.B15]);&quot;&quot;)" office:value-type="string" office:string-value="50026856,4GHENT 2G,4GHENT BC" calcext:value-type="string">
            <text:p>50026856,4GHENT 2G,4GHENT BC</text:p>
          </table:table-cell>
          <table:table-cell table:formula="of:=IF([.I15]=&quot;&quot;;[.K15];&quot;&quot;)" office:value-type="string" office:string-value="50026856,4GHENT 2G,4GHENT BC" calcext:value-type="string">
            <text:p>50026856,4GHENT 2G,4GHENT BC</text:p>
          </table:table-cell>
          <table:table-cell table:formula="of:=IF([.I15]&lt;&gt;&quot;&quot;;[.K15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16];[$Sheet2.$A$2:.$B$36];2)" office:value-type="string" office:string-value="4GHENT BC" calcext:value-type="string">
            <text:p>4GHENT BC</text:p>
          </table:table-cell>
          <table:table-cell table:formula="of:=VLOOKUP([.A16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rah Vander Massen</text:p>
          </table:table-cell>
          <table:table-cell office:value-type="float" office:value="50085131" calcext:value-type="float">
            <text:p>50085131</text:p>
          </table:table-cell>
          <table:table-cell table:number-columns-repeated="2"/>
          <table:table-cell table:formula="of:=IF([.H16]&lt;&gt;&quot;&quot;;CONCATENATE([.H16];&quot;,&quot;;[.C16];&quot; &quot;;[.D16];&quot;,&quot;;[.B16]);&quot;&quot;)" office:value-type="string" office:string-value="50085131,4GHENT 2G,4GHENT BC" calcext:value-type="string">
            <text:p>50085131,4GHENT 2G,4GHENT BC</text:p>
          </table:table-cell>
          <table:table-cell table:formula="of:=IF([.I16]=&quot;&quot;;[.K16];&quot;&quot;)" office:value-type="string" office:string-value="50085131,4GHENT 2G,4GHENT BC" calcext:value-type="string">
            <text:p>50085131,4GHENT 2G,4GHENT BC</text:p>
          </table:table-cell>
          <table:table-cell table:formula="of:=IF([.I16]&lt;&gt;&quot;&quot;;[.K16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17];[$Sheet2.$A$2:.$B$36];2)" office:value-type="string" office:string-value="4GHENT BC" calcext:value-type="string">
            <text:p>4GHENT BC</text:p>
          </table:table-cell>
          <table:table-cell table:formula="of:=VLOOKUP([.A17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halie Dubois</text:p>
          </table:table-cell>
          <table:table-cell office:value-type="float" office:value="50032467" calcext:value-type="float">
            <text:p>50032467</text:p>
          </table:table-cell>
          <table:table-cell table:number-columns-repeated="2"/>
          <table:table-cell table:formula="of:=IF([.H17]&lt;&gt;&quot;&quot;;CONCATENATE([.H17];&quot;,&quot;;[.C17];&quot; &quot;;[.D17];&quot;,&quot;;[.B17]);&quot;&quot;)" office:value-type="string" office:string-value="50032467,4GHENT 2G,4GHENT BC" calcext:value-type="string">
            <text:p>50032467,4GHENT 2G,4GHENT BC</text:p>
          </table:table-cell>
          <table:table-cell table:formula="of:=IF([.I17]=&quot;&quot;;[.K17];&quot;&quot;)" office:value-type="string" office:string-value="50032467,4GHENT 2G,4GHENT BC" calcext:value-type="string">
            <text:p>50032467,4GHENT 2G,4GHENT BC</text:p>
          </table:table-cell>
          <table:table-cell table:formula="of:=IF([.I17]&lt;&gt;&quot;&quot;;[.K17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18];[$Sheet2.$A$2:.$B$36];2)" office:value-type="string" office:string-value="4GHENT BC" calcext:value-type="string">
            <text:p>4GHENT BC</text:p>
          </table:table-cell>
          <table:table-cell table:formula="of:=VLOOKUP([.A18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ran Van Houcke</text:p>
          </table:table-cell>
          <table:table-cell office:value-type="float" office:value="50085194" calcext:value-type="float">
            <text:p>50085194</text:p>
          </table:table-cell>
          <table:table-cell table:number-columns-repeated="2"/>
          <table:table-cell table:formula="of:=IF([.H18]&lt;&gt;&quot;&quot;;CONCATENATE([.H18];&quot;,&quot;;[.C18];&quot; &quot;;[.D18];&quot;,&quot;;[.B18]);&quot;&quot;)" office:value-type="string" office:string-value="50085194,4GHENT 2H,4GHENT BC" calcext:value-type="string">
            <text:p>50085194,4GHENT 2H,4GHENT BC</text:p>
          </table:table-cell>
          <table:table-cell table:formula="of:=IF([.I18]=&quot;&quot;;[.K18];&quot;&quot;)" office:value-type="string" office:string-value="50085194,4GHENT 2H,4GHENT BC" calcext:value-type="string">
            <text:p>50085194,4GHENT 2H,4GHENT BC</text:p>
          </table:table-cell>
          <table:table-cell table:formula="of:=IF([.I18]&lt;&gt;&quot;&quot;;[.K18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19];[$Sheet2.$A$2:.$B$36];2)" office:value-type="string" office:string-value="4GHENT BC" calcext:value-type="string">
            <text:p>4GHENT BC</text:p>
          </table:table-cell>
          <table:table-cell table:formula="of:=VLOOKUP([.A19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o Bockaert</text:p>
          </table:table-cell>
          <table:table-cell office:value-type="float" office:value="50064767" calcext:value-type="float">
            <text:p>50064767</text:p>
          </table:table-cell>
          <table:table-cell table:number-columns-repeated="2"/>
          <table:table-cell table:formula="of:=IF([.H19]&lt;&gt;&quot;&quot;;CONCATENATE([.H19];&quot;,&quot;;[.C19];&quot; &quot;;[.D19];&quot;,&quot;;[.B19]);&quot;&quot;)" office:value-type="string" office:string-value="50064767,4GHENT 2H,4GHENT BC" calcext:value-type="string">
            <text:p>50064767,4GHENT 2H,4GHENT BC</text:p>
          </table:table-cell>
          <table:table-cell table:formula="of:=IF([.I19]=&quot;&quot;;[.K19];&quot;&quot;)" office:value-type="string" office:string-value="50064767,4GHENT 2H,4GHENT BC" calcext:value-type="string">
            <text:p>50064767,4GHENT 2H,4GHENT BC</text:p>
          </table:table-cell>
          <table:table-cell table:formula="of:=IF([.I19]&lt;&gt;&quot;&quot;;[.K19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20];[$Sheet2.$A$2:.$B$36];2)" office:value-type="string" office:string-value="4GHENT BC" calcext:value-type="string">
            <text:p>4GHENT BC</text:p>
          </table:table-cell>
          <table:table-cell table:formula="of:=VLOOKUP([.A20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en Kesteleyn</text:p>
          </table:table-cell>
          <table:table-cell office:value-type="float" office:value="50026856" calcext:value-type="float">
            <text:p>50026856</text:p>
          </table:table-cell>
          <table:table-cell table:number-columns-repeated="2"/>
          <table:table-cell table:formula="of:=IF([.H20]&lt;&gt;&quot;&quot;;CONCATENATE([.H20];&quot;,&quot;;[.C20];&quot; &quot;;[.D20];&quot;,&quot;;[.B20]);&quot;&quot;)" office:value-type="string" office:string-value="50026856,4GHENT 2H,4GHENT BC" calcext:value-type="string">
            <text:p>50026856,4GHENT 2H,4GHENT BC</text:p>
          </table:table-cell>
          <table:table-cell table:formula="of:=IF([.I20]=&quot;&quot;;[.K20];&quot;&quot;)" office:value-type="string" office:string-value="50026856,4GHENT 2H,4GHENT BC" calcext:value-type="string">
            <text:p>50026856,4GHENT 2H,4GHENT BC</text:p>
          </table:table-cell>
          <table:table-cell table:formula="of:=IF([.I20]&lt;&gt;&quot;&quot;;[.K20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21];[$Sheet2.$A$2:.$B$36];2)" office:value-type="string" office:string-value="4GHENT BC" calcext:value-type="string">
            <text:p>4GHENT BC</text:p>
          </table:table-cell>
          <table:table-cell table:formula="of:=VLOOKUP([.A21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an Dewulf</text:p>
          </table:table-cell>
          <table:table-cell office:value-type="float" office:value="50090357" calcext:value-type="float">
            <text:p>50090357</text:p>
          </table:table-cell>
          <table:table-cell table:number-columns-repeated="2"/>
          <table:table-cell table:formula="of:=IF([.H21]&lt;&gt;&quot;&quot;;CONCATENATE([.H21];&quot;,&quot;;[.C21];&quot; &quot;;[.D21];&quot;,&quot;;[.B21]);&quot;&quot;)" office:value-type="string" office:string-value="50090357,4GHENT 2H,4GHENT BC" calcext:value-type="string">
            <text:p>50090357,4GHENT 2H,4GHENT BC</text:p>
          </table:table-cell>
          <table:table-cell table:formula="of:=IF([.I21]=&quot;&quot;;[.K21];&quot;&quot;)" office:value-type="string" office:string-value="50090357,4GHENT 2H,4GHENT BC" calcext:value-type="string">
            <text:p>50090357,4GHENT 2H,4GHENT BC</text:p>
          </table:table-cell>
          <table:table-cell table:formula="of:=IF([.I21]&lt;&gt;&quot;&quot;;[.K21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22];[$Sheet2.$A$2:.$B$36];2)" office:value-type="string" office:string-value="4GHENT BC" calcext:value-type="string">
            <text:p>4GHENT BC</text:p>
          </table:table-cell>
          <table:table-cell table:formula="of:=VLOOKUP([.A22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bie Keizer</text:p>
          </table:table-cell>
          <table:table-cell office:value-type="float" office:value="50099001" calcext:value-type="float">
            <text:p>50099001</text:p>
          </table:table-cell>
          <table:table-cell table:number-columns-repeated="2"/>
          <table:table-cell table:formula="of:=IF([.H22]&lt;&gt;&quot;&quot;;CONCATENATE([.H22];&quot;,&quot;;[.C22];&quot; &quot;;[.D22];&quot;,&quot;;[.B22]);&quot;&quot;)" office:value-type="string" office:string-value="50099001,4GHENT 2D,4GHENT BC" calcext:value-type="string">
            <text:p>50099001,4GHENT 2D,4GHENT BC</text:p>
          </table:table-cell>
          <table:table-cell table:formula="of:=IF([.I22]=&quot;&quot;;[.K22];&quot;&quot;)" office:value-type="string" office:string-value="50099001,4GHENT 2D,4GHENT BC" calcext:value-type="string">
            <text:p>50099001,4GHENT 2D,4GHENT BC</text:p>
          </table:table-cell>
          <table:table-cell table:formula="of:=IF([.I22]&lt;&gt;&quot;&quot;;[.K22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23];[$Sheet2.$A$2:.$B$36];2)" office:value-type="string" office:string-value="4GHENT BC" calcext:value-type="string">
            <text:p>4GHENT BC</text:p>
          </table:table-cell>
          <table:table-cell table:formula="of:=VLOOKUP([.A23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smin Haegeman</text:p>
          </table:table-cell>
          <table:table-cell office:value-type="float" office:value="50080574" calcext:value-type="float">
            <text:p>50080574</text:p>
          </table:table-cell>
          <table:table-cell table:number-columns-repeated="2"/>
          <table:table-cell table:formula="of:=IF([.H23]&lt;&gt;&quot;&quot;;CONCATENATE([.H23];&quot;,&quot;;[.C23];&quot; &quot;;[.D23];&quot;,&quot;;[.B23]);&quot;&quot;)" office:value-type="string" office:string-value="50080574,4GHENT 2D,4GHENT BC" calcext:value-type="string">
            <text:p>50080574,4GHENT 2D,4GHENT BC</text:p>
          </table:table-cell>
          <table:table-cell table:formula="of:=IF([.I23]=&quot;&quot;;[.K23];&quot;&quot;)" office:value-type="string" office:string-value="50080574,4GHENT 2D,4GHENT BC" calcext:value-type="string">
            <text:p>50080574,4GHENT 2D,4GHENT BC</text:p>
          </table:table-cell>
          <table:table-cell table:formula="of:=IF([.I23]&lt;&gt;&quot;&quot;;[.K23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24];[$Sheet2.$A$2:.$B$36];2)" office:value-type="string" office:string-value="4GHENT BC" calcext:value-type="string">
            <text:p>4GHENT BC</text:p>
          </table:table-cell>
          <table:table-cell table:formula="of:=VLOOKUP([.A24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erle Van Waeleghem</text:p>
          </table:table-cell>
          <table:table-cell office:value-type="float" office:value="50041989" calcext:value-type="float">
            <text:p>50041989</text:p>
          </table:table-cell>
          <table:table-cell table:number-columns-repeated="2"/>
          <table:table-cell table:formula="of:=IF([.H24]&lt;&gt;&quot;&quot;;CONCATENATE([.H24];&quot;,&quot;;[.C24];&quot; &quot;;[.D24];&quot;,&quot;;[.B24]);&quot;&quot;)" office:value-type="string" office:string-value="50041989,4GHENT 2D,4GHENT BC" calcext:value-type="string">
            <text:p>50041989,4GHENT 2D,4GHENT BC</text:p>
          </table:table-cell>
          <table:table-cell table:formula="of:=IF([.I24]=&quot;&quot;;[.K24];&quot;&quot;)" office:value-type="string" office:string-value="50041989,4GHENT 2D,4GHENT BC" calcext:value-type="string">
            <text:p>50041989,4GHENT 2D,4GHENT BC</text:p>
          </table:table-cell>
          <table:table-cell table:formula="of:=IF([.I24]&lt;&gt;&quot;&quot;;[.K24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25];[$Sheet2.$A$2:.$B$36];2)" office:value-type="string" office:string-value="4GHENT BC" calcext:value-type="string">
            <text:p>4GHENT BC</text:p>
          </table:table-cell>
          <table:table-cell table:formula="of:=VLOOKUP([.A25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halie Dubois</text:p>
          </table:table-cell>
          <table:table-cell office:value-type="float" office:value="50032467" calcext:value-type="float">
            <text:p>50032467</text:p>
          </table:table-cell>
          <table:table-cell table:number-columns-repeated="2"/>
          <table:table-cell table:formula="of:=IF([.H25]&lt;&gt;&quot;&quot;;CONCATENATE([.H25];&quot;,&quot;;[.C25];&quot; &quot;;[.D25];&quot;,&quot;;[.B25]);&quot;&quot;)" office:value-type="string" office:string-value="50032467,4GHENT 2D,4GHENT BC" calcext:value-type="string">
            <text:p>50032467,4GHENT 2D,4GHENT BC</text:p>
          </table:table-cell>
          <table:table-cell table:formula="of:=IF([.I25]=&quot;&quot;;[.K25];&quot;&quot;)" office:value-type="string" office:string-value="50032467,4GHENT 2D,4GHENT BC" calcext:value-type="string">
            <text:p>50032467,4GHENT 2D,4GHENT BC</text:p>
          </table:table-cell>
          <table:table-cell table:formula="of:=IF([.I25]&lt;&gt;&quot;&quot;;[.K25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26];[$Sheet2.$A$2:.$B$36];2)" office:value-type="string" office:string-value="4GHENT BC" calcext:value-type="string">
            <text:p>4GHENT BC</text:p>
          </table:table-cell>
          <table:table-cell table:formula="of:=VLOOKUP([.A26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ren D'Haese</text:p>
          </table:table-cell>
          <table:table-cell office:value-type="float" office:value="50074921" calcext:value-type="float">
            <text:p>50074921</text:p>
          </table:table-cell>
          <table:table-cell table:number-columns-repeated="2"/>
          <table:table-cell table:formula="of:=IF([.H26]&lt;&gt;&quot;&quot;;CONCATENATE([.H26];&quot;,&quot;;[.C26];&quot; &quot;;[.D26];&quot;,&quot;;[.B26]);&quot;&quot;)" office:value-type="string" office:string-value="50074921,4GHENT 3G,4GHENT BC" calcext:value-type="string">
            <text:p>50074921,4GHENT 3G,4GHENT BC</text:p>
          </table:table-cell>
          <table:table-cell table:formula="of:=IF([.I26]=&quot;&quot;;[.K26];&quot;&quot;)" office:value-type="string" office:string-value="50074921,4GHENT 3G,4GHENT BC" calcext:value-type="string">
            <text:p>50074921,4GHENT 3G,4GHENT BC</text:p>
          </table:table-cell>
          <table:table-cell table:formula="of:=IF([.I26]&lt;&gt;&quot;&quot;;[.K26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27];[$Sheet2.$A$2:.$B$36];2)" office:value-type="string" office:string-value="4GHENT BC" calcext:value-type="string">
            <text:p>4GHENT BC</text:p>
          </table:table-cell>
          <table:table-cell table:formula="of:=VLOOKUP([.A27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ran Van Houcke</text:p>
          </table:table-cell>
          <table:table-cell office:value-type="float" office:value="50085194" calcext:value-type="float">
            <text:p>50085194</text:p>
          </table:table-cell>
          <table:table-cell table:number-columns-repeated="2"/>
          <table:table-cell table:formula="of:=IF([.H27]&lt;&gt;&quot;&quot;;CONCATENATE([.H27];&quot;,&quot;;[.C27];&quot; &quot;;[.D27];&quot;,&quot;;[.B27]);&quot;&quot;)" office:value-type="string" office:string-value="50085194,4GHENT 3G,4GHENT BC" calcext:value-type="string">
            <text:p>50085194,4GHENT 3G,4GHENT BC</text:p>
          </table:table-cell>
          <table:table-cell table:formula="of:=IF([.I27]=&quot;&quot;;[.K27];&quot;&quot;)" office:value-type="string" office:string-value="50085194,4GHENT 3G,4GHENT BC" calcext:value-type="string">
            <text:p>50085194,4GHENT 3G,4GHENT BC</text:p>
          </table:table-cell>
          <table:table-cell table:formula="of:=IF([.I27]&lt;&gt;&quot;&quot;;[.K27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28];[$Sheet2.$A$2:.$B$36];2)" office:value-type="string" office:string-value="4GHENT BC" calcext:value-type="string">
            <text:p>4GHENT BC</text:p>
          </table:table-cell>
          <table:table-cell table:formula="of:=VLOOKUP([.A28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min Haegeman</text:p>
          </table:table-cell>
          <table:table-cell office:value-type="float" office:value="50080574" calcext:value-type="float">
            <text:p>50080574</text:p>
          </table:table-cell>
          <table:table-cell table:number-columns-repeated="2"/>
          <table:table-cell table:formula="of:=IF([.H28]&lt;&gt;&quot;&quot;;CONCATENATE([.H28];&quot;,&quot;;[.C28];&quot; &quot;;[.D28];&quot;,&quot;;[.B28]);&quot;&quot;)" office:value-type="string" office:string-value="50080574,4GHENT 3G,4GHENT BC" calcext:value-type="string">
            <text:p>50080574,4GHENT 3G,4GHENT BC</text:p>
          </table:table-cell>
          <table:table-cell table:formula="of:=IF([.I28]=&quot;&quot;;[.K28];&quot;&quot;)" office:value-type="string" office:string-value="50080574,4GHENT 3G,4GHENT BC" calcext:value-type="string">
            <text:p>50080574,4GHENT 3G,4GHENT BC</text:p>
          </table:table-cell>
          <table:table-cell table:formula="of:=IF([.I28]&lt;&gt;&quot;&quot;;[.K28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29];[$Sheet2.$A$2:.$B$36];2)" office:value-type="string" office:string-value="4GHENT BC" calcext:value-type="string">
            <text:p>4GHENT BC</text:p>
          </table:table-cell>
          <table:table-cell table:formula="of:=VLOOKUP([.A29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 De Loore</text:p>
          </table:table-cell>
          <table:table-cell office:value-type="float" office:value="50067687" calcext:value-type="float">
            <text:p>50067687</text:p>
          </table:table-cell>
          <table:table-cell table:number-columns-repeated="2"/>
          <table:table-cell table:formula="of:=IF([.H29]&lt;&gt;&quot;&quot;;CONCATENATE([.H29];&quot;,&quot;;[.C29];&quot; &quot;;[.D29];&quot;,&quot;;[.B29]);&quot;&quot;)" office:value-type="string" office:string-value="50067687,4GHENT 3G,4GHENT BC" calcext:value-type="string">
            <text:p>50067687,4GHENT 3G,4GHENT BC</text:p>
          </table:table-cell>
          <table:table-cell table:formula="of:=IF([.I29]=&quot;&quot;;[.K29];&quot;&quot;)" office:value-type="string" office:string-value="50067687,4GHENT 3G,4GHENT BC" calcext:value-type="string">
            <text:p>50067687,4GHENT 3G,4GHENT BC</text:p>
          </table:table-cell>
          <table:table-cell table:formula="of:=IF([.I29]&lt;&gt;&quot;&quot;;[.K29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30];[$Sheet2.$A$2:.$B$36];2)" office:value-type="string" office:string-value="4GHENT BC" calcext:value-type="string">
            <text:p>4GHENT BC</text:p>
          </table:table-cell>
          <table:table-cell table:formula="of:=VLOOKUP([.A30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no Bockaert</text:p>
          </table:table-cell>
          <table:table-cell office:value-type="float" office:value="50064767" calcext:value-type="float">
            <text:p>50064767</text:p>
          </table:table-cell>
          <table:table-cell table:number-columns-repeated="2"/>
          <table:table-cell table:formula="of:=IF([.H30]&lt;&gt;&quot;&quot;;CONCATENATE([.H30];&quot;,&quot;;[.C30];&quot; &quot;;[.D30];&quot;,&quot;;[.B30]);&quot;&quot;)" office:value-type="string" office:string-value="50064767,4GHENT 4G,4GHENT BC" calcext:value-type="string">
            <text:p>50064767,4GHENT 4G,4GHENT BC</text:p>
          </table:table-cell>
          <table:table-cell table:formula="of:=IF([.I30]=&quot;&quot;;[.K30];&quot;&quot;)" office:value-type="string" office:string-value="50064767,4GHENT 4G,4GHENT BC" calcext:value-type="string">
            <text:p>50064767,4GHENT 4G,4GHENT BC</text:p>
          </table:table-cell>
          <table:table-cell table:formula="of:=IF([.I30]&lt;&gt;&quot;&quot;;[.K30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31];[$Sheet2.$A$2:.$B$36];2)" office:value-type="string" office:string-value="4GHENT BC" calcext:value-type="string">
            <text:p>4GHENT BC</text:p>
          </table:table-cell>
          <table:table-cell table:formula="of:=VLOOKUP([.A31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an Dewulf</text:p>
          </table:table-cell>
          <table:table-cell office:value-type="float" office:value="50090357" calcext:value-type="float">
            <text:p>50090357</text:p>
          </table:table-cell>
          <table:table-cell table:number-columns-repeated="2"/>
          <table:table-cell table:formula="of:=IF([.H31]&lt;&gt;&quot;&quot;;CONCATENATE([.H31];&quot;,&quot;;[.C31];&quot; &quot;;[.D31];&quot;,&quot;;[.B31]);&quot;&quot;)" office:value-type="string" office:string-value="50090357,4GHENT 4G,4GHENT BC" calcext:value-type="string">
            <text:p>50090357,4GHENT 4G,4GHENT BC</text:p>
          </table:table-cell>
          <table:table-cell table:formula="of:=IF([.I31]=&quot;&quot;;[.K31];&quot;&quot;)" office:value-type="string" office:string-value="50090357,4GHENT 4G,4GHENT BC" calcext:value-type="string">
            <text:p>50090357,4GHENT 4G,4GHENT BC</text:p>
          </table:table-cell>
          <table:table-cell table:formula="of:=IF([.I31]&lt;&gt;&quot;&quot;;[.K31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32];[$Sheet2.$A$2:.$B$36];2)" office:value-type="string" office:string-value="4GHENT BC" calcext:value-type="string">
            <text:p>4GHENT BC</text:p>
          </table:table-cell>
          <table:table-cell table:formula="of:=VLOOKUP([.A32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bie Keizer</text:p>
          </table:table-cell>
          <table:table-cell office:value-type="float" office:value="50099001" calcext:value-type="float">
            <text:p>50099001</text:p>
          </table:table-cell>
          <table:table-cell table:number-columns-repeated="2"/>
          <table:table-cell table:formula="of:=IF([.H32]&lt;&gt;&quot;&quot;;CONCATENATE([.H32];&quot;,&quot;;[.C32];&quot; &quot;;[.D32];&quot;,&quot;;[.B32]);&quot;&quot;)" office:value-type="string" office:string-value="50099001,4GHENT 4G,4GHENT BC" calcext:value-type="string">
            <text:p>50099001,4GHENT 4G,4GHENT BC</text:p>
          </table:table-cell>
          <table:table-cell table:formula="of:=IF([.I32]=&quot;&quot;;[.K32];&quot;&quot;)" office:value-type="string" office:string-value="50099001,4GHENT 4G,4GHENT BC" calcext:value-type="string">
            <text:p>50099001,4GHENT 4G,4GHENT BC</text:p>
          </table:table-cell>
          <table:table-cell table:formula="of:=IF([.I32]&lt;&gt;&quot;&quot;;[.K32];&quot;&quot;)">
            <text:p/>
          </table:table-cell>
        </table:table-row>
        <table:table-row table:style-name="ro1" table:visibility="filter">
          <table:table-cell office:value-type="string" calcext:value-type="string">
            <text:p>4Ghent BC</text:p>
          </table:table-cell>
          <table:table-cell table:formula="of:=VLOOKUP([.A33];[$Sheet2.$A$2:.$B$36];2)" office:value-type="string" office:string-value="4GHENT BC" calcext:value-type="string">
            <text:p>4GHENT BC</text:p>
          </table:table-cell>
          <table:table-cell table:formula="of:=VLOOKUP([.A33];[$Sheet2.$A$2:.$C$36];3)" office:value-type="string" office:string-value="4GHENT" calcext:value-type="string">
            <text:p>4GHENT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elke Vernaillen</text:p>
          </table:table-cell>
          <table:table-cell office:value-type="float" office:value="50074216" calcext:value-type="float">
            <text:p>50074216</text:p>
          </table:table-cell>
          <table:table-cell table:number-columns-repeated="2"/>
          <table:table-cell table:formula="of:=IF([.H33]&lt;&gt;&quot;&quot;;CONCATENATE([.H33];&quot;,&quot;;[.C33];&quot; &quot;;[.D33];&quot;,&quot;;[.B33]);&quot;&quot;)" office:value-type="string" office:string-value="50074216,4GHENT 4G,4GHENT BC" calcext:value-type="string">
            <text:p>50074216,4GHENT 4G,4GHENT BC</text:p>
          </table:table-cell>
          <table:table-cell table:formula="of:=IF([.I33]=&quot;&quot;;[.K33];&quot;&quot;)" office:value-type="string" office:string-value="50074216,4GHENT 4G,4GHENT BC" calcext:value-type="string">
            <text:p>50074216,4GHENT 4G,4GHENT BC</text:p>
          </table:table-cell>
          <table:table-cell table:formula="of:=IF([.I33]&lt;&gt;&quot;&quot;;[.K33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34];[$Sheet2.$A$2:.$B$36];2)" office:value-type="string" office:string-value="AALSTERSE BC" calcext:value-type="string">
            <text:p>AALSTERSE BC</text:p>
          </table:table-cell>
          <table:table-cell table:formula="of:=VLOOKUP([.A34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ophe Rillaerts</text:p>
          </table:table-cell>
          <table:table-cell office:value-type="float" office:value="50105411" calcext:value-type="float">
            <text:p>50105411</text:p>
          </table:table-cell>
          <table:table-cell table:number-columns-repeated="2"/>
          <table:table-cell table:formula="of:=IF([.H34]&lt;&gt;&quot;&quot;;CONCATENATE([.H34];&quot;,&quot;;[.C34];&quot; &quot;;[.D34];&quot;,&quot;;[.B34]);&quot;&quot;)" office:value-type="string" office:string-value="50105411,Aalsterse 1G,AALSTERSE BC" calcext:value-type="string">
            <text:p>50105411,Aalsterse 1G,AALSTERSE BC</text:p>
          </table:table-cell>
          <table:table-cell table:formula="of:=IF([.I34]=&quot;&quot;;[.K34];&quot;&quot;)" office:value-type="string" office:string-value="50105411,Aalsterse 1G,AALSTERSE BC" calcext:value-type="string">
            <text:p>50105411,Aalsterse 1G,AALSTERSE BC</text:p>
          </table:table-cell>
          <table:table-cell table:formula="of:=IF([.I34]&lt;&gt;&quot;&quot;;[.K34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35];[$Sheet2.$A$2:.$B$36];2)" office:value-type="string" office:string-value="AALSTERSE BC" calcext:value-type="string">
            <text:p>AALSTERSE BC</text:p>
          </table:table-cell>
          <table:table-cell table:formula="of:=VLOOKUP([.A35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 Houdaert</text:p>
          </table:table-cell>
          <table:table-cell office:value-type="float" office:value="50047682" calcext:value-type="float">
            <text:p>50047682</text:p>
          </table:table-cell>
          <table:table-cell table:number-columns-repeated="2"/>
          <table:table-cell table:formula="of:=IF([.H35]&lt;&gt;&quot;&quot;;CONCATENATE([.H35];&quot;,&quot;;[.C35];&quot; &quot;;[.D35];&quot;,&quot;;[.B35]);&quot;&quot;)" office:value-type="string" office:string-value="50047682,Aalsterse 1G,AALSTERSE BC" calcext:value-type="string">
            <text:p>50047682,Aalsterse 1G,AALSTERSE BC</text:p>
          </table:table-cell>
          <table:table-cell table:formula="of:=IF([.I35]=&quot;&quot;;[.K35];&quot;&quot;)" office:value-type="string" office:string-value="50047682,Aalsterse 1G,AALSTERSE BC" calcext:value-type="string">
            <text:p>50047682,Aalsterse 1G,AALSTERSE BC</text:p>
          </table:table-cell>
          <table:table-cell table:formula="of:=IF([.I35]&lt;&gt;&quot;&quot;;[.K35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36];[$Sheet2.$A$2:.$B$36];2)" office:value-type="string" office:string-value="AALSTERSE BC" calcext:value-type="string">
            <text:p>AALSTERSE BC</text:p>
          </table:table-cell>
          <table:table-cell table:formula="of:=VLOOKUP([.A36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s Eeckhoudt</text:p>
          </table:table-cell>
          <table:table-cell office:value-type="float" office:value="50113938" calcext:value-type="float">
            <text:p>50113938</text:p>
          </table:table-cell>
          <table:table-cell table:number-columns-repeated="2"/>
          <table:table-cell table:formula="of:=IF([.H36]&lt;&gt;&quot;&quot;;CONCATENATE([.H36];&quot;,&quot;;[.C36];&quot; &quot;;[.D36];&quot;,&quot;;[.B36]);&quot;&quot;)" office:value-type="string" office:string-value="50113938,Aalsterse 1G,AALSTERSE BC" calcext:value-type="string">
            <text:p>50113938,Aalsterse 1G,AALSTERSE BC</text:p>
          </table:table-cell>
          <table:table-cell table:formula="of:=IF([.I36]=&quot;&quot;;[.K36];&quot;&quot;)" office:value-type="string" office:string-value="50113938,Aalsterse 1G,AALSTERSE BC" calcext:value-type="string">
            <text:p>50113938,Aalsterse 1G,AALSTERSE BC</text:p>
          </table:table-cell>
          <table:table-cell table:formula="of:=IF([.I36]&lt;&gt;&quot;&quot;;[.K36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37];[$Sheet2.$A$2:.$B$36];2)" office:value-type="string" office:string-value="AALSTERSE BC" calcext:value-type="string">
            <text:p>AALSTERSE BC</text:p>
          </table:table-cell>
          <table:table-cell table:formula="of:=VLOOKUP([.A37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a Jacob</text:p>
          </table:table-cell>
          <table:table-cell office:value-type="float" office:value="50115644" calcext:value-type="float">
            <text:p>50115644</text:p>
          </table:table-cell>
          <table:table-cell table:number-columns-repeated="2"/>
          <table:table-cell table:formula="of:=IF([.H37]&lt;&gt;&quot;&quot;;CONCATENATE([.H37];&quot;,&quot;;[.C37];&quot; &quot;;[.D37];&quot;,&quot;;[.B37]);&quot;&quot;)" office:value-type="string" office:string-value="50115644,Aalsterse 1G,AALSTERSE BC" calcext:value-type="string">
            <text:p>50115644,Aalsterse 1G,AALSTERSE BC</text:p>
          </table:table-cell>
          <table:table-cell table:formula="of:=IF([.I37]=&quot;&quot;;[.K37];&quot;&quot;)" office:value-type="string" office:string-value="50115644,Aalsterse 1G,AALSTERSE BC" calcext:value-type="string">
            <text:p>50115644,Aalsterse 1G,AALSTERSE BC</text:p>
          </table:table-cell>
          <table:table-cell table:formula="of:=IF([.I37]&lt;&gt;&quot;&quot;;[.K37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38];[$Sheet2.$A$2:.$B$36];2)" office:value-type="string" office:string-value="AALSTERSE BC" calcext:value-type="string">
            <text:p>AALSTERSE BC</text:p>
          </table:table-cell>
          <table:table-cell table:formula="of:=VLOOKUP([.A38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ophe Rillaerts</text:p>
          </table:table-cell>
          <table:table-cell office:value-type="float" office:value="50105411" calcext:value-type="float">
            <text:p>50105411</text:p>
          </table:table-cell>
          <table:table-cell table:number-columns-repeated="2"/>
          <table:table-cell table:formula="of:=IF([.H38]&lt;&gt;&quot;&quot;;CONCATENATE([.H38];&quot;,&quot;;[.C38];&quot; &quot;;[.D38];&quot;,&quot;;[.B38]);&quot;&quot;)" office:value-type="string" office:string-value="50105411,Aalsterse 1H,AALSTERSE BC" calcext:value-type="string">
            <text:p>50105411,Aalsterse 1H,AALSTERSE BC</text:p>
          </table:table-cell>
          <table:table-cell table:formula="of:=IF([.I38]=&quot;&quot;;[.K38];&quot;&quot;)" office:value-type="string" office:string-value="50105411,Aalsterse 1H,AALSTERSE BC" calcext:value-type="string">
            <text:p>50105411,Aalsterse 1H,AALSTERSE BC</text:p>
          </table:table-cell>
          <table:table-cell table:formula="of:=IF([.I38]&lt;&gt;&quot;&quot;;[.K38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39];[$Sheet2.$A$2:.$B$36];2)" office:value-type="string" office:string-value="AALSTERSE BC" calcext:value-type="string">
            <text:p>AALSTERSE BC</text:p>
          </table:table-cell>
          <table:table-cell table:formula="of:=VLOOKUP([.A39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rgen Vinck</text:p>
          </table:table-cell>
          <table:table-cell office:value-type="float" office:value="50059828" calcext:value-type="float">
            <text:p>50059828</text:p>
          </table:table-cell>
          <table:table-cell table:number-columns-repeated="2"/>
          <table:table-cell table:formula="of:=IF([.H39]&lt;&gt;&quot;&quot;;CONCATENATE([.H39];&quot;,&quot;;[.C39];&quot; &quot;;[.D39];&quot;,&quot;;[.B39]);&quot;&quot;)" office:value-type="string" office:string-value="50059828,Aalsterse 1H,AALSTERSE BC" calcext:value-type="string">
            <text:p>50059828,Aalsterse 1H,AALSTERSE BC</text:p>
          </table:table-cell>
          <table:table-cell table:formula="of:=IF([.I39]=&quot;&quot;;[.K39];&quot;&quot;)" office:value-type="string" office:string-value="50059828,Aalsterse 1H,AALSTERSE BC" calcext:value-type="string">
            <text:p>50059828,Aalsterse 1H,AALSTERSE BC</text:p>
          </table:table-cell>
          <table:table-cell table:formula="of:=IF([.I39]&lt;&gt;&quot;&quot;;[.K39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40];[$Sheet2.$A$2:.$B$36];2)" office:value-type="string" office:string-value="AALSTERSE BC" calcext:value-type="string">
            <text:p>AALSTERSE BC</text:p>
          </table:table-cell>
          <table:table-cell table:formula="of:=VLOOKUP([.A40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of Lommens</text:p>
          </table:table-cell>
          <table:table-cell office:value-type="float" office:value="50059376" calcext:value-type="float">
            <text:p>50059376</text:p>
          </table:table-cell>
          <table:table-cell table:number-columns-repeated="2"/>
          <table:table-cell table:formula="of:=IF([.H40]&lt;&gt;&quot;&quot;;CONCATENATE([.H40];&quot;,&quot;;[.C40];&quot; &quot;;[.D40];&quot;,&quot;;[.B40]);&quot;&quot;)" office:value-type="string" office:string-value="50059376,Aalsterse 1H,AALSTERSE BC" calcext:value-type="string">
            <text:p>50059376,Aalsterse 1H,AALSTERSE BC</text:p>
          </table:table-cell>
          <table:table-cell table:formula="of:=IF([.I40]=&quot;&quot;;[.K40];&quot;&quot;)" office:value-type="string" office:string-value="50059376,Aalsterse 1H,AALSTERSE BC" calcext:value-type="string">
            <text:p>50059376,Aalsterse 1H,AALSTERSE BC</text:p>
          </table:table-cell>
          <table:table-cell table:formula="of:=IF([.I40]&lt;&gt;&quot;&quot;;[.K40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41];[$Sheet2.$A$2:.$B$36];2)" office:value-type="string" office:string-value="AALSTERSE BC" calcext:value-type="string">
            <text:p>AALSTERSE BC</text:p>
          </table:table-cell>
          <table:table-cell table:formula="of:=VLOOKUP([.A41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 Houdaert</text:p>
          </table:table-cell>
          <table:table-cell office:value-type="float" office:value="50047682" calcext:value-type="float">
            <text:p>50047682</text:p>
          </table:table-cell>
          <table:table-cell table:number-columns-repeated="2"/>
          <table:table-cell table:formula="of:=IF([.H41]&lt;&gt;&quot;&quot;;CONCATENATE([.H41];&quot;,&quot;;[.C41];&quot; &quot;;[.D41];&quot;,&quot;;[.B41]);&quot;&quot;)" office:value-type="string" office:string-value="50047682,Aalsterse 1H,AALSTERSE BC" calcext:value-type="string">
            <text:p>50047682,Aalsterse 1H,AALSTERSE BC</text:p>
          </table:table-cell>
          <table:table-cell table:formula="of:=IF([.I41]=&quot;&quot;;[.K41];&quot;&quot;)" office:value-type="string" office:string-value="50047682,Aalsterse 1H,AALSTERSE BC" calcext:value-type="string">
            <text:p>50047682,Aalsterse 1H,AALSTERSE BC</text:p>
          </table:table-cell>
          <table:table-cell table:formula="of:=IF([.I41]&lt;&gt;&quot;&quot;;[.K41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42];[$Sheet2.$A$2:.$B$36];2)" office:value-type="string" office:string-value="AALSTERSE BC" calcext:value-type="string">
            <text:p>AALSTERSE BC</text:p>
          </table:table-cell>
          <table:table-cell table:formula="of:=VLOOKUP([.A42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 De Roeck</text:p>
          </table:table-cell>
          <table:table-cell office:value-type="float" office:value="50669451" calcext:value-type="float">
            <text:p>50669451</text:p>
          </table:table-cell>
          <table:table-cell table:number-columns-repeated="2"/>
          <table:table-cell table:formula="of:=IF([.H42]&lt;&gt;&quot;&quot;;CONCATENATE([.H42];&quot;,&quot;;[.C42];&quot; &quot;;[.D42];&quot;,&quot;;[.B42]);&quot;&quot;)" office:value-type="string" office:string-value="50669451,Aalsterse 2H,AALSTERSE BC" calcext:value-type="string">
            <text:p>50669451,Aalsterse 2H,AALSTERSE BC</text:p>
          </table:table-cell>
          <table:table-cell table:formula="of:=IF([.I42]=&quot;&quot;;[.K42];&quot;&quot;)" office:value-type="string" office:string-value="50669451,Aalsterse 2H,AALSTERSE BC" calcext:value-type="string">
            <text:p>50669451,Aalsterse 2H,AALSTERSE BC</text:p>
          </table:table-cell>
          <table:table-cell table:formula="of:=IF([.I42]&lt;&gt;&quot;&quot;;[.K42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43];[$Sheet2.$A$2:.$B$36];2)" office:value-type="string" office:string-value="AALSTERSE BC" calcext:value-type="string">
            <text:p>AALSTERSE BC</text:p>
          </table:table-cell>
          <table:table-cell table:formula="of:=VLOOKUP([.A43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 Van Damme</text:p>
          </table:table-cell>
          <table:table-cell office:value-type="float" office:value="50091217" calcext:value-type="float">
            <text:p>50091217</text:p>
          </table:table-cell>
          <table:table-cell table:number-columns-repeated="2"/>
          <table:table-cell table:formula="of:=IF([.H43]&lt;&gt;&quot;&quot;;CONCATENATE([.H43];&quot;,&quot;;[.C43];&quot; &quot;;[.D43];&quot;,&quot;;[.B43]);&quot;&quot;)" office:value-type="string" office:string-value="50091217,Aalsterse 2H,AALSTERSE BC" calcext:value-type="string">
            <text:p>50091217,Aalsterse 2H,AALSTERSE BC</text:p>
          </table:table-cell>
          <table:table-cell table:formula="of:=IF([.I43]=&quot;&quot;;[.K43];&quot;&quot;)" office:value-type="string" office:string-value="50091217,Aalsterse 2H,AALSTERSE BC" calcext:value-type="string">
            <text:p>50091217,Aalsterse 2H,AALSTERSE BC</text:p>
          </table:table-cell>
          <table:table-cell table:formula="of:=IF([.I43]&lt;&gt;&quot;&quot;;[.K43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44];[$Sheet2.$A$2:.$B$36];2)" office:value-type="string" office:string-value="AALSTERSE BC" calcext:value-type="string">
            <text:p>AALSTERSE BC</text:p>
          </table:table-cell>
          <table:table-cell table:formula="of:=VLOOKUP([.A44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 Boel</text:p>
          </table:table-cell>
          <table:table-cell office:value-type="float" office:value="50105410" calcext:value-type="float">
            <text:p>50105410</text:p>
          </table:table-cell>
          <table:table-cell table:number-columns-repeated="2"/>
          <table:table-cell table:formula="of:=IF([.H44]&lt;&gt;&quot;&quot;;CONCATENATE([.H44];&quot;,&quot;;[.C44];&quot; &quot;;[.D44];&quot;,&quot;;[.B44]);&quot;&quot;)" office:value-type="string" office:string-value="50105410,Aalsterse 2H,AALSTERSE BC" calcext:value-type="string">
            <text:p>50105410,Aalsterse 2H,AALSTERSE BC</text:p>
          </table:table-cell>
          <table:table-cell table:formula="of:=IF([.I44]=&quot;&quot;;[.K44];&quot;&quot;)" office:value-type="string" office:string-value="50105410,Aalsterse 2H,AALSTERSE BC" calcext:value-type="string">
            <text:p>50105410,Aalsterse 2H,AALSTERSE BC</text:p>
          </table:table-cell>
          <table:table-cell table:formula="of:=IF([.I44]&lt;&gt;&quot;&quot;;[.K44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45];[$Sheet2.$A$2:.$B$36];2)" office:value-type="string" office:string-value="AALSTERSE BC" calcext:value-type="string">
            <text:p>AALSTERSE BC</text:p>
          </table:table-cell>
          <table:table-cell table:formula="of:=VLOOKUP([.A45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cal Schouppe</text:p>
          </table:table-cell>
          <table:table-cell office:value-type="float" office:value="50048938" calcext:value-type="float">
            <text:p>50048938</text:p>
          </table:table-cell>
          <table:table-cell table:number-columns-repeated="2"/>
          <table:table-cell table:formula="of:=IF([.H45]&lt;&gt;&quot;&quot;;CONCATENATE([.H45];&quot;,&quot;;[.C45];&quot; &quot;;[.D45];&quot;,&quot;;[.B45]);&quot;&quot;)" office:value-type="string" office:string-value="50048938,Aalsterse 2H,AALSTERSE BC" calcext:value-type="string">
            <text:p>50048938,Aalsterse 2H,AALSTERSE BC</text:p>
          </table:table-cell>
          <table:table-cell table:formula="of:=IF([.I45]=&quot;&quot;;[.K45];&quot;&quot;)" office:value-type="string" office:string-value="50048938,Aalsterse 2H,AALSTERSE BC" calcext:value-type="string">
            <text:p>50048938,Aalsterse 2H,AALSTERSE BC</text:p>
          </table:table-cell>
          <table:table-cell table:formula="of:=IF([.I45]&lt;&gt;&quot;&quot;;[.K45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46];[$Sheet2.$A$2:.$B$36];2)" office:value-type="string" office:string-value="AALSTERSE BC" calcext:value-type="string">
            <text:p>AALSTERSE BC</text:p>
          </table:table-cell>
          <table:table-cell table:formula="of:=VLOOKUP([.A46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man Hertsens</text:p>
          </table:table-cell>
          <table:table-cell office:value-type="float" office:value="50014444" calcext:value-type="float">
            <text:p>50014444</text:p>
          </table:table-cell>
          <table:table-cell table:number-columns-repeated="2"/>
          <table:table-cell table:formula="of:=IF([.H46]&lt;&gt;&quot;&quot;;CONCATENATE([.H46];&quot;,&quot;;[.C46];&quot; &quot;;[.D46];&quot;,&quot;;[.B46]);&quot;&quot;)" office:value-type="string" office:string-value="50014444,Aalsterse 3H,AALSTERSE BC" calcext:value-type="string">
            <text:p>50014444,Aalsterse 3H,AALSTERSE BC</text:p>
          </table:table-cell>
          <table:table-cell table:formula="of:=IF([.I46]=&quot;&quot;;[.K46];&quot;&quot;)" office:value-type="string" office:string-value="50014444,Aalsterse 3H,AALSTERSE BC" calcext:value-type="string">
            <text:p>50014444,Aalsterse 3H,AALSTERSE BC</text:p>
          </table:table-cell>
          <table:table-cell table:formula="of:=IF([.I46]&lt;&gt;&quot;&quot;;[.K46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47];[$Sheet2.$A$2:.$B$36];2)" office:value-type="string" office:string-value="AALSTERSE BC" calcext:value-type="string">
            <text:p>AALSTERSE BC</text:p>
          </table:table-cell>
          <table:table-cell table:formula="of:=VLOOKUP([.A47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 Kinoo</text:p>
          </table:table-cell>
          <table:table-cell office:value-type="float" office:value="50085229" calcext:value-type="float">
            <text:p>50085229</text:p>
          </table:table-cell>
          <table:table-cell table:number-columns-repeated="2"/>
          <table:table-cell table:formula="of:=IF([.H47]&lt;&gt;&quot;&quot;;CONCATENATE([.H47];&quot;,&quot;;[.C47];&quot; &quot;;[.D47];&quot;,&quot;;[.B47]);&quot;&quot;)" office:value-type="string" office:string-value="50085229,Aalsterse 3H,AALSTERSE BC" calcext:value-type="string">
            <text:p>50085229,Aalsterse 3H,AALSTERSE BC</text:p>
          </table:table-cell>
          <table:table-cell table:formula="of:=IF([.I47]=&quot;&quot;;[.K47];&quot;&quot;)" office:value-type="string" office:string-value="50085229,Aalsterse 3H,AALSTERSE BC" calcext:value-type="string">
            <text:p>50085229,Aalsterse 3H,AALSTERSE BC</text:p>
          </table:table-cell>
          <table:table-cell table:formula="of:=IF([.I47]&lt;&gt;&quot;&quot;;[.K47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48];[$Sheet2.$A$2:.$B$36];2)" office:value-type="string" office:string-value="AALSTERSE BC" calcext:value-type="string">
            <text:p>AALSTERSE BC</text:p>
          </table:table-cell>
          <table:table-cell table:formula="of:=VLOOKUP([.A48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y Van Lierde</text:p>
          </table:table-cell>
          <table:table-cell office:value-type="float" office:value="50112827" calcext:value-type="float">
            <text:p>50112827</text:p>
          </table:table-cell>
          <table:table-cell table:number-columns-repeated="2"/>
          <table:table-cell table:formula="of:=IF([.H48]&lt;&gt;&quot;&quot;;CONCATENATE([.H48];&quot;,&quot;;[.C48];&quot; &quot;;[.D48];&quot;,&quot;;[.B48]);&quot;&quot;)" office:value-type="string" office:string-value="50112827,Aalsterse 3H,AALSTERSE BC" calcext:value-type="string">
            <text:p>50112827,Aalsterse 3H,AALSTERSE BC</text:p>
          </table:table-cell>
          <table:table-cell table:formula="of:=IF([.I48]=&quot;&quot;;[.K48];&quot;&quot;)" office:value-type="string" office:string-value="50112827,Aalsterse 3H,AALSTERSE BC" calcext:value-type="string">
            <text:p>50112827,Aalsterse 3H,AALSTERSE BC</text:p>
          </table:table-cell>
          <table:table-cell table:formula="of:=IF([.I48]&lt;&gt;&quot;&quot;;[.K48];&quot;&quot;)">
            <text:p/>
          </table:table-cell>
        </table:table-row>
        <table:table-row table:style-name="ro1" table:visibility="filter">
          <table:table-cell office:value-type="string" calcext:value-type="string">
            <text:p>Aalsterse BC</text:p>
          </table:table-cell>
          <table:table-cell table:formula="of:=VLOOKUP([.A49];[$Sheet2.$A$2:.$B$36];2)" office:value-type="string" office:string-value="AALSTERSE BC" calcext:value-type="string">
            <text:p>AALSTERSE BC</text:p>
          </table:table-cell>
          <table:table-cell table:formula="of:=VLOOKUP([.A49];[$Sheet2.$A$2:.$C$36];3)" office:value-type="string" office:string-value="Aalsterse" calcext:value-type="string">
            <text:p>Aalsters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ha�l Noynaert</text:p>
          </table:table-cell>
          <table:table-cell office:value-type="float" office:value="50112826" calcext:value-type="float">
            <text:p>50112826</text:p>
          </table:table-cell>
          <table:table-cell table:number-columns-repeated="2"/>
          <table:table-cell table:formula="of:=IF([.H49]&lt;&gt;&quot;&quot;;CONCATENATE([.H49];&quot;,&quot;;[.C49];&quot; &quot;;[.D49];&quot;,&quot;;[.B49]);&quot;&quot;)" office:value-type="string" office:string-value="50112826,Aalsterse 3H,AALSTERSE BC" calcext:value-type="string">
            <text:p>50112826,Aalsterse 3H,AALSTERSE BC</text:p>
          </table:table-cell>
          <table:table-cell table:formula="of:=IF([.I49]=&quot;&quot;;[.K49];&quot;&quot;)" office:value-type="string" office:string-value="50112826,Aalsterse 3H,AALSTERSE BC" calcext:value-type="string">
            <text:p>50112826,Aalsterse 3H,AALSTERSE BC</text:p>
          </table:table-cell>
          <table:table-cell table:formula="of:=IF([.I49]&lt;&gt;&quot;&quot;;[.K49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50];[$Sheet2.$A$2:.$B$36];2)" office:value-type="string" office:string-value="BADMINTON BUGGENHOUT VZW" calcext:value-type="string">
            <text:p>BADMINTON BUGGENHOUT VZW</text:p>
          </table:table-cell>
          <table:table-cell table:formula="of:=VLOOKUP([.A50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re Vermoesen</text:p>
          </table:table-cell>
          <table:table-cell office:value-type="float" office:value="50071942" calcext:value-type="float">
            <text:p>50071942</text:p>
          </table:table-cell>
          <table:table-cell table:number-columns-repeated="2"/>
          <table:table-cell table:formula="of:=IF([.H50]&lt;&gt;&quot;&quot;;CONCATENATE([.H50];&quot;,&quot;;[.C50];&quot; &quot;;[.D50];&quot;,&quot;;[.B50]);&quot;&quot;)" office:value-type="string" office:string-value="50071942,Buggenhout 1G,BADMINTON BUGGENHOUT VZW" calcext:value-type="string">
            <text:p>50071942,Buggenhout 1G,BADMINTON BUGGENHOUT VZW</text:p>
          </table:table-cell>
          <table:table-cell table:formula="of:=IF([.I50]=&quot;&quot;;[.K50];&quot;&quot;)" office:value-type="string" office:string-value="50071942,Buggenhout 1G,BADMINTON BUGGENHOUT VZW" calcext:value-type="string">
            <text:p>50071942,Buggenhout 1G,BADMINTON BUGGENHOUT VZW</text:p>
          </table:table-cell>
          <table:table-cell table:formula="of:=IF([.I50]&lt;&gt;&quot;&quot;;[.K50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51];[$Sheet2.$A$2:.$B$36];2)" office:value-type="string" office:string-value="BADMINTON BUGGENHOUT VZW" calcext:value-type="string">
            <text:p>BADMINTON BUGGENHOUT VZW</text:p>
          </table:table-cell>
          <table:table-cell table:formula="of:=VLOOKUP([.A51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derik Claey�</text:p>
          </table:table-cell>
          <table:table-cell office:value-type="float" office:value="50098624" calcext:value-type="float">
            <text:p>50098624</text:p>
          </table:table-cell>
          <table:table-cell table:number-columns-repeated="2"/>
          <table:table-cell table:formula="of:=IF([.H51]&lt;&gt;&quot;&quot;;CONCATENATE([.H51];&quot;,&quot;;[.C51];&quot; &quot;;[.D51];&quot;,&quot;;[.B51]);&quot;&quot;)" office:value-type="string" office:string-value="50098624,Buggenhout 1G,BADMINTON BUGGENHOUT VZW" calcext:value-type="string">
            <text:p>50098624,Buggenhout 1G,BADMINTON BUGGENHOUT VZW</text:p>
          </table:table-cell>
          <table:table-cell table:formula="of:=IF([.I51]=&quot;&quot;;[.K51];&quot;&quot;)" office:value-type="string" office:string-value="50098624,Buggenhout 1G,BADMINTON BUGGENHOUT VZW" calcext:value-type="string">
            <text:p>50098624,Buggenhout 1G,BADMINTON BUGGENHOUT VZW</text:p>
          </table:table-cell>
          <table:table-cell table:formula="of:=IF([.I51]&lt;&gt;&quot;&quot;;[.K51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52];[$Sheet2.$A$2:.$B$36];2)" office:value-type="string" office:string-value="BADMINTON BUGGENHOUT VZW" calcext:value-type="string">
            <text:p>BADMINTON BUGGENHOUT VZW</text:p>
          </table:table-cell>
          <table:table-cell table:formula="of:=VLOOKUP([.A52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en De Man</text:p>
          </table:table-cell>
          <table:table-cell office:value-type="float" office:value="50086369" calcext:value-type="float">
            <text:p>50086369</text:p>
          </table:table-cell>
          <table:table-cell table:number-columns-repeated="2"/>
          <table:table-cell table:formula="of:=IF([.H52]&lt;&gt;&quot;&quot;;CONCATENATE([.H52];&quot;,&quot;;[.C52];&quot; &quot;;[.D52];&quot;,&quot;;[.B52]);&quot;&quot;)" office:value-type="string" office:string-value="50086369,Buggenhout 1G,BADMINTON BUGGENHOUT VZW" calcext:value-type="string">
            <text:p>50086369,Buggenhout 1G,BADMINTON BUGGENHOUT VZW</text:p>
          </table:table-cell>
          <table:table-cell table:formula="of:=IF([.I52]=&quot;&quot;;[.K52];&quot;&quot;)" office:value-type="string" office:string-value="50086369,Buggenhout 1G,BADMINTON BUGGENHOUT VZW" calcext:value-type="string">
            <text:p>50086369,Buggenhout 1G,BADMINTON BUGGENHOUT VZW</text:p>
          </table:table-cell>
          <table:table-cell table:formula="of:=IF([.I52]&lt;&gt;&quot;&quot;;[.K52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53];[$Sheet2.$A$2:.$B$36];2)" office:value-type="string" office:string-value="BADMINTON BUGGENHOUT VZW" calcext:value-type="string">
            <text:p>BADMINTON BUGGENHOUT VZW</text:p>
          </table:table-cell>
          <table:table-cell table:formula="of:=VLOOKUP([.A53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ne Bomans</text:p>
          </table:table-cell>
          <table:table-cell office:value-type="float" office:value="50103314" calcext:value-type="float">
            <text:p>50103314</text:p>
          </table:table-cell>
          <table:table-cell table:number-columns-repeated="2"/>
          <table:table-cell table:formula="of:=IF([.H53]&lt;&gt;&quot;&quot;;CONCATENATE([.H53];&quot;,&quot;;[.C53];&quot; &quot;;[.D53];&quot;,&quot;;[.B53]);&quot;&quot;)" office:value-type="string" office:string-value="50103314,Buggenhout 1G,BADMINTON BUGGENHOUT VZW" calcext:value-type="string">
            <text:p>50103314,Buggenhout 1G,BADMINTON BUGGENHOUT VZW</text:p>
          </table:table-cell>
          <table:table-cell table:formula="of:=IF([.I53]=&quot;&quot;;[.K53];&quot;&quot;)" office:value-type="string" office:string-value="50103314,Buggenhout 1G,BADMINTON BUGGENHOUT VZW" calcext:value-type="string">
            <text:p>50103314,Buggenhout 1G,BADMINTON BUGGENHOUT VZW</text:p>
          </table:table-cell>
          <table:table-cell table:formula="of:=IF([.I53]&lt;&gt;&quot;&quot;;[.K53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54];[$Sheet2.$A$2:.$B$36];2)" office:value-type="string" office:string-value="BADMINTON BUGGENHOUT VZW" calcext:value-type="string">
            <text:p>BADMINTON BUGGENHOUT VZW</text:p>
          </table:table-cell>
          <table:table-cell table:formula="of:=VLOOKUP([.A54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re Vermoesen</text:p>
          </table:table-cell>
          <table:table-cell office:value-type="float" office:value="50071942" calcext:value-type="float">
            <text:p>50071942</text:p>
          </table:table-cell>
          <table:table-cell table:number-columns-repeated="2"/>
          <table:table-cell table:formula="of:=IF([.H54]&lt;&gt;&quot;&quot;;CONCATENATE([.H54];&quot;,&quot;;[.C54];&quot; &quot;;[.D54];&quot;,&quot;;[.B54]);&quot;&quot;)" office:value-type="string" office:string-value="50071942,Buggenhout 1H,BADMINTON BUGGENHOUT VZW" calcext:value-type="string">
            <text:p>50071942,Buggenhout 1H,BADMINTON BUGGENHOUT VZW</text:p>
          </table:table-cell>
          <table:table-cell table:formula="of:=IF([.I54]=&quot;&quot;;[.K54];&quot;&quot;)" office:value-type="string" office:string-value="50071942,Buggenhout 1H,BADMINTON BUGGENHOUT VZW" calcext:value-type="string">
            <text:p>50071942,Buggenhout 1H,BADMINTON BUGGENHOUT VZW</text:p>
          </table:table-cell>
          <table:table-cell table:formula="of:=IF([.I54]&lt;&gt;&quot;&quot;;[.K54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55];[$Sheet2.$A$2:.$B$36];2)" office:value-type="string" office:string-value="BADMINTON BUGGENHOUT VZW" calcext:value-type="string">
            <text:p>BADMINTON BUGGENHOUT VZW</text:p>
          </table:table-cell>
          <table:table-cell table:formula="of:=VLOOKUP([.A55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derik Claey�</text:p>
          </table:table-cell>
          <table:table-cell office:value-type="float" office:value="50098624" calcext:value-type="float">
            <text:p>50098624</text:p>
          </table:table-cell>
          <table:table-cell table:number-columns-repeated="2"/>
          <table:table-cell table:formula="of:=IF([.H55]&lt;&gt;&quot;&quot;;CONCATENATE([.H55];&quot;,&quot;;[.C55];&quot; &quot;;[.D55];&quot;,&quot;;[.B55]);&quot;&quot;)" office:value-type="string" office:string-value="50098624,Buggenhout 1H,BADMINTON BUGGENHOUT VZW" calcext:value-type="string">
            <text:p>50098624,Buggenhout 1H,BADMINTON BUGGENHOUT VZW</text:p>
          </table:table-cell>
          <table:table-cell table:formula="of:=IF([.I55]=&quot;&quot;;[.K55];&quot;&quot;)" office:value-type="string" office:string-value="50098624,Buggenhout 1H,BADMINTON BUGGENHOUT VZW" calcext:value-type="string">
            <text:p>50098624,Buggenhout 1H,BADMINTON BUGGENHOUT VZW</text:p>
          </table:table-cell>
          <table:table-cell table:formula="of:=IF([.I55]&lt;&gt;&quot;&quot;;[.K55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56];[$Sheet2.$A$2:.$B$36];2)" office:value-type="string" office:string-value="BADMINTON BUGGENHOUT VZW" calcext:value-type="string">
            <text:p>BADMINTON BUGGENHOUT VZW</text:p>
          </table:table-cell>
          <table:table-cell table:formula="of:=VLOOKUP([.A56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 Van de Voorde</text:p>
          </table:table-cell>
          <table:table-cell office:value-type="float" office:value="50080535" calcext:value-type="float">
            <text:p>50080535</text:p>
          </table:table-cell>
          <table:table-cell table:number-columns-repeated="2"/>
          <table:table-cell table:formula="of:=IF([.H56]&lt;&gt;&quot;&quot;;CONCATENATE([.H56];&quot;,&quot;;[.C56];&quot; &quot;;[.D56];&quot;,&quot;;[.B56]);&quot;&quot;)" office:value-type="string" office:string-value="50080535,Buggenhout 1H,BADMINTON BUGGENHOUT VZW" calcext:value-type="string">
            <text:p>50080535,Buggenhout 1H,BADMINTON BUGGENHOUT VZW</text:p>
          </table:table-cell>
          <table:table-cell table:formula="of:=IF([.I56]=&quot;&quot;;[.K56];&quot;&quot;)" office:value-type="string" office:string-value="50080535,Buggenhout 1H,BADMINTON BUGGENHOUT VZW" calcext:value-type="string">
            <text:p>50080535,Buggenhout 1H,BADMINTON BUGGENHOUT VZW</text:p>
          </table:table-cell>
          <table:table-cell table:formula="of:=IF([.I56]&lt;&gt;&quot;&quot;;[.K56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57];[$Sheet2.$A$2:.$B$36];2)" office:value-type="string" office:string-value="BADMINTON BUGGENHOUT VZW" calcext:value-type="string">
            <text:p>BADMINTON BUGGENHOUT VZW</text:p>
          </table:table-cell>
          <table:table-cell table:formula="of:=VLOOKUP([.A57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Hermans</text:p>
          </table:table-cell>
          <table:table-cell office:value-type="float" office:value="50017352" calcext:value-type="float">
            <text:p>50017352</text:p>
          </table:table-cell>
          <table:table-cell table:number-columns-repeated="2"/>
          <table:table-cell table:formula="of:=IF([.H57]&lt;&gt;&quot;&quot;;CONCATENATE([.H57];&quot;,&quot;;[.C57];&quot; &quot;;[.D57];&quot;,&quot;;[.B57]);&quot;&quot;)" office:value-type="string" office:string-value="50017352,Buggenhout 1H,BADMINTON BUGGENHOUT VZW" calcext:value-type="string">
            <text:p>50017352,Buggenhout 1H,BADMINTON BUGGENHOUT VZW</text:p>
          </table:table-cell>
          <table:table-cell table:formula="of:=IF([.I57]=&quot;&quot;;[.K57];&quot;&quot;)" office:value-type="string" office:string-value="50017352,Buggenhout 1H,BADMINTON BUGGENHOUT VZW" calcext:value-type="string">
            <text:p>50017352,Buggenhout 1H,BADMINTON BUGGENHOUT VZW</text:p>
          </table:table-cell>
          <table:table-cell table:formula="of:=IF([.I57]&lt;&gt;&quot;&quot;;[.K57];&quot;&quot;)">
            <text:p/>
          </table:table-cell>
        </table:table-row>
        <table:table-row table:style-name="ro1">
          <table:table-cell office:value-type="string" calcext:value-type="string">
            <text:p>Badminton Buggenhout</text:p>
          </table:table-cell>
          <table:table-cell table:formula="of:=VLOOKUP([.A58];[$Sheet2.$A$2:.$B$36];2)" office:value-type="string" office:string-value="BADMINTON BUGGENHOUT VZW" calcext:value-type="string">
            <text:p>BADMINTON BUGGENHOUT VZW</text:p>
          </table:table-cell>
          <table:table-cell table:formula="of:=VLOOKUP([.A58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en De Man</text:p>
          </table:table-cell>
          <table:table-cell office:value-type="float" office:value="50086369" calcext:value-type="float">
            <text:p>50086369</text:p>
          </table:table-cell>
          <table:table-cell office:value-type="string" calcext:value-type="string">
            <text:p>Liga</text:p>
          </table:table-cell>
          <table:table-cell/>
          <table:table-cell table:formula="of:=IF([.H58]&lt;&gt;&quot;&quot;;CONCATENATE([.H58];&quot;,&quot;;[.C58];&quot; &quot;;[.D58];&quot;,&quot;;[.B58]);&quot;&quot;)" office:value-type="string" office:string-value="50086369,Buggenhout 1D,BADMINTON BUGGENHOUT VZW" calcext:value-type="string">
            <text:p>50086369,Buggenhout 1D,BADMINTON BUGGENHOUT VZW</text:p>
          </table:table-cell>
          <table:table-cell table:formula="of:=IF([.I58]=&quot;&quot;;[.K58];&quot;&quot;)">
            <text:p/>
          </table:table-cell>
          <table:table-cell table:formula="of:=IF([.I58]&lt;&gt;&quot;&quot;;[.K58];&quot;&quot;)" office:value-type="string" office:string-value="50086369,Buggenhout 1D,BADMINTON BUGGENHOUT VZW" calcext:value-type="string">
            <text:p>50086369,Buggenhout 1D,BADMINTON BUGGENHOUT VZW</text:p>
          </table:table-cell>
        </table:table-row>
        <table:table-row table:style-name="ro1">
          <table:table-cell office:value-type="string" calcext:value-type="string">
            <text:p>Badminton Buggenhout</text:p>
          </table:table-cell>
          <table:table-cell table:formula="of:=VLOOKUP([.A59];[$Sheet2.$A$2:.$B$36];2)" office:value-type="string" office:string-value="BADMINTON BUGGENHOUT VZW" calcext:value-type="string">
            <text:p>BADMINTON BUGGENHOUT VZW</text:p>
          </table:table-cell>
          <table:table-cell table:formula="of:=VLOOKUP([.A59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a Moret</text:p>
          </table:table-cell>
          <table:table-cell office:value-type="float" office:value="50087383" calcext:value-type="float">
            <text:p>50087383</text:p>
          </table:table-cell>
          <table:table-cell office:value-type="string" calcext:value-type="string">
            <text:p>Liga</text:p>
          </table:table-cell>
          <table:table-cell/>
          <table:table-cell table:formula="of:=IF([.H59]&lt;&gt;&quot;&quot;;CONCATENATE([.H59];&quot;,&quot;;[.C59];&quot; &quot;;[.D59];&quot;,&quot;;[.B59]);&quot;&quot;)" office:value-type="string" office:string-value="50087383,Buggenhout 1D,BADMINTON BUGGENHOUT VZW" calcext:value-type="string">
            <text:p>50087383,Buggenhout 1D,BADMINTON BUGGENHOUT VZW</text:p>
          </table:table-cell>
          <table:table-cell table:formula="of:=IF([.I59]=&quot;&quot;;[.K59];&quot;&quot;)">
            <text:p/>
          </table:table-cell>
          <table:table-cell table:formula="of:=IF([.I59]&lt;&gt;&quot;&quot;;[.K59];&quot;&quot;)" office:value-type="string" office:string-value="50087383,Buggenhout 1D,BADMINTON BUGGENHOUT VZW" calcext:value-type="string">
            <text:p>50087383,Buggenhout 1D,BADMINTON BUGGENHOUT VZW</text:p>
          </table:table-cell>
        </table:table-row>
        <table:table-row table:style-name="ro1">
          <table:table-cell office:value-type="string" calcext:value-type="string">
            <text:p>Badminton Buggenhout</text:p>
          </table:table-cell>
          <table:table-cell table:formula="of:=VLOOKUP([.A60];[$Sheet2.$A$2:.$B$36];2)" office:value-type="string" office:string-value="BADMINTON BUGGENHOUT VZW" calcext:value-type="string">
            <text:p>BADMINTON BUGGENHOUT VZW</text:p>
          </table:table-cell>
          <table:table-cell table:formula="of:=VLOOKUP([.A60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lein Van den Bossche</text:p>
          </table:table-cell>
          <table:table-cell office:value-type="float" office:value="50082870" calcext:value-type="float">
            <text:p>50082870</text:p>
          </table:table-cell>
          <table:table-cell office:value-type="string" calcext:value-type="string">
            <text:p>Liga</text:p>
          </table:table-cell>
          <table:table-cell/>
          <table:table-cell table:formula="of:=IF([.H60]&lt;&gt;&quot;&quot;;CONCATENATE([.H60];&quot;,&quot;;[.C60];&quot; &quot;;[.D60];&quot;,&quot;;[.B60]);&quot;&quot;)" office:value-type="string" office:string-value="50082870,Buggenhout 1D,BADMINTON BUGGENHOUT VZW" calcext:value-type="string">
            <text:p>50082870,Buggenhout 1D,BADMINTON BUGGENHOUT VZW</text:p>
          </table:table-cell>
          <table:table-cell table:formula="of:=IF([.I60]=&quot;&quot;;[.K60];&quot;&quot;)">
            <text:p/>
          </table:table-cell>
          <table:table-cell table:formula="of:=IF([.I60]&lt;&gt;&quot;&quot;;[.K60];&quot;&quot;)" office:value-type="string" office:string-value="50082870,Buggenhout 1D,BADMINTON BUGGENHOUT VZW" calcext:value-type="string">
            <text:p>50082870,Buggenhout 1D,BADMINTON BUGGENHOUT VZW</text:p>
          </table:table-cell>
        </table:table-row>
        <table:table-row table:style-name="ro1">
          <table:table-cell office:value-type="string" calcext:value-type="string">
            <text:p>Badminton Buggenhout</text:p>
          </table:table-cell>
          <table:table-cell table:formula="of:=VLOOKUP([.A61];[$Sheet2.$A$2:.$B$36];2)" office:value-type="string" office:string-value="BADMINTON BUGGENHOUT VZW" calcext:value-type="string">
            <text:p>BADMINTON BUGGENHOUT VZW</text:p>
          </table:table-cell>
          <table:table-cell table:formula="of:=VLOOKUP([.A61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minton Buggenhout</text:p>
          </table:table-cell>
          <table:table-cell office:value-type="float" office:value="50103314" calcext:value-type="float">
            <text:p>50103314</text:p>
          </table:table-cell>
          <table:table-cell office:value-type="string" calcext:value-type="string">
            <text:p>Liga</text:p>
          </table:table-cell>
          <table:table-cell/>
          <table:table-cell table:formula="of:=IF([.H61]&lt;&gt;&quot;&quot;;CONCATENATE([.H61];&quot;,&quot;;[.C61];&quot; &quot;;[.D61];&quot;,&quot;;[.B61]);&quot;&quot;)" office:value-type="string" office:string-value="50103314,Buggenhout 1D,BADMINTON BUGGENHOUT VZW" calcext:value-type="string">
            <text:p>50103314,Buggenhout 1D,BADMINTON BUGGENHOUT VZW</text:p>
          </table:table-cell>
          <table:table-cell table:formula="of:=IF([.I61]=&quot;&quot;;[.K61];&quot;&quot;)">
            <text:p/>
          </table:table-cell>
          <table:table-cell table:formula="of:=IF([.I61]&lt;&gt;&quot;&quot;;[.K61];&quot;&quot;)" office:value-type="string" office:string-value="50103314,Buggenhout 1D,BADMINTON BUGGENHOUT VZW" calcext:value-type="string">
            <text:p>50103314,Buggenhout 1D,BADMINTON BUGGENHOUT VZW</text:p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62];[$Sheet2.$A$2:.$B$36];2)" office:value-type="string" office:string-value="BADMINTON BUGGENHOUT VZW" calcext:value-type="string">
            <text:p>BADMINTON BUGGENHOUT VZW</text:p>
          </table:table-cell>
          <table:table-cell table:formula="of:=VLOOKUP([.A62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 Van de Voorde</text:p>
          </table:table-cell>
          <table:table-cell office:value-type="float" office:value="50080535" calcext:value-type="float">
            <text:p>50080535</text:p>
          </table:table-cell>
          <table:table-cell table:number-columns-repeated="2"/>
          <table:table-cell table:formula="of:=IF([.H62]&lt;&gt;&quot;&quot;;CONCATENATE([.H62];&quot;,&quot;;[.C62];&quot; &quot;;[.D62];&quot;,&quot;;[.B62]);&quot;&quot;)" office:value-type="string" office:string-value="50080535,Buggenhout 2G,BADMINTON BUGGENHOUT VZW" calcext:value-type="string">
            <text:p>50080535,Buggenhout 2G,BADMINTON BUGGENHOUT VZW</text:p>
          </table:table-cell>
          <table:table-cell table:formula="of:=IF([.I62]=&quot;&quot;;[.K62];&quot;&quot;)" office:value-type="string" office:string-value="50080535,Buggenhout 2G,BADMINTON BUGGENHOUT VZW" calcext:value-type="string">
            <text:p>50080535,Buggenhout 2G,BADMINTON BUGGENHOUT VZW</text:p>
          </table:table-cell>
          <table:table-cell table:formula="of:=IF([.I62]&lt;&gt;&quot;&quot;;[.K62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63];[$Sheet2.$A$2:.$B$36];2)" office:value-type="string" office:string-value="BADMINTON BUGGENHOUT VZW" calcext:value-type="string">
            <text:p>BADMINTON BUGGENHOUT VZW</text:p>
          </table:table-cell>
          <table:table-cell table:formula="of:=VLOOKUP([.A63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er Hermans</text:p>
          </table:table-cell>
          <table:table-cell office:value-type="float" office:value="50017352" calcext:value-type="float">
            <text:p>50017352</text:p>
          </table:table-cell>
          <table:table-cell table:number-columns-repeated="2"/>
          <table:table-cell table:formula="of:=IF([.H63]&lt;&gt;&quot;&quot;;CONCATENATE([.H63];&quot;,&quot;;[.C63];&quot; &quot;;[.D63];&quot;,&quot;;[.B63]);&quot;&quot;)" office:value-type="string" office:string-value="50017352,Buggenhout 2G,BADMINTON BUGGENHOUT VZW" calcext:value-type="string">
            <text:p>50017352,Buggenhout 2G,BADMINTON BUGGENHOUT VZW</text:p>
          </table:table-cell>
          <table:table-cell table:formula="of:=IF([.I63]=&quot;&quot;;[.K63];&quot;&quot;)" office:value-type="string" office:string-value="50017352,Buggenhout 2G,BADMINTON BUGGENHOUT VZW" calcext:value-type="string">
            <text:p>50017352,Buggenhout 2G,BADMINTON BUGGENHOUT VZW</text:p>
          </table:table-cell>
          <table:table-cell table:formula="of:=IF([.I63]&lt;&gt;&quot;&quot;;[.K63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64];[$Sheet2.$A$2:.$B$36];2)" office:value-type="string" office:string-value="BADMINTON BUGGENHOUT VZW" calcext:value-type="string">
            <text:p>BADMINTON BUGGENHOUT VZW</text:p>
          </table:table-cell>
          <table:table-cell table:formula="of:=VLOOKUP([.A64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a Moret</text:p>
          </table:table-cell>
          <table:table-cell office:value-type="float" office:value="50087383" calcext:value-type="float">
            <text:p>50087383</text:p>
          </table:table-cell>
          <table:table-cell table:number-columns-repeated="2"/>
          <table:table-cell table:formula="of:=IF([.H64]&lt;&gt;&quot;&quot;;CONCATENATE([.H64];&quot;,&quot;;[.C64];&quot; &quot;;[.D64];&quot;,&quot;;[.B64]);&quot;&quot;)" office:value-type="string" office:string-value="50087383,Buggenhout 2G,BADMINTON BUGGENHOUT VZW" calcext:value-type="string">
            <text:p>50087383,Buggenhout 2G,BADMINTON BUGGENHOUT VZW</text:p>
          </table:table-cell>
          <table:table-cell table:formula="of:=IF([.I64]=&quot;&quot;;[.K64];&quot;&quot;)" office:value-type="string" office:string-value="50087383,Buggenhout 2G,BADMINTON BUGGENHOUT VZW" calcext:value-type="string">
            <text:p>50087383,Buggenhout 2G,BADMINTON BUGGENHOUT VZW</text:p>
          </table:table-cell>
          <table:table-cell table:formula="of:=IF([.I64]&lt;&gt;&quot;&quot;;[.K64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65];[$Sheet2.$A$2:.$B$36];2)" office:value-type="string" office:string-value="BADMINTON BUGGENHOUT VZW" calcext:value-type="string">
            <text:p>BADMINTON BUGGENHOUT VZW</text:p>
          </table:table-cell>
          <table:table-cell table:formula="of:=VLOOKUP([.A65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rah Muys</text:p>
          </table:table-cell>
          <table:table-cell office:value-type="float" office:value="50085535" calcext:value-type="float">
            <text:p>50085535</text:p>
          </table:table-cell>
          <table:table-cell table:number-columns-repeated="2"/>
          <table:table-cell table:formula="of:=IF([.H65]&lt;&gt;&quot;&quot;;CONCATENATE([.H65];&quot;,&quot;;[.C65];&quot; &quot;;[.D65];&quot;,&quot;;[.B65]);&quot;&quot;)" office:value-type="string" office:string-value="50085535,Buggenhout 2G,BADMINTON BUGGENHOUT VZW" calcext:value-type="string">
            <text:p>50085535,Buggenhout 2G,BADMINTON BUGGENHOUT VZW</text:p>
          </table:table-cell>
          <table:table-cell table:formula="of:=IF([.I65]=&quot;&quot;;[.K65];&quot;&quot;)" office:value-type="string" office:string-value="50085535,Buggenhout 2G,BADMINTON BUGGENHOUT VZW" calcext:value-type="string">
            <text:p>50085535,Buggenhout 2G,BADMINTON BUGGENHOUT VZW</text:p>
          </table:table-cell>
          <table:table-cell table:formula="of:=IF([.I65]&lt;&gt;&quot;&quot;;[.K65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66];[$Sheet2.$A$2:.$B$36];2)" office:value-type="string" office:string-value="BADMINTON BUGGENHOUT VZW" calcext:value-type="string">
            <text:p>BADMINTON BUGGENHOUT VZW</text:p>
          </table:table-cell>
          <table:table-cell table:formula="of:=VLOOKUP([.A66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enn Cnudde</text:p>
          </table:table-cell>
          <table:table-cell office:value-type="float" office:value="50071766" calcext:value-type="float">
            <text:p>50071766</text:p>
          </table:table-cell>
          <table:table-cell table:number-columns-repeated="2"/>
          <table:table-cell table:formula="of:=IF([.H66]&lt;&gt;&quot;&quot;;CONCATENATE([.H66];&quot;,&quot;;[.C66];&quot; &quot;;[.D66];&quot;,&quot;;[.B66]);&quot;&quot;)" office:value-type="string" office:string-value="50071766,Buggenhout 2H,BADMINTON BUGGENHOUT VZW" calcext:value-type="string">
            <text:p>50071766,Buggenhout 2H,BADMINTON BUGGENHOUT VZW</text:p>
          </table:table-cell>
          <table:table-cell table:formula="of:=IF([.I66]=&quot;&quot;;[.K66];&quot;&quot;)" office:value-type="string" office:string-value="50071766,Buggenhout 2H,BADMINTON BUGGENHOUT VZW" calcext:value-type="string">
            <text:p>50071766,Buggenhout 2H,BADMINTON BUGGENHOUT VZW</text:p>
          </table:table-cell>
          <table:table-cell table:formula="of:=IF([.I66]&lt;&gt;&quot;&quot;;[.K66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67];[$Sheet2.$A$2:.$B$36];2)" office:value-type="string" office:string-value="BADMINTON BUGGENHOUT VZW" calcext:value-type="string">
            <text:p>BADMINTON BUGGENHOUT VZW</text:p>
          </table:table-cell>
          <table:table-cell table:formula="of:=VLOOKUP([.A67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ok Van den Bergh</text:p>
          </table:table-cell>
          <table:table-cell office:value-type="float" office:value="50095599" calcext:value-type="float">
            <text:p>50095599</text:p>
          </table:table-cell>
          <table:table-cell table:number-columns-repeated="2"/>
          <table:table-cell table:formula="of:=IF([.H67]&lt;&gt;&quot;&quot;;CONCATENATE([.H67];&quot;,&quot;;[.C67];&quot; &quot;;[.D67];&quot;,&quot;;[.B67]);&quot;&quot;)" office:value-type="string" office:string-value="50095599,Buggenhout 2H,BADMINTON BUGGENHOUT VZW" calcext:value-type="string">
            <text:p>50095599,Buggenhout 2H,BADMINTON BUGGENHOUT VZW</text:p>
          </table:table-cell>
          <table:table-cell table:formula="of:=IF([.I67]=&quot;&quot;;[.K67];&quot;&quot;)" office:value-type="string" office:string-value="50095599,Buggenhout 2H,BADMINTON BUGGENHOUT VZW" calcext:value-type="string">
            <text:p>50095599,Buggenhout 2H,BADMINTON BUGGENHOUT VZW</text:p>
          </table:table-cell>
          <table:table-cell table:formula="of:=IF([.I67]&lt;&gt;&quot;&quot;;[.K67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68];[$Sheet2.$A$2:.$B$36];2)" office:value-type="string" office:string-value="BADMINTON BUGGENHOUT VZW" calcext:value-type="string">
            <text:p>BADMINTON BUGGENHOUT VZW</text:p>
          </table:table-cell>
          <table:table-cell table:formula="of:=VLOOKUP([.A68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 Hamels</text:p>
          </table:table-cell>
          <table:table-cell office:value-type="float" office:value="50048490" calcext:value-type="float">
            <text:p>50048490</text:p>
          </table:table-cell>
          <table:table-cell table:number-columns-repeated="2"/>
          <table:table-cell table:formula="of:=IF([.H68]&lt;&gt;&quot;&quot;;CONCATENATE([.H68];&quot;,&quot;;[.C68];&quot; &quot;;[.D68];&quot;,&quot;;[.B68]);&quot;&quot;)" office:value-type="string" office:string-value="50048490,Buggenhout 2H,BADMINTON BUGGENHOUT VZW" calcext:value-type="string">
            <text:p>50048490,Buggenhout 2H,BADMINTON BUGGENHOUT VZW</text:p>
          </table:table-cell>
          <table:table-cell table:formula="of:=IF([.I68]=&quot;&quot;;[.K68];&quot;&quot;)" office:value-type="string" office:string-value="50048490,Buggenhout 2H,BADMINTON BUGGENHOUT VZW" calcext:value-type="string">
            <text:p>50048490,Buggenhout 2H,BADMINTON BUGGENHOUT VZW</text:p>
          </table:table-cell>
          <table:table-cell table:formula="of:=IF([.I68]&lt;&gt;&quot;&quot;;[.K68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69];[$Sheet2.$A$2:.$B$36];2)" office:value-type="string" office:string-value="BADMINTON BUGGENHOUT VZW" calcext:value-type="string">
            <text:p>BADMINTON BUGGENHOUT VZW</text:p>
          </table:table-cell>
          <table:table-cell table:formula="of:=VLOOKUP([.A69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ert De Man</text:p>
          </table:table-cell>
          <table:table-cell office:value-type="float" office:value="50051934" calcext:value-type="float">
            <text:p>50051934</text:p>
          </table:table-cell>
          <table:table-cell table:number-columns-repeated="2"/>
          <table:table-cell table:formula="of:=IF([.H69]&lt;&gt;&quot;&quot;;CONCATENATE([.H69];&quot;,&quot;;[.C69];&quot; &quot;;[.D69];&quot;,&quot;;[.B69]);&quot;&quot;)" office:value-type="string" office:string-value="50051934,Buggenhout 2H,BADMINTON BUGGENHOUT VZW" calcext:value-type="string">
            <text:p>50051934,Buggenhout 2H,BADMINTON BUGGENHOUT VZW</text:p>
          </table:table-cell>
          <table:table-cell table:formula="of:=IF([.I69]=&quot;&quot;;[.K69];&quot;&quot;)" office:value-type="string" office:string-value="50051934,Buggenhout 2H,BADMINTON BUGGENHOUT VZW" calcext:value-type="string">
            <text:p>50051934,Buggenhout 2H,BADMINTON BUGGENHOUT VZW</text:p>
          </table:table-cell>
          <table:table-cell table:formula="of:=IF([.I69]&lt;&gt;&quot;&quot;;[.K69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70];[$Sheet2.$A$2:.$B$36];2)" office:value-type="string" office:string-value="BADMINTON BUGGENHOUT VZW" calcext:value-type="string">
            <text:p>BADMINTON BUGGENHOUT VZW</text:p>
          </table:table-cell>
          <table:table-cell table:formula="of:=VLOOKUP([.A70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enn Cnudde</text:p>
          </table:table-cell>
          <table:table-cell office:value-type="float" office:value="50071766" calcext:value-type="float">
            <text:p>50071766</text:p>
          </table:table-cell>
          <table:table-cell table:number-columns-repeated="2"/>
          <table:table-cell table:formula="of:=IF([.H70]&lt;&gt;&quot;&quot;;CONCATENATE([.H70];&quot;,&quot;;[.C70];&quot; &quot;;[.D70];&quot;,&quot;;[.B70]);&quot;&quot;)" office:value-type="string" office:string-value="50071766,Buggenhout 3G,BADMINTON BUGGENHOUT VZW" calcext:value-type="string">
            <text:p>50071766,Buggenhout 3G,BADMINTON BUGGENHOUT VZW</text:p>
          </table:table-cell>
          <table:table-cell table:formula="of:=IF([.I70]=&quot;&quot;;[.K70];&quot;&quot;)" office:value-type="string" office:string-value="50071766,Buggenhout 3G,BADMINTON BUGGENHOUT VZW" calcext:value-type="string">
            <text:p>50071766,Buggenhout 3G,BADMINTON BUGGENHOUT VZW</text:p>
          </table:table-cell>
          <table:table-cell table:formula="of:=IF([.I70]&lt;&gt;&quot;&quot;;[.K70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71];[$Sheet2.$A$2:.$B$36];2)" office:value-type="string" office:string-value="BADMINTON BUGGENHOUT VZW" calcext:value-type="string">
            <text:p>BADMINTON BUGGENHOUT VZW</text:p>
          </table:table-cell>
          <table:table-cell table:formula="of:=VLOOKUP([.A71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as Buyle</text:p>
          </table:table-cell>
          <table:table-cell office:value-type="float" office:value="50073003" calcext:value-type="float">
            <text:p>50073003</text:p>
          </table:table-cell>
          <table:table-cell table:number-columns-repeated="2"/>
          <table:table-cell table:formula="of:=IF([.H71]&lt;&gt;&quot;&quot;;CONCATENATE([.H71];&quot;,&quot;;[.C71];&quot; &quot;;[.D71];&quot;,&quot;;[.B71]);&quot;&quot;)" office:value-type="string" office:string-value="50073003,Buggenhout 3G,BADMINTON BUGGENHOUT VZW" calcext:value-type="string">
            <text:p>50073003,Buggenhout 3G,BADMINTON BUGGENHOUT VZW</text:p>
          </table:table-cell>
          <table:table-cell table:formula="of:=IF([.I71]=&quot;&quot;;[.K71];&quot;&quot;)" office:value-type="string" office:string-value="50073003,Buggenhout 3G,BADMINTON BUGGENHOUT VZW" calcext:value-type="string">
            <text:p>50073003,Buggenhout 3G,BADMINTON BUGGENHOUT VZW</text:p>
          </table:table-cell>
          <table:table-cell table:formula="of:=IF([.I71]&lt;&gt;&quot;&quot;;[.K71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72];[$Sheet2.$A$2:.$B$36];2)" office:value-type="string" office:string-value="BADMINTON BUGGENHOUT VZW" calcext:value-type="string">
            <text:p>BADMINTON BUGGENHOUT VZW</text:p>
          </table:table-cell>
          <table:table-cell table:formula="of:=VLOOKUP([.A72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a Van den Bossche</text:p>
          </table:table-cell>
          <table:table-cell office:value-type="float" office:value="50065123" calcext:value-type="float">
            <text:p>50065123</text:p>
          </table:table-cell>
          <table:table-cell table:number-columns-repeated="2"/>
          <table:table-cell table:formula="of:=IF([.H72]&lt;&gt;&quot;&quot;;CONCATENATE([.H72];&quot;,&quot;;[.C72];&quot; &quot;;[.D72];&quot;,&quot;;[.B72]);&quot;&quot;)" office:value-type="string" office:string-value="50065123,Buggenhout 3G,BADMINTON BUGGENHOUT VZW" calcext:value-type="string">
            <text:p>50065123,Buggenhout 3G,BADMINTON BUGGENHOUT VZW</text:p>
          </table:table-cell>
          <table:table-cell table:formula="of:=IF([.I72]=&quot;&quot;;[.K72];&quot;&quot;)" office:value-type="string" office:string-value="50065123,Buggenhout 3G,BADMINTON BUGGENHOUT VZW" calcext:value-type="string">
            <text:p>50065123,Buggenhout 3G,BADMINTON BUGGENHOUT VZW</text:p>
          </table:table-cell>
          <table:table-cell table:formula="of:=IF([.I72]&lt;&gt;&quot;&quot;;[.K72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73];[$Sheet2.$A$2:.$B$36];2)" office:value-type="string" office:string-value="BADMINTON BUGGENHOUT VZW" calcext:value-type="string">
            <text:p>BADMINTON BUGGENHOUT VZW</text:p>
          </table:table-cell>
          <table:table-cell table:formula="of:=VLOOKUP([.A73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tte Van den Bergh</text:p>
          </table:table-cell>
          <table:table-cell office:value-type="float" office:value="50081417" calcext:value-type="float">
            <text:p>50081417</text:p>
          </table:table-cell>
          <table:table-cell table:number-columns-repeated="2"/>
          <table:table-cell table:formula="of:=IF([.H73]&lt;&gt;&quot;&quot;;CONCATENATE([.H73];&quot;,&quot;;[.C73];&quot; &quot;;[.D73];&quot;,&quot;;[.B73]);&quot;&quot;)" office:value-type="string" office:string-value="50081417,Buggenhout 3G,BADMINTON BUGGENHOUT VZW" calcext:value-type="string">
            <text:p>50081417,Buggenhout 3G,BADMINTON BUGGENHOUT VZW</text:p>
          </table:table-cell>
          <table:table-cell table:formula="of:=IF([.I73]=&quot;&quot;;[.K73];&quot;&quot;)" office:value-type="string" office:string-value="50081417,Buggenhout 3G,BADMINTON BUGGENHOUT VZW" calcext:value-type="string">
            <text:p>50081417,Buggenhout 3G,BADMINTON BUGGENHOUT VZW</text:p>
          </table:table-cell>
          <table:table-cell table:formula="of:=IF([.I73]&lt;&gt;&quot;&quot;;[.K73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74];[$Sheet2.$A$2:.$B$36];2)" office:value-type="string" office:string-value="BADMINTON BUGGENHOUT VZW" calcext:value-type="string">
            <text:p>BADMINTON BUGGENHOUT VZW</text:p>
          </table:table-cell>
          <table:table-cell table:formula="of:=VLOOKUP([.A74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as Buyle</text:p>
          </table:table-cell>
          <table:table-cell office:value-type="float" office:value="50073003" calcext:value-type="float">
            <text:p>50073003</text:p>
          </table:table-cell>
          <table:table-cell table:number-columns-repeated="2"/>
          <table:table-cell table:formula="of:=IF([.H74]&lt;&gt;&quot;&quot;;CONCATENATE([.H74];&quot;,&quot;;[.C74];&quot; &quot;;[.D74];&quot;,&quot;;[.B74]);&quot;&quot;)" office:value-type="string" office:string-value="50073003,Buggenhout 3H,BADMINTON BUGGENHOUT VZW" calcext:value-type="string">
            <text:p>50073003,Buggenhout 3H,BADMINTON BUGGENHOUT VZW</text:p>
          </table:table-cell>
          <table:table-cell table:formula="of:=IF([.I74]=&quot;&quot;;[.K74];&quot;&quot;)" office:value-type="string" office:string-value="50073003,Buggenhout 3H,BADMINTON BUGGENHOUT VZW" calcext:value-type="string">
            <text:p>50073003,Buggenhout 3H,BADMINTON BUGGENHOUT VZW</text:p>
          </table:table-cell>
          <table:table-cell table:formula="of:=IF([.I74]&lt;&gt;&quot;&quot;;[.K74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75];[$Sheet2.$A$2:.$B$36];2)" office:value-type="string" office:string-value="BADMINTON BUGGENHOUT VZW" calcext:value-type="string">
            <text:p>BADMINTON BUGGENHOUT VZW</text:p>
          </table:table-cell>
          <table:table-cell table:formula="of:=VLOOKUP([.A75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ert De Man</text:p>
          </table:table-cell>
          <table:table-cell office:value-type="float" office:value="50051934" calcext:value-type="float">
            <text:p>50051934</text:p>
          </table:table-cell>
          <table:table-cell table:number-columns-repeated="2"/>
          <table:table-cell table:formula="of:=IF([.H75]&lt;&gt;&quot;&quot;;CONCATENATE([.H75];&quot;,&quot;;[.C75];&quot; &quot;;[.D75];&quot;,&quot;;[.B75]);&quot;&quot;)" office:value-type="string" office:string-value="50051934,Buggenhout 3H,BADMINTON BUGGENHOUT VZW" calcext:value-type="string">
            <text:p>50051934,Buggenhout 3H,BADMINTON BUGGENHOUT VZW</text:p>
          </table:table-cell>
          <table:table-cell table:formula="of:=IF([.I75]=&quot;&quot;;[.K75];&quot;&quot;)" office:value-type="string" office:string-value="50051934,Buggenhout 3H,BADMINTON BUGGENHOUT VZW" calcext:value-type="string">
            <text:p>50051934,Buggenhout 3H,BADMINTON BUGGENHOUT VZW</text:p>
          </table:table-cell>
          <table:table-cell table:formula="of:=IF([.I75]&lt;&gt;&quot;&quot;;[.K75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76];[$Sheet2.$A$2:.$B$36];2)" office:value-type="string" office:string-value="BADMINTON BUGGENHOUT VZW" calcext:value-type="string">
            <text:p>BADMINTON BUGGENHOUT VZW</text:p>
          </table:table-cell>
          <table:table-cell table:formula="of:=VLOOKUP([.A76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vo Nys</text:p>
          </table:table-cell>
          <table:table-cell office:value-type="float" office:value="50090243" calcext:value-type="float">
            <text:p>50090243</text:p>
          </table:table-cell>
          <table:table-cell table:number-columns-repeated="2"/>
          <table:table-cell table:formula="of:=IF([.H76]&lt;&gt;&quot;&quot;;CONCATENATE([.H76];&quot;,&quot;;[.C76];&quot; &quot;;[.D76];&quot;,&quot;;[.B76]);&quot;&quot;)" office:value-type="string" office:string-value="50090243,Buggenhout 3H,BADMINTON BUGGENHOUT VZW" calcext:value-type="string">
            <text:p>50090243,Buggenhout 3H,BADMINTON BUGGENHOUT VZW</text:p>
          </table:table-cell>
          <table:table-cell table:formula="of:=IF([.I76]=&quot;&quot;;[.K76];&quot;&quot;)" office:value-type="string" office:string-value="50090243,Buggenhout 3H,BADMINTON BUGGENHOUT VZW" calcext:value-type="string">
            <text:p>50090243,Buggenhout 3H,BADMINTON BUGGENHOUT VZW</text:p>
          </table:table-cell>
          <table:table-cell table:formula="of:=IF([.I76]&lt;&gt;&quot;&quot;;[.K76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 Buggenhout</text:p>
          </table:table-cell>
          <table:table-cell table:formula="of:=VLOOKUP([.A77];[$Sheet2.$A$2:.$B$36];2)" office:value-type="string" office:string-value="BADMINTON BUGGENHOUT VZW" calcext:value-type="string">
            <text:p>BADMINTON BUGGENHOUT VZW</text:p>
          </table:table-cell>
          <table:table-cell table:formula="of:=VLOOKUP([.A77];[$Sheet2.$A$2:.$C$36];3)" office:value-type="string" office:string-value="Buggenhout" calcext:value-type="string">
            <text:p>Buggenhout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t De Vocht</text:p>
          </table:table-cell>
          <table:table-cell office:value-type="float" office:value="50991922" calcext:value-type="float">
            <text:p>50991922</text:p>
          </table:table-cell>
          <table:table-cell table:number-columns-repeated="2"/>
          <table:table-cell table:formula="of:=IF([.H77]&lt;&gt;&quot;&quot;;CONCATENATE([.H77];&quot;,&quot;;[.C77];&quot; &quot;;[.D77];&quot;,&quot;;[.B77]);&quot;&quot;)" office:value-type="string" office:string-value="50991922,Buggenhout 3H,BADMINTON BUGGENHOUT VZW" calcext:value-type="string">
            <text:p>50991922,Buggenhout 3H,BADMINTON BUGGENHOUT VZW</text:p>
          </table:table-cell>
          <table:table-cell table:formula="of:=IF([.I77]=&quot;&quot;;[.K77];&quot;&quot;)" office:value-type="string" office:string-value="50991922,Buggenhout 3H,BADMINTON BUGGENHOUT VZW" calcext:value-type="string">
            <text:p>50991922,Buggenhout 3H,BADMINTON BUGGENHOUT VZW</text:p>
          </table:table-cell>
          <table:table-cell table:formula="of:=IF([.I77]&lt;&gt;&quot;&quot;;[.K77];&quot;&quot;)">
            <text:p/>
          </table:table-cell>
        </table:table-row>
        <table:table-row table:style-name="ro1">
          <table:table-cell office:value-type="string" calcext:value-type="string">
            <text:p>Badmintonclub Latem-De Pinte</text:p>
          </table:table-cell>
          <table:table-cell table:formula="of:=VLOOKUP([.A78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78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ffrey Lamont</text:p>
          </table:table-cell>
          <table:table-cell office:value-type="float" office:value="50055239" calcext:value-type="float">
            <text:p>50055239</text:p>
          </table:table-cell>
          <table:table-cell office:value-type="string" calcext:value-type="string">
            <text:p>Liga</text:p>
          </table:table-cell>
          <table:table-cell/>
          <table:table-cell table:formula="of:=IF([.H78]&lt;&gt;&quot;&quot;;CONCATENATE([.H78];&quot;,&quot;;[.C78];&quot; &quot;;[.D78];&quot;,&quot;;[.B78]);&quot;&quot;)" office:value-type="string" office:string-value="50055239,Latem - De Pinte 1G,Badmintonclub Latem-De Pinte" calcext:value-type="string">
            <text:p>50055239,Latem - De Pinte 1G,Badmintonclub Latem-De Pinte</text:p>
          </table:table-cell>
          <table:table-cell table:formula="of:=IF([.I78]=&quot;&quot;;[.K78];&quot;&quot;)">
            <text:p/>
          </table:table-cell>
          <table:table-cell table:formula="of:=IF([.I78]&lt;&gt;&quot;&quot;;[.K78];&quot;&quot;)" office:value-type="string" office:string-value="50055239,Latem - De Pinte 1G,Badmintonclub Latem-De Pinte" calcext:value-type="string">
            <text:p>50055239,Latem - De Pinte 1G,Badmintonclub Latem-De Pinte</text:p>
          </table:table-cell>
        </table:table-row>
        <table:table-row table:style-name="ro1">
          <table:table-cell office:value-type="string" calcext:value-type="string">
            <text:p>Badmintonclub Latem-De Pinte</text:p>
          </table:table-cell>
          <table:table-cell table:formula="of:=VLOOKUP([.A79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79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el Sioncke</text:p>
          </table:table-cell>
          <table:table-cell office:value-type="float" office:value="50055007" calcext:value-type="float">
            <text:p>50055007</text:p>
          </table:table-cell>
          <table:table-cell office:value-type="string" calcext:value-type="string">
            <text:p>Liga</text:p>
          </table:table-cell>
          <table:table-cell/>
          <table:table-cell table:formula="of:=IF([.H79]&lt;&gt;&quot;&quot;;CONCATENATE([.H79];&quot;,&quot;;[.C79];&quot; &quot;;[.D79];&quot;,&quot;;[.B79]);&quot;&quot;)" office:value-type="string" office:string-value="50055007,Latem - De Pinte 1G,Badmintonclub Latem-De Pinte" calcext:value-type="string">
            <text:p>50055007,Latem - De Pinte 1G,Badmintonclub Latem-De Pinte</text:p>
          </table:table-cell>
          <table:table-cell table:formula="of:=IF([.I79]=&quot;&quot;;[.K79];&quot;&quot;)">
            <text:p/>
          </table:table-cell>
          <table:table-cell table:formula="of:=IF([.I79]&lt;&gt;&quot;&quot;;[.K79];&quot;&quot;)" office:value-type="string" office:string-value="50055007,Latem - De Pinte 1G,Badmintonclub Latem-De Pinte" calcext:value-type="string">
            <text:p>50055007,Latem - De Pinte 1G,Badmintonclub Latem-De Pinte</text:p>
          </table:table-cell>
        </table:table-row>
        <table:table-row table:style-name="ro1">
          <table:table-cell office:value-type="string" calcext:value-type="string">
            <text:p>Badmintonclub Latem-De Pinte</text:p>
          </table:table-cell>
          <table:table-cell table:formula="of:=VLOOKUP([.A80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80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elie Muylaert</text:p>
          </table:table-cell>
          <table:table-cell office:value-type="float" office:value="50098161" calcext:value-type="float">
            <text:p>50098161</text:p>
          </table:table-cell>
          <table:table-cell office:value-type="string" calcext:value-type="string">
            <text:p>Liga</text:p>
          </table:table-cell>
          <table:table-cell/>
          <table:table-cell table:formula="of:=IF([.H80]&lt;&gt;&quot;&quot;;CONCATENATE([.H80];&quot;,&quot;;[.C80];&quot; &quot;;[.D80];&quot;,&quot;;[.B80]);&quot;&quot;)" office:value-type="string" office:string-value="50098161,Latem - De Pinte 1G,Badmintonclub Latem-De Pinte" calcext:value-type="string">
            <text:p>50098161,Latem - De Pinte 1G,Badmintonclub Latem-De Pinte</text:p>
          </table:table-cell>
          <table:table-cell table:formula="of:=IF([.I80]=&quot;&quot;;[.K80];&quot;&quot;)">
            <text:p/>
          </table:table-cell>
          <table:table-cell table:formula="of:=IF([.I80]&lt;&gt;&quot;&quot;;[.K80];&quot;&quot;)" office:value-type="string" office:string-value="50098161,Latem - De Pinte 1G,Badmintonclub Latem-De Pinte" calcext:value-type="string">
            <text:p>50098161,Latem - De Pinte 1G,Badmintonclub Latem-De Pinte</text:p>
          </table:table-cell>
        </table:table-row>
        <table:table-row table:style-name="ro1">
          <table:table-cell office:value-type="string" calcext:value-type="string">
            <text:p>Badmintonclub Latem-De Pinte</text:p>
          </table:table-cell>
          <table:table-cell table:formula="of:=VLOOKUP([.A81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81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hanie Vanderstricht</text:p>
          </table:table-cell>
          <table:table-cell office:value-type="float" office:value="50018724" calcext:value-type="float">
            <text:p>50018724</text:p>
          </table:table-cell>
          <table:table-cell office:value-type="string" calcext:value-type="string">
            <text:p>Liga</text:p>
          </table:table-cell>
          <table:table-cell/>
          <table:table-cell table:formula="of:=IF([.H81]&lt;&gt;&quot;&quot;;CONCATENATE([.H81];&quot;,&quot;;[.C81];&quot; &quot;;[.D81];&quot;,&quot;;[.B81]);&quot;&quot;)" office:value-type="string" office:string-value="50018724,Latem - De Pinte 1G,Badmintonclub Latem-De Pinte" calcext:value-type="string">
            <text:p>50018724,Latem - De Pinte 1G,Badmintonclub Latem-De Pinte</text:p>
          </table:table-cell>
          <table:table-cell table:formula="of:=IF([.I81]=&quot;&quot;;[.K81];&quot;&quot;)">
            <text:p/>
          </table:table-cell>
          <table:table-cell table:formula="of:=IF([.I81]&lt;&gt;&quot;&quot;;[.K81];&quot;&quot;)" office:value-type="string" office:string-value="50018724,Latem - De Pinte 1G,Badmintonclub Latem-De Pinte" calcext:value-type="string">
            <text:p>50018724,Latem - De Pinte 1G,Badmintonclub Latem-De Pinte</text:p>
          </table:table-cell>
        </table:table-row>
        <table:table-row table:style-name="ro1">
          <table:table-cell office:value-type="string" calcext:value-type="string">
            <text:p>Badmintonclub Latem-De Pinte</text:p>
          </table:table-cell>
          <table:table-cell table:formula="of:=VLOOKUP([.A82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82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oen Pouseele</text:p>
          </table:table-cell>
          <table:table-cell office:value-type="float" office:value="50059488" calcext:value-type="float">
            <text:p>50059488</text:p>
          </table:table-cell>
          <table:table-cell office:value-type="string" calcext:value-type="string">
            <text:p>Liga</text:p>
          </table:table-cell>
          <table:table-cell/>
          <table:table-cell table:formula="of:=IF([.H82]&lt;&gt;&quot;&quot;;CONCATENATE([.H82];&quot;,&quot;;[.C82];&quot; &quot;;[.D82];&quot;,&quot;;[.B82]);&quot;&quot;)" office:value-type="string" office:string-value="50059488,Latem - De Pinte 1H,Badmintonclub Latem-De Pinte" calcext:value-type="string">
            <text:p>50059488,Latem - De Pinte 1H,Badmintonclub Latem-De Pinte</text:p>
          </table:table-cell>
          <table:table-cell table:formula="of:=IF([.I82]=&quot;&quot;;[.K82];&quot;&quot;)">
            <text:p/>
          </table:table-cell>
          <table:table-cell table:formula="of:=IF([.I82]&lt;&gt;&quot;&quot;;[.K82];&quot;&quot;)" office:value-type="string" office:string-value="50059488,Latem - De Pinte 1H,Badmintonclub Latem-De Pinte" calcext:value-type="string">
            <text:p>50059488,Latem - De Pinte 1H,Badmintonclub Latem-De Pinte</text:p>
          </table:table-cell>
        </table:table-row>
        <table:table-row table:style-name="ro1">
          <table:table-cell office:value-type="string" calcext:value-type="string">
            <text:p>Badmintonclub Latem-De Pinte</text:p>
          </table:table-cell>
          <table:table-cell table:formula="of:=VLOOKUP([.A83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83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ffrey Lamont</text:p>
          </table:table-cell>
          <table:table-cell office:value-type="float" office:value="50055239" calcext:value-type="float">
            <text:p>50055239</text:p>
          </table:table-cell>
          <table:table-cell office:value-type="string" calcext:value-type="string">
            <text:p>Liga</text:p>
          </table:table-cell>
          <table:table-cell/>
          <table:table-cell table:formula="of:=IF([.H83]&lt;&gt;&quot;&quot;;CONCATENATE([.H83];&quot;,&quot;;[.C83];&quot; &quot;;[.D83];&quot;,&quot;;[.B83]);&quot;&quot;)" office:value-type="string" office:string-value="50055239,Latem - De Pinte 1H,Badmintonclub Latem-De Pinte" calcext:value-type="string">
            <text:p>50055239,Latem - De Pinte 1H,Badmintonclub Latem-De Pinte</text:p>
          </table:table-cell>
          <table:table-cell table:formula="of:=IF([.I83]=&quot;&quot;;[.K83];&quot;&quot;)">
            <text:p/>
          </table:table-cell>
          <table:table-cell table:formula="of:=IF([.I83]&lt;&gt;&quot;&quot;;[.K83];&quot;&quot;)" office:value-type="string" office:string-value="50055239,Latem - De Pinte 1H,Badmintonclub Latem-De Pinte" calcext:value-type="string">
            <text:p>50055239,Latem - De Pinte 1H,Badmintonclub Latem-De Pinte</text:p>
          </table:table-cell>
        </table:table-row>
        <table:table-row table:style-name="ro1">
          <table:table-cell office:value-type="string" calcext:value-type="string">
            <text:p>Badmintonclub Latem-De Pinte</text:p>
          </table:table-cell>
          <table:table-cell table:formula="of:=VLOOKUP([.A84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84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 De sloovere</text:p>
          </table:table-cell>
          <table:table-cell office:value-type="float" office:value="50034555" calcext:value-type="float">
            <text:p>50034555</text:p>
          </table:table-cell>
          <table:table-cell office:value-type="string" calcext:value-type="string">
            <text:p>Liga</text:p>
          </table:table-cell>
          <table:table-cell/>
          <table:table-cell table:formula="of:=IF([.H84]&lt;&gt;&quot;&quot;;CONCATENATE([.H84];&quot;,&quot;;[.C84];&quot; &quot;;[.D84];&quot;,&quot;;[.B84]);&quot;&quot;)" office:value-type="string" office:string-value="50034555,Latem - De Pinte 1H,Badmintonclub Latem-De Pinte" calcext:value-type="string">
            <text:p>50034555,Latem - De Pinte 1H,Badmintonclub Latem-De Pinte</text:p>
          </table:table-cell>
          <table:table-cell table:formula="of:=IF([.I84]=&quot;&quot;;[.K84];&quot;&quot;)">
            <text:p/>
          </table:table-cell>
          <table:table-cell table:formula="of:=IF([.I84]&lt;&gt;&quot;&quot;;[.K84];&quot;&quot;)" office:value-type="string" office:string-value="50034555,Latem - De Pinte 1H,Badmintonclub Latem-De Pinte" calcext:value-type="string">
            <text:p>50034555,Latem - De Pinte 1H,Badmintonclub Latem-De Pinte</text:p>
          </table:table-cell>
        </table:table-row>
        <table:table-row table:style-name="ro1">
          <table:table-cell office:value-type="string" calcext:value-type="string">
            <text:p>Badmintonclub Latem-De Pinte</text:p>
          </table:table-cell>
          <table:table-cell table:formula="of:=VLOOKUP([.A85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85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ck Coppens</text:p>
          </table:table-cell>
          <table:table-cell office:value-type="float" office:value="50011538" calcext:value-type="float">
            <text:p>50011538</text:p>
          </table:table-cell>
          <table:table-cell office:value-type="string" calcext:value-type="string">
            <text:p>Liga</text:p>
          </table:table-cell>
          <table:table-cell/>
          <table:table-cell table:formula="of:=IF([.H85]&lt;&gt;&quot;&quot;;CONCATENATE([.H85];&quot;,&quot;;[.C85];&quot; &quot;;[.D85];&quot;,&quot;;[.B85]);&quot;&quot;)" office:value-type="string" office:string-value="50011538,Latem - De Pinte 1H,Badmintonclub Latem-De Pinte" calcext:value-type="string">
            <text:p>50011538,Latem - De Pinte 1H,Badmintonclub Latem-De Pinte</text:p>
          </table:table-cell>
          <table:table-cell table:formula="of:=IF([.I85]=&quot;&quot;;[.K85];&quot;&quot;)">
            <text:p/>
          </table:table-cell>
          <table:table-cell table:formula="of:=IF([.I85]&lt;&gt;&quot;&quot;;[.K85];&quot;&quot;)" office:value-type="string" office:string-value="50011538,Latem - De Pinte 1H,Badmintonclub Latem-De Pinte" calcext:value-type="string">
            <text:p>50011538,Latem - De Pinte 1H,Badmintonclub Latem-De Pinte</text:p>
          </table:table-cell>
        </table:table-row>
        <table:table-row table:style-name="ro1">
          <table:table-cell office:value-type="string" calcext:value-type="string">
            <text:p>Badmintonclub Latem-De Pinte</text:p>
          </table:table-cell>
          <table:table-cell table:formula="of:=VLOOKUP([.A86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86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elie Muylaert</text:p>
          </table:table-cell>
          <table:table-cell office:value-type="float" office:value="50098161" calcext:value-type="float">
            <text:p>50098161</text:p>
          </table:table-cell>
          <table:table-cell office:value-type="string" calcext:value-type="string">
            <text:p>Liga</text:p>
          </table:table-cell>
          <table:table-cell/>
          <table:table-cell table:formula="of:=IF([.H86]&lt;&gt;&quot;&quot;;CONCATENATE([.H86];&quot;,&quot;;[.C86];&quot; &quot;;[.D86];&quot;,&quot;;[.B86]);&quot;&quot;)" office:value-type="string" office:string-value="50098161,Latem - De Pinte 1D,Badmintonclub Latem-De Pinte" calcext:value-type="string">
            <text:p>50098161,Latem - De Pinte 1D,Badmintonclub Latem-De Pinte</text:p>
          </table:table-cell>
          <table:table-cell table:formula="of:=IF([.I86]=&quot;&quot;;[.K86];&quot;&quot;)">
            <text:p/>
          </table:table-cell>
          <table:table-cell table:formula="of:=IF([.I86]&lt;&gt;&quot;&quot;;[.K86];&quot;&quot;)" office:value-type="string" office:string-value="50098161,Latem - De Pinte 1D,Badmintonclub Latem-De Pinte" calcext:value-type="string">
            <text:p>50098161,Latem - De Pinte 1D,Badmintonclub Latem-De Pinte</text:p>
          </table:table-cell>
        </table:table-row>
        <table:table-row table:style-name="ro1">
          <table:table-cell office:value-type="string" calcext:value-type="string">
            <text:p>Badmintonclub Latem-De Pinte</text:p>
          </table:table-cell>
          <table:table-cell table:formula="of:=VLOOKUP([.A87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87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ie Arens</text:p>
          </table:table-cell>
          <table:table-cell office:value-type="float" office:value="50020977" calcext:value-type="float">
            <text:p>50020977</text:p>
          </table:table-cell>
          <table:table-cell office:value-type="string" calcext:value-type="string">
            <text:p>Liga</text:p>
          </table:table-cell>
          <table:table-cell/>
          <table:table-cell table:formula="of:=IF([.H87]&lt;&gt;&quot;&quot;;CONCATENATE([.H87];&quot;,&quot;;[.C87];&quot; &quot;;[.D87];&quot;,&quot;;[.B87]);&quot;&quot;)" office:value-type="string" office:string-value="50020977,Latem - De Pinte 1D,Badmintonclub Latem-De Pinte" calcext:value-type="string">
            <text:p>50020977,Latem - De Pinte 1D,Badmintonclub Latem-De Pinte</text:p>
          </table:table-cell>
          <table:table-cell table:formula="of:=IF([.I87]=&quot;&quot;;[.K87];&quot;&quot;)">
            <text:p/>
          </table:table-cell>
          <table:table-cell table:formula="of:=IF([.I87]&lt;&gt;&quot;&quot;;[.K87];&quot;&quot;)" office:value-type="string" office:string-value="50020977,Latem - De Pinte 1D,Badmintonclub Latem-De Pinte" calcext:value-type="string">
            <text:p>50020977,Latem - De Pinte 1D,Badmintonclub Latem-De Pinte</text:p>
          </table:table-cell>
        </table:table-row>
        <table:table-row table:style-name="ro1">
          <table:table-cell office:value-type="string" calcext:value-type="string">
            <text:p>Badmintonclub Latem-De Pinte</text:p>
          </table:table-cell>
          <table:table-cell table:formula="of:=VLOOKUP([.A88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88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lyn De Meyer</text:p>
          </table:table-cell>
          <table:table-cell office:value-type="float" office:value="50050689" calcext:value-type="float">
            <text:p>50050689</text:p>
          </table:table-cell>
          <table:table-cell office:value-type="string" calcext:value-type="string">
            <text:p>Liga</text:p>
          </table:table-cell>
          <table:table-cell/>
          <table:table-cell table:formula="of:=IF([.H88]&lt;&gt;&quot;&quot;;CONCATENATE([.H88];&quot;,&quot;;[.C88];&quot; &quot;;[.D88];&quot;,&quot;;[.B88]);&quot;&quot;)" office:value-type="string" office:string-value="50050689,Latem - De Pinte 1D,Badmintonclub Latem-De Pinte" calcext:value-type="string">
            <text:p>50050689,Latem - De Pinte 1D,Badmintonclub Latem-De Pinte</text:p>
          </table:table-cell>
          <table:table-cell table:formula="of:=IF([.I88]=&quot;&quot;;[.K88];&quot;&quot;)">
            <text:p/>
          </table:table-cell>
          <table:table-cell table:formula="of:=IF([.I88]&lt;&gt;&quot;&quot;;[.K88];&quot;&quot;)" office:value-type="string" office:string-value="50050689,Latem - De Pinte 1D,Badmintonclub Latem-De Pinte" calcext:value-type="string">
            <text:p>50050689,Latem - De Pinte 1D,Badmintonclub Latem-De Pinte</text:p>
          </table:table-cell>
        </table:table-row>
        <table:table-row table:style-name="ro1">
          <table:table-cell office:value-type="string" calcext:value-type="string">
            <text:p>Badmintonclub Latem-De Pinte</text:p>
          </table:table-cell>
          <table:table-cell table:formula="of:=VLOOKUP([.A89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89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hanie Vanderstricht</text:p>
          </table:table-cell>
          <table:table-cell office:value-type="float" office:value="50018724" calcext:value-type="float">
            <text:p>50018724</text:p>
          </table:table-cell>
          <table:table-cell office:value-type="string" calcext:value-type="string">
            <text:p>Liga</text:p>
          </table:table-cell>
          <table:table-cell/>
          <table:table-cell table:formula="of:=IF([.H89]&lt;&gt;&quot;&quot;;CONCATENATE([.H89];&quot;,&quot;;[.C89];&quot; &quot;;[.D89];&quot;,&quot;;[.B89]);&quot;&quot;)" office:value-type="string" office:string-value="50018724,Latem - De Pinte 1D,Badmintonclub Latem-De Pinte" calcext:value-type="string">
            <text:p>50018724,Latem - De Pinte 1D,Badmintonclub Latem-De Pinte</text:p>
          </table:table-cell>
          <table:table-cell table:formula="of:=IF([.I89]=&quot;&quot;;[.K89];&quot;&quot;)">
            <text:p/>
          </table:table-cell>
          <table:table-cell table:formula="of:=IF([.I89]&lt;&gt;&quot;&quot;;[.K89];&quot;&quot;)" office:value-type="string" office:string-value="50018724,Latem - De Pinte 1D,Badmintonclub Latem-De Pinte" calcext:value-type="string">
            <text:p>50018724,Latem - De Pinte 1D,Badmintonclub Latem-De Pinte</text:p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90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90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oen Pouseele</text:p>
          </table:table-cell>
          <table:table-cell office:value-type="float" office:value="50059488" calcext:value-type="float">
            <text:p>50059488</text:p>
          </table:table-cell>
          <table:table-cell table:number-columns-repeated="2"/>
          <table:table-cell table:formula="of:=IF([.H90]&lt;&gt;&quot;&quot;;CONCATENATE([.H90];&quot;,&quot;;[.C90];&quot; &quot;;[.D90];&quot;,&quot;;[.B90]);&quot;&quot;)" office:value-type="string" office:string-value="50059488,Latem - De Pinte 2G,Badmintonclub Latem-De Pinte" calcext:value-type="string">
            <text:p>50059488,Latem - De Pinte 2G,Badmintonclub Latem-De Pinte</text:p>
          </table:table-cell>
          <table:table-cell table:formula="of:=IF([.I90]=&quot;&quot;;[.K90];&quot;&quot;)" office:value-type="string" office:string-value="50059488,Latem - De Pinte 2G,Badmintonclub Latem-De Pinte" calcext:value-type="string">
            <text:p>50059488,Latem - De Pinte 2G,Badmintonclub Latem-De Pinte</text:p>
          </table:table-cell>
          <table:table-cell table:formula="of:=IF([.I90]&lt;&gt;&quot;&quot;;[.K90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91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91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ut Coessens</text:p>
          </table:table-cell>
          <table:table-cell office:value-type="float" office:value="50057226" calcext:value-type="float">
            <text:p>50057226</text:p>
          </table:table-cell>
          <table:table-cell table:number-columns-repeated="2"/>
          <table:table-cell table:formula="of:=IF([.H91]&lt;&gt;&quot;&quot;;CONCATENATE([.H91];&quot;,&quot;;[.C91];&quot; &quot;;[.D91];&quot;,&quot;;[.B91]);&quot;&quot;)" office:value-type="string" office:string-value="50057226,Latem - De Pinte 2G,Badmintonclub Latem-De Pinte" calcext:value-type="string">
            <text:p>50057226,Latem - De Pinte 2G,Badmintonclub Latem-De Pinte</text:p>
          </table:table-cell>
          <table:table-cell table:formula="of:=IF([.I91]=&quot;&quot;;[.K91];&quot;&quot;)" office:value-type="string" office:string-value="50057226,Latem - De Pinte 2G,Badmintonclub Latem-De Pinte" calcext:value-type="string">
            <text:p>50057226,Latem - De Pinte 2G,Badmintonclub Latem-De Pinte</text:p>
          </table:table-cell>
          <table:table-cell table:formula="of:=IF([.I91]&lt;&gt;&quot;&quot;;[.K91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92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92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a Ostyn</text:p>
          </table:table-cell>
          <table:table-cell office:value-type="float" office:value="50057306" calcext:value-type="float">
            <text:p>50057306</text:p>
          </table:table-cell>
          <table:table-cell table:number-columns-repeated="2"/>
          <table:table-cell table:formula="of:=IF([.H92]&lt;&gt;&quot;&quot;;CONCATENATE([.H92];&quot;,&quot;;[.C92];&quot; &quot;;[.D92];&quot;,&quot;;[.B92]);&quot;&quot;)" office:value-type="string" office:string-value="50057306,Latem - De Pinte 2G,Badmintonclub Latem-De Pinte" calcext:value-type="string">
            <text:p>50057306,Latem - De Pinte 2G,Badmintonclub Latem-De Pinte</text:p>
          </table:table-cell>
          <table:table-cell table:formula="of:=IF([.I92]=&quot;&quot;;[.K92];&quot;&quot;)" office:value-type="string" office:string-value="50057306,Latem - De Pinte 2G,Badmintonclub Latem-De Pinte" calcext:value-type="string">
            <text:p>50057306,Latem - De Pinte 2G,Badmintonclub Latem-De Pinte</text:p>
          </table:table-cell>
          <table:table-cell table:formula="of:=IF([.I92]&lt;&gt;&quot;&quot;;[.K92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93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93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lyn De Meyer</text:p>
          </table:table-cell>
          <table:table-cell office:value-type="float" office:value="50050689" calcext:value-type="float">
            <text:p>50050689</text:p>
          </table:table-cell>
          <table:table-cell table:number-columns-repeated="2"/>
          <table:table-cell table:formula="of:=IF([.H93]&lt;&gt;&quot;&quot;;CONCATENATE([.H93];&quot;,&quot;;[.C93];&quot; &quot;;[.D93];&quot;,&quot;;[.B93]);&quot;&quot;)" office:value-type="string" office:string-value="50050689,Latem - De Pinte 2G,Badmintonclub Latem-De Pinte" calcext:value-type="string">
            <text:p>50050689,Latem - De Pinte 2G,Badmintonclub Latem-De Pinte</text:p>
          </table:table-cell>
          <table:table-cell table:formula="of:=IF([.I93]=&quot;&quot;;[.K93];&quot;&quot;)" office:value-type="string" office:string-value="50050689,Latem - De Pinte 2G,Badmintonclub Latem-De Pinte" calcext:value-type="string">
            <text:p>50050689,Latem - De Pinte 2G,Badmintonclub Latem-De Pinte</text:p>
          </table:table-cell>
          <table:table-cell table:formula="of:=IF([.I93]&lt;&gt;&quot;&quot;;[.K93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94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94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ut Coessens</text:p>
          </table:table-cell>
          <table:table-cell office:value-type="float" office:value="50057226" calcext:value-type="float">
            <text:p>50057226</text:p>
          </table:table-cell>
          <table:table-cell table:number-columns-repeated="2"/>
          <table:table-cell table:formula="of:=IF([.H94]&lt;&gt;&quot;&quot;;CONCATENATE([.H94];&quot;,&quot;;[.C94];&quot; &quot;;[.D94];&quot;,&quot;;[.B94]);&quot;&quot;)" office:value-type="string" office:string-value="50057226,Latem - De Pinte 2H,Badmintonclub Latem-De Pinte" calcext:value-type="string">
            <text:p>50057226,Latem - De Pinte 2H,Badmintonclub Latem-De Pinte</text:p>
          </table:table-cell>
          <table:table-cell table:formula="of:=IF([.I94]=&quot;&quot;;[.K94];&quot;&quot;)" office:value-type="string" office:string-value="50057226,Latem - De Pinte 2H,Badmintonclub Latem-De Pinte" calcext:value-type="string">
            <text:p>50057226,Latem - De Pinte 2H,Badmintonclub Latem-De Pinte</text:p>
          </table:table-cell>
          <table:table-cell table:formula="of:=IF([.I94]&lt;&gt;&quot;&quot;;[.K94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95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95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js Deweerdt</text:p>
          </table:table-cell>
          <table:table-cell office:value-type="float" office:value="50061496" calcext:value-type="float">
            <text:p>50061496</text:p>
          </table:table-cell>
          <table:table-cell table:number-columns-repeated="2"/>
          <table:table-cell table:formula="of:=IF([.H95]&lt;&gt;&quot;&quot;;CONCATENATE([.H95];&quot;,&quot;;[.C95];&quot; &quot;;[.D95];&quot;,&quot;;[.B95]);&quot;&quot;)" office:value-type="string" office:string-value="50061496,Latem - De Pinte 2H,Badmintonclub Latem-De Pinte" calcext:value-type="string">
            <text:p>50061496,Latem - De Pinte 2H,Badmintonclub Latem-De Pinte</text:p>
          </table:table-cell>
          <table:table-cell table:formula="of:=IF([.I95]=&quot;&quot;;[.K95];&quot;&quot;)" office:value-type="string" office:string-value="50061496,Latem - De Pinte 2H,Badmintonclub Latem-De Pinte" calcext:value-type="string">
            <text:p>50061496,Latem - De Pinte 2H,Badmintonclub Latem-De Pinte</text:p>
          </table:table-cell>
          <table:table-cell table:formula="of:=IF([.I95]&lt;&gt;&quot;&quot;;[.K95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96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96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guel Van Herpe</text:p>
          </table:table-cell>
          <table:table-cell office:value-type="float" office:value="50071238" calcext:value-type="float">
            <text:p>50071238</text:p>
          </table:table-cell>
          <table:table-cell table:number-columns-repeated="2"/>
          <table:table-cell table:formula="of:=IF([.H96]&lt;&gt;&quot;&quot;;CONCATENATE([.H96];&quot;,&quot;;[.C96];&quot; &quot;;[.D96];&quot;,&quot;;[.B96]);&quot;&quot;)" office:value-type="string" office:string-value="50071238,Latem - De Pinte 2H,Badmintonclub Latem-De Pinte" calcext:value-type="string">
            <text:p>50071238,Latem - De Pinte 2H,Badmintonclub Latem-De Pinte</text:p>
          </table:table-cell>
          <table:table-cell table:formula="of:=IF([.I96]=&quot;&quot;;[.K96];&quot;&quot;)" office:value-type="string" office:string-value="50071238,Latem - De Pinte 2H,Badmintonclub Latem-De Pinte" calcext:value-type="string">
            <text:p>50071238,Latem - De Pinte 2H,Badmintonclub Latem-De Pinte</text:p>
          </table:table-cell>
          <table:table-cell table:formula="of:=IF([.I96]&lt;&gt;&quot;&quot;;[.K96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97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97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el Sioncke</text:p>
          </table:table-cell>
          <table:table-cell office:value-type="float" office:value="50055007" calcext:value-type="float">
            <text:p>50055007</text:p>
          </table:table-cell>
          <table:table-cell table:number-columns-repeated="2"/>
          <table:table-cell table:formula="of:=IF([.H97]&lt;&gt;&quot;&quot;;CONCATENATE([.H97];&quot;,&quot;;[.C97];&quot; &quot;;[.D97];&quot;,&quot;;[.B97]);&quot;&quot;)" office:value-type="string" office:string-value="50055007,Latem - De Pinte 2H,Badmintonclub Latem-De Pinte" calcext:value-type="string">
            <text:p>50055007,Latem - De Pinte 2H,Badmintonclub Latem-De Pinte</text:p>
          </table:table-cell>
          <table:table-cell table:formula="of:=IF([.I97]=&quot;&quot;;[.K97];&quot;&quot;)" office:value-type="string" office:string-value="50055007,Latem - De Pinte 2H,Badmintonclub Latem-De Pinte" calcext:value-type="string">
            <text:p>50055007,Latem - De Pinte 2H,Badmintonclub Latem-De Pinte</text:p>
          </table:table-cell>
          <table:table-cell table:formula="of:=IF([.I97]&lt;&gt;&quot;&quot;;[.K97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98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98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 Dubois</text:p>
          </table:table-cell>
          <table:table-cell office:value-type="float" office:value="50047649" calcext:value-type="float">
            <text:p>50047649</text:p>
          </table:table-cell>
          <table:table-cell table:number-columns-repeated="2"/>
          <table:table-cell table:formula="of:=IF([.H98]&lt;&gt;&quot;&quot;;CONCATENATE([.H98];&quot;,&quot;;[.C98];&quot; &quot;;[.D98];&quot;,&quot;;[.B98]);&quot;&quot;)" office:value-type="string" office:string-value="50047649,Latem - De Pinte 2D,Badmintonclub Latem-De Pinte" calcext:value-type="string">
            <text:p>50047649,Latem - De Pinte 2D,Badmintonclub Latem-De Pinte</text:p>
          </table:table-cell>
          <table:table-cell table:formula="of:=IF([.I98]=&quot;&quot;;[.K98];&quot;&quot;)" office:value-type="string" office:string-value="50047649,Latem - De Pinte 2D,Badmintonclub Latem-De Pinte" calcext:value-type="string">
            <text:p>50047649,Latem - De Pinte 2D,Badmintonclub Latem-De Pinte</text:p>
          </table:table-cell>
          <table:table-cell table:formula="of:=IF([.I98]&lt;&gt;&quot;&quot;;[.K98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99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99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go Diricks</text:p>
          </table:table-cell>
          <table:table-cell office:value-type="float" office:value="50068006" calcext:value-type="float">
            <text:p>50068006</text:p>
          </table:table-cell>
          <table:table-cell table:number-columns-repeated="2"/>
          <table:table-cell table:formula="of:=IF([.H99]&lt;&gt;&quot;&quot;;CONCATENATE([.H99];&quot;,&quot;;[.C99];&quot; &quot;;[.D99];&quot;,&quot;;[.B99]);&quot;&quot;)" office:value-type="string" office:string-value="50068006,Latem - De Pinte 2D,Badmintonclub Latem-De Pinte" calcext:value-type="string">
            <text:p>50068006,Latem - De Pinte 2D,Badmintonclub Latem-De Pinte</text:p>
          </table:table-cell>
          <table:table-cell table:formula="of:=IF([.I99]=&quot;&quot;;[.K99];&quot;&quot;)" office:value-type="string" office:string-value="50068006,Latem - De Pinte 2D,Badmintonclub Latem-De Pinte" calcext:value-type="string">
            <text:p>50068006,Latem - De Pinte 2D,Badmintonclub Latem-De Pinte</text:p>
          </table:table-cell>
          <table:table-cell table:formula="of:=IF([.I99]&lt;&gt;&quot;&quot;;[.K99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00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00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ica Gansbeke</text:p>
          </table:table-cell>
          <table:table-cell office:value-type="float" office:value="50095001" calcext:value-type="float">
            <text:p>50095001</text:p>
          </table:table-cell>
          <table:table-cell table:number-columns-repeated="2"/>
          <table:table-cell table:formula="of:=IF([.H100]&lt;&gt;&quot;&quot;;CONCATENATE([.H100];&quot;,&quot;;[.C100];&quot; &quot;;[.D100];&quot;,&quot;;[.B100]);&quot;&quot;)" office:value-type="string" office:string-value="50095001,Latem - De Pinte 2D,Badmintonclub Latem-De Pinte" calcext:value-type="string">
            <text:p>50095001,Latem - De Pinte 2D,Badmintonclub Latem-De Pinte</text:p>
          </table:table-cell>
          <table:table-cell table:formula="of:=IF([.I100]=&quot;&quot;;[.K100];&quot;&quot;)" office:value-type="string" office:string-value="50095001,Latem - De Pinte 2D,Badmintonclub Latem-De Pinte" calcext:value-type="string">
            <text:p>50095001,Latem - De Pinte 2D,Badmintonclub Latem-De Pinte</text:p>
          </table:table-cell>
          <table:table-cell table:formula="of:=IF([.I100]&lt;&gt;&quot;&quot;;[.K100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01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01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a Ostyn</text:p>
          </table:table-cell>
          <table:table-cell office:value-type="float" office:value="50057306" calcext:value-type="float">
            <text:p>50057306</text:p>
          </table:table-cell>
          <table:table-cell table:number-columns-repeated="2"/>
          <table:table-cell table:formula="of:=IF([.H101]&lt;&gt;&quot;&quot;;CONCATENATE([.H101];&quot;,&quot;;[.C101];&quot; &quot;;[.D101];&quot;,&quot;;[.B101]);&quot;&quot;)" office:value-type="string" office:string-value="50057306,Latem - De Pinte 2D,Badmintonclub Latem-De Pinte" calcext:value-type="string">
            <text:p>50057306,Latem - De Pinte 2D,Badmintonclub Latem-De Pinte</text:p>
          </table:table-cell>
          <table:table-cell table:formula="of:=IF([.I101]=&quot;&quot;;[.K101];&quot;&quot;)" office:value-type="string" office:string-value="50057306,Latem - De Pinte 2D,Badmintonclub Latem-De Pinte" calcext:value-type="string">
            <text:p>50057306,Latem - De Pinte 2D,Badmintonclub Latem-De Pinte</text:p>
          </table:table-cell>
          <table:table-cell table:formula="of:=IF([.I101]&lt;&gt;&quot;&quot;;[.K101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02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02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guel Van Herpe</text:p>
          </table:table-cell>
          <table:table-cell office:value-type="float" office:value="50071238" calcext:value-type="float">
            <text:p>50071238</text:p>
          </table:table-cell>
          <table:table-cell table:number-columns-repeated="2"/>
          <table:table-cell table:formula="of:=IF([.H102]&lt;&gt;&quot;&quot;;CONCATENATE([.H102];&quot;,&quot;;[.C102];&quot; &quot;;[.D102];&quot;,&quot;;[.B102]);&quot;&quot;)" office:value-type="string" office:string-value="50071238,Latem - De Pinte 3G,Badmintonclub Latem-De Pinte" calcext:value-type="string">
            <text:p>50071238,Latem - De Pinte 3G,Badmintonclub Latem-De Pinte</text:p>
          </table:table-cell>
          <table:table-cell table:formula="of:=IF([.I102]=&quot;&quot;;[.K102];&quot;&quot;)" office:value-type="string" office:string-value="50071238,Latem - De Pinte 3G,Badmintonclub Latem-De Pinte" calcext:value-type="string">
            <text:p>50071238,Latem - De Pinte 3G,Badmintonclub Latem-De Pinte</text:p>
          </table:table-cell>
          <table:table-cell table:formula="of:=IF([.I102]&lt;&gt;&quot;&quot;;[.K102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03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03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js Deweerdt</text:p>
          </table:table-cell>
          <table:table-cell office:value-type="float" office:value="50061496" calcext:value-type="float">
            <text:p>50061496</text:p>
          </table:table-cell>
          <table:table-cell table:number-columns-repeated="2"/>
          <table:table-cell table:formula="of:=IF([.H103]&lt;&gt;&quot;&quot;;CONCATENATE([.H103];&quot;,&quot;;[.C103];&quot; &quot;;[.D103];&quot;,&quot;;[.B103]);&quot;&quot;)" office:value-type="string" office:string-value="50061496,Latem - De Pinte 3G,Badmintonclub Latem-De Pinte" calcext:value-type="string">
            <text:p>50061496,Latem - De Pinte 3G,Badmintonclub Latem-De Pinte</text:p>
          </table:table-cell>
          <table:table-cell table:formula="of:=IF([.I103]=&quot;&quot;;[.K103];&quot;&quot;)" office:value-type="string" office:string-value="50061496,Latem - De Pinte 3G,Badmintonclub Latem-De Pinte" calcext:value-type="string">
            <text:p>50061496,Latem - De Pinte 3G,Badmintonclub Latem-De Pinte</text:p>
          </table:table-cell>
          <table:table-cell table:formula="of:=IF([.I103]&lt;&gt;&quot;&quot;;[.K103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04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04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 Dubois</text:p>
          </table:table-cell>
          <table:table-cell office:value-type="float" office:value="50047649" calcext:value-type="float">
            <text:p>50047649</text:p>
          </table:table-cell>
          <table:table-cell table:number-columns-repeated="2"/>
          <table:table-cell table:formula="of:=IF([.H104]&lt;&gt;&quot;&quot;;CONCATENATE([.H104];&quot;,&quot;;[.C104];&quot; &quot;;[.D104];&quot;,&quot;;[.B104]);&quot;&quot;)" office:value-type="string" office:string-value="50047649,Latem - De Pinte 3G,Badmintonclub Latem-De Pinte" calcext:value-type="string">
            <text:p>50047649,Latem - De Pinte 3G,Badmintonclub Latem-De Pinte</text:p>
          </table:table-cell>
          <table:table-cell table:formula="of:=IF([.I104]=&quot;&quot;;[.K104];&quot;&quot;)" office:value-type="string" office:string-value="50047649,Latem - De Pinte 3G,Badmintonclub Latem-De Pinte" calcext:value-type="string">
            <text:p>50047649,Latem - De Pinte 3G,Badmintonclub Latem-De Pinte</text:p>
          </table:table-cell>
          <table:table-cell table:formula="of:=IF([.I104]&lt;&gt;&quot;&quot;;[.K104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05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05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go Diricks</text:p>
          </table:table-cell>
          <table:table-cell office:value-type="float" office:value="50068006" calcext:value-type="float">
            <text:p>50068006</text:p>
          </table:table-cell>
          <table:table-cell table:number-columns-repeated="2"/>
          <table:table-cell table:formula="of:=IF([.H105]&lt;&gt;&quot;&quot;;CONCATENATE([.H105];&quot;,&quot;;[.C105];&quot; &quot;;[.D105];&quot;,&quot;;[.B105]);&quot;&quot;)" office:value-type="string" office:string-value="50068006,Latem - De Pinte 3G,Badmintonclub Latem-De Pinte" calcext:value-type="string">
            <text:p>50068006,Latem - De Pinte 3G,Badmintonclub Latem-De Pinte</text:p>
          </table:table-cell>
          <table:table-cell table:formula="of:=IF([.I105]=&quot;&quot;;[.K105];&quot;&quot;)" office:value-type="string" office:string-value="50068006,Latem - De Pinte 3G,Badmintonclub Latem-De Pinte" calcext:value-type="string">
            <text:p>50068006,Latem - De Pinte 3G,Badmintonclub Latem-De Pinte</text:p>
          </table:table-cell>
          <table:table-cell table:formula="of:=IF([.I105]&lt;&gt;&quot;&quot;;[.K105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06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06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de Devos</text:p>
          </table:table-cell>
          <table:table-cell office:value-type="float" office:value="50042022" calcext:value-type="float">
            <text:p>50042022</text:p>
          </table:table-cell>
          <table:table-cell table:number-columns-repeated="2"/>
          <table:table-cell table:formula="of:=IF([.H106]&lt;&gt;&quot;&quot;;CONCATENATE([.H106];&quot;,&quot;;[.C106];&quot; &quot;;[.D106];&quot;,&quot;;[.B106]);&quot;&quot;)" office:value-type="string" office:string-value="50042022,Latem - De Pinte 3H,Badmintonclub Latem-De Pinte" calcext:value-type="string">
            <text:p>50042022,Latem - De Pinte 3H,Badmintonclub Latem-De Pinte</text:p>
          </table:table-cell>
          <table:table-cell table:formula="of:=IF([.I106]=&quot;&quot;;[.K106];&quot;&quot;)" office:value-type="string" office:string-value="50042022,Latem - De Pinte 3H,Badmintonclub Latem-De Pinte" calcext:value-type="string">
            <text:p>50042022,Latem - De Pinte 3H,Badmintonclub Latem-De Pinte</text:p>
          </table:table-cell>
          <table:table-cell table:formula="of:=IF([.I106]&lt;&gt;&quot;&quot;;[.K106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07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07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mes Claeys</text:p>
          </table:table-cell>
          <table:table-cell office:value-type="float" office:value="50086028" calcext:value-type="float">
            <text:p>50086028</text:p>
          </table:table-cell>
          <table:table-cell table:number-columns-repeated="2"/>
          <table:table-cell table:formula="of:=IF([.H107]&lt;&gt;&quot;&quot;;CONCATENATE([.H107];&quot;,&quot;;[.C107];&quot; &quot;;[.D107];&quot;,&quot;;[.B107]);&quot;&quot;)" office:value-type="string" office:string-value="50086028,Latem - De Pinte 3H,Badmintonclub Latem-De Pinte" calcext:value-type="string">
            <text:p>50086028,Latem - De Pinte 3H,Badmintonclub Latem-De Pinte</text:p>
          </table:table-cell>
          <table:table-cell table:formula="of:=IF([.I107]=&quot;&quot;;[.K107];&quot;&quot;)" office:value-type="string" office:string-value="50086028,Latem - De Pinte 3H,Badmintonclub Latem-De Pinte" calcext:value-type="string">
            <text:p>50086028,Latem - De Pinte 3H,Badmintonclub Latem-De Pinte</text:p>
          </table:table-cell>
          <table:table-cell table:formula="of:=IF([.I107]&lt;&gt;&quot;&quot;;[.K107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08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08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vo De zutter</text:p>
          </table:table-cell>
          <table:table-cell office:value-type="float" office:value="50058859" calcext:value-type="float">
            <text:p>50058859</text:p>
          </table:table-cell>
          <table:table-cell table:number-columns-repeated="2"/>
          <table:table-cell table:formula="of:=IF([.H108]&lt;&gt;&quot;&quot;;CONCATENATE([.H108];&quot;,&quot;;[.C108];&quot; &quot;;[.D108];&quot;,&quot;;[.B108]);&quot;&quot;)" office:value-type="string" office:string-value="50058859,Latem - De Pinte 3H,Badmintonclub Latem-De Pinte" calcext:value-type="string">
            <text:p>50058859,Latem - De Pinte 3H,Badmintonclub Latem-De Pinte</text:p>
          </table:table-cell>
          <table:table-cell table:formula="of:=IF([.I108]=&quot;&quot;;[.K108];&quot;&quot;)" office:value-type="string" office:string-value="50058859,Latem - De Pinte 3H,Badmintonclub Latem-De Pinte" calcext:value-type="string">
            <text:p>50058859,Latem - De Pinte 3H,Badmintonclub Latem-De Pinte</text:p>
          </table:table-cell>
          <table:table-cell table:formula="of:=IF([.I108]&lt;&gt;&quot;&quot;;[.K108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09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09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an Van Heesvelde</text:p>
          </table:table-cell>
          <table:table-cell office:value-type="float" office:value="50085193" calcext:value-type="float">
            <text:p>50085193</text:p>
          </table:table-cell>
          <table:table-cell table:number-columns-repeated="2"/>
          <table:table-cell table:formula="of:=IF([.H109]&lt;&gt;&quot;&quot;;CONCATENATE([.H109];&quot;,&quot;;[.C109];&quot; &quot;;[.D109];&quot;,&quot;;[.B109]);&quot;&quot;)" office:value-type="string" office:string-value="50085193,Latem - De Pinte 3H,Badmintonclub Latem-De Pinte" calcext:value-type="string">
            <text:p>50085193,Latem - De Pinte 3H,Badmintonclub Latem-De Pinte</text:p>
          </table:table-cell>
          <table:table-cell table:formula="of:=IF([.I109]=&quot;&quot;;[.K109];&quot;&quot;)" office:value-type="string" office:string-value="50085193,Latem - De Pinte 3H,Badmintonclub Latem-De Pinte" calcext:value-type="string">
            <text:p>50085193,Latem - De Pinte 3H,Badmintonclub Latem-De Pinte</text:p>
          </table:table-cell>
          <table:table-cell table:formula="of:=IF([.I109]&lt;&gt;&quot;&quot;;[.K109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10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10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mes Claeys</text:p>
          </table:table-cell>
          <table:table-cell office:value-type="float" office:value="50086028" calcext:value-type="float">
            <text:p>50086028</text:p>
          </table:table-cell>
          <table:table-cell table:number-columns-repeated="2"/>
          <table:table-cell table:formula="of:=IF([.H110]&lt;&gt;&quot;&quot;;CONCATENATE([.H110];&quot;,&quot;;[.C110];&quot; &quot;;[.D110];&quot;,&quot;;[.B110]);&quot;&quot;)" office:value-type="string" office:string-value="50086028,Latem - De Pinte 4G,Badmintonclub Latem-De Pinte" calcext:value-type="string">
            <text:p>50086028,Latem - De Pinte 4G,Badmintonclub Latem-De Pinte</text:p>
          </table:table-cell>
          <table:table-cell table:formula="of:=IF([.I110]=&quot;&quot;;[.K110];&quot;&quot;)" office:value-type="string" office:string-value="50086028,Latem - De Pinte 4G,Badmintonclub Latem-De Pinte" calcext:value-type="string">
            <text:p>50086028,Latem - De Pinte 4G,Badmintonclub Latem-De Pinte</text:p>
          </table:table-cell>
          <table:table-cell table:formula="of:=IF([.I110]&lt;&gt;&quot;&quot;;[.K110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11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11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de Devos</text:p>
          </table:table-cell>
          <table:table-cell office:value-type="float" office:value="50042022" calcext:value-type="float">
            <text:p>50042022</text:p>
          </table:table-cell>
          <table:table-cell table:number-columns-repeated="2"/>
          <table:table-cell table:formula="of:=IF([.H111]&lt;&gt;&quot;&quot;;CONCATENATE([.H111];&quot;,&quot;;[.C111];&quot; &quot;;[.D111];&quot;,&quot;;[.B111]);&quot;&quot;)" office:value-type="string" office:string-value="50042022,Latem - De Pinte 4G,Badmintonclub Latem-De Pinte" calcext:value-type="string">
            <text:p>50042022,Latem - De Pinte 4G,Badmintonclub Latem-De Pinte</text:p>
          </table:table-cell>
          <table:table-cell table:formula="of:=IF([.I111]=&quot;&quot;;[.K111];&quot;&quot;)" office:value-type="string" office:string-value="50042022,Latem - De Pinte 4G,Badmintonclub Latem-De Pinte" calcext:value-type="string">
            <text:p>50042022,Latem - De Pinte 4G,Badmintonclub Latem-De Pinte</text:p>
          </table:table-cell>
          <table:table-cell table:formula="of:=IF([.I111]&lt;&gt;&quot;&quot;;[.K111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12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12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lien Struyvelt</text:p>
          </table:table-cell>
          <table:table-cell office:value-type="float" office:value="50048472" calcext:value-type="float">
            <text:p>50048472</text:p>
          </table:table-cell>
          <table:table-cell table:number-columns-repeated="2"/>
          <table:table-cell table:formula="of:=IF([.H112]&lt;&gt;&quot;&quot;;CONCATENATE([.H112];&quot;,&quot;;[.C112];&quot; &quot;;[.D112];&quot;,&quot;;[.B112]);&quot;&quot;)" office:value-type="string" office:string-value="50048472,Latem - De Pinte 4G,Badmintonclub Latem-De Pinte" calcext:value-type="string">
            <text:p>50048472,Latem - De Pinte 4G,Badmintonclub Latem-De Pinte</text:p>
          </table:table-cell>
          <table:table-cell table:formula="of:=IF([.I112]=&quot;&quot;;[.K112];&quot;&quot;)" office:value-type="string" office:string-value="50048472,Latem - De Pinte 4G,Badmintonclub Latem-De Pinte" calcext:value-type="string">
            <text:p>50048472,Latem - De Pinte 4G,Badmintonclub Latem-De Pinte</text:p>
          </table:table-cell>
          <table:table-cell table:formula="of:=IF([.I112]&lt;&gt;&quot;&quot;;[.K112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13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13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ica Gansbeke</text:p>
          </table:table-cell>
          <table:table-cell office:value-type="float" office:value="50095001" calcext:value-type="float">
            <text:p>50095001</text:p>
          </table:table-cell>
          <table:table-cell table:number-columns-repeated="2"/>
          <table:table-cell table:formula="of:=IF([.H113]&lt;&gt;&quot;&quot;;CONCATENATE([.H113];&quot;,&quot;;[.C113];&quot; &quot;;[.D113];&quot;,&quot;;[.B113]);&quot;&quot;)" office:value-type="string" office:string-value="50095001,Latem - De Pinte 4G,Badmintonclub Latem-De Pinte" calcext:value-type="string">
            <text:p>50095001,Latem - De Pinte 4G,Badmintonclub Latem-De Pinte</text:p>
          </table:table-cell>
          <table:table-cell table:formula="of:=IF([.I113]=&quot;&quot;;[.K113];&quot;&quot;)" office:value-type="string" office:string-value="50095001,Latem - De Pinte 4G,Badmintonclub Latem-De Pinte" calcext:value-type="string">
            <text:p>50095001,Latem - De Pinte 4G,Badmintonclub Latem-De Pinte</text:p>
          </table:table-cell>
          <table:table-cell table:formula="of:=IF([.I113]&lt;&gt;&quot;&quot;;[.K113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14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14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illaume Pattyn</text:p>
          </table:table-cell>
          <table:table-cell office:value-type="float" office:value="50102973" calcext:value-type="float">
            <text:p>50102973</text:p>
          </table:table-cell>
          <table:table-cell table:number-columns-repeated="2"/>
          <table:table-cell table:formula="of:=IF([.H114]&lt;&gt;&quot;&quot;;CONCATENATE([.H114];&quot;,&quot;;[.C114];&quot; &quot;;[.D114];&quot;,&quot;;[.B114]);&quot;&quot;)" office:value-type="string" office:string-value="50102973,Latem - De Pinte 4H,Badmintonclub Latem-De Pinte" calcext:value-type="string">
            <text:p>50102973,Latem - De Pinte 4H,Badmintonclub Latem-De Pinte</text:p>
          </table:table-cell>
          <table:table-cell table:formula="of:=IF([.I114]=&quot;&quot;;[.K114];&quot;&quot;)" office:value-type="string" office:string-value="50102973,Latem - De Pinte 4H,Badmintonclub Latem-De Pinte" calcext:value-type="string">
            <text:p>50102973,Latem - De Pinte 4H,Badmintonclub Latem-De Pinte</text:p>
          </table:table-cell>
          <table:table-cell table:formula="of:=IF([.I114]&lt;&gt;&quot;&quot;;[.K114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15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15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o Fernandez</text:p>
          </table:table-cell>
          <table:table-cell office:value-type="float" office:value="50059304" calcext:value-type="float">
            <text:p>50059304</text:p>
          </table:table-cell>
          <table:table-cell table:number-columns-repeated="2"/>
          <table:table-cell table:formula="of:=IF([.H115]&lt;&gt;&quot;&quot;;CONCATENATE([.H115];&quot;,&quot;;[.C115];&quot; &quot;;[.D115];&quot;,&quot;;[.B115]);&quot;&quot;)" office:value-type="string" office:string-value="50059304,Latem - De Pinte 4H,Badmintonclub Latem-De Pinte" calcext:value-type="string">
            <text:p>50059304,Latem - De Pinte 4H,Badmintonclub Latem-De Pinte</text:p>
          </table:table-cell>
          <table:table-cell table:formula="of:=IF([.I115]=&quot;&quot;;[.K115];&quot;&quot;)" office:value-type="string" office:string-value="50059304,Latem - De Pinte 4H,Badmintonclub Latem-De Pinte" calcext:value-type="string">
            <text:p>50059304,Latem - De Pinte 4H,Badmintonclub Latem-De Pinte</text:p>
          </table:table-cell>
          <table:table-cell table:formula="of:=IF([.I115]&lt;&gt;&quot;&quot;;[.K115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16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16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ne Bonnez</text:p>
          </table:table-cell>
          <table:table-cell office:value-type="float" office:value="50061137" calcext:value-type="float">
            <text:p>50061137</text:p>
          </table:table-cell>
          <table:table-cell table:number-columns-repeated="2"/>
          <table:table-cell table:formula="of:=IF([.H116]&lt;&gt;&quot;&quot;;CONCATENATE([.H116];&quot;,&quot;;[.C116];&quot; &quot;;[.D116];&quot;,&quot;;[.B116]);&quot;&quot;)" office:value-type="string" office:string-value="50061137,Latem - De Pinte 4H,Badmintonclub Latem-De Pinte" calcext:value-type="string">
            <text:p>50061137,Latem - De Pinte 4H,Badmintonclub Latem-De Pinte</text:p>
          </table:table-cell>
          <table:table-cell table:formula="of:=IF([.I116]=&quot;&quot;;[.K116];&quot;&quot;)" office:value-type="string" office:string-value="50061137,Latem - De Pinte 4H,Badmintonclub Latem-De Pinte" calcext:value-type="string">
            <text:p>50061137,Latem - De Pinte 4H,Badmintonclub Latem-De Pinte</text:p>
          </table:table-cell>
          <table:table-cell table:formula="of:=IF([.I116]&lt;&gt;&quot;&quot;;[.K116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17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17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roen Vanhercke</text:p>
          </table:table-cell>
          <table:table-cell office:value-type="float" office:value="50062683" calcext:value-type="float">
            <text:p>50062683</text:p>
          </table:table-cell>
          <table:table-cell table:number-columns-repeated="2"/>
          <table:table-cell table:formula="of:=IF([.H117]&lt;&gt;&quot;&quot;;CONCATENATE([.H117];&quot;,&quot;;[.C117];&quot; &quot;;[.D117];&quot;,&quot;;[.B117]);&quot;&quot;)" office:value-type="string" office:string-value="50062683,Latem - De Pinte 4H,Badmintonclub Latem-De Pinte" calcext:value-type="string">
            <text:p>50062683,Latem - De Pinte 4H,Badmintonclub Latem-De Pinte</text:p>
          </table:table-cell>
          <table:table-cell table:formula="of:=IF([.I117]=&quot;&quot;;[.K117];&quot;&quot;)" office:value-type="string" office:string-value="50062683,Latem - De Pinte 4H,Badmintonclub Latem-De Pinte" calcext:value-type="string">
            <text:p>50062683,Latem - De Pinte 4H,Badmintonclub Latem-De Pinte</text:p>
          </table:table-cell>
          <table:table-cell table:formula="of:=IF([.I117]&lt;&gt;&quot;&quot;;[.K117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18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18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hael May</text:p>
          </table:table-cell>
          <table:table-cell office:value-type="float" office:value="50050720" calcext:value-type="float">
            <text:p>50050720</text:p>
          </table:table-cell>
          <table:table-cell table:number-columns-repeated="2"/>
          <table:table-cell table:formula="of:=IF([.H118]&lt;&gt;&quot;&quot;;CONCATENATE([.H118];&quot;,&quot;;[.C118];&quot; &quot;;[.D118];&quot;,&quot;;[.B118]);&quot;&quot;)" office:value-type="string" office:string-value="50050720,Latem - De Pinte 5H,Badmintonclub Latem-De Pinte" calcext:value-type="string">
            <text:p>50050720,Latem - De Pinte 5H,Badmintonclub Latem-De Pinte</text:p>
          </table:table-cell>
          <table:table-cell table:formula="of:=IF([.I118]=&quot;&quot;;[.K118];&quot;&quot;)" office:value-type="string" office:string-value="50050720,Latem - De Pinte 5H,Badmintonclub Latem-De Pinte" calcext:value-type="string">
            <text:p>50050720,Latem - De Pinte 5H,Badmintonclub Latem-De Pinte</text:p>
          </table:table-cell>
          <table:table-cell table:formula="of:=IF([.I118]&lt;&gt;&quot;&quot;;[.K118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19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19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derik Hindryckx</text:p>
          </table:table-cell>
          <table:table-cell office:value-type="float" office:value="50085444" calcext:value-type="float">
            <text:p>50085444</text:p>
          </table:table-cell>
          <table:table-cell table:number-columns-repeated="2"/>
          <table:table-cell table:formula="of:=IF([.H119]&lt;&gt;&quot;&quot;;CONCATENATE([.H119];&quot;,&quot;;[.C119];&quot; &quot;;[.D119];&quot;,&quot;;[.B119]);&quot;&quot;)" office:value-type="string" office:string-value="50085444,Latem - De Pinte 5H,Badmintonclub Latem-De Pinte" calcext:value-type="string">
            <text:p>50085444,Latem - De Pinte 5H,Badmintonclub Latem-De Pinte</text:p>
          </table:table-cell>
          <table:table-cell table:formula="of:=IF([.I119]=&quot;&quot;;[.K119];&quot;&quot;)" office:value-type="string" office:string-value="50085444,Latem - De Pinte 5H,Badmintonclub Latem-De Pinte" calcext:value-type="string">
            <text:p>50085444,Latem - De Pinte 5H,Badmintonclub Latem-De Pinte</text:p>
          </table:table-cell>
          <table:table-cell table:formula="of:=IF([.I119]&lt;&gt;&quot;&quot;;[.K119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20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20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ns Bonnez</text:p>
          </table:table-cell>
          <table:table-cell office:value-type="float" office:value="50066103" calcext:value-type="float">
            <text:p>50066103</text:p>
          </table:table-cell>
          <table:table-cell table:number-columns-repeated="2"/>
          <table:table-cell table:formula="of:=IF([.H120]&lt;&gt;&quot;&quot;;CONCATENATE([.H120];&quot;,&quot;;[.C120];&quot; &quot;;[.D120];&quot;,&quot;;[.B120]);&quot;&quot;)" office:value-type="string" office:string-value="50066103,Latem - De Pinte 5H,Badmintonclub Latem-De Pinte" calcext:value-type="string">
            <text:p>50066103,Latem - De Pinte 5H,Badmintonclub Latem-De Pinte</text:p>
          </table:table-cell>
          <table:table-cell table:formula="of:=IF([.I120]=&quot;&quot;;[.K120];&quot;&quot;)" office:value-type="string" office:string-value="50066103,Latem - De Pinte 5H,Badmintonclub Latem-De Pinte" calcext:value-type="string">
            <text:p>50066103,Latem - De Pinte 5H,Badmintonclub Latem-De Pinte</text:p>
          </table:table-cell>
          <table:table-cell table:formula="of:=IF([.I120]&lt;&gt;&quot;&quot;;[.K120];&quot;&quot;)">
            <text:p/>
          </table:table-cell>
        </table:table-row>
        <table:table-row table:style-name="ro1" table:visibility="filter">
          <table:table-cell office:value-type="string" calcext:value-type="string">
            <text:p>Badmintonclub Latem-De Pinte</text:p>
          </table:table-cell>
          <table:table-cell table:formula="of:=VLOOKUP([.A121];[$Sheet2.$A$2:.$B$36];2)" office:value-type="string" office:string-value="Badmintonclub Latem-De Pinte" calcext:value-type="string">
            <text:p>Badmintonclub Latem-De Pinte</text:p>
          </table:table-cell>
          <table:table-cell table:formula="of:=VLOOKUP([.A121];[$Sheet2.$A$2:.$C$36];3)" office:value-type="string" office:string-value="Latem - De Pinte" calcext:value-type="string">
            <text:p>Latem - De Pint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js Devooght</text:p>
          </table:table-cell>
          <table:table-cell office:value-type="float" office:value="50085208" calcext:value-type="float">
            <text:p>50085208</text:p>
          </table:table-cell>
          <table:table-cell table:number-columns-repeated="2"/>
          <table:table-cell table:formula="of:=IF([.H121]&lt;&gt;&quot;&quot;;CONCATENATE([.H121];&quot;,&quot;;[.C121];&quot; &quot;;[.D121];&quot;,&quot;;[.B121]);&quot;&quot;)" office:value-type="string" office:string-value="50085208,Latem - De Pinte 5H,Badmintonclub Latem-De Pinte" calcext:value-type="string">
            <text:p>50085208,Latem - De Pinte 5H,Badmintonclub Latem-De Pinte</text:p>
          </table:table-cell>
          <table:table-cell table:formula="of:=IF([.I121]=&quot;&quot;;[.K121];&quot;&quot;)" office:value-type="string" office:string-value="50085208,Latem - De Pinte 5H,Badmintonclub Latem-De Pinte" calcext:value-type="string">
            <text:p>50085208,Latem - De Pinte 5H,Badmintonclub Latem-De Pinte</text:p>
          </table:table-cell>
          <table:table-cell table:formula="of:=IF([.I121]&lt;&gt;&quot;&quot;;[.K121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22];[$Sheet2.$A$2:.$B$36];2)" office:value-type="string" office:string-value="BC VLA-BAD" calcext:value-type="string">
            <text:p>BC VLA-BAD</text:p>
          </table:table-cell>
          <table:table-cell table:formula="of:=VLOOKUP([.A122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rgen Van Overmeire</text:p>
          </table:table-cell>
          <table:table-cell office:value-type="float" office:value="50109796" calcext:value-type="float">
            <text:p>50109796</text:p>
          </table:table-cell>
          <table:table-cell table:number-columns-repeated="2"/>
          <table:table-cell table:formula="of:=IF([.H122]&lt;&gt;&quot;&quot;;CONCATENATE([.H122];&quot;,&quot;;[.C122];&quot; &quot;;[.D122];&quot;,&quot;;[.B122]);&quot;&quot;)" office:value-type="string" office:string-value="50109796,VLA-BAD 1G,BC VLA-BAD" calcext:value-type="string">
            <text:p>50109796,VLA-BAD 1G,BC VLA-BAD</text:p>
          </table:table-cell>
          <table:table-cell table:formula="of:=IF([.I122]=&quot;&quot;;[.K122];&quot;&quot;)" office:value-type="string" office:string-value="50109796,VLA-BAD 1G,BC VLA-BAD" calcext:value-type="string">
            <text:p>50109796,VLA-BAD 1G,BC VLA-BAD</text:p>
          </table:table-cell>
          <table:table-cell table:formula="of:=IF([.I122]&lt;&gt;&quot;&quot;;[.K122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23];[$Sheet2.$A$2:.$B$36];2)" office:value-type="string" office:string-value="BC VLA-BAD" calcext:value-type="string">
            <text:p>BC VLA-BAD</text:p>
          </table:table-cell>
          <table:table-cell table:formula="of:=VLOOKUP([.A123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vier Leman</text:p>
          </table:table-cell>
          <table:table-cell office:value-type="float" office:value="50024000" calcext:value-type="float">
            <text:p>50024000</text:p>
          </table:table-cell>
          <table:table-cell table:number-columns-repeated="2"/>
          <table:table-cell table:formula="of:=IF([.H123]&lt;&gt;&quot;&quot;;CONCATENATE([.H123];&quot;,&quot;;[.C123];&quot; &quot;;[.D123];&quot;,&quot;;[.B123]);&quot;&quot;)" office:value-type="string" office:string-value="50024000,VLA-BAD 1G,BC VLA-BAD" calcext:value-type="string">
            <text:p>50024000,VLA-BAD 1G,BC VLA-BAD</text:p>
          </table:table-cell>
          <table:table-cell table:formula="of:=IF([.I123]=&quot;&quot;;[.K123];&quot;&quot;)" office:value-type="string" office:string-value="50024000,VLA-BAD 1G,BC VLA-BAD" calcext:value-type="string">
            <text:p>50024000,VLA-BAD 1G,BC VLA-BAD</text:p>
          </table:table-cell>
          <table:table-cell table:formula="of:=IF([.I123]&lt;&gt;&quot;&quot;;[.K123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24];[$Sheet2.$A$2:.$B$36];2)" office:value-type="string" office:string-value="BC VLA-BAD" calcext:value-type="string">
            <text:p>BC VLA-BAD</text:p>
          </table:table-cell>
          <table:table-cell table:formula="of:=VLOOKUP([.A124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 Weymaere</text:p>
          </table:table-cell>
          <table:table-cell office:value-type="float" office:value="50081301" calcext:value-type="float">
            <text:p>50081301</text:p>
          </table:table-cell>
          <table:table-cell table:number-columns-repeated="2"/>
          <table:table-cell table:formula="of:=IF([.H124]&lt;&gt;&quot;&quot;;CONCATENATE([.H124];&quot;,&quot;;[.C124];&quot; &quot;;[.D124];&quot;,&quot;;[.B124]);&quot;&quot;)" office:value-type="string" office:string-value="50081301,VLA-BAD 1G,BC VLA-BAD" calcext:value-type="string">
            <text:p>50081301,VLA-BAD 1G,BC VLA-BAD</text:p>
          </table:table-cell>
          <table:table-cell table:formula="of:=IF([.I124]=&quot;&quot;;[.K124];&quot;&quot;)" office:value-type="string" office:string-value="50081301,VLA-BAD 1G,BC VLA-BAD" calcext:value-type="string">
            <text:p>50081301,VLA-BAD 1G,BC VLA-BAD</text:p>
          </table:table-cell>
          <table:table-cell table:formula="of:=IF([.I124]&lt;&gt;&quot;&quot;;[.K124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25];[$Sheet2.$A$2:.$B$36];2)" office:value-type="string" office:string-value="BC VLA-BAD" calcext:value-type="string">
            <text:p>BC VLA-BAD</text:p>
          </table:table-cell>
          <table:table-cell table:formula="of:=VLOOKUP([.A125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y Zweedijk</text:p>
          </table:table-cell>
          <table:table-cell office:value-type="float" office:value="50069933" calcext:value-type="float">
            <text:p>50069933</text:p>
          </table:table-cell>
          <table:table-cell table:number-columns-repeated="2"/>
          <table:table-cell table:formula="of:=IF([.H125]&lt;&gt;&quot;&quot;;CONCATENATE([.H125];&quot;,&quot;;[.C125];&quot; &quot;;[.D125];&quot;,&quot;;[.B125]);&quot;&quot;)" office:value-type="string" office:string-value="50069933,VLA-BAD 1G,BC VLA-BAD" calcext:value-type="string">
            <text:p>50069933,VLA-BAD 1G,BC VLA-BAD</text:p>
          </table:table-cell>
          <table:table-cell table:formula="of:=IF([.I125]=&quot;&quot;;[.K125];&quot;&quot;)" office:value-type="string" office:string-value="50069933,VLA-BAD 1G,BC VLA-BAD" calcext:value-type="string">
            <text:p>50069933,VLA-BAD 1G,BC VLA-BAD</text:p>
          </table:table-cell>
          <table:table-cell table:formula="of:=IF([.I125]&lt;&gt;&quot;&quot;;[.K125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26];[$Sheet2.$A$2:.$B$36];2)" office:value-type="string" office:string-value="BC VLA-BAD" calcext:value-type="string">
            <text:p>BC VLA-BAD</text:p>
          </table:table-cell>
          <table:table-cell table:formula="of:=VLOOKUP([.A126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rgen Van Overmeire</text:p>
          </table:table-cell>
          <table:table-cell office:value-type="float" office:value="50109796" calcext:value-type="float">
            <text:p>50109796</text:p>
          </table:table-cell>
          <table:table-cell table:number-columns-repeated="2"/>
          <table:table-cell table:formula="of:=IF([.H126]&lt;&gt;&quot;&quot;;CONCATENATE([.H126];&quot;,&quot;;[.C126];&quot; &quot;;[.D126];&quot;,&quot;;[.B126]);&quot;&quot;)" office:value-type="string" office:string-value="50109796,VLA-BAD 1H,BC VLA-BAD" calcext:value-type="string">
            <text:p>50109796,VLA-BAD 1H,BC VLA-BAD</text:p>
          </table:table-cell>
          <table:table-cell table:formula="of:=IF([.I126]=&quot;&quot;;[.K126];&quot;&quot;)" office:value-type="string" office:string-value="50109796,VLA-BAD 1H,BC VLA-BAD" calcext:value-type="string">
            <text:p>50109796,VLA-BAD 1H,BC VLA-BAD</text:p>
          </table:table-cell>
          <table:table-cell table:formula="of:=IF([.I126]&lt;&gt;&quot;&quot;;[.K126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27];[$Sheet2.$A$2:.$B$36];2)" office:value-type="string" office:string-value="BC VLA-BAD" calcext:value-type="string">
            <text:p>BC VLA-BAD</text:p>
          </table:table-cell>
          <table:table-cell table:formula="of:=VLOOKUP([.A127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en Vanderputten</text:p>
          </table:table-cell>
          <table:table-cell office:value-type="float" office:value="50098998" calcext:value-type="float">
            <text:p>50098998</text:p>
          </table:table-cell>
          <table:table-cell table:number-columns-repeated="2"/>
          <table:table-cell table:formula="of:=IF([.H127]&lt;&gt;&quot;&quot;;CONCATENATE([.H127];&quot;,&quot;;[.C127];&quot; &quot;;[.D127];&quot;,&quot;;[.B127]);&quot;&quot;)" office:value-type="string" office:string-value="50098998,VLA-BAD 1H,BC VLA-BAD" calcext:value-type="string">
            <text:p>50098998,VLA-BAD 1H,BC VLA-BAD</text:p>
          </table:table-cell>
          <table:table-cell table:formula="of:=IF([.I127]=&quot;&quot;;[.K127];&quot;&quot;)" office:value-type="string" office:string-value="50098998,VLA-BAD 1H,BC VLA-BAD" calcext:value-type="string">
            <text:p>50098998,VLA-BAD 1H,BC VLA-BAD</text:p>
          </table:table-cell>
          <table:table-cell table:formula="of:=IF([.I127]&lt;&gt;&quot;&quot;;[.K127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28];[$Sheet2.$A$2:.$B$36];2)" office:value-type="string" office:string-value="BC VLA-BAD" calcext:value-type="string">
            <text:p>BC VLA-BAD</text:p>
          </table:table-cell>
          <table:table-cell table:formula="of:=VLOOKUP([.A128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diger Desmet</text:p>
          </table:table-cell>
          <table:table-cell office:value-type="float" office:value="50050641" calcext:value-type="float">
            <text:p>50050641</text:p>
          </table:table-cell>
          <table:table-cell table:number-columns-repeated="2"/>
          <table:table-cell table:formula="of:=IF([.H128]&lt;&gt;&quot;&quot;;CONCATENATE([.H128];&quot;,&quot;;[.C128];&quot; &quot;;[.D128];&quot;,&quot;;[.B128]);&quot;&quot;)" office:value-type="string" office:string-value="50050641,VLA-BAD 1H,BC VLA-BAD" calcext:value-type="string">
            <text:p>50050641,VLA-BAD 1H,BC VLA-BAD</text:p>
          </table:table-cell>
          <table:table-cell table:formula="of:=IF([.I128]=&quot;&quot;;[.K128];&quot;&quot;)" office:value-type="string" office:string-value="50050641,VLA-BAD 1H,BC VLA-BAD" calcext:value-type="string">
            <text:p>50050641,VLA-BAD 1H,BC VLA-BAD</text:p>
          </table:table-cell>
          <table:table-cell table:formula="of:=IF([.I128]&lt;&gt;&quot;&quot;;[.K128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29];[$Sheet2.$A$2:.$B$36];2)" office:value-type="string" office:string-value="BC VLA-BAD" calcext:value-type="string">
            <text:p>BC VLA-BAD</text:p>
          </table:table-cell>
          <table:table-cell table:formula="of:=VLOOKUP([.A129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vier Leman</text:p>
          </table:table-cell>
          <table:table-cell office:value-type="float" office:value="50024000" calcext:value-type="float">
            <text:p>50024000</text:p>
          </table:table-cell>
          <table:table-cell table:number-columns-repeated="2"/>
          <table:table-cell table:formula="of:=IF([.H129]&lt;&gt;&quot;&quot;;CONCATENATE([.H129];&quot;,&quot;;[.C129];&quot; &quot;;[.D129];&quot;,&quot;;[.B129]);&quot;&quot;)" office:value-type="string" office:string-value="50024000,VLA-BAD 1H,BC VLA-BAD" calcext:value-type="string">
            <text:p>50024000,VLA-BAD 1H,BC VLA-BAD</text:p>
          </table:table-cell>
          <table:table-cell table:formula="of:=IF([.I129]=&quot;&quot;;[.K129];&quot;&quot;)" office:value-type="string" office:string-value="50024000,VLA-BAD 1H,BC VLA-BAD" calcext:value-type="string">
            <text:p>50024000,VLA-BAD 1H,BC VLA-BAD</text:p>
          </table:table-cell>
          <table:table-cell table:formula="of:=IF([.I129]&lt;&gt;&quot;&quot;;[.K129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30];[$Sheet2.$A$2:.$B$36];2)" office:value-type="string" office:string-value="BC VLA-BAD" calcext:value-type="string">
            <text:p>BC VLA-BAD</text:p>
          </table:table-cell>
          <table:table-cell table:formula="of:=VLOOKUP([.A130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 Weymaere</text:p>
          </table:table-cell>
          <table:table-cell office:value-type="float" office:value="50081301" calcext:value-type="float">
            <text:p>50081301</text:p>
          </table:table-cell>
          <table:table-cell table:number-columns-repeated="2"/>
          <table:table-cell table:formula="of:=IF([.H130]&lt;&gt;&quot;&quot;;CONCATENATE([.H130];&quot;,&quot;;[.C130];&quot; &quot;;[.D130];&quot;,&quot;;[.B130]);&quot;&quot;)" office:value-type="string" office:string-value="50081301,VLA-BAD 1D,BC VLA-BAD" calcext:value-type="string">
            <text:p>50081301,VLA-BAD 1D,BC VLA-BAD</text:p>
          </table:table-cell>
          <table:table-cell table:formula="of:=IF([.I130]=&quot;&quot;;[.K130];&quot;&quot;)" office:value-type="string" office:string-value="50081301,VLA-BAD 1D,BC VLA-BAD" calcext:value-type="string">
            <text:p>50081301,VLA-BAD 1D,BC VLA-BAD</text:p>
          </table:table-cell>
          <table:table-cell table:formula="of:=IF([.I130]&lt;&gt;&quot;&quot;;[.K130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31];[$Sheet2.$A$2:.$B$36];2)" office:value-type="string" office:string-value="BC VLA-BAD" calcext:value-type="string">
            <text:p>BC VLA-BAD</text:p>
          </table:table-cell>
          <table:table-cell table:formula="of:=VLOOKUP([.A131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en BOTTE</text:p>
          </table:table-cell>
          <table:table-cell office:value-type="float" office:value="50109432" calcext:value-type="float">
            <text:p>50109432</text:p>
          </table:table-cell>
          <table:table-cell table:number-columns-repeated="2"/>
          <table:table-cell table:formula="of:=IF([.H131]&lt;&gt;&quot;&quot;;CONCATENATE([.H131];&quot;,&quot;;[.C131];&quot; &quot;;[.D131];&quot;,&quot;;[.B131]);&quot;&quot;)" office:value-type="string" office:string-value="50109432,VLA-BAD 1D,BC VLA-BAD" calcext:value-type="string">
            <text:p>50109432,VLA-BAD 1D,BC VLA-BAD</text:p>
          </table:table-cell>
          <table:table-cell table:formula="of:=IF([.I131]=&quot;&quot;;[.K131];&quot;&quot;)" office:value-type="string" office:string-value="50109432,VLA-BAD 1D,BC VLA-BAD" calcext:value-type="string">
            <text:p>50109432,VLA-BAD 1D,BC VLA-BAD</text:p>
          </table:table-cell>
          <table:table-cell table:formula="of:=IF([.I131]&lt;&gt;&quot;&quot;;[.K131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32];[$Sheet2.$A$2:.$B$36];2)" office:value-type="string" office:string-value="BC VLA-BAD" calcext:value-type="string">
            <text:p>BC VLA-BAD</text:p>
          </table:table-cell>
          <table:table-cell table:formula="of:=VLOOKUP([.A132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cia Dhaenens</text:p>
          </table:table-cell>
          <table:table-cell office:value-type="float" office:value="50074881" calcext:value-type="float">
            <text:p>50074881</text:p>
          </table:table-cell>
          <table:table-cell table:number-columns-repeated="2"/>
          <table:table-cell table:formula="of:=IF([.H132]&lt;&gt;&quot;&quot;;CONCATENATE([.H132];&quot;,&quot;;[.C132];&quot; &quot;;[.D132];&quot;,&quot;;[.B132]);&quot;&quot;)" office:value-type="string" office:string-value="50074881,VLA-BAD 1D,BC VLA-BAD" calcext:value-type="string">
            <text:p>50074881,VLA-BAD 1D,BC VLA-BAD</text:p>
          </table:table-cell>
          <table:table-cell table:formula="of:=IF([.I132]=&quot;&quot;;[.K132];&quot;&quot;)" office:value-type="string" office:string-value="50074881,VLA-BAD 1D,BC VLA-BAD" calcext:value-type="string">
            <text:p>50074881,VLA-BAD 1D,BC VLA-BAD</text:p>
          </table:table-cell>
          <table:table-cell table:formula="of:=IF([.I132]&lt;&gt;&quot;&quot;;[.K132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33];[$Sheet2.$A$2:.$B$36];2)" office:value-type="string" office:string-value="BC VLA-BAD" calcext:value-type="string">
            <text:p>BC VLA-BAD</text:p>
          </table:table-cell>
          <table:table-cell table:formula="of:=VLOOKUP([.A133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y Zweedijk</text:p>
          </table:table-cell>
          <table:table-cell office:value-type="float" office:value="50069933" calcext:value-type="float">
            <text:p>50069933</text:p>
          </table:table-cell>
          <table:table-cell table:number-columns-repeated="2"/>
          <table:table-cell table:formula="of:=IF([.H133]&lt;&gt;&quot;&quot;;CONCATENATE([.H133];&quot;,&quot;;[.C133];&quot; &quot;;[.D133];&quot;,&quot;;[.B133]);&quot;&quot;)" office:value-type="string" office:string-value="50069933,VLA-BAD 1D,BC VLA-BAD" calcext:value-type="string">
            <text:p>50069933,VLA-BAD 1D,BC VLA-BAD</text:p>
          </table:table-cell>
          <table:table-cell table:formula="of:=IF([.I133]=&quot;&quot;;[.K133];&quot;&quot;)" office:value-type="string" office:string-value="50069933,VLA-BAD 1D,BC VLA-BAD" calcext:value-type="string">
            <text:p>50069933,VLA-BAD 1D,BC VLA-BAD</text:p>
          </table:table-cell>
          <table:table-cell table:formula="of:=IF([.I133]&lt;&gt;&quot;&quot;;[.K133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34];[$Sheet2.$A$2:.$B$36];2)" office:value-type="string" office:string-value="BC VLA-BAD" calcext:value-type="string">
            <text:p>BC VLA-BAD</text:p>
          </table:table-cell>
          <table:table-cell table:formula="of:=VLOOKUP([.A134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 Vantomme</text:p>
          </table:table-cell>
          <table:table-cell office:value-type="float" office:value="50053253" calcext:value-type="float">
            <text:p>50053253</text:p>
          </table:table-cell>
          <table:table-cell table:number-columns-repeated="2"/>
          <table:table-cell table:formula="of:=IF([.H134]&lt;&gt;&quot;&quot;;CONCATENATE([.H134];&quot;,&quot;;[.C134];&quot; &quot;;[.D134];&quot;,&quot;;[.B134]);&quot;&quot;)" office:value-type="string" office:string-value="50053253,VLA-BAD 2G,BC VLA-BAD" calcext:value-type="string">
            <text:p>50053253,VLA-BAD 2G,BC VLA-BAD</text:p>
          </table:table-cell>
          <table:table-cell table:formula="of:=IF([.I134]=&quot;&quot;;[.K134];&quot;&quot;)" office:value-type="string" office:string-value="50053253,VLA-BAD 2G,BC VLA-BAD" calcext:value-type="string">
            <text:p>50053253,VLA-BAD 2G,BC VLA-BAD</text:p>
          </table:table-cell>
          <table:table-cell table:formula="of:=IF([.I134]&lt;&gt;&quot;&quot;;[.K134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35];[$Sheet2.$A$2:.$B$36];2)" office:value-type="string" office:string-value="BC VLA-BAD" calcext:value-type="string">
            <text:p>BC VLA-BAD</text:p>
          </table:table-cell>
          <table:table-cell table:formula="of:=VLOOKUP([.A135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en Vanderputten</text:p>
          </table:table-cell>
          <table:table-cell office:value-type="float" office:value="50098998" calcext:value-type="float">
            <text:p>50098998</text:p>
          </table:table-cell>
          <table:table-cell table:number-columns-repeated="2"/>
          <table:table-cell table:formula="of:=IF([.H135]&lt;&gt;&quot;&quot;;CONCATENATE([.H135];&quot;,&quot;;[.C135];&quot; &quot;;[.D135];&quot;,&quot;;[.B135]);&quot;&quot;)" office:value-type="string" office:string-value="50098998,VLA-BAD 2G,BC VLA-BAD" calcext:value-type="string">
            <text:p>50098998,VLA-BAD 2G,BC VLA-BAD</text:p>
          </table:table-cell>
          <table:table-cell table:formula="of:=IF([.I135]=&quot;&quot;;[.K135];&quot;&quot;)" office:value-type="string" office:string-value="50098998,VLA-BAD 2G,BC VLA-BAD" calcext:value-type="string">
            <text:p>50098998,VLA-BAD 2G,BC VLA-BAD</text:p>
          </table:table-cell>
          <table:table-cell table:formula="of:=IF([.I135]&lt;&gt;&quot;&quot;;[.K135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36];[$Sheet2.$A$2:.$B$36];2)" office:value-type="string" office:string-value="BC VLA-BAD" calcext:value-type="string">
            <text:p>BC VLA-BAD</text:p>
          </table:table-cell>
          <table:table-cell table:formula="of:=VLOOKUP([.A136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lien BOTTE</text:p>
          </table:table-cell>
          <table:table-cell office:value-type="float" office:value="50109432" calcext:value-type="float">
            <text:p>50109432</text:p>
          </table:table-cell>
          <table:table-cell table:number-columns-repeated="2"/>
          <table:table-cell table:formula="of:=IF([.H136]&lt;&gt;&quot;&quot;;CONCATENATE([.H136];&quot;,&quot;;[.C136];&quot; &quot;;[.D136];&quot;,&quot;;[.B136]);&quot;&quot;)" office:value-type="string" office:string-value="50109432,VLA-BAD 2G,BC VLA-BAD" calcext:value-type="string">
            <text:p>50109432,VLA-BAD 2G,BC VLA-BAD</text:p>
          </table:table-cell>
          <table:table-cell table:formula="of:=IF([.I136]=&quot;&quot;;[.K136];&quot;&quot;)" office:value-type="string" office:string-value="50109432,VLA-BAD 2G,BC VLA-BAD" calcext:value-type="string">
            <text:p>50109432,VLA-BAD 2G,BC VLA-BAD</text:p>
          </table:table-cell>
          <table:table-cell table:formula="of:=IF([.I136]&lt;&gt;&quot;&quot;;[.K136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37];[$Sheet2.$A$2:.$B$36];2)" office:value-type="string" office:string-value="BC VLA-BAD" calcext:value-type="string">
            <text:p>BC VLA-BAD</text:p>
          </table:table-cell>
          <table:table-cell table:formula="of:=VLOOKUP([.A137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icia Dhaenens</text:p>
          </table:table-cell>
          <table:table-cell office:value-type="float" office:value="50074881" calcext:value-type="float">
            <text:p>50074881</text:p>
          </table:table-cell>
          <table:table-cell table:number-columns-repeated="2"/>
          <table:table-cell table:formula="of:=IF([.H137]&lt;&gt;&quot;&quot;;CONCATENATE([.H137];&quot;,&quot;;[.C137];&quot; &quot;;[.D137];&quot;,&quot;;[.B137]);&quot;&quot;)" office:value-type="string" office:string-value="50074881,VLA-BAD 2G,BC VLA-BAD" calcext:value-type="string">
            <text:p>50074881,VLA-BAD 2G,BC VLA-BAD</text:p>
          </table:table-cell>
          <table:table-cell table:formula="of:=IF([.I137]=&quot;&quot;;[.K137];&quot;&quot;)" office:value-type="string" office:string-value="50074881,VLA-BAD 2G,BC VLA-BAD" calcext:value-type="string">
            <text:p>50074881,VLA-BAD 2G,BC VLA-BAD</text:p>
          </table:table-cell>
          <table:table-cell table:formula="of:=IF([.I137]&lt;&gt;&quot;&quot;;[.K137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38];[$Sheet2.$A$2:.$B$36];2)" office:value-type="string" office:string-value="BC VLA-BAD" calcext:value-type="string">
            <text:p>BC VLA-BAD</text:p>
          </table:table-cell>
          <table:table-cell table:formula="of:=VLOOKUP([.A138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of Vandamme</text:p>
          </table:table-cell>
          <table:table-cell office:value-type="float" office:value="50729489" calcext:value-type="float">
            <text:p>50729489</text:p>
          </table:table-cell>
          <table:table-cell table:number-columns-repeated="2"/>
          <table:table-cell table:formula="of:=IF([.H138]&lt;&gt;&quot;&quot;;CONCATENATE([.H138];&quot;,&quot;;[.C138];&quot; &quot;;[.D138];&quot;,&quot;;[.B138]);&quot;&quot;)" office:value-type="string" office:string-value="50729489,VLA-BAD 2H,BC VLA-BAD" calcext:value-type="string">
            <text:p>50729489,VLA-BAD 2H,BC VLA-BAD</text:p>
          </table:table-cell>
          <table:table-cell table:formula="of:=IF([.I138]=&quot;&quot;;[.K138];&quot;&quot;)" office:value-type="string" office:string-value="50729489,VLA-BAD 2H,BC VLA-BAD" calcext:value-type="string">
            <text:p>50729489,VLA-BAD 2H,BC VLA-BAD</text:p>
          </table:table-cell>
          <table:table-cell table:formula="of:=IF([.I138]&lt;&gt;&quot;&quot;;[.K138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39];[$Sheet2.$A$2:.$B$36];2)" office:value-type="string" office:string-value="BC VLA-BAD" calcext:value-type="string">
            <text:p>BC VLA-BAD</text:p>
          </table:table-cell>
          <table:table-cell table:formula="of:=VLOOKUP([.A139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d Janssens</text:p>
          </table:table-cell>
          <table:table-cell office:value-type="float" office:value="50069557" calcext:value-type="float">
            <text:p>50069557</text:p>
          </table:table-cell>
          <table:table-cell table:number-columns-repeated="2"/>
          <table:table-cell table:formula="of:=IF([.H139]&lt;&gt;&quot;&quot;;CONCATENATE([.H139];&quot;,&quot;;[.C139];&quot; &quot;;[.D139];&quot;,&quot;;[.B139]);&quot;&quot;)" office:value-type="string" office:string-value="50069557,VLA-BAD 2H,BC VLA-BAD" calcext:value-type="string">
            <text:p>50069557,VLA-BAD 2H,BC VLA-BAD</text:p>
          </table:table-cell>
          <table:table-cell table:formula="of:=IF([.I139]=&quot;&quot;;[.K139];&quot;&quot;)" office:value-type="string" office:string-value="50069557,VLA-BAD 2H,BC VLA-BAD" calcext:value-type="string">
            <text:p>50069557,VLA-BAD 2H,BC VLA-BAD</text:p>
          </table:table-cell>
          <table:table-cell table:formula="of:=IF([.I139]&lt;&gt;&quot;&quot;;[.K139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40];[$Sheet2.$A$2:.$B$36];2)" office:value-type="string" office:string-value="BC VLA-BAD" calcext:value-type="string">
            <text:p>BC VLA-BAD</text:p>
          </table:table-cell>
          <table:table-cell table:formula="of:=VLOOKUP([.A140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 Vantomme</text:p>
          </table:table-cell>
          <table:table-cell office:value-type="float" office:value="50053253" calcext:value-type="float">
            <text:p>50053253</text:p>
          </table:table-cell>
          <table:table-cell table:number-columns-repeated="2"/>
          <table:table-cell table:formula="of:=IF([.H140]&lt;&gt;&quot;&quot;;CONCATENATE([.H140];&quot;,&quot;;[.C140];&quot; &quot;;[.D140];&quot;,&quot;;[.B140]);&quot;&quot;)" office:value-type="string" office:string-value="50053253,VLA-BAD 2H,BC VLA-BAD" calcext:value-type="string">
            <text:p>50053253,VLA-BAD 2H,BC VLA-BAD</text:p>
          </table:table-cell>
          <table:table-cell table:formula="of:=IF([.I140]=&quot;&quot;;[.K140];&quot;&quot;)" office:value-type="string" office:string-value="50053253,VLA-BAD 2H,BC VLA-BAD" calcext:value-type="string">
            <text:p>50053253,VLA-BAD 2H,BC VLA-BAD</text:p>
          </table:table-cell>
          <table:table-cell table:formula="of:=IF([.I140]&lt;&gt;&quot;&quot;;[.K140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41];[$Sheet2.$A$2:.$B$36];2)" office:value-type="string" office:string-value="BC VLA-BAD" calcext:value-type="string">
            <text:p>BC VLA-BAD</text:p>
          </table:table-cell>
          <table:table-cell table:formula="of:=VLOOKUP([.A141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jl Verhaeghe</text:p>
          </table:table-cell>
          <table:table-cell office:value-type="float" office:value="50054007" calcext:value-type="float">
            <text:p>50054007</text:p>
          </table:table-cell>
          <table:table-cell table:number-columns-repeated="2"/>
          <table:table-cell table:formula="of:=IF([.H141]&lt;&gt;&quot;&quot;;CONCATENATE([.H141];&quot;,&quot;;[.C141];&quot; &quot;;[.D141];&quot;,&quot;;[.B141]);&quot;&quot;)" office:value-type="string" office:string-value="50054007,VLA-BAD 2H,BC VLA-BAD" calcext:value-type="string">
            <text:p>50054007,VLA-BAD 2H,BC VLA-BAD</text:p>
          </table:table-cell>
          <table:table-cell table:formula="of:=IF([.I141]=&quot;&quot;;[.K141];&quot;&quot;)" office:value-type="string" office:string-value="50054007,VLA-BAD 2H,BC VLA-BAD" calcext:value-type="string">
            <text:p>50054007,VLA-BAD 2H,BC VLA-BAD</text:p>
          </table:table-cell>
          <table:table-cell table:formula="of:=IF([.I141]&lt;&gt;&quot;&quot;;[.K141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42];[$Sheet2.$A$2:.$B$36];2)" office:value-type="string" office:string-value="BC VLA-BAD" calcext:value-type="string">
            <text:p>BC VLA-BAD</text:p>
          </table:table-cell>
          <table:table-cell table:formula="of:=VLOOKUP([.A142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e LEPEZ</text:p>
          </table:table-cell>
          <table:table-cell office:value-type="float" office:value="50096285" calcext:value-type="float">
            <text:p>50096285</text:p>
          </table:table-cell>
          <table:table-cell table:number-columns-repeated="2"/>
          <table:table-cell table:formula="of:=IF([.H142]&lt;&gt;&quot;&quot;;CONCATENATE([.H142];&quot;,&quot;;[.C142];&quot; &quot;;[.D142];&quot;,&quot;;[.B142]);&quot;&quot;)" office:value-type="string" office:string-value="50096285,VLA-BAD 3H,BC VLA-BAD" calcext:value-type="string">
            <text:p>50096285,VLA-BAD 3H,BC VLA-BAD</text:p>
          </table:table-cell>
          <table:table-cell table:formula="of:=IF([.I142]=&quot;&quot;;[.K142];&quot;&quot;)" office:value-type="string" office:string-value="50096285,VLA-BAD 3H,BC VLA-BAD" calcext:value-type="string">
            <text:p>50096285,VLA-BAD 3H,BC VLA-BAD</text:p>
          </table:table-cell>
          <table:table-cell table:formula="of:=IF([.I142]&lt;&gt;&quot;&quot;;[.K142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43];[$Sheet2.$A$2:.$B$36];2)" office:value-type="string" office:string-value="BC VLA-BAD" calcext:value-type="string">
            <text:p>BC VLA-BAD</text:p>
          </table:table-cell>
          <table:table-cell table:formula="of:=VLOOKUP([.A143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oime BOSSUWE</text:p>
          </table:table-cell>
          <table:table-cell office:value-type="float" office:value="50106212" calcext:value-type="float">
            <text:p>50106212</text:p>
          </table:table-cell>
          <table:table-cell table:number-columns-repeated="2"/>
          <table:table-cell table:formula="of:=IF([.H143]&lt;&gt;&quot;&quot;;CONCATENATE([.H143];&quot;,&quot;;[.C143];&quot; &quot;;[.D143];&quot;,&quot;;[.B143]);&quot;&quot;)" office:value-type="string" office:string-value="50106212,VLA-BAD 3H,BC VLA-BAD" calcext:value-type="string">
            <text:p>50106212,VLA-BAD 3H,BC VLA-BAD</text:p>
          </table:table-cell>
          <table:table-cell table:formula="of:=IF([.I143]=&quot;&quot;;[.K143];&quot;&quot;)" office:value-type="string" office:string-value="50106212,VLA-BAD 3H,BC VLA-BAD" calcext:value-type="string">
            <text:p>50106212,VLA-BAD 3H,BC VLA-BAD</text:p>
          </table:table-cell>
          <table:table-cell table:formula="of:=IF([.I143]&lt;&gt;&quot;&quot;;[.K143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44];[$Sheet2.$A$2:.$B$36];2)" office:value-type="string" office:string-value="BC VLA-BAD" calcext:value-type="string">
            <text:p>BC VLA-BAD</text:p>
          </table:table-cell>
          <table:table-cell table:formula="of:=VLOOKUP([.A144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 DIERICKX</text:p>
          </table:table-cell>
          <table:table-cell office:value-type="float" office:value="50114875" calcext:value-type="float">
            <text:p>50114875</text:p>
          </table:table-cell>
          <table:table-cell table:number-columns-repeated="2"/>
          <table:table-cell table:formula="of:=IF([.H144]&lt;&gt;&quot;&quot;;CONCATENATE([.H144];&quot;,&quot;;[.C144];&quot; &quot;;[.D144];&quot;,&quot;;[.B144]);&quot;&quot;)" office:value-type="string" office:string-value="50114875,VLA-BAD 3H,BC VLA-BAD" calcext:value-type="string">
            <text:p>50114875,VLA-BAD 3H,BC VLA-BAD</text:p>
          </table:table-cell>
          <table:table-cell table:formula="of:=IF([.I144]=&quot;&quot;;[.K144];&quot;&quot;)" office:value-type="string" office:string-value="50114875,VLA-BAD 3H,BC VLA-BAD" calcext:value-type="string">
            <text:p>50114875,VLA-BAD 3H,BC VLA-BAD</text:p>
          </table:table-cell>
          <table:table-cell table:formula="of:=IF([.I144]&lt;&gt;&quot;&quot;;[.K144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45];[$Sheet2.$A$2:.$B$36];2)" office:value-type="string" office:string-value="BC VLA-BAD" calcext:value-type="string">
            <text:p>BC VLA-BAD</text:p>
          </table:table-cell>
          <table:table-cell table:formula="of:=VLOOKUP([.A145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ls DESMET</text:p>
          </table:table-cell>
          <table:table-cell office:value-type="float" office:value="50106756" calcext:value-type="float">
            <text:p>50106756</text:p>
          </table:table-cell>
          <table:table-cell table:number-columns-repeated="2"/>
          <table:table-cell table:formula="of:=IF([.H145]&lt;&gt;&quot;&quot;;CONCATENATE([.H145];&quot;,&quot;;[.C145];&quot; &quot;;[.D145];&quot;,&quot;;[.B145]);&quot;&quot;)" office:value-type="string" office:string-value="50106756,VLA-BAD 3H,BC VLA-BAD" calcext:value-type="string">
            <text:p>50106756,VLA-BAD 3H,BC VLA-BAD</text:p>
          </table:table-cell>
          <table:table-cell table:formula="of:=IF([.I145]=&quot;&quot;;[.K145];&quot;&quot;)" office:value-type="string" office:string-value="50106756,VLA-BAD 3H,BC VLA-BAD" calcext:value-type="string">
            <text:p>50106756,VLA-BAD 3H,BC VLA-BAD</text:p>
          </table:table-cell>
          <table:table-cell table:formula="of:=IF([.I145]&lt;&gt;&quot;&quot;;[.K145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46];[$Sheet2.$A$2:.$B$36];2)" office:value-type="string" office:string-value="BC VLA-BAD" calcext:value-type="string">
            <text:p>BC VLA-BAD</text:p>
          </table:table-cell>
          <table:table-cell table:formula="of:=VLOOKUP([.A146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than Peirs</text:p>
          </table:table-cell>
          <table:table-cell office:value-type="float" office:value="50068747" calcext:value-type="float">
            <text:p>50068747</text:p>
          </table:table-cell>
          <table:table-cell table:number-columns-repeated="2"/>
          <table:table-cell table:formula="of:=IF([.H146]&lt;&gt;&quot;&quot;;CONCATENATE([.H146];&quot;,&quot;;[.C146];&quot; &quot;;[.D146];&quot;,&quot;;[.B146]);&quot;&quot;)" office:value-type="string" office:string-value="50068747,VLA-BAD 4H,BC VLA-BAD" calcext:value-type="string">
            <text:p>50068747,VLA-BAD 4H,BC VLA-BAD</text:p>
          </table:table-cell>
          <table:table-cell table:formula="of:=IF([.I146]=&quot;&quot;;[.K146];&quot;&quot;)" office:value-type="string" office:string-value="50068747,VLA-BAD 4H,BC VLA-BAD" calcext:value-type="string">
            <text:p>50068747,VLA-BAD 4H,BC VLA-BAD</text:p>
          </table:table-cell>
          <table:table-cell table:formula="of:=IF([.I146]&lt;&gt;&quot;&quot;;[.K146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47];[$Sheet2.$A$2:.$B$36];2)" office:value-type="string" office:string-value="BC VLA-BAD" calcext:value-type="string">
            <text:p>BC VLA-BAD</text:p>
          </table:table-cell>
          <table:table-cell table:formula="of:=VLOOKUP([.A147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ter De Vos</text:p>
          </table:table-cell>
          <table:table-cell office:value-type="float" office:value="50066454" calcext:value-type="float">
            <text:p>50066454</text:p>
          </table:table-cell>
          <table:table-cell table:number-columns-repeated="2"/>
          <table:table-cell table:formula="of:=IF([.H147]&lt;&gt;&quot;&quot;;CONCATENATE([.H147];&quot;,&quot;;[.C147];&quot; &quot;;[.D147];&quot;,&quot;;[.B147]);&quot;&quot;)" office:value-type="string" office:string-value="50066454,VLA-BAD 4H,BC VLA-BAD" calcext:value-type="string">
            <text:p>50066454,VLA-BAD 4H,BC VLA-BAD</text:p>
          </table:table-cell>
          <table:table-cell table:formula="of:=IF([.I147]=&quot;&quot;;[.K147];&quot;&quot;)" office:value-type="string" office:string-value="50066454,VLA-BAD 4H,BC VLA-BAD" calcext:value-type="string">
            <text:p>50066454,VLA-BAD 4H,BC VLA-BAD</text:p>
          </table:table-cell>
          <table:table-cell table:formula="of:=IF([.I147]&lt;&gt;&quot;&quot;;[.K147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48];[$Sheet2.$A$2:.$B$36];2)" office:value-type="string" office:string-value="BC VLA-BAD" calcext:value-type="string">
            <text:p>BC VLA-BAD</text:p>
          </table:table-cell>
          <table:table-cell table:formula="of:=VLOOKUP([.A148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di Degrande</text:p>
          </table:table-cell>
          <table:table-cell office:value-type="float" office:value="50099698" calcext:value-type="float">
            <text:p>50099698</text:p>
          </table:table-cell>
          <table:table-cell table:number-columns-repeated="2"/>
          <table:table-cell table:formula="of:=IF([.H148]&lt;&gt;&quot;&quot;;CONCATENATE([.H148];&quot;,&quot;;[.C148];&quot; &quot;;[.D148];&quot;,&quot;;[.B148]);&quot;&quot;)" office:value-type="string" office:string-value="50099698,VLA-BAD 4H,BC VLA-BAD" calcext:value-type="string">
            <text:p>50099698,VLA-BAD 4H,BC VLA-BAD</text:p>
          </table:table-cell>
          <table:table-cell table:formula="of:=IF([.I148]=&quot;&quot;;[.K148];&quot;&quot;)" office:value-type="string" office:string-value="50099698,VLA-BAD 4H,BC VLA-BAD" calcext:value-type="string">
            <text:p>50099698,VLA-BAD 4H,BC VLA-BAD</text:p>
          </table:table-cell>
          <table:table-cell table:formula="of:=IF([.I148]&lt;&gt;&quot;&quot;;[.K148];&quot;&quot;)">
            <text:p/>
          </table:table-cell>
        </table:table-row>
        <table:table-row table:style-name="ro1" table:visibility="filter">
          <table:table-cell office:value-type="string" calcext:value-type="string">
            <text:p>BC VLA-BAD</text:p>
          </table:table-cell>
          <table:table-cell table:formula="of:=VLOOKUP([.A149];[$Sheet2.$A$2:.$B$36];2)" office:value-type="string" office:string-value="BC VLA-BAD" calcext:value-type="string">
            <text:p>BC VLA-BAD</text:p>
          </table:table-cell>
          <table:table-cell table:formula="of:=VLOOKUP([.A149];[$Sheet2.$A$2:.$C$36];3)" office:value-type="string" office:string-value="VLA-BAD" calcext:value-type="string">
            <text:p>VLA-BAD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van Saeys</text:p>
          </table:table-cell>
          <table:table-cell office:value-type="float" office:value="50054292" calcext:value-type="float">
            <text:p>50054292</text:p>
          </table:table-cell>
          <table:table-cell table:number-columns-repeated="2"/>
          <table:table-cell table:formula="of:=IF([.H149]&lt;&gt;&quot;&quot;;CONCATENATE([.H149];&quot;,&quot;;[.C149];&quot; &quot;;[.D149];&quot;,&quot;;[.B149]);&quot;&quot;)" office:value-type="string" office:string-value="50054292,VLA-BAD 4H,BC VLA-BAD" calcext:value-type="string">
            <text:p>50054292,VLA-BAD 4H,BC VLA-BAD</text:p>
          </table:table-cell>
          <table:table-cell table:formula="of:=IF([.I149]=&quot;&quot;;[.K149];&quot;&quot;)" office:value-type="string" office:string-value="50054292,VLA-BAD 4H,BC VLA-BAD" calcext:value-type="string">
            <text:p>50054292,VLA-BAD 4H,BC VLA-BAD</text:p>
          </table:table-cell>
          <table:table-cell table:formula="of:=IF([.I149]&lt;&gt;&quot;&quot;;[.K149];&quot;&quot;)">
            <text:p/>
          </table:table-cell>
        </table:table-row>
        <table:table-row table:style-name="ro1" table:visibility="filter">
          <table:table-cell office:value-type="string" calcext:value-type="string">
            <text:p>BC Waarschoot</text:p>
          </table:table-cell>
          <table:table-cell table:formula="of:=VLOOKUP([.A150];[$Sheet2.$A$2:.$B$36];2)" office:value-type="string" office:string-value="BC WAARSCHOT" calcext:value-type="string">
            <text:p>BC WAARSCHOT</text:p>
          </table:table-cell>
          <table:table-cell table:formula="of:=VLOOKUP([.A150];[$Sheet2.$A$2:.$C$36];3)" office:value-type="string" office:string-value="Waarschoot" calcext:value-type="string">
            <text:p>Waarschoo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Clercq</text:p>
          </table:table-cell>
          <table:table-cell office:value-type="float" office:value="50109104" calcext:value-type="float">
            <text:p>50109104</text:p>
          </table:table-cell>
          <table:table-cell table:number-columns-repeated="2"/>
          <table:table-cell table:formula="of:=IF([.H150]&lt;&gt;&quot;&quot;;CONCATENATE([.H150];&quot;,&quot;;[.C150];&quot; &quot;;[.D150];&quot;,&quot;;[.B150]);&quot;&quot;)" office:value-type="string" office:string-value="50109104,Waarschoot 1H,BC WAARSCHOT" calcext:value-type="string">
            <text:p>50109104,Waarschoot 1H,BC WAARSCHOT</text:p>
          </table:table-cell>
          <table:table-cell table:formula="of:=IF([.I150]=&quot;&quot;;[.K150];&quot;&quot;)" office:value-type="string" office:string-value="50109104,Waarschoot 1H,BC WAARSCHOT" calcext:value-type="string">
            <text:p>50109104,Waarschoot 1H,BC WAARSCHOT</text:p>
          </table:table-cell>
          <table:table-cell table:formula="of:=IF([.I150]&lt;&gt;&quot;&quot;;[.K150];&quot;&quot;)">
            <text:p/>
          </table:table-cell>
        </table:table-row>
        <table:table-row table:style-name="ro1" table:visibility="filter">
          <table:table-cell office:value-type="string" calcext:value-type="string">
            <text:p>BC Waarschoot</text:p>
          </table:table-cell>
          <table:table-cell table:formula="of:=VLOOKUP([.A151];[$Sheet2.$A$2:.$B$36];2)" office:value-type="string" office:string-value="BC WAARSCHOT" calcext:value-type="string">
            <text:p>BC WAARSCHOT</text:p>
          </table:table-cell>
          <table:table-cell table:formula="of:=VLOOKUP([.A151];[$Sheet2.$A$2:.$C$36];3)" office:value-type="string" office:string-value="Waarschoot" calcext:value-type="string">
            <text:p>Waarschoo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rtekant</text:p>
          </table:table-cell>
          <table:table-cell office:value-type="float" office:value="50109099" calcext:value-type="float">
            <text:p>50109099</text:p>
          </table:table-cell>
          <table:table-cell table:number-columns-repeated="2"/>
          <table:table-cell table:formula="of:=IF([.H151]&lt;&gt;&quot;&quot;;CONCATENATE([.H151];&quot;,&quot;;[.C151];&quot; &quot;;[.D151];&quot;,&quot;;[.B151]);&quot;&quot;)" office:value-type="string" office:string-value="50109099,Waarschoot 1H,BC WAARSCHOT" calcext:value-type="string">
            <text:p>50109099,Waarschoot 1H,BC WAARSCHOT</text:p>
          </table:table-cell>
          <table:table-cell table:formula="of:=IF([.I151]=&quot;&quot;;[.K151];&quot;&quot;)" office:value-type="string" office:string-value="50109099,Waarschoot 1H,BC WAARSCHOT" calcext:value-type="string">
            <text:p>50109099,Waarschoot 1H,BC WAARSCHOT</text:p>
          </table:table-cell>
          <table:table-cell table:formula="of:=IF([.I151]&lt;&gt;&quot;&quot;;[.K151];&quot;&quot;)">
            <text:p/>
          </table:table-cell>
        </table:table-row>
        <table:table-row table:style-name="ro1" table:visibility="filter">
          <table:table-cell office:value-type="string" calcext:value-type="string">
            <text:p>BC Waarschoot</text:p>
          </table:table-cell>
          <table:table-cell table:formula="of:=VLOOKUP([.A152];[$Sheet2.$A$2:.$B$36];2)" office:value-type="string" office:string-value="BC WAARSCHOT" calcext:value-type="string">
            <text:p>BC WAARSCHOT</text:p>
          </table:table-cell>
          <table:table-cell table:formula="of:=VLOOKUP([.A152];[$Sheet2.$A$2:.$C$36];3)" office:value-type="string" office:string-value="Waarschoot" calcext:value-type="string">
            <text:p>Waarschoo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pens</text:p>
          </table:table-cell>
          <table:table-cell office:value-type="float" office:value="50109110" calcext:value-type="float">
            <text:p>50109110</text:p>
          </table:table-cell>
          <table:table-cell table:number-columns-repeated="2"/>
          <table:table-cell table:formula="of:=IF([.H152]&lt;&gt;&quot;&quot;;CONCATENATE([.H152];&quot;,&quot;;[.C152];&quot; &quot;;[.D152];&quot;,&quot;;[.B152]);&quot;&quot;)" office:value-type="string" office:string-value="50109110,Waarschoot 1H,BC WAARSCHOT" calcext:value-type="string">
            <text:p>50109110,Waarschoot 1H,BC WAARSCHOT</text:p>
          </table:table-cell>
          <table:table-cell table:formula="of:=IF([.I152]=&quot;&quot;;[.K152];&quot;&quot;)" office:value-type="string" office:string-value="50109110,Waarschoot 1H,BC WAARSCHOT" calcext:value-type="string">
            <text:p>50109110,Waarschoot 1H,BC WAARSCHOT</text:p>
          </table:table-cell>
          <table:table-cell table:formula="of:=IF([.I152]&lt;&gt;&quot;&quot;;[.K152];&quot;&quot;)">
            <text:p/>
          </table:table-cell>
        </table:table-row>
        <table:table-row table:style-name="ro1" table:visibility="filter">
          <table:table-cell office:value-type="string" calcext:value-type="string">
            <text:p>BC Waarschoot</text:p>
          </table:table-cell>
          <table:table-cell table:formula="of:=VLOOKUP([.A153];[$Sheet2.$A$2:.$B$36];2)" office:value-type="string" office:string-value="BC WAARSCHOT" calcext:value-type="string">
            <text:p>BC WAARSCHOT</text:p>
          </table:table-cell>
          <table:table-cell table:formula="of:=VLOOKUP([.A153];[$Sheet2.$A$2:.$C$36];3)" office:value-type="string" office:string-value="Waarschoot" calcext:value-type="string">
            <text:p>Waarschoo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Eeckhoute</text:p>
          </table:table-cell>
          <table:table-cell office:value-type="float" office:value="50109100" calcext:value-type="float">
            <text:p>50109100</text:p>
          </table:table-cell>
          <table:table-cell table:number-columns-repeated="2"/>
          <table:table-cell table:formula="of:=IF([.H153]&lt;&gt;&quot;&quot;;CONCATENATE([.H153];&quot;,&quot;;[.C153];&quot; &quot;;[.D153];&quot;,&quot;;[.B153]);&quot;&quot;)" office:value-type="string" office:string-value="50109100,Waarschoot 1H,BC WAARSCHOT" calcext:value-type="string">
            <text:p>50109100,Waarschoot 1H,BC WAARSCHOT</text:p>
          </table:table-cell>
          <table:table-cell table:formula="of:=IF([.I153]=&quot;&quot;;[.K153];&quot;&quot;)" office:value-type="string" office:string-value="50109100,Waarschoot 1H,BC WAARSCHOT" calcext:value-type="string">
            <text:p>50109100,Waarschoot 1H,BC WAARSCHOT</text:p>
          </table:table-cell>
          <table:table-cell table:formula="of:=IF([.I153]&lt;&gt;&quot;&quot;;[.K153];&quot;&quot;)">
            <text:p/>
          </table:table-cell>
        </table:table-row>
        <table:table-row table:style-name="ro1" table:visibility="filter">
          <table:table-cell office:value-type="string" calcext:value-type="string">
            <text:p>BC Waarschoot</text:p>
          </table:table-cell>
          <table:table-cell table:formula="of:=VLOOKUP([.A154];[$Sheet2.$A$2:.$B$36];2)" office:value-type="string" office:string-value="BC WAARSCHOT" calcext:value-type="string">
            <text:p>BC WAARSCHOT</text:p>
          </table:table-cell>
          <table:table-cell table:formula="of:=VLOOKUP([.A154];[$Sheet2.$A$2:.$C$36];3)" office:value-type="string" office:string-value="Waarschoot" calcext:value-type="string">
            <text:p>Waarschoo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eys</text:p>
          </table:table-cell>
          <table:table-cell office:value-type="float" office:value="50109368" calcext:value-type="float">
            <text:p>50109368</text:p>
          </table:table-cell>
          <table:table-cell table:number-columns-repeated="2"/>
          <table:table-cell table:formula="of:=IF([.H154]&lt;&gt;&quot;&quot;;CONCATENATE([.H154];&quot;,&quot;;[.C154];&quot; &quot;;[.D154];&quot;,&quot;;[.B154]);&quot;&quot;)" office:value-type="string" office:string-value="50109368,Waarschoot 2H,BC WAARSCHOT" calcext:value-type="string">
            <text:p>50109368,Waarschoot 2H,BC WAARSCHOT</text:p>
          </table:table-cell>
          <table:table-cell table:formula="of:=IF([.I154]=&quot;&quot;;[.K154];&quot;&quot;)" office:value-type="string" office:string-value="50109368,Waarschoot 2H,BC WAARSCHOT" calcext:value-type="string">
            <text:p>50109368,Waarschoot 2H,BC WAARSCHOT</text:p>
          </table:table-cell>
          <table:table-cell table:formula="of:=IF([.I154]&lt;&gt;&quot;&quot;;[.K154];&quot;&quot;)">
            <text:p/>
          </table:table-cell>
        </table:table-row>
        <table:table-row table:style-name="ro1" table:visibility="filter">
          <table:table-cell office:value-type="string" calcext:value-type="string">
            <text:p>BC Waarschoot</text:p>
          </table:table-cell>
          <table:table-cell table:formula="of:=VLOOKUP([.A155];[$Sheet2.$A$2:.$B$36];2)" office:value-type="string" office:string-value="BC WAARSCHOT" calcext:value-type="string">
            <text:p>BC WAARSCHOT</text:p>
          </table:table-cell>
          <table:table-cell table:formula="of:=VLOOKUP([.A155];[$Sheet2.$A$2:.$C$36];3)" office:value-type="string" office:string-value="Waarschoot" calcext:value-type="string">
            <text:p>Waarschoo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ie</text:p>
          </table:table-cell>
          <table:table-cell office:value-type="float" office:value="50109101" calcext:value-type="float">
            <text:p>50109101</text:p>
          </table:table-cell>
          <table:table-cell table:number-columns-repeated="2"/>
          <table:table-cell table:formula="of:=IF([.H155]&lt;&gt;&quot;&quot;;CONCATENATE([.H155];&quot;,&quot;;[.C155];&quot; &quot;;[.D155];&quot;,&quot;;[.B155]);&quot;&quot;)" office:value-type="string" office:string-value="50109101,Waarschoot 2H,BC WAARSCHOT" calcext:value-type="string">
            <text:p>50109101,Waarschoot 2H,BC WAARSCHOT</text:p>
          </table:table-cell>
          <table:table-cell table:formula="of:=IF([.I155]=&quot;&quot;;[.K155];&quot;&quot;)" office:value-type="string" office:string-value="50109101,Waarschoot 2H,BC WAARSCHOT" calcext:value-type="string">
            <text:p>50109101,Waarschoot 2H,BC WAARSCHOT</text:p>
          </table:table-cell>
          <table:table-cell table:formula="of:=IF([.I155]&lt;&gt;&quot;&quot;;[.K155];&quot;&quot;)">
            <text:p/>
          </table:table-cell>
        </table:table-row>
        <table:table-row table:style-name="ro1" table:visibility="filter">
          <table:table-cell office:value-type="string" calcext:value-type="string">
            <text:p>BC Waarschoot</text:p>
          </table:table-cell>
          <table:table-cell table:formula="of:=VLOOKUP([.A156];[$Sheet2.$A$2:.$B$36];2)" office:value-type="string" office:string-value="BC WAARSCHOT" calcext:value-type="string">
            <text:p>BC WAARSCHOT</text:p>
          </table:table-cell>
          <table:table-cell table:formula="of:=VLOOKUP([.A156];[$Sheet2.$A$2:.$C$36];3)" office:value-type="string" office:string-value="Waarschoot" calcext:value-type="string">
            <text:p>Waarschoo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ie</text:p>
          </table:table-cell>
          <table:table-cell office:value-type="float" office:value="50089816" calcext:value-type="float">
            <text:p>50089816</text:p>
          </table:table-cell>
          <table:table-cell table:number-columns-repeated="2"/>
          <table:table-cell table:formula="of:=IF([.H156]&lt;&gt;&quot;&quot;;CONCATENATE([.H156];&quot;,&quot;;[.C156];&quot; &quot;;[.D156];&quot;,&quot;;[.B156]);&quot;&quot;)" office:value-type="string" office:string-value="50089816,Waarschoot 2H,BC WAARSCHOT" calcext:value-type="string">
            <text:p>50089816,Waarschoot 2H,BC WAARSCHOT</text:p>
          </table:table-cell>
          <table:table-cell table:formula="of:=IF([.I156]=&quot;&quot;;[.K156];&quot;&quot;)" office:value-type="string" office:string-value="50089816,Waarschoot 2H,BC WAARSCHOT" calcext:value-type="string">
            <text:p>50089816,Waarschoot 2H,BC WAARSCHOT</text:p>
          </table:table-cell>
          <table:table-cell table:formula="of:=IF([.I156]&lt;&gt;&quot;&quot;;[.K156];&quot;&quot;)">
            <text:p/>
          </table:table-cell>
        </table:table-row>
        <table:table-row table:style-name="ro1" table:visibility="filter">
          <table:table-cell office:value-type="string" calcext:value-type="string">
            <text:p>BC Waarschoot</text:p>
          </table:table-cell>
          <table:table-cell table:formula="of:=VLOOKUP([.A157];[$Sheet2.$A$2:.$B$36];2)" office:value-type="string" office:string-value="BC WAARSCHOT" calcext:value-type="string">
            <text:p>BC WAARSCHOT</text:p>
          </table:table-cell>
          <table:table-cell table:formula="of:=VLOOKUP([.A157];[$Sheet2.$A$2:.$C$36];3)" office:value-type="string" office:string-value="Waarschoot" calcext:value-type="string">
            <text:p>Waarschoo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 Acker</text:p>
          </table:table-cell>
          <table:table-cell office:value-type="float" office:value="50109102" calcext:value-type="float">
            <text:p>50109102</text:p>
          </table:table-cell>
          <table:table-cell table:number-columns-repeated="2"/>
          <table:table-cell table:formula="of:=IF([.H157]&lt;&gt;&quot;&quot;;CONCATENATE([.H157];&quot;,&quot;;[.C157];&quot; &quot;;[.D157];&quot;,&quot;;[.B157]);&quot;&quot;)" office:value-type="string" office:string-value="50109102,Waarschoot 2H,BC WAARSCHOT" calcext:value-type="string">
            <text:p>50109102,Waarschoot 2H,BC WAARSCHOT</text:p>
          </table:table-cell>
          <table:table-cell table:formula="of:=IF([.I157]=&quot;&quot;;[.K157];&quot;&quot;)" office:value-type="string" office:string-value="50109102,Waarschoot 2H,BC WAARSCHOT" calcext:value-type="string">
            <text:p>50109102,Waarschoot 2H,BC WAARSCHOT</text:p>
          </table:table-cell>
          <table:table-cell table:formula="of:=IF([.I157]&lt;&gt;&quot;&quot;;[.K157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58];[$Sheet2.$A$2:.$B$36];2)" office:value-type="string" office:string-value="BEVEREN BC" calcext:value-type="string">
            <text:p>BEVEREN BC</text:p>
          </table:table-cell>
          <table:table-cell table:formula="of:=VLOOKUP([.A158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wenbergh Robin</text:p>
          </table:table-cell>
          <table:table-cell office:value-type="float" office:value="50090043" calcext:value-type="float">
            <text:p>50090043</text:p>
          </table:table-cell>
          <table:table-cell table:number-columns-repeated="2"/>
          <table:table-cell table:formula="of:=IF([.H158]&lt;&gt;&quot;&quot;;CONCATENATE([.H158];&quot;,&quot;;[.C158];&quot; &quot;;[.D158];&quot;,&quot;;[.B158]);&quot;&quot;)" office:value-type="string" office:string-value="50090043,Beveren 1G,BEVEREN BC" calcext:value-type="string">
            <text:p>50090043,Beveren 1G,BEVEREN BC</text:p>
          </table:table-cell>
          <table:table-cell table:formula="of:=IF([.I158]=&quot;&quot;;[.K158];&quot;&quot;)" office:value-type="string" office:string-value="50090043,Beveren 1G,BEVEREN BC" calcext:value-type="string">
            <text:p>50090043,Beveren 1G,BEVEREN BC</text:p>
          </table:table-cell>
          <table:table-cell table:formula="of:=IF([.I158]&lt;&gt;&quot;&quot;;[.K158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59];[$Sheet2.$A$2:.$B$36];2)" office:value-type="string" office:string-value="BEVEREN BC" calcext:value-type="string">
            <text:p>BEVEREN BC</text:p>
          </table:table-cell>
          <table:table-cell table:formula="of:=VLOOKUP([.A159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yman Emry </text:p>
          </table:table-cell>
          <table:table-cell office:value-type="float" office:value="50079541" calcext:value-type="float">
            <text:p>50079541</text:p>
          </table:table-cell>
          <table:table-cell table:number-columns-repeated="2"/>
          <table:table-cell table:formula="of:=IF([.H159]&lt;&gt;&quot;&quot;;CONCATENATE([.H159];&quot;,&quot;;[.C159];&quot; &quot;;[.D159];&quot;,&quot;;[.B159]);&quot;&quot;)" office:value-type="string" office:string-value="50079541,Beveren 1G,BEVEREN BC" calcext:value-type="string">
            <text:p>50079541,Beveren 1G,BEVEREN BC</text:p>
          </table:table-cell>
          <table:table-cell table:formula="of:=IF([.I159]=&quot;&quot;;[.K159];&quot;&quot;)" office:value-type="string" office:string-value="50079541,Beveren 1G,BEVEREN BC" calcext:value-type="string">
            <text:p>50079541,Beveren 1G,BEVEREN BC</text:p>
          </table:table-cell>
          <table:table-cell table:formula="of:=IF([.I159]&lt;&gt;&quot;&quot;;[.K159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60];[$Sheet2.$A$2:.$B$36];2)" office:value-type="string" office:string-value="BEVEREN BC" calcext:value-type="string">
            <text:p>BEVEREN BC</text:p>
          </table:table-cell>
          <table:table-cell table:formula="of:=VLOOKUP([.A160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wenbergh Evelien </text:p>
          </table:table-cell>
          <table:table-cell office:value-type="float" office:value="50099659" calcext:value-type="float">
            <text:p>50099659</text:p>
          </table:table-cell>
          <table:table-cell table:number-columns-repeated="2"/>
          <table:table-cell table:formula="of:=IF([.H160]&lt;&gt;&quot;&quot;;CONCATENATE([.H160];&quot;,&quot;;[.C160];&quot; &quot;;[.D160];&quot;,&quot;;[.B160]);&quot;&quot;)" office:value-type="string" office:string-value="50099659,Beveren 1G,BEVEREN BC" calcext:value-type="string">
            <text:p>50099659,Beveren 1G,BEVEREN BC</text:p>
          </table:table-cell>
          <table:table-cell table:formula="of:=IF([.I160]=&quot;&quot;;[.K160];&quot;&quot;)" office:value-type="string" office:string-value="50099659,Beveren 1G,BEVEREN BC" calcext:value-type="string">
            <text:p>50099659,Beveren 1G,BEVEREN BC</text:p>
          </table:table-cell>
          <table:table-cell table:formula="of:=IF([.I160]&lt;&gt;&quot;&quot;;[.K160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61];[$Sheet2.$A$2:.$B$36];2)" office:value-type="string" office:string-value="BEVEREN BC" calcext:value-type="string">
            <text:p>BEVEREN BC</text:p>
          </table:table-cell>
          <table:table-cell table:formula="of:=VLOOKUP([.A161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Mey Valerie</text:p>
          </table:table-cell>
          <table:table-cell office:value-type="float" office:value="50114263" calcext:value-type="float">
            <text:p>50114263</text:p>
          </table:table-cell>
          <table:table-cell table:number-columns-repeated="2"/>
          <table:table-cell table:formula="of:=IF([.H161]&lt;&gt;&quot;&quot;;CONCATENATE([.H161];&quot;,&quot;;[.C161];&quot; &quot;;[.D161];&quot;,&quot;;[.B161]);&quot;&quot;)" office:value-type="string" office:string-value="50114263,Beveren 1G,BEVEREN BC" calcext:value-type="string">
            <text:p>50114263,Beveren 1G,BEVEREN BC</text:p>
          </table:table-cell>
          <table:table-cell table:formula="of:=IF([.I161]=&quot;&quot;;[.K161];&quot;&quot;)" office:value-type="string" office:string-value="50114263,Beveren 1G,BEVEREN BC" calcext:value-type="string">
            <text:p>50114263,Beveren 1G,BEVEREN BC</text:p>
          </table:table-cell>
          <table:table-cell table:formula="of:=IF([.I161]&lt;&gt;&quot;&quot;;[.K161];&quot;&quot;)">
            <text:p/>
          </table:table-cell>
        </table:table-row>
        <table:table-row table:style-name="ro1">
          <table:table-cell office:value-type="string" calcext:value-type="string">
            <text:p>Beveren BC</text:p>
          </table:table-cell>
          <table:table-cell table:formula="of:=VLOOKUP([.A162];[$Sheet2.$A$2:.$B$36];2)" office:value-type="string" office:string-value="BEVEREN BC" calcext:value-type="string">
            <text:p>BEVEREN BC</text:p>
          </table:table-cell>
          <table:table-cell table:formula="of:=VLOOKUP([.A162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wenbergh Robin</text:p>
          </table:table-cell>
          <table:table-cell office:value-type="float" office:value="50090043" calcext:value-type="float">
            <text:p>50090043</text:p>
          </table:table-cell>
          <table:table-cell office:value-type="string" calcext:value-type="string">
            <text:p>Liga</text:p>
          </table:table-cell>
          <table:table-cell/>
          <table:table-cell table:formula="of:=IF([.H162]&lt;&gt;&quot;&quot;;CONCATENATE([.H162];&quot;,&quot;;[.C162];&quot; &quot;;[.D162];&quot;,&quot;;[.B162]);&quot;&quot;)" office:value-type="string" office:string-value="50090043,Beveren 1H,BEVEREN BC" calcext:value-type="string">
            <text:p>50090043,Beveren 1H,BEVEREN BC</text:p>
          </table:table-cell>
          <table:table-cell table:formula="of:=IF([.I162]=&quot;&quot;;[.K162];&quot;&quot;)">
            <text:p/>
          </table:table-cell>
          <table:table-cell table:formula="of:=IF([.I162]&lt;&gt;&quot;&quot;;[.K162];&quot;&quot;)" office:value-type="string" office:string-value="50090043,Beveren 1H,BEVEREN BC" calcext:value-type="string">
            <text:p>50090043,Beveren 1H,BEVEREN BC</text:p>
          </table:table-cell>
        </table:table-row>
        <table:table-row table:style-name="ro1">
          <table:table-cell office:value-type="string" calcext:value-type="string">
            <text:p>Beveren BC</text:p>
          </table:table-cell>
          <table:table-cell table:formula="of:=VLOOKUP([.A163];[$Sheet2.$A$2:.$B$36];2)" office:value-type="string" office:string-value="BEVEREN BC" calcext:value-type="string">
            <text:p>BEVEREN BC</text:p>
          </table:table-cell>
          <table:table-cell table:formula="of:=VLOOKUP([.A163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yman Emry</text:p>
          </table:table-cell>
          <table:table-cell office:value-type="float" office:value="50079541" calcext:value-type="float">
            <text:p>50079541</text:p>
          </table:table-cell>
          <table:table-cell office:value-type="string" calcext:value-type="string">
            <text:p>Liga</text:p>
          </table:table-cell>
          <table:table-cell/>
          <table:table-cell table:formula="of:=IF([.H163]&lt;&gt;&quot;&quot;;CONCATENATE([.H163];&quot;,&quot;;[.C163];&quot; &quot;;[.D163];&quot;,&quot;;[.B163]);&quot;&quot;)" office:value-type="string" office:string-value="50079541,Beveren 1H,BEVEREN BC" calcext:value-type="string">
            <text:p>50079541,Beveren 1H,BEVEREN BC</text:p>
          </table:table-cell>
          <table:table-cell table:formula="of:=IF([.I163]=&quot;&quot;;[.K163];&quot;&quot;)">
            <text:p/>
          </table:table-cell>
          <table:table-cell table:formula="of:=IF([.I163]&lt;&gt;&quot;&quot;;[.K163];&quot;&quot;)" office:value-type="string" office:string-value="50079541,Beveren 1H,BEVEREN BC" calcext:value-type="string">
            <text:p>50079541,Beveren 1H,BEVEREN BC</text:p>
          </table:table-cell>
        </table:table-row>
        <table:table-row table:style-name="ro1">
          <table:table-cell office:value-type="string" calcext:value-type="string">
            <text:p>Beveren BC</text:p>
          </table:table-cell>
          <table:table-cell table:formula="of:=VLOOKUP([.A164];[$Sheet2.$A$2:.$B$36];2)" office:value-type="string" office:string-value="BEVEREN BC" calcext:value-type="string">
            <text:p>BEVEREN BC</text:p>
          </table:table-cell>
          <table:table-cell table:formula="of:=VLOOKUP([.A164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Decker Bart</text:p>
          </table:table-cell>
          <table:table-cell office:value-type="float" office:value="50060793" calcext:value-type="float">
            <text:p>50060793</text:p>
          </table:table-cell>
          <table:table-cell office:value-type="string" calcext:value-type="string">
            <text:p>Liga</text:p>
          </table:table-cell>
          <table:table-cell/>
          <table:table-cell table:formula="of:=IF([.H164]&lt;&gt;&quot;&quot;;CONCATENATE([.H164];&quot;,&quot;;[.C164];&quot; &quot;;[.D164];&quot;,&quot;;[.B164]);&quot;&quot;)" office:value-type="string" office:string-value="50060793,Beveren 1H,BEVEREN BC" calcext:value-type="string">
            <text:p>50060793,Beveren 1H,BEVEREN BC</text:p>
          </table:table-cell>
          <table:table-cell table:formula="of:=IF([.I164]=&quot;&quot;;[.K164];&quot;&quot;)">
            <text:p/>
          </table:table-cell>
          <table:table-cell table:formula="of:=IF([.I164]&lt;&gt;&quot;&quot;;[.K164];&quot;&quot;)" office:value-type="string" office:string-value="50060793,Beveren 1H,BEVEREN BC" calcext:value-type="string">
            <text:p>50060793,Beveren 1H,BEVEREN BC</text:p>
          </table:table-cell>
        </table:table-row>
        <table:table-row table:style-name="ro1">
          <table:table-cell office:value-type="string" calcext:value-type="string">
            <text:p>Beveren BC</text:p>
          </table:table-cell>
          <table:table-cell table:formula="of:=VLOOKUP([.A165];[$Sheet2.$A$2:.$B$36];2)" office:value-type="string" office:string-value="BEVEREN BC" calcext:value-type="string">
            <text:p>BEVEREN BC</text:p>
          </table:table-cell>
          <table:table-cell table:formula="of:=VLOOKUP([.A165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rs Stijn </text:p>
          </table:table-cell>
          <table:table-cell office:value-type="float" office:value="50090246" calcext:value-type="float">
            <text:p>50090246</text:p>
          </table:table-cell>
          <table:table-cell office:value-type="string" calcext:value-type="string">
            <text:p>Liga</text:p>
          </table:table-cell>
          <table:table-cell/>
          <table:table-cell table:formula="of:=IF([.H165]&lt;&gt;&quot;&quot;;CONCATENATE([.H165];&quot;,&quot;;[.C165];&quot; &quot;;[.D165];&quot;,&quot;;[.B165]);&quot;&quot;)" office:value-type="string" office:string-value="50090246,Beveren 1H,BEVEREN BC" calcext:value-type="string">
            <text:p>50090246,Beveren 1H,BEVEREN BC</text:p>
          </table:table-cell>
          <table:table-cell table:formula="of:=IF([.I165]=&quot;&quot;;[.K165];&quot;&quot;)">
            <text:p/>
          </table:table-cell>
          <table:table-cell table:formula="of:=IF([.I165]&lt;&gt;&quot;&quot;;[.K165];&quot;&quot;)" office:value-type="string" office:string-value="50090246,Beveren 1H,BEVEREN BC" calcext:value-type="string">
            <text:p>50090246,Beveren 1H,BEVEREN BC</text:p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66];[$Sheet2.$A$2:.$B$36];2)" office:value-type="string" office:string-value="BEVEREN BC" calcext:value-type="string">
            <text:p>BEVEREN BC</text:p>
          </table:table-cell>
          <table:table-cell table:formula="of:=VLOOKUP([.A166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js Dirk </text:p>
          </table:table-cell>
          <table:table-cell office:value-type="float" office:value="50016240" calcext:value-type="float">
            <text:p>50016240</text:p>
          </table:table-cell>
          <table:table-cell table:number-columns-repeated="2"/>
          <table:table-cell table:formula="of:=IF([.H166]&lt;&gt;&quot;&quot;;CONCATENATE([.H166];&quot;,&quot;;[.C166];&quot; &quot;;[.D166];&quot;,&quot;;[.B166]);&quot;&quot;)" office:value-type="string" office:string-value="50016240,Beveren 2G,BEVEREN BC" calcext:value-type="string">
            <text:p>50016240,Beveren 2G,BEVEREN BC</text:p>
          </table:table-cell>
          <table:table-cell table:formula="of:=IF([.I166]=&quot;&quot;;[.K166];&quot;&quot;)" office:value-type="string" office:string-value="50016240,Beveren 2G,BEVEREN BC" calcext:value-type="string">
            <text:p>50016240,Beveren 2G,BEVEREN BC</text:p>
          </table:table-cell>
          <table:table-cell table:formula="of:=IF([.I166]&lt;&gt;&quot;&quot;;[.K166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67];[$Sheet2.$A$2:.$B$36];2)" office:value-type="string" office:string-value="BEVEREN BC" calcext:value-type="string">
            <text:p>BEVEREN BC</text:p>
          </table:table-cell>
          <table:table-cell table:formula="of:=VLOOKUP([.A167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 de Perre Jo </text:p>
          </table:table-cell>
          <table:table-cell office:value-type="float" office:value="50013172" calcext:value-type="float">
            <text:p>50013172</text:p>
          </table:table-cell>
          <table:table-cell table:number-columns-repeated="2"/>
          <table:table-cell table:formula="of:=IF([.H167]&lt;&gt;&quot;&quot;;CONCATENATE([.H167];&quot;,&quot;;[.C167];&quot; &quot;;[.D167];&quot;,&quot;;[.B167]);&quot;&quot;)" office:value-type="string" office:string-value="50013172,Beveren 2G,BEVEREN BC" calcext:value-type="string">
            <text:p>50013172,Beveren 2G,BEVEREN BC</text:p>
          </table:table-cell>
          <table:table-cell table:formula="of:=IF([.I167]=&quot;&quot;;[.K167];&quot;&quot;)" office:value-type="string" office:string-value="50013172,Beveren 2G,BEVEREN BC" calcext:value-type="string">
            <text:p>50013172,Beveren 2G,BEVEREN BC</text:p>
          </table:table-cell>
          <table:table-cell table:formula="of:=IF([.I167]&lt;&gt;&quot;&quot;;[.K167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68];[$Sheet2.$A$2:.$B$36];2)" office:value-type="string" office:string-value="BEVEREN BC" calcext:value-type="string">
            <text:p>BEVEREN BC</text:p>
          </table:table-cell>
          <table:table-cell table:formula="of:=VLOOKUP([.A168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es Elise</text:p>
          </table:table-cell>
          <table:table-cell office:value-type="float" office:value="50075424" calcext:value-type="float">
            <text:p>50075424</text:p>
          </table:table-cell>
          <table:table-cell table:number-columns-repeated="2"/>
          <table:table-cell table:formula="of:=IF([.H168]&lt;&gt;&quot;&quot;;CONCATENATE([.H168];&quot;,&quot;;[.C168];&quot; &quot;;[.D168];&quot;,&quot;;[.B168]);&quot;&quot;)" office:value-type="string" office:string-value="50075424,Beveren 2G,BEVEREN BC" calcext:value-type="string">
            <text:p>50075424,Beveren 2G,BEVEREN BC</text:p>
          </table:table-cell>
          <table:table-cell table:formula="of:=IF([.I168]=&quot;&quot;;[.K168];&quot;&quot;)" office:value-type="string" office:string-value="50075424,Beveren 2G,BEVEREN BC" calcext:value-type="string">
            <text:p>50075424,Beveren 2G,BEVEREN BC</text:p>
          </table:table-cell>
          <table:table-cell table:formula="of:=IF([.I168]&lt;&gt;&quot;&quot;;[.K168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69];[$Sheet2.$A$2:.$B$36];2)" office:value-type="string" office:string-value="BEVEREN BC" calcext:value-type="string">
            <text:p>BEVEREN BC</text:p>
          </table:table-cell>
          <table:table-cell table:formula="of:=VLOOKUP([.A169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llaert Katrien</text:p>
          </table:table-cell>
          <table:table-cell office:value-type="float" office:value="50105750" calcext:value-type="float">
            <text:p>50105750</text:p>
          </table:table-cell>
          <table:table-cell table:number-columns-repeated="2"/>
          <table:table-cell table:formula="of:=IF([.H169]&lt;&gt;&quot;&quot;;CONCATENATE([.H169];&quot;,&quot;;[.C169];&quot; &quot;;[.D169];&quot;,&quot;;[.B169]);&quot;&quot;)" office:value-type="string" office:string-value="50105750,Beveren 2G,BEVEREN BC" calcext:value-type="string">
            <text:p>50105750,Beveren 2G,BEVEREN BC</text:p>
          </table:table-cell>
          <table:table-cell table:formula="of:=IF([.I169]=&quot;&quot;;[.K169];&quot;&quot;)" office:value-type="string" office:string-value="50105750,Beveren 2G,BEVEREN BC" calcext:value-type="string">
            <text:p>50105750,Beveren 2G,BEVEREN BC</text:p>
          </table:table-cell>
          <table:table-cell table:formula="of:=IF([.I169]&lt;&gt;&quot;&quot;;[.K169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70];[$Sheet2.$A$2:.$B$36];2)" office:value-type="string" office:string-value="BEVEREN BC" calcext:value-type="string">
            <text:p>BEVEREN BC</text:p>
          </table:table-cell>
          <table:table-cell table:formula="of:=VLOOKUP([.A170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js Dirk</text:p>
          </table:table-cell>
          <table:table-cell office:value-type="float" office:value="50016240" calcext:value-type="float">
            <text:p>50016240</text:p>
          </table:table-cell>
          <table:table-cell table:number-columns-repeated="2"/>
          <table:table-cell table:formula="of:=IF([.H170]&lt;&gt;&quot;&quot;;CONCATENATE([.H170];&quot;,&quot;;[.C170];&quot; &quot;;[.D170];&quot;,&quot;;[.B170]);&quot;&quot;)" office:value-type="string" office:string-value="50016240,Beveren 2H,BEVEREN BC" calcext:value-type="string">
            <text:p>50016240,Beveren 2H,BEVEREN BC</text:p>
          </table:table-cell>
          <table:table-cell table:formula="of:=IF([.I170]=&quot;&quot;;[.K170];&quot;&quot;)" office:value-type="string" office:string-value="50016240,Beveren 2H,BEVEREN BC" calcext:value-type="string">
            <text:p>50016240,Beveren 2H,BEVEREN BC</text:p>
          </table:table-cell>
          <table:table-cell table:formula="of:=IF([.I170]&lt;&gt;&quot;&quot;;[.K170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71];[$Sheet2.$A$2:.$B$36];2)" office:value-type="string" office:string-value="BEVEREN BC" calcext:value-type="string">
            <text:p>BEVEREN BC</text:p>
          </table:table-cell>
          <table:table-cell table:formula="of:=VLOOKUP([.A171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 de Perre Jo</text:p>
          </table:table-cell>
          <table:table-cell office:value-type="float" office:value="50013172" calcext:value-type="float">
            <text:p>50013172</text:p>
          </table:table-cell>
          <table:table-cell table:number-columns-repeated="2"/>
          <table:table-cell table:formula="of:=IF([.H171]&lt;&gt;&quot;&quot;;CONCATENATE([.H171];&quot;,&quot;;[.C171];&quot; &quot;;[.D171];&quot;,&quot;;[.B171]);&quot;&quot;)" office:value-type="string" office:string-value="50013172,Beveren 2H,BEVEREN BC" calcext:value-type="string">
            <text:p>50013172,Beveren 2H,BEVEREN BC</text:p>
          </table:table-cell>
          <table:table-cell table:formula="of:=IF([.I171]=&quot;&quot;;[.K171];&quot;&quot;)" office:value-type="string" office:string-value="50013172,Beveren 2H,BEVEREN BC" calcext:value-type="string">
            <text:p>50013172,Beveren 2H,BEVEREN BC</text:p>
          </table:table-cell>
          <table:table-cell table:formula="of:=IF([.I171]&lt;&gt;&quot;&quot;;[.K171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72];[$Sheet2.$A$2:.$B$36];2)" office:value-type="string" office:string-value="BEVEREN BC" calcext:value-type="string">
            <text:p>BEVEREN BC</text:p>
          </table:table-cell>
          <table:table-cell table:formula="of:=VLOOKUP([.A172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rueker Allan</text:p>
          </table:table-cell>
          <table:table-cell office:value-type="float" office:value="50065265" calcext:value-type="float">
            <text:p>50065265</text:p>
          </table:table-cell>
          <table:table-cell table:number-columns-repeated="2"/>
          <table:table-cell table:formula="of:=IF([.H172]&lt;&gt;&quot;&quot;;CONCATENATE([.H172];&quot;,&quot;;[.C172];&quot; &quot;;[.D172];&quot;,&quot;;[.B172]);&quot;&quot;)" office:value-type="string" office:string-value="50065265,Beveren 2H,BEVEREN BC" calcext:value-type="string">
            <text:p>50065265,Beveren 2H,BEVEREN BC</text:p>
          </table:table-cell>
          <table:table-cell table:formula="of:=IF([.I172]=&quot;&quot;;[.K172];&quot;&quot;)" office:value-type="string" office:string-value="50065265,Beveren 2H,BEVEREN BC" calcext:value-type="string">
            <text:p>50065265,Beveren 2H,BEVEREN BC</text:p>
          </table:table-cell>
          <table:table-cell table:formula="of:=IF([.I172]&lt;&gt;&quot;&quot;;[.K172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73];[$Sheet2.$A$2:.$B$36];2)" office:value-type="string" office:string-value="BEVEREN BC" calcext:value-type="string">
            <text:p>BEVEREN BC</text:p>
          </table:table-cell>
          <table:table-cell table:formula="of:=VLOOKUP([.A173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illon Steven</text:p>
          </table:table-cell>
          <table:table-cell office:value-type="float" office:value="50047935" calcext:value-type="float">
            <text:p>50047935</text:p>
          </table:table-cell>
          <table:table-cell table:number-columns-repeated="2"/>
          <table:table-cell table:formula="of:=IF([.H173]&lt;&gt;&quot;&quot;;CONCATENATE([.H173];&quot;,&quot;;[.C173];&quot; &quot;;[.D173];&quot;,&quot;;[.B173]);&quot;&quot;)" office:value-type="string" office:string-value="50047935,Beveren 2H,BEVEREN BC" calcext:value-type="string">
            <text:p>50047935,Beveren 2H,BEVEREN BC</text:p>
          </table:table-cell>
          <table:table-cell table:formula="of:=IF([.I173]=&quot;&quot;;[.K173];&quot;&quot;)" office:value-type="string" office:string-value="50047935,Beveren 2H,BEVEREN BC" calcext:value-type="string">
            <text:p>50047935,Beveren 2H,BEVEREN BC</text:p>
          </table:table-cell>
          <table:table-cell table:formula="of:=IF([.I173]&lt;&gt;&quot;&quot;;[.K173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74];[$Sheet2.$A$2:.$B$36];2)" office:value-type="string" office:string-value="BEVEREN BC" calcext:value-type="string">
            <text:p>BEVEREN BC</text:p>
          </table:table-cell>
          <table:table-cell table:formula="of:=VLOOKUP([.A174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Puyvelde Pieter-Jan</text:p>
          </table:table-cell>
          <table:table-cell office:value-type="float" office:value="50113907" calcext:value-type="float">
            <text:p>50113907</text:p>
          </table:table-cell>
          <table:table-cell table:number-columns-repeated="2"/>
          <table:table-cell table:formula="of:=IF([.H174]&lt;&gt;&quot;&quot;;CONCATENATE([.H174];&quot;,&quot;;[.C174];&quot; &quot;;[.D174];&quot;,&quot;;[.B174]);&quot;&quot;)" office:value-type="string" office:string-value="50113907,Beveren 3H,BEVEREN BC" calcext:value-type="string">
            <text:p>50113907,Beveren 3H,BEVEREN BC</text:p>
          </table:table-cell>
          <table:table-cell table:formula="of:=IF([.I174]=&quot;&quot;;[.K174];&quot;&quot;)" office:value-type="string" office:string-value="50113907,Beveren 3H,BEVEREN BC" calcext:value-type="string">
            <text:p>50113907,Beveren 3H,BEVEREN BC</text:p>
          </table:table-cell>
          <table:table-cell table:formula="of:=IF([.I174]&lt;&gt;&quot;&quot;;[.K174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75];[$Sheet2.$A$2:.$B$36];2)" office:value-type="string" office:string-value="BEVEREN BC" calcext:value-type="string">
            <text:p>BEVEREN BC</text:p>
          </table:table-cell>
          <table:table-cell table:formula="of:=VLOOKUP([.A175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s Jo</text:p>
          </table:table-cell>
          <table:table-cell office:value-type="float" office:value="50052158" calcext:value-type="float">
            <text:p>50052158</text:p>
          </table:table-cell>
          <table:table-cell table:number-columns-repeated="2"/>
          <table:table-cell table:formula="of:=IF([.H175]&lt;&gt;&quot;&quot;;CONCATENATE([.H175];&quot;,&quot;;[.C175];&quot; &quot;;[.D175];&quot;,&quot;;[.B175]);&quot;&quot;)" office:value-type="string" office:string-value="50052158,Beveren 3H,BEVEREN BC" calcext:value-type="string">
            <text:p>50052158,Beveren 3H,BEVEREN BC</text:p>
          </table:table-cell>
          <table:table-cell table:formula="of:=IF([.I175]=&quot;&quot;;[.K175];&quot;&quot;)" office:value-type="string" office:string-value="50052158,Beveren 3H,BEVEREN BC" calcext:value-type="string">
            <text:p>50052158,Beveren 3H,BEVEREN BC</text:p>
          </table:table-cell>
          <table:table-cell table:formula="of:=IF([.I175]&lt;&gt;&quot;&quot;;[.K175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76];[$Sheet2.$A$2:.$B$36];2)" office:value-type="string" office:string-value="BEVEREN BC" calcext:value-type="string">
            <text:p>BEVEREN BC</text:p>
          </table:table-cell>
          <table:table-cell table:formula="of:=VLOOKUP([.A176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essens Mathias</text:p>
          </table:table-cell>
          <table:table-cell office:value-type="float" office:value="50054939" calcext:value-type="float">
            <text:p>50054939</text:p>
          </table:table-cell>
          <table:table-cell table:number-columns-repeated="2"/>
          <table:table-cell table:formula="of:=IF([.H176]&lt;&gt;&quot;&quot;;CONCATENATE([.H176];&quot;,&quot;;[.C176];&quot; &quot;;[.D176];&quot;,&quot;;[.B176]);&quot;&quot;)" office:value-type="string" office:string-value="50054939,Beveren 3H,BEVEREN BC" calcext:value-type="string">
            <text:p>50054939,Beveren 3H,BEVEREN BC</text:p>
          </table:table-cell>
          <table:table-cell table:formula="of:=IF([.I176]=&quot;&quot;;[.K176];&quot;&quot;)" office:value-type="string" office:string-value="50054939,Beveren 3H,BEVEREN BC" calcext:value-type="string">
            <text:p>50054939,Beveren 3H,BEVEREN BC</text:p>
          </table:table-cell>
          <table:table-cell table:formula="of:=IF([.I176]&lt;&gt;&quot;&quot;;[.K176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77];[$Sheet2.$A$2:.$B$36];2)" office:value-type="string" office:string-value="BEVEREN BC" calcext:value-type="string">
            <text:p>BEVEREN BC</text:p>
          </table:table-cell>
          <table:table-cell table:formula="of:=VLOOKUP([.A177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den Eeden Pascal </text:p>
          </table:table-cell>
          <table:table-cell office:value-type="float" office:value="50012544" calcext:value-type="float">
            <text:p>50012544</text:p>
          </table:table-cell>
          <table:table-cell table:number-columns-repeated="2"/>
          <table:table-cell table:formula="of:=IF([.H177]&lt;&gt;&quot;&quot;;CONCATENATE([.H177];&quot;,&quot;;[.C177];&quot; &quot;;[.D177];&quot;,&quot;;[.B177]);&quot;&quot;)" office:value-type="string" office:string-value="50012544,Beveren 3H,BEVEREN BC" calcext:value-type="string">
            <text:p>50012544,Beveren 3H,BEVEREN BC</text:p>
          </table:table-cell>
          <table:table-cell table:formula="of:=IF([.I177]=&quot;&quot;;[.K177];&quot;&quot;)" office:value-type="string" office:string-value="50012544,Beveren 3H,BEVEREN BC" calcext:value-type="string">
            <text:p>50012544,Beveren 3H,BEVEREN BC</text:p>
          </table:table-cell>
          <table:table-cell table:formula="of:=IF([.I177]&lt;&gt;&quot;&quot;;[.K177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78];[$Sheet2.$A$2:.$B$36];2)" office:value-type="string" office:string-value="BEVEREN BC" calcext:value-type="string">
            <text:p>BEVEREN BC</text:p>
          </table:table-cell>
          <table:table-cell table:formula="of:=VLOOKUP([.A178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wenbergh Jurgen </text:p>
          </table:table-cell>
          <table:table-cell office:value-type="float" office:value="50089448" calcext:value-type="float">
            <text:p>50089448</text:p>
          </table:table-cell>
          <table:table-cell table:number-columns-repeated="2"/>
          <table:table-cell table:formula="of:=IF([.H178]&lt;&gt;&quot;&quot;;CONCATENATE([.H178];&quot;,&quot;;[.C178];&quot; &quot;;[.D178];&quot;,&quot;;[.B178]);&quot;&quot;)" office:value-type="string" office:string-value="50089448,Beveren 4H,BEVEREN BC" calcext:value-type="string">
            <text:p>50089448,Beveren 4H,BEVEREN BC</text:p>
          </table:table-cell>
          <table:table-cell table:formula="of:=IF([.I178]=&quot;&quot;;[.K178];&quot;&quot;)" office:value-type="string" office:string-value="50089448,Beveren 4H,BEVEREN BC" calcext:value-type="string">
            <text:p>50089448,Beveren 4H,BEVEREN BC</text:p>
          </table:table-cell>
          <table:table-cell table:formula="of:=IF([.I178]&lt;&gt;&quot;&quot;;[.K178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79];[$Sheet2.$A$2:.$B$36];2)" office:value-type="string" office:string-value="BEVEREN BC" calcext:value-type="string">
            <text:p>BEVEREN BC</text:p>
          </table:table-cell>
          <table:table-cell table:formula="of:=VLOOKUP([.A179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s Erwin </text:p>
          </table:table-cell>
          <table:table-cell office:value-type="float" office:value="50029284" calcext:value-type="float">
            <text:p>50029284</text:p>
          </table:table-cell>
          <table:table-cell table:number-columns-repeated="2"/>
          <table:table-cell table:formula="of:=IF([.H179]&lt;&gt;&quot;&quot;;CONCATENATE([.H179];&quot;,&quot;;[.C179];&quot; &quot;;[.D179];&quot;,&quot;;[.B179]);&quot;&quot;)" office:value-type="string" office:string-value="50029284,Beveren 4H,BEVEREN BC" calcext:value-type="string">
            <text:p>50029284,Beveren 4H,BEVEREN BC</text:p>
          </table:table-cell>
          <table:table-cell table:formula="of:=IF([.I179]=&quot;&quot;;[.K179];&quot;&quot;)" office:value-type="string" office:string-value="50029284,Beveren 4H,BEVEREN BC" calcext:value-type="string">
            <text:p>50029284,Beveren 4H,BEVEREN BC</text:p>
          </table:table-cell>
          <table:table-cell table:formula="of:=IF([.I179]&lt;&gt;&quot;&quot;;[.K179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80];[$Sheet2.$A$2:.$B$36];2)" office:value-type="string" office:string-value="BEVEREN BC" calcext:value-type="string">
            <text:p>BEVEREN BC</text:p>
          </table:table-cell>
          <table:table-cell table:formula="of:=VLOOKUP([.A180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ppe Kris </text:p>
          </table:table-cell>
          <table:table-cell office:value-type="float" office:value="50053351" calcext:value-type="float">
            <text:p>50053351</text:p>
          </table:table-cell>
          <table:table-cell table:number-columns-repeated="2"/>
          <table:table-cell table:formula="of:=IF([.H180]&lt;&gt;&quot;&quot;;CONCATENATE([.H180];&quot;,&quot;;[.C180];&quot; &quot;;[.D180];&quot;,&quot;;[.B180]);&quot;&quot;)" office:value-type="string" office:string-value="50053351,Beveren 4H,BEVEREN BC" calcext:value-type="string">
            <text:p>50053351,Beveren 4H,BEVEREN BC</text:p>
          </table:table-cell>
          <table:table-cell table:formula="of:=IF([.I180]=&quot;&quot;;[.K180];&quot;&quot;)" office:value-type="string" office:string-value="50053351,Beveren 4H,BEVEREN BC" calcext:value-type="string">
            <text:p>50053351,Beveren 4H,BEVEREN BC</text:p>
          </table:table-cell>
          <table:table-cell table:formula="of:=IF([.I180]&lt;&gt;&quot;&quot;;[.K180];&quot;&quot;)">
            <text:p/>
          </table:table-cell>
        </table:table-row>
        <table:table-row table:style-name="ro1" table:visibility="filter">
          <table:table-cell office:value-type="string" calcext:value-type="string">
            <text:p>Beveren BC</text:p>
          </table:table-cell>
          <table:table-cell table:formula="of:=VLOOKUP([.A181];[$Sheet2.$A$2:.$B$36];2)" office:value-type="string" office:string-value="BEVEREN BC" calcext:value-type="string">
            <text:p>BEVEREN BC</text:p>
          </table:table-cell>
          <table:table-cell table:formula="of:=VLOOKUP([.A181];[$Sheet2.$A$2:.$C$36];3)" office:value-type="string" office:string-value="Beveren" calcext:value-type="string">
            <text:p>Beveren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op Pieter</text:p>
          </table:table-cell>
          <table:table-cell office:value-type="float" office:value="50042334" calcext:value-type="float">
            <text:p>50042334</text:p>
          </table:table-cell>
          <table:table-cell table:number-columns-repeated="2"/>
          <table:table-cell table:formula="of:=IF([.H181]&lt;&gt;&quot;&quot;;CONCATENATE([.H181];&quot;,&quot;;[.C181];&quot; &quot;;[.D181];&quot;,&quot;;[.B181]);&quot;&quot;)" office:value-type="string" office:string-value="50042334,Beveren 4H,BEVEREN BC" calcext:value-type="string">
            <text:p>50042334,Beveren 4H,BEVEREN BC</text:p>
          </table:table-cell>
          <table:table-cell table:formula="of:=IF([.I181]=&quot;&quot;;[.K181];&quot;&quot;)" office:value-type="string" office:string-value="50042334,Beveren 4H,BEVEREN BC" calcext:value-type="string">
            <text:p>50042334,Beveren 4H,BEVEREN BC</text:p>
          </table:table-cell>
          <table:table-cell table:formula="of:=IF([.I181]&lt;&gt;&quot;&quot;;[.K181];&quot;&quot;)">
            <text:p/>
          </table:table-cell>
        </table:table-row>
        <table:table-row table:style-name="ro1" table:visibility="filter">
          <table:table-cell office:value-type="string" calcext:value-type="string">
            <text:p>Brakel BC</text:p>
          </table:table-cell>
          <table:table-cell table:formula="of:=VLOOKUP([.A182];[$Sheet2.$A$2:.$B$36];2)" office:value-type="string" office:string-value="BRAKEL BC" calcext:value-type="string">
            <text:p>BRAKEL BC</text:p>
          </table:table-cell>
          <table:table-cell table:formula="of:=VLOOKUP([.A182];[$Sheet2.$A$2:.$C$36];3)" office:value-type="string" office:string-value="Brakel" calcext:value-type="string">
            <text:p>Brakel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as Temmerman</text:p>
          </table:table-cell>
          <table:table-cell office:value-type="float" office:value="50105112" calcext:value-type="float">
            <text:p>50105112</text:p>
          </table:table-cell>
          <table:table-cell table:number-columns-repeated="2"/>
          <table:table-cell table:formula="of:=IF([.H182]&lt;&gt;&quot;&quot;;CONCATENATE([.H182];&quot;,&quot;;[.C182];&quot; &quot;;[.D182];&quot;,&quot;;[.B182]);&quot;&quot;)" office:value-type="string" office:string-value="50105112,Brakel 1G,BRAKEL BC" calcext:value-type="string">
            <text:p>50105112,Brakel 1G,BRAKEL BC</text:p>
          </table:table-cell>
          <table:table-cell table:formula="of:=IF([.I182]=&quot;&quot;;[.K182];&quot;&quot;)" office:value-type="string" office:string-value="50105112,Brakel 1G,BRAKEL BC" calcext:value-type="string">
            <text:p>50105112,Brakel 1G,BRAKEL BC</text:p>
          </table:table-cell>
          <table:table-cell table:formula="of:=IF([.I182]&lt;&gt;&quot;&quot;;[.K182];&quot;&quot;)">
            <text:p/>
          </table:table-cell>
        </table:table-row>
        <table:table-row table:style-name="ro1" table:visibility="filter">
          <table:table-cell office:value-type="string" calcext:value-type="string">
            <text:p>Brakel BC</text:p>
          </table:table-cell>
          <table:table-cell table:formula="of:=VLOOKUP([.A183];[$Sheet2.$A$2:.$B$36];2)" office:value-type="string" office:string-value="BRAKEL BC" calcext:value-type="string">
            <text:p>BRAKEL BC</text:p>
          </table:table-cell>
          <table:table-cell table:formula="of:=VLOOKUP([.A183];[$Sheet2.$A$2:.$C$36];3)" office:value-type="string" office:string-value="Brakel" calcext:value-type="string">
            <text:p>Brakel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 temmerman</text:p>
          </table:table-cell>
          <table:table-cell office:value-type="float" office:value="50725173" calcext:value-type="float">
            <text:p>50725173</text:p>
          </table:table-cell>
          <table:table-cell table:number-columns-repeated="2"/>
          <table:table-cell table:formula="of:=IF([.H183]&lt;&gt;&quot;&quot;;CONCATENATE([.H183];&quot;,&quot;;[.C183];&quot; &quot;;[.D183];&quot;,&quot;;[.B183]);&quot;&quot;)" office:value-type="string" office:string-value="50725173,Brakel 1G,BRAKEL BC" calcext:value-type="string">
            <text:p>50725173,Brakel 1G,BRAKEL BC</text:p>
          </table:table-cell>
          <table:table-cell table:formula="of:=IF([.I183]=&quot;&quot;;[.K183];&quot;&quot;)" office:value-type="string" office:string-value="50725173,Brakel 1G,BRAKEL BC" calcext:value-type="string">
            <text:p>50725173,Brakel 1G,BRAKEL BC</text:p>
          </table:table-cell>
          <table:table-cell table:formula="of:=IF([.I183]&lt;&gt;&quot;&quot;;[.K183];&quot;&quot;)">
            <text:p/>
          </table:table-cell>
        </table:table-row>
        <table:table-row table:style-name="ro1" table:visibility="filter">
          <table:table-cell office:value-type="string" calcext:value-type="string">
            <text:p>Brakel BC</text:p>
          </table:table-cell>
          <table:table-cell table:formula="of:=VLOOKUP([.A184];[$Sheet2.$A$2:.$B$36];2)" office:value-type="string" office:string-value="BRAKEL BC" calcext:value-type="string">
            <text:p>BRAKEL BC</text:p>
          </table:table-cell>
          <table:table-cell table:formula="of:=VLOOKUP([.A184];[$Sheet2.$A$2:.$C$36];3)" office:value-type="string" office:string-value="Brakel" calcext:value-type="string">
            <text:p>Brakel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en Malrait</text:p>
          </table:table-cell>
          <table:table-cell office:value-type="float" office:value="50093889" calcext:value-type="float">
            <text:p>50093889</text:p>
          </table:table-cell>
          <table:table-cell table:number-columns-repeated="2"/>
          <table:table-cell table:formula="of:=IF([.H184]&lt;&gt;&quot;&quot;;CONCATENATE([.H184];&quot;,&quot;;[.C184];&quot; &quot;;[.D184];&quot;,&quot;;[.B184]);&quot;&quot;)" office:value-type="string" office:string-value="50093889,Brakel 1G,BRAKEL BC" calcext:value-type="string">
            <text:p>50093889,Brakel 1G,BRAKEL BC</text:p>
          </table:table-cell>
          <table:table-cell table:formula="of:=IF([.I184]=&quot;&quot;;[.K184];&quot;&quot;)" office:value-type="string" office:string-value="50093889,Brakel 1G,BRAKEL BC" calcext:value-type="string">
            <text:p>50093889,Brakel 1G,BRAKEL BC</text:p>
          </table:table-cell>
          <table:table-cell table:formula="of:=IF([.I184]&lt;&gt;&quot;&quot;;[.K184];&quot;&quot;)">
            <text:p/>
          </table:table-cell>
        </table:table-row>
        <table:table-row table:style-name="ro1" table:visibility="filter">
          <table:table-cell office:value-type="string" calcext:value-type="string">
            <text:p>Brakel BC</text:p>
          </table:table-cell>
          <table:table-cell table:formula="of:=VLOOKUP([.A185];[$Sheet2.$A$2:.$B$36];2)" office:value-type="string" office:string-value="BRAKEL BC" calcext:value-type="string">
            <text:p>BRAKEL BC</text:p>
          </table:table-cell>
          <table:table-cell table:formula="of:=VLOOKUP([.A185];[$Sheet2.$A$2:.$C$36];3)" office:value-type="string" office:string-value="Brakel" calcext:value-type="string">
            <text:p>Brakel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 roelandt</text:p>
          </table:table-cell>
          <table:table-cell office:value-type="float" office:value="50899856" calcext:value-type="float">
            <text:p>50899856</text:p>
          </table:table-cell>
          <table:table-cell table:number-columns-repeated="2"/>
          <table:table-cell table:formula="of:=IF([.H185]&lt;&gt;&quot;&quot;;CONCATENATE([.H185];&quot;,&quot;;[.C185];&quot; &quot;;[.D185];&quot;,&quot;;[.B185]);&quot;&quot;)" office:value-type="string" office:string-value="50899856,Brakel 1G,BRAKEL BC" calcext:value-type="string">
            <text:p>50899856,Brakel 1G,BRAKEL BC</text:p>
          </table:table-cell>
          <table:table-cell table:formula="of:=IF([.I185]=&quot;&quot;;[.K185];&quot;&quot;)" office:value-type="string" office:string-value="50899856,Brakel 1G,BRAKEL BC" calcext:value-type="string">
            <text:p>50899856,Brakel 1G,BRAKEL BC</text:p>
          </table:table-cell>
          <table:table-cell table:formula="of:=IF([.I185]&lt;&gt;&quot;&quot;;[.K185];&quot;&quot;)">
            <text:p/>
          </table:table-cell>
        </table:table-row>
        <table:table-row table:style-name="ro1" table:visibility="filter">
          <table:table-cell office:value-type="string" calcext:value-type="string">
            <text:p>Brakel BC</text:p>
          </table:table-cell>
          <table:table-cell table:formula="of:=VLOOKUP([.A186];[$Sheet2.$A$2:.$B$36];2)" office:value-type="string" office:string-value="BRAKEL BC" calcext:value-type="string">
            <text:p>BRAKEL BC</text:p>
          </table:table-cell>
          <table:table-cell table:formula="of:=VLOOKUP([.A186];[$Sheet2.$A$2:.$C$36];3)" office:value-type="string" office:string-value="Brakel" calcext:value-type="string">
            <text:p>Brakel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rne Quintelier</text:p>
          </table:table-cell>
          <table:table-cell office:value-type="float" office:value="50103494" calcext:value-type="float">
            <text:p>50103494</text:p>
          </table:table-cell>
          <table:table-cell table:number-columns-repeated="2"/>
          <table:table-cell table:formula="of:=IF([.H186]&lt;&gt;&quot;&quot;;CONCATENATE([.H186];&quot;,&quot;;[.C186];&quot; &quot;;[.D186];&quot;,&quot;;[.B186]);&quot;&quot;)" office:value-type="string" office:string-value="50103494,Brakel 1H,BRAKEL BC" calcext:value-type="string">
            <text:p>50103494,Brakel 1H,BRAKEL BC</text:p>
          </table:table-cell>
          <table:table-cell table:formula="of:=IF([.I186]=&quot;&quot;;[.K186];&quot;&quot;)" office:value-type="string" office:string-value="50103494,Brakel 1H,BRAKEL BC" calcext:value-type="string">
            <text:p>50103494,Brakel 1H,BRAKEL BC</text:p>
          </table:table-cell>
          <table:table-cell table:formula="of:=IF([.I186]&lt;&gt;&quot;&quot;;[.K186];&quot;&quot;)">
            <text:p/>
          </table:table-cell>
        </table:table-row>
        <table:table-row table:style-name="ro1" table:visibility="filter">
          <table:table-cell office:value-type="string" calcext:value-type="string">
            <text:p>Brakel BC</text:p>
          </table:table-cell>
          <table:table-cell table:formula="of:=VLOOKUP([.A187];[$Sheet2.$A$2:.$B$36];2)" office:value-type="string" office:string-value="BRAKEL BC" calcext:value-type="string">
            <text:p>BRAKEL BC</text:p>
          </table:table-cell>
          <table:table-cell table:formula="of:=VLOOKUP([.A187];[$Sheet2.$A$2:.$C$36];3)" office:value-type="string" office:string-value="Brakel" calcext:value-type="string">
            <text:p>Brakel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ns Quintelier</text:p>
          </table:table-cell>
          <table:table-cell office:value-type="float" office:value="50103219" calcext:value-type="float">
            <text:p>50103219</text:p>
          </table:table-cell>
          <table:table-cell table:number-columns-repeated="2"/>
          <table:table-cell table:formula="of:=IF([.H187]&lt;&gt;&quot;&quot;;CONCATENATE([.H187];&quot;,&quot;;[.C187];&quot; &quot;;[.D187];&quot;,&quot;;[.B187]);&quot;&quot;)" office:value-type="string" office:string-value="50103219,Brakel 1H,BRAKEL BC" calcext:value-type="string">
            <text:p>50103219,Brakel 1H,BRAKEL BC</text:p>
          </table:table-cell>
          <table:table-cell table:formula="of:=IF([.I187]=&quot;&quot;;[.K187];&quot;&quot;)" office:value-type="string" office:string-value="50103219,Brakel 1H,BRAKEL BC" calcext:value-type="string">
            <text:p>50103219,Brakel 1H,BRAKEL BC</text:p>
          </table:table-cell>
          <table:table-cell table:formula="of:=IF([.I187]&lt;&gt;&quot;&quot;;[.K187];&quot;&quot;)">
            <text:p/>
          </table:table-cell>
        </table:table-row>
        <table:table-row table:style-name="ro1" table:visibility="filter">
          <table:table-cell office:value-type="string" calcext:value-type="string">
            <text:p>Brakel BC</text:p>
          </table:table-cell>
          <table:table-cell table:formula="of:=VLOOKUP([.A188];[$Sheet2.$A$2:.$B$36];2)" office:value-type="string" office:string-value="BRAKEL BC" calcext:value-type="string">
            <text:p>BRAKEL BC</text:p>
          </table:table-cell>
          <table:table-cell table:formula="of:=VLOOKUP([.A188];[$Sheet2.$A$2:.$C$36];3)" office:value-type="string" office:string-value="Brakel" calcext:value-type="string">
            <text:p>Brakel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uel Dejonghe</text:p>
          </table:table-cell>
          <table:table-cell office:value-type="float" office:value="50099986" calcext:value-type="float">
            <text:p>50099986</text:p>
          </table:table-cell>
          <table:table-cell table:number-columns-repeated="2"/>
          <table:table-cell table:formula="of:=IF([.H188]&lt;&gt;&quot;&quot;;CONCATENATE([.H188];&quot;,&quot;;[.C188];&quot; &quot;;[.D188];&quot;,&quot;;[.B188]);&quot;&quot;)" office:value-type="string" office:string-value="50099986,Brakel 1H,BRAKEL BC" calcext:value-type="string">
            <text:p>50099986,Brakel 1H,BRAKEL BC</text:p>
          </table:table-cell>
          <table:table-cell table:formula="of:=IF([.I188]=&quot;&quot;;[.K188];&quot;&quot;)" office:value-type="string" office:string-value="50099986,Brakel 1H,BRAKEL BC" calcext:value-type="string">
            <text:p>50099986,Brakel 1H,BRAKEL BC</text:p>
          </table:table-cell>
          <table:table-cell table:formula="of:=IF([.I188]&lt;&gt;&quot;&quot;;[.K188];&quot;&quot;)">
            <text:p/>
          </table:table-cell>
        </table:table-row>
        <table:table-row table:style-name="ro1" table:visibility="filter">
          <table:table-cell office:value-type="string" calcext:value-type="string">
            <text:p>Brakel BC</text:p>
          </table:table-cell>
          <table:table-cell table:formula="of:=VLOOKUP([.A189];[$Sheet2.$A$2:.$B$36];2)" office:value-type="string" office:string-value="BRAKEL BC" calcext:value-type="string">
            <text:p>BRAKEL BC</text:p>
          </table:table-cell>
          <table:table-cell table:formula="of:=VLOOKUP([.A189];[$Sheet2.$A$2:.$C$36];3)" office:value-type="string" office:string-value="Brakel" calcext:value-type="string">
            <text:p>Brakel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ntl Quintelier</text:p>
          </table:table-cell>
          <table:table-cell office:value-type="float" office:value="50103495" calcext:value-type="float">
            <text:p>50103495</text:p>
          </table:table-cell>
          <table:table-cell table:number-columns-repeated="2"/>
          <table:table-cell table:formula="of:=IF([.H189]&lt;&gt;&quot;&quot;;CONCATENATE([.H189];&quot;,&quot;;[.C189];&quot; &quot;;[.D189];&quot;,&quot;;[.B189]);&quot;&quot;)" office:value-type="string" office:string-value="50103495,Brakel 1H,BRAKEL BC" calcext:value-type="string">
            <text:p>50103495,Brakel 1H,BRAKEL BC</text:p>
          </table:table-cell>
          <table:table-cell table:formula="of:=IF([.I189]=&quot;&quot;;[.K189];&quot;&quot;)" office:value-type="string" office:string-value="50103495,Brakel 1H,BRAKEL BC" calcext:value-type="string">
            <text:p>50103495,Brakel 1H,BRAKEL BC</text:p>
          </table:table-cell>
          <table:table-cell table:formula="of:=IF([.I189]&lt;&gt;&quot;&quot;;[.K189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190];[$Sheet2.$A$2:.$B$36];2)" office:value-type="string" office:string-value="BC CHALLENGE WETTEREN" calcext:value-type="string">
            <text:p>BC CHALLENGE WETTEREN</text:p>
          </table:table-cell>
          <table:table-cell table:formula="of:=VLOOKUP([.A190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an De Smet</text:p>
          </table:table-cell>
          <table:table-cell office:value-type="float" office:value="50039675" calcext:value-type="float">
            <text:p>50039675</text:p>
          </table:table-cell>
          <table:table-cell table:number-columns-repeated="2"/>
          <table:table-cell table:formula="of:=IF([.H190]&lt;&gt;&quot;&quot;;CONCATENATE([.H190];&quot;,&quot;;[.C190];&quot; &quot;;[.D190];&quot;,&quot;;[.B190]);&quot;&quot;)" office:value-type="string" office:string-value="50039675,Wetteren 1G,BC CHALLENGE WETTEREN" calcext:value-type="string">
            <text:p>50039675,Wetteren 1G,BC CHALLENGE WETTEREN</text:p>
          </table:table-cell>
          <table:table-cell table:formula="of:=IF([.I190]=&quot;&quot;;[.K190];&quot;&quot;)" office:value-type="string" office:string-value="50039675,Wetteren 1G,BC CHALLENGE WETTEREN" calcext:value-type="string">
            <text:p>50039675,Wetteren 1G,BC CHALLENGE WETTEREN</text:p>
          </table:table-cell>
          <table:table-cell table:formula="of:=IF([.I190]&lt;&gt;&quot;&quot;;[.K190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191];[$Sheet2.$A$2:.$B$36];2)" office:value-type="string" office:string-value="BC CHALLENGE WETTEREN" calcext:value-type="string">
            <text:p>BC CHALLENGE WETTEREN</text:p>
          </table:table-cell>
          <table:table-cell table:formula="of:=VLOOKUP([.A191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en De Reu</text:p>
          </table:table-cell>
          <table:table-cell office:value-type="float" office:value="50025471" calcext:value-type="float">
            <text:p>50025471</text:p>
          </table:table-cell>
          <table:table-cell table:number-columns-repeated="2"/>
          <table:table-cell table:formula="of:=IF([.H191]&lt;&gt;&quot;&quot;;CONCATENATE([.H191];&quot;,&quot;;[.C191];&quot; &quot;;[.D191];&quot;,&quot;;[.B191]);&quot;&quot;)" office:value-type="string" office:string-value="50025471,Wetteren 1G,BC CHALLENGE WETTEREN" calcext:value-type="string">
            <text:p>50025471,Wetteren 1G,BC CHALLENGE WETTEREN</text:p>
          </table:table-cell>
          <table:table-cell table:formula="of:=IF([.I191]=&quot;&quot;;[.K191];&quot;&quot;)" office:value-type="string" office:string-value="50025471,Wetteren 1G,BC CHALLENGE WETTEREN" calcext:value-type="string">
            <text:p>50025471,Wetteren 1G,BC CHALLENGE WETTEREN</text:p>
          </table:table-cell>
          <table:table-cell table:formula="of:=IF([.I191]&lt;&gt;&quot;&quot;;[.K191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192];[$Sheet2.$A$2:.$B$36];2)" office:value-type="string" office:string-value="BC CHALLENGE WETTEREN" calcext:value-type="string">
            <text:p>BC CHALLENGE WETTEREN</text:p>
          </table:table-cell>
          <table:table-cell table:formula="of:=VLOOKUP([.A192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en Van den Meerssche</text:p>
          </table:table-cell>
          <table:table-cell office:value-type="float" office:value="50063677" calcext:value-type="float">
            <text:p>50063677</text:p>
          </table:table-cell>
          <table:table-cell table:number-columns-repeated="2"/>
          <table:table-cell table:formula="of:=IF([.H192]&lt;&gt;&quot;&quot;;CONCATENATE([.H192];&quot;,&quot;;[.C192];&quot; &quot;;[.D192];&quot;,&quot;;[.B192]);&quot;&quot;)" office:value-type="string" office:string-value="50063677,Wetteren 1G,BC CHALLENGE WETTEREN" calcext:value-type="string">
            <text:p>50063677,Wetteren 1G,BC CHALLENGE WETTEREN</text:p>
          </table:table-cell>
          <table:table-cell table:formula="of:=IF([.I192]=&quot;&quot;;[.K192];&quot;&quot;)" office:value-type="string" office:string-value="50063677,Wetteren 1G,BC CHALLENGE WETTEREN" calcext:value-type="string">
            <text:p>50063677,Wetteren 1G,BC CHALLENGE WETTEREN</text:p>
          </table:table-cell>
          <table:table-cell table:formula="of:=IF([.I192]&lt;&gt;&quot;&quot;;[.K192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193];[$Sheet2.$A$2:.$B$36];2)" office:value-type="string" office:string-value="BC CHALLENGE WETTEREN" calcext:value-type="string">
            <text:p>BC CHALLENGE WETTEREN</text:p>
          </table:table-cell>
          <table:table-cell table:formula="of:=VLOOKUP([.A193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bine Porte</text:p>
          </table:table-cell>
          <table:table-cell office:value-type="float" office:value="50061714" calcext:value-type="float">
            <text:p>50061714</text:p>
          </table:table-cell>
          <table:table-cell table:number-columns-repeated="2"/>
          <table:table-cell table:formula="of:=IF([.H193]&lt;&gt;&quot;&quot;;CONCATENATE([.H193];&quot;,&quot;;[.C193];&quot; &quot;;[.D193];&quot;,&quot;;[.B193]);&quot;&quot;)" office:value-type="string" office:string-value="50061714,Wetteren 1G,BC CHALLENGE WETTEREN" calcext:value-type="string">
            <text:p>50061714,Wetteren 1G,BC CHALLENGE WETTEREN</text:p>
          </table:table-cell>
          <table:table-cell table:formula="of:=IF([.I193]=&quot;&quot;;[.K193];&quot;&quot;)" office:value-type="string" office:string-value="50061714,Wetteren 1G,BC CHALLENGE WETTEREN" calcext:value-type="string">
            <text:p>50061714,Wetteren 1G,BC CHALLENGE WETTEREN</text:p>
          </table:table-cell>
          <table:table-cell table:formula="of:=IF([.I193]&lt;&gt;&quot;&quot;;[.K193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194];[$Sheet2.$A$2:.$B$36];2)" office:value-type="string" office:string-value="BC CHALLENGE WETTEREN" calcext:value-type="string">
            <text:p>BC CHALLENGE WETTEREN</text:p>
          </table:table-cell>
          <table:table-cell table:formula="of:=VLOOKUP([.A194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an De Smet</text:p>
          </table:table-cell>
          <table:table-cell office:value-type="float" office:value="50039675" calcext:value-type="float">
            <text:p>50039675</text:p>
          </table:table-cell>
          <table:table-cell table:number-columns-repeated="2"/>
          <table:table-cell table:formula="of:=IF([.H194]&lt;&gt;&quot;&quot;;CONCATENATE([.H194];&quot;,&quot;;[.C194];&quot; &quot;;[.D194];&quot;,&quot;;[.B194]);&quot;&quot;)" office:value-type="string" office:string-value="50039675,Wetteren 1H,BC CHALLENGE WETTEREN" calcext:value-type="string">
            <text:p>50039675,Wetteren 1H,BC CHALLENGE WETTEREN</text:p>
          </table:table-cell>
          <table:table-cell table:formula="of:=IF([.I194]=&quot;&quot;;[.K194];&quot;&quot;)" office:value-type="string" office:string-value="50039675,Wetteren 1H,BC CHALLENGE WETTEREN" calcext:value-type="string">
            <text:p>50039675,Wetteren 1H,BC CHALLENGE WETTEREN</text:p>
          </table:table-cell>
          <table:table-cell table:formula="of:=IF([.I194]&lt;&gt;&quot;&quot;;[.K194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195];[$Sheet2.$A$2:.$B$36];2)" office:value-type="string" office:string-value="BC CHALLENGE WETTEREN" calcext:value-type="string">
            <text:p>BC CHALLENGE WETTEREN</text:p>
          </table:table-cell>
          <table:table-cell table:formula="of:=VLOOKUP([.A195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 Geeraerts</text:p>
          </table:table-cell>
          <table:table-cell office:value-type="float" office:value="50025925" calcext:value-type="float">
            <text:p>50025925</text:p>
          </table:table-cell>
          <table:table-cell table:number-columns-repeated="2"/>
          <table:table-cell table:formula="of:=IF([.H195]&lt;&gt;&quot;&quot;;CONCATENATE([.H195];&quot;,&quot;;[.C195];&quot; &quot;;[.D195];&quot;,&quot;;[.B195]);&quot;&quot;)" office:value-type="string" office:string-value="50025925,Wetteren 1H,BC CHALLENGE WETTEREN" calcext:value-type="string">
            <text:p>50025925,Wetteren 1H,BC CHALLENGE WETTEREN</text:p>
          </table:table-cell>
          <table:table-cell table:formula="of:=IF([.I195]=&quot;&quot;;[.K195];&quot;&quot;)" office:value-type="string" office:string-value="50025925,Wetteren 1H,BC CHALLENGE WETTEREN" calcext:value-type="string">
            <text:p>50025925,Wetteren 1H,BC CHALLENGE WETTEREN</text:p>
          </table:table-cell>
          <table:table-cell table:formula="of:=IF([.I195]&lt;&gt;&quot;&quot;;[.K195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196];[$Sheet2.$A$2:.$B$36];2)" office:value-type="string" office:string-value="BC CHALLENGE WETTEREN" calcext:value-type="string">
            <text:p>BC CHALLENGE WETTEREN</text:p>
          </table:table-cell>
          <table:table-cell table:formula="of:=VLOOKUP([.A196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en De Reu</text:p>
          </table:table-cell>
          <table:table-cell office:value-type="float" office:value="50025471" calcext:value-type="float">
            <text:p>50025471</text:p>
          </table:table-cell>
          <table:table-cell table:number-columns-repeated="2"/>
          <table:table-cell table:formula="of:=IF([.H196]&lt;&gt;&quot;&quot;;CONCATENATE([.H196];&quot;,&quot;;[.C196];&quot; &quot;;[.D196];&quot;,&quot;;[.B196]);&quot;&quot;)" office:value-type="string" office:string-value="50025471,Wetteren 1H,BC CHALLENGE WETTEREN" calcext:value-type="string">
            <text:p>50025471,Wetteren 1H,BC CHALLENGE WETTEREN</text:p>
          </table:table-cell>
          <table:table-cell table:formula="of:=IF([.I196]=&quot;&quot;;[.K196];&quot;&quot;)" office:value-type="string" office:string-value="50025471,Wetteren 1H,BC CHALLENGE WETTEREN" calcext:value-type="string">
            <text:p>50025471,Wetteren 1H,BC CHALLENGE WETTEREN</text:p>
          </table:table-cell>
          <table:table-cell table:formula="of:=IF([.I196]&lt;&gt;&quot;&quot;;[.K196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197];[$Sheet2.$A$2:.$B$36];2)" office:value-type="string" office:string-value="BC CHALLENGE WETTEREN" calcext:value-type="string">
            <text:p>BC CHALLENGE WETTEREN</text:p>
          </table:table-cell>
          <table:table-cell table:formula="of:=VLOOKUP([.A197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en Van Melckebeke</text:p>
          </table:table-cell>
          <table:table-cell office:value-type="float" office:value="50083056" calcext:value-type="float">
            <text:p>50083056</text:p>
          </table:table-cell>
          <table:table-cell table:number-columns-repeated="2"/>
          <table:table-cell table:formula="of:=IF([.H197]&lt;&gt;&quot;&quot;;CONCATENATE([.H197];&quot;,&quot;;[.C197];&quot; &quot;;[.D197];&quot;,&quot;;[.B197]);&quot;&quot;)" office:value-type="string" office:string-value="50083056,Wetteren 1H,BC CHALLENGE WETTEREN" calcext:value-type="string">
            <text:p>50083056,Wetteren 1H,BC CHALLENGE WETTEREN</text:p>
          </table:table-cell>
          <table:table-cell table:formula="of:=IF([.I197]=&quot;&quot;;[.K197];&quot;&quot;)" office:value-type="string" office:string-value="50083056,Wetteren 1H,BC CHALLENGE WETTEREN" calcext:value-type="string">
            <text:p>50083056,Wetteren 1H,BC CHALLENGE WETTEREN</text:p>
          </table:table-cell>
          <table:table-cell table:formula="of:=IF([.I197]&lt;&gt;&quot;&quot;;[.K197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198];[$Sheet2.$A$2:.$B$36];2)" office:value-type="string" office:string-value="BC CHALLENGE WETTEREN" calcext:value-type="string">
            <text:p>BC CHALLENGE WETTEREN</text:p>
          </table:table-cell>
          <table:table-cell table:formula="of:=VLOOKUP([.A198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ra Hofman</text:p>
          </table:table-cell>
          <table:table-cell office:value-type="float" office:value="50094761" calcext:value-type="float">
            <text:p>50094761</text:p>
          </table:table-cell>
          <table:table-cell table:number-columns-repeated="2"/>
          <table:table-cell table:formula="of:=IF([.H198]&lt;&gt;&quot;&quot;;CONCATENATE([.H198];&quot;,&quot;;[.C198];&quot; &quot;;[.D198];&quot;,&quot;;[.B198]);&quot;&quot;)" office:value-type="string" office:string-value="50094761,Wetteren 1D,BC CHALLENGE WETTEREN" calcext:value-type="string">
            <text:p>50094761,Wetteren 1D,BC CHALLENGE WETTEREN</text:p>
          </table:table-cell>
          <table:table-cell table:formula="of:=IF([.I198]=&quot;&quot;;[.K198];&quot;&quot;)" office:value-type="string" office:string-value="50094761,Wetteren 1D,BC CHALLENGE WETTEREN" calcext:value-type="string">
            <text:p>50094761,Wetteren 1D,BC CHALLENGE WETTEREN</text:p>
          </table:table-cell>
          <table:table-cell table:formula="of:=IF([.I198]&lt;&gt;&quot;&quot;;[.K198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199];[$Sheet2.$A$2:.$B$36];2)" office:value-type="string" office:string-value="BC CHALLENGE WETTEREN" calcext:value-type="string">
            <text:p>BC CHALLENGE WETTEREN</text:p>
          </table:table-cell>
          <table:table-cell table:formula="of:=VLOOKUP([.A199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en Van den Meerssche</text:p>
          </table:table-cell>
          <table:table-cell office:value-type="float" office:value="50063677" calcext:value-type="float">
            <text:p>50063677</text:p>
          </table:table-cell>
          <table:table-cell table:number-columns-repeated="2"/>
          <table:table-cell table:formula="of:=IF([.H199]&lt;&gt;&quot;&quot;;CONCATENATE([.H199];&quot;,&quot;;[.C199];&quot; &quot;;[.D199];&quot;,&quot;;[.B199]);&quot;&quot;)" office:value-type="string" office:string-value="50063677,Wetteren 1D,BC CHALLENGE WETTEREN" calcext:value-type="string">
            <text:p>50063677,Wetteren 1D,BC CHALLENGE WETTEREN</text:p>
          </table:table-cell>
          <table:table-cell table:formula="of:=IF([.I199]=&quot;&quot;;[.K199];&quot;&quot;)" office:value-type="string" office:string-value="50063677,Wetteren 1D,BC CHALLENGE WETTEREN" calcext:value-type="string">
            <text:p>50063677,Wetteren 1D,BC CHALLENGE WETTEREN</text:p>
          </table:table-cell>
          <table:table-cell table:formula="of:=IF([.I199]&lt;&gt;&quot;&quot;;[.K199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00];[$Sheet2.$A$2:.$B$36];2)" office:value-type="string" office:string-value="BC CHALLENGE WETTEREN" calcext:value-type="string">
            <text:p>BC CHALLENGE WETTEREN</text:p>
          </table:table-cell>
          <table:table-cell table:formula="of:=VLOOKUP([.A200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cy Van Doorsselaer</text:p>
          </table:table-cell>
          <table:table-cell office:value-type="float" office:value="50048232" calcext:value-type="float">
            <text:p>50048232</text:p>
          </table:table-cell>
          <table:table-cell table:number-columns-repeated="2"/>
          <table:table-cell table:formula="of:=IF([.H200]&lt;&gt;&quot;&quot;;CONCATENATE([.H200];&quot;,&quot;;[.C200];&quot; &quot;;[.D200];&quot;,&quot;;[.B200]);&quot;&quot;)" office:value-type="string" office:string-value="50048232,Wetteren 1D,BC CHALLENGE WETTEREN" calcext:value-type="string">
            <text:p>50048232,Wetteren 1D,BC CHALLENGE WETTEREN</text:p>
          </table:table-cell>
          <table:table-cell table:formula="of:=IF([.I200]=&quot;&quot;;[.K200];&quot;&quot;)" office:value-type="string" office:string-value="50048232,Wetteren 1D,BC CHALLENGE WETTEREN" calcext:value-type="string">
            <text:p>50048232,Wetteren 1D,BC CHALLENGE WETTEREN</text:p>
          </table:table-cell>
          <table:table-cell table:formula="of:=IF([.I200]&lt;&gt;&quot;&quot;;[.K200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01];[$Sheet2.$A$2:.$B$36];2)" office:value-type="string" office:string-value="BC CHALLENGE WETTEREN" calcext:value-type="string">
            <text:p>BC CHALLENGE WETTEREN</text:p>
          </table:table-cell>
          <table:table-cell table:formula="of:=VLOOKUP([.A201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bine Porte</text:p>
          </table:table-cell>
          <table:table-cell office:value-type="float" office:value="50061714" calcext:value-type="float">
            <text:p>50061714</text:p>
          </table:table-cell>
          <table:table-cell table:number-columns-repeated="2"/>
          <table:table-cell table:formula="of:=IF([.H201]&lt;&gt;&quot;&quot;;CONCATENATE([.H201];&quot;,&quot;;[.C201];&quot; &quot;;[.D201];&quot;,&quot;;[.B201]);&quot;&quot;)" office:value-type="string" office:string-value="50061714,Wetteren 1D,BC CHALLENGE WETTEREN" calcext:value-type="string">
            <text:p>50061714,Wetteren 1D,BC CHALLENGE WETTEREN</text:p>
          </table:table-cell>
          <table:table-cell table:formula="of:=IF([.I201]=&quot;&quot;;[.K201];&quot;&quot;)" office:value-type="string" office:string-value="50061714,Wetteren 1D,BC CHALLENGE WETTEREN" calcext:value-type="string">
            <text:p>50061714,Wetteren 1D,BC CHALLENGE WETTEREN</text:p>
          </table:table-cell>
          <table:table-cell table:formula="of:=IF([.I201]&lt;&gt;&quot;&quot;;[.K201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02];[$Sheet2.$A$2:.$B$36];2)" office:value-type="string" office:string-value="BC CHALLENGE WETTEREN" calcext:value-type="string">
            <text:p>BC CHALLENGE WETTEREN</text:p>
          </table:table-cell>
          <table:table-cell table:formula="of:=VLOOKUP([.A202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cht Dobbenie</text:p>
          </table:table-cell>
          <table:table-cell office:value-type="float" office:value="50109183" calcext:value-type="float">
            <text:p>50109183</text:p>
          </table:table-cell>
          <table:table-cell table:number-columns-repeated="2"/>
          <table:table-cell table:formula="of:=IF([.H202]&lt;&gt;&quot;&quot;;CONCATENATE([.H202];&quot;,&quot;;[.C202];&quot; &quot;;[.D202];&quot;,&quot;;[.B202]);&quot;&quot;)" office:value-type="string" office:string-value="50109183,Wetteren 2G,BC CHALLENGE WETTEREN" calcext:value-type="string">
            <text:p>50109183,Wetteren 2G,BC CHALLENGE WETTEREN</text:p>
          </table:table-cell>
          <table:table-cell table:formula="of:=IF([.I202]=&quot;&quot;;[.K202];&quot;&quot;)" office:value-type="string" office:string-value="50109183,Wetteren 2G,BC CHALLENGE WETTEREN" calcext:value-type="string">
            <text:p>50109183,Wetteren 2G,BC CHALLENGE WETTEREN</text:p>
          </table:table-cell>
          <table:table-cell table:formula="of:=IF([.I202]&lt;&gt;&quot;&quot;;[.K202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03];[$Sheet2.$A$2:.$B$36];2)" office:value-type="string" office:string-value="BC CHALLENGE WETTEREN" calcext:value-type="string">
            <text:p>BC CHALLENGE WETTEREN</text:p>
          </table:table-cell>
          <table:table-cell table:formula="of:=VLOOKUP([.A203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ne Van Herreweghe</text:p>
          </table:table-cell>
          <table:table-cell office:value-type="float" office:value="50107383" calcext:value-type="float">
            <text:p>50107383</text:p>
          </table:table-cell>
          <table:table-cell table:number-columns-repeated="2"/>
          <table:table-cell table:formula="of:=IF([.H203]&lt;&gt;&quot;&quot;;CONCATENATE([.H203];&quot;,&quot;;[.C203];&quot; &quot;;[.D203];&quot;,&quot;;[.B203]);&quot;&quot;)" office:value-type="string" office:string-value="50107383,Wetteren 2G,BC CHALLENGE WETTEREN" calcext:value-type="string">
            <text:p>50107383,Wetteren 2G,BC CHALLENGE WETTEREN</text:p>
          </table:table-cell>
          <table:table-cell table:formula="of:=IF([.I203]=&quot;&quot;;[.K203];&quot;&quot;)" office:value-type="string" office:string-value="50107383,Wetteren 2G,BC CHALLENGE WETTEREN" calcext:value-type="string">
            <text:p>50107383,Wetteren 2G,BC CHALLENGE WETTEREN</text:p>
          </table:table-cell>
          <table:table-cell table:formula="of:=IF([.I203]&lt;&gt;&quot;&quot;;[.K203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04];[$Sheet2.$A$2:.$B$36];2)" office:value-type="string" office:string-value="BC CHALLENGE WETTEREN" calcext:value-type="string">
            <text:p>BC CHALLENGE WETTEREN</text:p>
          </table:table-cell>
          <table:table-cell table:formula="of:=VLOOKUP([.A204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ene Smolders</text:p>
          </table:table-cell>
          <table:table-cell office:value-type="float" office:value="50043907" calcext:value-type="float">
            <text:p>50043907</text:p>
          </table:table-cell>
          <table:table-cell table:number-columns-repeated="2"/>
          <table:table-cell table:formula="of:=IF([.H204]&lt;&gt;&quot;&quot;;CONCATENATE([.H204];&quot;,&quot;;[.C204];&quot; &quot;;[.D204];&quot;,&quot;;[.B204]);&quot;&quot;)" office:value-type="string" office:string-value="50043907,Wetteren 2G,BC CHALLENGE WETTEREN" calcext:value-type="string">
            <text:p>50043907,Wetteren 2G,BC CHALLENGE WETTEREN</text:p>
          </table:table-cell>
          <table:table-cell table:formula="of:=IF([.I204]=&quot;&quot;;[.K204];&quot;&quot;)" office:value-type="string" office:string-value="50043907,Wetteren 2G,BC CHALLENGE WETTEREN" calcext:value-type="string">
            <text:p>50043907,Wetteren 2G,BC CHALLENGE WETTEREN</text:p>
          </table:table-cell>
          <table:table-cell table:formula="of:=IF([.I204]&lt;&gt;&quot;&quot;;[.K204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05];[$Sheet2.$A$2:.$B$36];2)" office:value-type="string" office:string-value="BC CHALLENGE WETTEREN" calcext:value-type="string">
            <text:p>BC CHALLENGE WETTEREN</text:p>
          </table:table-cell>
          <table:table-cell table:formula="of:=VLOOKUP([.A205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cy Van Doorsselaer</text:p>
          </table:table-cell>
          <table:table-cell office:value-type="float" office:value="50048232" calcext:value-type="float">
            <text:p>50048232</text:p>
          </table:table-cell>
          <table:table-cell table:number-columns-repeated="2"/>
          <table:table-cell table:formula="of:=IF([.H205]&lt;&gt;&quot;&quot;;CONCATENATE([.H205];&quot;,&quot;;[.C205];&quot; &quot;;[.D205];&quot;,&quot;;[.B205]);&quot;&quot;)" office:value-type="string" office:string-value="50048232,Wetteren 2G,BC CHALLENGE WETTEREN" calcext:value-type="string">
            <text:p>50048232,Wetteren 2G,BC CHALLENGE WETTEREN</text:p>
          </table:table-cell>
          <table:table-cell table:formula="of:=IF([.I205]=&quot;&quot;;[.K205];&quot;&quot;)" office:value-type="string" office:string-value="50048232,Wetteren 2G,BC CHALLENGE WETTEREN" calcext:value-type="string">
            <text:p>50048232,Wetteren 2G,BC CHALLENGE WETTEREN</text:p>
          </table:table-cell>
          <table:table-cell table:formula="of:=IF([.I205]&lt;&gt;&quot;&quot;;[.K205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06];[$Sheet2.$A$2:.$B$36];2)" office:value-type="string" office:string-value="BC CHALLENGE WETTEREN" calcext:value-type="string">
            <text:p>BC CHALLENGE WETTEREN</text:p>
          </table:table-cell>
          <table:table-cell table:formula="of:=VLOOKUP([.A206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iel Cryns</text:p>
          </table:table-cell>
          <table:table-cell office:value-type="float" office:value="50097829" calcext:value-type="float">
            <text:p>50097829</text:p>
          </table:table-cell>
          <table:table-cell table:number-columns-repeated="2"/>
          <table:table-cell table:formula="of:=IF([.H206]&lt;&gt;&quot;&quot;;CONCATENATE([.H206];&quot;,&quot;;[.C206];&quot; &quot;;[.D206];&quot;,&quot;;[.B206]);&quot;&quot;)" office:value-type="string" office:string-value="50097829,Wetteren 2H,BC CHALLENGE WETTEREN" calcext:value-type="string">
            <text:p>50097829,Wetteren 2H,BC CHALLENGE WETTEREN</text:p>
          </table:table-cell>
          <table:table-cell table:formula="of:=IF([.I206]=&quot;&quot;;[.K206];&quot;&quot;)" office:value-type="string" office:string-value="50097829,Wetteren 2H,BC CHALLENGE WETTEREN" calcext:value-type="string">
            <text:p>50097829,Wetteren 2H,BC CHALLENGE WETTEREN</text:p>
          </table:table-cell>
          <table:table-cell table:formula="of:=IF([.I206]&lt;&gt;&quot;&quot;;[.K206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07];[$Sheet2.$A$2:.$B$36];2)" office:value-type="string" office:string-value="BC CHALLENGE WETTEREN" calcext:value-type="string">
            <text:p>BC CHALLENGE WETTEREN</text:p>
          </table:table-cell>
          <table:table-cell table:formula="of:=VLOOKUP([.A207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ne Van Herreweghe</text:p>
          </table:table-cell>
          <table:table-cell office:value-type="float" office:value="50107383" calcext:value-type="float">
            <text:p>50107383</text:p>
          </table:table-cell>
          <table:table-cell table:number-columns-repeated="2"/>
          <table:table-cell table:formula="of:=IF([.H207]&lt;&gt;&quot;&quot;;CONCATENATE([.H207];&quot;,&quot;;[.C207];&quot; &quot;;[.D207];&quot;,&quot;;[.B207]);&quot;&quot;)" office:value-type="string" office:string-value="50107383,Wetteren 2H,BC CHALLENGE WETTEREN" calcext:value-type="string">
            <text:p>50107383,Wetteren 2H,BC CHALLENGE WETTEREN</text:p>
          </table:table-cell>
          <table:table-cell table:formula="of:=IF([.I207]=&quot;&quot;;[.K207];&quot;&quot;)" office:value-type="string" office:string-value="50107383,Wetteren 2H,BC CHALLENGE WETTEREN" calcext:value-type="string">
            <text:p>50107383,Wetteren 2H,BC CHALLENGE WETTEREN</text:p>
          </table:table-cell>
          <table:table-cell table:formula="of:=IF([.I207]&lt;&gt;&quot;&quot;;[.K207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08];[$Sheet2.$A$2:.$B$36];2)" office:value-type="string" office:string-value="BC CHALLENGE WETTEREN" calcext:value-type="string">
            <text:p>BC CHALLENGE WETTEREN</text:p>
          </table:table-cell>
          <table:table-cell table:formula="of:=VLOOKUP([.A208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oen Van De Weghe</text:p>
          </table:table-cell>
          <table:table-cell office:value-type="float" office:value="50053284" calcext:value-type="float">
            <text:p>50053284</text:p>
          </table:table-cell>
          <table:table-cell table:number-columns-repeated="2"/>
          <table:table-cell table:formula="of:=IF([.H208]&lt;&gt;&quot;&quot;;CONCATENATE([.H208];&quot;,&quot;;[.C208];&quot; &quot;;[.D208];&quot;,&quot;;[.B208]);&quot;&quot;)" office:value-type="string" office:string-value="50053284,Wetteren 2H,BC CHALLENGE WETTEREN" calcext:value-type="string">
            <text:p>50053284,Wetteren 2H,BC CHALLENGE WETTEREN</text:p>
          </table:table-cell>
          <table:table-cell table:formula="of:=IF([.I208]=&quot;&quot;;[.K208];&quot;&quot;)" office:value-type="string" office:string-value="50053284,Wetteren 2H,BC CHALLENGE WETTEREN" calcext:value-type="string">
            <text:p>50053284,Wetteren 2H,BC CHALLENGE WETTEREN</text:p>
          </table:table-cell>
          <table:table-cell table:formula="of:=IF([.I208]&lt;&gt;&quot;&quot;;[.K208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09];[$Sheet2.$A$2:.$B$36];2)" office:value-type="string" office:string-value="BC CHALLENGE WETTEREN" calcext:value-type="string">
            <text:p>BC CHALLENGE WETTEREN</text:p>
          </table:table-cell>
          <table:table-cell table:formula="of:=VLOOKUP([.A209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mas Van De Weghe</text:p>
          </table:table-cell>
          <table:table-cell office:value-type="float" office:value="50053285" calcext:value-type="float">
            <text:p>50053285</text:p>
          </table:table-cell>
          <table:table-cell table:number-columns-repeated="2"/>
          <table:table-cell table:formula="of:=IF([.H209]&lt;&gt;&quot;&quot;;CONCATENATE([.H209];&quot;,&quot;;[.C209];&quot; &quot;;[.D209];&quot;,&quot;;[.B209]);&quot;&quot;)" office:value-type="string" office:string-value="50053285,Wetteren 2H,BC CHALLENGE WETTEREN" calcext:value-type="string">
            <text:p>50053285,Wetteren 2H,BC CHALLENGE WETTEREN</text:p>
          </table:table-cell>
          <table:table-cell table:formula="of:=IF([.I209]=&quot;&quot;;[.K209];&quot;&quot;)" office:value-type="string" office:string-value="50053285,Wetteren 2H,BC CHALLENGE WETTEREN" calcext:value-type="string">
            <text:p>50053285,Wetteren 2H,BC CHALLENGE WETTEREN</text:p>
          </table:table-cell>
          <table:table-cell table:formula="of:=IF([.I209]&lt;&gt;&quot;&quot;;[.K209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10];[$Sheet2.$A$2:.$B$36];2)" office:value-type="string" office:string-value="BC CHALLENGE WETTEREN" calcext:value-type="string">
            <text:p>BC CHALLENGE WETTEREN</text:p>
          </table:table-cell>
          <table:table-cell table:formula="of:=VLOOKUP([.A210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isy Stroobant</text:p>
          </table:table-cell>
          <table:table-cell office:value-type="float" office:value="50057897" calcext:value-type="float">
            <text:p>50057897</text:p>
          </table:table-cell>
          <table:table-cell table:number-columns-repeated="2"/>
          <table:table-cell table:formula="of:=IF([.H210]&lt;&gt;&quot;&quot;;CONCATENATE([.H210];&quot;,&quot;;[.C210];&quot; &quot;;[.D210];&quot;,&quot;;[.B210]);&quot;&quot;)" office:value-type="string" office:string-value="50057897,Wetteren 2D,BC CHALLENGE WETTEREN" calcext:value-type="string">
            <text:p>50057897,Wetteren 2D,BC CHALLENGE WETTEREN</text:p>
          </table:table-cell>
          <table:table-cell table:formula="of:=IF([.I210]=&quot;&quot;;[.K210];&quot;&quot;)" office:value-type="string" office:string-value="50057897,Wetteren 2D,BC CHALLENGE WETTEREN" calcext:value-type="string">
            <text:p>50057897,Wetteren 2D,BC CHALLENGE WETTEREN</text:p>
          </table:table-cell>
          <table:table-cell table:formula="of:=IF([.I210]&lt;&gt;&quot;&quot;;[.K210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11];[$Sheet2.$A$2:.$B$36];2)" office:value-type="string" office:string-value="BC CHALLENGE WETTEREN" calcext:value-type="string">
            <text:p>BC CHALLENGE WETTEREN</text:p>
          </table:table-cell>
          <table:table-cell table:formula="of:=VLOOKUP([.A211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s Barbe</text:p>
          </table:table-cell>
          <table:table-cell office:value-type="float" office:value="50018408" calcext:value-type="float">
            <text:p>50018408</text:p>
          </table:table-cell>
          <table:table-cell table:number-columns-repeated="2"/>
          <table:table-cell table:formula="of:=IF([.H211]&lt;&gt;&quot;&quot;;CONCATENATE([.H211];&quot;,&quot;;[.C211];&quot; &quot;;[.D211];&quot;,&quot;;[.B211]);&quot;&quot;)" office:value-type="string" office:string-value="50018408,Wetteren 2D,BC CHALLENGE WETTEREN" calcext:value-type="string">
            <text:p>50018408,Wetteren 2D,BC CHALLENGE WETTEREN</text:p>
          </table:table-cell>
          <table:table-cell table:formula="of:=IF([.I211]=&quot;&quot;;[.K211];&quot;&quot;)" office:value-type="string" office:string-value="50018408,Wetteren 2D,BC CHALLENGE WETTEREN" calcext:value-type="string">
            <text:p>50018408,Wetteren 2D,BC CHALLENGE WETTEREN</text:p>
          </table:table-cell>
          <table:table-cell table:formula="of:=IF([.I211]&lt;&gt;&quot;&quot;;[.K211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12];[$Sheet2.$A$2:.$B$36];2)" office:value-type="string" office:string-value="BC CHALLENGE WETTEREN" calcext:value-type="string">
            <text:p>BC CHALLENGE WETTEREN</text:p>
          </table:table-cell>
          <table:table-cell table:formula="of:=VLOOKUP([.A212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ene Smolders</text:p>
          </table:table-cell>
          <table:table-cell office:value-type="float" office:value="50043907" calcext:value-type="float">
            <text:p>50043907</text:p>
          </table:table-cell>
          <table:table-cell table:number-columns-repeated="2"/>
          <table:table-cell table:formula="of:=IF([.H212]&lt;&gt;&quot;&quot;;CONCATENATE([.H212];&quot;,&quot;;[.C212];&quot; &quot;;[.D212];&quot;,&quot;;[.B212]);&quot;&quot;)" office:value-type="string" office:string-value="50043907,Wetteren 2D,BC CHALLENGE WETTEREN" calcext:value-type="string">
            <text:p>50043907,Wetteren 2D,BC CHALLENGE WETTEREN</text:p>
          </table:table-cell>
          <table:table-cell table:formula="of:=IF([.I212]=&quot;&quot;;[.K212];&quot;&quot;)" office:value-type="string" office:string-value="50043907,Wetteren 2D,BC CHALLENGE WETTEREN" calcext:value-type="string">
            <text:p>50043907,Wetteren 2D,BC CHALLENGE WETTEREN</text:p>
          </table:table-cell>
          <table:table-cell table:formula="of:=IF([.I212]&lt;&gt;&quot;&quot;;[.K212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13];[$Sheet2.$A$2:.$B$36];2)" office:value-type="string" office:string-value="BC CHALLENGE WETTEREN" calcext:value-type="string">
            <text:p>BC CHALLENGE WETTEREN</text:p>
          </table:table-cell>
          <table:table-cell table:formula="of:=VLOOKUP([.A213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se Van Leuven</text:p>
          </table:table-cell>
          <table:table-cell office:value-type="float" office:value="50032878" calcext:value-type="float">
            <text:p>50032878</text:p>
          </table:table-cell>
          <table:table-cell table:number-columns-repeated="2"/>
          <table:table-cell table:formula="of:=IF([.H213]&lt;&gt;&quot;&quot;;CONCATENATE([.H213];&quot;,&quot;;[.C213];&quot; &quot;;[.D213];&quot;,&quot;;[.B213]);&quot;&quot;)" office:value-type="string" office:string-value="50032878,Wetteren 2D,BC CHALLENGE WETTEREN" calcext:value-type="string">
            <text:p>50032878,Wetteren 2D,BC CHALLENGE WETTEREN</text:p>
          </table:table-cell>
          <table:table-cell table:formula="of:=IF([.I213]=&quot;&quot;;[.K213];&quot;&quot;)" office:value-type="string" office:string-value="50032878,Wetteren 2D,BC CHALLENGE WETTEREN" calcext:value-type="string">
            <text:p>50032878,Wetteren 2D,BC CHALLENGE WETTEREN</text:p>
          </table:table-cell>
          <table:table-cell table:formula="of:=IF([.I213]&lt;&gt;&quot;&quot;;[.K213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14];[$Sheet2.$A$2:.$B$36];2)" office:value-type="string" office:string-value="BC CHALLENGE WETTEREN" calcext:value-type="string">
            <text:p>BC CHALLENGE WETTEREN</text:p>
          </table:table-cell>
          <table:table-cell table:formula="of:=VLOOKUP([.A214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ben Van Melckebeke</text:p>
          </table:table-cell>
          <table:table-cell office:value-type="float" office:value="50083056" calcext:value-type="float">
            <text:p>50083056</text:p>
          </table:table-cell>
          <table:table-cell table:number-columns-repeated="2"/>
          <table:table-cell table:formula="of:=IF([.H214]&lt;&gt;&quot;&quot;;CONCATENATE([.H214];&quot;,&quot;;[.C214];&quot; &quot;;[.D214];&quot;,&quot;;[.B214]);&quot;&quot;)" office:value-type="string" office:string-value="50083056,Wetteren 3G,BC CHALLENGE WETTEREN" calcext:value-type="string">
            <text:p>50083056,Wetteren 3G,BC CHALLENGE WETTEREN</text:p>
          </table:table-cell>
          <table:table-cell table:formula="of:=IF([.I214]=&quot;&quot;;[.K214];&quot;&quot;)" office:value-type="string" office:string-value="50083056,Wetteren 3G,BC CHALLENGE WETTEREN" calcext:value-type="string">
            <text:p>50083056,Wetteren 3G,BC CHALLENGE WETTEREN</text:p>
          </table:table-cell>
          <table:table-cell table:formula="of:=IF([.I214]&lt;&gt;&quot;&quot;;[.K214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15];[$Sheet2.$A$2:.$B$36];2)" office:value-type="string" office:string-value="BC CHALLENGE WETTEREN" calcext:value-type="string">
            <text:p>BC CHALLENGE WETTEREN</text:p>
          </table:table-cell>
          <table:table-cell table:formula="of:=VLOOKUP([.A215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 Van De Weghe</text:p>
          </table:table-cell>
          <table:table-cell office:value-type="float" office:value="50053285" calcext:value-type="float">
            <text:p>50053285</text:p>
          </table:table-cell>
          <table:table-cell table:number-columns-repeated="2"/>
          <table:table-cell table:formula="of:=IF([.H215]&lt;&gt;&quot;&quot;;CONCATENATE([.H215];&quot;,&quot;;[.C215];&quot; &quot;;[.D215];&quot;,&quot;;[.B215]);&quot;&quot;)" office:value-type="string" office:string-value="50053285,Wetteren 3G,BC CHALLENGE WETTEREN" calcext:value-type="string">
            <text:p>50053285,Wetteren 3G,BC CHALLENGE WETTEREN</text:p>
          </table:table-cell>
          <table:table-cell table:formula="of:=IF([.I215]=&quot;&quot;;[.K215];&quot;&quot;)" office:value-type="string" office:string-value="50053285,Wetteren 3G,BC CHALLENGE WETTEREN" calcext:value-type="string">
            <text:p>50053285,Wetteren 3G,BC CHALLENGE WETTEREN</text:p>
          </table:table-cell>
          <table:table-cell table:formula="of:=IF([.I215]&lt;&gt;&quot;&quot;;[.K215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16];[$Sheet2.$A$2:.$B$36];2)" office:value-type="string" office:string-value="BC CHALLENGE WETTEREN" calcext:value-type="string">
            <text:p>BC CHALLENGE WETTEREN</text:p>
          </table:table-cell>
          <table:table-cell table:formula="of:=VLOOKUP([.A216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 Hofman</text:p>
          </table:table-cell>
          <table:table-cell office:value-type="float" office:value="50094761" calcext:value-type="float">
            <text:p>50094761</text:p>
          </table:table-cell>
          <table:table-cell table:number-columns-repeated="2"/>
          <table:table-cell table:formula="of:=IF([.H216]&lt;&gt;&quot;&quot;;CONCATENATE([.H216];&quot;,&quot;;[.C216];&quot; &quot;;[.D216];&quot;,&quot;;[.B216]);&quot;&quot;)" office:value-type="string" office:string-value="50094761,Wetteren 3G,BC CHALLENGE WETTEREN" calcext:value-type="string">
            <text:p>50094761,Wetteren 3G,BC CHALLENGE WETTEREN</text:p>
          </table:table-cell>
          <table:table-cell table:formula="of:=IF([.I216]=&quot;&quot;;[.K216];&quot;&quot;)" office:value-type="string" office:string-value="50094761,Wetteren 3G,BC CHALLENGE WETTEREN" calcext:value-type="string">
            <text:p>50094761,Wetteren 3G,BC CHALLENGE WETTEREN</text:p>
          </table:table-cell>
          <table:table-cell table:formula="of:=IF([.I216]&lt;&gt;&quot;&quot;;[.K216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17];[$Sheet2.$A$2:.$B$36];2)" office:value-type="string" office:string-value="BC CHALLENGE WETTEREN" calcext:value-type="string">
            <text:p>BC CHALLENGE WETTEREN</text:p>
          </table:table-cell>
          <table:table-cell table:formula="of:=VLOOKUP([.A217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lien Van de Velde</text:p>
          </table:table-cell>
          <table:table-cell office:value-type="float" office:value="50529374" calcext:value-type="float">
            <text:p>50529374</text:p>
          </table:table-cell>
          <table:table-cell table:number-columns-repeated="2"/>
          <table:table-cell table:formula="of:=IF([.H217]&lt;&gt;&quot;&quot;;CONCATENATE([.H217];&quot;,&quot;;[.C217];&quot; &quot;;[.D217];&quot;,&quot;;[.B217]);&quot;&quot;)" office:value-type="string" office:string-value="50529374,Wetteren 3G,BC CHALLENGE WETTEREN" calcext:value-type="string">
            <text:p>50529374,Wetteren 3G,BC CHALLENGE WETTEREN</text:p>
          </table:table-cell>
          <table:table-cell table:formula="of:=IF([.I217]=&quot;&quot;;[.K217];&quot;&quot;)" office:value-type="string" office:string-value="50529374,Wetteren 3G,BC CHALLENGE WETTEREN" calcext:value-type="string">
            <text:p>50529374,Wetteren 3G,BC CHALLENGE WETTEREN</text:p>
          </table:table-cell>
          <table:table-cell table:formula="of:=IF([.I217]&lt;&gt;&quot;&quot;;[.K217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18];[$Sheet2.$A$2:.$B$36];2)" office:value-type="string" office:string-value="BC CHALLENGE WETTEREN" calcext:value-type="string">
            <text:p>BC CHALLENGE WETTEREN</text:p>
          </table:table-cell>
          <table:table-cell table:formula="of:=VLOOKUP([.A218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echt Dobbenie</text:p>
          </table:table-cell>
          <table:table-cell office:value-type="float" office:value="50109183" calcext:value-type="float">
            <text:p>50109183</text:p>
          </table:table-cell>
          <table:table-cell table:number-columns-repeated="2"/>
          <table:table-cell table:formula="of:=IF([.H218]&lt;&gt;&quot;&quot;;CONCATENATE([.H218];&quot;,&quot;;[.C218];&quot; &quot;;[.D218];&quot;,&quot;;[.B218]);&quot;&quot;)" office:value-type="string" office:string-value="50109183,Wetteren 3H,BC CHALLENGE WETTEREN" calcext:value-type="string">
            <text:p>50109183,Wetteren 3H,BC CHALLENGE WETTEREN</text:p>
          </table:table-cell>
          <table:table-cell table:formula="of:=IF([.I218]=&quot;&quot;;[.K218];&quot;&quot;)" office:value-type="string" office:string-value="50109183,Wetteren 3H,BC CHALLENGE WETTEREN" calcext:value-type="string">
            <text:p>50109183,Wetteren 3H,BC CHALLENGE WETTEREN</text:p>
          </table:table-cell>
          <table:table-cell table:formula="of:=IF([.I218]&lt;&gt;&quot;&quot;;[.K218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19];[$Sheet2.$A$2:.$B$36];2)" office:value-type="string" office:string-value="BC CHALLENGE WETTEREN" calcext:value-type="string">
            <text:p>BC CHALLENGE WETTEREN</text:p>
          </table:table-cell>
          <table:table-cell table:formula="of:=VLOOKUP([.A219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derik De Keyzer</text:p>
          </table:table-cell>
          <table:table-cell office:value-type="float" office:value="50075482" calcext:value-type="float">
            <text:p>50075482</text:p>
          </table:table-cell>
          <table:table-cell table:number-columns-repeated="2"/>
          <table:table-cell table:formula="of:=IF([.H219]&lt;&gt;&quot;&quot;;CONCATENATE([.H219];&quot;,&quot;;[.C219];&quot; &quot;;[.D219];&quot;,&quot;;[.B219]);&quot;&quot;)" office:value-type="string" office:string-value="50075482,Wetteren 3H,BC CHALLENGE WETTEREN" calcext:value-type="string">
            <text:p>50075482,Wetteren 3H,BC CHALLENGE WETTEREN</text:p>
          </table:table-cell>
          <table:table-cell table:formula="of:=IF([.I219]=&quot;&quot;;[.K219];&quot;&quot;)" office:value-type="string" office:string-value="50075482,Wetteren 3H,BC CHALLENGE WETTEREN" calcext:value-type="string">
            <text:p>50075482,Wetteren 3H,BC CHALLENGE WETTEREN</text:p>
          </table:table-cell>
          <table:table-cell table:formula="of:=IF([.I219]&lt;&gt;&quot;&quot;;[.K219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20];[$Sheet2.$A$2:.$B$36];2)" office:value-type="string" office:string-value="BC CHALLENGE WETTEREN" calcext:value-type="string">
            <text:p>BC CHALLENGE WETTEREN</text:p>
          </table:table-cell>
          <table:table-cell table:formula="of:=VLOOKUP([.A220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nther Maudens</text:p>
          </table:table-cell>
          <table:table-cell office:value-type="float" office:value="50048239" calcext:value-type="float">
            <text:p>50048239</text:p>
          </table:table-cell>
          <table:table-cell table:number-columns-repeated="2"/>
          <table:table-cell table:formula="of:=IF([.H220]&lt;&gt;&quot;&quot;;CONCATENATE([.H220];&quot;,&quot;;[.C220];&quot; &quot;;[.D220];&quot;,&quot;;[.B220]);&quot;&quot;)" office:value-type="string" office:string-value="50048239,Wetteren 3H,BC CHALLENGE WETTEREN" calcext:value-type="string">
            <text:p>50048239,Wetteren 3H,BC CHALLENGE WETTEREN</text:p>
          </table:table-cell>
          <table:table-cell table:formula="of:=IF([.I220]=&quot;&quot;;[.K220];&quot;&quot;)" office:value-type="string" office:string-value="50048239,Wetteren 3H,BC CHALLENGE WETTEREN" calcext:value-type="string">
            <text:p>50048239,Wetteren 3H,BC CHALLENGE WETTEREN</text:p>
          </table:table-cell>
          <table:table-cell table:formula="of:=IF([.I220]&lt;&gt;&quot;&quot;;[.K220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21];[$Sheet2.$A$2:.$B$36];2)" office:value-type="string" office:string-value="BC CHALLENGE WETTEREN" calcext:value-type="string">
            <text:p>BC CHALLENGE WETTEREN</text:p>
          </table:table-cell>
          <table:table-cell table:formula="of:=VLOOKUP([.A221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l Baetens</text:p>
          </table:table-cell>
          <table:table-cell office:value-type="float" office:value="50064536" calcext:value-type="float">
            <text:p>50064536</text:p>
          </table:table-cell>
          <table:table-cell table:number-columns-repeated="2"/>
          <table:table-cell table:formula="of:=IF([.H221]&lt;&gt;&quot;&quot;;CONCATENATE([.H221];&quot;,&quot;;[.C221];&quot; &quot;;[.D221];&quot;,&quot;;[.B221]);&quot;&quot;)" office:value-type="string" office:string-value="50064536,Wetteren 3H,BC CHALLENGE WETTEREN" calcext:value-type="string">
            <text:p>50064536,Wetteren 3H,BC CHALLENGE WETTEREN</text:p>
          </table:table-cell>
          <table:table-cell table:formula="of:=IF([.I221]=&quot;&quot;;[.K221];&quot;&quot;)" office:value-type="string" office:string-value="50064536,Wetteren 3H,BC CHALLENGE WETTEREN" calcext:value-type="string">
            <text:p>50064536,Wetteren 3H,BC CHALLENGE WETTEREN</text:p>
          </table:table-cell>
          <table:table-cell table:formula="of:=IF([.I221]&lt;&gt;&quot;&quot;;[.K221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22];[$Sheet2.$A$2:.$B$36];2)" office:value-type="string" office:string-value="BC CHALLENGE WETTEREN" calcext:value-type="string">
            <text:p>BC CHALLENGE WETTEREN</text:p>
          </table:table-cell>
          <table:table-cell table:formula="of:=VLOOKUP([.A222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lien Van de Velde</text:p>
          </table:table-cell>
          <table:table-cell office:value-type="float" office:value="50529374" calcext:value-type="float">
            <text:p>50529374</text:p>
          </table:table-cell>
          <table:table-cell table:number-columns-repeated="2"/>
          <table:table-cell table:formula="of:=IF([.H222]&lt;&gt;&quot;&quot;;CONCATENATE([.H222];&quot;,&quot;;[.C222];&quot; &quot;;[.D222];&quot;,&quot;;[.B222]);&quot;&quot;)" office:value-type="string" office:string-value="50529374,Wetteren 3D,BC CHALLENGE WETTEREN" calcext:value-type="string">
            <text:p>50529374,Wetteren 3D,BC CHALLENGE WETTEREN</text:p>
          </table:table-cell>
          <table:table-cell table:formula="of:=IF([.I222]=&quot;&quot;;[.K222];&quot;&quot;)" office:value-type="string" office:string-value="50529374,Wetteren 3D,BC CHALLENGE WETTEREN" calcext:value-type="string">
            <text:p>50529374,Wetteren 3D,BC CHALLENGE WETTEREN</text:p>
          </table:table-cell>
          <table:table-cell table:formula="of:=IF([.I222]&lt;&gt;&quot;&quot;;[.K222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23];[$Sheet2.$A$2:.$B$36];2)" office:value-type="string" office:string-value="BC CHALLENGE WETTEREN" calcext:value-type="string">
            <text:p>BC CHALLENGE WETTEREN</text:p>
          </table:table-cell>
          <table:table-cell table:formula="of:=VLOOKUP([.A223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ura Francois</text:p>
          </table:table-cell>
          <table:table-cell office:value-type="float" office:value="50072192" calcext:value-type="float">
            <text:p>50072192</text:p>
          </table:table-cell>
          <table:table-cell table:number-columns-repeated="2"/>
          <table:table-cell table:formula="of:=IF([.H223]&lt;&gt;&quot;&quot;;CONCATENATE([.H223];&quot;,&quot;;[.C223];&quot; &quot;;[.D223];&quot;,&quot;;[.B223]);&quot;&quot;)" office:value-type="string" office:string-value="50072192,Wetteren 3D,BC CHALLENGE WETTEREN" calcext:value-type="string">
            <text:p>50072192,Wetteren 3D,BC CHALLENGE WETTEREN</text:p>
          </table:table-cell>
          <table:table-cell table:formula="of:=IF([.I223]=&quot;&quot;;[.K223];&quot;&quot;)" office:value-type="string" office:string-value="50072192,Wetteren 3D,BC CHALLENGE WETTEREN" calcext:value-type="string">
            <text:p>50072192,Wetteren 3D,BC CHALLENGE WETTEREN</text:p>
          </table:table-cell>
          <table:table-cell table:formula="of:=IF([.I223]&lt;&gt;&quot;&quot;;[.K223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24];[$Sheet2.$A$2:.$B$36];2)" office:value-type="string" office:string-value="BC CHALLENGE WETTEREN" calcext:value-type="string">
            <text:p>BC CHALLENGE WETTEREN</text:p>
          </table:table-cell>
          <table:table-cell table:formula="of:=VLOOKUP([.A224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ud De Troy</text:p>
          </table:table-cell>
          <table:table-cell office:value-type="float" office:value="50102325" calcext:value-type="float">
            <text:p>50102325</text:p>
          </table:table-cell>
          <table:table-cell table:number-columns-repeated="2"/>
          <table:table-cell table:formula="of:=IF([.H224]&lt;&gt;&quot;&quot;;CONCATENATE([.H224];&quot;,&quot;;[.C224];&quot; &quot;;[.D224];&quot;,&quot;;[.B224]);&quot;&quot;)" office:value-type="string" office:string-value="50102325,Wetteren 3D,BC CHALLENGE WETTEREN" calcext:value-type="string">
            <text:p>50102325,Wetteren 3D,BC CHALLENGE WETTEREN</text:p>
          </table:table-cell>
          <table:table-cell table:formula="of:=IF([.I224]=&quot;&quot;;[.K224];&quot;&quot;)" office:value-type="string" office:string-value="50102325,Wetteren 3D,BC CHALLENGE WETTEREN" calcext:value-type="string">
            <text:p>50102325,Wetteren 3D,BC CHALLENGE WETTEREN</text:p>
          </table:table-cell>
          <table:table-cell table:formula="of:=IF([.I224]&lt;&gt;&quot;&quot;;[.K224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25];[$Sheet2.$A$2:.$B$36];2)" office:value-type="string" office:string-value="BC CHALLENGE WETTEREN" calcext:value-type="string">
            <text:p>BC CHALLENGE WETTEREN</text:p>
          </table:table-cell>
          <table:table-cell table:formula="of:=VLOOKUP([.A225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na Flooren</text:p>
          </table:table-cell>
          <table:table-cell office:value-type="float" office:value="50053943" calcext:value-type="float">
            <text:p>50053943</text:p>
          </table:table-cell>
          <table:table-cell table:number-columns-repeated="2"/>
          <table:table-cell table:formula="of:=IF([.H225]&lt;&gt;&quot;&quot;;CONCATENATE([.H225];&quot;,&quot;;[.C225];&quot; &quot;;[.D225];&quot;,&quot;;[.B225]);&quot;&quot;)" office:value-type="string" office:string-value="50053943,Wetteren 3D,BC CHALLENGE WETTEREN" calcext:value-type="string">
            <text:p>50053943,Wetteren 3D,BC CHALLENGE WETTEREN</text:p>
          </table:table-cell>
          <table:table-cell table:formula="of:=IF([.I225]=&quot;&quot;;[.K225];&quot;&quot;)" office:value-type="string" office:string-value="50053943,Wetteren 3D,BC CHALLENGE WETTEREN" calcext:value-type="string">
            <text:p>50053943,Wetteren 3D,BC CHALLENGE WETTEREN</text:p>
          </table:table-cell>
          <table:table-cell table:formula="of:=IF([.I225]&lt;&gt;&quot;&quot;;[.K225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26];[$Sheet2.$A$2:.$B$36];2)" office:value-type="string" office:string-value="BC CHALLENGE WETTEREN" calcext:value-type="string">
            <text:p>BC CHALLENGE WETTEREN</text:p>
          </table:table-cell>
          <table:table-cell table:formula="of:=VLOOKUP([.A226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derik De Keyzer</text:p>
          </table:table-cell>
          <table:table-cell office:value-type="float" office:value="50075482" calcext:value-type="float">
            <text:p>50075482</text:p>
          </table:table-cell>
          <table:table-cell table:number-columns-repeated="2"/>
          <table:table-cell table:formula="of:=IF([.H226]&lt;&gt;&quot;&quot;;CONCATENATE([.H226];&quot;,&quot;;[.C226];&quot; &quot;;[.D226];&quot;,&quot;;[.B226]);&quot;&quot;)" office:value-type="string" office:string-value="50075482,Wetteren 4G,BC CHALLENGE WETTEREN" calcext:value-type="string">
            <text:p>50075482,Wetteren 4G,BC CHALLENGE WETTEREN</text:p>
          </table:table-cell>
          <table:table-cell table:formula="of:=IF([.I226]=&quot;&quot;;[.K226];&quot;&quot;)" office:value-type="string" office:string-value="50075482,Wetteren 4G,BC CHALLENGE WETTEREN" calcext:value-type="string">
            <text:p>50075482,Wetteren 4G,BC CHALLENGE WETTEREN</text:p>
          </table:table-cell>
          <table:table-cell table:formula="of:=IF([.I226]&lt;&gt;&quot;&quot;;[.K226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27];[$Sheet2.$A$2:.$B$36];2)" office:value-type="string" office:string-value="BC CHALLENGE WETTEREN" calcext:value-type="string">
            <text:p>BC CHALLENGE WETTEREN</text:p>
          </table:table-cell>
          <table:table-cell table:formula="of:=VLOOKUP([.A227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roen Van De Weghe</text:p>
          </table:table-cell>
          <table:table-cell office:value-type="float" office:value="50053284" calcext:value-type="float">
            <text:p>50053284</text:p>
          </table:table-cell>
          <table:table-cell table:number-columns-repeated="2"/>
          <table:table-cell table:formula="of:=IF([.H227]&lt;&gt;&quot;&quot;;CONCATENATE([.H227];&quot;,&quot;;[.C227];&quot; &quot;;[.D227];&quot;,&quot;;[.B227]);&quot;&quot;)" office:value-type="string" office:string-value="50053284,Wetteren 4G,BC CHALLENGE WETTEREN" calcext:value-type="string">
            <text:p>50053284,Wetteren 4G,BC CHALLENGE WETTEREN</text:p>
          </table:table-cell>
          <table:table-cell table:formula="of:=IF([.I227]=&quot;&quot;;[.K227];&quot;&quot;)" office:value-type="string" office:string-value="50053284,Wetteren 4G,BC CHALLENGE WETTEREN" calcext:value-type="string">
            <text:p>50053284,Wetteren 4G,BC CHALLENGE WETTEREN</text:p>
          </table:table-cell>
          <table:table-cell table:formula="of:=IF([.I227]&lt;&gt;&quot;&quot;;[.K227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28];[$Sheet2.$A$2:.$B$36];2)" office:value-type="string" office:string-value="BC CHALLENGE WETTEREN" calcext:value-type="string">
            <text:p>BC CHALLENGE WETTEREN</text:p>
          </table:table-cell>
          <table:table-cell table:formula="of:=VLOOKUP([.A228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ura Francois</text:p>
          </table:table-cell>
          <table:table-cell office:value-type="float" office:value="50072192" calcext:value-type="float">
            <text:p>50072192</text:p>
          </table:table-cell>
          <table:table-cell table:number-columns-repeated="2"/>
          <table:table-cell table:formula="of:=IF([.H228]&lt;&gt;&quot;&quot;;CONCATENATE([.H228];&quot;,&quot;;[.C228];&quot; &quot;;[.D228];&quot;,&quot;;[.B228]);&quot;&quot;)" office:value-type="string" office:string-value="50072192,Wetteren 4G,BC CHALLENGE WETTEREN" calcext:value-type="string">
            <text:p>50072192,Wetteren 4G,BC CHALLENGE WETTEREN</text:p>
          </table:table-cell>
          <table:table-cell table:formula="of:=IF([.I228]=&quot;&quot;;[.K228];&quot;&quot;)" office:value-type="string" office:string-value="50072192,Wetteren 4G,BC CHALLENGE WETTEREN" calcext:value-type="string">
            <text:p>50072192,Wetteren 4G,BC CHALLENGE WETTEREN</text:p>
          </table:table-cell>
          <table:table-cell table:formula="of:=IF([.I228]&lt;&gt;&quot;&quot;;[.K228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29];[$Sheet2.$A$2:.$B$36];2)" office:value-type="string" office:string-value="BC CHALLENGE WETTEREN" calcext:value-type="string">
            <text:p>BC CHALLENGE WETTEREN</text:p>
          </table:table-cell>
          <table:table-cell table:formula="of:=VLOOKUP([.A229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rah Rauwoens</text:p>
          </table:table-cell>
          <table:table-cell office:value-type="float" office:value="50110722" calcext:value-type="float">
            <text:p>50110722</text:p>
          </table:table-cell>
          <table:table-cell table:number-columns-repeated="2"/>
          <table:table-cell table:formula="of:=IF([.H229]&lt;&gt;&quot;&quot;;CONCATENATE([.H229];&quot;,&quot;;[.C229];&quot; &quot;;[.D229];&quot;,&quot;;[.B229]);&quot;&quot;)" office:value-type="string" office:string-value="50110722,Wetteren 4G,BC CHALLENGE WETTEREN" calcext:value-type="string">
            <text:p>50110722,Wetteren 4G,BC CHALLENGE WETTEREN</text:p>
          </table:table-cell>
          <table:table-cell table:formula="of:=IF([.I229]=&quot;&quot;;[.K229];&quot;&quot;)" office:value-type="string" office:string-value="50110722,Wetteren 4G,BC CHALLENGE WETTEREN" calcext:value-type="string">
            <text:p>50110722,Wetteren 4G,BC CHALLENGE WETTEREN</text:p>
          </table:table-cell>
          <table:table-cell table:formula="of:=IF([.I229]&lt;&gt;&quot;&quot;;[.K229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30];[$Sheet2.$A$2:.$B$36];2)" office:value-type="string" office:string-value="BC CHALLENGE WETTEREN" calcext:value-type="string">
            <text:p>BC CHALLENGE WETTEREN</text:p>
          </table:table-cell>
          <table:table-cell table:formula="of:=VLOOKUP([.A230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ain Clemminck</text:p>
          </table:table-cell>
          <table:table-cell office:value-type="float" office:value="50022624" calcext:value-type="float">
            <text:p>50022624</text:p>
          </table:table-cell>
          <table:table-cell table:number-columns-repeated="2"/>
          <table:table-cell table:formula="of:=IF([.H230]&lt;&gt;&quot;&quot;;CONCATENATE([.H230];&quot;,&quot;;[.C230];&quot; &quot;;[.D230];&quot;,&quot;;[.B230]);&quot;&quot;)" office:value-type="string" office:string-value="50022624,Wetteren 4H,BC CHALLENGE WETTEREN" calcext:value-type="string">
            <text:p>50022624,Wetteren 4H,BC CHALLENGE WETTEREN</text:p>
          </table:table-cell>
          <table:table-cell table:formula="of:=IF([.I230]=&quot;&quot;;[.K230];&quot;&quot;)" office:value-type="string" office:string-value="50022624,Wetteren 4H,BC CHALLENGE WETTEREN" calcext:value-type="string">
            <text:p>50022624,Wetteren 4H,BC CHALLENGE WETTEREN</text:p>
          </table:table-cell>
          <table:table-cell table:formula="of:=IF([.I230]&lt;&gt;&quot;&quot;;[.K230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31];[$Sheet2.$A$2:.$B$36];2)" office:value-type="string" office:string-value="BC CHALLENGE WETTEREN" calcext:value-type="string">
            <text:p>BC CHALLENGE WETTEREN</text:p>
          </table:table-cell>
          <table:table-cell table:formula="of:=VLOOKUP([.A231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ne De Graeve</text:p>
          </table:table-cell>
          <table:table-cell office:value-type="float" office:value="50089584" calcext:value-type="float">
            <text:p>50089584</text:p>
          </table:table-cell>
          <table:table-cell table:number-columns-repeated="2"/>
          <table:table-cell table:formula="of:=IF([.H231]&lt;&gt;&quot;&quot;;CONCATENATE([.H231];&quot;,&quot;;[.C231];&quot; &quot;;[.D231];&quot;,&quot;;[.B231]);&quot;&quot;)" office:value-type="string" office:string-value="50089584,Wetteren 4H,BC CHALLENGE WETTEREN" calcext:value-type="string">
            <text:p>50089584,Wetteren 4H,BC CHALLENGE WETTEREN</text:p>
          </table:table-cell>
          <table:table-cell table:formula="of:=IF([.I231]=&quot;&quot;;[.K231];&quot;&quot;)" office:value-type="string" office:string-value="50089584,Wetteren 4H,BC CHALLENGE WETTEREN" calcext:value-type="string">
            <text:p>50089584,Wetteren 4H,BC CHALLENGE WETTEREN</text:p>
          </table:table-cell>
          <table:table-cell table:formula="of:=IF([.I231]&lt;&gt;&quot;&quot;;[.K231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32];[$Sheet2.$A$2:.$B$36];2)" office:value-type="string" office:string-value="BC CHALLENGE WETTEREN" calcext:value-type="string">
            <text:p>BC CHALLENGE WETTEREN</text:p>
          </table:table-cell>
          <table:table-cell table:formula="of:=VLOOKUP([.A232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jell Van Damme</text:p>
          </table:table-cell>
          <table:table-cell office:value-type="float" office:value="50094130" calcext:value-type="float">
            <text:p>50094130</text:p>
          </table:table-cell>
          <table:table-cell table:number-columns-repeated="2"/>
          <table:table-cell table:formula="of:=IF([.H232]&lt;&gt;&quot;&quot;;CONCATENATE([.H232];&quot;,&quot;;[.C232];&quot; &quot;;[.D232];&quot;,&quot;;[.B232]);&quot;&quot;)" office:value-type="string" office:string-value="50094130,Wetteren 4H,BC CHALLENGE WETTEREN" calcext:value-type="string">
            <text:p>50094130,Wetteren 4H,BC CHALLENGE WETTEREN</text:p>
          </table:table-cell>
          <table:table-cell table:formula="of:=IF([.I232]=&quot;&quot;;[.K232];&quot;&quot;)" office:value-type="string" office:string-value="50094130,Wetteren 4H,BC CHALLENGE WETTEREN" calcext:value-type="string">
            <text:p>50094130,Wetteren 4H,BC CHALLENGE WETTEREN</text:p>
          </table:table-cell>
          <table:table-cell table:formula="of:=IF([.I232]&lt;&gt;&quot;&quot;;[.K232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33];[$Sheet2.$A$2:.$B$36];2)" office:value-type="string" office:string-value="BC CHALLENGE WETTEREN" calcext:value-type="string">
            <text:p>BC CHALLENGE WETTEREN</text:p>
          </table:table-cell>
          <table:table-cell table:formula="of:=VLOOKUP([.A233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 Buggenhoudt</text:p>
          </table:table-cell>
          <table:table-cell office:value-type="float" office:value="50075199" calcext:value-type="float">
            <text:p>50075199</text:p>
          </table:table-cell>
          <table:table-cell table:number-columns-repeated="2"/>
          <table:table-cell table:formula="of:=IF([.H233]&lt;&gt;&quot;&quot;;CONCATENATE([.H233];&quot;,&quot;;[.C233];&quot; &quot;;[.D233];&quot;,&quot;;[.B233]);&quot;&quot;)" office:value-type="string" office:string-value="50075199,Wetteren 4H,BC CHALLENGE WETTEREN" calcext:value-type="string">
            <text:p>50075199,Wetteren 4H,BC CHALLENGE WETTEREN</text:p>
          </table:table-cell>
          <table:table-cell table:formula="of:=IF([.I233]=&quot;&quot;;[.K233];&quot;&quot;)" office:value-type="string" office:string-value="50075199,Wetteren 4H,BC CHALLENGE WETTEREN" calcext:value-type="string">
            <text:p>50075199,Wetteren 4H,BC CHALLENGE WETTEREN</text:p>
          </table:table-cell>
          <table:table-cell table:formula="of:=IF([.I233]&lt;&gt;&quot;&quot;;[.K233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34];[$Sheet2.$A$2:.$B$36];2)" office:value-type="string" office:string-value="BC CHALLENGE WETTEREN" calcext:value-type="string">
            <text:p>BC CHALLENGE WETTEREN</text:p>
          </table:table-cell>
          <table:table-cell table:formula="of:=VLOOKUP([.A234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blo Lievens</text:p>
          </table:table-cell>
          <table:table-cell office:value-type="float" office:value="50106208" calcext:value-type="float">
            <text:p>50106208</text:p>
          </table:table-cell>
          <table:table-cell table:number-columns-repeated="2"/>
          <table:table-cell table:formula="of:=IF([.H234]&lt;&gt;&quot;&quot;;CONCATENATE([.H234];&quot;,&quot;;[.C234];&quot; &quot;;[.D234];&quot;,&quot;;[.B234]);&quot;&quot;)" office:value-type="string" office:string-value="50106208,Wetteren 5G,BC CHALLENGE WETTEREN" calcext:value-type="string">
            <text:p>50106208,Wetteren 5G,BC CHALLENGE WETTEREN</text:p>
          </table:table-cell>
          <table:table-cell table:formula="of:=IF([.I234]=&quot;&quot;;[.K234];&quot;&quot;)" office:value-type="string" office:string-value="50106208,Wetteren 5G,BC CHALLENGE WETTEREN" calcext:value-type="string">
            <text:p>50106208,Wetteren 5G,BC CHALLENGE WETTEREN</text:p>
          </table:table-cell>
          <table:table-cell table:formula="of:=IF([.I234]&lt;&gt;&quot;&quot;;[.K234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35];[$Sheet2.$A$2:.$B$36];2)" office:value-type="string" office:string-value="BC CHALLENGE WETTEREN" calcext:value-type="string">
            <text:p>BC CHALLENGE WETTEREN</text:p>
          </table:table-cell>
          <table:table-cell table:formula="of:=VLOOKUP([.A235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ven De Wilde</text:p>
          </table:table-cell>
          <table:table-cell office:value-type="float" office:value="50076756" calcext:value-type="float">
            <text:p>50076756</text:p>
          </table:table-cell>
          <table:table-cell table:number-columns-repeated="2"/>
          <table:table-cell table:formula="of:=IF([.H235]&lt;&gt;&quot;&quot;;CONCATENATE([.H235];&quot;,&quot;;[.C235];&quot; &quot;;[.D235];&quot;,&quot;;[.B235]);&quot;&quot;)" office:value-type="string" office:string-value="50076756,Wetteren 5G,BC CHALLENGE WETTEREN" calcext:value-type="string">
            <text:p>50076756,Wetteren 5G,BC CHALLENGE WETTEREN</text:p>
          </table:table-cell>
          <table:table-cell table:formula="of:=IF([.I235]=&quot;&quot;;[.K235];&quot;&quot;)" office:value-type="string" office:string-value="50076756,Wetteren 5G,BC CHALLENGE WETTEREN" calcext:value-type="string">
            <text:p>50076756,Wetteren 5G,BC CHALLENGE WETTEREN</text:p>
          </table:table-cell>
          <table:table-cell table:formula="of:=IF([.I235]&lt;&gt;&quot;&quot;;[.K235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36];[$Sheet2.$A$2:.$B$36];2)" office:value-type="string" office:string-value="BC CHALLENGE WETTEREN" calcext:value-type="string">
            <text:p>BC CHALLENGE WETTEREN</text:p>
          </table:table-cell>
          <table:table-cell table:formula="of:=VLOOKUP([.A236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na Flooren</text:p>
          </table:table-cell>
          <table:table-cell office:value-type="float" office:value="50053943" calcext:value-type="float">
            <text:p>50053943</text:p>
          </table:table-cell>
          <table:table-cell table:number-columns-repeated="2"/>
          <table:table-cell table:formula="of:=IF([.H236]&lt;&gt;&quot;&quot;;CONCATENATE([.H236];&quot;,&quot;;[.C236];&quot; &quot;;[.D236];&quot;,&quot;;[.B236]);&quot;&quot;)" office:value-type="string" office:string-value="50053943,Wetteren 5G,BC CHALLENGE WETTEREN" calcext:value-type="string">
            <text:p>50053943,Wetteren 5G,BC CHALLENGE WETTEREN</text:p>
          </table:table-cell>
          <table:table-cell table:formula="of:=IF([.I236]=&quot;&quot;;[.K236];&quot;&quot;)" office:value-type="string" office:string-value="50053943,Wetteren 5G,BC CHALLENGE WETTEREN" calcext:value-type="string">
            <text:p>50053943,Wetteren 5G,BC CHALLENGE WETTEREN</text:p>
          </table:table-cell>
          <table:table-cell table:formula="of:=IF([.I236]&lt;&gt;&quot;&quot;;[.K236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37];[$Sheet2.$A$2:.$B$36];2)" office:value-type="string" office:string-value="BC CHALLENGE WETTEREN" calcext:value-type="string">
            <text:p>BC CHALLENGE WETTEREN</text:p>
          </table:table-cell>
          <table:table-cell table:formula="of:=VLOOKUP([.A237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rah Braeckman</text:p>
          </table:table-cell>
          <table:table-cell office:value-type="float" office:value="50095147" calcext:value-type="float">
            <text:p>50095147</text:p>
          </table:table-cell>
          <table:table-cell table:number-columns-repeated="2"/>
          <table:table-cell table:formula="of:=IF([.H237]&lt;&gt;&quot;&quot;;CONCATENATE([.H237];&quot;,&quot;;[.C237];&quot; &quot;;[.D237];&quot;,&quot;;[.B237]);&quot;&quot;)" office:value-type="string" office:string-value="50095147,Wetteren 5G,BC CHALLENGE WETTEREN" calcext:value-type="string">
            <text:p>50095147,Wetteren 5G,BC CHALLENGE WETTEREN</text:p>
          </table:table-cell>
          <table:table-cell table:formula="of:=IF([.I237]=&quot;&quot;;[.K237];&quot;&quot;)" office:value-type="string" office:string-value="50095147,Wetteren 5G,BC CHALLENGE WETTEREN" calcext:value-type="string">
            <text:p>50095147,Wetteren 5G,BC CHALLENGE WETTEREN</text:p>
          </table:table-cell>
          <table:table-cell table:formula="of:=IF([.I237]&lt;&gt;&quot;&quot;;[.K237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38];[$Sheet2.$A$2:.$B$36];2)" office:value-type="string" office:string-value="BC CHALLENGE WETTEREN" calcext:value-type="string">
            <text:p>BC CHALLENGE WETTEREN</text:p>
          </table:table-cell>
          <table:table-cell table:formula="of:=VLOOKUP([.A238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t De Waele</text:p>
          </table:table-cell>
          <table:table-cell office:value-type="float" office:value="50054430" calcext:value-type="float">
            <text:p>50054430</text:p>
          </table:table-cell>
          <table:table-cell table:number-columns-repeated="2"/>
          <table:table-cell table:formula="of:=IF([.H238]&lt;&gt;&quot;&quot;;CONCATENATE([.H238];&quot;,&quot;;[.C238];&quot; &quot;;[.D238];&quot;,&quot;;[.B238]);&quot;&quot;)" office:value-type="string" office:string-value="50054430,Wetteren 5H,BC CHALLENGE WETTEREN" calcext:value-type="string">
            <text:p>50054430,Wetteren 5H,BC CHALLENGE WETTEREN</text:p>
          </table:table-cell>
          <table:table-cell table:formula="of:=IF([.I238]=&quot;&quot;;[.K238];&quot;&quot;)" office:value-type="string" office:string-value="50054430,Wetteren 5H,BC CHALLENGE WETTEREN" calcext:value-type="string">
            <text:p>50054430,Wetteren 5H,BC CHALLENGE WETTEREN</text:p>
          </table:table-cell>
          <table:table-cell table:formula="of:=IF([.I238]&lt;&gt;&quot;&quot;;[.K238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39];[$Sheet2.$A$2:.$B$36];2)" office:value-type="string" office:string-value="BC CHALLENGE WETTEREN" calcext:value-type="string">
            <text:p>BC CHALLENGE WETTEREN</text:p>
          </table:table-cell>
          <table:table-cell table:formula="of:=VLOOKUP([.A239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thieu Dekeyser</text:p>
          </table:table-cell>
          <table:table-cell office:value-type="float" office:value="50108401" calcext:value-type="float">
            <text:p>50108401</text:p>
          </table:table-cell>
          <table:table-cell table:number-columns-repeated="2"/>
          <table:table-cell table:formula="of:=IF([.H239]&lt;&gt;&quot;&quot;;CONCATENATE([.H239];&quot;,&quot;;[.C239];&quot; &quot;;[.D239];&quot;,&quot;;[.B239]);&quot;&quot;)" office:value-type="string" office:string-value="50108401,Wetteren 5H,BC CHALLENGE WETTEREN" calcext:value-type="string">
            <text:p>50108401,Wetteren 5H,BC CHALLENGE WETTEREN</text:p>
          </table:table-cell>
          <table:table-cell table:formula="of:=IF([.I239]=&quot;&quot;;[.K239];&quot;&quot;)" office:value-type="string" office:string-value="50108401,Wetteren 5H,BC CHALLENGE WETTEREN" calcext:value-type="string">
            <text:p>50108401,Wetteren 5H,BC CHALLENGE WETTEREN</text:p>
          </table:table-cell>
          <table:table-cell table:formula="of:=IF([.I239]&lt;&gt;&quot;&quot;;[.K239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40];[$Sheet2.$A$2:.$B$36];2)" office:value-type="string" office:string-value="BC CHALLENGE WETTEREN" calcext:value-type="string">
            <text:p>BC CHALLENGE WETTEREN</text:p>
          </table:table-cell>
          <table:table-cell table:formula="of:=VLOOKUP([.A240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ter Wollaert</text:p>
          </table:table-cell>
          <table:table-cell office:value-type="float" office:value="50095148" calcext:value-type="float">
            <text:p>50095148</text:p>
          </table:table-cell>
          <table:table-cell table:number-columns-repeated="2"/>
          <table:table-cell table:formula="of:=IF([.H240]&lt;&gt;&quot;&quot;;CONCATENATE([.H240];&quot;,&quot;;[.C240];&quot; &quot;;[.D240];&quot;,&quot;;[.B240]);&quot;&quot;)" office:value-type="string" office:string-value="50095148,Wetteren 5H,BC CHALLENGE WETTEREN" calcext:value-type="string">
            <text:p>50095148,Wetteren 5H,BC CHALLENGE WETTEREN</text:p>
          </table:table-cell>
          <table:table-cell table:formula="of:=IF([.I240]=&quot;&quot;;[.K240];&quot;&quot;)" office:value-type="string" office:string-value="50095148,Wetteren 5H,BC CHALLENGE WETTEREN" calcext:value-type="string">
            <text:p>50095148,Wetteren 5H,BC CHALLENGE WETTEREN</text:p>
          </table:table-cell>
          <table:table-cell table:formula="of:=IF([.I240]&lt;&gt;&quot;&quot;;[.K240];&quot;&quot;)">
            <text:p/>
          </table:table-cell>
        </table:table-row>
        <table:table-row table:style-name="ro1" table:visibility="filter">
          <table:table-cell office:value-type="string" calcext:value-type="string">
            <text:p>Challenge wetteren BC</text:p>
          </table:table-cell>
          <table:table-cell table:formula="of:=VLOOKUP([.A241];[$Sheet2.$A$2:.$B$36];2)" office:value-type="string" office:string-value="BC CHALLENGE WETTEREN" calcext:value-type="string">
            <text:p>BC CHALLENGE WETTEREN</text:p>
          </table:table-cell>
          <table:table-cell table:formula="of:=VLOOKUP([.A241];[$Sheet2.$A$2:.$C$36];3)" office:value-type="string" office:string-value="Wetteren" calcext:value-type="string">
            <text:p>Wetteren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ven De Wilde</text:p>
          </table:table-cell>
          <table:table-cell office:value-type="float" office:value="50076756" calcext:value-type="float">
            <text:p>50076756</text:p>
          </table:table-cell>
          <table:table-cell table:number-columns-repeated="2"/>
          <table:table-cell table:formula="of:=IF([.H241]&lt;&gt;&quot;&quot;;CONCATENATE([.H241];&quot;,&quot;;[.C241];&quot; &quot;;[.D241];&quot;,&quot;;[.B241]);&quot;&quot;)" office:value-type="string" office:string-value="50076756,Wetteren 5H,BC CHALLENGE WETTEREN" calcext:value-type="string">
            <text:p>50076756,Wetteren 5H,BC CHALLENGE WETTEREN</text:p>
          </table:table-cell>
          <table:table-cell table:formula="of:=IF([.I241]=&quot;&quot;;[.K241];&quot;&quot;)" office:value-type="string" office:string-value="50076756,Wetteren 5H,BC CHALLENGE WETTEREN" calcext:value-type="string">
            <text:p>50076756,Wetteren 5H,BC CHALLENGE WETTEREN</text:p>
          </table:table-cell>
          <table:table-cell table:formula="of:=IF([.I241]&lt;&gt;&quot;&quot;;[.K241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42];[$Sheet2.$A$2:.$B$36];2)" office:value-type="string" office:string-value="DANLIE HAMME BC" calcext:value-type="string">
            <text:p>DANLIE HAMME BC</text:p>
          </table:table-cell>
          <table:table-cell table:formula="of:=VLOOKUP([.A242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of Waeterschoot</text:p>
          </table:table-cell>
          <table:table-cell office:value-type="float" office:value="50037967" calcext:value-type="float">
            <text:p>50037967</text:p>
          </table:table-cell>
          <table:table-cell table:number-columns-repeated="2"/>
          <table:table-cell table:formula="of:=IF([.H242]&lt;&gt;&quot;&quot;;CONCATENATE([.H242];&quot;,&quot;;[.C242];&quot; &quot;;[.D242];&quot;,&quot;;[.B242]);&quot;&quot;)" office:value-type="string" office:string-value="50037967,Danlie 1G,DANLIE HAMME BC" calcext:value-type="string">
            <text:p>50037967,Danlie 1G,DANLIE HAMME BC</text:p>
          </table:table-cell>
          <table:table-cell table:formula="of:=IF([.I242]=&quot;&quot;;[.K242];&quot;&quot;)" office:value-type="string" office:string-value="50037967,Danlie 1G,DANLIE HAMME BC" calcext:value-type="string">
            <text:p>50037967,Danlie 1G,DANLIE HAMME BC</text:p>
          </table:table-cell>
          <table:table-cell table:formula="of:=IF([.I242]&lt;&gt;&quot;&quot;;[.K242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43];[$Sheet2.$A$2:.$B$36];2)" office:value-type="string" office:string-value="DANLIE HAMME BC" calcext:value-type="string">
            <text:p>DANLIE HAMME BC</text:p>
          </table:table-cell>
          <table:table-cell table:formula="of:=VLOOKUP([.A243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ert Hofman</text:p>
          </table:table-cell>
          <table:table-cell office:value-type="float" office:value="50115202" calcext:value-type="float">
            <text:p>50115202</text:p>
          </table:table-cell>
          <table:table-cell table:number-columns-repeated="2"/>
          <table:table-cell table:formula="of:=IF([.H243]&lt;&gt;&quot;&quot;;CONCATENATE([.H243];&quot;,&quot;;[.C243];&quot; &quot;;[.D243];&quot;,&quot;;[.B243]);&quot;&quot;)" office:value-type="string" office:string-value="50115202,Danlie 1G,DANLIE HAMME BC" calcext:value-type="string">
            <text:p>50115202,Danlie 1G,DANLIE HAMME BC</text:p>
          </table:table-cell>
          <table:table-cell table:formula="of:=IF([.I243]=&quot;&quot;;[.K243];&quot;&quot;)" office:value-type="string" office:string-value="50115202,Danlie 1G,DANLIE HAMME BC" calcext:value-type="string">
            <text:p>50115202,Danlie 1G,DANLIE HAMME BC</text:p>
          </table:table-cell>
          <table:table-cell table:formula="of:=IF([.I243]&lt;&gt;&quot;&quot;;[.K243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44];[$Sheet2.$A$2:.$B$36];2)" office:value-type="string" office:string-value="DANLIE HAMME BC" calcext:value-type="string">
            <text:p>DANLIE HAMME BC</text:p>
          </table:table-cell>
          <table:table-cell table:formula="of:=VLOOKUP([.A244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nie Ydens</text:p>
          </table:table-cell>
          <table:table-cell office:value-type="float" office:value="50032165" calcext:value-type="float">
            <text:p>50032165</text:p>
          </table:table-cell>
          <table:table-cell table:number-columns-repeated="2"/>
          <table:table-cell table:formula="of:=IF([.H244]&lt;&gt;&quot;&quot;;CONCATENATE([.H244];&quot;,&quot;;[.C244];&quot; &quot;;[.D244];&quot;,&quot;;[.B244]);&quot;&quot;)" office:value-type="string" office:string-value="50032165,Danlie 1G,DANLIE HAMME BC" calcext:value-type="string">
            <text:p>50032165,Danlie 1G,DANLIE HAMME BC</text:p>
          </table:table-cell>
          <table:table-cell table:formula="of:=IF([.I244]=&quot;&quot;;[.K244];&quot;&quot;)" office:value-type="string" office:string-value="50032165,Danlie 1G,DANLIE HAMME BC" calcext:value-type="string">
            <text:p>50032165,Danlie 1G,DANLIE HAMME BC</text:p>
          </table:table-cell>
          <table:table-cell table:formula="of:=IF([.I244]&lt;&gt;&quot;&quot;;[.K244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45];[$Sheet2.$A$2:.$B$36];2)" office:value-type="string" office:string-value="DANLIE HAMME BC" calcext:value-type="string">
            <text:p>DANLIE HAMME BC</text:p>
          </table:table-cell>
          <table:table-cell table:formula="of:=VLOOKUP([.A245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ggy Verhaegen</text:p>
          </table:table-cell>
          <table:table-cell office:value-type="float" office:value="50029588" calcext:value-type="float">
            <text:p>50029588</text:p>
          </table:table-cell>
          <table:table-cell table:number-columns-repeated="2"/>
          <table:table-cell table:formula="of:=IF([.H245]&lt;&gt;&quot;&quot;;CONCATENATE([.H245];&quot;,&quot;;[.C245];&quot; &quot;;[.D245];&quot;,&quot;;[.B245]);&quot;&quot;)" office:value-type="string" office:string-value="50029588,Danlie 1G,DANLIE HAMME BC" calcext:value-type="string">
            <text:p>50029588,Danlie 1G,DANLIE HAMME BC</text:p>
          </table:table-cell>
          <table:table-cell table:formula="of:=IF([.I245]=&quot;&quot;;[.K245];&quot;&quot;)" office:value-type="string" office:string-value="50029588,Danlie 1G,DANLIE HAMME BC" calcext:value-type="string">
            <text:p>50029588,Danlie 1G,DANLIE HAMME BC</text:p>
          </table:table-cell>
          <table:table-cell table:formula="of:=IF([.I245]&lt;&gt;&quot;&quot;;[.K245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46];[$Sheet2.$A$2:.$B$36];2)" office:value-type="string" office:string-value="DANLIE HAMME BC" calcext:value-type="string">
            <text:p>DANLIE HAMME BC</text:p>
          </table:table-cell>
          <table:table-cell table:formula="of:=VLOOKUP([.A246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dy Van Damme</text:p>
          </table:table-cell>
          <table:table-cell office:value-type="float" office:value="50050477" calcext:value-type="float">
            <text:p>50050477</text:p>
          </table:table-cell>
          <table:table-cell table:number-columns-repeated="2"/>
          <table:table-cell table:formula="of:=IF([.H246]&lt;&gt;&quot;&quot;;CONCATENATE([.H246];&quot;,&quot;;[.C246];&quot; &quot;;[.D246];&quot;,&quot;;[.B246]);&quot;&quot;)" office:value-type="string" office:string-value="50050477,Danlie 1H,DANLIE HAMME BC" calcext:value-type="string">
            <text:p>50050477,Danlie 1H,DANLIE HAMME BC</text:p>
          </table:table-cell>
          <table:table-cell table:formula="of:=IF([.I246]=&quot;&quot;;[.K246];&quot;&quot;)" office:value-type="string" office:string-value="50050477,Danlie 1H,DANLIE HAMME BC" calcext:value-type="string">
            <text:p>50050477,Danlie 1H,DANLIE HAMME BC</text:p>
          </table:table-cell>
          <table:table-cell table:formula="of:=IF([.I246]&lt;&gt;&quot;&quot;;[.K246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47];[$Sheet2.$A$2:.$B$36];2)" office:value-type="string" office:string-value="DANLIE HAMME BC" calcext:value-type="string">
            <text:p>DANLIE HAMME BC</text:p>
          </table:table-cell>
          <table:table-cell table:formula="of:=VLOOKUP([.A247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en Quintelier</text:p>
          </table:table-cell>
          <table:table-cell office:value-type="float" office:value="50082093" calcext:value-type="float">
            <text:p>50082093</text:p>
          </table:table-cell>
          <table:table-cell table:number-columns-repeated="2"/>
          <table:table-cell table:formula="of:=IF([.H247]&lt;&gt;&quot;&quot;;CONCATENATE([.H247];&quot;,&quot;;[.C247];&quot; &quot;;[.D247];&quot;,&quot;;[.B247]);&quot;&quot;)" office:value-type="string" office:string-value="50082093,Danlie 1H,DANLIE HAMME BC" calcext:value-type="string">
            <text:p>50082093,Danlie 1H,DANLIE HAMME BC</text:p>
          </table:table-cell>
          <table:table-cell table:formula="of:=IF([.I247]=&quot;&quot;;[.K247];&quot;&quot;)" office:value-type="string" office:string-value="50082093,Danlie 1H,DANLIE HAMME BC" calcext:value-type="string">
            <text:p>50082093,Danlie 1H,DANLIE HAMME BC</text:p>
          </table:table-cell>
          <table:table-cell table:formula="of:=IF([.I247]&lt;&gt;&quot;&quot;;[.K247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48];[$Sheet2.$A$2:.$B$36];2)" office:value-type="string" office:string-value="DANLIE HAMME BC" calcext:value-type="string">
            <text:p>DANLIE HAMME BC</text:p>
          </table:table-cell>
          <table:table-cell table:formula="of:=VLOOKUP([.A248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el Tassent</text:p>
          </table:table-cell>
          <table:table-cell office:value-type="float" office:value="50028812" calcext:value-type="float">
            <text:p>50028812</text:p>
          </table:table-cell>
          <table:table-cell table:number-columns-repeated="2"/>
          <table:table-cell table:formula="of:=IF([.H248]&lt;&gt;&quot;&quot;;CONCATENATE([.H248];&quot;,&quot;;[.C248];&quot; &quot;;[.D248];&quot;,&quot;;[.B248]);&quot;&quot;)" office:value-type="string" office:string-value="50028812,Danlie 1H,DANLIE HAMME BC" calcext:value-type="string">
            <text:p>50028812,Danlie 1H,DANLIE HAMME BC</text:p>
          </table:table-cell>
          <table:table-cell table:formula="of:=IF([.I248]=&quot;&quot;;[.K248];&quot;&quot;)" office:value-type="string" office:string-value="50028812,Danlie 1H,DANLIE HAMME BC" calcext:value-type="string">
            <text:p>50028812,Danlie 1H,DANLIE HAMME BC</text:p>
          </table:table-cell>
          <table:table-cell table:formula="of:=IF([.I248]&lt;&gt;&quot;&quot;;[.K248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49];[$Sheet2.$A$2:.$B$36];2)" office:value-type="string" office:string-value="DANLIE HAMME BC" calcext:value-type="string">
            <text:p>DANLIE HAMME BC</text:p>
          </table:table-cell>
          <table:table-cell table:formula="of:=VLOOKUP([.A249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k De Meirsman</text:p>
          </table:table-cell>
          <table:table-cell office:value-type="float" office:value="50026196" calcext:value-type="float">
            <text:p>50026196</text:p>
          </table:table-cell>
          <table:table-cell table:number-columns-repeated="2"/>
          <table:table-cell table:formula="of:=IF([.H249]&lt;&gt;&quot;&quot;;CONCATENATE([.H249];&quot;,&quot;;[.C249];&quot; &quot;;[.D249];&quot;,&quot;;[.B249]);&quot;&quot;)" office:value-type="string" office:string-value="50026196,Danlie 1H,DANLIE HAMME BC" calcext:value-type="string">
            <text:p>50026196,Danlie 1H,DANLIE HAMME BC</text:p>
          </table:table-cell>
          <table:table-cell table:formula="of:=IF([.I249]=&quot;&quot;;[.K249];&quot;&quot;)" office:value-type="string" office:string-value="50026196,Danlie 1H,DANLIE HAMME BC" calcext:value-type="string">
            <text:p>50026196,Danlie 1H,DANLIE HAMME BC</text:p>
          </table:table-cell>
          <table:table-cell table:formula="of:=IF([.I249]&lt;&gt;&quot;&quot;;[.K249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50];[$Sheet2.$A$2:.$B$36];2)" office:value-type="string" office:string-value="DANLIE HAMME BC" calcext:value-type="string">
            <text:p>DANLIE HAMME BC</text:p>
          </table:table-cell>
          <table:table-cell table:formula="of:=VLOOKUP([.A250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rdy Van Damme</text:p>
          </table:table-cell>
          <table:table-cell office:value-type="float" office:value="50050477" calcext:value-type="float">
            <text:p>50050477</text:p>
          </table:table-cell>
          <table:table-cell table:number-columns-repeated="2"/>
          <table:table-cell table:formula="of:=IF([.H250]&lt;&gt;&quot;&quot;;CONCATENATE([.H250];&quot;,&quot;;[.C250];&quot; &quot;;[.D250];&quot;,&quot;;[.B250]);&quot;&quot;)" office:value-type="string" office:string-value="50050477,Danlie 2G,DANLIE HAMME BC" calcext:value-type="string">
            <text:p>50050477,Danlie 2G,DANLIE HAMME BC</text:p>
          </table:table-cell>
          <table:table-cell table:formula="of:=IF([.I250]=&quot;&quot;;[.K250];&quot;&quot;)" office:value-type="string" office:string-value="50050477,Danlie 2G,DANLIE HAMME BC" calcext:value-type="string">
            <text:p>50050477,Danlie 2G,DANLIE HAMME BC</text:p>
          </table:table-cell>
          <table:table-cell table:formula="of:=IF([.I250]&lt;&gt;&quot;&quot;;[.K250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51];[$Sheet2.$A$2:.$B$36];2)" office:value-type="string" office:string-value="DANLIE HAMME BC" calcext:value-type="string">
            <text:p>DANLIE HAMME BC</text:p>
          </table:table-cell>
          <table:table-cell table:formula="of:=VLOOKUP([.A251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othy De Meyer</text:p>
          </table:table-cell>
          <table:table-cell office:value-type="float" office:value="50111386" calcext:value-type="float">
            <text:p>50111386</text:p>
          </table:table-cell>
          <table:table-cell table:number-columns-repeated="2"/>
          <table:table-cell table:formula="of:=IF([.H251]&lt;&gt;&quot;&quot;;CONCATENATE([.H251];&quot;,&quot;;[.C251];&quot; &quot;;[.D251];&quot;,&quot;;[.B251]);&quot;&quot;)" office:value-type="string" office:string-value="50111386,Danlie 2G,DANLIE HAMME BC" calcext:value-type="string">
            <text:p>50111386,Danlie 2G,DANLIE HAMME BC</text:p>
          </table:table-cell>
          <table:table-cell table:formula="of:=IF([.I251]=&quot;&quot;;[.K251];&quot;&quot;)" office:value-type="string" office:string-value="50111386,Danlie 2G,DANLIE HAMME BC" calcext:value-type="string">
            <text:p>50111386,Danlie 2G,DANLIE HAMME BC</text:p>
          </table:table-cell>
          <table:table-cell table:formula="of:=IF([.I251]&lt;&gt;&quot;&quot;;[.K251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52];[$Sheet2.$A$2:.$B$36];2)" office:value-type="string" office:string-value="DANLIE HAMME BC" calcext:value-type="string">
            <text:p>DANLIE HAMME BC</text:p>
          </table:table-cell>
          <table:table-cell table:formula="of:=VLOOKUP([.A252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ie Cosyns</text:p>
          </table:table-cell>
          <table:table-cell office:value-type="float" office:value="50105208" calcext:value-type="float">
            <text:p>50105208</text:p>
          </table:table-cell>
          <table:table-cell table:number-columns-repeated="2"/>
          <table:table-cell table:formula="of:=IF([.H252]&lt;&gt;&quot;&quot;;CONCATENATE([.H252];&quot;,&quot;;[.C252];&quot; &quot;;[.D252];&quot;,&quot;;[.B252]);&quot;&quot;)" office:value-type="string" office:string-value="50105208,Danlie 2G,DANLIE HAMME BC" calcext:value-type="string">
            <text:p>50105208,Danlie 2G,DANLIE HAMME BC</text:p>
          </table:table-cell>
          <table:table-cell table:formula="of:=IF([.I252]=&quot;&quot;;[.K252];&quot;&quot;)" office:value-type="string" office:string-value="50105208,Danlie 2G,DANLIE HAMME BC" calcext:value-type="string">
            <text:p>50105208,Danlie 2G,DANLIE HAMME BC</text:p>
          </table:table-cell>
          <table:table-cell table:formula="of:=IF([.I252]&lt;&gt;&quot;&quot;;[.K252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53];[$Sheet2.$A$2:.$B$36];2)" office:value-type="string" office:string-value="DANLIE HAMME BC" calcext:value-type="string">
            <text:p>DANLIE HAMME BC</text:p>
          </table:table-cell>
          <table:table-cell table:formula="of:=VLOOKUP([.A253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hleen De Roos</text:p>
          </table:table-cell>
          <table:table-cell office:value-type="float" office:value="50105207" calcext:value-type="float">
            <text:p>50105207</text:p>
          </table:table-cell>
          <table:table-cell table:number-columns-repeated="2"/>
          <table:table-cell table:formula="of:=IF([.H253]&lt;&gt;&quot;&quot;;CONCATENATE([.H253];&quot;,&quot;;[.C253];&quot; &quot;;[.D253];&quot;,&quot;;[.B253]);&quot;&quot;)" office:value-type="string" office:string-value="50105207,Danlie 2G,DANLIE HAMME BC" calcext:value-type="string">
            <text:p>50105207,Danlie 2G,DANLIE HAMME BC</text:p>
          </table:table-cell>
          <table:table-cell table:formula="of:=IF([.I253]=&quot;&quot;;[.K253];&quot;&quot;)" office:value-type="string" office:string-value="50105207,Danlie 2G,DANLIE HAMME BC" calcext:value-type="string">
            <text:p>50105207,Danlie 2G,DANLIE HAMME BC</text:p>
          </table:table-cell>
          <table:table-cell table:formula="of:=IF([.I253]&lt;&gt;&quot;&quot;;[.K253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54];[$Sheet2.$A$2:.$B$36];2)" office:value-type="string" office:string-value="DANLIE HAMME BC" calcext:value-type="string">
            <text:p>DANLIE HAMME BC</text:p>
          </table:table-cell>
          <table:table-cell table:formula="of:=VLOOKUP([.A254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 Van Damme</text:p>
          </table:table-cell>
          <table:table-cell office:value-type="float" office:value="50070112" calcext:value-type="float">
            <text:p>50070112</text:p>
          </table:table-cell>
          <table:table-cell table:number-columns-repeated="2"/>
          <table:table-cell table:formula="of:=IF([.H254]&lt;&gt;&quot;&quot;;CONCATENATE([.H254];&quot;,&quot;;[.C254];&quot; &quot;;[.D254];&quot;,&quot;;[.B254]);&quot;&quot;)" office:value-type="string" office:string-value="50070112,Danlie 2H,DANLIE HAMME BC" calcext:value-type="string">
            <text:p>50070112,Danlie 2H,DANLIE HAMME BC</text:p>
          </table:table-cell>
          <table:table-cell table:formula="of:=IF([.I254]=&quot;&quot;;[.K254];&quot;&quot;)" office:value-type="string" office:string-value="50070112,Danlie 2H,DANLIE HAMME BC" calcext:value-type="string">
            <text:p>50070112,Danlie 2H,DANLIE HAMME BC</text:p>
          </table:table-cell>
          <table:table-cell table:formula="of:=IF([.I254]&lt;&gt;&quot;&quot;;[.K254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55];[$Sheet2.$A$2:.$B$36];2)" office:value-type="string" office:string-value="DANLIE HAMME BC" calcext:value-type="string">
            <text:p>DANLIE HAMME BC</text:p>
          </table:table-cell>
          <table:table-cell table:formula="of:=VLOOKUP([.A255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 Dieltjens</text:p>
          </table:table-cell>
          <table:table-cell office:value-type="float" office:value="50078262" calcext:value-type="float">
            <text:p>50078262</text:p>
          </table:table-cell>
          <table:table-cell table:number-columns-repeated="2"/>
          <table:table-cell table:formula="of:=IF([.H255]&lt;&gt;&quot;&quot;;CONCATENATE([.H255];&quot;,&quot;;[.C255];&quot; &quot;;[.D255];&quot;,&quot;;[.B255]);&quot;&quot;)" office:value-type="string" office:string-value="50078262,Danlie 2H,DANLIE HAMME BC" calcext:value-type="string">
            <text:p>50078262,Danlie 2H,DANLIE HAMME BC</text:p>
          </table:table-cell>
          <table:table-cell table:formula="of:=IF([.I255]=&quot;&quot;;[.K255];&quot;&quot;)" office:value-type="string" office:string-value="50078262,Danlie 2H,DANLIE HAMME BC" calcext:value-type="string">
            <text:p>50078262,Danlie 2H,DANLIE HAMME BC</text:p>
          </table:table-cell>
          <table:table-cell table:formula="of:=IF([.I255]&lt;&gt;&quot;&quot;;[.K255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56];[$Sheet2.$A$2:.$B$36];2)" office:value-type="string" office:string-value="DANLIE HAMME BC" calcext:value-type="string">
            <text:p>DANLIE HAMME BC</text:p>
          </table:table-cell>
          <table:table-cell table:formula="of:=VLOOKUP([.A256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istof Waeterschoot</text:p>
          </table:table-cell>
          <table:table-cell office:value-type="float" office:value="50037967" calcext:value-type="float">
            <text:p>50037967</text:p>
          </table:table-cell>
          <table:table-cell table:number-columns-repeated="2"/>
          <table:table-cell table:formula="of:=IF([.H256]&lt;&gt;&quot;&quot;;CONCATENATE([.H256];&quot;,&quot;;[.C256];&quot; &quot;;[.D256];&quot;,&quot;;[.B256]);&quot;&quot;)" office:value-type="string" office:string-value="50037967,Danlie 2H,DANLIE HAMME BC" calcext:value-type="string">
            <text:p>50037967,Danlie 2H,DANLIE HAMME BC</text:p>
          </table:table-cell>
          <table:table-cell table:formula="of:=IF([.I256]=&quot;&quot;;[.K256];&quot;&quot;)" office:value-type="string" office:string-value="50037967,Danlie 2H,DANLIE HAMME BC" calcext:value-type="string">
            <text:p>50037967,Danlie 2H,DANLIE HAMME BC</text:p>
          </table:table-cell>
          <table:table-cell table:formula="of:=IF([.I256]&lt;&gt;&quot;&quot;;[.K256];&quot;&quot;)">
            <text:p/>
          </table:table-cell>
        </table:table-row>
        <table:table-row table:style-name="ro1" table:visibility="filter">
          <table:table-cell office:value-type="string" calcext:value-type="string">
            <text:p>Danlie Hamme Bc</text:p>
          </table:table-cell>
          <table:table-cell table:formula="of:=VLOOKUP([.A257];[$Sheet2.$A$2:.$B$36];2)" office:value-type="string" office:string-value="DANLIE HAMME BC" calcext:value-type="string">
            <text:p>DANLIE HAMME BC</text:p>
          </table:table-cell>
          <table:table-cell table:formula="of:=VLOOKUP([.A257];[$Sheet2.$A$2:.$C$36];3)" office:value-type="string" office:string-value="Danlie" calcext:value-type="string">
            <text:p>Danli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nert Hofman</text:p>
          </table:table-cell>
          <table:table-cell office:value-type="float" office:value="50115202" calcext:value-type="float">
            <text:p>50115202</text:p>
          </table:table-cell>
          <table:table-cell table:number-columns-repeated="2"/>
          <table:table-cell table:formula="of:=IF([.H257]&lt;&gt;&quot;&quot;;CONCATENATE([.H257];&quot;,&quot;;[.C257];&quot; &quot;;[.D257];&quot;,&quot;;[.B257]);&quot;&quot;)" office:value-type="string" office:string-value="50115202,Danlie 2H,DANLIE HAMME BC" calcext:value-type="string">
            <text:p>50115202,Danlie 2H,DANLIE HAMME BC</text:p>
          </table:table-cell>
          <table:table-cell table:formula="of:=IF([.I257]=&quot;&quot;;[.K257];&quot;&quot;)" office:value-type="string" office:string-value="50115202,Danlie 2H,DANLIE HAMME BC" calcext:value-type="string">
            <text:p>50115202,Danlie 2H,DANLIE HAMME BC</text:p>
          </table:table-cell>
          <table:table-cell table:formula="of:=IF([.I257]&lt;&gt;&quot;&quot;;[.K257];&quot;&quot;)">
            <text:p/>
          </table:table-cell>
        </table:table-row>
        <table:table-row table:style-name="ro1">
          <table:table-cell office:value-type="string" calcext:value-type="string">
            <text:p>De Mintons BC</text:p>
          </table:table-cell>
          <table:table-cell table:formula="of:=VLOOKUP([.A258];[$Sheet2.$A$2:.$B$36];2)" office:value-type="string" office:string-value="DE MINTONS BC" calcext:value-type="string">
            <text:p>DE MINTONS BC</text:p>
          </table:table-cell>
          <table:table-cell table:formula="of:=VLOOKUP([.A258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HAVERE Dorien</text:p>
          </table:table-cell>
          <table:table-cell office:value-type="float" office:value="50095655" calcext:value-type="float">
            <text:p>50095655</text:p>
          </table:table-cell>
          <table:table-cell office:value-type="string" calcext:value-type="string">
            <text:p>Liga</text:p>
          </table:table-cell>
          <table:table-cell/>
          <table:table-cell table:formula="of:=IF([.H258]&lt;&gt;&quot;&quot;;CONCATENATE([.H258];&quot;,&quot;;[.C258];&quot; &quot;;[.D258];&quot;,&quot;;[.B258]);&quot;&quot;)" office:value-type="string" office:string-value="50095655,De Mintons 1G,DE MINTONS BC" calcext:value-type="string">
            <text:p>50095655,De Mintons 1G,DE MINTONS BC</text:p>
          </table:table-cell>
          <table:table-cell table:formula="of:=IF([.I258]=&quot;&quot;;[.K258];&quot;&quot;)">
            <text:p/>
          </table:table-cell>
          <table:table-cell table:formula="of:=IF([.I258]&lt;&gt;&quot;&quot;;[.K258];&quot;&quot;)" office:value-type="string" office:string-value="50095655,De Mintons 1G,DE MINTONS BC" calcext:value-type="string">
            <text:p>50095655,De Mintons 1G,DE MINTONS BC</text:p>
          </table:table-cell>
        </table:table-row>
        <table:table-row table:style-name="ro1">
          <table:table-cell office:value-type="string" calcext:value-type="string">
            <text:p>De Mintons BC</text:p>
          </table:table-cell>
          <table:table-cell table:formula="of:=VLOOKUP([.A259];[$Sheet2.$A$2:.$B$36];2)" office:value-type="string" office:string-value="DE MINTONS BC" calcext:value-type="string">
            <text:p>DE MINTONS BC</text:p>
          </table:table-cell>
          <table:table-cell table:formula="of:=VLOOKUP([.A259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DAELE Tom</text:p>
          </table:table-cell>
          <table:table-cell office:value-type="float" office:value="50091754" calcext:value-type="float">
            <text:p>50091754</text:p>
          </table:table-cell>
          <table:table-cell office:value-type="string" calcext:value-type="string">
            <text:p>Liga</text:p>
          </table:table-cell>
          <table:table-cell/>
          <table:table-cell table:formula="of:=IF([.H259]&lt;&gt;&quot;&quot;;CONCATENATE([.H259];&quot;,&quot;;[.C259];&quot; &quot;;[.D259];&quot;,&quot;;[.B259]);&quot;&quot;)" office:value-type="string" office:string-value="50091754,De Mintons 1G,DE MINTONS BC" calcext:value-type="string">
            <text:p>50091754,De Mintons 1G,DE MINTONS BC</text:p>
          </table:table-cell>
          <table:table-cell table:formula="of:=IF([.I259]=&quot;&quot;;[.K259];&quot;&quot;)">
            <text:p/>
          </table:table-cell>
          <table:table-cell table:formula="of:=IF([.I259]&lt;&gt;&quot;&quot;;[.K259];&quot;&quot;)" office:value-type="string" office:string-value="50091754,De Mintons 1G,DE MINTONS BC" calcext:value-type="string">
            <text:p>50091754,De Mintons 1G,DE MINTONS BC</text:p>
          </table:table-cell>
        </table:table-row>
        <table:table-row table:style-name="ro1">
          <table:table-cell office:value-type="string" calcext:value-type="string">
            <text:p>De Mintons BC</text:p>
          </table:table-cell>
          <table:table-cell table:formula="of:=VLOOKUP([.A260];[$Sheet2.$A$2:.$B$36];2)" office:value-type="string" office:string-value="DE MINTONS BC" calcext:value-type="string">
            <text:p>DE MINTONS BC</text:p>
          </table:table-cell>
          <table:table-cell table:formula="of:=VLOOKUP([.A260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HAEVERMAET Elias</text:p>
          </table:table-cell>
          <table:table-cell office:value-type="float" office:value="50072474" calcext:value-type="float">
            <text:p>50072474</text:p>
          </table:table-cell>
          <table:table-cell office:value-type="string" calcext:value-type="string">
            <text:p>Liga</text:p>
          </table:table-cell>
          <table:table-cell/>
          <table:table-cell table:formula="of:=IF([.H260]&lt;&gt;&quot;&quot;;CONCATENATE([.H260];&quot;,&quot;;[.C260];&quot; &quot;;[.D260];&quot;,&quot;;[.B260]);&quot;&quot;)" office:value-type="string" office:string-value="50072474,De Mintons 1G,DE MINTONS BC" calcext:value-type="string">
            <text:p>50072474,De Mintons 1G,DE MINTONS BC</text:p>
          </table:table-cell>
          <table:table-cell table:formula="of:=IF([.I260]=&quot;&quot;;[.K260];&quot;&quot;)">
            <text:p/>
          </table:table-cell>
          <table:table-cell table:formula="of:=IF([.I260]&lt;&gt;&quot;&quot;;[.K260];&quot;&quot;)" office:value-type="string" office:string-value="50072474,De Mintons 1G,DE MINTONS BC" calcext:value-type="string">
            <text:p>50072474,De Mintons 1G,DE MINTONS BC</text:p>
          </table:table-cell>
        </table:table-row>
        <table:table-row table:style-name="ro1">
          <table:table-cell office:value-type="string" calcext:value-type="string">
            <text:p>De Mintons BC</text:p>
          </table:table-cell>
          <table:table-cell table:formula="of:=VLOOKUP([.A261];[$Sheet2.$A$2:.$B$36];2)" office:value-type="string" office:string-value="DE MINTONS BC" calcext:value-type="string">
            <text:p>DE MINTONS BC</text:p>
          </table:table-cell>
          <table:table-cell table:formula="of:=VLOOKUP([.A261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FCOP Gwendoline</text:p>
          </table:table-cell>
          <table:table-cell office:value-type="float" office:value="50522248" calcext:value-type="float">
            <text:p>50522248</text:p>
          </table:table-cell>
          <table:table-cell office:value-type="string" calcext:value-type="string">
            <text:p>Liga</text:p>
          </table:table-cell>
          <table:table-cell/>
          <table:table-cell table:formula="of:=IF([.H261]&lt;&gt;&quot;&quot;;CONCATENATE([.H261];&quot;,&quot;;[.C261];&quot; &quot;;[.D261];&quot;,&quot;;[.B261]);&quot;&quot;)" office:value-type="string" office:string-value="50522248,De Mintons 1G,DE MINTONS BC" calcext:value-type="string">
            <text:p>50522248,De Mintons 1G,DE MINTONS BC</text:p>
          </table:table-cell>
          <table:table-cell table:formula="of:=IF([.I261]=&quot;&quot;;[.K261];&quot;&quot;)">
            <text:p/>
          </table:table-cell>
          <table:table-cell table:formula="of:=IF([.I261]&lt;&gt;&quot;&quot;;[.K261];&quot;&quot;)" office:value-type="string" office:string-value="50522248,De Mintons 1G,DE MINTONS BC" calcext:value-type="string">
            <text:p>50522248,De Mintons 1G,DE MINTONS BC</text:p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62];[$Sheet2.$A$2:.$B$36];2)" office:value-type="string" office:string-value="DE MINTONS BC" calcext:value-type="string">
            <text:p>DE MINTONS BC</text:p>
          </table:table-cell>
          <table:table-cell table:formula="of:=VLOOKUP([.A262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 De Daele</text:p>
          </table:table-cell>
          <table:table-cell office:value-type="float" office:value="50091754" calcext:value-type="float">
            <text:p>50091754</text:p>
          </table:table-cell>
          <table:table-cell table:number-columns-repeated="2"/>
          <table:table-cell table:formula="of:=IF([.H262]&lt;&gt;&quot;&quot;;CONCATENATE([.H262];&quot;,&quot;;[.C262];&quot; &quot;;[.D262];&quot;,&quot;;[.B262]);&quot;&quot;)" office:value-type="string" office:string-value="50091754,De Mintons 1H,DE MINTONS BC" calcext:value-type="string">
            <text:p>50091754,De Mintons 1H,DE MINTONS BC</text:p>
          </table:table-cell>
          <table:table-cell table:formula="of:=IF([.I262]=&quot;&quot;;[.K262];&quot;&quot;)" office:value-type="string" office:string-value="50091754,De Mintons 1H,DE MINTONS BC" calcext:value-type="string">
            <text:p>50091754,De Mintons 1H,DE MINTONS BC</text:p>
          </table:table-cell>
          <table:table-cell table:formula="of:=IF([.I262]&lt;&gt;&quot;&quot;;[.K262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63];[$Sheet2.$A$2:.$B$36];2)" office:value-type="string" office:string-value="DE MINTONS BC" calcext:value-type="string">
            <text:p>DE MINTONS BC</text:p>
          </table:table-cell>
          <table:table-cell table:formula="of:=VLOOKUP([.A263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as Van Haevermaet</text:p>
          </table:table-cell>
          <table:table-cell office:value-type="float" office:value="50106729" calcext:value-type="float">
            <text:p>50106729</text:p>
          </table:table-cell>
          <table:table-cell table:number-columns-repeated="2"/>
          <table:table-cell table:formula="of:=IF([.H263]&lt;&gt;&quot;&quot;;CONCATENATE([.H263];&quot;,&quot;;[.C263];&quot; &quot;;[.D263];&quot;,&quot;;[.B263]);&quot;&quot;)" office:value-type="string" office:string-value="50106729,De Mintons 1H,DE MINTONS BC" calcext:value-type="string">
            <text:p>50106729,De Mintons 1H,DE MINTONS BC</text:p>
          </table:table-cell>
          <table:table-cell table:formula="of:=IF([.I263]=&quot;&quot;;[.K263];&quot;&quot;)" office:value-type="string" office:string-value="50106729,De Mintons 1H,DE MINTONS BC" calcext:value-type="string">
            <text:p>50106729,De Mintons 1H,DE MINTONS BC</text:p>
          </table:table-cell>
          <table:table-cell table:formula="of:=IF([.I263]&lt;&gt;&quot;&quot;;[.K263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64];[$Sheet2.$A$2:.$B$36];2)" office:value-type="string" office:string-value="DE MINTONS BC" calcext:value-type="string">
            <text:p>DE MINTONS BC</text:p>
          </table:table-cell>
          <table:table-cell table:formula="of:=VLOOKUP([.A264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y Van Nuffel</text:p>
          </table:table-cell>
          <table:table-cell office:value-type="float" office:value="50031239" calcext:value-type="float">
            <text:p>50031239</text:p>
          </table:table-cell>
          <table:table-cell table:number-columns-repeated="2"/>
          <table:table-cell table:formula="of:=IF([.H264]&lt;&gt;&quot;&quot;;CONCATENATE([.H264];&quot;,&quot;;[.C264];&quot; &quot;;[.D264];&quot;,&quot;;[.B264]);&quot;&quot;)" office:value-type="string" office:string-value="50031239,De Mintons 1H,DE MINTONS BC" calcext:value-type="string">
            <text:p>50031239,De Mintons 1H,DE MINTONS BC</text:p>
          </table:table-cell>
          <table:table-cell table:formula="of:=IF([.I264]=&quot;&quot;;[.K264];&quot;&quot;)" office:value-type="string" office:string-value="50031239,De Mintons 1H,DE MINTONS BC" calcext:value-type="string">
            <text:p>50031239,De Mintons 1H,DE MINTONS BC</text:p>
          </table:table-cell>
          <table:table-cell table:formula="of:=IF([.I264]&lt;&gt;&quot;&quot;;[.K264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65];[$Sheet2.$A$2:.$B$36];2)" office:value-type="string" office:string-value="DE MINTONS BC" calcext:value-type="string">
            <text:p>DE MINTONS BC</text:p>
          </table:table-cell>
          <table:table-cell table:formula="of:=VLOOKUP([.A265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y Weyn</text:p>
          </table:table-cell>
          <table:table-cell office:value-type="float" office:value="50000829" calcext:value-type="float">
            <text:p>50000829</text:p>
          </table:table-cell>
          <table:table-cell table:number-columns-repeated="2"/>
          <table:table-cell table:formula="of:=IF([.H265]&lt;&gt;&quot;&quot;;CONCATENATE([.H265];&quot;,&quot;;[.C265];&quot; &quot;;[.D265];&quot;,&quot;;[.B265]);&quot;&quot;)" office:value-type="string" office:string-value="50000829,De Mintons 1H,DE MINTONS BC" calcext:value-type="string">
            <text:p>50000829,De Mintons 1H,DE MINTONS BC</text:p>
          </table:table-cell>
          <table:table-cell table:formula="of:=IF([.I265]=&quot;&quot;;[.K265];&quot;&quot;)" office:value-type="string" office:string-value="50000829,De Mintons 1H,DE MINTONS BC" calcext:value-type="string">
            <text:p>50000829,De Mintons 1H,DE MINTONS BC</text:p>
          </table:table-cell>
          <table:table-cell table:formula="of:=IF([.I265]&lt;&gt;&quot;&quot;;[.K265];&quot;&quot;)">
            <text:p/>
          </table:table-cell>
        </table:table-row>
        <table:table-row table:style-name="ro1">
          <table:table-cell office:value-type="string" calcext:value-type="string">
            <text:p>De Mintons BC</text:p>
          </table:table-cell>
          <table:table-cell table:formula="of:=VLOOKUP([.A266];[$Sheet2.$A$2:.$B$36];2)" office:value-type="string" office:string-value="DE MINTONS BC" calcext:value-type="string">
            <text:p>DE MINTONS BC</text:p>
          </table:table-cell>
          <table:table-cell table:formula="of:=VLOOKUP([.A266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SE Ann</text:p>
          </table:table-cell>
          <table:table-cell office:value-type="float" office:value="50047793" calcext:value-type="float">
            <text:p>50047793</text:p>
          </table:table-cell>
          <table:table-cell office:value-type="string" calcext:value-type="string">
            <text:p>Liga</text:p>
          </table:table-cell>
          <table:table-cell/>
          <table:table-cell table:formula="of:=IF([.H266]&lt;&gt;&quot;&quot;;CONCATENATE([.H266];&quot;,&quot;;[.C266];&quot; &quot;;[.D266];&quot;,&quot;;[.B266]);&quot;&quot;)" office:value-type="string" office:string-value="50047793,De Mintons 1D,DE MINTONS BC" calcext:value-type="string">
            <text:p>50047793,De Mintons 1D,DE MINTONS BC</text:p>
          </table:table-cell>
          <table:table-cell table:formula="of:=IF([.I266]=&quot;&quot;;[.K266];&quot;&quot;)">
            <text:p/>
          </table:table-cell>
          <table:table-cell table:formula="of:=IF([.I266]&lt;&gt;&quot;&quot;;[.K266];&quot;&quot;)" office:value-type="string" office:string-value="50047793,De Mintons 1D,DE MINTONS BC" calcext:value-type="string">
            <text:p>50047793,De Mintons 1D,DE MINTONS BC</text:p>
          </table:table-cell>
        </table:table-row>
        <table:table-row table:style-name="ro1">
          <table:table-cell office:value-type="string" calcext:value-type="string">
            <text:p>De Mintons BC</text:p>
          </table:table-cell>
          <table:table-cell table:formula="of:=VLOOKUP([.A267];[$Sheet2.$A$2:.$B$36];2)" office:value-type="string" office:string-value="DE MINTONS BC" calcext:value-type="string">
            <text:p>DE MINTONS BC</text:p>
          </table:table-cell>
          <table:table-cell table:formula="of:=VLOOKUP([.A267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HAVERE Dorien</text:p>
          </table:table-cell>
          <table:table-cell office:value-type="float" office:value="50095655" calcext:value-type="float">
            <text:p>50095655</text:p>
          </table:table-cell>
          <table:table-cell office:value-type="string" calcext:value-type="string">
            <text:p>Liga</text:p>
          </table:table-cell>
          <table:table-cell/>
          <table:table-cell table:formula="of:=IF([.H267]&lt;&gt;&quot;&quot;;CONCATENATE([.H267];&quot;,&quot;;[.C267];&quot; &quot;;[.D267];&quot;,&quot;;[.B267]);&quot;&quot;)" office:value-type="string" office:string-value="50095655,De Mintons 1D,DE MINTONS BC" calcext:value-type="string">
            <text:p>50095655,De Mintons 1D,DE MINTONS BC</text:p>
          </table:table-cell>
          <table:table-cell table:formula="of:=IF([.I267]=&quot;&quot;;[.K267];&quot;&quot;)">
            <text:p/>
          </table:table-cell>
          <table:table-cell table:formula="of:=IF([.I267]&lt;&gt;&quot;&quot;;[.K267];&quot;&quot;)" office:value-type="string" office:string-value="50095655,De Mintons 1D,DE MINTONS BC" calcext:value-type="string">
            <text:p>50095655,De Mintons 1D,DE MINTONS BC</text:p>
          </table:table-cell>
        </table:table-row>
        <table:table-row table:style-name="ro1">
          <table:table-cell office:value-type="string" calcext:value-type="string">
            <text:p>De Mintons BC</text:p>
          </table:table-cell>
          <table:table-cell table:formula="of:=VLOOKUP([.A268];[$Sheet2.$A$2:.$B$36];2)" office:value-type="string" office:string-value="DE MINTONS BC" calcext:value-type="string">
            <text:p>DE MINTONS BC</text:p>
          </table:table-cell>
          <table:table-cell table:formula="of:=VLOOKUP([.A268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RAEMDONCK Helene</text:p>
          </table:table-cell>
          <table:table-cell office:value-type="float" office:value="50062957" calcext:value-type="float">
            <text:p>50062957</text:p>
          </table:table-cell>
          <table:table-cell office:value-type="string" calcext:value-type="string">
            <text:p>Liga</text:p>
          </table:table-cell>
          <table:table-cell/>
          <table:table-cell table:formula="of:=IF([.H268]&lt;&gt;&quot;&quot;;CONCATENATE([.H268];&quot;,&quot;;[.C268];&quot; &quot;;[.D268];&quot;,&quot;;[.B268]);&quot;&quot;)" office:value-type="string" office:string-value="50062957,De Mintons 1D,DE MINTONS BC" calcext:value-type="string">
            <text:p>50062957,De Mintons 1D,DE MINTONS BC</text:p>
          </table:table-cell>
          <table:table-cell table:formula="of:=IF([.I268]=&quot;&quot;;[.K268];&quot;&quot;)">
            <text:p/>
          </table:table-cell>
          <table:table-cell table:formula="of:=IF([.I268]&lt;&gt;&quot;&quot;;[.K268];&quot;&quot;)" office:value-type="string" office:string-value="50062957,De Mintons 1D,DE MINTONS BC" calcext:value-type="string">
            <text:p>50062957,De Mintons 1D,DE MINTONS BC</text:p>
          </table:table-cell>
        </table:table-row>
        <table:table-row table:style-name="ro2">
          <table:table-cell office:value-type="string" calcext:value-type="string">
            <text:p>De Mintons BC</text:p>
          </table:table-cell>
          <table:table-cell table:formula="of:=VLOOKUP([.A269];[$Sheet2.$A$2:.$B$36];2)" office:value-type="string" office:string-value="DE MINTONS BC" calcext:value-type="string">
            <text:p>DE MINTONS BC</text:p>
          </table:table-cell>
          <table:table-cell table:formula="of:=VLOOKUP([.A269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MEYﾠﾠAngelique</text:p>
          </table:table-cell>
          <table:table-cell office:value-type="float" office:value="50085317" calcext:value-type="float">
            <text:p>50085317</text:p>
          </table:table-cell>
          <table:table-cell office:value-type="string" calcext:value-type="string">
            <text:p>Liga</text:p>
          </table:table-cell>
          <table:table-cell/>
          <table:table-cell table:formula="of:=IF([.H269]&lt;&gt;&quot;&quot;;CONCATENATE([.H269];&quot;,&quot;;[.C269];&quot; &quot;;[.D269];&quot;,&quot;;[.B269]);&quot;&quot;)" office:value-type="string" office:string-value="50085317,De Mintons 1D,DE MINTONS BC" calcext:value-type="string">
            <text:p>50085317,De Mintons 1D,DE MINTONS BC</text:p>
          </table:table-cell>
          <table:table-cell table:formula="of:=IF([.I269]=&quot;&quot;;[.K269];&quot;&quot;)">
            <text:p/>
          </table:table-cell>
          <table:table-cell table:formula="of:=IF([.I269]&lt;&gt;&quot;&quot;;[.K269];&quot;&quot;)" office:value-type="string" office:string-value="50085317,De Mintons 1D,DE MINTONS BC" calcext:value-type="string">
            <text:p>50085317,De Mintons 1D,DE MINTONS BC</text:p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70];[$Sheet2.$A$2:.$B$36];2)" office:value-type="string" office:string-value="DE MINTONS BC" calcext:value-type="string">
            <text:p>DE MINTONS BC</text:p>
          </table:table-cell>
          <table:table-cell table:formula="of:=VLOOKUP([.A270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m De Maesschalck</text:p>
          </table:table-cell>
          <table:table-cell office:value-type="float" office:value="50072460" calcext:value-type="float">
            <text:p>50072460</text:p>
          </table:table-cell>
          <table:table-cell table:number-columns-repeated="2"/>
          <table:table-cell table:formula="of:=IF([.H270]&lt;&gt;&quot;&quot;;CONCATENATE([.H270];&quot;,&quot;;[.C270];&quot; &quot;;[.D270];&quot;,&quot;;[.B270]);&quot;&quot;)" office:value-type="string" office:string-value="50072460,De Mintons 2G,DE MINTONS BC" calcext:value-type="string">
            <text:p>50072460,De Mintons 2G,DE MINTONS BC</text:p>
          </table:table-cell>
          <table:table-cell table:formula="of:=IF([.I270]=&quot;&quot;;[.K270];&quot;&quot;)" office:value-type="string" office:string-value="50072460,De Mintons 2G,DE MINTONS BC" calcext:value-type="string">
            <text:p>50072460,De Mintons 2G,DE MINTONS BC</text:p>
          </table:table-cell>
          <table:table-cell table:formula="of:=IF([.I270]&lt;&gt;&quot;&quot;;[.K270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71];[$Sheet2.$A$2:.$B$36];2)" office:value-type="string" office:string-value="DE MINTONS BC" calcext:value-type="string">
            <text:p>DE MINTONS BC</text:p>
          </table:table-cell>
          <table:table-cell table:formula="of:=VLOOKUP([.A271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elique De Mey</text:p>
          </table:table-cell>
          <table:table-cell office:value-type="float" office:value="50085317" calcext:value-type="float">
            <text:p>50085317</text:p>
          </table:table-cell>
          <table:table-cell table:number-columns-repeated="2"/>
          <table:table-cell table:formula="of:=IF([.H271]&lt;&gt;&quot;&quot;;CONCATENATE([.H271];&quot;,&quot;;[.C271];&quot; &quot;;[.D271];&quot;,&quot;;[.B271]);&quot;&quot;)" office:value-type="string" office:string-value="50085317,De Mintons 2G,DE MINTONS BC" calcext:value-type="string">
            <text:p>50085317,De Mintons 2G,DE MINTONS BC</text:p>
          </table:table-cell>
          <table:table-cell table:formula="of:=IF([.I271]=&quot;&quot;;[.K271];&quot;&quot;)" office:value-type="string" office:string-value="50085317,De Mintons 2G,DE MINTONS BC" calcext:value-type="string">
            <text:p>50085317,De Mintons 2G,DE MINTONS BC</text:p>
          </table:table-cell>
          <table:table-cell table:formula="of:=IF([.I271]&lt;&gt;&quot;&quot;;[.K271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72];[$Sheet2.$A$2:.$B$36];2)" office:value-type="string" office:string-value="DE MINTONS BC" calcext:value-type="string">
            <text:p>DE MINTONS BC</text:p>
          </table:table-cell>
          <table:table-cell table:formula="of:=VLOOKUP([.A272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se D'Haen</text:p>
          </table:table-cell>
          <table:table-cell office:value-type="float" office:value="50078722" calcext:value-type="float">
            <text:p>50078722</text:p>
          </table:table-cell>
          <table:table-cell table:number-columns-repeated="2"/>
          <table:table-cell table:formula="of:=IF([.H272]&lt;&gt;&quot;&quot;;CONCATENATE([.H272];&quot;,&quot;;[.C272];&quot; &quot;;[.D272];&quot;,&quot;;[.B272]);&quot;&quot;)" office:value-type="string" office:string-value="50078722,De Mintons 2G,DE MINTONS BC" calcext:value-type="string">
            <text:p>50078722,De Mintons 2G,DE MINTONS BC</text:p>
          </table:table-cell>
          <table:table-cell table:formula="of:=IF([.I272]=&quot;&quot;;[.K272];&quot;&quot;)" office:value-type="string" office:string-value="50078722,De Mintons 2G,DE MINTONS BC" calcext:value-type="string">
            <text:p>50078722,De Mintons 2G,DE MINTONS BC</text:p>
          </table:table-cell>
          <table:table-cell table:formula="of:=IF([.I272]&lt;&gt;&quot;&quot;;[.K272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73];[$Sheet2.$A$2:.$B$36];2)" office:value-type="string" office:string-value="DE MINTONS BC" calcext:value-type="string">
            <text:p>DE MINTONS BC</text:p>
          </table:table-cell>
          <table:table-cell table:formula="of:=VLOOKUP([.A273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ene Van Raemdonck</text:p>
          </table:table-cell>
          <table:table-cell office:value-type="float" office:value="50062957" calcext:value-type="float">
            <text:p>50062957</text:p>
          </table:table-cell>
          <table:table-cell table:number-columns-repeated="2"/>
          <table:table-cell table:formula="of:=IF([.H273]&lt;&gt;&quot;&quot;;CONCATENATE([.H273];&quot;,&quot;;[.C273];&quot; &quot;;[.D273];&quot;,&quot;;[.B273]);&quot;&quot;)" office:value-type="string" office:string-value="50062957,De Mintons 2G,DE MINTONS BC" calcext:value-type="string">
            <text:p>50062957,De Mintons 2G,DE MINTONS BC</text:p>
          </table:table-cell>
          <table:table-cell table:formula="of:=IF([.I273]=&quot;&quot;;[.K273];&quot;&quot;)" office:value-type="string" office:string-value="50062957,De Mintons 2G,DE MINTONS BC" calcext:value-type="string">
            <text:p>50062957,De Mintons 2G,DE MINTONS BC</text:p>
          </table:table-cell>
          <table:table-cell table:formula="of:=IF([.I273]&lt;&gt;&quot;&quot;;[.K273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74];[$Sheet2.$A$2:.$B$36];2)" office:value-type="string" office:string-value="DE MINTONS BC" calcext:value-type="string">
            <text:p>DE MINTONS BC</text:p>
          </table:table-cell>
          <table:table-cell table:formula="of:=VLOOKUP([.A274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m De Maesschalck</text:p>
          </table:table-cell>
          <table:table-cell office:value-type="float" office:value="50072460" calcext:value-type="float">
            <text:p>50072460</text:p>
          </table:table-cell>
          <table:table-cell table:number-columns-repeated="2"/>
          <table:table-cell table:formula="of:=IF([.H274]&lt;&gt;&quot;&quot;;CONCATENATE([.H274];&quot;,&quot;;[.C274];&quot; &quot;;[.D274];&quot;,&quot;;[.B274]);&quot;&quot;)" office:value-type="string" office:string-value="50072460,De Mintons 2H,DE MINTONS BC" calcext:value-type="string">
            <text:p>50072460,De Mintons 2H,DE MINTONS BC</text:p>
          </table:table-cell>
          <table:table-cell table:formula="of:=IF([.I274]=&quot;&quot;;[.K274];&quot;&quot;)" office:value-type="string" office:string-value="50072460,De Mintons 2H,DE MINTONS BC" calcext:value-type="string">
            <text:p>50072460,De Mintons 2H,DE MINTONS BC</text:p>
          </table:table-cell>
          <table:table-cell table:formula="of:=IF([.I274]&lt;&gt;&quot;&quot;;[.K274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75];[$Sheet2.$A$2:.$B$36];2)" office:value-type="string" office:string-value="DE MINTONS BC" calcext:value-type="string">
            <text:p>DE MINTONS BC</text:p>
          </table:table-cell>
          <table:table-cell table:formula="of:=VLOOKUP([.A275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sse D'Haen</text:p>
          </table:table-cell>
          <table:table-cell office:value-type="float" office:value="50078722" calcext:value-type="float">
            <text:p>50078722</text:p>
          </table:table-cell>
          <table:table-cell table:number-columns-repeated="2"/>
          <table:table-cell table:formula="of:=IF([.H275]&lt;&gt;&quot;&quot;;CONCATENATE([.H275];&quot;,&quot;;[.C275];&quot; &quot;;[.D275];&quot;,&quot;;[.B275]);&quot;&quot;)" office:value-type="string" office:string-value="50078722,De Mintons 2H,DE MINTONS BC" calcext:value-type="string">
            <text:p>50078722,De Mintons 2H,DE MINTONS BC</text:p>
          </table:table-cell>
          <table:table-cell table:formula="of:=IF([.I275]=&quot;&quot;;[.K275];&quot;&quot;)" office:value-type="string" office:string-value="50078722,De Mintons 2H,DE MINTONS BC" calcext:value-type="string">
            <text:p>50078722,De Mintons 2H,DE MINTONS BC</text:p>
          </table:table-cell>
          <table:table-cell table:formula="of:=IF([.I275]&lt;&gt;&quot;&quot;;[.K275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76];[$Sheet2.$A$2:.$B$36];2)" office:value-type="string" office:string-value="DE MINTONS BC" calcext:value-type="string">
            <text:p>DE MINTONS BC</text:p>
          </table:table-cell>
          <table:table-cell table:formula="of:=VLOOKUP([.A276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derik Smet</text:p>
          </table:table-cell>
          <table:table-cell office:value-type="float" office:value="50070610" calcext:value-type="float">
            <text:p>50070610</text:p>
          </table:table-cell>
          <table:table-cell table:number-columns-repeated="2"/>
          <table:table-cell table:formula="of:=IF([.H276]&lt;&gt;&quot;&quot;;CONCATENATE([.H276];&quot;,&quot;;[.C276];&quot; &quot;;[.D276];&quot;,&quot;;[.B276]);&quot;&quot;)" office:value-type="string" office:string-value="50070610,De Mintons 2H,DE MINTONS BC" calcext:value-type="string">
            <text:p>50070610,De Mintons 2H,DE MINTONS BC</text:p>
          </table:table-cell>
          <table:table-cell table:formula="of:=IF([.I276]=&quot;&quot;;[.K276];&quot;&quot;)" office:value-type="string" office:string-value="50070610,De Mintons 2H,DE MINTONS BC" calcext:value-type="string">
            <text:p>50070610,De Mintons 2H,DE MINTONS BC</text:p>
          </table:table-cell>
          <table:table-cell table:formula="of:=IF([.I276]&lt;&gt;&quot;&quot;;[.K276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77];[$Sheet2.$A$2:.$B$36];2)" office:value-type="string" office:string-value="DE MINTONS BC" calcext:value-type="string">
            <text:p>DE MINTONS BC</text:p>
          </table:table-cell>
          <table:table-cell table:formula="of:=VLOOKUP([.A277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ls Vergauwen</text:p>
          </table:table-cell>
          <table:table-cell office:value-type="float" office:value="50072469" calcext:value-type="float">
            <text:p>50072469</text:p>
          </table:table-cell>
          <table:table-cell table:number-columns-repeated="2"/>
          <table:table-cell table:formula="of:=IF([.H277]&lt;&gt;&quot;&quot;;CONCATENATE([.H277];&quot;,&quot;;[.C277];&quot; &quot;;[.D277];&quot;,&quot;;[.B277]);&quot;&quot;)" office:value-type="string" office:string-value="50072469,De Mintons 2H,DE MINTONS BC" calcext:value-type="string">
            <text:p>50072469,De Mintons 2H,DE MINTONS BC</text:p>
          </table:table-cell>
          <table:table-cell table:formula="of:=IF([.I277]=&quot;&quot;;[.K277];&quot;&quot;)" office:value-type="string" office:string-value="50072469,De Mintons 2H,DE MINTONS BC" calcext:value-type="string">
            <text:p>50072469,De Mintons 2H,DE MINTONS BC</text:p>
          </table:table-cell>
          <table:table-cell table:formula="of:=IF([.I277]&lt;&gt;&quot;&quot;;[.K277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78];[$Sheet2.$A$2:.$B$36];2)" office:value-type="string" office:string-value="DE MINTONS BC" calcext:value-type="string">
            <text:p>DE MINTONS BC</text:p>
          </table:table-cell>
          <table:table-cell table:formula="of:=VLOOKUP([.A278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De Belie</text:p>
          </table:table-cell>
          <table:table-cell office:value-type="float" office:value="50056596" calcext:value-type="float">
            <text:p>50056596</text:p>
          </table:table-cell>
          <table:table-cell table:number-columns-repeated="2"/>
          <table:table-cell table:formula="of:=IF([.H278]&lt;&gt;&quot;&quot;;CONCATENATE([.H278];&quot;,&quot;;[.C278];&quot; &quot;;[.D278];&quot;,&quot;;[.B278]);&quot;&quot;)" office:value-type="string" office:string-value="50056596,De Mintons 2D,DE MINTONS BC" calcext:value-type="string">
            <text:p>50056596,De Mintons 2D,DE MINTONS BC</text:p>
          </table:table-cell>
          <table:table-cell table:formula="of:=IF([.I278]=&quot;&quot;;[.K278];&quot;&quot;)" office:value-type="string" office:string-value="50056596,De Mintons 2D,DE MINTONS BC" calcext:value-type="string">
            <text:p>50056596,De Mintons 2D,DE MINTONS BC</text:p>
          </table:table-cell>
          <table:table-cell table:formula="of:=IF([.I278]&lt;&gt;&quot;&quot;;[.K278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79];[$Sheet2.$A$2:.$B$36];2)" office:value-type="string" office:string-value="DE MINTONS BC" calcext:value-type="string">
            <text:p>DE MINTONS BC</text:p>
          </table:table-cell>
          <table:table-cell table:formula="of:=VLOOKUP([.A279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y Van Royen</text:p>
          </table:table-cell>
          <table:table-cell office:value-type="float" office:value="50081119" calcext:value-type="float">
            <text:p>50081119</text:p>
          </table:table-cell>
          <table:table-cell table:number-columns-repeated="2"/>
          <table:table-cell table:formula="of:=IF([.H279]&lt;&gt;&quot;&quot;;CONCATENATE([.H279];&quot;,&quot;;[.C279];&quot; &quot;;[.D279];&quot;,&quot;;[.B279]);&quot;&quot;)" office:value-type="string" office:string-value="50081119,De Mintons 2D,DE MINTONS BC" calcext:value-type="string">
            <text:p>50081119,De Mintons 2D,DE MINTONS BC</text:p>
          </table:table-cell>
          <table:table-cell table:formula="of:=IF([.I279]=&quot;&quot;;[.K279];&quot;&quot;)" office:value-type="string" office:string-value="50081119,De Mintons 2D,DE MINTONS BC" calcext:value-type="string">
            <text:p>50081119,De Mintons 2D,DE MINTONS BC</text:p>
          </table:table-cell>
          <table:table-cell table:formula="of:=IF([.I279]&lt;&gt;&quot;&quot;;[.K279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80];[$Sheet2.$A$2:.$B$36];2)" office:value-type="string" office:string-value="DE MINTONS BC" calcext:value-type="string">
            <text:p>DE MINTONS BC</text:p>
          </table:table-cell>
          <table:table-cell table:formula="of:=VLOOKUP([.A280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trid Verherbruggen</text:p>
          </table:table-cell>
          <table:table-cell office:value-type="float" office:value="50086842" calcext:value-type="float">
            <text:p>50086842</text:p>
          </table:table-cell>
          <table:table-cell table:number-columns-repeated="2"/>
          <table:table-cell table:formula="of:=IF([.H280]&lt;&gt;&quot;&quot;;CONCATENATE([.H280];&quot;,&quot;;[.C280];&quot; &quot;;[.D280];&quot;,&quot;;[.B280]);&quot;&quot;)" office:value-type="string" office:string-value="50086842,De Mintons 2D,DE MINTONS BC" calcext:value-type="string">
            <text:p>50086842,De Mintons 2D,DE MINTONS BC</text:p>
          </table:table-cell>
          <table:table-cell table:formula="of:=IF([.I280]=&quot;&quot;;[.K280];&quot;&quot;)" office:value-type="string" office:string-value="50086842,De Mintons 2D,DE MINTONS BC" calcext:value-type="string">
            <text:p>50086842,De Mintons 2D,DE MINTONS BC</text:p>
          </table:table-cell>
          <table:table-cell table:formula="of:=IF([.I280]&lt;&gt;&quot;&quot;;[.K280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81];[$Sheet2.$A$2:.$B$36];2)" office:value-type="string" office:string-value="DE MINTONS BC" calcext:value-type="string">
            <text:p>DE MINTONS BC</text:p>
          </table:table-cell>
          <table:table-cell table:formula="of:=VLOOKUP([.A281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n Wauters</text:p>
          </table:table-cell>
          <table:table-cell office:value-type="float" office:value="50096145" calcext:value-type="float">
            <text:p>50096145</text:p>
          </table:table-cell>
          <table:table-cell table:number-columns-repeated="2"/>
          <table:table-cell table:formula="of:=IF([.H281]&lt;&gt;&quot;&quot;;CONCATENATE([.H281];&quot;,&quot;;[.C281];&quot; &quot;;[.D281];&quot;,&quot;;[.B281]);&quot;&quot;)" office:value-type="string" office:string-value="50096145,De Mintons 2D,DE MINTONS BC" calcext:value-type="string">
            <text:p>50096145,De Mintons 2D,DE MINTONS BC</text:p>
          </table:table-cell>
          <table:table-cell table:formula="of:=IF([.I281]=&quot;&quot;;[.K281];&quot;&quot;)" office:value-type="string" office:string-value="50096145,De Mintons 2D,DE MINTONS BC" calcext:value-type="string">
            <text:p>50096145,De Mintons 2D,DE MINTONS BC</text:p>
          </table:table-cell>
          <table:table-cell table:formula="of:=IF([.I281]&lt;&gt;&quot;&quot;;[.K281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82];[$Sheet2.$A$2:.$B$36];2)" office:value-type="string" office:string-value="DE MINTONS BC" calcext:value-type="string">
            <text:p>DE MINTONS BC</text:p>
          </table:table-cell>
          <table:table-cell table:formula="of:=VLOOKUP([.A282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s De Roo</text:p>
          </table:table-cell>
          <table:table-cell office:value-type="float" office:value="50114546" calcext:value-type="float">
            <text:p>50114546</text:p>
          </table:table-cell>
          <table:table-cell table:number-columns-repeated="2"/>
          <table:table-cell table:formula="of:=IF([.H282]&lt;&gt;&quot;&quot;;CONCATENATE([.H282];&quot;,&quot;;[.C282];&quot; &quot;;[.D282];&quot;,&quot;;[.B282]);&quot;&quot;)" office:value-type="string" office:string-value="50114546,De Mintons 3G,DE MINTONS BC" calcext:value-type="string">
            <text:p>50114546,De Mintons 3G,DE MINTONS BC</text:p>
          </table:table-cell>
          <table:table-cell table:formula="of:=IF([.I282]=&quot;&quot;;[.K282];&quot;&quot;)" office:value-type="string" office:string-value="50114546,De Mintons 3G,DE MINTONS BC" calcext:value-type="string">
            <text:p>50114546,De Mintons 3G,DE MINTONS BC</text:p>
          </table:table-cell>
          <table:table-cell table:formula="of:=IF([.I282]&lt;&gt;&quot;&quot;;[.K282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83];[$Sheet2.$A$2:.$B$36];2)" office:value-type="string" office:string-value="DE MINTONS BC" calcext:value-type="string">
            <text:p>DE MINTONS BC</text:p>
          </table:table-cell>
          <table:table-cell table:formula="of:=VLOOKUP([.A283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 Heirman</text:p>
          </table:table-cell>
          <table:table-cell office:value-type="float" office:value="50034251" calcext:value-type="float">
            <text:p>50034251</text:p>
          </table:table-cell>
          <table:table-cell table:number-columns-repeated="2"/>
          <table:table-cell table:formula="of:=IF([.H283]&lt;&gt;&quot;&quot;;CONCATENATE([.H283];&quot;,&quot;;[.C283];&quot; &quot;;[.D283];&quot;,&quot;;[.B283]);&quot;&quot;)" office:value-type="string" office:string-value="50034251,De Mintons 3G,DE MINTONS BC" calcext:value-type="string">
            <text:p>50034251,De Mintons 3G,DE MINTONS BC</text:p>
          </table:table-cell>
          <table:table-cell table:formula="of:=IF([.I283]=&quot;&quot;;[.K283];&quot;&quot;)" office:value-type="string" office:string-value="50034251,De Mintons 3G,DE MINTONS BC" calcext:value-type="string">
            <text:p>50034251,De Mintons 3G,DE MINTONS BC</text:p>
          </table:table-cell>
          <table:table-cell table:formula="of:=IF([.I283]&lt;&gt;&quot;&quot;;[.K283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84];[$Sheet2.$A$2:.$B$36];2)" office:value-type="string" office:string-value="DE MINTONS BC" calcext:value-type="string">
            <text:p>DE MINTONS BC</text:p>
          </table:table-cell>
          <table:table-cell table:formula="of:=VLOOKUP([.A284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y Van Royen</text:p>
          </table:table-cell>
          <table:table-cell office:value-type="float" office:value="50081119" calcext:value-type="float">
            <text:p>50081119</text:p>
          </table:table-cell>
          <table:table-cell table:number-columns-repeated="2"/>
          <table:table-cell table:formula="of:=IF([.H284]&lt;&gt;&quot;&quot;;CONCATENATE([.H284];&quot;,&quot;;[.C284];&quot; &quot;;[.D284];&quot;,&quot;;[.B284]);&quot;&quot;)" office:value-type="string" office:string-value="50081119,De Mintons 3G,DE MINTONS BC" calcext:value-type="string">
            <text:p>50081119,De Mintons 3G,DE MINTONS BC</text:p>
          </table:table-cell>
          <table:table-cell table:formula="of:=IF([.I284]=&quot;&quot;;[.K284];&quot;&quot;)" office:value-type="string" office:string-value="50081119,De Mintons 3G,DE MINTONS BC" calcext:value-type="string">
            <text:p>50081119,De Mintons 3G,DE MINTONS BC</text:p>
          </table:table-cell>
          <table:table-cell table:formula="of:=IF([.I284]&lt;&gt;&quot;&quot;;[.K284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85];[$Sheet2.$A$2:.$B$36];2)" office:value-type="string" office:string-value="DE MINTONS BC" calcext:value-type="string">
            <text:p>DE MINTONS BC</text:p>
          </table:table-cell>
          <table:table-cell table:formula="of:=VLOOKUP([.A285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trid Verherbruggen</text:p>
          </table:table-cell>
          <table:table-cell office:value-type="float" office:value="50086842" calcext:value-type="float">
            <text:p>50086842</text:p>
          </table:table-cell>
          <table:table-cell table:number-columns-repeated="2"/>
          <table:table-cell table:formula="of:=IF([.H285]&lt;&gt;&quot;&quot;;CONCATENATE([.H285];&quot;,&quot;;[.C285];&quot; &quot;;[.D285];&quot;,&quot;;[.B285]);&quot;&quot;)" office:value-type="string" office:string-value="50086842,De Mintons 3G,DE MINTONS BC" calcext:value-type="string">
            <text:p>50086842,De Mintons 3G,DE MINTONS BC</text:p>
          </table:table-cell>
          <table:table-cell table:formula="of:=IF([.I285]=&quot;&quot;;[.K285];&quot;&quot;)" office:value-type="string" office:string-value="50086842,De Mintons 3G,DE MINTONS BC" calcext:value-type="string">
            <text:p>50086842,De Mintons 3G,DE MINTONS BC</text:p>
          </table:table-cell>
          <table:table-cell table:formula="of:=IF([.I285]&lt;&gt;&quot;&quot;;[.K285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86];[$Sheet2.$A$2:.$B$36];2)" office:value-type="string" office:string-value="DE MINTONS BC" calcext:value-type="string">
            <text:p>DE MINTONS BC</text:p>
          </table:table-cell>
          <table:table-cell table:formula="of:=VLOOKUP([.A286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ven De Tender</text:p>
          </table:table-cell>
          <table:table-cell office:value-type="float" office:value="50077431" calcext:value-type="float">
            <text:p>50077431</text:p>
          </table:table-cell>
          <table:table-cell table:number-columns-repeated="2"/>
          <table:table-cell table:formula="of:=IF([.H286]&lt;&gt;&quot;&quot;;CONCATENATE([.H286];&quot;,&quot;;[.C286];&quot; &quot;;[.D286];&quot;,&quot;;[.B286]);&quot;&quot;)" office:value-type="string" office:string-value="50077431,De Mintons 3H,DE MINTONS BC" calcext:value-type="string">
            <text:p>50077431,De Mintons 3H,DE MINTONS BC</text:p>
          </table:table-cell>
          <table:table-cell table:formula="of:=IF([.I286]=&quot;&quot;;[.K286];&quot;&quot;)" office:value-type="string" office:string-value="50077431,De Mintons 3H,DE MINTONS BC" calcext:value-type="string">
            <text:p>50077431,De Mintons 3H,DE MINTONS BC</text:p>
          </table:table-cell>
          <table:table-cell table:formula="of:=IF([.I286]&lt;&gt;&quot;&quot;;[.K286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87];[$Sheet2.$A$2:.$B$36];2)" office:value-type="string" office:string-value="DE MINTONS BC" calcext:value-type="string">
            <text:p>DE MINTONS BC</text:p>
          </table:table-cell>
          <table:table-cell table:formula="of:=VLOOKUP([.A287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ovanni Maes</text:p>
          </table:table-cell>
          <table:table-cell office:value-type="float" office:value="50087471" calcext:value-type="float">
            <text:p>50087471</text:p>
          </table:table-cell>
          <table:table-cell table:number-columns-repeated="2"/>
          <table:table-cell table:formula="of:=IF([.H287]&lt;&gt;&quot;&quot;;CONCATENATE([.H287];&quot;,&quot;;[.C287];&quot; &quot;;[.D287];&quot;,&quot;;[.B287]);&quot;&quot;)" office:value-type="string" office:string-value="50087471,De Mintons 3H,DE MINTONS BC" calcext:value-type="string">
            <text:p>50087471,De Mintons 3H,DE MINTONS BC</text:p>
          </table:table-cell>
          <table:table-cell table:formula="of:=IF([.I287]=&quot;&quot;;[.K287];&quot;&quot;)" office:value-type="string" office:string-value="50087471,De Mintons 3H,DE MINTONS BC" calcext:value-type="string">
            <text:p>50087471,De Mintons 3H,DE MINTONS BC</text:p>
          </table:table-cell>
          <table:table-cell table:formula="of:=IF([.I287]&lt;&gt;&quot;&quot;;[.K287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88];[$Sheet2.$A$2:.$B$36];2)" office:value-type="string" office:string-value="DE MINTONS BC" calcext:value-type="string">
            <text:p>DE MINTONS BC</text:p>
          </table:table-cell>
          <table:table-cell table:formula="of:=VLOOKUP([.A288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 Nees</text:p>
          </table:table-cell>
          <table:table-cell office:value-type="float" office:value="50063793" calcext:value-type="float">
            <text:p>50063793</text:p>
          </table:table-cell>
          <table:table-cell table:number-columns-repeated="2"/>
          <table:table-cell table:formula="of:=IF([.H288]&lt;&gt;&quot;&quot;;CONCATENATE([.H288];&quot;,&quot;;[.C288];&quot; &quot;;[.D288];&quot;,&quot;;[.B288]);&quot;&quot;)" office:value-type="string" office:string-value="50063793,De Mintons 3H,DE MINTONS BC" calcext:value-type="string">
            <text:p>50063793,De Mintons 3H,DE MINTONS BC</text:p>
          </table:table-cell>
          <table:table-cell table:formula="of:=IF([.I288]=&quot;&quot;;[.K288];&quot;&quot;)" office:value-type="string" office:string-value="50063793,De Mintons 3H,DE MINTONS BC" calcext:value-type="string">
            <text:p>50063793,De Mintons 3H,DE MINTONS BC</text:p>
          </table:table-cell>
          <table:table-cell table:formula="of:=IF([.I288]&lt;&gt;&quot;&quot;;[.K288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89];[$Sheet2.$A$2:.$B$36];2)" office:value-type="string" office:string-value="DE MINTONS BC" calcext:value-type="string">
            <text:p>DE MINTONS BC</text:p>
          </table:table-cell>
          <table:table-cell table:formula="of:=VLOOKUP([.A289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ent Van Mullem</text:p>
          </table:table-cell>
          <table:table-cell office:value-type="float" office:value="50087473" calcext:value-type="float">
            <text:p>50087473</text:p>
          </table:table-cell>
          <table:table-cell table:number-columns-repeated="2"/>
          <table:table-cell table:formula="of:=IF([.H289]&lt;&gt;&quot;&quot;;CONCATENATE([.H289];&quot;,&quot;;[.C289];&quot; &quot;;[.D289];&quot;,&quot;;[.B289]);&quot;&quot;)" office:value-type="string" office:string-value="50087473,De Mintons 3H,DE MINTONS BC" calcext:value-type="string">
            <text:p>50087473,De Mintons 3H,DE MINTONS BC</text:p>
          </table:table-cell>
          <table:table-cell table:formula="of:=IF([.I289]=&quot;&quot;;[.K289];&quot;&quot;)" office:value-type="string" office:string-value="50087473,De Mintons 3H,DE MINTONS BC" calcext:value-type="string">
            <text:p>50087473,De Mintons 3H,DE MINTONS BC</text:p>
          </table:table-cell>
          <table:table-cell table:formula="of:=IF([.I289]&lt;&gt;&quot;&quot;;[.K289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90];[$Sheet2.$A$2:.$B$36];2)" office:value-type="string" office:string-value="DE MINTONS BC" calcext:value-type="string">
            <text:p>DE MINTONS BC</text:p>
          </table:table-cell>
          <table:table-cell table:formula="of:=VLOOKUP([.A290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an Baeyens</text:p>
          </table:table-cell>
          <table:table-cell office:value-type="float" office:value="50005503" calcext:value-type="float">
            <text:p>50005503</text:p>
          </table:table-cell>
          <table:table-cell table:number-columns-repeated="2"/>
          <table:table-cell table:formula="of:=IF([.H290]&lt;&gt;&quot;&quot;;CONCATENATE([.H290];&quot;,&quot;;[.C290];&quot; &quot;;[.D290];&quot;,&quot;;[.B290]);&quot;&quot;)" office:value-type="string" office:string-value="50005503,De Mintons 4H,DE MINTONS BC" calcext:value-type="string">
            <text:p>50005503,De Mintons 4H,DE MINTONS BC</text:p>
          </table:table-cell>
          <table:table-cell table:formula="of:=IF([.I290]=&quot;&quot;;[.K290];&quot;&quot;)" office:value-type="string" office:string-value="50005503,De Mintons 4H,DE MINTONS BC" calcext:value-type="string">
            <text:p>50005503,De Mintons 4H,DE MINTONS BC</text:p>
          </table:table-cell>
          <table:table-cell table:formula="of:=IF([.I290]&lt;&gt;&quot;&quot;;[.K290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91];[$Sheet2.$A$2:.$B$36];2)" office:value-type="string" office:string-value="DE MINTONS BC" calcext:value-type="string">
            <text:p>DE MINTONS BC</text:p>
          </table:table-cell>
          <table:table-cell table:formula="of:=VLOOKUP([.A291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der Baeyens</text:p>
          </table:table-cell>
          <table:table-cell office:value-type="float" office:value="50092877" calcext:value-type="float">
            <text:p>50092877</text:p>
          </table:table-cell>
          <table:table-cell table:number-columns-repeated="2"/>
          <table:table-cell table:formula="of:=IF([.H291]&lt;&gt;&quot;&quot;;CONCATENATE([.H291];&quot;,&quot;;[.C291];&quot; &quot;;[.D291];&quot;,&quot;;[.B291]);&quot;&quot;)" office:value-type="string" office:string-value="50092877,De Mintons 4H,DE MINTONS BC" calcext:value-type="string">
            <text:p>50092877,De Mintons 4H,DE MINTONS BC</text:p>
          </table:table-cell>
          <table:table-cell table:formula="of:=IF([.I291]=&quot;&quot;;[.K291];&quot;&quot;)" office:value-type="string" office:string-value="50092877,De Mintons 4H,DE MINTONS BC" calcext:value-type="string">
            <text:p>50092877,De Mintons 4H,DE MINTONS BC</text:p>
          </table:table-cell>
          <table:table-cell table:formula="of:=IF([.I291]&lt;&gt;&quot;&quot;;[.K291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92];[$Sheet2.$A$2:.$B$36];2)" office:value-type="string" office:string-value="DE MINTONS BC" calcext:value-type="string">
            <text:p>DE MINTONS BC</text:p>
          </table:table-cell>
          <table:table-cell table:formula="of:=VLOOKUP([.A292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rgen Gabriels</text:p>
          </table:table-cell>
          <table:table-cell office:value-type="float" office:value="50048396" calcext:value-type="float">
            <text:p>50048396</text:p>
          </table:table-cell>
          <table:table-cell table:number-columns-repeated="2"/>
          <table:table-cell table:formula="of:=IF([.H292]&lt;&gt;&quot;&quot;;CONCATENATE([.H292];&quot;,&quot;;[.C292];&quot; &quot;;[.D292];&quot;,&quot;;[.B292]);&quot;&quot;)" office:value-type="string" office:string-value="50048396,De Mintons 4H,DE MINTONS BC" calcext:value-type="string">
            <text:p>50048396,De Mintons 4H,DE MINTONS BC</text:p>
          </table:table-cell>
          <table:table-cell table:formula="of:=IF([.I292]=&quot;&quot;;[.K292];&quot;&quot;)" office:value-type="string" office:string-value="50048396,De Mintons 4H,DE MINTONS BC" calcext:value-type="string">
            <text:p>50048396,De Mintons 4H,DE MINTONS BC</text:p>
          </table:table-cell>
          <table:table-cell table:formula="of:=IF([.I292]&lt;&gt;&quot;&quot;;[.K292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93];[$Sheet2.$A$2:.$B$36];2)" office:value-type="string" office:string-value="DE MINTONS BC" calcext:value-type="string">
            <text:p>DE MINTONS BC</text:p>
          </table:table-cell>
          <table:table-cell table:formula="of:=VLOOKUP([.A293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 Heirman</text:p>
          </table:table-cell>
          <table:table-cell office:value-type="float" office:value="50034251" calcext:value-type="float">
            <text:p>50034251</text:p>
          </table:table-cell>
          <table:table-cell table:number-columns-repeated="2"/>
          <table:table-cell table:formula="of:=IF([.H293]&lt;&gt;&quot;&quot;;CONCATENATE([.H293];&quot;,&quot;;[.C293];&quot; &quot;;[.D293];&quot;,&quot;;[.B293]);&quot;&quot;)" office:value-type="string" office:string-value="50034251,De Mintons 4H,DE MINTONS BC" calcext:value-type="string">
            <text:p>50034251,De Mintons 4H,DE MINTONS BC</text:p>
          </table:table-cell>
          <table:table-cell table:formula="of:=IF([.I293]=&quot;&quot;;[.K293];&quot;&quot;)" office:value-type="string" office:string-value="50034251,De Mintons 4H,DE MINTONS BC" calcext:value-type="string">
            <text:p>50034251,De Mintons 4H,DE MINTONS BC</text:p>
          </table:table-cell>
          <table:table-cell table:formula="of:=IF([.I293]&lt;&gt;&quot;&quot;;[.K293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94];[$Sheet2.$A$2:.$B$36];2)" office:value-type="string" office:string-value="DE MINTONS BC" calcext:value-type="string">
            <text:p>DE MINTONS BC</text:p>
          </table:table-cell>
          <table:table-cell table:formula="of:=VLOOKUP([.A294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rgen Cap</text:p>
          </table:table-cell>
          <table:table-cell office:value-type="float" office:value="50015410" calcext:value-type="float">
            <text:p>50015410</text:p>
          </table:table-cell>
          <table:table-cell table:number-columns-repeated="2"/>
          <table:table-cell table:formula="of:=IF([.H294]&lt;&gt;&quot;&quot;;CONCATENATE([.H294];&quot;,&quot;;[.C294];&quot; &quot;;[.D294];&quot;,&quot;;[.B294]);&quot;&quot;)" office:value-type="string" office:string-value="50015410,De Mintons 5H,DE MINTONS BC" calcext:value-type="string">
            <text:p>50015410,De Mintons 5H,DE MINTONS BC</text:p>
          </table:table-cell>
          <table:table-cell table:formula="of:=IF([.I294]=&quot;&quot;;[.K294];&quot;&quot;)" office:value-type="string" office:string-value="50015410,De Mintons 5H,DE MINTONS BC" calcext:value-type="string">
            <text:p>50015410,De Mintons 5H,DE MINTONS BC</text:p>
          </table:table-cell>
          <table:table-cell table:formula="of:=IF([.I294]&lt;&gt;&quot;&quot;;[.K294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95];[$Sheet2.$A$2:.$B$36];2)" office:value-type="string" office:string-value="DE MINTONS BC" calcext:value-type="string">
            <text:p>DE MINTONS BC</text:p>
          </table:table-cell>
          <table:table-cell table:formula="of:=VLOOKUP([.A295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thias De Roo</text:p>
          </table:table-cell>
          <table:table-cell office:value-type="float" office:value="50114545" calcext:value-type="float">
            <text:p>50114545</text:p>
          </table:table-cell>
          <table:table-cell table:number-columns-repeated="2"/>
          <table:table-cell table:formula="of:=IF([.H295]&lt;&gt;&quot;&quot;;CONCATENATE([.H295];&quot;,&quot;;[.C295];&quot; &quot;;[.D295];&quot;,&quot;;[.B295]);&quot;&quot;)" office:value-type="string" office:string-value="50114545,De Mintons 5H,DE MINTONS BC" calcext:value-type="string">
            <text:p>50114545,De Mintons 5H,DE MINTONS BC</text:p>
          </table:table-cell>
          <table:table-cell table:formula="of:=IF([.I295]=&quot;&quot;;[.K295];&quot;&quot;)" office:value-type="string" office:string-value="50114545,De Mintons 5H,DE MINTONS BC" calcext:value-type="string">
            <text:p>50114545,De Mintons 5H,DE MINTONS BC</text:p>
          </table:table-cell>
          <table:table-cell table:formula="of:=IF([.I295]&lt;&gt;&quot;&quot;;[.K295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96];[$Sheet2.$A$2:.$B$36];2)" office:value-type="string" office:string-value="DE MINTONS BC" calcext:value-type="string">
            <text:p>DE MINTONS BC</text:p>
          </table:table-cell>
          <table:table-cell table:formula="of:=VLOOKUP([.A296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olas De Roo</text:p>
          </table:table-cell>
          <table:table-cell office:value-type="float" office:value="50114546" calcext:value-type="float">
            <text:p>50114546</text:p>
          </table:table-cell>
          <table:table-cell table:number-columns-repeated="2"/>
          <table:table-cell table:formula="of:=IF([.H296]&lt;&gt;&quot;&quot;;CONCATENATE([.H296];&quot;,&quot;;[.C296];&quot; &quot;;[.D296];&quot;,&quot;;[.B296]);&quot;&quot;)" office:value-type="string" office:string-value="50114546,De Mintons 5H,DE MINTONS BC" calcext:value-type="string">
            <text:p>50114546,De Mintons 5H,DE MINTONS BC</text:p>
          </table:table-cell>
          <table:table-cell table:formula="of:=IF([.I296]=&quot;&quot;;[.K296];&quot;&quot;)" office:value-type="string" office:string-value="50114546,De Mintons 5H,DE MINTONS BC" calcext:value-type="string">
            <text:p>50114546,De Mintons 5H,DE MINTONS BC</text:p>
          </table:table-cell>
          <table:table-cell table:formula="of:=IF([.I296]&lt;&gt;&quot;&quot;;[.K296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97];[$Sheet2.$A$2:.$B$36];2)" office:value-type="string" office:string-value="DE MINTONS BC" calcext:value-type="string">
            <text:p>DE MINTONS BC</text:p>
          </table:table-cell>
          <table:table-cell table:formula="of:=VLOOKUP([.A297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ul Herbots</text:p>
          </table:table-cell>
          <table:table-cell office:value-type="float" office:value="50113962" calcext:value-type="float">
            <text:p>50113962</text:p>
          </table:table-cell>
          <table:table-cell table:number-columns-repeated="2"/>
          <table:table-cell table:formula="of:=IF([.H297]&lt;&gt;&quot;&quot;;CONCATENATE([.H297];&quot;,&quot;;[.C297];&quot; &quot;;[.D297];&quot;,&quot;;[.B297]);&quot;&quot;)" office:value-type="string" office:string-value="50113962,De Mintons 5H,DE MINTONS BC" calcext:value-type="string">
            <text:p>50113962,De Mintons 5H,DE MINTONS BC</text:p>
          </table:table-cell>
          <table:table-cell table:formula="of:=IF([.I297]=&quot;&quot;;[.K297];&quot;&quot;)" office:value-type="string" office:string-value="50113962,De Mintons 5H,DE MINTONS BC" calcext:value-type="string">
            <text:p>50113962,De Mintons 5H,DE MINTONS BC</text:p>
          </table:table-cell>
          <table:table-cell table:formula="of:=IF([.I297]&lt;&gt;&quot;&quot;;[.K297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98];[$Sheet2.$A$2:.$B$36];2)" office:value-type="string" office:string-value="DE MINTONS BC" calcext:value-type="string">
            <text:p>DE MINTONS BC</text:p>
          </table:table-cell>
          <table:table-cell table:formula="of:=VLOOKUP([.A298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im De Smet</text:p>
          </table:table-cell>
          <table:table-cell office:value-type="float" office:value="50512498" calcext:value-type="float">
            <text:p>50512498</text:p>
          </table:table-cell>
          <table:table-cell table:number-columns-repeated="2"/>
          <table:table-cell table:formula="of:=IF([.H298]&lt;&gt;&quot;&quot;;CONCATENATE([.H298];&quot;,&quot;;[.C298];&quot; &quot;;[.D298];&quot;,&quot;;[.B298]);&quot;&quot;)" office:value-type="string" office:string-value="50512498,De Mintons 6H,DE MINTONS BC" calcext:value-type="string">
            <text:p>50512498,De Mintons 6H,DE MINTONS BC</text:p>
          </table:table-cell>
          <table:table-cell table:formula="of:=IF([.I298]=&quot;&quot;;[.K298];&quot;&quot;)" office:value-type="string" office:string-value="50512498,De Mintons 6H,DE MINTONS BC" calcext:value-type="string">
            <text:p>50512498,De Mintons 6H,DE MINTONS BC</text:p>
          </table:table-cell>
          <table:table-cell table:formula="of:=IF([.I298]&lt;&gt;&quot;&quot;;[.K298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299];[$Sheet2.$A$2:.$B$36];2)" office:value-type="string" office:string-value="DE MINTONS BC" calcext:value-type="string">
            <text:p>DE MINTONS BC</text:p>
          </table:table-cell>
          <table:table-cell table:formula="of:=VLOOKUP([.A299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thias Dullaert</text:p>
          </table:table-cell>
          <table:table-cell office:value-type="float" office:value="50100012" calcext:value-type="float">
            <text:p>50100012</text:p>
          </table:table-cell>
          <table:table-cell table:number-columns-repeated="2"/>
          <table:table-cell table:formula="of:=IF([.H299]&lt;&gt;&quot;&quot;;CONCATENATE([.H299];&quot;,&quot;;[.C299];&quot; &quot;;[.D299];&quot;,&quot;;[.B299]);&quot;&quot;)" office:value-type="string" office:string-value="50100012,De Mintons 6H,DE MINTONS BC" calcext:value-type="string">
            <text:p>50100012,De Mintons 6H,DE MINTONS BC</text:p>
          </table:table-cell>
          <table:table-cell table:formula="of:=IF([.I299]=&quot;&quot;;[.K299];&quot;&quot;)" office:value-type="string" office:string-value="50100012,De Mintons 6H,DE MINTONS BC" calcext:value-type="string">
            <text:p>50100012,De Mintons 6H,DE MINTONS BC</text:p>
          </table:table-cell>
          <table:table-cell table:formula="of:=IF([.I299]&lt;&gt;&quot;&quot;;[.K299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300];[$Sheet2.$A$2:.$B$36];2)" office:value-type="string" office:string-value="DE MINTONS BC" calcext:value-type="string">
            <text:p>DE MINTONS BC</text:p>
          </table:table-cell>
          <table:table-cell table:formula="of:=VLOOKUP([.A300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rick Mul</text:p>
          </table:table-cell>
          <table:table-cell office:value-type="float" office:value="50047791" calcext:value-type="float">
            <text:p>50047791</text:p>
          </table:table-cell>
          <table:table-cell table:number-columns-repeated="2"/>
          <table:table-cell table:formula="of:=IF([.H300]&lt;&gt;&quot;&quot;;CONCATENATE([.H300];&quot;,&quot;;[.C300];&quot; &quot;;[.D300];&quot;,&quot;;[.B300]);&quot;&quot;)" office:value-type="string" office:string-value="50047791,De Mintons 6H,DE MINTONS BC" calcext:value-type="string">
            <text:p>50047791,De Mintons 6H,DE MINTONS BC</text:p>
          </table:table-cell>
          <table:table-cell table:formula="of:=IF([.I300]=&quot;&quot;;[.K300];&quot;&quot;)" office:value-type="string" office:string-value="50047791,De Mintons 6H,DE MINTONS BC" calcext:value-type="string">
            <text:p>50047791,De Mintons 6H,DE MINTONS BC</text:p>
          </table:table-cell>
          <table:table-cell table:formula="of:=IF([.I300]&lt;&gt;&quot;&quot;;[.K300];&quot;&quot;)">
            <text:p/>
          </table:table-cell>
        </table:table-row>
        <table:table-row table:style-name="ro1" table:visibility="filter">
          <table:table-cell office:value-type="string" calcext:value-type="string">
            <text:p>De Mintons BC</text:p>
          </table:table-cell>
          <table:table-cell table:formula="of:=VLOOKUP([.A301];[$Sheet2.$A$2:.$B$36];2)" office:value-type="string" office:string-value="DE MINTONS BC" calcext:value-type="string">
            <text:p>DE MINTONS BC</text:p>
          </table:table-cell>
          <table:table-cell table:formula="of:=VLOOKUP([.A301];[$Sheet2.$A$2:.$C$36];3)" office:value-type="string" office:string-value="De Mintons" calcext:value-type="string">
            <text:p>De Mintons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c Van Camp</text:p>
          </table:table-cell>
          <table:table-cell office:value-type="float" office:value="50027473" calcext:value-type="float">
            <text:p>50027473</text:p>
          </table:table-cell>
          <table:table-cell table:number-columns-repeated="2"/>
          <table:table-cell table:formula="of:=IF([.H301]&lt;&gt;&quot;&quot;;CONCATENATE([.H301];&quot;,&quot;;[.C301];&quot; &quot;;[.D301];&quot;,&quot;;[.B301]);&quot;&quot;)" office:value-type="string" office:string-value="50027473,De Mintons 6H,DE MINTONS BC" calcext:value-type="string">
            <text:p>50027473,De Mintons 6H,DE MINTONS BC</text:p>
          </table:table-cell>
          <table:table-cell table:formula="of:=IF([.I301]=&quot;&quot;;[.K301];&quot;&quot;)" office:value-type="string" office:string-value="50027473,De Mintons 6H,DE MINTONS BC" calcext:value-type="string">
            <text:p>50027473,De Mintons 6H,DE MINTONS BC</text:p>
          </table:table-cell>
          <table:table-cell table:formula="of:=IF([.I301]&lt;&gt;&quot;&quot;;[.K301];&quot;&quot;)">
            <text:p/>
          </table:table-cell>
        </table:table-row>
        <table:table-row table:style-name="ro1" table:visibility="filter">
          <table:table-cell office:value-type="string" calcext:value-type="string">
            <text:p>De Nieuwe snaar BC</text:p>
          </table:table-cell>
          <table:table-cell table:formula="of:=VLOOKUP([.A302];[$Sheet2.$A$2:.$B$36];2)" office:value-type="string" office:string-value="DE NIEUWE SNAAR BC" calcext:value-type="string">
            <text:p>DE NIEUWE SNAAR BC</text:p>
          </table:table-cell>
          <table:table-cell table:formula="of:=VLOOKUP([.A302];[$Sheet2.$A$2:.$C$36];3)" office:value-type="string" office:string-value="De Nieuwe Snaar" calcext:value-type="string">
            <text:p>De Nieuwe Snaar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ias Boonaert</text:p>
          </table:table-cell>
          <table:table-cell office:value-type="float" office:value="50112655" calcext:value-type="float">
            <text:p>50112655</text:p>
          </table:table-cell>
          <table:table-cell table:number-columns-repeated="2"/>
          <table:table-cell table:formula="of:=IF([.H302]&lt;&gt;&quot;&quot;;CONCATENATE([.H302];&quot;,&quot;;[.C302];&quot; &quot;;[.D302];&quot;,&quot;;[.B302]);&quot;&quot;)" office:value-type="string" office:string-value="50112655,De Nieuwe Snaar 1G,DE NIEUWE SNAAR BC" calcext:value-type="string">
            <text:p>50112655,De Nieuwe Snaar 1G,DE NIEUWE SNAAR BC</text:p>
          </table:table-cell>
          <table:table-cell table:formula="of:=IF([.I302]=&quot;&quot;;[.K302];&quot;&quot;)" office:value-type="string" office:string-value="50112655,De Nieuwe Snaar 1G,DE NIEUWE SNAAR BC" calcext:value-type="string">
            <text:p>50112655,De Nieuwe Snaar 1G,DE NIEUWE SNAAR BC</text:p>
          </table:table-cell>
          <table:table-cell table:formula="of:=IF([.I302]&lt;&gt;&quot;&quot;;[.K302];&quot;&quot;)">
            <text:p/>
          </table:table-cell>
        </table:table-row>
        <table:table-row table:style-name="ro1" table:visibility="filter">
          <table:table-cell office:value-type="string" calcext:value-type="string">
            <text:p>De Nieuwe snaar BC</text:p>
          </table:table-cell>
          <table:table-cell table:formula="of:=VLOOKUP([.A303];[$Sheet2.$A$2:.$B$36];2)" office:value-type="string" office:string-value="DE NIEUWE SNAAR BC" calcext:value-type="string">
            <text:p>DE NIEUWE SNAAR BC</text:p>
          </table:table-cell>
          <table:table-cell table:formula="of:=VLOOKUP([.A303];[$Sheet2.$A$2:.$C$36];3)" office:value-type="string" office:string-value="De Nieuwe Snaar" calcext:value-type="string">
            <text:p>De Nieuwe Snaar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jn Van Damme</text:p>
          </table:table-cell>
          <table:table-cell office:value-type="float" office:value="50113859" calcext:value-type="float">
            <text:p>50113859</text:p>
          </table:table-cell>
          <table:table-cell table:number-columns-repeated="2"/>
          <table:table-cell table:formula="of:=IF([.H303]&lt;&gt;&quot;&quot;;CONCATENATE([.H303];&quot;,&quot;;[.C303];&quot; &quot;;[.D303];&quot;,&quot;;[.B303]);&quot;&quot;)" office:value-type="string" office:string-value="50113859,De Nieuwe Snaar 1G,DE NIEUWE SNAAR BC" calcext:value-type="string">
            <text:p>50113859,De Nieuwe Snaar 1G,DE NIEUWE SNAAR BC</text:p>
          </table:table-cell>
          <table:table-cell table:formula="of:=IF([.I303]=&quot;&quot;;[.K303];&quot;&quot;)" office:value-type="string" office:string-value="50113859,De Nieuwe Snaar 1G,DE NIEUWE SNAAR BC" calcext:value-type="string">
            <text:p>50113859,De Nieuwe Snaar 1G,DE NIEUWE SNAAR BC</text:p>
          </table:table-cell>
          <table:table-cell table:formula="of:=IF([.I303]&lt;&gt;&quot;&quot;;[.K303];&quot;&quot;)">
            <text:p/>
          </table:table-cell>
        </table:table-row>
        <table:table-row table:style-name="ro1" table:visibility="filter">
          <table:table-cell office:value-type="string" calcext:value-type="string">
            <text:p>De Nieuwe snaar BC</text:p>
          </table:table-cell>
          <table:table-cell table:formula="of:=VLOOKUP([.A304];[$Sheet2.$A$2:.$B$36];2)" office:value-type="string" office:string-value="DE NIEUWE SNAAR BC" calcext:value-type="string">
            <text:p>DE NIEUWE SNAAR BC</text:p>
          </table:table-cell>
          <table:table-cell table:formula="of:=VLOOKUP([.A304];[$Sheet2.$A$2:.$C$36];3)" office:value-type="string" office:string-value="De Nieuwe Snaar" calcext:value-type="string">
            <text:p>De Nieuwe Snaar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IA TOLSTYKH</text:p>
          </table:table-cell>
          <table:table-cell office:value-type="float" office:value="50719084" calcext:value-type="float">
            <text:p>50719084</text:p>
          </table:table-cell>
          <table:table-cell table:number-columns-repeated="2"/>
          <table:table-cell table:formula="of:=IF([.H304]&lt;&gt;&quot;&quot;;CONCATENATE([.H304];&quot;,&quot;;[.C304];&quot; &quot;;[.D304];&quot;,&quot;;[.B304]);&quot;&quot;)" office:value-type="string" office:string-value="50719084,De Nieuwe Snaar 1G,DE NIEUWE SNAAR BC" calcext:value-type="string">
            <text:p>50719084,De Nieuwe Snaar 1G,DE NIEUWE SNAAR BC</text:p>
          </table:table-cell>
          <table:table-cell table:formula="of:=IF([.I304]=&quot;&quot;;[.K304];&quot;&quot;)" office:value-type="string" office:string-value="50719084,De Nieuwe Snaar 1G,DE NIEUWE SNAAR BC" calcext:value-type="string">
            <text:p>50719084,De Nieuwe Snaar 1G,DE NIEUWE SNAAR BC</text:p>
          </table:table-cell>
          <table:table-cell table:formula="of:=IF([.I304]&lt;&gt;&quot;&quot;;[.K304];&quot;&quot;)">
            <text:p/>
          </table:table-cell>
        </table:table-row>
        <table:table-row table:style-name="ro1" table:visibility="filter">
          <table:table-cell office:value-type="string" calcext:value-type="string">
            <text:p>De Nieuwe snaar BC</text:p>
          </table:table-cell>
          <table:table-cell table:formula="of:=VLOOKUP([.A305];[$Sheet2.$A$2:.$B$36];2)" office:value-type="string" office:string-value="DE NIEUWE SNAAR BC" calcext:value-type="string">
            <text:p>DE NIEUWE SNAAR BC</text:p>
          </table:table-cell>
          <table:table-cell table:formula="of:=VLOOKUP([.A305];[$Sheet2.$A$2:.$C$36];3)" office:value-type="string" office:string-value="De Nieuwe Snaar" calcext:value-type="string">
            <text:p>De Nieuwe Snaar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lien Baetsl�</text:p>
          </table:table-cell>
          <table:table-cell office:value-type="float" office:value="50112657" calcext:value-type="float">
            <text:p>50112657</text:p>
          </table:table-cell>
          <table:table-cell table:number-columns-repeated="2"/>
          <table:table-cell table:formula="of:=IF([.H305]&lt;&gt;&quot;&quot;;CONCATENATE([.H305];&quot;,&quot;;[.C305];&quot; &quot;;[.D305];&quot;,&quot;;[.B305]);&quot;&quot;)" office:value-type="string" office:string-value="50112657,De Nieuwe Snaar 1G,DE NIEUWE SNAAR BC" calcext:value-type="string">
            <text:p>50112657,De Nieuwe Snaar 1G,DE NIEUWE SNAAR BC</text:p>
          </table:table-cell>
          <table:table-cell table:formula="of:=IF([.I305]=&quot;&quot;;[.K305];&quot;&quot;)" office:value-type="string" office:string-value="50112657,De Nieuwe Snaar 1G,DE NIEUWE SNAAR BC" calcext:value-type="string">
            <text:p>50112657,De Nieuwe Snaar 1G,DE NIEUWE SNAAR BC</text:p>
          </table:table-cell>
          <table:table-cell table:formula="of:=IF([.I305]&lt;&gt;&quot;&quot;;[.K305];&quot;&quot;)">
            <text:p/>
          </table:table-cell>
        </table:table-row>
        <table:table-row table:style-name="ro1" table:visibility="filter">
          <table:table-cell office:value-type="string" calcext:value-type="string">
            <text:p>De Nieuwe snaar BC</text:p>
          </table:table-cell>
          <table:table-cell table:formula="of:=VLOOKUP([.A306];[$Sheet2.$A$2:.$B$36];2)" office:value-type="string" office:string-value="DE NIEUWE SNAAR BC" calcext:value-type="string">
            <text:p>DE NIEUWE SNAAR BC</text:p>
          </table:table-cell>
          <table:table-cell table:formula="of:=VLOOKUP([.A306];[$Sheet2.$A$2:.$C$36];3)" office:value-type="string" office:string-value="De Nieuwe Snaar" calcext:value-type="string">
            <text:p>De Nieuwe Snaar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dric Balthau</text:p>
          </table:table-cell>
          <table:table-cell office:value-type="float" office:value="50112660" calcext:value-type="float">
            <text:p>50112660</text:p>
          </table:table-cell>
          <table:table-cell table:number-columns-repeated="2"/>
          <table:table-cell table:formula="of:=IF([.H306]&lt;&gt;&quot;&quot;;CONCATENATE([.H306];&quot;,&quot;;[.C306];&quot; &quot;;[.D306];&quot;,&quot;;[.B306]);&quot;&quot;)" office:value-type="string" office:string-value="50112660,De Nieuwe Snaar 1H,DE NIEUWE SNAAR BC" calcext:value-type="string">
            <text:p>50112660,De Nieuwe Snaar 1H,DE NIEUWE SNAAR BC</text:p>
          </table:table-cell>
          <table:table-cell table:formula="of:=IF([.I306]=&quot;&quot;;[.K306];&quot;&quot;)" office:value-type="string" office:string-value="50112660,De Nieuwe Snaar 1H,DE NIEUWE SNAAR BC" calcext:value-type="string">
            <text:p>50112660,De Nieuwe Snaar 1H,DE NIEUWE SNAAR BC</text:p>
          </table:table-cell>
          <table:table-cell table:formula="of:=IF([.I306]&lt;&gt;&quot;&quot;;[.K306];&quot;&quot;)">
            <text:p/>
          </table:table-cell>
        </table:table-row>
        <table:table-row table:style-name="ro1" table:visibility="filter">
          <table:table-cell office:value-type="string" calcext:value-type="string">
            <text:p>De Nieuwe snaar BC</text:p>
          </table:table-cell>
          <table:table-cell table:formula="of:=VLOOKUP([.A307];[$Sheet2.$A$2:.$B$36];2)" office:value-type="string" office:string-value="DE NIEUWE SNAAR BC" calcext:value-type="string">
            <text:p>DE NIEUWE SNAAR BC</text:p>
          </table:table-cell>
          <table:table-cell table:formula="of:=VLOOKUP([.A307];[$Sheet2.$A$2:.$C$36];3)" office:value-type="string" office:string-value="De Nieuwe Snaar" calcext:value-type="string">
            <text:p>De Nieuwe Snaar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ns Van Gijsel</text:p>
          </table:table-cell>
          <table:table-cell office:value-type="float" office:value="50112656" calcext:value-type="float">
            <text:p>50112656</text:p>
          </table:table-cell>
          <table:table-cell table:number-columns-repeated="2"/>
          <table:table-cell table:formula="of:=IF([.H307]&lt;&gt;&quot;&quot;;CONCATENATE([.H307];&quot;,&quot;;[.C307];&quot; &quot;;[.D307];&quot;,&quot;;[.B307]);&quot;&quot;)" office:value-type="string" office:string-value="50112656,De Nieuwe Snaar 1H,DE NIEUWE SNAAR BC" calcext:value-type="string">
            <text:p>50112656,De Nieuwe Snaar 1H,DE NIEUWE SNAAR BC</text:p>
          </table:table-cell>
          <table:table-cell table:formula="of:=IF([.I307]=&quot;&quot;;[.K307];&quot;&quot;)" office:value-type="string" office:string-value="50112656,De Nieuwe Snaar 1H,DE NIEUWE SNAAR BC" calcext:value-type="string">
            <text:p>50112656,De Nieuwe Snaar 1H,DE NIEUWE SNAAR BC</text:p>
          </table:table-cell>
          <table:table-cell table:formula="of:=IF([.I307]&lt;&gt;&quot;&quot;;[.K307];&quot;&quot;)">
            <text:p/>
          </table:table-cell>
        </table:table-row>
        <table:table-row table:style-name="ro1" table:visibility="filter">
          <table:table-cell office:value-type="string" calcext:value-type="string">
            <text:p>De Nieuwe snaar BC</text:p>
          </table:table-cell>
          <table:table-cell table:formula="of:=VLOOKUP([.A308];[$Sheet2.$A$2:.$B$36];2)" office:value-type="string" office:string-value="DE NIEUWE SNAAR BC" calcext:value-type="string">
            <text:p>DE NIEUWE SNAAR BC</text:p>
          </table:table-cell>
          <table:table-cell table:formula="of:=VLOOKUP([.A308];[$Sheet2.$A$2:.$C$36];3)" office:value-type="string" office:string-value="De Nieuwe Snaar" calcext:value-type="string">
            <text:p>De Nieuwe Snaar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ias Boonaert</text:p>
          </table:table-cell>
          <table:table-cell office:value-type="float" office:value="50112655" calcext:value-type="float">
            <text:p>50112655</text:p>
          </table:table-cell>
          <table:table-cell table:number-columns-repeated="2"/>
          <table:table-cell table:formula="of:=IF([.H308]&lt;&gt;&quot;&quot;;CONCATENATE([.H308];&quot;,&quot;;[.C308];&quot; &quot;;[.D308];&quot;,&quot;;[.B308]);&quot;&quot;)" office:value-type="string" office:string-value="50112655,De Nieuwe Snaar 1H,DE NIEUWE SNAAR BC" calcext:value-type="string">
            <text:p>50112655,De Nieuwe Snaar 1H,DE NIEUWE SNAAR BC</text:p>
          </table:table-cell>
          <table:table-cell table:formula="of:=IF([.I308]=&quot;&quot;;[.K308];&quot;&quot;)" office:value-type="string" office:string-value="50112655,De Nieuwe Snaar 1H,DE NIEUWE SNAAR BC" calcext:value-type="string">
            <text:p>50112655,De Nieuwe Snaar 1H,DE NIEUWE SNAAR BC</text:p>
          </table:table-cell>
          <table:table-cell table:formula="of:=IF([.I308]&lt;&gt;&quot;&quot;;[.K308];&quot;&quot;)">
            <text:p/>
          </table:table-cell>
        </table:table-row>
        <table:table-row table:style-name="ro1" table:visibility="filter">
          <table:table-cell office:value-type="string" calcext:value-type="string">
            <text:p>De Nieuwe snaar BC</text:p>
          </table:table-cell>
          <table:table-cell table:formula="of:=VLOOKUP([.A309];[$Sheet2.$A$2:.$B$36];2)" office:value-type="string" office:string-value="DE NIEUWE SNAAR BC" calcext:value-type="string">
            <text:p>DE NIEUWE SNAAR BC</text:p>
          </table:table-cell>
          <table:table-cell table:formula="of:=VLOOKUP([.A309];[$Sheet2.$A$2:.$C$36];3)" office:value-type="string" office:string-value="De Nieuwe Snaar" calcext:value-type="string">
            <text:p>De Nieuwe Snaar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jn Van Damme</text:p>
          </table:table-cell>
          <table:table-cell office:value-type="float" office:value="50113859" calcext:value-type="float">
            <text:p>50113859</text:p>
          </table:table-cell>
          <table:table-cell table:number-columns-repeated="2"/>
          <table:table-cell table:formula="of:=IF([.H309]&lt;&gt;&quot;&quot;;CONCATENATE([.H309];&quot;,&quot;;[.C309];&quot; &quot;;[.D309];&quot;,&quot;;[.B309]);&quot;&quot;)" office:value-type="string" office:string-value="50113859,De Nieuwe Snaar 1H,DE NIEUWE SNAAR BC" calcext:value-type="string">
            <text:p>50113859,De Nieuwe Snaar 1H,DE NIEUWE SNAAR BC</text:p>
          </table:table-cell>
          <table:table-cell table:formula="of:=IF([.I309]=&quot;&quot;;[.K309];&quot;&quot;)" office:value-type="string" office:string-value="50113859,De Nieuwe Snaar 1H,DE NIEUWE SNAAR BC" calcext:value-type="string">
            <text:p>50113859,De Nieuwe Snaar 1H,DE NIEUWE SNAAR BC</text:p>
          </table:table-cell>
          <table:table-cell table:formula="of:=IF([.I309]&lt;&gt;&quot;&quot;;[.K309];&quot;&quot;)">
            <text:p/>
          </table:table-cell>
        </table:table-row>
        <table:table-row table:style-name="ro1" table:visibility="filter">
          <table:table-cell office:value-type="string" calcext:value-type="string">
            <text:p>De Wallabies Brakel</text:p>
          </table:table-cell>
          <table:table-cell table:formula="of:=VLOOKUP([.A310];[$Sheet2.$A$2:.$B$36];2)" office:value-type="string" office:string-value="DE WALLABIES BRAKEL" calcext:value-type="string">
            <text:p>DE WALLABIES BRAKEL</text:p>
          </table:table-cell>
          <table:table-cell table:formula="of:=VLOOKUP([.A310];[$Sheet2.$A$2:.$C$36];3)" office:value-type="string" office:string-value="Wallabies" calcext:value-type="string">
            <text:p>Wallabie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nes Lambrecht</text:p>
          </table:table-cell>
          <table:table-cell office:value-type="float" office:value="50043699" calcext:value-type="float">
            <text:p>50043699</text:p>
          </table:table-cell>
          <table:table-cell table:number-columns-repeated="2"/>
          <table:table-cell table:formula="of:=IF([.H310]&lt;&gt;&quot;&quot;;CONCATENATE([.H310];&quot;,&quot;;[.C310];&quot; &quot;;[.D310];&quot;,&quot;;[.B310]);&quot;&quot;)" office:value-type="string" office:string-value="50043699,Wallabies 1H,DE WALLABIES BRAKEL" calcext:value-type="string">
            <text:p>50043699,Wallabies 1H,DE WALLABIES BRAKEL</text:p>
          </table:table-cell>
          <table:table-cell table:formula="of:=IF([.I310]=&quot;&quot;;[.K310];&quot;&quot;)" office:value-type="string" office:string-value="50043699,Wallabies 1H,DE WALLABIES BRAKEL" calcext:value-type="string">
            <text:p>50043699,Wallabies 1H,DE WALLABIES BRAKEL</text:p>
          </table:table-cell>
          <table:table-cell table:formula="of:=IF([.I310]&lt;&gt;&quot;&quot;;[.K310];&quot;&quot;)">
            <text:p/>
          </table:table-cell>
        </table:table-row>
        <table:table-row table:style-name="ro1" table:visibility="filter">
          <table:table-cell office:value-type="string" calcext:value-type="string">
            <text:p>De Wallabies Brakel</text:p>
          </table:table-cell>
          <table:table-cell table:formula="of:=VLOOKUP([.A311];[$Sheet2.$A$2:.$B$36];2)" office:value-type="string" office:string-value="DE WALLABIES BRAKEL" calcext:value-type="string">
            <text:p>DE WALLABIES BRAKEL</text:p>
          </table:table-cell>
          <table:table-cell table:formula="of:=VLOOKUP([.A311];[$Sheet2.$A$2:.$C$36];3)" office:value-type="string" office:string-value="Wallabies" calcext:value-type="string">
            <text:p>Wallabie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oen Dobbelaere</text:p>
          </table:table-cell>
          <table:table-cell office:value-type="float" office:value="50109956" calcext:value-type="float">
            <text:p>50109956</text:p>
          </table:table-cell>
          <table:table-cell table:number-columns-repeated="2"/>
          <table:table-cell table:formula="of:=IF([.H311]&lt;&gt;&quot;&quot;;CONCATENATE([.H311];&quot;,&quot;;[.C311];&quot; &quot;;[.D311];&quot;,&quot;;[.B311]);&quot;&quot;)" office:value-type="string" office:string-value="50109956,Wallabies 1H,DE WALLABIES BRAKEL" calcext:value-type="string">
            <text:p>50109956,Wallabies 1H,DE WALLABIES BRAKEL</text:p>
          </table:table-cell>
          <table:table-cell table:formula="of:=IF([.I311]=&quot;&quot;;[.K311];&quot;&quot;)" office:value-type="string" office:string-value="50109956,Wallabies 1H,DE WALLABIES BRAKEL" calcext:value-type="string">
            <text:p>50109956,Wallabies 1H,DE WALLABIES BRAKEL</text:p>
          </table:table-cell>
          <table:table-cell table:formula="of:=IF([.I311]&lt;&gt;&quot;&quot;;[.K311];&quot;&quot;)">
            <text:p/>
          </table:table-cell>
        </table:table-row>
        <table:table-row table:style-name="ro1" table:visibility="filter">
          <table:table-cell office:value-type="string" calcext:value-type="string">
            <text:p>De Wallabies Brakel</text:p>
          </table:table-cell>
          <table:table-cell table:formula="of:=VLOOKUP([.A312];[$Sheet2.$A$2:.$B$36];2)" office:value-type="string" office:string-value="DE WALLABIES BRAKEL" calcext:value-type="string">
            <text:p>DE WALLABIES BRAKEL</text:p>
          </table:table-cell>
          <table:table-cell table:formula="of:=VLOOKUP([.A312];[$Sheet2.$A$2:.$C$36];3)" office:value-type="string" office:string-value="Wallabies" calcext:value-type="string">
            <text:p>Wallabie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 Dujardin</text:p>
          </table:table-cell>
          <table:table-cell office:value-type="float" office:value="50640143" calcext:value-type="float">
            <text:p>50640143</text:p>
          </table:table-cell>
          <table:table-cell table:number-columns-repeated="2"/>
          <table:table-cell table:formula="of:=IF([.H312]&lt;&gt;&quot;&quot;;CONCATENATE([.H312];&quot;,&quot;;[.C312];&quot; &quot;;[.D312];&quot;,&quot;;[.B312]);&quot;&quot;)" office:value-type="string" office:string-value="50640143,Wallabies 1H,DE WALLABIES BRAKEL" calcext:value-type="string">
            <text:p>50640143,Wallabies 1H,DE WALLABIES BRAKEL</text:p>
          </table:table-cell>
          <table:table-cell table:formula="of:=IF([.I312]=&quot;&quot;;[.K312];&quot;&quot;)" office:value-type="string" office:string-value="50640143,Wallabies 1H,DE WALLABIES BRAKEL" calcext:value-type="string">
            <text:p>50640143,Wallabies 1H,DE WALLABIES BRAKEL</text:p>
          </table:table-cell>
          <table:table-cell table:formula="of:=IF([.I312]&lt;&gt;&quot;&quot;;[.K312];&quot;&quot;)">
            <text:p/>
          </table:table-cell>
        </table:table-row>
        <table:table-row table:style-name="ro1" table:visibility="filter">
          <table:table-cell office:value-type="string" calcext:value-type="string">
            <text:p>De Wallabies Brakel</text:p>
          </table:table-cell>
          <table:table-cell table:formula="of:=VLOOKUP([.A313];[$Sheet2.$A$2:.$B$36];2)" office:value-type="string" office:string-value="DE WALLABIES BRAKEL" calcext:value-type="string">
            <text:p>DE WALLABIES BRAKEL</text:p>
          </table:table-cell>
          <table:table-cell table:formula="of:=VLOOKUP([.A313];[$Sheet2.$A$2:.$C$36];3)" office:value-type="string" office:string-value="Wallabies" calcext:value-type="string">
            <text:p>Wallabie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ny De Luyck</text:p>
          </table:table-cell>
          <table:table-cell office:value-type="float" office:value="50097545" calcext:value-type="float">
            <text:p>50097545</text:p>
          </table:table-cell>
          <table:table-cell table:number-columns-repeated="2"/>
          <table:table-cell table:formula="of:=IF([.H313]&lt;&gt;&quot;&quot;;CONCATENATE([.H313];&quot;,&quot;;[.C313];&quot; &quot;;[.D313];&quot;,&quot;;[.B313]);&quot;&quot;)" office:value-type="string" office:string-value="50097545,Wallabies 1H,DE WALLABIES BRAKEL" calcext:value-type="string">
            <text:p>50097545,Wallabies 1H,DE WALLABIES BRAKEL</text:p>
          </table:table-cell>
          <table:table-cell table:formula="of:=IF([.I313]=&quot;&quot;;[.K313];&quot;&quot;)" office:value-type="string" office:string-value="50097545,Wallabies 1H,DE WALLABIES BRAKEL" calcext:value-type="string">
            <text:p>50097545,Wallabies 1H,DE WALLABIES BRAKEL</text:p>
          </table:table-cell>
          <table:table-cell table:formula="of:=IF([.I313]&lt;&gt;&quot;&quot;;[.K313];&quot;&quot;)">
            <text:p/>
          </table:table-cell>
        </table:table-row>
        <table:table-row table:style-name="ro1" table:visibility="filter">
          <table:table-cell office:value-type="string" calcext:value-type="string">
            <text:p>De Wallabies Brakel</text:p>
          </table:table-cell>
          <table:table-cell table:formula="of:=VLOOKUP([.A314];[$Sheet2.$A$2:.$B$36];2)" office:value-type="string" office:string-value="DE WALLABIES BRAKEL" calcext:value-type="string">
            <text:p>DE WALLABIES BRAKEL</text:p>
          </table:table-cell>
          <table:table-cell table:formula="of:=VLOOKUP([.A314];[$Sheet2.$A$2:.$C$36];3)" office:value-type="string" office:string-value="Wallabies" calcext:value-type="string">
            <text:p>Wallabie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ska Brenders</text:p>
          </table:table-cell>
          <table:table-cell office:value-type="float" office:value="50109169" calcext:value-type="float">
            <text:p>50109169</text:p>
          </table:table-cell>
          <table:table-cell table:number-columns-repeated="2"/>
          <table:table-cell table:formula="of:=IF([.H314]&lt;&gt;&quot;&quot;;CONCATENATE([.H314];&quot;,&quot;;[.C314];&quot; &quot;;[.D314];&quot;,&quot;;[.B314]);&quot;&quot;)" office:value-type="string" office:string-value="50109169,Wallabies 1D,DE WALLABIES BRAKEL" calcext:value-type="string">
            <text:p>50109169,Wallabies 1D,DE WALLABIES BRAKEL</text:p>
          </table:table-cell>
          <table:table-cell table:formula="of:=IF([.I314]=&quot;&quot;;[.K314];&quot;&quot;)" office:value-type="string" office:string-value="50109169,Wallabies 1D,DE WALLABIES BRAKEL" calcext:value-type="string">
            <text:p>50109169,Wallabies 1D,DE WALLABIES BRAKEL</text:p>
          </table:table-cell>
          <table:table-cell table:formula="of:=IF([.I314]&lt;&gt;&quot;&quot;;[.K314];&quot;&quot;)">
            <text:p/>
          </table:table-cell>
        </table:table-row>
        <table:table-row table:style-name="ro1" table:visibility="filter">
          <table:table-cell office:value-type="string" calcext:value-type="string">
            <text:p>De Wallabies Brakel</text:p>
          </table:table-cell>
          <table:table-cell table:formula="of:=VLOOKUP([.A315];[$Sheet2.$A$2:.$B$36];2)" office:value-type="string" office:string-value="DE WALLABIES BRAKEL" calcext:value-type="string">
            <text:p>DE WALLABIES BRAKEL</text:p>
          </table:table-cell>
          <table:table-cell table:formula="of:=VLOOKUP([.A315];[$Sheet2.$A$2:.$C$36];3)" office:value-type="string" office:string-value="Wallabies" calcext:value-type="string">
            <text:p>Wallabie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eleen Debeyne</text:p>
          </table:table-cell>
          <table:table-cell office:value-type="float" office:value="50093919" calcext:value-type="float">
            <text:p>50093919</text:p>
          </table:table-cell>
          <table:table-cell table:number-columns-repeated="2"/>
          <table:table-cell table:formula="of:=IF([.H315]&lt;&gt;&quot;&quot;;CONCATENATE([.H315];&quot;,&quot;;[.C315];&quot; &quot;;[.D315];&quot;,&quot;;[.B315]);&quot;&quot;)" office:value-type="string" office:string-value="50093919,Wallabies 1D,DE WALLABIES BRAKEL" calcext:value-type="string">
            <text:p>50093919,Wallabies 1D,DE WALLABIES BRAKEL</text:p>
          </table:table-cell>
          <table:table-cell table:formula="of:=IF([.I315]=&quot;&quot;;[.K315];&quot;&quot;)" office:value-type="string" office:string-value="50093919,Wallabies 1D,DE WALLABIES BRAKEL" calcext:value-type="string">
            <text:p>50093919,Wallabies 1D,DE WALLABIES BRAKEL</text:p>
          </table:table-cell>
          <table:table-cell table:formula="of:=IF([.I315]&lt;&gt;&quot;&quot;;[.K315];&quot;&quot;)">
            <text:p/>
          </table:table-cell>
        </table:table-row>
        <table:table-row table:style-name="ro1" table:visibility="filter">
          <table:table-cell office:value-type="string" calcext:value-type="string">
            <text:p>De Wallabies Brakel</text:p>
          </table:table-cell>
          <table:table-cell table:formula="of:=VLOOKUP([.A316];[$Sheet2.$A$2:.$B$36];2)" office:value-type="string" office:string-value="DE WALLABIES BRAKEL" calcext:value-type="string">
            <text:p>DE WALLABIES BRAKEL</text:p>
          </table:table-cell>
          <table:table-cell table:formula="of:=VLOOKUP([.A316];[$Sheet2.$A$2:.$C$36];3)" office:value-type="string" office:string-value="Wallabies" calcext:value-type="string">
            <text:p>Wallabie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olin De Nil</text:p>
          </table:table-cell>
          <table:table-cell office:value-type="float" office:value="50045008" calcext:value-type="float">
            <text:p>50045008</text:p>
          </table:table-cell>
          <table:table-cell table:number-columns-repeated="2"/>
          <table:table-cell table:formula="of:=IF([.H316]&lt;&gt;&quot;&quot;;CONCATENATE([.H316];&quot;,&quot;;[.C316];&quot; &quot;;[.D316];&quot;,&quot;;[.B316]);&quot;&quot;)" office:value-type="string" office:string-value="50045008,Wallabies 1D,DE WALLABIES BRAKEL" calcext:value-type="string">
            <text:p>50045008,Wallabies 1D,DE WALLABIES BRAKEL</text:p>
          </table:table-cell>
          <table:table-cell table:formula="of:=IF([.I316]=&quot;&quot;;[.K316];&quot;&quot;)" office:value-type="string" office:string-value="50045008,Wallabies 1D,DE WALLABIES BRAKEL" calcext:value-type="string">
            <text:p>50045008,Wallabies 1D,DE WALLABIES BRAKEL</text:p>
          </table:table-cell>
          <table:table-cell table:formula="of:=IF([.I316]&lt;&gt;&quot;&quot;;[.K316];&quot;&quot;)">
            <text:p/>
          </table:table-cell>
        </table:table-row>
        <table:table-row table:style-name="ro1" table:visibility="filter">
          <table:table-cell office:value-type="string" calcext:value-type="string">
            <text:p>De Wallabies Brakel</text:p>
          </table:table-cell>
          <table:table-cell table:formula="of:=VLOOKUP([.A317];[$Sheet2.$A$2:.$B$36];2)" office:value-type="string" office:string-value="DE WALLABIES BRAKEL" calcext:value-type="string">
            <text:p>DE WALLABIES BRAKEL</text:p>
          </table:table-cell>
          <table:table-cell table:formula="of:=VLOOKUP([.A317];[$Sheet2.$A$2:.$C$36];3)" office:value-type="string" office:string-value="Wallabies" calcext:value-type="string">
            <text:p>Wallabie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ne Snoeks</text:p>
          </table:table-cell>
          <table:table-cell office:value-type="float" office:value="50024835" calcext:value-type="float">
            <text:p>50024835</text:p>
          </table:table-cell>
          <table:table-cell table:number-columns-repeated="2"/>
          <table:table-cell table:formula="of:=IF([.H317]&lt;&gt;&quot;&quot;;CONCATENATE([.H317];&quot;,&quot;;[.C317];&quot; &quot;;[.D317];&quot;,&quot;;[.B317]);&quot;&quot;)" office:value-type="string" office:string-value="50024835,Wallabies 1D,DE WALLABIES BRAKEL" calcext:value-type="string">
            <text:p>50024835,Wallabies 1D,DE WALLABIES BRAKEL</text:p>
          </table:table-cell>
          <table:table-cell table:formula="of:=IF([.I317]=&quot;&quot;;[.K317];&quot;&quot;)" office:value-type="string" office:string-value="50024835,Wallabies 1D,DE WALLABIES BRAKEL" calcext:value-type="string">
            <text:p>50024835,Wallabies 1D,DE WALLABIES BRAKEL</text:p>
          </table:table-cell>
          <table:table-cell table:formula="of:=IF([.I317]&lt;&gt;&quot;&quot;;[.K317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18];[$Sheet2.$A$2:.$B$36];2)" office:value-type="string" office:string-value="Badmintonclub Deinze" calcext:value-type="string">
            <text:p>Badmintonclub Deinze</text:p>
          </table:table-cell>
          <table:table-cell table:formula="of:=VLOOKUP([.A318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 Descheerder</text:p>
          </table:table-cell>
          <table:table-cell office:value-type="float" office:value="50059139" calcext:value-type="float">
            <text:p>50059139</text:p>
          </table:table-cell>
          <table:table-cell table:number-columns-repeated="2"/>
          <table:table-cell table:formula="of:=IF([.H318]&lt;&gt;&quot;&quot;;CONCATENATE([.H318];&quot;,&quot;;[.C318];&quot; &quot;;[.D318];&quot;,&quot;;[.B318]);&quot;&quot;)" office:value-type="string" office:string-value="50059139,Deinze 1G,Badmintonclub Deinze" calcext:value-type="string">
            <text:p>50059139,Deinze 1G,Badmintonclub Deinze</text:p>
          </table:table-cell>
          <table:table-cell table:formula="of:=IF([.I318]=&quot;&quot;;[.K318];&quot;&quot;)" office:value-type="string" office:string-value="50059139,Deinze 1G,Badmintonclub Deinze" calcext:value-type="string">
            <text:p>50059139,Deinze 1G,Badmintonclub Deinze</text:p>
          </table:table-cell>
          <table:table-cell table:formula="of:=IF([.I318]&lt;&gt;&quot;&quot;;[.K318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19];[$Sheet2.$A$2:.$B$36];2)" office:value-type="string" office:string-value="Badmintonclub Deinze" calcext:value-type="string">
            <text:p>Badmintonclub Deinze</text:p>
          </table:table-cell>
          <table:table-cell table:formula="of:=VLOOKUP([.A319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Blontrock</text:p>
          </table:table-cell>
          <table:table-cell office:value-type="float" office:value="50045765" calcext:value-type="float">
            <text:p>50045765</text:p>
          </table:table-cell>
          <table:table-cell table:number-columns-repeated="2"/>
          <table:table-cell table:formula="of:=IF([.H319]&lt;&gt;&quot;&quot;;CONCATENATE([.H319];&quot;,&quot;;[.C319];&quot; &quot;;[.D319];&quot;,&quot;;[.B319]);&quot;&quot;)" office:value-type="string" office:string-value="50045765,Deinze 1G,Badmintonclub Deinze" calcext:value-type="string">
            <text:p>50045765,Deinze 1G,Badmintonclub Deinze</text:p>
          </table:table-cell>
          <table:table-cell table:formula="of:=IF([.I319]=&quot;&quot;;[.K319];&quot;&quot;)" office:value-type="string" office:string-value="50045765,Deinze 1G,Badmintonclub Deinze" calcext:value-type="string">
            <text:p>50045765,Deinze 1G,Badmintonclub Deinze</text:p>
          </table:table-cell>
          <table:table-cell table:formula="of:=IF([.I319]&lt;&gt;&quot;&quot;;[.K319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20];[$Sheet2.$A$2:.$B$36];2)" office:value-type="string" office:string-value="Badmintonclub Deinze" calcext:value-type="string">
            <text:p>Badmintonclub Deinze</text:p>
          </table:table-cell>
          <table:table-cell table:formula="of:=VLOOKUP([.A320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ke Van Langeraert</text:p>
          </table:table-cell>
          <table:table-cell office:value-type="float" office:value="50047500" calcext:value-type="float">
            <text:p>50047500</text:p>
          </table:table-cell>
          <table:table-cell table:number-columns-repeated="2"/>
          <table:table-cell table:formula="of:=IF([.H320]&lt;&gt;&quot;&quot;;CONCATENATE([.H320];&quot;,&quot;;[.C320];&quot; &quot;;[.D320];&quot;,&quot;;[.B320]);&quot;&quot;)" office:value-type="string" office:string-value="50047500,Deinze 1G,Badmintonclub Deinze" calcext:value-type="string">
            <text:p>50047500,Deinze 1G,Badmintonclub Deinze</text:p>
          </table:table-cell>
          <table:table-cell table:formula="of:=IF([.I320]=&quot;&quot;;[.K320];&quot;&quot;)" office:value-type="string" office:string-value="50047500,Deinze 1G,Badmintonclub Deinze" calcext:value-type="string">
            <text:p>50047500,Deinze 1G,Badmintonclub Deinze</text:p>
          </table:table-cell>
          <table:table-cell table:formula="of:=IF([.I320]&lt;&gt;&quot;&quot;;[.K320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21];[$Sheet2.$A$2:.$B$36];2)" office:value-type="string" office:string-value="Badmintonclub Deinze" calcext:value-type="string">
            <text:p>Badmintonclub Deinze</text:p>
          </table:table-cell>
          <table:table-cell table:formula="of:=VLOOKUP([.A321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 Dermaut</text:p>
          </table:table-cell>
          <table:table-cell office:value-type="float" office:value="50064587" calcext:value-type="float">
            <text:p>50064587</text:p>
          </table:table-cell>
          <table:table-cell table:number-columns-repeated="2"/>
          <table:table-cell table:formula="of:=IF([.H321]&lt;&gt;&quot;&quot;;CONCATENATE([.H321];&quot;,&quot;;[.C321];&quot; &quot;;[.D321];&quot;,&quot;;[.B321]);&quot;&quot;)" office:value-type="string" office:string-value="50064587,Deinze 1G,Badmintonclub Deinze" calcext:value-type="string">
            <text:p>50064587,Deinze 1G,Badmintonclub Deinze</text:p>
          </table:table-cell>
          <table:table-cell table:formula="of:=IF([.I321]=&quot;&quot;;[.K321];&quot;&quot;)" office:value-type="string" office:string-value="50064587,Deinze 1G,Badmintonclub Deinze" calcext:value-type="string">
            <text:p>50064587,Deinze 1G,Badmintonclub Deinze</text:p>
          </table:table-cell>
          <table:table-cell table:formula="of:=IF([.I321]&lt;&gt;&quot;&quot;;[.K321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22];[$Sheet2.$A$2:.$B$36];2)" office:value-type="string" office:string-value="Badmintonclub Deinze" calcext:value-type="string">
            <text:p>Badmintonclub Deinze</text:p>
          </table:table-cell>
          <table:table-cell table:formula="of:=VLOOKUP([.A322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Blontrock</text:p>
          </table:table-cell>
          <table:table-cell office:value-type="float" office:value="50045765" calcext:value-type="float">
            <text:p>50045765</text:p>
          </table:table-cell>
          <table:table-cell table:number-columns-repeated="2"/>
          <table:table-cell table:formula="of:=IF([.H322]&lt;&gt;&quot;&quot;;CONCATENATE([.H322];&quot;,&quot;;[.C322];&quot; &quot;;[.D322];&quot;,&quot;;[.B322]);&quot;&quot;)" office:value-type="string" office:string-value="50045765,Deinze 1H,Badmintonclub Deinze" calcext:value-type="string">
            <text:p>50045765,Deinze 1H,Badmintonclub Deinze</text:p>
          </table:table-cell>
          <table:table-cell table:formula="of:=IF([.I322]=&quot;&quot;;[.K322];&quot;&quot;)" office:value-type="string" office:string-value="50045765,Deinze 1H,Badmintonclub Deinze" calcext:value-type="string">
            <text:p>50045765,Deinze 1H,Badmintonclub Deinze</text:p>
          </table:table-cell>
          <table:table-cell table:formula="of:=IF([.I322]&lt;&gt;&quot;&quot;;[.K322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23];[$Sheet2.$A$2:.$B$36];2)" office:value-type="string" office:string-value="Badmintonclub Deinze" calcext:value-type="string">
            <text:p>Badmintonclub Deinze</text:p>
          </table:table-cell>
          <table:table-cell table:formula="of:=VLOOKUP([.A323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derik De Rijcke</text:p>
          </table:table-cell>
          <table:table-cell office:value-type="float" office:value="50043987" calcext:value-type="float">
            <text:p>50043987</text:p>
          </table:table-cell>
          <table:table-cell table:number-columns-repeated="2"/>
          <table:table-cell table:formula="of:=IF([.H323]&lt;&gt;&quot;&quot;;CONCATENATE([.H323];&quot;,&quot;;[.C323];&quot; &quot;;[.D323];&quot;,&quot;;[.B323]);&quot;&quot;)" office:value-type="string" office:string-value="50043987,Deinze 1H,Badmintonclub Deinze" calcext:value-type="string">
            <text:p>50043987,Deinze 1H,Badmintonclub Deinze</text:p>
          </table:table-cell>
          <table:table-cell table:formula="of:=IF([.I323]=&quot;&quot;;[.K323];&quot;&quot;)" office:value-type="string" office:string-value="50043987,Deinze 1H,Badmintonclub Deinze" calcext:value-type="string">
            <text:p>50043987,Deinze 1H,Badmintonclub Deinze</text:p>
          </table:table-cell>
          <table:table-cell table:formula="of:=IF([.I323]&lt;&gt;&quot;&quot;;[.K323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24];[$Sheet2.$A$2:.$B$36];2)" office:value-type="string" office:string-value="Badmintonclub Deinze" calcext:value-type="string">
            <text:p>Badmintonclub Deinze</text:p>
          </table:table-cell>
          <table:table-cell table:formula="of:=VLOOKUP([.A324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 Descheerder</text:p>
          </table:table-cell>
          <table:table-cell office:value-type="float" office:value="50059139" calcext:value-type="float">
            <text:p>50059139</text:p>
          </table:table-cell>
          <table:table-cell table:number-columns-repeated="2"/>
          <table:table-cell table:formula="of:=IF([.H324]&lt;&gt;&quot;&quot;;CONCATENATE([.H324];&quot;,&quot;;[.C324];&quot; &quot;;[.D324];&quot;,&quot;;[.B324]);&quot;&quot;)" office:value-type="string" office:string-value="50059139,Deinze 1H,Badmintonclub Deinze" calcext:value-type="string">
            <text:p>50059139,Deinze 1H,Badmintonclub Deinze</text:p>
          </table:table-cell>
          <table:table-cell table:formula="of:=IF([.I324]=&quot;&quot;;[.K324];&quot;&quot;)" office:value-type="string" office:string-value="50059139,Deinze 1H,Badmintonclub Deinze" calcext:value-type="string">
            <text:p>50059139,Deinze 1H,Badmintonclub Deinze</text:p>
          </table:table-cell>
          <table:table-cell table:formula="of:=IF([.I324]&lt;&gt;&quot;&quot;;[.K324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25];[$Sheet2.$A$2:.$B$36];2)" office:value-type="string" office:string-value="Badmintonclub Deinze" calcext:value-type="string">
            <text:p>Badmintonclub Deinze</text:p>
          </table:table-cell>
          <table:table-cell table:formula="of:=VLOOKUP([.A325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hias Blontrock</text:p>
          </table:table-cell>
          <table:table-cell office:value-type="float" office:value="50100079" calcext:value-type="float">
            <text:p>50100079</text:p>
          </table:table-cell>
          <table:table-cell table:number-columns-repeated="2"/>
          <table:table-cell table:formula="of:=IF([.H325]&lt;&gt;&quot;&quot;;CONCATENATE([.H325];&quot;,&quot;;[.C325];&quot; &quot;;[.D325];&quot;,&quot;;[.B325]);&quot;&quot;)" office:value-type="string" office:string-value="50100079,Deinze 1H,Badmintonclub Deinze" calcext:value-type="string">
            <text:p>50100079,Deinze 1H,Badmintonclub Deinze</text:p>
          </table:table-cell>
          <table:table-cell table:formula="of:=IF([.I325]=&quot;&quot;;[.K325];&quot;&quot;)" office:value-type="string" office:string-value="50100079,Deinze 1H,Badmintonclub Deinze" calcext:value-type="string">
            <text:p>50100079,Deinze 1H,Badmintonclub Deinze</text:p>
          </table:table-cell>
          <table:table-cell table:formula="of:=IF([.I325]&lt;&gt;&quot;&quot;;[.K325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26];[$Sheet2.$A$2:.$B$36];2)" office:value-type="string" office:string-value="Badmintonclub Deinze" calcext:value-type="string">
            <text:p>Badmintonclub Deinze</text:p>
          </table:table-cell>
          <table:table-cell table:formula="of:=VLOOKUP([.A326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 Vanderstraeten</text:p>
          </table:table-cell>
          <table:table-cell office:value-type="float" office:value="50070640" calcext:value-type="float">
            <text:p>50070640</text:p>
          </table:table-cell>
          <table:table-cell table:number-columns-repeated="2"/>
          <table:table-cell table:formula="of:=IF([.H326]&lt;&gt;&quot;&quot;;CONCATENATE([.H326];&quot;,&quot;;[.C326];&quot; &quot;;[.D326];&quot;,&quot;;[.B326]);&quot;&quot;)" office:value-type="string" office:string-value="50070640,Deinze 1D,Badmintonclub Deinze" calcext:value-type="string">
            <text:p>50070640,Deinze 1D,Badmintonclub Deinze</text:p>
          </table:table-cell>
          <table:table-cell table:formula="of:=IF([.I326]=&quot;&quot;;[.K326];&quot;&quot;)" office:value-type="string" office:string-value="50070640,Deinze 1D,Badmintonclub Deinze" calcext:value-type="string">
            <text:p>50070640,Deinze 1D,Badmintonclub Deinze</text:p>
          </table:table-cell>
          <table:table-cell table:formula="of:=IF([.I326]&lt;&gt;&quot;&quot;;[.K326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27];[$Sheet2.$A$2:.$B$36];2)" office:value-type="string" office:string-value="Badmintonclub Deinze" calcext:value-type="string">
            <text:p>Badmintonclub Deinze</text:p>
          </table:table-cell>
          <table:table-cell table:formula="of:=VLOOKUP([.A327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ie Verbeke</text:p>
          </table:table-cell>
          <table:table-cell office:value-type="float" office:value="50108645" calcext:value-type="float">
            <text:p>50108645</text:p>
          </table:table-cell>
          <table:table-cell table:number-columns-repeated="2"/>
          <table:table-cell table:formula="of:=IF([.H327]&lt;&gt;&quot;&quot;;CONCATENATE([.H327];&quot;,&quot;;[.C327];&quot; &quot;;[.D327];&quot;,&quot;;[.B327]);&quot;&quot;)" office:value-type="string" office:string-value="50108645,Deinze 1D,Badmintonclub Deinze" calcext:value-type="string">
            <text:p>50108645,Deinze 1D,Badmintonclub Deinze</text:p>
          </table:table-cell>
          <table:table-cell table:formula="of:=IF([.I327]=&quot;&quot;;[.K327];&quot;&quot;)" office:value-type="string" office:string-value="50108645,Deinze 1D,Badmintonclub Deinze" calcext:value-type="string">
            <text:p>50108645,Deinze 1D,Badmintonclub Deinze</text:p>
          </table:table-cell>
          <table:table-cell table:formula="of:=IF([.I327]&lt;&gt;&quot;&quot;;[.K327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28];[$Sheet2.$A$2:.$B$36];2)" office:value-type="string" office:string-value="Badmintonclub Deinze" calcext:value-type="string">
            <text:p>Badmintonclub Deinze</text:p>
          </table:table-cell>
          <table:table-cell table:formula="of:=VLOOKUP([.A328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 Dermaut</text:p>
          </table:table-cell>
          <table:table-cell office:value-type="float" office:value="50064587" calcext:value-type="float">
            <text:p>50064587</text:p>
          </table:table-cell>
          <table:table-cell table:number-columns-repeated="2"/>
          <table:table-cell table:formula="of:=IF([.H328]&lt;&gt;&quot;&quot;;CONCATENATE([.H328];&quot;,&quot;;[.C328];&quot; &quot;;[.D328];&quot;,&quot;;[.B328]);&quot;&quot;)" office:value-type="string" office:string-value="50064587,Deinze 1D,Badmintonclub Deinze" calcext:value-type="string">
            <text:p>50064587,Deinze 1D,Badmintonclub Deinze</text:p>
          </table:table-cell>
          <table:table-cell table:formula="of:=IF([.I328]=&quot;&quot;;[.K328];&quot;&quot;)" office:value-type="string" office:string-value="50064587,Deinze 1D,Badmintonclub Deinze" calcext:value-type="string">
            <text:p>50064587,Deinze 1D,Badmintonclub Deinze</text:p>
          </table:table-cell>
          <table:table-cell table:formula="of:=IF([.I328]&lt;&gt;&quot;&quot;;[.K328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29];[$Sheet2.$A$2:.$B$36];2)" office:value-type="string" office:string-value="Badmintonclub Deinze" calcext:value-type="string">
            <text:p>Badmintonclub Deinze</text:p>
          </table:table-cell>
          <table:table-cell table:formula="of:=VLOOKUP([.A329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eke Huyghe</text:p>
          </table:table-cell>
          <table:table-cell office:value-type="float" office:value="50104729" calcext:value-type="float">
            <text:p>50104729</text:p>
          </table:table-cell>
          <table:table-cell table:number-columns-repeated="2"/>
          <table:table-cell table:formula="of:=IF([.H329]&lt;&gt;&quot;&quot;;CONCATENATE([.H329];&quot;,&quot;;[.C329];&quot; &quot;;[.D329];&quot;,&quot;;[.B329]);&quot;&quot;)" office:value-type="string" office:string-value="50104729,Deinze 1D,Badmintonclub Deinze" calcext:value-type="string">
            <text:p>50104729,Deinze 1D,Badmintonclub Deinze</text:p>
          </table:table-cell>
          <table:table-cell table:formula="of:=IF([.I329]=&quot;&quot;;[.K329];&quot;&quot;)" office:value-type="string" office:string-value="50104729,Deinze 1D,Badmintonclub Deinze" calcext:value-type="string">
            <text:p>50104729,Deinze 1D,Badmintonclub Deinze</text:p>
          </table:table-cell>
          <table:table-cell table:formula="of:=IF([.I329]&lt;&gt;&quot;&quot;;[.K329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30];[$Sheet2.$A$2:.$B$36];2)" office:value-type="string" office:string-value="Badmintonclub Deinze" calcext:value-type="string">
            <text:p>Badmintonclub Deinze</text:p>
          </table:table-cell>
          <table:table-cell table:formula="of:=VLOOKUP([.A330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derik De Rijcke</text:p>
          </table:table-cell>
          <table:table-cell office:value-type="float" office:value="50043987" calcext:value-type="float">
            <text:p>50043987</text:p>
          </table:table-cell>
          <table:table-cell table:number-columns-repeated="2"/>
          <table:table-cell table:formula="of:=IF([.H330]&lt;&gt;&quot;&quot;;CONCATENATE([.H330];&quot;,&quot;;[.C330];&quot; &quot;;[.D330];&quot;,&quot;;[.B330]);&quot;&quot;)" office:value-type="string" office:string-value="50043987,Deinze 2G,Badmintonclub Deinze" calcext:value-type="string">
            <text:p>50043987,Deinze 2G,Badmintonclub Deinze</text:p>
          </table:table-cell>
          <table:table-cell table:formula="of:=IF([.I330]=&quot;&quot;;[.K330];&quot;&quot;)" office:value-type="string" office:string-value="50043987,Deinze 2G,Badmintonclub Deinze" calcext:value-type="string">
            <text:p>50043987,Deinze 2G,Badmintonclub Deinze</text:p>
          </table:table-cell>
          <table:table-cell table:formula="of:=IF([.I330]&lt;&gt;&quot;&quot;;[.K330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31];[$Sheet2.$A$2:.$B$36];2)" office:value-type="string" office:string-value="Badmintonclub Deinze" calcext:value-type="string">
            <text:p>Badmintonclub Deinze</text:p>
          </table:table-cell>
          <table:table-cell table:formula="of:=VLOOKUP([.A331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ias Blontrock</text:p>
          </table:table-cell>
          <table:table-cell office:value-type="float" office:value="50100079" calcext:value-type="float">
            <text:p>50100079</text:p>
          </table:table-cell>
          <table:table-cell table:number-columns-repeated="2"/>
          <table:table-cell table:formula="of:=IF([.H331]&lt;&gt;&quot;&quot;;CONCATENATE([.H331];&quot;,&quot;;[.C331];&quot; &quot;;[.D331];&quot;,&quot;;[.B331]);&quot;&quot;)" office:value-type="string" office:string-value="50100079,Deinze 2G,Badmintonclub Deinze" calcext:value-type="string">
            <text:p>50100079,Deinze 2G,Badmintonclub Deinze</text:p>
          </table:table-cell>
          <table:table-cell table:formula="of:=IF([.I331]=&quot;&quot;;[.K331];&quot;&quot;)" office:value-type="string" office:string-value="50100079,Deinze 2G,Badmintonclub Deinze" calcext:value-type="string">
            <text:p>50100079,Deinze 2G,Badmintonclub Deinze</text:p>
          </table:table-cell>
          <table:table-cell table:formula="of:=IF([.I331]&lt;&gt;&quot;&quot;;[.K331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32];[$Sheet2.$A$2:.$B$36];2)" office:value-type="string" office:string-value="Badmintonclub Deinze" calcext:value-type="string">
            <text:p>Badmintonclub Deinze</text:p>
          </table:table-cell>
          <table:table-cell table:formula="of:=VLOOKUP([.A332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ie Verbeke</text:p>
          </table:table-cell>
          <table:table-cell office:value-type="float" office:value="50108645" calcext:value-type="float">
            <text:p>50108645</text:p>
          </table:table-cell>
          <table:table-cell table:number-columns-repeated="2"/>
          <table:table-cell table:formula="of:=IF([.H332]&lt;&gt;&quot;&quot;;CONCATENATE([.H332];&quot;,&quot;;[.C332];&quot; &quot;;[.D332];&quot;,&quot;;[.B332]);&quot;&quot;)" office:value-type="string" office:string-value="50108645,Deinze 2G,Badmintonclub Deinze" calcext:value-type="string">
            <text:p>50108645,Deinze 2G,Badmintonclub Deinze</text:p>
          </table:table-cell>
          <table:table-cell table:formula="of:=IF([.I332]=&quot;&quot;;[.K332];&quot;&quot;)" office:value-type="string" office:string-value="50108645,Deinze 2G,Badmintonclub Deinze" calcext:value-type="string">
            <text:p>50108645,Deinze 2G,Badmintonclub Deinze</text:p>
          </table:table-cell>
          <table:table-cell table:formula="of:=IF([.I332]&lt;&gt;&quot;&quot;;[.K332];&quot;&quot;)">
            <text:p/>
          </table:table-cell>
        </table:table-row>
        <table:table-row table:style-name="ro1" table:visibility="filter">
          <table:table-cell office:value-type="string" calcext:value-type="string">
            <text:p>Deinze BC </text:p>
          </table:table-cell>
          <table:table-cell table:formula="of:=VLOOKUP([.A333];[$Sheet2.$A$2:.$B$36];2)" office:value-type="string" office:string-value="Badmintonclub Deinze" calcext:value-type="string">
            <text:p>Badmintonclub Deinze</text:p>
          </table:table-cell>
          <table:table-cell table:formula="of:=VLOOKUP([.A333];[$Sheet2.$A$2:.$C$36];3)" office:value-type="string" office:string-value="Deinze" calcext:value-type="string">
            <text:p>Deinz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 Vanderstraeten</text:p>
          </table:table-cell>
          <table:table-cell office:value-type="float" office:value="50070640" calcext:value-type="float">
            <text:p>50070640</text:p>
          </table:table-cell>
          <table:table-cell table:number-columns-repeated="2"/>
          <table:table-cell table:formula="of:=IF([.H333]&lt;&gt;&quot;&quot;;CONCATENATE([.H333];&quot;,&quot;;[.C333];&quot; &quot;;[.D333];&quot;,&quot;;[.B333]);&quot;&quot;)" office:value-type="string" office:string-value="50070640,Deinze 2G,Badmintonclub Deinze" calcext:value-type="string">
            <text:p>50070640,Deinze 2G,Badmintonclub Deinze</text:p>
          </table:table-cell>
          <table:table-cell table:formula="of:=IF([.I333]=&quot;&quot;;[.K333];&quot;&quot;)" office:value-type="string" office:string-value="50070640,Deinze 2G,Badmintonclub Deinze" calcext:value-type="string">
            <text:p>50070640,Deinze 2G,Badmintonclub Deinze</text:p>
          </table:table-cell>
          <table:table-cell table:formula="of:=IF([.I333]&lt;&gt;&quot;&quot;;[.K333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34];[$Sheet2.$A$2:.$B$36];2)" office:value-type="string" office:string-value="DENDERLEEUW BC" calcext:value-type="string">
            <text:p>DENDERLEEUW BC</text:p>
          </table:table-cell>
          <table:table-cell table:formula="of:=VLOOKUP([.A334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De Bolle</text:p>
          </table:table-cell>
          <table:table-cell office:value-type="float" office:value="50063179" calcext:value-type="float">
            <text:p>50063179</text:p>
          </table:table-cell>
          <table:table-cell table:number-columns-repeated="2"/>
          <table:table-cell table:formula="of:=IF([.H334]&lt;&gt;&quot;&quot;;CONCATENATE([.H334];&quot;,&quot;;[.C334];&quot; &quot;;[.D334];&quot;,&quot;;[.B334]);&quot;&quot;)" office:value-type="string" office:string-value="50063179,Denderleeuw 1G,DENDERLEEUW BC" calcext:value-type="string">
            <text:p>50063179,Denderleeuw 1G,DENDERLEEUW BC</text:p>
          </table:table-cell>
          <table:table-cell table:formula="of:=IF([.I334]=&quot;&quot;;[.K334];&quot;&quot;)" office:value-type="string" office:string-value="50063179,Denderleeuw 1G,DENDERLEEUW BC" calcext:value-type="string">
            <text:p>50063179,Denderleeuw 1G,DENDERLEEUW BC</text:p>
          </table:table-cell>
          <table:table-cell table:formula="of:=IF([.I334]&lt;&gt;&quot;&quot;;[.K334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35];[$Sheet2.$A$2:.$B$36];2)" office:value-type="string" office:string-value="DENDERLEEUW BC" calcext:value-type="string">
            <text:p>DENDERLEEUW BC</text:p>
          </table:table-cell>
          <table:table-cell table:formula="of:=VLOOKUP([.A335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jke De Bolle</text:p>
          </table:table-cell>
          <table:table-cell office:value-type="float" office:value="50044188" calcext:value-type="float">
            <text:p>50044188</text:p>
          </table:table-cell>
          <table:table-cell table:number-columns-repeated="2"/>
          <table:table-cell table:formula="of:=IF([.H335]&lt;&gt;&quot;&quot;;CONCATENATE([.H335];&quot;,&quot;;[.C335];&quot; &quot;;[.D335];&quot;,&quot;;[.B335]);&quot;&quot;)" office:value-type="string" office:string-value="50044188,Denderleeuw 1G,DENDERLEEUW BC" calcext:value-type="string">
            <text:p>50044188,Denderleeuw 1G,DENDERLEEUW BC</text:p>
          </table:table-cell>
          <table:table-cell table:formula="of:=IF([.I335]=&quot;&quot;;[.K335];&quot;&quot;)" office:value-type="string" office:string-value="50044188,Denderleeuw 1G,DENDERLEEUW BC" calcext:value-type="string">
            <text:p>50044188,Denderleeuw 1G,DENDERLEEUW BC</text:p>
          </table:table-cell>
          <table:table-cell table:formula="of:=IF([.I335]&lt;&gt;&quot;&quot;;[.K335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36];[$Sheet2.$A$2:.$B$36];2)" office:value-type="string" office:string-value="DENDERLEEUW BC" calcext:value-type="string">
            <text:p>DENDERLEEUW BC</text:p>
          </table:table-cell>
          <table:table-cell table:formula="of:=VLOOKUP([.A336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lien D'haeseleer</text:p>
          </table:table-cell>
          <table:table-cell office:value-type="float" office:value="50078670" calcext:value-type="float">
            <text:p>50078670</text:p>
          </table:table-cell>
          <table:table-cell table:number-columns-repeated="2"/>
          <table:table-cell table:formula="of:=IF([.H336]&lt;&gt;&quot;&quot;;CONCATENATE([.H336];&quot;,&quot;;[.C336];&quot; &quot;;[.D336];&quot;,&quot;;[.B336]);&quot;&quot;)" office:value-type="string" office:string-value="50078670,Denderleeuw 1G,DENDERLEEUW BC" calcext:value-type="string">
            <text:p>50078670,Denderleeuw 1G,DENDERLEEUW BC</text:p>
          </table:table-cell>
          <table:table-cell table:formula="of:=IF([.I336]=&quot;&quot;;[.K336];&quot;&quot;)" office:value-type="string" office:string-value="50078670,Denderleeuw 1G,DENDERLEEUW BC" calcext:value-type="string">
            <text:p>50078670,Denderleeuw 1G,DENDERLEEUW BC</text:p>
          </table:table-cell>
          <table:table-cell table:formula="of:=IF([.I336]&lt;&gt;&quot;&quot;;[.K336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37];[$Sheet2.$A$2:.$B$36];2)" office:value-type="string" office:string-value="DENDERLEEUW BC" calcext:value-type="string">
            <text:p>DENDERLEEUW BC</text:p>
          </table:table-cell>
          <table:table-cell table:formula="of:=VLOOKUP([.A337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hane Vonckx</text:p>
          </table:table-cell>
          <table:table-cell office:value-type="float" office:value="50019427" calcext:value-type="float">
            <text:p>50019427</text:p>
          </table:table-cell>
          <table:table-cell table:number-columns-repeated="2"/>
          <table:table-cell table:formula="of:=IF([.H337]&lt;&gt;&quot;&quot;;CONCATENATE([.H337];&quot;,&quot;;[.C337];&quot; &quot;;[.D337];&quot;,&quot;;[.B337]);&quot;&quot;)" office:value-type="string" office:string-value="50019427,Denderleeuw 1G,DENDERLEEUW BC" calcext:value-type="string">
            <text:p>50019427,Denderleeuw 1G,DENDERLEEUW BC</text:p>
          </table:table-cell>
          <table:table-cell table:formula="of:=IF([.I337]=&quot;&quot;;[.K337];&quot;&quot;)" office:value-type="string" office:string-value="50019427,Denderleeuw 1G,DENDERLEEUW BC" calcext:value-type="string">
            <text:p>50019427,Denderleeuw 1G,DENDERLEEUW BC</text:p>
          </table:table-cell>
          <table:table-cell table:formula="of:=IF([.I337]&lt;&gt;&quot;&quot;;[.K337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38];[$Sheet2.$A$2:.$B$36];2)" office:value-type="string" office:string-value="DENDERLEEUW BC" calcext:value-type="string">
            <text:p>DENDERLEEUW BC</text:p>
          </table:table-cell>
          <table:table-cell table:formula="of:=VLOOKUP([.A338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De Bolle</text:p>
          </table:table-cell>
          <table:table-cell office:value-type="float" office:value="50063179" calcext:value-type="float">
            <text:p>50063179</text:p>
          </table:table-cell>
          <table:table-cell table:number-columns-repeated="2"/>
          <table:table-cell table:formula="of:=IF([.H338]&lt;&gt;&quot;&quot;;CONCATENATE([.H338];&quot;,&quot;;[.C338];&quot; &quot;;[.D338];&quot;,&quot;;[.B338]);&quot;&quot;)" office:value-type="string" office:string-value="50063179,Denderleeuw 1H,DENDERLEEUW BC" calcext:value-type="string">
            <text:p>50063179,Denderleeuw 1H,DENDERLEEUW BC</text:p>
          </table:table-cell>
          <table:table-cell table:formula="of:=IF([.I338]=&quot;&quot;;[.K338];&quot;&quot;)" office:value-type="string" office:string-value="50063179,Denderleeuw 1H,DENDERLEEUW BC" calcext:value-type="string">
            <text:p>50063179,Denderleeuw 1H,DENDERLEEUW BC</text:p>
          </table:table-cell>
          <table:table-cell table:formula="of:=IF([.I338]&lt;&gt;&quot;&quot;;[.K338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39];[$Sheet2.$A$2:.$B$36];2)" office:value-type="string" office:string-value="DENDERLEEUW BC" calcext:value-type="string">
            <text:p>DENDERLEEUW BC</text:p>
          </table:table-cell>
          <table:table-cell table:formula="of:=VLOOKUP([.A339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ip De Decker</text:p>
          </table:table-cell>
          <table:table-cell office:value-type="float" office:value="50088130" calcext:value-type="float">
            <text:p>50088130</text:p>
          </table:table-cell>
          <table:table-cell table:number-columns-repeated="2"/>
          <table:table-cell table:formula="of:=IF([.H339]&lt;&gt;&quot;&quot;;CONCATENATE([.H339];&quot;,&quot;;[.C339];&quot; &quot;;[.D339];&quot;,&quot;;[.B339]);&quot;&quot;)" office:value-type="string" office:string-value="50088130,Denderleeuw 1H,DENDERLEEUW BC" calcext:value-type="string">
            <text:p>50088130,Denderleeuw 1H,DENDERLEEUW BC</text:p>
          </table:table-cell>
          <table:table-cell table:formula="of:=IF([.I339]=&quot;&quot;;[.K339];&quot;&quot;)" office:value-type="string" office:string-value="50088130,Denderleeuw 1H,DENDERLEEUW BC" calcext:value-type="string">
            <text:p>50088130,Denderleeuw 1H,DENDERLEEUW BC</text:p>
          </table:table-cell>
          <table:table-cell table:formula="of:=IF([.I339]&lt;&gt;&quot;&quot;;[.K339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40];[$Sheet2.$A$2:.$B$36];2)" office:value-type="string" office:string-value="DENDERLEEUW BC" calcext:value-type="string">
            <text:p>DENDERLEEUW BC</text:p>
          </table:table-cell>
          <table:table-cell table:formula="of:=VLOOKUP([.A340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el Serroels</text:p>
          </table:table-cell>
          <table:table-cell office:value-type="float" office:value="50104329" calcext:value-type="float">
            <text:p>50104329</text:p>
          </table:table-cell>
          <table:table-cell table:number-columns-repeated="2"/>
          <table:table-cell table:formula="of:=IF([.H340]&lt;&gt;&quot;&quot;;CONCATENATE([.H340];&quot;,&quot;;[.C340];&quot; &quot;;[.D340];&quot;,&quot;;[.B340]);&quot;&quot;)" office:value-type="string" office:string-value="50104329,Denderleeuw 1H,DENDERLEEUW BC" calcext:value-type="string">
            <text:p>50104329,Denderleeuw 1H,DENDERLEEUW BC</text:p>
          </table:table-cell>
          <table:table-cell table:formula="of:=IF([.I340]=&quot;&quot;;[.K340];&quot;&quot;)" office:value-type="string" office:string-value="50104329,Denderleeuw 1H,DENDERLEEUW BC" calcext:value-type="string">
            <text:p>50104329,Denderleeuw 1H,DENDERLEEUW BC</text:p>
          </table:table-cell>
          <table:table-cell table:formula="of:=IF([.I340]&lt;&gt;&quot;&quot;;[.K340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41];[$Sheet2.$A$2:.$B$36];2)" office:value-type="string" office:string-value="DENDERLEEUW BC" calcext:value-type="string">
            <text:p>DENDERLEEUW BC</text:p>
          </table:table-cell>
          <table:table-cell table:formula="of:=VLOOKUP([.A341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hane Vonckx</text:p>
          </table:table-cell>
          <table:table-cell office:value-type="float" office:value="50019427" calcext:value-type="float">
            <text:p>50019427</text:p>
          </table:table-cell>
          <table:table-cell table:number-columns-repeated="2"/>
          <table:table-cell table:formula="of:=IF([.H341]&lt;&gt;&quot;&quot;;CONCATENATE([.H341];&quot;,&quot;;[.C341];&quot; &quot;;[.D341];&quot;,&quot;;[.B341]);&quot;&quot;)" office:value-type="string" office:string-value="50019427,Denderleeuw 1H,DENDERLEEUW BC" calcext:value-type="string">
            <text:p>50019427,Denderleeuw 1H,DENDERLEEUW BC</text:p>
          </table:table-cell>
          <table:table-cell table:formula="of:=IF([.I341]=&quot;&quot;;[.K341];&quot;&quot;)" office:value-type="string" office:string-value="50019427,Denderleeuw 1H,DENDERLEEUW BC" calcext:value-type="string">
            <text:p>50019427,Denderleeuw 1H,DENDERLEEUW BC</text:p>
          </table:table-cell>
          <table:table-cell table:formula="of:=IF([.I341]&lt;&gt;&quot;&quot;;[.K341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42];[$Sheet2.$A$2:.$B$36];2)" office:value-type="string" office:string-value="DENDERLEEUW BC" calcext:value-type="string">
            <text:p>DENDERLEEUW BC</text:p>
          </table:table-cell>
          <table:table-cell table:formula="of:=VLOOKUP([.A342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hini Amarasekara</text:p>
          </table:table-cell>
          <table:table-cell office:value-type="float" office:value="50070372" calcext:value-type="float">
            <text:p>50070372</text:p>
          </table:table-cell>
          <table:table-cell table:number-columns-repeated="2"/>
          <table:table-cell table:formula="of:=IF([.H342]&lt;&gt;&quot;&quot;;CONCATENATE([.H342];&quot;,&quot;;[.C342];&quot; &quot;;[.D342];&quot;,&quot;;[.B342]);&quot;&quot;)" office:value-type="string" office:string-value="50070372,Denderleeuw 2G,DENDERLEEUW BC" calcext:value-type="string">
            <text:p>50070372,Denderleeuw 2G,DENDERLEEUW BC</text:p>
          </table:table-cell>
          <table:table-cell table:formula="of:=IF([.I342]=&quot;&quot;;[.K342];&quot;&quot;)" office:value-type="string" office:string-value="50070372,Denderleeuw 2G,DENDERLEEUW BC" calcext:value-type="string">
            <text:p>50070372,Denderleeuw 2G,DENDERLEEUW BC</text:p>
          </table:table-cell>
          <table:table-cell table:formula="of:=IF([.I342]&lt;&gt;&quot;&quot;;[.K342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43];[$Sheet2.$A$2:.$B$36];2)" office:value-type="string" office:string-value="DENDERLEEUW BC" calcext:value-type="string">
            <text:p>DENDERLEEUW BC</text:p>
          </table:table-cell>
          <table:table-cell table:formula="of:=VLOOKUP([.A343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eri De Bolle</text:p>
          </table:table-cell>
          <table:table-cell office:value-type="float" office:value="50067133" calcext:value-type="float">
            <text:p>50067133</text:p>
          </table:table-cell>
          <table:table-cell table:number-columns-repeated="2"/>
          <table:table-cell table:formula="of:=IF([.H343]&lt;&gt;&quot;&quot;;CONCATENATE([.H343];&quot;,&quot;;[.C343];&quot; &quot;;[.D343];&quot;,&quot;;[.B343]);&quot;&quot;)" office:value-type="string" office:string-value="50067133,Denderleeuw 2G,DENDERLEEUW BC" calcext:value-type="string">
            <text:p>50067133,Denderleeuw 2G,DENDERLEEUW BC</text:p>
          </table:table-cell>
          <table:table-cell table:formula="of:=IF([.I343]=&quot;&quot;;[.K343];&quot;&quot;)" office:value-type="string" office:string-value="50067133,Denderleeuw 2G,DENDERLEEUW BC" calcext:value-type="string">
            <text:p>50067133,Denderleeuw 2G,DENDERLEEUW BC</text:p>
          </table:table-cell>
          <table:table-cell table:formula="of:=IF([.I343]&lt;&gt;&quot;&quot;;[.K343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44];[$Sheet2.$A$2:.$B$36];2)" office:value-type="string" office:string-value="DENDERLEEUW BC" calcext:value-type="string">
            <text:p>DENDERLEEUW BC</text:p>
          </table:table-cell>
          <table:table-cell table:formula="of:=VLOOKUP([.A344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 De Saeger</text:p>
          </table:table-cell>
          <table:table-cell office:value-type="float" office:value="50100073" calcext:value-type="float">
            <text:p>50100073</text:p>
          </table:table-cell>
          <table:table-cell table:number-columns-repeated="2"/>
          <table:table-cell table:formula="of:=IF([.H344]&lt;&gt;&quot;&quot;;CONCATENATE([.H344];&quot;,&quot;;[.C344];&quot; &quot;;[.D344];&quot;,&quot;;[.B344]);&quot;&quot;)" office:value-type="string" office:string-value="50100073,Denderleeuw 2G,DENDERLEEUW BC" calcext:value-type="string">
            <text:p>50100073,Denderleeuw 2G,DENDERLEEUW BC</text:p>
          </table:table-cell>
          <table:table-cell table:formula="of:=IF([.I344]=&quot;&quot;;[.K344];&quot;&quot;)" office:value-type="string" office:string-value="50100073,Denderleeuw 2G,DENDERLEEUW BC" calcext:value-type="string">
            <text:p>50100073,Denderleeuw 2G,DENDERLEEUW BC</text:p>
          </table:table-cell>
          <table:table-cell table:formula="of:=IF([.I344]&lt;&gt;&quot;&quot;;[.K344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45];[$Sheet2.$A$2:.$B$36];2)" office:value-type="string" office:string-value="DENDERLEEUW BC" calcext:value-type="string">
            <text:p>DENDERLEEUW BC</text:p>
          </table:table-cell>
          <table:table-cell table:formula="of:=VLOOKUP([.A345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ge Doms</text:p>
          </table:table-cell>
          <table:table-cell office:value-type="float" office:value="50056483" calcext:value-type="float">
            <text:p>50056483</text:p>
          </table:table-cell>
          <table:table-cell table:number-columns-repeated="2"/>
          <table:table-cell table:formula="of:=IF([.H345]&lt;&gt;&quot;&quot;;CONCATENATE([.H345];&quot;,&quot;;[.C345];&quot; &quot;;[.D345];&quot;,&quot;;[.B345]);&quot;&quot;)" office:value-type="string" office:string-value="50056483,Denderleeuw 2G,DENDERLEEUW BC" calcext:value-type="string">
            <text:p>50056483,Denderleeuw 2G,DENDERLEEUW BC</text:p>
          </table:table-cell>
          <table:table-cell table:formula="of:=IF([.I345]=&quot;&quot;;[.K345];&quot;&quot;)" office:value-type="string" office:string-value="50056483,Denderleeuw 2G,DENDERLEEUW BC" calcext:value-type="string">
            <text:p>50056483,Denderleeuw 2G,DENDERLEEUW BC</text:p>
          </table:table-cell>
          <table:table-cell table:formula="of:=IF([.I345]&lt;&gt;&quot;&quot;;[.K345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46];[$Sheet2.$A$2:.$B$36];2)" office:value-type="string" office:string-value="DENDERLEEUW BC" calcext:value-type="string">
            <text:p>DENDERLEEUW BC</text:p>
          </table:table-cell>
          <table:table-cell table:formula="of:=VLOOKUP([.A346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eri De Bolle</text:p>
          </table:table-cell>
          <table:table-cell office:value-type="float" office:value="50067133" calcext:value-type="float">
            <text:p>50067133</text:p>
          </table:table-cell>
          <table:table-cell table:number-columns-repeated="2"/>
          <table:table-cell table:formula="of:=IF([.H346]&lt;&gt;&quot;&quot;;CONCATENATE([.H346];&quot;,&quot;;[.C346];&quot; &quot;;[.D346];&quot;,&quot;;[.B346]);&quot;&quot;)" office:value-type="string" office:string-value="50067133,Denderleeuw 2H,DENDERLEEUW BC" calcext:value-type="string">
            <text:p>50067133,Denderleeuw 2H,DENDERLEEUW BC</text:p>
          </table:table-cell>
          <table:table-cell table:formula="of:=IF([.I346]=&quot;&quot;;[.K346];&quot;&quot;)" office:value-type="string" office:string-value="50067133,Denderleeuw 2H,DENDERLEEUW BC" calcext:value-type="string">
            <text:p>50067133,Denderleeuw 2H,DENDERLEEUW BC</text:p>
          </table:table-cell>
          <table:table-cell table:formula="of:=IF([.I346]&lt;&gt;&quot;&quot;;[.K346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47];[$Sheet2.$A$2:.$B$36];2)" office:value-type="string" office:string-value="DENDERLEEUW BC" calcext:value-type="string">
            <text:p>DENDERLEEUW BC</text:p>
          </table:table-cell>
          <table:table-cell table:formula="of:=VLOOKUP([.A347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 De Saeger</text:p>
          </table:table-cell>
          <table:table-cell office:value-type="float" office:value="50100073" calcext:value-type="float">
            <text:p>50100073</text:p>
          </table:table-cell>
          <table:table-cell table:number-columns-repeated="2"/>
          <table:table-cell table:formula="of:=IF([.H347]&lt;&gt;&quot;&quot;;CONCATENATE([.H347];&quot;,&quot;;[.C347];&quot; &quot;;[.D347];&quot;,&quot;;[.B347]);&quot;&quot;)" office:value-type="string" office:string-value="50100073,Denderleeuw 2H,DENDERLEEUW BC" calcext:value-type="string">
            <text:p>50100073,Denderleeuw 2H,DENDERLEEUW BC</text:p>
          </table:table-cell>
          <table:table-cell table:formula="of:=IF([.I347]=&quot;&quot;;[.K347];&quot;&quot;)" office:value-type="string" office:string-value="50100073,Denderleeuw 2H,DENDERLEEUW BC" calcext:value-type="string">
            <text:p>50100073,Denderleeuw 2H,DENDERLEEUW BC</text:p>
          </table:table-cell>
          <table:table-cell table:formula="of:=IF([.I347]&lt;&gt;&quot;&quot;;[.K347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48];[$Sheet2.$A$2:.$B$36];2)" office:value-type="string" office:string-value="DENDERLEEUW BC" calcext:value-type="string">
            <text:p>DENDERLEEUW BC</text:p>
          </table:table-cell>
          <table:table-cell table:formula="of:=VLOOKUP([.A348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oen Lanckmans</text:p>
          </table:table-cell>
          <table:table-cell office:value-type="float" office:value="50058647" calcext:value-type="float">
            <text:p>50058647</text:p>
          </table:table-cell>
          <table:table-cell table:number-columns-repeated="2"/>
          <table:table-cell table:formula="of:=IF([.H348]&lt;&gt;&quot;&quot;;CONCATENATE([.H348];&quot;,&quot;;[.C348];&quot; &quot;;[.D348];&quot;,&quot;;[.B348]);&quot;&quot;)" office:value-type="string" office:string-value="50058647,Denderleeuw 2H,DENDERLEEUW BC" calcext:value-type="string">
            <text:p>50058647,Denderleeuw 2H,DENDERLEEUW BC</text:p>
          </table:table-cell>
          <table:table-cell table:formula="of:=IF([.I348]=&quot;&quot;;[.K348];&quot;&quot;)" office:value-type="string" office:string-value="50058647,Denderleeuw 2H,DENDERLEEUW BC" calcext:value-type="string">
            <text:p>50058647,Denderleeuw 2H,DENDERLEEUW BC</text:p>
          </table:table-cell>
          <table:table-cell table:formula="of:=IF([.I348]&lt;&gt;&quot;&quot;;[.K348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49];[$Sheet2.$A$2:.$B$36];2)" office:value-type="string" office:string-value="DENDERLEEUW BC" calcext:value-type="string">
            <text:p>DENDERLEEUW BC</text:p>
          </table:table-cell>
          <table:table-cell table:formula="of:=VLOOKUP([.A349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nce Van Thienen</text:p>
          </table:table-cell>
          <table:table-cell office:value-type="float" office:value="50066693" calcext:value-type="float">
            <text:p>50066693</text:p>
          </table:table-cell>
          <table:table-cell table:number-columns-repeated="2"/>
          <table:table-cell table:formula="of:=IF([.H349]&lt;&gt;&quot;&quot;;CONCATENATE([.H349];&quot;,&quot;;[.C349];&quot; &quot;;[.D349];&quot;,&quot;;[.B349]);&quot;&quot;)" office:value-type="string" office:string-value="50066693,Denderleeuw 2H,DENDERLEEUW BC" calcext:value-type="string">
            <text:p>50066693,Denderleeuw 2H,DENDERLEEUW BC</text:p>
          </table:table-cell>
          <table:table-cell table:formula="of:=IF([.I349]=&quot;&quot;;[.K349];&quot;&quot;)" office:value-type="string" office:string-value="50066693,Denderleeuw 2H,DENDERLEEUW BC" calcext:value-type="string">
            <text:p>50066693,Denderleeuw 2H,DENDERLEEUW BC</text:p>
          </table:table-cell>
          <table:table-cell table:formula="of:=IF([.I349]&lt;&gt;&quot;&quot;;[.K349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50];[$Sheet2.$A$2:.$B$36];2)" office:value-type="string" office:string-value="DENDERLEEUW BC" calcext:value-type="string">
            <text:p>DENDERLEEUW BC</text:p>
          </table:table-cell>
          <table:table-cell table:formula="of:=VLOOKUP([.A350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sbeth Eeckhaudt</text:p>
          </table:table-cell>
          <table:table-cell office:value-type="float" office:value="50070962" calcext:value-type="float">
            <text:p>50070962</text:p>
          </table:table-cell>
          <table:table-cell table:number-columns-repeated="2"/>
          <table:table-cell table:formula="of:=IF([.H350]&lt;&gt;&quot;&quot;;CONCATENATE([.H350];&quot;,&quot;;[.C350];&quot; &quot;;[.D350];&quot;,&quot;;[.B350]);&quot;&quot;)" office:value-type="string" office:string-value="50070962,Denderleeuw 3G,DENDERLEEUW BC" calcext:value-type="string">
            <text:p>50070962,Denderleeuw 3G,DENDERLEEUW BC</text:p>
          </table:table-cell>
          <table:table-cell table:formula="of:=IF([.I350]=&quot;&quot;;[.K350];&quot;&quot;)" office:value-type="string" office:string-value="50070962,Denderleeuw 3G,DENDERLEEUW BC" calcext:value-type="string">
            <text:p>50070962,Denderleeuw 3G,DENDERLEEUW BC</text:p>
          </table:table-cell>
          <table:table-cell table:formula="of:=IF([.I350]&lt;&gt;&quot;&quot;;[.K350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51];[$Sheet2.$A$2:.$B$36];2)" office:value-type="string" office:string-value="DENDERLEEUW BC" calcext:value-type="string">
            <text:p>DENDERLEEUW BC</text:p>
          </table:table-cell>
          <table:table-cell table:formula="of:=VLOOKUP([.A351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oen Lanckmans</text:p>
          </table:table-cell>
          <table:table-cell office:value-type="float" office:value="50058647" calcext:value-type="float">
            <text:p>50058647</text:p>
          </table:table-cell>
          <table:table-cell table:number-columns-repeated="2"/>
          <table:table-cell table:formula="of:=IF([.H351]&lt;&gt;&quot;&quot;;CONCATENATE([.H351];&quot;,&quot;;[.C351];&quot; &quot;;[.D351];&quot;,&quot;;[.B351]);&quot;&quot;)" office:value-type="string" office:string-value="50058647,Denderleeuw 3G,DENDERLEEUW BC" calcext:value-type="string">
            <text:p>50058647,Denderleeuw 3G,DENDERLEEUW BC</text:p>
          </table:table-cell>
          <table:table-cell table:formula="of:=IF([.I351]=&quot;&quot;;[.K351];&quot;&quot;)" office:value-type="string" office:string-value="50058647,Denderleeuw 3G,DENDERLEEUW BC" calcext:value-type="string">
            <text:p>50058647,Denderleeuw 3G,DENDERLEEUW BC</text:p>
          </table:table-cell>
          <table:table-cell table:formula="of:=IF([.I351]&lt;&gt;&quot;&quot;;[.K351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52];[$Sheet2.$A$2:.$B$36];2)" office:value-type="string" office:string-value="DENDERLEEUW BC" calcext:value-type="string">
            <text:p>DENDERLEEUW BC</text:p>
          </table:table-cell>
          <table:table-cell table:formula="of:=VLOOKUP([.A352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ip Nuyts</text:p>
          </table:table-cell>
          <table:table-cell office:value-type="float" office:value="50069613" calcext:value-type="float">
            <text:p>50069613</text:p>
          </table:table-cell>
          <table:table-cell table:number-columns-repeated="2"/>
          <table:table-cell table:formula="of:=IF([.H352]&lt;&gt;&quot;&quot;;CONCATENATE([.H352];&quot;,&quot;;[.C352];&quot; &quot;;[.D352];&quot;,&quot;;[.B352]);&quot;&quot;)" office:value-type="string" office:string-value="50069613,Denderleeuw 3G,DENDERLEEUW BC" calcext:value-type="string">
            <text:p>50069613,Denderleeuw 3G,DENDERLEEUW BC</text:p>
          </table:table-cell>
          <table:table-cell table:formula="of:=IF([.I352]=&quot;&quot;;[.K352];&quot;&quot;)" office:value-type="string" office:string-value="50069613,Denderleeuw 3G,DENDERLEEUW BC" calcext:value-type="string">
            <text:p>50069613,Denderleeuw 3G,DENDERLEEUW BC</text:p>
          </table:table-cell>
          <table:table-cell table:formula="of:=IF([.I352]&lt;&gt;&quot;&quot;;[.K352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53];[$Sheet2.$A$2:.$B$36];2)" office:value-type="string" office:string-value="DENDERLEEUW BC" calcext:value-type="string">
            <text:p>DENDERLEEUW BC</text:p>
          </table:table-cell>
          <table:table-cell table:formula="of:=VLOOKUP([.A353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ah Van Malderen</text:p>
          </table:table-cell>
          <table:table-cell office:value-type="float" office:value="50087485" calcext:value-type="float">
            <text:p>50087485</text:p>
          </table:table-cell>
          <table:table-cell table:number-columns-repeated="2"/>
          <table:table-cell table:formula="of:=IF([.H353]&lt;&gt;&quot;&quot;;CONCATENATE([.H353];&quot;,&quot;;[.C353];&quot; &quot;;[.D353];&quot;,&quot;;[.B353]);&quot;&quot;)" office:value-type="string" office:string-value="50087485,Denderleeuw 3G,DENDERLEEUW BC" calcext:value-type="string">
            <text:p>50087485,Denderleeuw 3G,DENDERLEEUW BC</text:p>
          </table:table-cell>
          <table:table-cell table:formula="of:=IF([.I353]=&quot;&quot;;[.K353];&quot;&quot;)" office:value-type="string" office:string-value="50087485,Denderleeuw 3G,DENDERLEEUW BC" calcext:value-type="string">
            <text:p>50087485,Denderleeuw 3G,DENDERLEEUW BC</text:p>
          </table:table-cell>
          <table:table-cell table:formula="of:=IF([.I353]&lt;&gt;&quot;&quot;;[.K353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54];[$Sheet2.$A$2:.$B$36];2)" office:value-type="string" office:string-value="DENDERLEEUW BC" calcext:value-type="string">
            <text:p>DENDERLEEUW BC</text:p>
          </table:table-cell>
          <table:table-cell table:formula="of:=VLOOKUP([.A354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ip De Decker</text:p>
          </table:table-cell>
          <table:table-cell office:value-type="float" office:value="50088130" calcext:value-type="float">
            <text:p>50088130</text:p>
          </table:table-cell>
          <table:table-cell table:number-columns-repeated="2"/>
          <table:table-cell table:formula="of:=IF([.H354]&lt;&gt;&quot;&quot;;CONCATENATE([.H354];&quot;,&quot;;[.C354];&quot; &quot;;[.D354];&quot;,&quot;;[.B354]);&quot;&quot;)" office:value-type="string" office:string-value="50088130,Denderleeuw 4G,DENDERLEEUW BC" calcext:value-type="string">
            <text:p>50088130,Denderleeuw 4G,DENDERLEEUW BC</text:p>
          </table:table-cell>
          <table:table-cell table:formula="of:=IF([.I354]=&quot;&quot;;[.K354];&quot;&quot;)" office:value-type="string" office:string-value="50088130,Denderleeuw 4G,DENDERLEEUW BC" calcext:value-type="string">
            <text:p>50088130,Denderleeuw 4G,DENDERLEEUW BC</text:p>
          </table:table-cell>
          <table:table-cell table:formula="of:=IF([.I354]&lt;&gt;&quot;&quot;;[.K354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55];[$Sheet2.$A$2:.$B$36];2)" office:value-type="string" office:string-value="DENDERLEEUW BC" calcext:value-type="string">
            <text:p>DENDERLEEUW BC</text:p>
          </table:table-cell>
          <table:table-cell table:formula="of:=VLOOKUP([.A355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llem Marissens</text:p>
          </table:table-cell>
          <table:table-cell office:value-type="float" office:value="50081645" calcext:value-type="float">
            <text:p>50081645</text:p>
          </table:table-cell>
          <table:table-cell table:number-columns-repeated="2"/>
          <table:table-cell table:formula="of:=IF([.H355]&lt;&gt;&quot;&quot;;CONCATENATE([.H355];&quot;,&quot;;[.C355];&quot; &quot;;[.D355];&quot;,&quot;;[.B355]);&quot;&quot;)" office:value-type="string" office:string-value="50081645,Denderleeuw 4G,DENDERLEEUW BC" calcext:value-type="string">
            <text:p>50081645,Denderleeuw 4G,DENDERLEEUW BC</text:p>
          </table:table-cell>
          <table:table-cell table:formula="of:=IF([.I355]=&quot;&quot;;[.K355];&quot;&quot;)" office:value-type="string" office:string-value="50081645,Denderleeuw 4G,DENDERLEEUW BC" calcext:value-type="string">
            <text:p>50081645,Denderleeuw 4G,DENDERLEEUW BC</text:p>
          </table:table-cell>
          <table:table-cell table:formula="of:=IF([.I355]&lt;&gt;&quot;&quot;;[.K355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56];[$Sheet2.$A$2:.$B$36];2)" office:value-type="string" office:string-value="DENDERLEEUW BC" calcext:value-type="string">
            <text:p>DENDERLEEUW BC</text:p>
          </table:table-cell>
          <table:table-cell table:formula="of:=VLOOKUP([.A356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enda Schuddinck</text:p>
          </table:table-cell>
          <table:table-cell office:value-type="float" office:value="50107828" calcext:value-type="float">
            <text:p>50107828</text:p>
          </table:table-cell>
          <table:table-cell table:number-columns-repeated="2"/>
          <table:table-cell table:formula="of:=IF([.H356]&lt;&gt;&quot;&quot;;CONCATENATE([.H356];&quot;,&quot;;[.C356];&quot; &quot;;[.D356];&quot;,&quot;;[.B356]);&quot;&quot;)" office:value-type="string" office:string-value="50107828,Denderleeuw 4G,DENDERLEEUW BC" calcext:value-type="string">
            <text:p>50107828,Denderleeuw 4G,DENDERLEEUW BC</text:p>
          </table:table-cell>
          <table:table-cell table:formula="of:=IF([.I356]=&quot;&quot;;[.K356];&quot;&quot;)" office:value-type="string" office:string-value="50107828,Denderleeuw 4G,DENDERLEEUW BC" calcext:value-type="string">
            <text:p>50107828,Denderleeuw 4G,DENDERLEEUW BC</text:p>
          </table:table-cell>
          <table:table-cell table:formula="of:=IF([.I356]&lt;&gt;&quot;&quot;;[.K356];&quot;&quot;)">
            <text:p/>
          </table:table-cell>
        </table:table-row>
        <table:table-row table:style-name="ro1" table:visibility="filter">
          <table:table-cell office:value-type="string" calcext:value-type="string">
            <text:p>Denderleeuw BC</text:p>
          </table:table-cell>
          <table:table-cell table:formula="of:=VLOOKUP([.A357];[$Sheet2.$A$2:.$B$36];2)" office:value-type="string" office:string-value="DENDERLEEUW BC" calcext:value-type="string">
            <text:p>DENDERLEEUW BC</text:p>
          </table:table-cell>
          <table:table-cell table:formula="of:=VLOOKUP([.A357];[$Sheet2.$A$2:.$C$36];3)" office:value-type="string" office:string-value="Denderleeuw" calcext:value-type="string">
            <text:p>Denderleeuw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ge Vanacker</text:p>
          </table:table-cell>
          <table:table-cell office:value-type="float" office:value="50059666" calcext:value-type="float">
            <text:p>50059666</text:p>
          </table:table-cell>
          <table:table-cell table:number-columns-repeated="2"/>
          <table:table-cell table:formula="of:=IF([.H357]&lt;&gt;&quot;&quot;;CONCATENATE([.H357];&quot;,&quot;;[.C357];&quot; &quot;;[.D357];&quot;,&quot;;[.B357]);&quot;&quot;)" office:value-type="string" office:string-value="50059666,Denderleeuw 4G,DENDERLEEUW BC" calcext:value-type="string">
            <text:p>50059666,Denderleeuw 4G,DENDERLEEUW BC</text:p>
          </table:table-cell>
          <table:table-cell table:formula="of:=IF([.I357]=&quot;&quot;;[.K357];&quot;&quot;)" office:value-type="string" office:string-value="50059666,Denderleeuw 4G,DENDERLEEUW BC" calcext:value-type="string">
            <text:p>50059666,Denderleeuw 4G,DENDERLEEUW BC</text:p>
          </table:table-cell>
          <table:table-cell table:formula="of:=IF([.I357]&lt;&gt;&quot;&quot;;[.K357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58];[$Sheet2.$A$2:.$B$36];2)" office:value-type="string" office:string-value="DRIVE BC (OVL)" calcext:value-type="string">
            <text:p>DRIVE BC (OVL)</text:p>
          </table:table-cell>
          <table:table-cell table:formula="of:=VLOOKUP([.A358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de De Vos</text:p>
          </table:table-cell>
          <table:table-cell office:value-type="float" office:value="50037095" calcext:value-type="float">
            <text:p>50037095</text:p>
          </table:table-cell>
          <table:table-cell table:number-columns-repeated="2"/>
          <table:table-cell table:formula="of:=IF([.H358]&lt;&gt;&quot;&quot;;CONCATENATE([.H358];&quot;,&quot;;[.C358];&quot; &quot;;[.D358];&quot;,&quot;;[.B358]);&quot;&quot;)" office:value-type="string" office:string-value="50037095,Drive 1G,DRIVE BC (OVL)" calcext:value-type="string">
            <text:p>50037095,Drive 1G,DRIVE BC (OVL)</text:p>
          </table:table-cell>
          <table:table-cell table:formula="of:=IF([.I358]=&quot;&quot;;[.K358];&quot;&quot;)" office:value-type="string" office:string-value="50037095,Drive 1G,DRIVE BC (OVL)" calcext:value-type="string">
            <text:p>50037095,Drive 1G,DRIVE BC (OVL)</text:p>
          </table:table-cell>
          <table:table-cell table:formula="of:=IF([.I358]&lt;&gt;&quot;&quot;;[.K358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59];[$Sheet2.$A$2:.$B$36];2)" office:value-type="string" office:string-value="DRIVE BC (OVL)" calcext:value-type="string">
            <text:p>DRIVE BC (OVL)</text:p>
          </table:table-cell>
          <table:table-cell table:formula="of:=VLOOKUP([.A359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k Vandevelde</text:p>
          </table:table-cell>
          <table:table-cell office:value-type="float" office:value="50059746" calcext:value-type="float">
            <text:p>50059746</text:p>
          </table:table-cell>
          <table:table-cell table:number-columns-repeated="2"/>
          <table:table-cell table:formula="of:=IF([.H359]&lt;&gt;&quot;&quot;;CONCATENATE([.H359];&quot;,&quot;;[.C359];&quot; &quot;;[.D359];&quot;,&quot;;[.B359]);&quot;&quot;)" office:value-type="string" office:string-value="50059746,Drive 1G,DRIVE BC (OVL)" calcext:value-type="string">
            <text:p>50059746,Drive 1G,DRIVE BC (OVL)</text:p>
          </table:table-cell>
          <table:table-cell table:formula="of:=IF([.I359]=&quot;&quot;;[.K359];&quot;&quot;)" office:value-type="string" office:string-value="50059746,Drive 1G,DRIVE BC (OVL)" calcext:value-type="string">
            <text:p>50059746,Drive 1G,DRIVE BC (OVL)</text:p>
          </table:table-cell>
          <table:table-cell table:formula="of:=IF([.I359]&lt;&gt;&quot;&quot;;[.K359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60];[$Sheet2.$A$2:.$B$36];2)" office:value-type="string" office:string-value="DRIVE BC (OVL)" calcext:value-type="string">
            <text:p>DRIVE BC (OVL)</text:p>
          </table:table-cell>
          <table:table-cell table:formula="of:=VLOOKUP([.A360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artje Vermeir</text:p>
          </table:table-cell>
          <table:table-cell office:value-type="float" office:value="50063380" calcext:value-type="float">
            <text:p>50063380</text:p>
          </table:table-cell>
          <table:table-cell table:number-columns-repeated="2"/>
          <table:table-cell table:formula="of:=IF([.H360]&lt;&gt;&quot;&quot;;CONCATENATE([.H360];&quot;,&quot;;[.C360];&quot; &quot;;[.D360];&quot;,&quot;;[.B360]);&quot;&quot;)" office:value-type="string" office:string-value="50063380,Drive 1G,DRIVE BC (OVL)" calcext:value-type="string">
            <text:p>50063380,Drive 1G,DRIVE BC (OVL)</text:p>
          </table:table-cell>
          <table:table-cell table:formula="of:=IF([.I360]=&quot;&quot;;[.K360];&quot;&quot;)" office:value-type="string" office:string-value="50063380,Drive 1G,DRIVE BC (OVL)" calcext:value-type="string">
            <text:p>50063380,Drive 1G,DRIVE BC (OVL)</text:p>
          </table:table-cell>
          <table:table-cell table:formula="of:=IF([.I360]&lt;&gt;&quot;&quot;;[.K360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61];[$Sheet2.$A$2:.$B$36];2)" office:value-type="string" office:string-value="DRIVE BC (OVL)" calcext:value-type="string">
            <text:p>DRIVE BC (OVL)</text:p>
          </table:table-cell>
          <table:table-cell table:formula="of:=VLOOKUP([.A361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smine Vandevelde</text:p>
          </table:table-cell>
          <table:table-cell office:value-type="float" office:value="50083929" calcext:value-type="float">
            <text:p>50083929</text:p>
          </table:table-cell>
          <table:table-cell table:number-columns-repeated="2"/>
          <table:table-cell table:formula="of:=IF([.H361]&lt;&gt;&quot;&quot;;CONCATENATE([.H361];&quot;,&quot;;[.C361];&quot; &quot;;[.D361];&quot;,&quot;;[.B361]);&quot;&quot;)" office:value-type="string" office:string-value="50083929,Drive 1G,DRIVE BC (OVL)" calcext:value-type="string">
            <text:p>50083929,Drive 1G,DRIVE BC (OVL)</text:p>
          </table:table-cell>
          <table:table-cell table:formula="of:=IF([.I361]=&quot;&quot;;[.K361];&quot;&quot;)" office:value-type="string" office:string-value="50083929,Drive 1G,DRIVE BC (OVL)" calcext:value-type="string">
            <text:p>50083929,Drive 1G,DRIVE BC (OVL)</text:p>
          </table:table-cell>
          <table:table-cell table:formula="of:=IF([.I361]&lt;&gt;&quot;&quot;;[.K361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62];[$Sheet2.$A$2:.$B$36];2)" office:value-type="string" office:string-value="DRIVE BC (OVL)" calcext:value-type="string">
            <text:p>DRIVE BC (OVL)</text:p>
          </table:table-cell>
          <table:table-cell table:formula="of:=VLOOKUP([.A362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tjan Vermeir</text:p>
          </table:table-cell>
          <table:table-cell office:value-type="float" office:value="50078349" calcext:value-type="float">
            <text:p>50078349</text:p>
          </table:table-cell>
          <table:table-cell table:number-columns-repeated="2"/>
          <table:table-cell table:formula="of:=IF([.H362]&lt;&gt;&quot;&quot;;CONCATENATE([.H362];&quot;,&quot;;[.C362];&quot; &quot;;[.D362];&quot;,&quot;;[.B362]);&quot;&quot;)" office:value-type="string" office:string-value="50078349,Drive 1H,DRIVE BC (OVL)" calcext:value-type="string">
            <text:p>50078349,Drive 1H,DRIVE BC (OVL)</text:p>
          </table:table-cell>
          <table:table-cell table:formula="of:=IF([.I362]=&quot;&quot;;[.K362];&quot;&quot;)" office:value-type="string" office:string-value="50078349,Drive 1H,DRIVE BC (OVL)" calcext:value-type="string">
            <text:p>50078349,Drive 1H,DRIVE BC (OVL)</text:p>
          </table:table-cell>
          <table:table-cell table:formula="of:=IF([.I362]&lt;&gt;&quot;&quot;;[.K362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63];[$Sheet2.$A$2:.$B$36];2)" office:value-type="string" office:string-value="DRIVE BC (OVL)" calcext:value-type="string">
            <text:p>DRIVE BC (OVL)</text:p>
          </table:table-cell>
          <table:table-cell table:formula="of:=VLOOKUP([.A363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de De Vos</text:p>
          </table:table-cell>
          <table:table-cell office:value-type="float" office:value="50037095" calcext:value-type="float">
            <text:p>50037095</text:p>
          </table:table-cell>
          <table:table-cell table:number-columns-repeated="2"/>
          <table:table-cell table:formula="of:=IF([.H363]&lt;&gt;&quot;&quot;;CONCATENATE([.H363];&quot;,&quot;;[.C363];&quot; &quot;;[.D363];&quot;,&quot;;[.B363]);&quot;&quot;)" office:value-type="string" office:string-value="50037095,Drive 1H,DRIVE BC (OVL)" calcext:value-type="string">
            <text:p>50037095,Drive 1H,DRIVE BC (OVL)</text:p>
          </table:table-cell>
          <table:table-cell table:formula="of:=IF([.I363]=&quot;&quot;;[.K363];&quot;&quot;)" office:value-type="string" office:string-value="50037095,Drive 1H,DRIVE BC (OVL)" calcext:value-type="string">
            <text:p>50037095,Drive 1H,DRIVE BC (OVL)</text:p>
          </table:table-cell>
          <table:table-cell table:formula="of:=IF([.I363]&lt;&gt;&quot;&quot;;[.K363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64];[$Sheet2.$A$2:.$B$36];2)" office:value-type="string" office:string-value="DRIVE BC (OVL)" calcext:value-type="string">
            <text:p>DRIVE BC (OVL)</text:p>
          </table:table-cell>
          <table:table-cell table:formula="of:=VLOOKUP([.A364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as De Smet</text:p>
          </table:table-cell>
          <table:table-cell office:value-type="float" office:value="50073572" calcext:value-type="float">
            <text:p>50073572</text:p>
          </table:table-cell>
          <table:table-cell table:number-columns-repeated="2"/>
          <table:table-cell table:formula="of:=IF([.H364]&lt;&gt;&quot;&quot;;CONCATENATE([.H364];&quot;,&quot;;[.C364];&quot; &quot;;[.D364];&quot;,&quot;;[.B364]);&quot;&quot;)" office:value-type="string" office:string-value="50073572,Drive 1H,DRIVE BC (OVL)" calcext:value-type="string">
            <text:p>50073572,Drive 1H,DRIVE BC (OVL)</text:p>
          </table:table-cell>
          <table:table-cell table:formula="of:=IF([.I364]=&quot;&quot;;[.K364];&quot;&quot;)" office:value-type="string" office:string-value="50073572,Drive 1H,DRIVE BC (OVL)" calcext:value-type="string">
            <text:p>50073572,Drive 1H,DRIVE BC (OVL)</text:p>
          </table:table-cell>
          <table:table-cell table:formula="of:=IF([.I364]&lt;&gt;&quot;&quot;;[.K364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65];[$Sheet2.$A$2:.$B$36];2)" office:value-type="string" office:string-value="DRIVE BC (OVL)" calcext:value-type="string">
            <text:p>DRIVE BC (OVL)</text:p>
          </table:table-cell>
          <table:table-cell table:formula="of:=VLOOKUP([.A365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k Vandevelde</text:p>
          </table:table-cell>
          <table:table-cell office:value-type="float" office:value="50059746" calcext:value-type="float">
            <text:p>50059746</text:p>
          </table:table-cell>
          <table:table-cell table:number-columns-repeated="2"/>
          <table:table-cell table:formula="of:=IF([.H365]&lt;&gt;&quot;&quot;;CONCATENATE([.H365];&quot;,&quot;;[.C365];&quot; &quot;;[.D365];&quot;,&quot;;[.B365]);&quot;&quot;)" office:value-type="string" office:string-value="50059746,Drive 1H,DRIVE BC (OVL)" calcext:value-type="string">
            <text:p>50059746,Drive 1H,DRIVE BC (OVL)</text:p>
          </table:table-cell>
          <table:table-cell table:formula="of:=IF([.I365]=&quot;&quot;;[.K365];&quot;&quot;)" office:value-type="string" office:string-value="50059746,Drive 1H,DRIVE BC (OVL)" calcext:value-type="string">
            <text:p>50059746,Drive 1H,DRIVE BC (OVL)</text:p>
          </table:table-cell>
          <table:table-cell table:formula="of:=IF([.I365]&lt;&gt;&quot;&quot;;[.K365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66];[$Sheet2.$A$2:.$B$36];2)" office:value-type="string" office:string-value="DRIVE BC (OVL)" calcext:value-type="string">
            <text:p>DRIVE BC (OVL)</text:p>
          </table:table-cell>
          <table:table-cell table:formula="of:=VLOOKUP([.A366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ien Cool</text:p>
          </table:table-cell>
          <table:table-cell office:value-type="float" office:value="50098312" calcext:value-type="float">
            <text:p>50098312</text:p>
          </table:table-cell>
          <table:table-cell table:number-columns-repeated="2"/>
          <table:table-cell table:formula="of:=IF([.H366]&lt;&gt;&quot;&quot;;CONCATENATE([.H366];&quot;,&quot;;[.C366];&quot; &quot;;[.D366];&quot;,&quot;;[.B366]);&quot;&quot;)" office:value-type="string" office:string-value="50098312,Drive 1D,DRIVE BC (OVL)" calcext:value-type="string">
            <text:p>50098312,Drive 1D,DRIVE BC (OVL)</text:p>
          </table:table-cell>
          <table:table-cell table:formula="of:=IF([.I366]=&quot;&quot;;[.K366];&quot;&quot;)" office:value-type="string" office:string-value="50098312,Drive 1D,DRIVE BC (OVL)" calcext:value-type="string">
            <text:p>50098312,Drive 1D,DRIVE BC (OVL)</text:p>
          </table:table-cell>
          <table:table-cell table:formula="of:=IF([.I366]&lt;&gt;&quot;&quot;;[.K366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67];[$Sheet2.$A$2:.$B$36];2)" office:value-type="string" office:string-value="DRIVE BC (OVL)" calcext:value-type="string">
            <text:p>DRIVE BC (OVL)</text:p>
          </table:table-cell>
          <table:table-cell table:formula="of:=VLOOKUP([.A367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jke Vercauteren</text:p>
          </table:table-cell>
          <table:table-cell office:value-type="float" office:value="50060554" calcext:value-type="float">
            <text:p>50060554</text:p>
          </table:table-cell>
          <table:table-cell table:number-columns-repeated="2"/>
          <table:table-cell table:formula="of:=IF([.H367]&lt;&gt;&quot;&quot;;CONCATENATE([.H367];&quot;,&quot;;[.C367];&quot; &quot;;[.D367];&quot;,&quot;;[.B367]);&quot;&quot;)" office:value-type="string" office:string-value="50060554,Drive 1D,DRIVE BC (OVL)" calcext:value-type="string">
            <text:p>50060554,Drive 1D,DRIVE BC (OVL)</text:p>
          </table:table-cell>
          <table:table-cell table:formula="of:=IF([.I367]=&quot;&quot;;[.K367];&quot;&quot;)" office:value-type="string" office:string-value="50060554,Drive 1D,DRIVE BC (OVL)" calcext:value-type="string">
            <text:p>50060554,Drive 1D,DRIVE BC (OVL)</text:p>
          </table:table-cell>
          <table:table-cell table:formula="of:=IF([.I367]&lt;&gt;&quot;&quot;;[.K367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68];[$Sheet2.$A$2:.$B$36];2)" office:value-type="string" office:string-value="DRIVE BC (OVL)" calcext:value-type="string">
            <text:p>DRIVE BC (OVL)</text:p>
          </table:table-cell>
          <table:table-cell table:formula="of:=VLOOKUP([.A368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ita Bracke</text:p>
          </table:table-cell>
          <table:table-cell office:value-type="float" office:value="50045969" calcext:value-type="float">
            <text:p>50045969</text:p>
          </table:table-cell>
          <table:table-cell table:number-columns-repeated="2"/>
          <table:table-cell table:formula="of:=IF([.H368]&lt;&gt;&quot;&quot;;CONCATENATE([.H368];&quot;,&quot;;[.C368];&quot; &quot;;[.D368];&quot;,&quot;;[.B368]);&quot;&quot;)" office:value-type="string" office:string-value="50045969,Drive 1D,DRIVE BC (OVL)" calcext:value-type="string">
            <text:p>50045969,Drive 1D,DRIVE BC (OVL)</text:p>
          </table:table-cell>
          <table:table-cell table:formula="of:=IF([.I368]=&quot;&quot;;[.K368];&quot;&quot;)" office:value-type="string" office:string-value="50045969,Drive 1D,DRIVE BC (OVL)" calcext:value-type="string">
            <text:p>50045969,Drive 1D,DRIVE BC (OVL)</text:p>
          </table:table-cell>
          <table:table-cell table:formula="of:=IF([.I368]&lt;&gt;&quot;&quot;;[.K368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69];[$Sheet2.$A$2:.$B$36];2)" office:value-type="string" office:string-value="DRIVE BC (OVL)" calcext:value-type="string">
            <text:p>DRIVE BC (OVL)</text:p>
          </table:table-cell>
          <table:table-cell table:formula="of:=VLOOKUP([.A369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smine Vandevelde</text:p>
          </table:table-cell>
          <table:table-cell office:value-type="float" office:value="50083929" calcext:value-type="float">
            <text:p>50083929</text:p>
          </table:table-cell>
          <table:table-cell table:number-columns-repeated="2"/>
          <table:table-cell table:formula="of:=IF([.H369]&lt;&gt;&quot;&quot;;CONCATENATE([.H369];&quot;,&quot;;[.C369];&quot; &quot;;[.D369];&quot;,&quot;;[.B369]);&quot;&quot;)" office:value-type="string" office:string-value="50083929,Drive 1D,DRIVE BC (OVL)" calcext:value-type="string">
            <text:p>50083929,Drive 1D,DRIVE BC (OVL)</text:p>
          </table:table-cell>
          <table:table-cell table:formula="of:=IF([.I369]=&quot;&quot;;[.K369];&quot;&quot;)" office:value-type="string" office:string-value="50083929,Drive 1D,DRIVE BC (OVL)" calcext:value-type="string">
            <text:p>50083929,Drive 1D,DRIVE BC (OVL)</text:p>
          </table:table-cell>
          <table:table-cell table:formula="of:=IF([.I369]&lt;&gt;&quot;&quot;;[.K369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70];[$Sheet2.$A$2:.$B$36];2)" office:value-type="string" office:string-value="DRIVE BC (OVL)" calcext:value-type="string">
            <text:p>DRIVE BC (OVL)</text:p>
          </table:table-cell>
          <table:table-cell table:formula="of:=VLOOKUP([.A370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tjan Vermeir</text:p>
          </table:table-cell>
          <table:table-cell office:value-type="float" office:value="50078349" calcext:value-type="float">
            <text:p>50078349</text:p>
          </table:table-cell>
          <table:table-cell table:number-columns-repeated="2"/>
          <table:table-cell table:formula="of:=IF([.H370]&lt;&gt;&quot;&quot;;CONCATENATE([.H370];&quot;,&quot;;[.C370];&quot; &quot;;[.D370];&quot;,&quot;;[.B370]);&quot;&quot;)" office:value-type="string" office:string-value="50078349,Drive 2G,DRIVE BC (OVL)" calcext:value-type="string">
            <text:p>50078349,Drive 2G,DRIVE BC (OVL)</text:p>
          </table:table-cell>
          <table:table-cell table:formula="of:=IF([.I370]=&quot;&quot;;[.K370];&quot;&quot;)" office:value-type="string" office:string-value="50078349,Drive 2G,DRIVE BC (OVL)" calcext:value-type="string">
            <text:p>50078349,Drive 2G,DRIVE BC (OVL)</text:p>
          </table:table-cell>
          <table:table-cell table:formula="of:=IF([.I370]&lt;&gt;&quot;&quot;;[.K370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71];[$Sheet2.$A$2:.$B$36];2)" office:value-type="string" office:string-value="DRIVE BC (OVL)" calcext:value-type="string">
            <text:p>DRIVE BC (OVL)</text:p>
          </table:table-cell>
          <table:table-cell table:formula="of:=VLOOKUP([.A371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hias De Smet</text:p>
          </table:table-cell>
          <table:table-cell office:value-type="float" office:value="50073572" calcext:value-type="float">
            <text:p>50073572</text:p>
          </table:table-cell>
          <table:table-cell table:number-columns-repeated="2"/>
          <table:table-cell table:formula="of:=IF([.H371]&lt;&gt;&quot;&quot;;CONCATENATE([.H371];&quot;,&quot;;[.C371];&quot; &quot;;[.D371];&quot;,&quot;;[.B371]);&quot;&quot;)" office:value-type="string" office:string-value="50073572,Drive 2G,DRIVE BC (OVL)" calcext:value-type="string">
            <text:p>50073572,Drive 2G,DRIVE BC (OVL)</text:p>
          </table:table-cell>
          <table:table-cell table:formula="of:=IF([.I371]=&quot;&quot;;[.K371];&quot;&quot;)" office:value-type="string" office:string-value="50073572,Drive 2G,DRIVE BC (OVL)" calcext:value-type="string">
            <text:p>50073572,Drive 2G,DRIVE BC (OVL)</text:p>
          </table:table-cell>
          <table:table-cell table:formula="of:=IF([.I371]&lt;&gt;&quot;&quot;;[.K371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72];[$Sheet2.$A$2:.$B$36];2)" office:value-type="string" office:string-value="DRIVE BC (OVL)" calcext:value-type="string">
            <text:p>DRIVE BC (OVL)</text:p>
          </table:table-cell>
          <table:table-cell table:formula="of:=VLOOKUP([.A372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jke Vercauteren</text:p>
          </table:table-cell>
          <table:table-cell office:value-type="float" office:value="50060554" calcext:value-type="float">
            <text:p>50060554</text:p>
          </table:table-cell>
          <table:table-cell table:number-columns-repeated="2"/>
          <table:table-cell table:formula="of:=IF([.H372]&lt;&gt;&quot;&quot;;CONCATENATE([.H372];&quot;,&quot;;[.C372];&quot; &quot;;[.D372];&quot;,&quot;;[.B372]);&quot;&quot;)" office:value-type="string" office:string-value="50060554,Drive 2G,DRIVE BC (OVL)" calcext:value-type="string">
            <text:p>50060554,Drive 2G,DRIVE BC (OVL)</text:p>
          </table:table-cell>
          <table:table-cell table:formula="of:=IF([.I372]=&quot;&quot;;[.K372];&quot;&quot;)" office:value-type="string" office:string-value="50060554,Drive 2G,DRIVE BC (OVL)" calcext:value-type="string">
            <text:p>50060554,Drive 2G,DRIVE BC (OVL)</text:p>
          </table:table-cell>
          <table:table-cell table:formula="of:=IF([.I372]&lt;&gt;&quot;&quot;;[.K372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73];[$Sheet2.$A$2:.$B$36];2)" office:value-type="string" office:string-value="DRIVE BC (OVL)" calcext:value-type="string">
            <text:p>DRIVE BC (OVL)</text:p>
          </table:table-cell>
          <table:table-cell table:formula="of:=VLOOKUP([.A373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ita Bracke</text:p>
          </table:table-cell>
          <table:table-cell office:value-type="float" office:value="50045969" calcext:value-type="float">
            <text:p>50045969</text:p>
          </table:table-cell>
          <table:table-cell table:number-columns-repeated="2"/>
          <table:table-cell table:formula="of:=IF([.H373]&lt;&gt;&quot;&quot;;CONCATENATE([.H373];&quot;,&quot;;[.C373];&quot; &quot;;[.D373];&quot;,&quot;;[.B373]);&quot;&quot;)" office:value-type="string" office:string-value="50045969,Drive 2G,DRIVE BC (OVL)" calcext:value-type="string">
            <text:p>50045969,Drive 2G,DRIVE BC (OVL)</text:p>
          </table:table-cell>
          <table:table-cell table:formula="of:=IF([.I373]=&quot;&quot;;[.K373];&quot;&quot;)" office:value-type="string" office:string-value="50045969,Drive 2G,DRIVE BC (OVL)" calcext:value-type="string">
            <text:p>50045969,Drive 2G,DRIVE BC (OVL)</text:p>
          </table:table-cell>
          <table:table-cell table:formula="of:=IF([.I373]&lt;&gt;&quot;&quot;;[.K373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74];[$Sheet2.$A$2:.$B$36];2)" office:value-type="string" office:string-value="DRIVE BC (OVL)" calcext:value-type="string">
            <text:p>DRIVE BC (OVL)</text:p>
          </table:table-cell>
          <table:table-cell table:formula="of:=VLOOKUP([.A374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 Tourne</text:p>
          </table:table-cell>
          <table:table-cell office:value-type="float" office:value="50047634" calcext:value-type="float">
            <text:p>50047634</text:p>
          </table:table-cell>
          <table:table-cell table:number-columns-repeated="2"/>
          <table:table-cell table:formula="of:=IF([.H374]&lt;&gt;&quot;&quot;;CONCATENATE([.H374];&quot;,&quot;;[.C374];&quot; &quot;;[.D374];&quot;,&quot;;[.B374]);&quot;&quot;)" office:value-type="string" office:string-value="50047634,Drive 2H,DRIVE BC (OVL)" calcext:value-type="string">
            <text:p>50047634,Drive 2H,DRIVE BC (OVL)</text:p>
          </table:table-cell>
          <table:table-cell table:formula="of:=IF([.I374]=&quot;&quot;;[.K374];&quot;&quot;)" office:value-type="string" office:string-value="50047634,Drive 2H,DRIVE BC (OVL)" calcext:value-type="string">
            <text:p>50047634,Drive 2H,DRIVE BC (OVL)</text:p>
          </table:table-cell>
          <table:table-cell table:formula="of:=IF([.I374]&lt;&gt;&quot;&quot;;[.K374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75];[$Sheet2.$A$2:.$B$36];2)" office:value-type="string" office:string-value="DRIVE BC (OVL)" calcext:value-type="string">
            <text:p>DRIVE BC (OVL)</text:p>
          </table:table-cell>
          <table:table-cell table:formula="of:=VLOOKUP([.A375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d Berckmoes</text:p>
          </table:table-cell>
          <table:table-cell office:value-type="float" office:value="50094924" calcext:value-type="float">
            <text:p>50094924</text:p>
          </table:table-cell>
          <table:table-cell table:number-columns-repeated="2"/>
          <table:table-cell table:formula="of:=IF([.H375]&lt;&gt;&quot;&quot;;CONCATENATE([.H375];&quot;,&quot;;[.C375];&quot; &quot;;[.D375];&quot;,&quot;;[.B375]);&quot;&quot;)" office:value-type="string" office:string-value="50094924,Drive 2H,DRIVE BC (OVL)" calcext:value-type="string">
            <text:p>50094924,Drive 2H,DRIVE BC (OVL)</text:p>
          </table:table-cell>
          <table:table-cell table:formula="of:=IF([.I375]=&quot;&quot;;[.K375];&quot;&quot;)" office:value-type="string" office:string-value="50094924,Drive 2H,DRIVE BC (OVL)" calcext:value-type="string">
            <text:p>50094924,Drive 2H,DRIVE BC (OVL)</text:p>
          </table:table-cell>
          <table:table-cell table:formula="of:=IF([.I375]&lt;&gt;&quot;&quot;;[.K375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76];[$Sheet2.$A$2:.$B$36];2)" office:value-type="string" office:string-value="DRIVE BC (OVL)" calcext:value-type="string">
            <text:p>DRIVE BC (OVL)</text:p>
          </table:table-cell>
          <table:table-cell table:formula="of:=VLOOKUP([.A376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d Cole</text:p>
          </table:table-cell>
          <table:table-cell office:value-type="float" office:value="50034256" calcext:value-type="float">
            <text:p>50034256</text:p>
          </table:table-cell>
          <table:table-cell table:number-columns-repeated="2"/>
          <table:table-cell table:formula="of:=IF([.H376]&lt;&gt;&quot;&quot;;CONCATENATE([.H376];&quot;,&quot;;[.C376];&quot; &quot;;[.D376];&quot;,&quot;;[.B376]);&quot;&quot;)" office:value-type="string" office:string-value="50034256,Drive 2H,DRIVE BC (OVL)" calcext:value-type="string">
            <text:p>50034256,Drive 2H,DRIVE BC (OVL)</text:p>
          </table:table-cell>
          <table:table-cell table:formula="of:=IF([.I376]=&quot;&quot;;[.K376];&quot;&quot;)" office:value-type="string" office:string-value="50034256,Drive 2H,DRIVE BC (OVL)" calcext:value-type="string">
            <text:p>50034256,Drive 2H,DRIVE BC (OVL)</text:p>
          </table:table-cell>
          <table:table-cell table:formula="of:=IF([.I376]&lt;&gt;&quot;&quot;;[.K376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77];[$Sheet2.$A$2:.$B$36];2)" office:value-type="string" office:string-value="DRIVE BC (OVL)" calcext:value-type="string">
            <text:p>DRIVE BC (OVL)</text:p>
          </table:table-cell>
          <table:table-cell table:formula="of:=VLOOKUP([.A377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yan Sudiarta</text:p>
          </table:table-cell>
          <table:table-cell office:value-type="float" office:value="50062510" calcext:value-type="float">
            <text:p>50062510</text:p>
          </table:table-cell>
          <table:table-cell table:number-columns-repeated="2"/>
          <table:table-cell table:formula="of:=IF([.H377]&lt;&gt;&quot;&quot;;CONCATENATE([.H377];&quot;,&quot;;[.C377];&quot; &quot;;[.D377];&quot;,&quot;;[.B377]);&quot;&quot;)" office:value-type="string" office:string-value="50062510,Drive 2H,DRIVE BC (OVL)" calcext:value-type="string">
            <text:p>50062510,Drive 2H,DRIVE BC (OVL)</text:p>
          </table:table-cell>
          <table:table-cell table:formula="of:=IF([.I377]=&quot;&quot;;[.K377];&quot;&quot;)" office:value-type="string" office:string-value="50062510,Drive 2H,DRIVE BC (OVL)" calcext:value-type="string">
            <text:p>50062510,Drive 2H,DRIVE BC (OVL)</text:p>
          </table:table-cell>
          <table:table-cell table:formula="of:=IF([.I377]&lt;&gt;&quot;&quot;;[.K377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78];[$Sheet2.$A$2:.$B$36];2)" office:value-type="string" office:string-value="DRIVE BC (OVL)" calcext:value-type="string">
            <text:p>DRIVE BC (OVL)</text:p>
          </table:table-cell>
          <table:table-cell table:formula="of:=VLOOKUP([.A378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de Van Uytvange</text:p>
          </table:table-cell>
          <table:table-cell office:value-type="float" office:value="50030805" calcext:value-type="float">
            <text:p>50030805</text:p>
          </table:table-cell>
          <table:table-cell table:number-columns-repeated="2"/>
          <table:table-cell table:formula="of:=IF([.H378]&lt;&gt;&quot;&quot;;CONCATENATE([.H378];&quot;,&quot;;[.C378];&quot; &quot;;[.D378];&quot;,&quot;;[.B378]);&quot;&quot;)" office:value-type="string" office:string-value="50030805,Drive 2D,DRIVE BC (OVL)" calcext:value-type="string">
            <text:p>50030805,Drive 2D,DRIVE BC (OVL)</text:p>
          </table:table-cell>
          <table:table-cell table:formula="of:=IF([.I378]=&quot;&quot;;[.K378];&quot;&quot;)" office:value-type="string" office:string-value="50030805,Drive 2D,DRIVE BC (OVL)" calcext:value-type="string">
            <text:p>50030805,Drive 2D,DRIVE BC (OVL)</text:p>
          </table:table-cell>
          <table:table-cell table:formula="of:=IF([.I378]&lt;&gt;&quot;&quot;;[.K378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79];[$Sheet2.$A$2:.$B$36];2)" office:value-type="string" office:string-value="DRIVE BC (OVL)" calcext:value-type="string">
            <text:p>DRIVE BC (OVL)</text:p>
          </table:table-cell>
          <table:table-cell table:formula="of:=VLOOKUP([.A379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n Huyck</text:p>
          </table:table-cell>
          <table:table-cell office:value-type="float" office:value="50049170" calcext:value-type="float">
            <text:p>50049170</text:p>
          </table:table-cell>
          <table:table-cell table:number-columns-repeated="2"/>
          <table:table-cell table:formula="of:=IF([.H379]&lt;&gt;&quot;&quot;;CONCATENATE([.H379];&quot;,&quot;;[.C379];&quot; &quot;;[.D379];&quot;,&quot;;[.B379]);&quot;&quot;)" office:value-type="string" office:string-value="50049170,Drive 2D,DRIVE BC (OVL)" calcext:value-type="string">
            <text:p>50049170,Drive 2D,DRIVE BC (OVL)</text:p>
          </table:table-cell>
          <table:table-cell table:formula="of:=IF([.I379]=&quot;&quot;;[.K379];&quot;&quot;)" office:value-type="string" office:string-value="50049170,Drive 2D,DRIVE BC (OVL)" calcext:value-type="string">
            <text:p>50049170,Drive 2D,DRIVE BC (OVL)</text:p>
          </table:table-cell>
          <table:table-cell table:formula="of:=IF([.I379]&lt;&gt;&quot;&quot;;[.K379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80];[$Sheet2.$A$2:.$B$36];2)" office:value-type="string" office:string-value="DRIVE BC (OVL)" calcext:value-type="string">
            <text:p>DRIVE BC (OVL)</text:p>
          </table:table-cell>
          <table:table-cell table:formula="of:=VLOOKUP([.A380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skia Verhaevert</text:p>
          </table:table-cell>
          <table:table-cell office:value-type="float" office:value="50029589" calcext:value-type="float">
            <text:p>50029589</text:p>
          </table:table-cell>
          <table:table-cell table:number-columns-repeated="2"/>
          <table:table-cell table:formula="of:=IF([.H380]&lt;&gt;&quot;&quot;;CONCATENATE([.H380];&quot;,&quot;;[.C380];&quot; &quot;;[.D380];&quot;,&quot;;[.B380]);&quot;&quot;)" office:value-type="string" office:string-value="50029589,Drive 2D,DRIVE BC (OVL)" calcext:value-type="string">
            <text:p>50029589,Drive 2D,DRIVE BC (OVL)</text:p>
          </table:table-cell>
          <table:table-cell table:formula="of:=IF([.I380]=&quot;&quot;;[.K380];&quot;&quot;)" office:value-type="string" office:string-value="50029589,Drive 2D,DRIVE BC (OVL)" calcext:value-type="string">
            <text:p>50029589,Drive 2D,DRIVE BC (OVL)</text:p>
          </table:table-cell>
          <table:table-cell table:formula="of:=IF([.I380]&lt;&gt;&quot;&quot;;[.K380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81];[$Sheet2.$A$2:.$B$36];2)" office:value-type="string" office:string-value="DRIVE BC (OVL)" calcext:value-type="string">
            <text:p>DRIVE BC (OVL)</text:p>
          </table:table-cell>
          <table:table-cell table:formula="of:=VLOOKUP([.A381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esa Bosteels</text:p>
          </table:table-cell>
          <table:table-cell office:value-type="float" office:value="50027709" calcext:value-type="float">
            <text:p>50027709</text:p>
          </table:table-cell>
          <table:table-cell table:number-columns-repeated="2"/>
          <table:table-cell table:formula="of:=IF([.H381]&lt;&gt;&quot;&quot;;CONCATENATE([.H381];&quot;,&quot;;[.C381];&quot; &quot;;[.D381];&quot;,&quot;;[.B381]);&quot;&quot;)" office:value-type="string" office:string-value="50027709,Drive 2D,DRIVE BC (OVL)" calcext:value-type="string">
            <text:p>50027709,Drive 2D,DRIVE BC (OVL)</text:p>
          </table:table-cell>
          <table:table-cell table:formula="of:=IF([.I381]=&quot;&quot;;[.K381];&quot;&quot;)" office:value-type="string" office:string-value="50027709,Drive 2D,DRIVE BC (OVL)" calcext:value-type="string">
            <text:p>50027709,Drive 2D,DRIVE BC (OVL)</text:p>
          </table:table-cell>
          <table:table-cell table:formula="of:=IF([.I381]&lt;&gt;&quot;&quot;;[.K381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82];[$Sheet2.$A$2:.$B$36];2)" office:value-type="string" office:string-value="DRIVE BC (OVL)" calcext:value-type="string">
            <text:p>DRIVE BC (OVL)</text:p>
          </table:table-cell>
          <table:table-cell table:formula="of:=VLOOKUP([.A382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 Tourne</text:p>
          </table:table-cell>
          <table:table-cell office:value-type="float" office:value="50047634" calcext:value-type="float">
            <text:p>50047634</text:p>
          </table:table-cell>
          <table:table-cell table:number-columns-repeated="2"/>
          <table:table-cell table:formula="of:=IF([.H382]&lt;&gt;&quot;&quot;;CONCATENATE([.H382];&quot;,&quot;;[.C382];&quot; &quot;;[.D382];&quot;,&quot;;[.B382]);&quot;&quot;)" office:value-type="string" office:string-value="50047634,Drive 3G,DRIVE BC (OVL)" calcext:value-type="string">
            <text:p>50047634,Drive 3G,DRIVE BC (OVL)</text:p>
          </table:table-cell>
          <table:table-cell table:formula="of:=IF([.I382]=&quot;&quot;;[.K382];&quot;&quot;)" office:value-type="string" office:string-value="50047634,Drive 3G,DRIVE BC (OVL)" calcext:value-type="string">
            <text:p>50047634,Drive 3G,DRIVE BC (OVL)</text:p>
          </table:table-cell>
          <table:table-cell table:formula="of:=IF([.I382]&lt;&gt;&quot;&quot;;[.K382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83];[$Sheet2.$A$2:.$B$36];2)" office:value-type="string" office:string-value="DRIVE BC (OVL)" calcext:value-type="string">
            <text:p>DRIVE BC (OVL)</text:p>
          </table:table-cell>
          <table:table-cell table:formula="of:=VLOOKUP([.A383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 De Knop</text:p>
          </table:table-cell>
          <table:table-cell office:value-type="float" office:value="50031356" calcext:value-type="float">
            <text:p>50031356</text:p>
          </table:table-cell>
          <table:table-cell table:number-columns-repeated="2"/>
          <table:table-cell table:formula="of:=IF([.H383]&lt;&gt;&quot;&quot;;CONCATENATE([.H383];&quot;,&quot;;[.C383];&quot; &quot;;[.D383];&quot;,&quot;;[.B383]);&quot;&quot;)" office:value-type="string" office:string-value="50031356,Drive 3G,DRIVE BC (OVL)" calcext:value-type="string">
            <text:p>50031356,Drive 3G,DRIVE BC (OVL)</text:p>
          </table:table-cell>
          <table:table-cell table:formula="of:=IF([.I383]=&quot;&quot;;[.K383];&quot;&quot;)" office:value-type="string" office:string-value="50031356,Drive 3G,DRIVE BC (OVL)" calcext:value-type="string">
            <text:p>50031356,Drive 3G,DRIVE BC (OVL)</text:p>
          </table:table-cell>
          <table:table-cell table:formula="of:=IF([.I383]&lt;&gt;&quot;&quot;;[.K383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84];[$Sheet2.$A$2:.$B$36];2)" office:value-type="string" office:string-value="DRIVE BC (OVL)" calcext:value-type="string">
            <text:p>DRIVE BC (OVL)</text:p>
          </table:table-cell>
          <table:table-cell table:formula="of:=VLOOKUP([.A384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esa Bosteels</text:p>
          </table:table-cell>
          <table:table-cell office:value-type="float" office:value="50027709" calcext:value-type="float">
            <text:p>50027709</text:p>
          </table:table-cell>
          <table:table-cell table:number-columns-repeated="2"/>
          <table:table-cell table:formula="of:=IF([.H384]&lt;&gt;&quot;&quot;;CONCATENATE([.H384];&quot;,&quot;;[.C384];&quot; &quot;;[.D384];&quot;,&quot;;[.B384]);&quot;&quot;)" office:value-type="string" office:string-value="50027709,Drive 3G,DRIVE BC (OVL)" calcext:value-type="string">
            <text:p>50027709,Drive 3G,DRIVE BC (OVL)</text:p>
          </table:table-cell>
          <table:table-cell table:formula="of:=IF([.I384]=&quot;&quot;;[.K384];&quot;&quot;)" office:value-type="string" office:string-value="50027709,Drive 3G,DRIVE BC (OVL)" calcext:value-type="string">
            <text:p>50027709,Drive 3G,DRIVE BC (OVL)</text:p>
          </table:table-cell>
          <table:table-cell table:formula="of:=IF([.I384]&lt;&gt;&quot;&quot;;[.K384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85];[$Sheet2.$A$2:.$B$36];2)" office:value-type="string" office:string-value="DRIVE BC (OVL)" calcext:value-type="string">
            <text:p>DRIVE BC (OVL)</text:p>
          </table:table-cell>
          <table:table-cell table:formula="of:=VLOOKUP([.A385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essa De Neef</text:p>
          </table:table-cell>
          <table:table-cell office:value-type="float" office:value="50069952" calcext:value-type="float">
            <text:p>50069952</text:p>
          </table:table-cell>
          <table:table-cell table:number-columns-repeated="2"/>
          <table:table-cell table:formula="of:=IF([.H385]&lt;&gt;&quot;&quot;;CONCATENATE([.H385];&quot;,&quot;;[.C385];&quot; &quot;;[.D385];&quot;,&quot;;[.B385]);&quot;&quot;)" office:value-type="string" office:string-value="50069952,Drive 3G,DRIVE BC (OVL)" calcext:value-type="string">
            <text:p>50069952,Drive 3G,DRIVE BC (OVL)</text:p>
          </table:table-cell>
          <table:table-cell table:formula="of:=IF([.I385]=&quot;&quot;;[.K385];&quot;&quot;)" office:value-type="string" office:string-value="50069952,Drive 3G,DRIVE BC (OVL)" calcext:value-type="string">
            <text:p>50069952,Drive 3G,DRIVE BC (OVL)</text:p>
          </table:table-cell>
          <table:table-cell table:formula="of:=IF([.I385]&lt;&gt;&quot;&quot;;[.K385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86];[$Sheet2.$A$2:.$B$36];2)" office:value-type="string" office:string-value="DRIVE BC (OVL)" calcext:value-type="string">
            <text:p>DRIVE BC (OVL)</text:p>
          </table:table-cell>
          <table:table-cell table:formula="of:=VLOOKUP([.A386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ter Peeters</text:p>
          </table:table-cell>
          <table:table-cell office:value-type="float" office:value="50108959" calcext:value-type="float">
            <text:p>50108959</text:p>
          </table:table-cell>
          <table:table-cell table:number-columns-repeated="2"/>
          <table:table-cell table:formula="of:=IF([.H386]&lt;&gt;&quot;&quot;;CONCATENATE([.H386];&quot;,&quot;;[.C386];&quot; &quot;;[.D386];&quot;,&quot;;[.B386]);&quot;&quot;)" office:value-type="string" office:string-value="50108959,Drive 3H,DRIVE BC (OVL)" calcext:value-type="string">
            <text:p>50108959,Drive 3H,DRIVE BC (OVL)</text:p>
          </table:table-cell>
          <table:table-cell table:formula="of:=IF([.I386]=&quot;&quot;;[.K386];&quot;&quot;)" office:value-type="string" office:string-value="50108959,Drive 3H,DRIVE BC (OVL)" calcext:value-type="string">
            <text:p>50108959,Drive 3H,DRIVE BC (OVL)</text:p>
          </table:table-cell>
          <table:table-cell table:formula="of:=IF([.I386]&lt;&gt;&quot;&quot;;[.K386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87];[$Sheet2.$A$2:.$B$36];2)" office:value-type="string" office:string-value="DRIVE BC (OVL)" calcext:value-type="string">
            <text:p>DRIVE BC (OVL)</text:p>
          </table:table-cell>
          <table:table-cell table:formula="of:=VLOOKUP([.A387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ert Troch</text:p>
          </table:table-cell>
          <table:table-cell office:value-type="float" office:value="50043764" calcext:value-type="float">
            <text:p>50043764</text:p>
          </table:table-cell>
          <table:table-cell table:number-columns-repeated="2"/>
          <table:table-cell table:formula="of:=IF([.H387]&lt;&gt;&quot;&quot;;CONCATENATE([.H387];&quot;,&quot;;[.C387];&quot; &quot;;[.D387];&quot;,&quot;;[.B387]);&quot;&quot;)" office:value-type="string" office:string-value="50043764,Drive 3H,DRIVE BC (OVL)" calcext:value-type="string">
            <text:p>50043764,Drive 3H,DRIVE BC (OVL)</text:p>
          </table:table-cell>
          <table:table-cell table:formula="of:=IF([.I387]=&quot;&quot;;[.K387];&quot;&quot;)" office:value-type="string" office:string-value="50043764,Drive 3H,DRIVE BC (OVL)" calcext:value-type="string">
            <text:p>50043764,Drive 3H,DRIVE BC (OVL)</text:p>
          </table:table-cell>
          <table:table-cell table:formula="of:=IF([.I387]&lt;&gt;&quot;&quot;;[.K387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88];[$Sheet2.$A$2:.$B$36];2)" office:value-type="string" office:string-value="DRIVE BC (OVL)" calcext:value-type="string">
            <text:p>DRIVE BC (OVL)</text:p>
          </table:table-cell>
          <table:table-cell table:formula="of:=VLOOKUP([.A388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RAN ABBEEL</text:p>
          </table:table-cell>
          <table:table-cell office:value-type="float" office:value="50963368" calcext:value-type="float">
            <text:p>50963368</text:p>
          </table:table-cell>
          <table:table-cell table:number-columns-repeated="2"/>
          <table:table-cell table:formula="of:=IF([.H388]&lt;&gt;&quot;&quot;;CONCATENATE([.H388];&quot;,&quot;;[.C388];&quot; &quot;;[.D388];&quot;,&quot;;[.B388]);&quot;&quot;)" office:value-type="string" office:string-value="50963368,Drive 3H,DRIVE BC (OVL)" calcext:value-type="string">
            <text:p>50963368,Drive 3H,DRIVE BC (OVL)</text:p>
          </table:table-cell>
          <table:table-cell table:formula="of:=IF([.I388]=&quot;&quot;;[.K388];&quot;&quot;)" office:value-type="string" office:string-value="50963368,Drive 3H,DRIVE BC (OVL)" calcext:value-type="string">
            <text:p>50963368,Drive 3H,DRIVE BC (OVL)</text:p>
          </table:table-cell>
          <table:table-cell table:formula="of:=IF([.I388]&lt;&gt;&quot;&quot;;[.K388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89];[$Sheet2.$A$2:.$B$36];2)" office:value-type="string" office:string-value="DRIVE BC (OVL)" calcext:value-type="string">
            <text:p>DRIVE BC (OVL)</text:p>
          </table:table-cell>
          <table:table-cell table:formula="of:=VLOOKUP([.A389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ven De Nil</text:p>
          </table:table-cell>
          <table:table-cell office:value-type="float" office:value="50047581" calcext:value-type="float">
            <text:p>50047581</text:p>
          </table:table-cell>
          <table:table-cell table:number-columns-repeated="2"/>
          <table:table-cell table:formula="of:=IF([.H389]&lt;&gt;&quot;&quot;;CONCATENATE([.H389];&quot;,&quot;;[.C389];&quot; &quot;;[.D389];&quot;,&quot;;[.B389]);&quot;&quot;)" office:value-type="string" office:string-value="50047581,Drive 3H,DRIVE BC (OVL)" calcext:value-type="string">
            <text:p>50047581,Drive 3H,DRIVE BC (OVL)</text:p>
          </table:table-cell>
          <table:table-cell table:formula="of:=IF([.I389]=&quot;&quot;;[.K389];&quot;&quot;)" office:value-type="string" office:string-value="50047581,Drive 3H,DRIVE BC (OVL)" calcext:value-type="string">
            <text:p>50047581,Drive 3H,DRIVE BC (OVL)</text:p>
          </table:table-cell>
          <table:table-cell table:formula="of:=IF([.I389]&lt;&gt;&quot;&quot;;[.K389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90];[$Sheet2.$A$2:.$B$36];2)" office:value-type="string" office:string-value="DRIVE BC (OVL)" calcext:value-type="string">
            <text:p>DRIVE BC (OVL)</text:p>
          </table:table-cell>
          <table:table-cell table:formula="of:=VLOOKUP([.A390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ter Peeters</text:p>
          </table:table-cell>
          <table:table-cell office:value-type="float" office:value="50108959" calcext:value-type="float">
            <text:p>50108959</text:p>
          </table:table-cell>
          <table:table-cell table:number-columns-repeated="2"/>
          <table:table-cell table:formula="of:=IF([.H390]&lt;&gt;&quot;&quot;;CONCATENATE([.H390];&quot;,&quot;;[.C390];&quot; &quot;;[.D390];&quot;,&quot;;[.B390]);&quot;&quot;)" office:value-type="string" office:string-value="50108959,Drive 4G,DRIVE BC (OVL)" calcext:value-type="string">
            <text:p>50108959,Drive 4G,DRIVE BC (OVL)</text:p>
          </table:table-cell>
          <table:table-cell table:formula="of:=IF([.I390]=&quot;&quot;;[.K390];&quot;&quot;)" office:value-type="string" office:string-value="50108959,Drive 4G,DRIVE BC (OVL)" calcext:value-type="string">
            <text:p>50108959,Drive 4G,DRIVE BC (OVL)</text:p>
          </table:table-cell>
          <table:table-cell table:formula="of:=IF([.I390]&lt;&gt;&quot;&quot;;[.K390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91];[$Sheet2.$A$2:.$B$36];2)" office:value-type="string" office:string-value="DRIVE BC (OVL)" calcext:value-type="string">
            <text:p>DRIVE BC (OVL)</text:p>
          </table:table-cell>
          <table:table-cell table:formula="of:=VLOOKUP([.A391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RAN ABBEEL</text:p>
          </table:table-cell>
          <table:table-cell office:value-type="float" office:value="50963368" calcext:value-type="float">
            <text:p>50963368</text:p>
          </table:table-cell>
          <table:table-cell table:number-columns-repeated="2"/>
          <table:table-cell table:formula="of:=IF([.H391]&lt;&gt;&quot;&quot;;CONCATENATE([.H391];&quot;,&quot;;[.C391];&quot; &quot;;[.D391];&quot;,&quot;;[.B391]);&quot;&quot;)" office:value-type="string" office:string-value="50963368,Drive 4G,DRIVE BC (OVL)" calcext:value-type="string">
            <text:p>50963368,Drive 4G,DRIVE BC (OVL)</text:p>
          </table:table-cell>
          <table:table-cell table:formula="of:=IF([.I391]=&quot;&quot;;[.K391];&quot;&quot;)" office:value-type="string" office:string-value="50963368,Drive 4G,DRIVE BC (OVL)" calcext:value-type="string">
            <text:p>50963368,Drive 4G,DRIVE BC (OVL)</text:p>
          </table:table-cell>
          <table:table-cell table:formula="of:=IF([.I391]&lt;&gt;&quot;&quot;;[.K391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92];[$Sheet2.$A$2:.$B$36];2)" office:value-type="string" office:string-value="DRIVE BC (OVL)" calcext:value-type="string">
            <text:p>DRIVE BC (OVL)</text:p>
          </table:table-cell>
          <table:table-cell table:formula="of:=VLOOKUP([.A392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ke Vermeir</text:p>
          </table:table-cell>
          <table:table-cell office:value-type="float" office:value="50063845" calcext:value-type="float">
            <text:p>50063845</text:p>
          </table:table-cell>
          <table:table-cell table:number-columns-repeated="2"/>
          <table:table-cell table:formula="of:=IF([.H392]&lt;&gt;&quot;&quot;;CONCATENATE([.H392];&quot;,&quot;;[.C392];&quot; &quot;;[.D392];&quot;,&quot;;[.B392]);&quot;&quot;)" office:value-type="string" office:string-value="50063845,Drive 4G,DRIVE BC (OVL)" calcext:value-type="string">
            <text:p>50063845,Drive 4G,DRIVE BC (OVL)</text:p>
          </table:table-cell>
          <table:table-cell table:formula="of:=IF([.I392]=&quot;&quot;;[.K392];&quot;&quot;)" office:value-type="string" office:string-value="50063845,Drive 4G,DRIVE BC (OVL)" calcext:value-type="string">
            <text:p>50063845,Drive 4G,DRIVE BC (OVL)</text:p>
          </table:table-cell>
          <table:table-cell table:formula="of:=IF([.I392]&lt;&gt;&quot;&quot;;[.K392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93];[$Sheet2.$A$2:.$B$36];2)" office:value-type="string" office:string-value="DRIVE BC (OVL)" calcext:value-type="string">
            <text:p>DRIVE BC (OVL)</text:p>
          </table:table-cell>
          <table:table-cell table:formula="of:=VLOOKUP([.A393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ESBET ADRIAENSENs</text:p>
          </table:table-cell>
          <table:table-cell office:value-type="float" office:value="50218654" calcext:value-type="float">
            <text:p>50218654</text:p>
          </table:table-cell>
          <table:table-cell table:number-columns-repeated="2"/>
          <table:table-cell table:formula="of:=IF([.H393]&lt;&gt;&quot;&quot;;CONCATENATE([.H393];&quot;,&quot;;[.C393];&quot; &quot;;[.D393];&quot;,&quot;;[.B393]);&quot;&quot;)" office:value-type="string" office:string-value="50218654,Drive 4G,DRIVE BC (OVL)" calcext:value-type="string">
            <text:p>50218654,Drive 4G,DRIVE BC (OVL)</text:p>
          </table:table-cell>
          <table:table-cell table:formula="of:=IF([.I393]=&quot;&quot;;[.K393];&quot;&quot;)" office:value-type="string" office:string-value="50218654,Drive 4G,DRIVE BC (OVL)" calcext:value-type="string">
            <text:p>50218654,Drive 4G,DRIVE BC (OVL)</text:p>
          </table:table-cell>
          <table:table-cell table:formula="of:=IF([.I393]&lt;&gt;&quot;&quot;;[.K393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94];[$Sheet2.$A$2:.$B$36];2)" office:value-type="string" office:string-value="DRIVE BC (OVL)" calcext:value-type="string">
            <text:p>DRIVE BC (OVL)</text:p>
          </table:table-cell>
          <table:table-cell table:formula="of:=VLOOKUP([.A394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 AELBRECHT</text:p>
          </table:table-cell>
          <table:table-cell office:value-type="float" office:value="50463527" calcext:value-type="float">
            <text:p>50463527</text:p>
          </table:table-cell>
          <table:table-cell table:number-columns-repeated="2"/>
          <table:table-cell table:formula="of:=IF([.H394]&lt;&gt;&quot;&quot;;CONCATENATE([.H394];&quot;,&quot;;[.C394];&quot; &quot;;[.D394];&quot;,&quot;;[.B394]);&quot;&quot;)" office:value-type="string" office:string-value="50463527,Drive 4H,DRIVE BC (OVL)" calcext:value-type="string">
            <text:p>50463527,Drive 4H,DRIVE BC (OVL)</text:p>
          </table:table-cell>
          <table:table-cell table:formula="of:=IF([.I394]=&quot;&quot;;[.K394];&quot;&quot;)" office:value-type="string" office:string-value="50463527,Drive 4H,DRIVE BC (OVL)" calcext:value-type="string">
            <text:p>50463527,Drive 4H,DRIVE BC (OVL)</text:p>
          </table:table-cell>
          <table:table-cell table:formula="of:=IF([.I394]&lt;&gt;&quot;&quot;;[.K394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95];[$Sheet2.$A$2:.$B$36];2)" office:value-type="string" office:string-value="DRIVE BC (OVL)" calcext:value-type="string">
            <text:p>DRIVE BC (OVL)</text:p>
          </table:table-cell>
          <table:table-cell table:formula="of:=VLOOKUP([.A395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aas De Waele</text:p>
          </table:table-cell>
          <table:table-cell office:value-type="float" office:value="50074104" calcext:value-type="float">
            <text:p>50074104</text:p>
          </table:table-cell>
          <table:table-cell table:number-columns-repeated="2"/>
          <table:table-cell table:formula="of:=IF([.H395]&lt;&gt;&quot;&quot;;CONCATENATE([.H395];&quot;,&quot;;[.C395];&quot; &quot;;[.D395];&quot;,&quot;;[.B395]);&quot;&quot;)" office:value-type="string" office:string-value="50074104,Drive 4H,DRIVE BC (OVL)" calcext:value-type="string">
            <text:p>50074104,Drive 4H,DRIVE BC (OVL)</text:p>
          </table:table-cell>
          <table:table-cell table:formula="of:=IF([.I395]=&quot;&quot;;[.K395];&quot;&quot;)" office:value-type="string" office:string-value="50074104,Drive 4H,DRIVE BC (OVL)" calcext:value-type="string">
            <text:p>50074104,Drive 4H,DRIVE BC (OVL)</text:p>
          </table:table-cell>
          <table:table-cell table:formula="of:=IF([.I395]&lt;&gt;&quot;&quot;;[.K395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96];[$Sheet2.$A$2:.$B$36];2)" office:value-type="string" office:string-value="DRIVE BC (OVL)" calcext:value-type="string">
            <text:p>DRIVE BC (OVL)</text:p>
          </table:table-cell>
          <table:table-cell table:formula="of:=VLOOKUP([.A396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ter Vercruyssen</text:p>
          </table:table-cell>
          <table:table-cell office:value-type="float" office:value="50066974" calcext:value-type="float">
            <text:p>50066974</text:p>
          </table:table-cell>
          <table:table-cell table:number-columns-repeated="2"/>
          <table:table-cell table:formula="of:=IF([.H396]&lt;&gt;&quot;&quot;;CONCATENATE([.H396];&quot;,&quot;;[.C396];&quot; &quot;;[.D396];&quot;,&quot;;[.B396]);&quot;&quot;)" office:value-type="string" office:string-value="50066974,Drive 4H,DRIVE BC (OVL)" calcext:value-type="string">
            <text:p>50066974,Drive 4H,DRIVE BC (OVL)</text:p>
          </table:table-cell>
          <table:table-cell table:formula="of:=IF([.I396]=&quot;&quot;;[.K396];&quot;&quot;)" office:value-type="string" office:string-value="50066974,Drive 4H,DRIVE BC (OVL)" calcext:value-type="string">
            <text:p>50066974,Drive 4H,DRIVE BC (OVL)</text:p>
          </table:table-cell>
          <table:table-cell table:formula="of:=IF([.I396]&lt;&gt;&quot;&quot;;[.K396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97];[$Sheet2.$A$2:.$B$36];2)" office:value-type="string" office:string-value="DRIVE BC (OVL)" calcext:value-type="string">
            <text:p>DRIVE BC (OVL)</text:p>
          </table:table-cell>
          <table:table-cell table:formula="of:=VLOOKUP([.A397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 De Knop</text:p>
          </table:table-cell>
          <table:table-cell office:value-type="float" office:value="50031356" calcext:value-type="float">
            <text:p>50031356</text:p>
          </table:table-cell>
          <table:table-cell table:number-columns-repeated="2"/>
          <table:table-cell table:formula="of:=IF([.H397]&lt;&gt;&quot;&quot;;CONCATENATE([.H397];&quot;,&quot;;[.C397];&quot; &quot;;[.D397];&quot;,&quot;;[.B397]);&quot;&quot;)" office:value-type="string" office:string-value="50031356,Drive 4H,DRIVE BC (OVL)" calcext:value-type="string">
            <text:p>50031356,Drive 4H,DRIVE BC (OVL)</text:p>
          </table:table-cell>
          <table:table-cell table:formula="of:=IF([.I397]=&quot;&quot;;[.K397];&quot;&quot;)" office:value-type="string" office:string-value="50031356,Drive 4H,DRIVE BC (OVL)" calcext:value-type="string">
            <text:p>50031356,Drive 4H,DRIVE BC (OVL)</text:p>
          </table:table-cell>
          <table:table-cell table:formula="of:=IF([.I397]&lt;&gt;&quot;&quot;;[.K397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98];[$Sheet2.$A$2:.$B$36];2)" office:value-type="string" office:string-value="DRIVE BC (OVL)" calcext:value-type="string">
            <text:p>DRIVE BC (OVL)</text:p>
          </table:table-cell>
          <table:table-cell table:formula="of:=VLOOKUP([.A398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 Berckmoes</text:p>
          </table:table-cell>
          <table:table-cell office:value-type="float" office:value="50094924" calcext:value-type="float">
            <text:p>50094924</text:p>
          </table:table-cell>
          <table:table-cell table:number-columns-repeated="2"/>
          <table:table-cell table:formula="of:=IF([.H398]&lt;&gt;&quot;&quot;;CONCATENATE([.H398];&quot;,&quot;;[.C398];&quot; &quot;;[.D398];&quot;,&quot;;[.B398]);&quot;&quot;)" office:value-type="string" office:string-value="50094924,Drive 5G,DRIVE BC (OVL)" calcext:value-type="string">
            <text:p>50094924,Drive 5G,DRIVE BC (OVL)</text:p>
          </table:table-cell>
          <table:table-cell table:formula="of:=IF([.I398]=&quot;&quot;;[.K398];&quot;&quot;)" office:value-type="string" office:string-value="50094924,Drive 5G,DRIVE BC (OVL)" calcext:value-type="string">
            <text:p>50094924,Drive 5G,DRIVE BC (OVL)</text:p>
          </table:table-cell>
          <table:table-cell table:formula="of:=IF([.I398]&lt;&gt;&quot;&quot;;[.K398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399];[$Sheet2.$A$2:.$B$36];2)" office:value-type="string" office:string-value="DRIVE BC (OVL)" calcext:value-type="string">
            <text:p>DRIVE BC (OVL)</text:p>
          </table:table-cell>
          <table:table-cell table:formula="of:=VLOOKUP([.A399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 Cole</text:p>
          </table:table-cell>
          <table:table-cell office:value-type="float" office:value="50034256" calcext:value-type="float">
            <text:p>50034256</text:p>
          </table:table-cell>
          <table:table-cell table:number-columns-repeated="2"/>
          <table:table-cell table:formula="of:=IF([.H399]&lt;&gt;&quot;&quot;;CONCATENATE([.H399];&quot;,&quot;;[.C399];&quot; &quot;;[.D399];&quot;,&quot;;[.B399]);&quot;&quot;)" office:value-type="string" office:string-value="50034256,Drive 5G,DRIVE BC (OVL)" calcext:value-type="string">
            <text:p>50034256,Drive 5G,DRIVE BC (OVL)</text:p>
          </table:table-cell>
          <table:table-cell table:formula="of:=IF([.I399]=&quot;&quot;;[.K399];&quot;&quot;)" office:value-type="string" office:string-value="50034256,Drive 5G,DRIVE BC (OVL)" calcext:value-type="string">
            <text:p>50034256,Drive 5G,DRIVE BC (OVL)</text:p>
          </table:table-cell>
          <table:table-cell table:formula="of:=IF([.I399]&lt;&gt;&quot;&quot;;[.K399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00];[$Sheet2.$A$2:.$B$36];2)" office:value-type="string" office:string-value="DRIVE BC (OVL)" calcext:value-type="string">
            <text:p>DRIVE BC (OVL)</text:p>
          </table:table-cell>
          <table:table-cell table:formula="of:=VLOOKUP([.A400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lde Van Uytvange</text:p>
          </table:table-cell>
          <table:table-cell office:value-type="float" office:value="50030805" calcext:value-type="float">
            <text:p>50030805</text:p>
          </table:table-cell>
          <table:table-cell table:number-columns-repeated="2"/>
          <table:table-cell table:formula="of:=IF([.H400]&lt;&gt;&quot;&quot;;CONCATENATE([.H400];&quot;,&quot;;[.C400];&quot; &quot;;[.D400];&quot;,&quot;;[.B400]);&quot;&quot;)" office:value-type="string" office:string-value="50030805,Drive 5G,DRIVE BC (OVL)" calcext:value-type="string">
            <text:p>50030805,Drive 5G,DRIVE BC (OVL)</text:p>
          </table:table-cell>
          <table:table-cell table:formula="of:=IF([.I400]=&quot;&quot;;[.K400];&quot;&quot;)" office:value-type="string" office:string-value="50030805,Drive 5G,DRIVE BC (OVL)" calcext:value-type="string">
            <text:p>50030805,Drive 5G,DRIVE BC (OVL)</text:p>
          </table:table-cell>
          <table:table-cell table:formula="of:=IF([.I400]&lt;&gt;&quot;&quot;;[.K400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01];[$Sheet2.$A$2:.$B$36];2)" office:value-type="string" office:string-value="DRIVE BC (OVL)" calcext:value-type="string">
            <text:p>DRIVE BC (OVL)</text:p>
          </table:table-cell>
          <table:table-cell table:formula="of:=VLOOKUP([.A401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ke Van Impe</text:p>
          </table:table-cell>
          <table:table-cell office:value-type="float" office:value="50066416" calcext:value-type="float">
            <text:p>50066416</text:p>
          </table:table-cell>
          <table:table-cell table:number-columns-repeated="2"/>
          <table:table-cell table:formula="of:=IF([.H401]&lt;&gt;&quot;&quot;;CONCATENATE([.H401];&quot;,&quot;;[.C401];&quot; &quot;;[.D401];&quot;,&quot;;[.B401]);&quot;&quot;)" office:value-type="string" office:string-value="50066416,Drive 5G,DRIVE BC (OVL)" calcext:value-type="string">
            <text:p>50066416,Drive 5G,DRIVE BC (OVL)</text:p>
          </table:table-cell>
          <table:table-cell table:formula="of:=IF([.I401]=&quot;&quot;;[.K401];&quot;&quot;)" office:value-type="string" office:string-value="50066416,Drive 5G,DRIVE BC (OVL)" calcext:value-type="string">
            <text:p>50066416,Drive 5G,DRIVE BC (OVL)</text:p>
          </table:table-cell>
          <table:table-cell table:formula="of:=IF([.I401]&lt;&gt;&quot;&quot;;[.K401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02];[$Sheet2.$A$2:.$B$36];2)" office:value-type="string" office:string-value="DRIVE BC (OVL)" calcext:value-type="string">
            <text:p>DRIVE BC (OVL)</text:p>
          </table:table-cell>
          <table:table-cell table:formula="of:=VLOOKUP([.A402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m Herssens</text:p>
          </table:table-cell>
          <table:table-cell office:value-type="float" office:value="50043615" calcext:value-type="float">
            <text:p>50043615</text:p>
          </table:table-cell>
          <table:table-cell table:number-columns-repeated="2"/>
          <table:table-cell table:formula="of:=IF([.H402]&lt;&gt;&quot;&quot;;CONCATENATE([.H402];&quot;,&quot;;[.C402];&quot; &quot;;[.D402];&quot;,&quot;;[.B402]);&quot;&quot;)" office:value-type="string" office:string-value="50043615,Drive 5H,DRIVE BC (OVL)" calcext:value-type="string">
            <text:p>50043615,Drive 5H,DRIVE BC (OVL)</text:p>
          </table:table-cell>
          <table:table-cell table:formula="of:=IF([.I402]=&quot;&quot;;[.K402];&quot;&quot;)" office:value-type="string" office:string-value="50043615,Drive 5H,DRIVE BC (OVL)" calcext:value-type="string">
            <text:p>50043615,Drive 5H,DRIVE BC (OVL)</text:p>
          </table:table-cell>
          <table:table-cell table:formula="of:=IF([.I402]&lt;&gt;&quot;&quot;;[.K402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03];[$Sheet2.$A$2:.$B$36];2)" office:value-type="string" office:string-value="DRIVE BC (OVL)" calcext:value-type="string">
            <text:p>DRIVE BC (OVL)</text:p>
          </table:table-cell>
          <table:table-cell table:formula="of:=VLOOKUP([.A403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rno Robberecht</text:p>
          </table:table-cell>
          <table:table-cell office:value-type="float" office:value="50926268" calcext:value-type="float">
            <text:p>50926268</text:p>
          </table:table-cell>
          <table:table-cell table:number-columns-repeated="2"/>
          <table:table-cell table:formula="of:=IF([.H403]&lt;&gt;&quot;&quot;;CONCATENATE([.H403];&quot;,&quot;;[.C403];&quot; &quot;;[.D403];&quot;,&quot;;[.B403]);&quot;&quot;)" office:value-type="string" office:string-value="50926268,Drive 5H,DRIVE BC (OVL)" calcext:value-type="string">
            <text:p>50926268,Drive 5H,DRIVE BC (OVL)</text:p>
          </table:table-cell>
          <table:table-cell table:formula="of:=IF([.I403]=&quot;&quot;;[.K403];&quot;&quot;)" office:value-type="string" office:string-value="50926268,Drive 5H,DRIVE BC (OVL)" calcext:value-type="string">
            <text:p>50926268,Drive 5H,DRIVE BC (OVL)</text:p>
          </table:table-cell>
          <table:table-cell table:formula="of:=IF([.I403]&lt;&gt;&quot;&quot;;[.K403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04];[$Sheet2.$A$2:.$B$36];2)" office:value-type="string" office:string-value="DRIVE BC (OVL)" calcext:value-type="string">
            <text:p>DRIVE BC (OVL)</text:p>
          </table:table-cell>
          <table:table-cell table:formula="of:=VLOOKUP([.A404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ben Vercruyssen</text:p>
          </table:table-cell>
          <table:table-cell office:value-type="float" office:value="50071647" calcext:value-type="float">
            <text:p>50071647</text:p>
          </table:table-cell>
          <table:table-cell table:number-columns-repeated="2"/>
          <table:table-cell table:formula="of:=IF([.H404]&lt;&gt;&quot;&quot;;CONCATENATE([.H404];&quot;,&quot;;[.C404];&quot; &quot;;[.D404];&quot;,&quot;;[.B404]);&quot;&quot;)" office:value-type="string" office:string-value="50071647,Drive 5H,DRIVE BC (OVL)" calcext:value-type="string">
            <text:p>50071647,Drive 5H,DRIVE BC (OVL)</text:p>
          </table:table-cell>
          <table:table-cell table:formula="of:=IF([.I404]=&quot;&quot;;[.K404];&quot;&quot;)" office:value-type="string" office:string-value="50071647,Drive 5H,DRIVE BC (OVL)" calcext:value-type="string">
            <text:p>50071647,Drive 5H,DRIVE BC (OVL)</text:p>
          </table:table-cell>
          <table:table-cell table:formula="of:=IF([.I404]&lt;&gt;&quot;&quot;;[.K404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05];[$Sheet2.$A$2:.$B$36];2)" office:value-type="string" office:string-value="DRIVE BC (OVL)" calcext:value-type="string">
            <text:p>DRIVE BC (OVL)</text:p>
          </table:table-cell>
          <table:table-cell table:formula="of:=VLOOKUP([.A405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ve De Ridder</text:p>
          </table:table-cell>
          <table:table-cell office:value-type="float" office:value="50015368" calcext:value-type="float">
            <text:p>50015368</text:p>
          </table:table-cell>
          <table:table-cell table:number-columns-repeated="2"/>
          <table:table-cell table:formula="of:=IF([.H405]&lt;&gt;&quot;&quot;;CONCATENATE([.H405];&quot;,&quot;;[.C405];&quot; &quot;;[.D405];&quot;,&quot;;[.B405]);&quot;&quot;)" office:value-type="string" office:string-value="50015368,Drive 5H,DRIVE BC (OVL)" calcext:value-type="string">
            <text:p>50015368,Drive 5H,DRIVE BC (OVL)</text:p>
          </table:table-cell>
          <table:table-cell table:formula="of:=IF([.I405]=&quot;&quot;;[.K405];&quot;&quot;)" office:value-type="string" office:string-value="50015368,Drive 5H,DRIVE BC (OVL)" calcext:value-type="string">
            <text:p>50015368,Drive 5H,DRIVE BC (OVL)</text:p>
          </table:table-cell>
          <table:table-cell table:formula="of:=IF([.I405]&lt;&gt;&quot;&quot;;[.K405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06];[$Sheet2.$A$2:.$B$36];2)" office:value-type="string" office:string-value="DRIVE BC (OVL)" calcext:value-type="string">
            <text:p>DRIVE BC (OVL)</text:p>
          </table:table-cell>
          <table:table-cell table:formula="of:=VLOOKUP([.A406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aas De Waele</text:p>
          </table:table-cell>
          <table:table-cell office:value-type="float" office:value="50074104" calcext:value-type="float">
            <text:p>50074104</text:p>
          </table:table-cell>
          <table:table-cell table:number-columns-repeated="2"/>
          <table:table-cell table:formula="of:=IF([.H406]&lt;&gt;&quot;&quot;;CONCATENATE([.H406];&quot;,&quot;;[.C406];&quot; &quot;;[.D406];&quot;,&quot;;[.B406]);&quot;&quot;)" office:value-type="string" office:string-value="50074104,Drive 6G,DRIVE BC (OVL)" calcext:value-type="string">
            <text:p>50074104,Drive 6G,DRIVE BC (OVL)</text:p>
          </table:table-cell>
          <table:table-cell table:formula="of:=IF([.I406]=&quot;&quot;;[.K406];&quot;&quot;)" office:value-type="string" office:string-value="50074104,Drive 6G,DRIVE BC (OVL)" calcext:value-type="string">
            <text:p>50074104,Drive 6G,DRIVE BC (OVL)</text:p>
          </table:table-cell>
          <table:table-cell table:formula="of:=IF([.I406]&lt;&gt;&quot;&quot;;[.K406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07];[$Sheet2.$A$2:.$B$36];2)" office:value-type="string" office:string-value="DRIVE BC (OVL)" calcext:value-type="string">
            <text:p>DRIVE BC (OVL)</text:p>
          </table:table-cell>
          <table:table-cell table:formula="of:=VLOOKUP([.A407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ve De Ridder</text:p>
          </table:table-cell>
          <table:table-cell office:value-type="float" office:value="50015368" calcext:value-type="float">
            <text:p>50015368</text:p>
          </table:table-cell>
          <table:table-cell table:number-columns-repeated="2"/>
          <table:table-cell table:formula="of:=IF([.H407]&lt;&gt;&quot;&quot;;CONCATENATE([.H407];&quot;,&quot;;[.C407];&quot; &quot;;[.D407];&quot;,&quot;;[.B407]);&quot;&quot;)" office:value-type="string" office:string-value="50015368,Drive 6G,DRIVE BC (OVL)" calcext:value-type="string">
            <text:p>50015368,Drive 6G,DRIVE BC (OVL)</text:p>
          </table:table-cell>
          <table:table-cell table:formula="of:=IF([.I407]=&quot;&quot;;[.K407];&quot;&quot;)" office:value-type="string" office:string-value="50015368,Drive 6G,DRIVE BC (OVL)" calcext:value-type="string">
            <text:p>50015368,Drive 6G,DRIVE BC (OVL)</text:p>
          </table:table-cell>
          <table:table-cell table:formula="of:=IF([.I407]&lt;&gt;&quot;&quot;;[.K407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08];[$Sheet2.$A$2:.$B$36];2)" office:value-type="string" office:string-value="DRIVE BC (OVL)" calcext:value-type="string">
            <text:p>DRIVE BC (OVL)</text:p>
          </table:table-cell>
          <table:table-cell table:formula="of:=VLOOKUP([.A408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skia Verhaevert</text:p>
          </table:table-cell>
          <table:table-cell office:value-type="float" office:value="50029589" calcext:value-type="float">
            <text:p>50029589</text:p>
          </table:table-cell>
          <table:table-cell table:number-columns-repeated="2"/>
          <table:table-cell table:formula="of:=IF([.H408]&lt;&gt;&quot;&quot;;CONCATENATE([.H408];&quot;,&quot;;[.C408];&quot; &quot;;[.D408];&quot;,&quot;;[.B408]);&quot;&quot;)" office:value-type="string" office:string-value="50029589,Drive 6G,DRIVE BC (OVL)" calcext:value-type="string">
            <text:p>50029589,Drive 6G,DRIVE BC (OVL)</text:p>
          </table:table-cell>
          <table:table-cell table:formula="of:=IF([.I408]=&quot;&quot;;[.K408];&quot;&quot;)" office:value-type="string" office:string-value="50029589,Drive 6G,DRIVE BC (OVL)" calcext:value-type="string">
            <text:p>50029589,Drive 6G,DRIVE BC (OVL)</text:p>
          </table:table-cell>
          <table:table-cell table:formula="of:=IF([.I408]&lt;&gt;&quot;&quot;;[.K408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09];[$Sheet2.$A$2:.$B$36];2)" office:value-type="string" office:string-value="DRIVE BC (OVL)" calcext:value-type="string">
            <text:p>DRIVE BC (OVL)</text:p>
          </table:table-cell>
          <table:table-cell table:formula="of:=VLOOKUP([.A409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erle Smet</text:p>
          </table:table-cell>
          <table:table-cell office:value-type="float" office:value="50046072" calcext:value-type="float">
            <text:p>50046072</text:p>
          </table:table-cell>
          <table:table-cell table:number-columns-repeated="2"/>
          <table:table-cell table:formula="of:=IF([.H409]&lt;&gt;&quot;&quot;;CONCATENATE([.H409];&quot;,&quot;;[.C409];&quot; &quot;;[.D409];&quot;,&quot;;[.B409]);&quot;&quot;)" office:value-type="string" office:string-value="50046072,Drive 6G,DRIVE BC (OVL)" calcext:value-type="string">
            <text:p>50046072,Drive 6G,DRIVE BC (OVL)</text:p>
          </table:table-cell>
          <table:table-cell table:formula="of:=IF([.I409]=&quot;&quot;;[.K409];&quot;&quot;)" office:value-type="string" office:string-value="50046072,Drive 6G,DRIVE BC (OVL)" calcext:value-type="string">
            <text:p>50046072,Drive 6G,DRIVE BC (OVL)</text:p>
          </table:table-cell>
          <table:table-cell table:formula="of:=IF([.I409]&lt;&gt;&quot;&quot;;[.K409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10];[$Sheet2.$A$2:.$B$36];2)" office:value-type="string" office:string-value="DRIVE BC (OVL)" calcext:value-type="string">
            <text:p>DRIVE BC (OVL)</text:p>
          </table:table-cell>
          <table:table-cell table:formula="of:=VLOOKUP([.A410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neel De Puysseleyr</text:p>
          </table:table-cell>
          <table:table-cell office:value-type="float" office:value="50086345" calcext:value-type="float">
            <text:p>50086345</text:p>
          </table:table-cell>
          <table:table-cell table:number-columns-repeated="2"/>
          <table:table-cell table:formula="of:=IF([.H410]&lt;&gt;&quot;&quot;;CONCATENATE([.H410];&quot;,&quot;;[.C410];&quot; &quot;;[.D410];&quot;,&quot;;[.B410]);&quot;&quot;)" office:value-type="string" office:string-value="50086345,Drive 6H,DRIVE BC (OVL)" calcext:value-type="string">
            <text:p>50086345,Drive 6H,DRIVE BC (OVL)</text:p>
          </table:table-cell>
          <table:table-cell table:formula="of:=IF([.I410]=&quot;&quot;;[.K410];&quot;&quot;)" office:value-type="string" office:string-value="50086345,Drive 6H,DRIVE BC (OVL)" calcext:value-type="string">
            <text:p>50086345,Drive 6H,DRIVE BC (OVL)</text:p>
          </table:table-cell>
          <table:table-cell table:formula="of:=IF([.I410]&lt;&gt;&quot;&quot;;[.K410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11];[$Sheet2.$A$2:.$B$36];2)" office:value-type="string" office:string-value="DRIVE BC (OVL)" calcext:value-type="string">
            <text:p>DRIVE BC (OVL)</text:p>
          </table:table-cell>
          <table:table-cell table:formula="of:=VLOOKUP([.A411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vid Delaet</text:p>
          </table:table-cell>
          <table:table-cell office:value-type="float" office:value="50057313" calcext:value-type="float">
            <text:p>50057313</text:p>
          </table:table-cell>
          <table:table-cell table:number-columns-repeated="2"/>
          <table:table-cell table:formula="of:=IF([.H411]&lt;&gt;&quot;&quot;;CONCATENATE([.H411];&quot;,&quot;;[.C411];&quot; &quot;;[.D411];&quot;,&quot;;[.B411]);&quot;&quot;)" office:value-type="string" office:string-value="50057313,Drive 6H,DRIVE BC (OVL)" calcext:value-type="string">
            <text:p>50057313,Drive 6H,DRIVE BC (OVL)</text:p>
          </table:table-cell>
          <table:table-cell table:formula="of:=IF([.I411]=&quot;&quot;;[.K411];&quot;&quot;)" office:value-type="string" office:string-value="50057313,Drive 6H,DRIVE BC (OVL)" calcext:value-type="string">
            <text:p>50057313,Drive 6H,DRIVE BC (OVL)</text:p>
          </table:table-cell>
          <table:table-cell table:formula="of:=IF([.I411]&lt;&gt;&quot;&quot;;[.K411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12];[$Sheet2.$A$2:.$B$36];2)" office:value-type="string" office:string-value="DRIVE BC (OVL)" calcext:value-type="string">
            <text:p>DRIVE BC (OVL)</text:p>
          </table:table-cell>
          <table:table-cell table:formula="of:=VLOOKUP([.A412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dier De Rop</text:p>
          </table:table-cell>
          <table:table-cell office:value-type="float" office:value="50055140" calcext:value-type="float">
            <text:p>50055140</text:p>
          </table:table-cell>
          <table:table-cell table:number-columns-repeated="2"/>
          <table:table-cell table:formula="of:=IF([.H412]&lt;&gt;&quot;&quot;;CONCATENATE([.H412];&quot;,&quot;;[.C412];&quot; &quot;;[.D412];&quot;,&quot;;[.B412]);&quot;&quot;)" office:value-type="string" office:string-value="50055140,Drive 6H,DRIVE BC (OVL)" calcext:value-type="string">
            <text:p>50055140,Drive 6H,DRIVE BC (OVL)</text:p>
          </table:table-cell>
          <table:table-cell table:formula="of:=IF([.I412]=&quot;&quot;;[.K412];&quot;&quot;)" office:value-type="string" office:string-value="50055140,Drive 6H,DRIVE BC (OVL)" calcext:value-type="string">
            <text:p>50055140,Drive 6H,DRIVE BC (OVL)</text:p>
          </table:table-cell>
          <table:table-cell table:formula="of:=IF([.I412]&lt;&gt;&quot;&quot;;[.K412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13];[$Sheet2.$A$2:.$B$36];2)" office:value-type="string" office:string-value="DRIVE BC (OVL)" calcext:value-type="string">
            <text:p>DRIVE BC (OVL)</text:p>
          </table:table-cell>
          <table:table-cell table:formula="of:=VLOOKUP([.A413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 Dooms</text:p>
          </table:table-cell>
          <table:table-cell office:value-type="float" office:value="50033372" calcext:value-type="float">
            <text:p>50033372</text:p>
          </table:table-cell>
          <table:table-cell table:number-columns-repeated="2"/>
          <table:table-cell table:formula="of:=IF([.H413]&lt;&gt;&quot;&quot;;CONCATENATE([.H413];&quot;,&quot;;[.C413];&quot; &quot;;[.D413];&quot;,&quot;;[.B413]);&quot;&quot;)" office:value-type="string" office:string-value="50033372,Drive 6H,DRIVE BC (OVL)" calcext:value-type="string">
            <text:p>50033372,Drive 6H,DRIVE BC (OVL)</text:p>
          </table:table-cell>
          <table:table-cell table:formula="of:=IF([.I413]=&quot;&quot;;[.K413];&quot;&quot;)" office:value-type="string" office:string-value="50033372,Drive 6H,DRIVE BC (OVL)" calcext:value-type="string">
            <text:p>50033372,Drive 6H,DRIVE BC (OVL)</text:p>
          </table:table-cell>
          <table:table-cell table:formula="of:=IF([.I413]&lt;&gt;&quot;&quot;;[.K413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14];[$Sheet2.$A$2:.$B$36];2)" office:value-type="string" office:string-value="DRIVE BC (OVL)" calcext:value-type="string">
            <text:p>DRIVE BC (OVL)</text:p>
          </table:table-cell>
          <table:table-cell table:formula="of:=VLOOKUP([.A414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m Herssens</text:p>
          </table:table-cell>
          <table:table-cell office:value-type="float" office:value="50043615" calcext:value-type="float">
            <text:p>50043615</text:p>
          </table:table-cell>
          <table:table-cell table:number-columns-repeated="2"/>
          <table:table-cell table:formula="of:=IF([.H414]&lt;&gt;&quot;&quot;;CONCATENATE([.H414];&quot;,&quot;;[.C414];&quot; &quot;;[.D414];&quot;,&quot;;[.B414]);&quot;&quot;)" office:value-type="string" office:string-value="50043615,Drive 7G,DRIVE BC (OVL)" calcext:value-type="string">
            <text:p>50043615,Drive 7G,DRIVE BC (OVL)</text:p>
          </table:table-cell>
          <table:table-cell table:formula="of:=IF([.I414]=&quot;&quot;;[.K414];&quot;&quot;)" office:value-type="string" office:string-value="50043615,Drive 7G,DRIVE BC (OVL)" calcext:value-type="string">
            <text:p>50043615,Drive 7G,DRIVE BC (OVL)</text:p>
          </table:table-cell>
          <table:table-cell table:formula="of:=IF([.I414]&lt;&gt;&quot;&quot;;[.K414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15];[$Sheet2.$A$2:.$B$36];2)" office:value-type="string" office:string-value="DRIVE BC (OVL)" calcext:value-type="string">
            <text:p>DRIVE BC (OVL)</text:p>
          </table:table-cell>
          <table:table-cell table:formula="of:=VLOOKUP([.A415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rno Robberecht</text:p>
          </table:table-cell>
          <table:table-cell office:value-type="float" office:value="50926268" calcext:value-type="float">
            <text:p>50926268</text:p>
          </table:table-cell>
          <table:table-cell table:number-columns-repeated="2"/>
          <table:table-cell table:formula="of:=IF([.H415]&lt;&gt;&quot;&quot;;CONCATENATE([.H415];&quot;,&quot;;[.C415];&quot; &quot;;[.D415];&quot;,&quot;;[.B415]);&quot;&quot;)" office:value-type="string" office:string-value="50926268,Drive 7G,DRIVE BC (OVL)" calcext:value-type="string">
            <text:p>50926268,Drive 7G,DRIVE BC (OVL)</text:p>
          </table:table-cell>
          <table:table-cell table:formula="of:=IF([.I415]=&quot;&quot;;[.K415];&quot;&quot;)" office:value-type="string" office:string-value="50926268,Drive 7G,DRIVE BC (OVL)" calcext:value-type="string">
            <text:p>50926268,Drive 7G,DRIVE BC (OVL)</text:p>
          </table:table-cell>
          <table:table-cell table:formula="of:=IF([.I415]&lt;&gt;&quot;&quot;;[.K415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16];[$Sheet2.$A$2:.$B$36];2)" office:value-type="string" office:string-value="DRIVE BC (OVL)" calcext:value-type="string">
            <text:p>DRIVE BC (OVL)</text:p>
          </table:table-cell>
          <table:table-cell table:formula="of:=VLOOKUP([.A416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istien Cool</text:p>
          </table:table-cell>
          <table:table-cell office:value-type="float" office:value="50098312" calcext:value-type="float">
            <text:p>50098312</text:p>
          </table:table-cell>
          <table:table-cell table:number-columns-repeated="2"/>
          <table:table-cell table:formula="of:=IF([.H416]&lt;&gt;&quot;&quot;;CONCATENATE([.H416];&quot;,&quot;;[.C416];&quot; &quot;;[.D416];&quot;,&quot;;[.B416]);&quot;&quot;)" office:value-type="string" office:string-value="50098312,Drive 7G,DRIVE BC (OVL)" calcext:value-type="string">
            <text:p>50098312,Drive 7G,DRIVE BC (OVL)</text:p>
          </table:table-cell>
          <table:table-cell table:formula="of:=IF([.I416]=&quot;&quot;;[.K416];&quot;&quot;)" office:value-type="string" office:string-value="50098312,Drive 7G,DRIVE BC (OVL)" calcext:value-type="string">
            <text:p>50098312,Drive 7G,DRIVE BC (OVL)</text:p>
          </table:table-cell>
          <table:table-cell table:formula="of:=IF([.I416]&lt;&gt;&quot;&quot;;[.K416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17];[$Sheet2.$A$2:.$B$36];2)" office:value-type="string" office:string-value="DRIVE BC (OVL)" calcext:value-type="string">
            <text:p>DRIVE BC (OVL)</text:p>
          </table:table-cell>
          <table:table-cell table:formula="of:=VLOOKUP([.A417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h Eliano</text:p>
          </table:table-cell>
          <table:table-cell office:value-type="float" office:value="50096458" calcext:value-type="float">
            <text:p>50096458</text:p>
          </table:table-cell>
          <table:table-cell table:number-columns-repeated="2"/>
          <table:table-cell table:formula="of:=IF([.H417]&lt;&gt;&quot;&quot;;CONCATENATE([.H417];&quot;,&quot;;[.C417];&quot; &quot;;[.D417];&quot;,&quot;;[.B417]);&quot;&quot;)" office:value-type="string" office:string-value="50096458,Drive 7G,DRIVE BC (OVL)" calcext:value-type="string">
            <text:p>50096458,Drive 7G,DRIVE BC (OVL)</text:p>
          </table:table-cell>
          <table:table-cell table:formula="of:=IF([.I417]=&quot;&quot;;[.K417];&quot;&quot;)" office:value-type="string" office:string-value="50096458,Drive 7G,DRIVE BC (OVL)" calcext:value-type="string">
            <text:p>50096458,Drive 7G,DRIVE BC (OVL)</text:p>
          </table:table-cell>
          <table:table-cell table:formula="of:=IF([.I417]&lt;&gt;&quot;&quot;;[.K417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18];[$Sheet2.$A$2:.$B$36];2)" office:value-type="string" office:string-value="DRIVE BC (OVL)" calcext:value-type="string">
            <text:p>DRIVE BC (OVL)</text:p>
          </table:table-cell>
          <table:table-cell table:formula="of:=VLOOKUP([.A418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ck Verhavert</text:p>
          </table:table-cell>
          <table:table-cell office:value-type="float" office:value="50091089" calcext:value-type="float">
            <text:p>50091089</text:p>
          </table:table-cell>
          <table:table-cell table:number-columns-repeated="2"/>
          <table:table-cell table:formula="of:=IF([.H418]&lt;&gt;&quot;&quot;;CONCATENATE([.H418];&quot;,&quot;;[.C418];&quot; &quot;;[.D418];&quot;,&quot;;[.B418]);&quot;&quot;)" office:value-type="string" office:string-value="50091089,Drive 7H,DRIVE BC (OVL)" calcext:value-type="string">
            <text:p>50091089,Drive 7H,DRIVE BC (OVL)</text:p>
          </table:table-cell>
          <table:table-cell table:formula="of:=IF([.I418]=&quot;&quot;;[.K418];&quot;&quot;)" office:value-type="string" office:string-value="50091089,Drive 7H,DRIVE BC (OVL)" calcext:value-type="string">
            <text:p>50091089,Drive 7H,DRIVE BC (OVL)</text:p>
          </table:table-cell>
          <table:table-cell table:formula="of:=IF([.I418]&lt;&gt;&quot;&quot;;[.K418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19];[$Sheet2.$A$2:.$B$36];2)" office:value-type="string" office:string-value="DRIVE BC (OVL)" calcext:value-type="string">
            <text:p>DRIVE BC (OVL)</text:p>
          </table:table-cell>
          <table:table-cell table:formula="of:=VLOOKUP([.A419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ter Troch</text:p>
          </table:table-cell>
          <table:table-cell office:value-type="float" office:value="50043762" calcext:value-type="float">
            <text:p>50043762</text:p>
          </table:table-cell>
          <table:table-cell table:number-columns-repeated="2"/>
          <table:table-cell table:formula="of:=IF([.H419]&lt;&gt;&quot;&quot;;CONCATENATE([.H419];&quot;,&quot;;[.C419];&quot; &quot;;[.D419];&quot;,&quot;;[.B419]);&quot;&quot;)" office:value-type="string" office:string-value="50043762,Drive 7H,DRIVE BC (OVL)" calcext:value-type="string">
            <text:p>50043762,Drive 7H,DRIVE BC (OVL)</text:p>
          </table:table-cell>
          <table:table-cell table:formula="of:=IF([.I419]=&quot;&quot;;[.K419];&quot;&quot;)" office:value-type="string" office:string-value="50043762,Drive 7H,DRIVE BC (OVL)" calcext:value-type="string">
            <text:p>50043762,Drive 7H,DRIVE BC (OVL)</text:p>
          </table:table-cell>
          <table:table-cell table:formula="of:=IF([.I419]&lt;&gt;&quot;&quot;;[.K419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20];[$Sheet2.$A$2:.$B$36];2)" office:value-type="string" office:string-value="DRIVE BC (OVL)" calcext:value-type="string">
            <text:p>DRIVE BC (OVL)</text:p>
          </table:table-cell>
          <table:table-cell table:formula="of:=VLOOKUP([.A420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eter Claeys</text:p>
          </table:table-cell>
          <table:table-cell office:value-type="float" office:value="50069038" calcext:value-type="float">
            <text:p>50069038</text:p>
          </table:table-cell>
          <table:table-cell table:number-columns-repeated="2"/>
          <table:table-cell table:formula="of:=IF([.H420]&lt;&gt;&quot;&quot;;CONCATENATE([.H420];&quot;,&quot;;[.C420];&quot; &quot;;[.D420];&quot;,&quot;;[.B420]);&quot;&quot;)" office:value-type="string" office:string-value="50069038,Drive 7H,DRIVE BC (OVL)" calcext:value-type="string">
            <text:p>50069038,Drive 7H,DRIVE BC (OVL)</text:p>
          </table:table-cell>
          <table:table-cell table:formula="of:=IF([.I420]=&quot;&quot;;[.K420];&quot;&quot;)" office:value-type="string" office:string-value="50069038,Drive 7H,DRIVE BC (OVL)" calcext:value-type="string">
            <text:p>50069038,Drive 7H,DRIVE BC (OVL)</text:p>
          </table:table-cell>
          <table:table-cell table:formula="of:=IF([.I420]&lt;&gt;&quot;&quot;;[.K420];&quot;&quot;)">
            <text:p/>
          </table:table-cell>
        </table:table-row>
        <table:table-row table:style-name="ro1" table:visibility="filter">
          <table:table-cell office:value-type="string" calcext:value-type="string">
            <text:p>Drive Bc</text:p>
          </table:table-cell>
          <table:table-cell table:formula="of:=VLOOKUP([.A421];[$Sheet2.$A$2:.$B$36];2)" office:value-type="string" office:string-value="DRIVE BC (OVL)" calcext:value-type="string">
            <text:p>DRIVE BC (OVL)</text:p>
          </table:table-cell>
          <table:table-cell table:formula="of:=VLOOKUP([.A421];[$Sheet2.$A$2:.$C$36];3)" office:value-type="string" office:string-value="Drive" calcext:value-type="string">
            <text:p>Drive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ani Beque</text:p>
          </table:table-cell>
          <table:table-cell office:value-type="float" office:value="50083823" calcext:value-type="float">
            <text:p>50083823</text:p>
          </table:table-cell>
          <table:table-cell table:number-columns-repeated="2"/>
          <table:table-cell table:formula="of:=IF([.H421]&lt;&gt;&quot;&quot;;CONCATENATE([.H421];&quot;,&quot;;[.C421];&quot; &quot;;[.D421];&quot;,&quot;;[.B421]);&quot;&quot;)" office:value-type="string" office:string-value="50083823,Drive 7H,DRIVE BC (OVL)" calcext:value-type="string">
            <text:p>50083823,Drive 7H,DRIVE BC (OVL)</text:p>
          </table:table-cell>
          <table:table-cell table:formula="of:=IF([.I421]=&quot;&quot;;[.K421];&quot;&quot;)" office:value-type="string" office:string-value="50083823,Drive 7H,DRIVE BC (OVL)" calcext:value-type="string">
            <text:p>50083823,Drive 7H,DRIVE BC (OVL)</text:p>
          </table:table-cell>
          <table:table-cell table:formula="of:=IF([.I421]&lt;&gt;&quot;&quot;;[.K421];&quot;&quot;)">
            <text:p/>
          </table:table-cell>
        </table:table-row>
        <table:table-row table:style-name="ro1" table:visibility="filter">
          <table:table-cell office:value-type="string" calcext:value-type="string">
            <text:p>Dynamic Lede</text:p>
          </table:table-cell>
          <table:table-cell table:formula="of:=VLOOKUP([.A422];[$Sheet2.$A$2:.$B$36];2)" office:value-type="string" office:string-value="DYNAMIC LEDE" calcext:value-type="string">
            <text:p>DYNAMIC LEDE</text:p>
          </table:table-cell>
          <table:table-cell table:formula="of:=VLOOKUP([.A422];[$Sheet2.$A$2:.$C$36];3)" office:value-type="string" office:string-value="Lede" calcext:value-type="string">
            <text:p>Led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t Scheerlinck</text:p>
          </table:table-cell>
          <table:table-cell office:value-type="float" office:value="50066364" calcext:value-type="float">
            <text:p>50066364</text:p>
          </table:table-cell>
          <table:table-cell table:number-columns-repeated="2"/>
          <table:table-cell table:formula="of:=IF([.H422]&lt;&gt;&quot;&quot;;CONCATENATE([.H422];&quot;,&quot;;[.C422];&quot; &quot;;[.D422];&quot;,&quot;;[.B422]);&quot;&quot;)" office:value-type="string" office:string-value="50066364,Lede 1G,DYNAMIC LEDE" calcext:value-type="string">
            <text:p>50066364,Lede 1G,DYNAMIC LEDE</text:p>
          </table:table-cell>
          <table:table-cell table:formula="of:=IF([.I422]=&quot;&quot;;[.K422];&quot;&quot;)" office:value-type="string" office:string-value="50066364,Lede 1G,DYNAMIC LEDE" calcext:value-type="string">
            <text:p>50066364,Lede 1G,DYNAMIC LEDE</text:p>
          </table:table-cell>
          <table:table-cell table:formula="of:=IF([.I422]&lt;&gt;&quot;&quot;;[.K422];&quot;&quot;)">
            <text:p/>
          </table:table-cell>
        </table:table-row>
        <table:table-row table:style-name="ro1" table:visibility="filter">
          <table:table-cell office:value-type="string" calcext:value-type="string">
            <text:p>Dynamic Lede</text:p>
          </table:table-cell>
          <table:table-cell table:formula="of:=VLOOKUP([.A423];[$Sheet2.$A$2:.$B$36];2)" office:value-type="string" office:string-value="DYNAMIC LEDE" calcext:value-type="string">
            <text:p>DYNAMIC LEDE</text:p>
          </table:table-cell>
          <table:table-cell table:formula="of:=VLOOKUP([.A423];[$Sheet2.$A$2:.$C$36];3)" office:value-type="string" office:string-value="Lede" calcext:value-type="string">
            <text:p>Led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ter Roels</text:p>
          </table:table-cell>
          <table:table-cell office:value-type="float" office:value="50032026" calcext:value-type="float">
            <text:p>50032026</text:p>
          </table:table-cell>
          <table:table-cell table:number-columns-repeated="2"/>
          <table:table-cell table:formula="of:=IF([.H423]&lt;&gt;&quot;&quot;;CONCATENATE([.H423];&quot;,&quot;;[.C423];&quot; &quot;;[.D423];&quot;,&quot;;[.B423]);&quot;&quot;)" office:value-type="string" office:string-value="50032026,Lede 1G,DYNAMIC LEDE" calcext:value-type="string">
            <text:p>50032026,Lede 1G,DYNAMIC LEDE</text:p>
          </table:table-cell>
          <table:table-cell table:formula="of:=IF([.I423]=&quot;&quot;;[.K423];&quot;&quot;)" office:value-type="string" office:string-value="50032026,Lede 1G,DYNAMIC LEDE" calcext:value-type="string">
            <text:p>50032026,Lede 1G,DYNAMIC LEDE</text:p>
          </table:table-cell>
          <table:table-cell table:formula="of:=IF([.I423]&lt;&gt;&quot;&quot;;[.K423];&quot;&quot;)">
            <text:p/>
          </table:table-cell>
        </table:table-row>
        <table:table-row table:style-name="ro1" table:visibility="filter">
          <table:table-cell office:value-type="string" calcext:value-type="string">
            <text:p>Dynamic Lede</text:p>
          </table:table-cell>
          <table:table-cell table:formula="of:=VLOOKUP([.A424];[$Sheet2.$A$2:.$B$36];2)" office:value-type="string" office:string-value="DYNAMIC LEDE" calcext:value-type="string">
            <text:p>DYNAMIC LEDE</text:p>
          </table:table-cell>
          <table:table-cell table:formula="of:=VLOOKUP([.A424];[$Sheet2.$A$2:.$C$36];3)" office:value-type="string" office:string-value="Lede" calcext:value-type="string">
            <text:p>Led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sy De Geyter</text:p>
          </table:table-cell>
          <table:table-cell office:value-type="float" office:value="50045104" calcext:value-type="float">
            <text:p>50045104</text:p>
          </table:table-cell>
          <table:table-cell table:number-columns-repeated="2"/>
          <table:table-cell table:formula="of:=IF([.H424]&lt;&gt;&quot;&quot;;CONCATENATE([.H424];&quot;,&quot;;[.C424];&quot; &quot;;[.D424];&quot;,&quot;;[.B424]);&quot;&quot;)" office:value-type="string" office:string-value="50045104,Lede 1G,DYNAMIC LEDE" calcext:value-type="string">
            <text:p>50045104,Lede 1G,DYNAMIC LEDE</text:p>
          </table:table-cell>
          <table:table-cell table:formula="of:=IF([.I424]=&quot;&quot;;[.K424];&quot;&quot;)" office:value-type="string" office:string-value="50045104,Lede 1G,DYNAMIC LEDE" calcext:value-type="string">
            <text:p>50045104,Lede 1G,DYNAMIC LEDE</text:p>
          </table:table-cell>
          <table:table-cell table:formula="of:=IF([.I424]&lt;&gt;&quot;&quot;;[.K424];&quot;&quot;)">
            <text:p/>
          </table:table-cell>
        </table:table-row>
        <table:table-row table:style-name="ro1" table:visibility="filter">
          <table:table-cell office:value-type="string" calcext:value-type="string">
            <text:p>Dynamic Lede</text:p>
          </table:table-cell>
          <table:table-cell table:formula="of:=VLOOKUP([.A425];[$Sheet2.$A$2:.$B$36];2)" office:value-type="string" office:string-value="DYNAMIC LEDE" calcext:value-type="string">
            <text:p>DYNAMIC LEDE</text:p>
          </table:table-cell>
          <table:table-cell table:formula="of:=VLOOKUP([.A425];[$Sheet2.$A$2:.$C$36];3)" office:value-type="string" office:string-value="Lede" calcext:value-type="string">
            <text:p>Led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hanie De Wael</text:p>
          </table:table-cell>
          <table:table-cell office:value-type="float" office:value="50074646" calcext:value-type="float">
            <text:p>50074646</text:p>
          </table:table-cell>
          <table:table-cell table:number-columns-repeated="2"/>
          <table:table-cell table:formula="of:=IF([.H425]&lt;&gt;&quot;&quot;;CONCATENATE([.H425];&quot;,&quot;;[.C425];&quot; &quot;;[.D425];&quot;,&quot;;[.B425]);&quot;&quot;)" office:value-type="string" office:string-value="50074646,Lede 1G,DYNAMIC LEDE" calcext:value-type="string">
            <text:p>50074646,Lede 1G,DYNAMIC LEDE</text:p>
          </table:table-cell>
          <table:table-cell table:formula="of:=IF([.I425]=&quot;&quot;;[.K425];&quot;&quot;)" office:value-type="string" office:string-value="50074646,Lede 1G,DYNAMIC LEDE" calcext:value-type="string">
            <text:p>50074646,Lede 1G,DYNAMIC LEDE</text:p>
          </table:table-cell>
          <table:table-cell table:formula="of:=IF([.I425]&lt;&gt;&quot;&quot;;[.K425];&quot;&quot;)">
            <text:p/>
          </table:table-cell>
        </table:table-row>
        <table:table-row table:style-name="ro1" table:visibility="filter">
          <table:table-cell office:value-type="string" calcext:value-type="string">
            <text:p>Dynamic Lede</text:p>
          </table:table-cell>
          <table:table-cell table:formula="of:=VLOOKUP([.A426];[$Sheet2.$A$2:.$B$36];2)" office:value-type="string" office:string-value="DYNAMIC LEDE" calcext:value-type="string">
            <text:p>DYNAMIC LEDE</text:p>
          </table:table-cell>
          <table:table-cell table:formula="of:=VLOOKUP([.A426];[$Sheet2.$A$2:.$C$36];3)" office:value-type="string" office:string-value="Lede" calcext:value-type="string">
            <text:p>Led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o Scharff</text:p>
          </table:table-cell>
          <table:table-cell office:value-type="float" office:value="50098249" calcext:value-type="float">
            <text:p>50098249</text:p>
          </table:table-cell>
          <table:table-cell table:number-columns-repeated="2"/>
          <table:table-cell table:formula="of:=IF([.H426]&lt;&gt;&quot;&quot;;CONCATENATE([.H426];&quot;,&quot;;[.C426];&quot; &quot;;[.D426];&quot;,&quot;;[.B426]);&quot;&quot;)" office:value-type="string" office:string-value="50098249,Lede 1H,DYNAMIC LEDE" calcext:value-type="string">
            <text:p>50098249,Lede 1H,DYNAMIC LEDE</text:p>
          </table:table-cell>
          <table:table-cell table:formula="of:=IF([.I426]=&quot;&quot;;[.K426];&quot;&quot;)" office:value-type="string" office:string-value="50098249,Lede 1H,DYNAMIC LEDE" calcext:value-type="string">
            <text:p>50098249,Lede 1H,DYNAMIC LEDE</text:p>
          </table:table-cell>
          <table:table-cell table:formula="of:=IF([.I426]&lt;&gt;&quot;&quot;;[.K426];&quot;&quot;)">
            <text:p/>
          </table:table-cell>
        </table:table-row>
        <table:table-row table:style-name="ro1" table:visibility="filter">
          <table:table-cell office:value-type="string" calcext:value-type="string">
            <text:p>Dynamic Lede</text:p>
          </table:table-cell>
          <table:table-cell table:formula="of:=VLOOKUP([.A427];[$Sheet2.$A$2:.$B$36];2)" office:value-type="string" office:string-value="DYNAMIC LEDE" calcext:value-type="string">
            <text:p>DYNAMIC LEDE</text:p>
          </table:table-cell>
          <table:table-cell table:formula="of:=VLOOKUP([.A427];[$Sheet2.$A$2:.$C$36];3)" office:value-type="string" office:string-value="Lede" calcext:value-type="string">
            <text:p>Led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en Matthijs</text:p>
          </table:table-cell>
          <table:table-cell office:value-type="float" office:value="50048935" calcext:value-type="float">
            <text:p>50048935</text:p>
          </table:table-cell>
          <table:table-cell table:number-columns-repeated="2"/>
          <table:table-cell table:formula="of:=IF([.H427]&lt;&gt;&quot;&quot;;CONCATENATE([.H427];&quot;,&quot;;[.C427];&quot; &quot;;[.D427];&quot;,&quot;;[.B427]);&quot;&quot;)" office:value-type="string" office:string-value="50048935,Lede 1H,DYNAMIC LEDE" calcext:value-type="string">
            <text:p>50048935,Lede 1H,DYNAMIC LEDE</text:p>
          </table:table-cell>
          <table:table-cell table:formula="of:=IF([.I427]=&quot;&quot;;[.K427];&quot;&quot;)" office:value-type="string" office:string-value="50048935,Lede 1H,DYNAMIC LEDE" calcext:value-type="string">
            <text:p>50048935,Lede 1H,DYNAMIC LEDE</text:p>
          </table:table-cell>
          <table:table-cell table:formula="of:=IF([.I427]&lt;&gt;&quot;&quot;;[.K427];&quot;&quot;)">
            <text:p/>
          </table:table-cell>
        </table:table-row>
        <table:table-row table:style-name="ro1" table:visibility="filter">
          <table:table-cell office:value-type="string" calcext:value-type="string">
            <text:p>Dynamic Lede</text:p>
          </table:table-cell>
          <table:table-cell table:formula="of:=VLOOKUP([.A428];[$Sheet2.$A$2:.$B$36];2)" office:value-type="string" office:string-value="DYNAMIC LEDE" calcext:value-type="string">
            <text:p>DYNAMIC LEDE</text:p>
          </table:table-cell>
          <table:table-cell table:formula="of:=VLOOKUP([.A428];[$Sheet2.$A$2:.$C$36];3)" office:value-type="string" office:string-value="Lede" calcext:value-type="string">
            <text:p>Led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ter Roels</text:p>
          </table:table-cell>
          <table:table-cell office:value-type="float" office:value="50032026" calcext:value-type="float">
            <text:p>50032026</text:p>
          </table:table-cell>
          <table:table-cell table:number-columns-repeated="2"/>
          <table:table-cell table:formula="of:=IF([.H428]&lt;&gt;&quot;&quot;;CONCATENATE([.H428];&quot;,&quot;;[.C428];&quot; &quot;;[.D428];&quot;,&quot;;[.B428]);&quot;&quot;)" office:value-type="string" office:string-value="50032026,Lede 1H,DYNAMIC LEDE" calcext:value-type="string">
            <text:p>50032026,Lede 1H,DYNAMIC LEDE</text:p>
          </table:table-cell>
          <table:table-cell table:formula="of:=IF([.I428]=&quot;&quot;;[.K428];&quot;&quot;)" office:value-type="string" office:string-value="50032026,Lede 1H,DYNAMIC LEDE" calcext:value-type="string">
            <text:p>50032026,Lede 1H,DYNAMIC LEDE</text:p>
          </table:table-cell>
          <table:table-cell table:formula="of:=IF([.I428]&lt;&gt;&quot;&quot;;[.K428];&quot;&quot;)">
            <text:p/>
          </table:table-cell>
        </table:table-row>
        <table:table-row table:style-name="ro1" table:visibility="filter">
          <table:table-cell office:value-type="string" calcext:value-type="string">
            <text:p>Dynamic Lede</text:p>
          </table:table-cell>
          <table:table-cell table:formula="of:=VLOOKUP([.A429];[$Sheet2.$A$2:.$B$36];2)" office:value-type="string" office:string-value="DYNAMIC LEDE" calcext:value-type="string">
            <text:p>DYNAMIC LEDE</text:p>
          </table:table-cell>
          <table:table-cell table:formula="of:=VLOOKUP([.A429];[$Sheet2.$A$2:.$C$36];3)" office:value-type="string" office:string-value="Lede" calcext:value-type="string">
            <text:p>Led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 Matthijs</text:p>
          </table:table-cell>
          <table:table-cell office:value-type="float" office:value="50048934" calcext:value-type="float">
            <text:p>50048934</text:p>
          </table:table-cell>
          <table:table-cell table:number-columns-repeated="2"/>
          <table:table-cell table:formula="of:=IF([.H429]&lt;&gt;&quot;&quot;;CONCATENATE([.H429];&quot;,&quot;;[.C429];&quot; &quot;;[.D429];&quot;,&quot;;[.B429]);&quot;&quot;)" office:value-type="string" office:string-value="50048934,Lede 1H,DYNAMIC LEDE" calcext:value-type="string">
            <text:p>50048934,Lede 1H,DYNAMIC LEDE</text:p>
          </table:table-cell>
          <table:table-cell table:formula="of:=IF([.I429]=&quot;&quot;;[.K429];&quot;&quot;)" office:value-type="string" office:string-value="50048934,Lede 1H,DYNAMIC LEDE" calcext:value-type="string">
            <text:p>50048934,Lede 1H,DYNAMIC LEDE</text:p>
          </table:table-cell>
          <table:table-cell table:formula="of:=IF([.I429]&lt;&gt;&quot;&quot;;[.K429];&quot;&quot;)">
            <text:p/>
          </table:table-cell>
        </table:table-row>
        <table:table-row table:style-name="ro1">
          <table:table-cell office:value-type="string" calcext:value-type="string">
            <text:p>Eikenlo</text:p>
          </table:table-cell>
          <table:table-cell table:formula="of:=VLOOKUP([.A430];[$Sheet2.$A$2:.$B$36];2)" office:value-type="string" office:string-value="EIKENLO BC" calcext:value-type="string">
            <text:p>EIKENLO BC</text:p>
          </table:table-cell>
          <table:table-cell table:formula="of:=VLOOKUP([.A430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rt De Baets</text:p>
          </table:table-cell>
          <table:table-cell office:value-type="float" office:value="50043496" calcext:value-type="float">
            <text:p>50043496</text:p>
          </table:table-cell>
          <table:table-cell office:value-type="string" calcext:value-type="string">
            <text:p>Liga</text:p>
          </table:table-cell>
          <table:table-cell/>
          <table:table-cell table:formula="of:=IF([.H430]&lt;&gt;&quot;&quot;;CONCATENATE([.H430];&quot;,&quot;;[.C430];&quot; &quot;;[.D430];&quot;,&quot;;[.B430]);&quot;&quot;)" office:value-type="string" office:string-value="50043496,Eikenlo 1G,EIKENLO BC" calcext:value-type="string">
            <text:p>50043496,Eikenlo 1G,EIKENLO BC</text:p>
          </table:table-cell>
          <table:table-cell table:formula="of:=IF([.I430]=&quot;&quot;;[.K430];&quot;&quot;)">
            <text:p/>
          </table:table-cell>
          <table:table-cell table:formula="of:=IF([.I430]&lt;&gt;&quot;&quot;;[.K430];&quot;&quot;)" office:value-type="string" office:string-value="50043496,Eikenlo 1G,EIKENLO BC" calcext:value-type="string">
            <text:p>50043496,Eikenlo 1G,EIKENLO BC</text:p>
          </table:table-cell>
        </table:table-row>
        <table:table-row table:style-name="ro1">
          <table:table-cell office:value-type="string" calcext:value-type="string">
            <text:p>Eikenlo</text:p>
          </table:table-cell>
          <table:table-cell table:formula="of:=VLOOKUP([.A431];[$Sheet2.$A$2:.$B$36];2)" office:value-type="string" office:string-value="EIKENLO BC" calcext:value-type="string">
            <text:p>EIKENLO BC</text:p>
          </table:table-cell>
          <table:table-cell table:formula="of:=VLOOKUP([.A431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vin Recollecte</text:p>
          </table:table-cell>
          <table:table-cell office:value-type="float" office:value="50062932" calcext:value-type="float">
            <text:p>50062932</text:p>
          </table:table-cell>
          <table:table-cell office:value-type="string" calcext:value-type="string">
            <text:p>Liga</text:p>
          </table:table-cell>
          <table:table-cell/>
          <table:table-cell table:formula="of:=IF([.H431]&lt;&gt;&quot;&quot;;CONCATENATE([.H431];&quot;,&quot;;[.C431];&quot; &quot;;[.D431];&quot;,&quot;;[.B431]);&quot;&quot;)" office:value-type="string" office:string-value="50062932,Eikenlo 1G,EIKENLO BC" calcext:value-type="string">
            <text:p>50062932,Eikenlo 1G,EIKENLO BC</text:p>
          </table:table-cell>
          <table:table-cell table:formula="of:=IF([.I431]=&quot;&quot;;[.K431];&quot;&quot;)">
            <text:p/>
          </table:table-cell>
          <table:table-cell table:formula="of:=IF([.I431]&lt;&gt;&quot;&quot;;[.K431];&quot;&quot;)" office:value-type="string" office:string-value="50062932,Eikenlo 1G,EIKENLO BC" calcext:value-type="string">
            <text:p>50062932,Eikenlo 1G,EIKENLO BC</text:p>
          </table:table-cell>
        </table:table-row>
        <table:table-row table:style-name="ro1">
          <table:table-cell office:value-type="string" calcext:value-type="string">
            <text:p>Eikenlo</text:p>
          </table:table-cell>
          <table:table-cell table:formula="of:=VLOOKUP([.A432];[$Sheet2.$A$2:.$B$36];2)" office:value-type="string" office:string-value="EIKENLO BC" calcext:value-type="string">
            <text:p>EIKENLO BC</text:p>
          </table:table-cell>
          <table:table-cell table:formula="of:=VLOOKUP([.A432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m Recollecte</text:p>
          </table:table-cell>
          <table:table-cell office:value-type="float" office:value="50037470" calcext:value-type="float">
            <text:p>50037470</text:p>
          </table:table-cell>
          <table:table-cell office:value-type="string" calcext:value-type="string">
            <text:p>Liga</text:p>
          </table:table-cell>
          <table:table-cell/>
          <table:table-cell table:formula="of:=IF([.H432]&lt;&gt;&quot;&quot;;CONCATENATE([.H432];&quot;,&quot;;[.C432];&quot; &quot;;[.D432];&quot;,&quot;;[.B432]);&quot;&quot;)" office:value-type="string" office:string-value="50037470,Eikenlo 1G,EIKENLO BC" calcext:value-type="string">
            <text:p>50037470,Eikenlo 1G,EIKENLO BC</text:p>
          </table:table-cell>
          <table:table-cell table:formula="of:=IF([.I432]=&quot;&quot;;[.K432];&quot;&quot;)">
            <text:p/>
          </table:table-cell>
          <table:table-cell table:formula="of:=IF([.I432]&lt;&gt;&quot;&quot;;[.K432];&quot;&quot;)" office:value-type="string" office:string-value="50037470,Eikenlo 1G,EIKENLO BC" calcext:value-type="string">
            <text:p>50037470,Eikenlo 1G,EIKENLO BC</text:p>
          </table:table-cell>
        </table:table-row>
        <table:table-row table:style-name="ro1">
          <table:table-cell office:value-type="string" calcext:value-type="string">
            <text:p>Eikenlo</text:p>
          </table:table-cell>
          <table:table-cell table:formula="of:=VLOOKUP([.A433];[$Sheet2.$A$2:.$B$36];2)" office:value-type="string" office:string-value="EIKENLO BC" calcext:value-type="string">
            <text:p>EIKENLO BC</text:p>
          </table:table-cell>
          <table:table-cell table:formula="of:=VLOOKUP([.A433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e Stoel</text:p>
          </table:table-cell>
          <table:table-cell office:value-type="float" office:value="50085463" calcext:value-type="float">
            <text:p>50085463</text:p>
          </table:table-cell>
          <table:table-cell office:value-type="string" calcext:value-type="string">
            <text:p>Liga</text:p>
          </table:table-cell>
          <table:table-cell/>
          <table:table-cell table:formula="of:=IF([.H433]&lt;&gt;&quot;&quot;;CONCATENATE([.H433];&quot;,&quot;;[.C433];&quot; &quot;;[.D433];&quot;,&quot;;[.B433]);&quot;&quot;)" office:value-type="string" office:string-value="50085463,Eikenlo 1G,EIKENLO BC" calcext:value-type="string">
            <text:p>50085463,Eikenlo 1G,EIKENLO BC</text:p>
          </table:table-cell>
          <table:table-cell table:formula="of:=IF([.I433]=&quot;&quot;;[.K433];&quot;&quot;)">
            <text:p/>
          </table:table-cell>
          <table:table-cell table:formula="of:=IF([.I433]&lt;&gt;&quot;&quot;;[.K433];&quot;&quot;)" office:value-type="string" office:string-value="50085463,Eikenlo 1G,EIKENLO BC" calcext:value-type="string">
            <text:p>50085463,Eikenlo 1G,EIKENLO BC</text:p>
          </table:table-cell>
        </table:table-row>
        <table:table-row table:style-name="ro1">
          <table:table-cell office:value-type="string" calcext:value-type="string">
            <text:p>Eikenlo</text:p>
          </table:table-cell>
          <table:table-cell table:formula="of:=VLOOKUP([.A434];[$Sheet2.$A$2:.$B$36];2)" office:value-type="string" office:string-value="EIKENLO BC" calcext:value-type="string">
            <text:p>EIKENLO BC</text:p>
          </table:table-cell>
          <table:table-cell table:formula="of:=VLOOKUP([.A434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rt De Baets</text:p>
          </table:table-cell>
          <table:table-cell office:value-type="float" office:value="50043496" calcext:value-type="float">
            <text:p>50043496</text:p>
          </table:table-cell>
          <table:table-cell office:value-type="string" calcext:value-type="string">
            <text:p>Liga</text:p>
          </table:table-cell>
          <table:table-cell/>
          <table:table-cell table:formula="of:=IF([.H434]&lt;&gt;&quot;&quot;;CONCATENATE([.H434];&quot;,&quot;;[.C434];&quot; &quot;;[.D434];&quot;,&quot;;[.B434]);&quot;&quot;)" office:value-type="string" office:string-value="50043496,Eikenlo 1H,EIKENLO BC" calcext:value-type="string">
            <text:p>50043496,Eikenlo 1H,EIKENLO BC</text:p>
          </table:table-cell>
          <table:table-cell table:formula="of:=IF([.I434]=&quot;&quot;;[.K434];&quot;&quot;)">
            <text:p/>
          </table:table-cell>
          <table:table-cell table:formula="of:=IF([.I434]&lt;&gt;&quot;&quot;;[.K434];&quot;&quot;)" office:value-type="string" office:string-value="50043496,Eikenlo 1H,EIKENLO BC" calcext:value-type="string">
            <text:p>50043496,Eikenlo 1H,EIKENLO BC</text:p>
          </table:table-cell>
        </table:table-row>
        <table:table-row table:style-name="ro1">
          <table:table-cell office:value-type="string" calcext:value-type="string">
            <text:p>Eikenlo</text:p>
          </table:table-cell>
          <table:table-cell table:formula="of:=VLOOKUP([.A435];[$Sheet2.$A$2:.$B$36];2)" office:value-type="string" office:string-value="EIKENLO BC" calcext:value-type="string">
            <text:p>EIKENLO BC</text:p>
          </table:table-cell>
          <table:table-cell table:formula="of:=VLOOKUP([.A435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vin Recollecte</text:p>
          </table:table-cell>
          <table:table-cell office:value-type="float" office:value="50062932" calcext:value-type="float">
            <text:p>50062932</text:p>
          </table:table-cell>
          <table:table-cell office:value-type="string" calcext:value-type="string">
            <text:p>Liga</text:p>
          </table:table-cell>
          <table:table-cell/>
          <table:table-cell table:formula="of:=IF([.H435]&lt;&gt;&quot;&quot;;CONCATENATE([.H435];&quot;,&quot;;[.C435];&quot; &quot;;[.D435];&quot;,&quot;;[.B435]);&quot;&quot;)" office:value-type="string" office:string-value="50062932,Eikenlo 1H,EIKENLO BC" calcext:value-type="string">
            <text:p>50062932,Eikenlo 1H,EIKENLO BC</text:p>
          </table:table-cell>
          <table:table-cell table:formula="of:=IF([.I435]=&quot;&quot;;[.K435];&quot;&quot;)">
            <text:p/>
          </table:table-cell>
          <table:table-cell table:formula="of:=IF([.I435]&lt;&gt;&quot;&quot;;[.K435];&quot;&quot;)" office:value-type="string" office:string-value="50062932,Eikenlo 1H,EIKENLO BC" calcext:value-type="string">
            <text:p>50062932,Eikenlo 1H,EIKENLO BC</text:p>
          </table:table-cell>
        </table:table-row>
        <table:table-row table:style-name="ro1">
          <table:table-cell office:value-type="string" calcext:value-type="string">
            <text:p>Eikenlo</text:p>
          </table:table-cell>
          <table:table-cell table:formula="of:=VLOOKUP([.A436];[$Sheet2.$A$2:.$B$36];2)" office:value-type="string" office:string-value="EIKENLO BC" calcext:value-type="string">
            <text:p>EIKENLO BC</text:p>
          </table:table-cell>
          <table:table-cell table:formula="of:=VLOOKUP([.A436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jn Eloot</text:p>
          </table:table-cell>
          <table:table-cell office:value-type="float" office:value="50095101" calcext:value-type="float">
            <text:p>50095101</text:p>
          </table:table-cell>
          <table:table-cell office:value-type="string" calcext:value-type="string">
            <text:p>Liga</text:p>
          </table:table-cell>
          <table:table-cell/>
          <table:table-cell table:formula="of:=IF([.H436]&lt;&gt;&quot;&quot;;CONCATENATE([.H436];&quot;,&quot;;[.C436];&quot; &quot;;[.D436];&quot;,&quot;;[.B436]);&quot;&quot;)" office:value-type="string" office:string-value="50095101,Eikenlo 1H,EIKENLO BC" calcext:value-type="string">
            <text:p>50095101,Eikenlo 1H,EIKENLO BC</text:p>
          </table:table-cell>
          <table:table-cell table:formula="of:=IF([.I436]=&quot;&quot;;[.K436];&quot;&quot;)">
            <text:p/>
          </table:table-cell>
          <table:table-cell table:formula="of:=IF([.I436]&lt;&gt;&quot;&quot;;[.K436];&quot;&quot;)" office:value-type="string" office:string-value="50095101,Eikenlo 1H,EIKENLO BC" calcext:value-type="string">
            <text:p>50095101,Eikenlo 1H,EIKENLO BC</text:p>
          </table:table-cell>
        </table:table-row>
        <table:table-row table:style-name="ro1">
          <table:table-cell office:value-type="string" calcext:value-type="string">
            <text:p>Eikenlo</text:p>
          </table:table-cell>
          <table:table-cell table:formula="of:=VLOOKUP([.A437];[$Sheet2.$A$2:.$B$36];2)" office:value-type="string" office:string-value="EIKENLO BC" calcext:value-type="string">
            <text:p>EIKENLO BC</text:p>
          </table:table-cell>
          <table:table-cell table:formula="of:=VLOOKUP([.A437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eri De Vrieze</text:p>
          </table:table-cell>
          <table:table-cell office:value-type="float" office:value="50055762" calcext:value-type="float">
            <text:p>50055762</text:p>
          </table:table-cell>
          <table:table-cell office:value-type="string" calcext:value-type="string">
            <text:p>Liga</text:p>
          </table:table-cell>
          <table:table-cell/>
          <table:table-cell table:formula="of:=IF([.H437]&lt;&gt;&quot;&quot;;CONCATENATE([.H437];&quot;,&quot;;[.C437];&quot; &quot;;[.D437];&quot;,&quot;;[.B437]);&quot;&quot;)" office:value-type="string" office:string-value="50055762,Eikenlo 1H,EIKENLO BC" calcext:value-type="string">
            <text:p>50055762,Eikenlo 1H,EIKENLO BC</text:p>
          </table:table-cell>
          <table:table-cell table:formula="of:=IF([.I437]=&quot;&quot;;[.K437];&quot;&quot;)">
            <text:p/>
          </table:table-cell>
          <table:table-cell table:formula="of:=IF([.I437]&lt;&gt;&quot;&quot;;[.K437];&quot;&quot;)" office:value-type="string" office:string-value="50055762,Eikenlo 1H,EIKENLO BC" calcext:value-type="string">
            <text:p>50055762,Eikenlo 1H,EIKENLO BC</text:p>
          </table:table-cell>
        </table:table-row>
        <table:table-row table:style-name="ro1">
          <table:table-cell office:value-type="string" calcext:value-type="string">
            <text:p>Eikenlo</text:p>
          </table:table-cell>
          <table:table-cell table:formula="of:=VLOOKUP([.A438];[$Sheet2.$A$2:.$B$36];2)" office:value-type="string" office:string-value="EIKENLO BC" calcext:value-type="string">
            <text:p>EIKENLO BC</text:p>
          </table:table-cell>
          <table:table-cell table:formula="of:=VLOOKUP([.A438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m Recollecte</text:p>
          </table:table-cell>
          <table:table-cell office:value-type="float" office:value="50037470" calcext:value-type="float">
            <text:p>50037470</text:p>
          </table:table-cell>
          <table:table-cell office:value-type="string" calcext:value-type="string">
            <text:p>Liga</text:p>
          </table:table-cell>
          <table:table-cell/>
          <table:table-cell table:formula="of:=IF([.H438]&lt;&gt;&quot;&quot;;CONCATENATE([.H438];&quot;,&quot;;[.C438];&quot; &quot;;[.D438];&quot;,&quot;;[.B438]);&quot;&quot;)" office:value-type="string" office:string-value="50037470,Eikenlo 1D,EIKENLO BC" calcext:value-type="string">
            <text:p>50037470,Eikenlo 1D,EIKENLO BC</text:p>
          </table:table-cell>
          <table:table-cell table:formula="of:=IF([.I438]=&quot;&quot;;[.K438];&quot;&quot;)">
            <text:p/>
          </table:table-cell>
          <table:table-cell table:formula="of:=IF([.I438]&lt;&gt;&quot;&quot;;[.K438];&quot;&quot;)" office:value-type="string" office:string-value="50037470,Eikenlo 1D,EIKENLO BC" calcext:value-type="string">
            <text:p>50037470,Eikenlo 1D,EIKENLO BC</text:p>
          </table:table-cell>
        </table:table-row>
        <table:table-row table:style-name="ro1">
          <table:table-cell office:value-type="string" calcext:value-type="string">
            <text:p>Eikenlo</text:p>
          </table:table-cell>
          <table:table-cell table:formula="of:=VLOOKUP([.A439];[$Sheet2.$A$2:.$B$36];2)" office:value-type="string" office:string-value="EIKENLO BC" calcext:value-type="string">
            <text:p>EIKENLO BC</text:p>
          </table:table-cell>
          <table:table-cell table:formula="of:=VLOOKUP([.A439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ntine Sonneville</text:p>
          </table:table-cell>
          <table:table-cell office:value-type="float" office:value="50109335" calcext:value-type="float">
            <text:p>50109335</text:p>
          </table:table-cell>
          <table:table-cell office:value-type="string" calcext:value-type="string">
            <text:p>Liga</text:p>
          </table:table-cell>
          <table:table-cell/>
          <table:table-cell table:formula="of:=IF([.H439]&lt;&gt;&quot;&quot;;CONCATENATE([.H439];&quot;,&quot;;[.C439];&quot; &quot;;[.D439];&quot;,&quot;;[.B439]);&quot;&quot;)" office:value-type="string" office:string-value="50109335,Eikenlo 1D,EIKENLO BC" calcext:value-type="string">
            <text:p>50109335,Eikenlo 1D,EIKENLO BC</text:p>
          </table:table-cell>
          <table:table-cell table:formula="of:=IF([.I439]=&quot;&quot;;[.K439];&quot;&quot;)">
            <text:p/>
          </table:table-cell>
          <table:table-cell table:formula="of:=IF([.I439]&lt;&gt;&quot;&quot;;[.K439];&quot;&quot;)" office:value-type="string" office:string-value="50109335,Eikenlo 1D,EIKENLO BC" calcext:value-type="string">
            <text:p>50109335,Eikenlo 1D,EIKENLO BC</text:p>
          </table:table-cell>
        </table:table-row>
        <table:table-row table:style-name="ro1">
          <table:table-cell office:value-type="string" calcext:value-type="string">
            <text:p>Eikenlo</text:p>
          </table:table-cell>
          <table:table-cell table:formula="of:=VLOOKUP([.A440];[$Sheet2.$A$2:.$B$36];2)" office:value-type="string" office:string-value="EIKENLO BC" calcext:value-type="string">
            <text:p>EIKENLO BC</text:p>
          </table:table-cell>
          <table:table-cell table:formula="of:=VLOOKUP([.A440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e Stoel</text:p>
          </table:table-cell>
          <table:table-cell office:value-type="float" office:value="50085463" calcext:value-type="float">
            <text:p>50085463</text:p>
          </table:table-cell>
          <table:table-cell office:value-type="string" calcext:value-type="string">
            <text:p>Liga</text:p>
          </table:table-cell>
          <table:table-cell/>
          <table:table-cell table:formula="of:=IF([.H440]&lt;&gt;&quot;&quot;;CONCATENATE([.H440];&quot;,&quot;;[.C440];&quot; &quot;;[.D440];&quot;,&quot;;[.B440]);&quot;&quot;)" office:value-type="string" office:string-value="50085463,Eikenlo 1D,EIKENLO BC" calcext:value-type="string">
            <text:p>50085463,Eikenlo 1D,EIKENLO BC</text:p>
          </table:table-cell>
          <table:table-cell table:formula="of:=IF([.I440]=&quot;&quot;;[.K440];&quot;&quot;)">
            <text:p/>
          </table:table-cell>
          <table:table-cell table:formula="of:=IF([.I440]&lt;&gt;&quot;&quot;;[.K440];&quot;&quot;)" office:value-type="string" office:string-value="50085463,Eikenlo 1D,EIKENLO BC" calcext:value-type="string">
            <text:p>50085463,Eikenlo 1D,EIKENLO BC</text:p>
          </table:table-cell>
        </table:table-row>
        <table:table-row table:style-name="ro1">
          <table:table-cell office:value-type="string" calcext:value-type="string">
            <text:p>Eikenlo</text:p>
          </table:table-cell>
          <table:table-cell table:formula="of:=VLOOKUP([.A441];[$Sheet2.$A$2:.$B$36];2)" office:value-type="string" office:string-value="EIKENLO BC" calcext:value-type="string">
            <text:p>EIKENLO BC</text:p>
          </table:table-cell>
          <table:table-cell table:formula="of:=VLOOKUP([.A441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 Jacobs</text:p>
          </table:table-cell>
          <table:table-cell office:value-type="float" office:value="50111205" calcext:value-type="float">
            <text:p>50111205</text:p>
          </table:table-cell>
          <table:table-cell office:value-type="string" calcext:value-type="string">
            <text:p>Liga</text:p>
          </table:table-cell>
          <table:table-cell/>
          <table:table-cell table:formula="of:=IF([.H441]&lt;&gt;&quot;&quot;;CONCATENATE([.H441];&quot;,&quot;;[.C441];&quot; &quot;;[.D441];&quot;,&quot;;[.B441]);&quot;&quot;)" office:value-type="string" office:string-value="50111205,Eikenlo 1D,EIKENLO BC" calcext:value-type="string">
            <text:p>50111205,Eikenlo 1D,EIKENLO BC</text:p>
          </table:table-cell>
          <table:table-cell table:formula="of:=IF([.I441]=&quot;&quot;;[.K441];&quot;&quot;)">
            <text:p/>
          </table:table-cell>
          <table:table-cell table:formula="of:=IF([.I441]&lt;&gt;&quot;&quot;;[.K441];&quot;&quot;)" office:value-type="string" office:string-value="50111205,Eikenlo 1D,EIKENLO BC" calcext:value-type="string">
            <text:p>50111205,Eikenlo 1D,EIKENLO BC</text:p>
          </table:table-cell>
        </table:table-row>
        <table:table-row table:style-name="ro1" table:visibility="filter">
          <table:table-cell office:value-type="string" calcext:value-type="string">
            <text:p>Eikenlo</text:p>
          </table:table-cell>
          <table:table-cell table:formula="of:=VLOOKUP([.A442];[$Sheet2.$A$2:.$B$36];2)" office:value-type="string" office:string-value="EIKENLO BC" calcext:value-type="string">
            <text:p>EIKENLO BC</text:p>
          </table:table-cell>
          <table:table-cell table:formula="of:=VLOOKUP([.A442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jn Eloot</text:p>
          </table:table-cell>
          <table:table-cell office:value-type="float" office:value="50095101" calcext:value-type="float">
            <text:p>50095101</text:p>
          </table:table-cell>
          <table:table-cell table:number-columns-repeated="2"/>
          <table:table-cell table:formula="of:=IF([.H442]&lt;&gt;&quot;&quot;;CONCATENATE([.H442];&quot;,&quot;;[.C442];&quot; &quot;;[.D442];&quot;,&quot;;[.B442]);&quot;&quot;)" office:value-type="string" office:string-value="50095101,Eikenlo 2G,EIKENLO BC" calcext:value-type="string">
            <text:p>50095101,Eikenlo 2G,EIKENLO BC</text:p>
          </table:table-cell>
          <table:table-cell table:formula="of:=IF([.I442]=&quot;&quot;;[.K442];&quot;&quot;)" office:value-type="string" office:string-value="50095101,Eikenlo 2G,EIKENLO BC" calcext:value-type="string">
            <text:p>50095101,Eikenlo 2G,EIKENLO BC</text:p>
          </table:table-cell>
          <table:table-cell table:formula="of:=IF([.I442]&lt;&gt;&quot;&quot;;[.K442];&quot;&quot;)">
            <text:p/>
          </table:table-cell>
        </table:table-row>
        <table:table-row table:style-name="ro1" table:visibility="filter">
          <table:table-cell office:value-type="string" calcext:value-type="string">
            <text:p>Eikenlo</text:p>
          </table:table-cell>
          <table:table-cell table:formula="of:=VLOOKUP([.A443];[$Sheet2.$A$2:.$B$36];2)" office:value-type="string" office:string-value="EIKENLO BC" calcext:value-type="string">
            <text:p>EIKENLO BC</text:p>
          </table:table-cell>
          <table:table-cell table:formula="of:=VLOOKUP([.A443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 Tuerlinckx</text:p>
          </table:table-cell>
          <table:table-cell office:value-type="float" office:value="50085119" calcext:value-type="float">
            <text:p>50085119</text:p>
          </table:table-cell>
          <table:table-cell table:number-columns-repeated="2"/>
          <table:table-cell table:formula="of:=IF([.H443]&lt;&gt;&quot;&quot;;CONCATENATE([.H443];&quot;,&quot;;[.C443];&quot; &quot;;[.D443];&quot;,&quot;;[.B443]);&quot;&quot;)" office:value-type="string" office:string-value="50085119,Eikenlo 2G,EIKENLO BC" calcext:value-type="string">
            <text:p>50085119,Eikenlo 2G,EIKENLO BC</text:p>
          </table:table-cell>
          <table:table-cell table:formula="of:=IF([.I443]=&quot;&quot;;[.K443];&quot;&quot;)" office:value-type="string" office:string-value="50085119,Eikenlo 2G,EIKENLO BC" calcext:value-type="string">
            <text:p>50085119,Eikenlo 2G,EIKENLO BC</text:p>
          </table:table-cell>
          <table:table-cell table:formula="of:=IF([.I443]&lt;&gt;&quot;&quot;;[.K443];&quot;&quot;)">
            <text:p/>
          </table:table-cell>
        </table:table-row>
        <table:table-row table:style-name="ro1" table:visibility="filter">
          <table:table-cell office:value-type="string" calcext:value-type="string">
            <text:p>Eikenlo</text:p>
          </table:table-cell>
          <table:table-cell table:formula="of:=VLOOKUP([.A444];[$Sheet2.$A$2:.$B$36];2)" office:value-type="string" office:string-value="EIKENLO BC" calcext:value-type="string">
            <text:p>EIKENLO BC</text:p>
          </table:table-cell>
          <table:table-cell table:formula="of:=VLOOKUP([.A444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ntine Sonneville</text:p>
          </table:table-cell>
          <table:table-cell office:value-type="float" office:value="50109335" calcext:value-type="float">
            <text:p>50109335</text:p>
          </table:table-cell>
          <table:table-cell table:number-columns-repeated="2"/>
          <table:table-cell table:formula="of:=IF([.H444]&lt;&gt;&quot;&quot;;CONCATENATE([.H444];&quot;,&quot;;[.C444];&quot; &quot;;[.D444];&quot;,&quot;;[.B444]);&quot;&quot;)" office:value-type="string" office:string-value="50109335,Eikenlo 2G,EIKENLO BC" calcext:value-type="string">
            <text:p>50109335,Eikenlo 2G,EIKENLO BC</text:p>
          </table:table-cell>
          <table:table-cell table:formula="of:=IF([.I444]=&quot;&quot;;[.K444];&quot;&quot;)" office:value-type="string" office:string-value="50109335,Eikenlo 2G,EIKENLO BC" calcext:value-type="string">
            <text:p>50109335,Eikenlo 2G,EIKENLO BC</text:p>
          </table:table-cell>
          <table:table-cell table:formula="of:=IF([.I444]&lt;&gt;&quot;&quot;;[.K444];&quot;&quot;)">
            <text:p/>
          </table:table-cell>
        </table:table-row>
        <table:table-row table:style-name="ro1" table:visibility="filter">
          <table:table-cell office:value-type="string" calcext:value-type="string">
            <text:p>Eikenlo</text:p>
          </table:table-cell>
          <table:table-cell table:formula="of:=VLOOKUP([.A445];[$Sheet2.$A$2:.$B$36];2)" office:value-type="string" office:string-value="EIKENLO BC" calcext:value-type="string">
            <text:p>EIKENLO BC</text:p>
          </table:table-cell>
          <table:table-cell table:formula="of:=VLOOKUP([.A445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 Jacobs</text:p>
          </table:table-cell>
          <table:table-cell office:value-type="float" office:value="50111205" calcext:value-type="float">
            <text:p>50111205</text:p>
          </table:table-cell>
          <table:table-cell table:number-columns-repeated="2"/>
          <table:table-cell table:formula="of:=IF([.H445]&lt;&gt;&quot;&quot;;CONCATENATE([.H445];&quot;,&quot;;[.C445];&quot; &quot;;[.D445];&quot;,&quot;;[.B445]);&quot;&quot;)" office:value-type="string" office:string-value="50111205,Eikenlo 2G,EIKENLO BC" calcext:value-type="string">
            <text:p>50111205,Eikenlo 2G,EIKENLO BC</text:p>
          </table:table-cell>
          <table:table-cell table:formula="of:=IF([.I445]=&quot;&quot;;[.K445];&quot;&quot;)" office:value-type="string" office:string-value="50111205,Eikenlo 2G,EIKENLO BC" calcext:value-type="string">
            <text:p>50111205,Eikenlo 2G,EIKENLO BC</text:p>
          </table:table-cell>
          <table:table-cell table:formula="of:=IF([.I445]&lt;&gt;&quot;&quot;;[.K445];&quot;&quot;)">
            <text:p/>
          </table:table-cell>
        </table:table-row>
        <table:table-row table:style-name="ro1" table:visibility="filter">
          <table:table-cell office:value-type="string" calcext:value-type="string">
            <text:p>Eikenlo</text:p>
          </table:table-cell>
          <table:table-cell table:formula="of:=VLOOKUP([.A446];[$Sheet2.$A$2:.$B$36];2)" office:value-type="string" office:string-value="EIKENLO BC" calcext:value-type="string">
            <text:p>EIKENLO BC</text:p>
          </table:table-cell>
          <table:table-cell table:formula="of:=VLOOKUP([.A446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 Tuerlinckx</text:p>
          </table:table-cell>
          <table:table-cell office:value-type="float" office:value="50085119" calcext:value-type="float">
            <text:p>50085119</text:p>
          </table:table-cell>
          <table:table-cell table:number-columns-repeated="2"/>
          <table:table-cell table:formula="of:=IF([.H446]&lt;&gt;&quot;&quot;;CONCATENATE([.H446];&quot;,&quot;;[.C446];&quot; &quot;;[.D446];&quot;,&quot;;[.B446]);&quot;&quot;)" office:value-type="string" office:string-value="50085119,Eikenlo 2H,EIKENLO BC" calcext:value-type="string">
            <text:p>50085119,Eikenlo 2H,EIKENLO BC</text:p>
          </table:table-cell>
          <table:table-cell table:formula="of:=IF([.I446]=&quot;&quot;;[.K446];&quot;&quot;)" office:value-type="string" office:string-value="50085119,Eikenlo 2H,EIKENLO BC" calcext:value-type="string">
            <text:p>50085119,Eikenlo 2H,EIKENLO BC</text:p>
          </table:table-cell>
          <table:table-cell table:formula="of:=IF([.I446]&lt;&gt;&quot;&quot;;[.K446];&quot;&quot;)">
            <text:p/>
          </table:table-cell>
        </table:table-row>
        <table:table-row table:style-name="ro1" table:visibility="filter">
          <table:table-cell office:value-type="string" calcext:value-type="string">
            <text:p>Eikenlo</text:p>
          </table:table-cell>
          <table:table-cell table:formula="of:=VLOOKUP([.A447];[$Sheet2.$A$2:.$B$36];2)" office:value-type="string" office:string-value="EIKENLO BC" calcext:value-type="string">
            <text:p>EIKENLO BC</text:p>
          </table:table-cell>
          <table:table-cell table:formula="of:=VLOOKUP([.A447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ne Herssens</text:p>
          </table:table-cell>
          <table:table-cell office:value-type="float" office:value="50077516" calcext:value-type="float">
            <text:p>50077516</text:p>
          </table:table-cell>
          <table:table-cell table:number-columns-repeated="2"/>
          <table:table-cell table:formula="of:=IF([.H447]&lt;&gt;&quot;&quot;;CONCATENATE([.H447];&quot;,&quot;;[.C447];&quot; &quot;;[.D447];&quot;,&quot;;[.B447]);&quot;&quot;)" office:value-type="string" office:string-value="50077516,Eikenlo 2H,EIKENLO BC" calcext:value-type="string">
            <text:p>50077516,Eikenlo 2H,EIKENLO BC</text:p>
          </table:table-cell>
          <table:table-cell table:formula="of:=IF([.I447]=&quot;&quot;;[.K447];&quot;&quot;)" office:value-type="string" office:string-value="50077516,Eikenlo 2H,EIKENLO BC" calcext:value-type="string">
            <text:p>50077516,Eikenlo 2H,EIKENLO BC</text:p>
          </table:table-cell>
          <table:table-cell table:formula="of:=IF([.I447]&lt;&gt;&quot;&quot;;[.K447];&quot;&quot;)">
            <text:p/>
          </table:table-cell>
        </table:table-row>
        <table:table-row table:style-name="ro1" table:visibility="filter">
          <table:table-cell office:value-type="string" calcext:value-type="string">
            <text:p>Eikenlo</text:p>
          </table:table-cell>
          <table:table-cell table:formula="of:=VLOOKUP([.A448];[$Sheet2.$A$2:.$B$36];2)" office:value-type="string" office:string-value="EIKENLO BC" calcext:value-type="string">
            <text:p>EIKENLO BC</text:p>
          </table:table-cell>
          <table:table-cell table:formula="of:=VLOOKUP([.A448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iep De Bruyckere</text:p>
          </table:table-cell>
          <table:table-cell office:value-type="float" office:value="50114099" calcext:value-type="float">
            <text:p>50114099</text:p>
          </table:table-cell>
          <table:table-cell table:number-columns-repeated="2"/>
          <table:table-cell table:formula="of:=IF([.H448]&lt;&gt;&quot;&quot;;CONCATENATE([.H448];&quot;,&quot;;[.C448];&quot; &quot;;[.D448];&quot;,&quot;;[.B448]);&quot;&quot;)" office:value-type="string" office:string-value="50114099,Eikenlo 2H,EIKENLO BC" calcext:value-type="string">
            <text:p>50114099,Eikenlo 2H,EIKENLO BC</text:p>
          </table:table-cell>
          <table:table-cell table:formula="of:=IF([.I448]=&quot;&quot;;[.K448];&quot;&quot;)" office:value-type="string" office:string-value="50114099,Eikenlo 2H,EIKENLO BC" calcext:value-type="string">
            <text:p>50114099,Eikenlo 2H,EIKENLO BC</text:p>
          </table:table-cell>
          <table:table-cell table:formula="of:=IF([.I448]&lt;&gt;&quot;&quot;;[.K448];&quot;&quot;)">
            <text:p/>
          </table:table-cell>
        </table:table-row>
        <table:table-row table:style-name="ro1" table:visibility="filter">
          <table:table-cell office:value-type="string" calcext:value-type="string">
            <text:p>Eikenlo</text:p>
          </table:table-cell>
          <table:table-cell table:formula="of:=VLOOKUP([.A449];[$Sheet2.$A$2:.$B$36];2)" office:value-type="string" office:string-value="EIKENLO BC" calcext:value-type="string">
            <text:p>EIKENLO BC</text:p>
          </table:table-cell>
          <table:table-cell table:formula="of:=VLOOKUP([.A449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chen Adam</text:p>
          </table:table-cell>
          <table:table-cell office:value-type="float" office:value="50111402" calcext:value-type="float">
            <text:p>50111402</text:p>
          </table:table-cell>
          <table:table-cell table:number-columns-repeated="2"/>
          <table:table-cell table:formula="of:=IF([.H449]&lt;&gt;&quot;&quot;;CONCATENATE([.H449];&quot;,&quot;;[.C449];&quot; &quot;;[.D449];&quot;,&quot;;[.B449]);&quot;&quot;)" office:value-type="string" office:string-value="50111402,Eikenlo 2H,EIKENLO BC" calcext:value-type="string">
            <text:p>50111402,Eikenlo 2H,EIKENLO BC</text:p>
          </table:table-cell>
          <table:table-cell table:formula="of:=IF([.I449]=&quot;&quot;;[.K449];&quot;&quot;)" office:value-type="string" office:string-value="50111402,Eikenlo 2H,EIKENLO BC" calcext:value-type="string">
            <text:p>50111402,Eikenlo 2H,EIKENLO BC</text:p>
          </table:table-cell>
          <table:table-cell table:formula="of:=IF([.I449]&lt;&gt;&quot;&quot;;[.K449];&quot;&quot;)">
            <text:p/>
          </table:table-cell>
        </table:table-row>
        <table:table-row table:style-name="ro1" table:visibility="filter">
          <table:table-cell office:value-type="string" calcext:value-type="string">
            <text:p>Eikenlo</text:p>
          </table:table-cell>
          <table:table-cell table:formula="of:=VLOOKUP([.A450];[$Sheet2.$A$2:.$B$36];2)" office:value-type="string" office:string-value="EIKENLO BC" calcext:value-type="string">
            <text:p>EIKENLO BC</text:p>
          </table:table-cell>
          <table:table-cell table:formula="of:=VLOOKUP([.A450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ffrey Piers</text:p>
          </table:table-cell>
          <table:table-cell office:value-type="float" office:value="50089968" calcext:value-type="float">
            <text:p>50089968</text:p>
          </table:table-cell>
          <table:table-cell table:number-columns-repeated="2"/>
          <table:table-cell table:formula="of:=IF([.H450]&lt;&gt;&quot;&quot;;CONCATENATE([.H450];&quot;,&quot;;[.C450];&quot; &quot;;[.D450];&quot;,&quot;;[.B450]);&quot;&quot;)" office:value-type="string" office:string-value="50089968,Eikenlo 3H,EIKENLO BC" calcext:value-type="string">
            <text:p>50089968,Eikenlo 3H,EIKENLO BC</text:p>
          </table:table-cell>
          <table:table-cell table:formula="of:=IF([.I450]=&quot;&quot;;[.K450];&quot;&quot;)" office:value-type="string" office:string-value="50089968,Eikenlo 3H,EIKENLO BC" calcext:value-type="string">
            <text:p>50089968,Eikenlo 3H,EIKENLO BC</text:p>
          </table:table-cell>
          <table:table-cell table:formula="of:=IF([.I450]&lt;&gt;&quot;&quot;;[.K450];&quot;&quot;)">
            <text:p/>
          </table:table-cell>
        </table:table-row>
        <table:table-row table:style-name="ro1" table:visibility="filter">
          <table:table-cell office:value-type="string" calcext:value-type="string">
            <text:p>Eikenlo</text:p>
          </table:table-cell>
          <table:table-cell table:formula="of:=VLOOKUP([.A451];[$Sheet2.$A$2:.$B$36];2)" office:value-type="string" office:string-value="EIKENLO BC" calcext:value-type="string">
            <text:p>EIKENLO BC</text:p>
          </table:table-cell>
          <table:table-cell table:formula="of:=VLOOKUP([.A451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d Van Hamme</text:p>
          </table:table-cell>
          <table:table-cell office:value-type="float" office:value="50074432" calcext:value-type="float">
            <text:p>50074432</text:p>
          </table:table-cell>
          <table:table-cell table:number-columns-repeated="2"/>
          <table:table-cell table:formula="of:=IF([.H451]&lt;&gt;&quot;&quot;;CONCATENATE([.H451];&quot;,&quot;;[.C451];&quot; &quot;;[.D451];&quot;,&quot;;[.B451]);&quot;&quot;)" office:value-type="string" office:string-value="50074432,Eikenlo 3H,EIKENLO BC" calcext:value-type="string">
            <text:p>50074432,Eikenlo 3H,EIKENLO BC</text:p>
          </table:table-cell>
          <table:table-cell table:formula="of:=IF([.I451]=&quot;&quot;;[.K451];&quot;&quot;)" office:value-type="string" office:string-value="50074432,Eikenlo 3H,EIKENLO BC" calcext:value-type="string">
            <text:p>50074432,Eikenlo 3H,EIKENLO BC</text:p>
          </table:table-cell>
          <table:table-cell table:formula="of:=IF([.I451]&lt;&gt;&quot;&quot;;[.K451];&quot;&quot;)">
            <text:p/>
          </table:table-cell>
        </table:table-row>
        <table:table-row table:style-name="ro1" table:visibility="filter">
          <table:table-cell office:value-type="string" calcext:value-type="string">
            <text:p>Eikenlo</text:p>
          </table:table-cell>
          <table:table-cell table:formula="of:=VLOOKUP([.A452];[$Sheet2.$A$2:.$B$36];2)" office:value-type="string" office:string-value="EIKENLO BC" calcext:value-type="string">
            <text:p>EIKENLO BC</text:p>
          </table:table-cell>
          <table:table-cell table:formula="of:=VLOOKUP([.A452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in De Pr�</text:p>
          </table:table-cell>
          <table:table-cell office:value-type="float" office:value="50024273" calcext:value-type="float">
            <text:p>50024273</text:p>
          </table:table-cell>
          <table:table-cell table:number-columns-repeated="2"/>
          <table:table-cell table:formula="of:=IF([.H452]&lt;&gt;&quot;&quot;;CONCATENATE([.H452];&quot;,&quot;;[.C452];&quot; &quot;;[.D452];&quot;,&quot;;[.B452]);&quot;&quot;)" office:value-type="string" office:string-value="50024273,Eikenlo 3H,EIKENLO BC" calcext:value-type="string">
            <text:p>50024273,Eikenlo 3H,EIKENLO BC</text:p>
          </table:table-cell>
          <table:table-cell table:formula="of:=IF([.I452]=&quot;&quot;;[.K452];&quot;&quot;)" office:value-type="string" office:string-value="50024273,Eikenlo 3H,EIKENLO BC" calcext:value-type="string">
            <text:p>50024273,Eikenlo 3H,EIKENLO BC</text:p>
          </table:table-cell>
          <table:table-cell table:formula="of:=IF([.I452]&lt;&gt;&quot;&quot;;[.K452];&quot;&quot;)">
            <text:p/>
          </table:table-cell>
        </table:table-row>
        <table:table-row table:style-name="ro1" table:visibility="filter">
          <table:table-cell office:value-type="string" calcext:value-type="string">
            <text:p>Eikenlo</text:p>
          </table:table-cell>
          <table:table-cell table:formula="of:=VLOOKUP([.A453];[$Sheet2.$A$2:.$B$36];2)" office:value-type="string" office:string-value="EIKENLO BC" calcext:value-type="string">
            <text:p>EIKENLO BC</text:p>
          </table:table-cell>
          <table:table-cell table:formula="of:=VLOOKUP([.A453];[$Sheet2.$A$2:.$C$36];3)" office:value-type="string" office:string-value="Eikenlo" calcext:value-type="string">
            <text:p>Eikenlo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ik Stoel</text:p>
          </table:table-cell>
          <table:table-cell office:value-type="float" office:value="50085462" calcext:value-type="float">
            <text:p>50085462</text:p>
          </table:table-cell>
          <table:table-cell table:number-columns-repeated="2"/>
          <table:table-cell table:formula="of:=IF([.H453]&lt;&gt;&quot;&quot;;CONCATENATE([.H453];&quot;,&quot;;[.C453];&quot; &quot;;[.D453];&quot;,&quot;;[.B453]);&quot;&quot;)" office:value-type="string" office:string-value="50085462,Eikenlo 3H,EIKENLO BC" calcext:value-type="string">
            <text:p>50085462,Eikenlo 3H,EIKENLO BC</text:p>
          </table:table-cell>
          <table:table-cell table:formula="of:=IF([.I453]=&quot;&quot;;[.K453];&quot;&quot;)" office:value-type="string" office:string-value="50085462,Eikenlo 3H,EIKENLO BC" calcext:value-type="string">
            <text:p>50085462,Eikenlo 3H,EIKENLO BC</text:p>
          </table:table-cell>
          <table:table-cell table:formula="of:=IF([.I453]&lt;&gt;&quot;&quot;;[.K453];&quot;&quot;)">
            <text:p/>
          </table:table-cell>
        </table:table-row>
        <table:table-row table:style-name="ro1" table:visibility="filter">
          <table:table-cell office:value-type="string" calcext:value-type="string">
            <text:p>Flee Shuttle BK</text:p>
          </table:table-cell>
          <table:table-cell table:formula="of:=VLOOKUP([.A454];[$Sheet2.$A$2:.$B$36];2)" office:value-type="string" office:string-value="FLEE SHUTTLE BK" calcext:value-type="string">
            <text:p>FLEE SHUTTLE BK</text:p>
          </table:table-cell>
          <table:table-cell table:formula="of:=VLOOKUP([.A454];[$Sheet2.$A$2:.$C$36];3)" office:value-type="string" office:string-value="Flee Shuttle" calcext:value-type="string">
            <text:p>Flee Shuttl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y Bytebier</text:p>
          </table:table-cell>
          <table:table-cell office:value-type="float" office:value="50041988" calcext:value-type="float">
            <text:p>50041988</text:p>
          </table:table-cell>
          <table:table-cell table:number-columns-repeated="2"/>
          <table:table-cell table:formula="of:=IF([.H454]&lt;&gt;&quot;&quot;;CONCATENATE([.H454];&quot;,&quot;;[.C454];&quot; &quot;;[.D454];&quot;,&quot;;[.B454]);&quot;&quot;)" office:value-type="string" office:string-value="50041988,Flee Shuttle 1G,FLEE SHUTTLE BK" calcext:value-type="string">
            <text:p>50041988,Flee Shuttle 1G,FLEE SHUTTLE BK</text:p>
          </table:table-cell>
          <table:table-cell table:formula="of:=IF([.I454]=&quot;&quot;;[.K454];&quot;&quot;)" office:value-type="string" office:string-value="50041988,Flee Shuttle 1G,FLEE SHUTTLE BK" calcext:value-type="string">
            <text:p>50041988,Flee Shuttle 1G,FLEE SHUTTLE BK</text:p>
          </table:table-cell>
          <table:table-cell table:formula="of:=IF([.I454]&lt;&gt;&quot;&quot;;[.K454];&quot;&quot;)">
            <text:p/>
          </table:table-cell>
        </table:table-row>
        <table:table-row table:style-name="ro1" table:visibility="filter">
          <table:table-cell office:value-type="string" calcext:value-type="string">
            <text:p>Flee Shuttle BK</text:p>
          </table:table-cell>
          <table:table-cell table:formula="of:=VLOOKUP([.A455];[$Sheet2.$A$2:.$B$36];2)" office:value-type="string" office:string-value="FLEE SHUTTLE BK" calcext:value-type="string">
            <text:p>FLEE SHUTTLE BK</text:p>
          </table:table-cell>
          <table:table-cell table:formula="of:=VLOOKUP([.A455];[$Sheet2.$A$2:.$C$36];3)" office:value-type="string" office:string-value="Flee Shuttle" calcext:value-type="string">
            <text:p>Flee Shuttl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derick Martens</text:p>
          </table:table-cell>
          <table:table-cell office:value-type="float" office:value="50027391" calcext:value-type="float">
            <text:p>50027391</text:p>
          </table:table-cell>
          <table:table-cell table:number-columns-repeated="2"/>
          <table:table-cell table:formula="of:=IF([.H455]&lt;&gt;&quot;&quot;;CONCATENATE([.H455];&quot;,&quot;;[.C455];&quot; &quot;;[.D455];&quot;,&quot;;[.B455]);&quot;&quot;)" office:value-type="string" office:string-value="50027391,Flee Shuttle 1G,FLEE SHUTTLE BK" calcext:value-type="string">
            <text:p>50027391,Flee Shuttle 1G,FLEE SHUTTLE BK</text:p>
          </table:table-cell>
          <table:table-cell table:formula="of:=IF([.I455]=&quot;&quot;;[.K455];&quot;&quot;)" office:value-type="string" office:string-value="50027391,Flee Shuttle 1G,FLEE SHUTTLE BK" calcext:value-type="string">
            <text:p>50027391,Flee Shuttle 1G,FLEE SHUTTLE BK</text:p>
          </table:table-cell>
          <table:table-cell table:formula="of:=IF([.I455]&lt;&gt;&quot;&quot;;[.K455];&quot;&quot;)">
            <text:p/>
          </table:table-cell>
        </table:table-row>
        <table:table-row table:style-name="ro1" table:visibility="filter">
          <table:table-cell office:value-type="string" calcext:value-type="string">
            <text:p>Flee Shuttle BK</text:p>
          </table:table-cell>
          <table:table-cell table:formula="of:=VLOOKUP([.A456];[$Sheet2.$A$2:.$B$36];2)" office:value-type="string" office:string-value="FLEE SHUTTLE BK" calcext:value-type="string">
            <text:p>FLEE SHUTTLE BK</text:p>
          </table:table-cell>
          <table:table-cell table:formula="of:=VLOOKUP([.A456];[$Sheet2.$A$2:.$C$36];3)" office:value-type="string" office:string-value="Flee Shuttle" calcext:value-type="string">
            <text:p>Flee Shuttl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line Turrekens</text:p>
          </table:table-cell>
          <table:table-cell office:value-type="float" office:value="50113670" calcext:value-type="float">
            <text:p>50113670</text:p>
          </table:table-cell>
          <table:table-cell table:number-columns-repeated="2"/>
          <table:table-cell table:formula="of:=IF([.H456]&lt;&gt;&quot;&quot;;CONCATENATE([.H456];&quot;,&quot;;[.C456];&quot; &quot;;[.D456];&quot;,&quot;;[.B456]);&quot;&quot;)" office:value-type="string" office:string-value="50113670,Flee Shuttle 1G,FLEE SHUTTLE BK" calcext:value-type="string">
            <text:p>50113670,Flee Shuttle 1G,FLEE SHUTTLE BK</text:p>
          </table:table-cell>
          <table:table-cell table:formula="of:=IF([.I456]=&quot;&quot;;[.K456];&quot;&quot;)" office:value-type="string" office:string-value="50113670,Flee Shuttle 1G,FLEE SHUTTLE BK" calcext:value-type="string">
            <text:p>50113670,Flee Shuttle 1G,FLEE SHUTTLE BK</text:p>
          </table:table-cell>
          <table:table-cell table:formula="of:=IF([.I456]&lt;&gt;&quot;&quot;;[.K456];&quot;&quot;)">
            <text:p/>
          </table:table-cell>
        </table:table-row>
        <table:table-row table:style-name="ro1" table:visibility="filter">
          <table:table-cell office:value-type="string" calcext:value-type="string">
            <text:p>Flee Shuttle BK</text:p>
          </table:table-cell>
          <table:table-cell table:formula="of:=VLOOKUP([.A457];[$Sheet2.$A$2:.$B$36];2)" office:value-type="string" office:string-value="FLEE SHUTTLE BK" calcext:value-type="string">
            <text:p>FLEE SHUTTLE BK</text:p>
          </table:table-cell>
          <table:table-cell table:formula="of:=VLOOKUP([.A457];[$Sheet2.$A$2:.$C$36];3)" office:value-type="string" office:string-value="Flee Shuttle" calcext:value-type="string">
            <text:p>Flee Shuttl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eke Janssens</text:p>
          </table:table-cell>
          <table:table-cell office:value-type="float" office:value="50095154" calcext:value-type="float">
            <text:p>50095154</text:p>
          </table:table-cell>
          <table:table-cell table:number-columns-repeated="2"/>
          <table:table-cell table:formula="of:=IF([.H457]&lt;&gt;&quot;&quot;;CONCATENATE([.H457];&quot;,&quot;;[.C457];&quot; &quot;;[.D457];&quot;,&quot;;[.B457]);&quot;&quot;)" office:value-type="string" office:string-value="50095154,Flee Shuttle 1G,FLEE SHUTTLE BK" calcext:value-type="string">
            <text:p>50095154,Flee Shuttle 1G,FLEE SHUTTLE BK</text:p>
          </table:table-cell>
          <table:table-cell table:formula="of:=IF([.I457]=&quot;&quot;;[.K457];&quot;&quot;)" office:value-type="string" office:string-value="50095154,Flee Shuttle 1G,FLEE SHUTTLE BK" calcext:value-type="string">
            <text:p>50095154,Flee Shuttle 1G,FLEE SHUTTLE BK</text:p>
          </table:table-cell>
          <table:table-cell table:formula="of:=IF([.I457]&lt;&gt;&quot;&quot;;[.K457];&quot;&quot;)">
            <text:p/>
          </table:table-cell>
        </table:table-row>
        <table:table-row table:style-name="ro1" table:visibility="filter">
          <table:table-cell office:value-type="string" calcext:value-type="string">
            <text:p>Flee Shuttle BK</text:p>
          </table:table-cell>
          <table:table-cell table:formula="of:=VLOOKUP([.A458];[$Sheet2.$A$2:.$B$36];2)" office:value-type="string" office:string-value="FLEE SHUTTLE BK" calcext:value-type="string">
            <text:p>FLEE SHUTTLE BK</text:p>
          </table:table-cell>
          <table:table-cell table:formula="of:=VLOOKUP([.A458];[$Sheet2.$A$2:.$C$36];3)" office:value-type="string" office:string-value="Flee Shuttle" calcext:value-type="string">
            <text:p>Flee Shuttl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t Ledeganck</text:p>
          </table:table-cell>
          <table:table-cell office:value-type="float" office:value="50025957" calcext:value-type="float">
            <text:p>50025957</text:p>
          </table:table-cell>
          <table:table-cell table:number-columns-repeated="2"/>
          <table:table-cell table:formula="of:=IF([.H458]&lt;&gt;&quot;&quot;;CONCATENATE([.H458];&quot;,&quot;;[.C458];&quot; &quot;;[.D458];&quot;,&quot;;[.B458]);&quot;&quot;)" office:value-type="string" office:string-value="50025957,Flee Shuttle 1H,FLEE SHUTTLE BK" calcext:value-type="string">
            <text:p>50025957,Flee Shuttle 1H,FLEE SHUTTLE BK</text:p>
          </table:table-cell>
          <table:table-cell table:formula="of:=IF([.I458]=&quot;&quot;;[.K458];&quot;&quot;)" office:value-type="string" office:string-value="50025957,Flee Shuttle 1H,FLEE SHUTTLE BK" calcext:value-type="string">
            <text:p>50025957,Flee Shuttle 1H,FLEE SHUTTLE BK</text:p>
          </table:table-cell>
          <table:table-cell table:formula="of:=IF([.I458]&lt;&gt;&quot;&quot;;[.K458];&quot;&quot;)">
            <text:p/>
          </table:table-cell>
        </table:table-row>
        <table:table-row table:style-name="ro1" table:visibility="filter">
          <table:table-cell office:value-type="string" calcext:value-type="string">
            <text:p>Flee Shuttle BK</text:p>
          </table:table-cell>
          <table:table-cell table:formula="of:=VLOOKUP([.A459];[$Sheet2.$A$2:.$B$36];2)" office:value-type="string" office:string-value="FLEE SHUTTLE BK" calcext:value-type="string">
            <text:p>FLEE SHUTTLE BK</text:p>
          </table:table-cell>
          <table:table-cell table:formula="of:=VLOOKUP([.A459];[$Sheet2.$A$2:.$C$36];3)" office:value-type="string" office:string-value="Flee Shuttle" calcext:value-type="string">
            <text:p>Flee Shuttl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y Bytebier</text:p>
          </table:table-cell>
          <table:table-cell office:value-type="float" office:value="50041988" calcext:value-type="float">
            <text:p>50041988</text:p>
          </table:table-cell>
          <table:table-cell table:number-columns-repeated="2"/>
          <table:table-cell table:formula="of:=IF([.H459]&lt;&gt;&quot;&quot;;CONCATENATE([.H459];&quot;,&quot;;[.C459];&quot; &quot;;[.D459];&quot;,&quot;;[.B459]);&quot;&quot;)" office:value-type="string" office:string-value="50041988,Flee Shuttle 1H,FLEE SHUTTLE BK" calcext:value-type="string">
            <text:p>50041988,Flee Shuttle 1H,FLEE SHUTTLE BK</text:p>
          </table:table-cell>
          <table:table-cell table:formula="of:=IF([.I459]=&quot;&quot;;[.K459];&quot;&quot;)" office:value-type="string" office:string-value="50041988,Flee Shuttle 1H,FLEE SHUTTLE BK" calcext:value-type="string">
            <text:p>50041988,Flee Shuttle 1H,FLEE SHUTTLE BK</text:p>
          </table:table-cell>
          <table:table-cell table:formula="of:=IF([.I459]&lt;&gt;&quot;&quot;;[.K459];&quot;&quot;)">
            <text:p/>
          </table:table-cell>
        </table:table-row>
        <table:table-row table:style-name="ro1" table:visibility="filter">
          <table:table-cell office:value-type="string" calcext:value-type="string">
            <text:p>Flee Shuttle BK</text:p>
          </table:table-cell>
          <table:table-cell table:formula="of:=VLOOKUP([.A460];[$Sheet2.$A$2:.$B$36];2)" office:value-type="string" office:string-value="FLEE SHUTTLE BK" calcext:value-type="string">
            <text:p>FLEE SHUTTLE BK</text:p>
          </table:table-cell>
          <table:table-cell table:formula="of:=VLOOKUP([.A460];[$Sheet2.$A$2:.$C$36];3)" office:value-type="string" office:string-value="Flee Shuttle" calcext:value-type="string">
            <text:p>Flee Shuttl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derick Martens</text:p>
          </table:table-cell>
          <table:table-cell office:value-type="float" office:value="50027391" calcext:value-type="float">
            <text:p>50027391</text:p>
          </table:table-cell>
          <table:table-cell table:number-columns-repeated="2"/>
          <table:table-cell table:formula="of:=IF([.H460]&lt;&gt;&quot;&quot;;CONCATENATE([.H460];&quot;,&quot;;[.C460];&quot; &quot;;[.D460];&quot;,&quot;;[.B460]);&quot;&quot;)" office:value-type="string" office:string-value="50027391,Flee Shuttle 1H,FLEE SHUTTLE BK" calcext:value-type="string">
            <text:p>50027391,Flee Shuttle 1H,FLEE SHUTTLE BK</text:p>
          </table:table-cell>
          <table:table-cell table:formula="of:=IF([.I460]=&quot;&quot;;[.K460];&quot;&quot;)" office:value-type="string" office:string-value="50027391,Flee Shuttle 1H,FLEE SHUTTLE BK" calcext:value-type="string">
            <text:p>50027391,Flee Shuttle 1H,FLEE SHUTTLE BK</text:p>
          </table:table-cell>
          <table:table-cell table:formula="of:=IF([.I460]&lt;&gt;&quot;&quot;;[.K460];&quot;&quot;)">
            <text:p/>
          </table:table-cell>
        </table:table-row>
        <table:table-row table:style-name="ro1" table:visibility="filter">
          <table:table-cell office:value-type="string" calcext:value-type="string">
            <text:p>Flee Shuttle BK</text:p>
          </table:table-cell>
          <table:table-cell table:formula="of:=VLOOKUP([.A461];[$Sheet2.$A$2:.$B$36];2)" office:value-type="string" office:string-value="FLEE SHUTTLE BK" calcext:value-type="string">
            <text:p>FLEE SHUTTLE BK</text:p>
          </table:table-cell>
          <table:table-cell table:formula="of:=VLOOKUP([.A461];[$Sheet2.$A$2:.$C$36];3)" office:value-type="string" office:string-value="Flee Shuttle" calcext:value-type="string">
            <text:p>Flee Shuttl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k De schuyter</text:p>
          </table:table-cell>
          <table:table-cell office:value-type="float" office:value="50023490" calcext:value-type="float">
            <text:p>50023490</text:p>
          </table:table-cell>
          <table:table-cell table:number-columns-repeated="2"/>
          <table:table-cell table:formula="of:=IF([.H461]&lt;&gt;&quot;&quot;;CONCATENATE([.H461];&quot;,&quot;;[.C461];&quot; &quot;;[.D461];&quot;,&quot;;[.B461]);&quot;&quot;)" office:value-type="string" office:string-value="50023490,Flee Shuttle 1H,FLEE SHUTTLE BK" calcext:value-type="string">
            <text:p>50023490,Flee Shuttle 1H,FLEE SHUTTLE BK</text:p>
          </table:table-cell>
          <table:table-cell table:formula="of:=IF([.I461]=&quot;&quot;;[.K461];&quot;&quot;)" office:value-type="string" office:string-value="50023490,Flee Shuttle 1H,FLEE SHUTTLE BK" calcext:value-type="string">
            <text:p>50023490,Flee Shuttle 1H,FLEE SHUTTLE BK</text:p>
          </table:table-cell>
          <table:table-cell table:formula="of:=IF([.I461]&lt;&gt;&quot;&quot;;[.K461];&quot;&quot;)">
            <text:p/>
          </table:table-cell>
        </table:table-row>
        <table:table-row table:style-name="ro1" table:visibility="filter">
          <table:table-cell office:value-type="string" calcext:value-type="string">
            <text:p>Flee Shuttle BK</text:p>
          </table:table-cell>
          <table:table-cell table:formula="of:=VLOOKUP([.A462];[$Sheet2.$A$2:.$B$36];2)" office:value-type="string" office:string-value="FLEE SHUTTLE BK" calcext:value-type="string">
            <text:p>FLEE SHUTTLE BK</text:p>
          </table:table-cell>
          <table:table-cell table:formula="of:=VLOOKUP([.A462];[$Sheet2.$A$2:.$C$36];3)" office:value-type="string" office:string-value="Flee Shuttle" calcext:value-type="string">
            <text:p>Flee Shuttl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iel Wittouck</text:p>
          </table:table-cell>
          <table:table-cell office:value-type="float" office:value="50851063" calcext:value-type="float">
            <text:p>50851063</text:p>
          </table:table-cell>
          <table:table-cell table:number-columns-repeated="2"/>
          <table:table-cell table:formula="of:=IF([.H462]&lt;&gt;&quot;&quot;;CONCATENATE([.H462];&quot;,&quot;;[.C462];&quot; &quot;;[.D462];&quot;,&quot;;[.B462]);&quot;&quot;)" office:value-type="string" office:string-value="50851063,Flee Shuttle 2H,FLEE SHUTTLE BK" calcext:value-type="string">
            <text:p>50851063,Flee Shuttle 2H,FLEE SHUTTLE BK</text:p>
          </table:table-cell>
          <table:table-cell table:formula="of:=IF([.I462]=&quot;&quot;;[.K462];&quot;&quot;)" office:value-type="string" office:string-value="50851063,Flee Shuttle 2H,FLEE SHUTTLE BK" calcext:value-type="string">
            <text:p>50851063,Flee Shuttle 2H,FLEE SHUTTLE BK</text:p>
          </table:table-cell>
          <table:table-cell table:formula="of:=IF([.I462]&lt;&gt;&quot;&quot;;[.K462];&quot;&quot;)">
            <text:p/>
          </table:table-cell>
        </table:table-row>
        <table:table-row table:style-name="ro1" table:visibility="filter">
          <table:table-cell office:value-type="string" calcext:value-type="string">
            <text:p>Flee Shuttle BK</text:p>
          </table:table-cell>
          <table:table-cell table:formula="of:=VLOOKUP([.A463];[$Sheet2.$A$2:.$B$36];2)" office:value-type="string" office:string-value="FLEE SHUTTLE BK" calcext:value-type="string">
            <text:p>FLEE SHUTTLE BK</text:p>
          </table:table-cell>
          <table:table-cell table:formula="of:=VLOOKUP([.A463];[$Sheet2.$A$2:.$C$36];3)" office:value-type="string" office:string-value="Flee Shuttle" calcext:value-type="string">
            <text:p>Flee Shuttl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en Vermeulen</text:p>
          </table:table-cell>
          <table:table-cell office:value-type="float" office:value="50073692" calcext:value-type="float">
            <text:p>50073692</text:p>
          </table:table-cell>
          <table:table-cell table:number-columns-repeated="2"/>
          <table:table-cell table:formula="of:=IF([.H463]&lt;&gt;&quot;&quot;;CONCATENATE([.H463];&quot;,&quot;;[.C463];&quot; &quot;;[.D463];&quot;,&quot;;[.B463]);&quot;&quot;)" office:value-type="string" office:string-value="50073692,Flee Shuttle 2H,FLEE SHUTTLE BK" calcext:value-type="string">
            <text:p>50073692,Flee Shuttle 2H,FLEE SHUTTLE BK</text:p>
          </table:table-cell>
          <table:table-cell table:formula="of:=IF([.I463]=&quot;&quot;;[.K463];&quot;&quot;)" office:value-type="string" office:string-value="50073692,Flee Shuttle 2H,FLEE SHUTTLE BK" calcext:value-type="string">
            <text:p>50073692,Flee Shuttle 2H,FLEE SHUTTLE BK</text:p>
          </table:table-cell>
          <table:table-cell table:formula="of:=IF([.I463]&lt;&gt;&quot;&quot;;[.K463];&quot;&quot;)">
            <text:p/>
          </table:table-cell>
        </table:table-row>
        <table:table-row table:style-name="ro1" table:visibility="filter">
          <table:table-cell office:value-type="string" calcext:value-type="string">
            <text:p>Flee Shuttle BK</text:p>
          </table:table-cell>
          <table:table-cell table:formula="of:=VLOOKUP([.A464];[$Sheet2.$A$2:.$B$36];2)" office:value-type="string" office:string-value="FLEE SHUTTLE BK" calcext:value-type="string">
            <text:p>FLEE SHUTTLE BK</text:p>
          </table:table-cell>
          <table:table-cell table:formula="of:=VLOOKUP([.A464];[$Sheet2.$A$2:.$C$36];3)" office:value-type="string" office:string-value="Flee Shuttle" calcext:value-type="string">
            <text:p>Flee Shuttl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mas Vermeulen</text:p>
          </table:table-cell>
          <table:table-cell office:value-type="float" office:value="50057584" calcext:value-type="float">
            <text:p>50057584</text:p>
          </table:table-cell>
          <table:table-cell table:number-columns-repeated="2"/>
          <table:table-cell table:formula="of:=IF([.H464]&lt;&gt;&quot;&quot;;CONCATENATE([.H464];&quot;,&quot;;[.C464];&quot; &quot;;[.D464];&quot;,&quot;;[.B464]);&quot;&quot;)" office:value-type="string" office:string-value="50057584,Flee Shuttle 2H,FLEE SHUTTLE BK" calcext:value-type="string">
            <text:p>50057584,Flee Shuttle 2H,FLEE SHUTTLE BK</text:p>
          </table:table-cell>
          <table:table-cell table:formula="of:=IF([.I464]=&quot;&quot;;[.K464];&quot;&quot;)" office:value-type="string" office:string-value="50057584,Flee Shuttle 2H,FLEE SHUTTLE BK" calcext:value-type="string">
            <text:p>50057584,Flee Shuttle 2H,FLEE SHUTTLE BK</text:p>
          </table:table-cell>
          <table:table-cell table:formula="of:=IF([.I464]&lt;&gt;&quot;&quot;;[.K464];&quot;&quot;)">
            <text:p/>
          </table:table-cell>
        </table:table-row>
        <table:table-row table:style-name="ro1" table:visibility="filter">
          <table:table-cell office:value-type="string" calcext:value-type="string">
            <text:p>Flee Shuttle BK</text:p>
          </table:table-cell>
          <table:table-cell table:formula="of:=VLOOKUP([.A465];[$Sheet2.$A$2:.$B$36];2)" office:value-type="string" office:string-value="FLEE SHUTTLE BK" calcext:value-type="string">
            <text:p>FLEE SHUTTLE BK</text:p>
          </table:table-cell>
          <table:table-cell table:formula="of:=VLOOKUP([.A465];[$Sheet2.$A$2:.$C$36];3)" office:value-type="string" office:string-value="Flee Shuttle" calcext:value-type="string">
            <text:p>Flee Shuttl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 Vandamme</text:p>
          </table:table-cell>
          <table:table-cell office:value-type="float" office:value="50073196" calcext:value-type="float">
            <text:p>50073196</text:p>
          </table:table-cell>
          <table:table-cell table:number-columns-repeated="2"/>
          <table:table-cell table:formula="of:=IF([.H465]&lt;&gt;&quot;&quot;;CONCATENATE([.H465];&quot;,&quot;;[.C465];&quot; &quot;;[.D465];&quot;,&quot;;[.B465]);&quot;&quot;)" office:value-type="string" office:string-value="50073196,Flee Shuttle 2H,FLEE SHUTTLE BK" calcext:value-type="string">
            <text:p>50073196,Flee Shuttle 2H,FLEE SHUTTLE BK</text:p>
          </table:table-cell>
          <table:table-cell table:formula="of:=IF([.I465]=&quot;&quot;;[.K465];&quot;&quot;)" office:value-type="string" office:string-value="50073196,Flee Shuttle 2H,FLEE SHUTTLE BK" calcext:value-type="string">
            <text:p>50073196,Flee Shuttle 2H,FLEE SHUTTLE BK</text:p>
          </table:table-cell>
          <table:table-cell table:formula="of:=IF([.I465]&lt;&gt;&quot;&quot;;[.K465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66];[$Sheet2.$A$2:.$B$36];2)" office:value-type="string" office:string-value="GENTSE BC" calcext:value-type="string">
            <text:p>GENTSE BC</text:p>
          </table:table-cell>
          <table:table-cell table:formula="of:=VLOOKUP([.A466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arten Van Wassenhove</text:p>
          </table:table-cell>
          <table:table-cell office:value-type="float" office:value="50104815" calcext:value-type="float">
            <text:p>50104815</text:p>
          </table:table-cell>
          <table:table-cell table:number-columns-repeated="2"/>
          <table:table-cell table:formula="of:=IF([.H466]&lt;&gt;&quot;&quot;;CONCATENATE([.H466];&quot;,&quot;;[.C466];&quot; &quot;;[.D466];&quot;,&quot;;[.B466]);&quot;&quot;)" office:value-type="string" office:string-value="50104815,Gentse 1G,GENTSE BC" calcext:value-type="string">
            <text:p>50104815,Gentse 1G,GENTSE BC</text:p>
          </table:table-cell>
          <table:table-cell table:formula="of:=IF([.I466]=&quot;&quot;;[.K466];&quot;&quot;)" office:value-type="string" office:string-value="50104815,Gentse 1G,GENTSE BC" calcext:value-type="string">
            <text:p>50104815,Gentse 1G,GENTSE BC</text:p>
          </table:table-cell>
          <table:table-cell table:formula="of:=IF([.I466]&lt;&gt;&quot;&quot;;[.K466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67];[$Sheet2.$A$2:.$B$36];2)" office:value-type="string" office:string-value="GENTSE BC" calcext:value-type="string">
            <text:p>GENTSE BC</text:p>
          </table:table-cell>
          <table:table-cell table:formula="of:=VLOOKUP([.A467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 Carrera Gracey</text:p>
          </table:table-cell>
          <table:table-cell office:value-type="float" office:value="50205803" calcext:value-type="float">
            <text:p>50205803</text:p>
          </table:table-cell>
          <table:table-cell table:number-columns-repeated="2"/>
          <table:table-cell table:formula="of:=IF([.H467]&lt;&gt;&quot;&quot;;CONCATENATE([.H467];&quot;,&quot;;[.C467];&quot; &quot;;[.D467];&quot;,&quot;;[.B467]);&quot;&quot;)" office:value-type="string" office:string-value="50205803,Gentse 1G,GENTSE BC" calcext:value-type="string">
            <text:p>50205803,Gentse 1G,GENTSE BC</text:p>
          </table:table-cell>
          <table:table-cell table:formula="of:=IF([.I467]=&quot;&quot;;[.K467];&quot;&quot;)" office:value-type="string" office:string-value="50205803,Gentse 1G,GENTSE BC" calcext:value-type="string">
            <text:p>50205803,Gentse 1G,GENTSE BC</text:p>
          </table:table-cell>
          <table:table-cell table:formula="of:=IF([.I467]&lt;&gt;&quot;&quot;;[.K467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68];[$Sheet2.$A$2:.$B$36];2)" office:value-type="string" office:string-value="GENTSE BC" calcext:value-type="string">
            <text:p>GENTSE BC</text:p>
          </table:table-cell>
          <table:table-cell table:formula="of:=VLOOKUP([.A468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belle Vercaigne</text:p>
          </table:table-cell>
          <table:table-cell office:value-type="float" office:value="50105152" calcext:value-type="float">
            <text:p>50105152</text:p>
          </table:table-cell>
          <table:table-cell table:number-columns-repeated="2"/>
          <table:table-cell table:formula="of:=IF([.H468]&lt;&gt;&quot;&quot;;CONCATENATE([.H468];&quot;,&quot;;[.C468];&quot; &quot;;[.D468];&quot;,&quot;;[.B468]);&quot;&quot;)" office:value-type="string" office:string-value="50105152,Gentse 1G,GENTSE BC" calcext:value-type="string">
            <text:p>50105152,Gentse 1G,GENTSE BC</text:p>
          </table:table-cell>
          <table:table-cell table:formula="of:=IF([.I468]=&quot;&quot;;[.K468];&quot;&quot;)" office:value-type="string" office:string-value="50105152,Gentse 1G,GENTSE BC" calcext:value-type="string">
            <text:p>50105152,Gentse 1G,GENTSE BC</text:p>
          </table:table-cell>
          <table:table-cell table:formula="of:=IF([.I468]&lt;&gt;&quot;&quot;;[.K468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69];[$Sheet2.$A$2:.$B$36];2)" office:value-type="string" office:string-value="GENTSE BC" calcext:value-type="string">
            <text:p>GENTSE BC</text:p>
          </table:table-cell>
          <table:table-cell table:formula="of:=VLOOKUP([.A469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anna Breyne</text:p>
          </table:table-cell>
          <table:table-cell office:value-type="float" office:value="50097054" calcext:value-type="float">
            <text:p>50097054</text:p>
          </table:table-cell>
          <table:table-cell table:number-columns-repeated="2"/>
          <table:table-cell table:formula="of:=IF([.H469]&lt;&gt;&quot;&quot;;CONCATENATE([.H469];&quot;,&quot;;[.C469];&quot; &quot;;[.D469];&quot;,&quot;;[.B469]);&quot;&quot;)" office:value-type="string" office:string-value="50097054,Gentse 1G,GENTSE BC" calcext:value-type="string">
            <text:p>50097054,Gentse 1G,GENTSE BC</text:p>
          </table:table-cell>
          <table:table-cell table:formula="of:=IF([.I469]=&quot;&quot;;[.K469];&quot;&quot;)" office:value-type="string" office:string-value="50097054,Gentse 1G,GENTSE BC" calcext:value-type="string">
            <text:p>50097054,Gentse 1G,GENTSE BC</text:p>
          </table:table-cell>
          <table:table-cell table:formula="of:=IF([.I469]&lt;&gt;&quot;&quot;;[.K469];&quot;&quot;)">
            <text:p/>
          </table:table-cell>
        </table:table-row>
        <table:table-row table:style-name="ro1">
          <table:table-cell office:value-type="string" calcext:value-type="string">
            <text:p>Gentse BC</text:p>
          </table:table-cell>
          <table:table-cell table:formula="of:=VLOOKUP([.A470];[$Sheet2.$A$2:.$B$36];2)" office:value-type="string" office:string-value="GENTSE BC" calcext:value-type="string">
            <text:p>GENTSE BC</text:p>
          </table:table-cell>
          <table:table-cell table:formula="of:=VLOOKUP([.A470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50498" calcext:value-type="float">
            <text:p>50050498</text:p>
          </table:table-cell>
          <table:table-cell office:value-type="string" calcext:value-type="string">
            <text:p>Liga</text:p>
          </table:table-cell>
          <table:table-cell/>
          <table:table-cell table:formula="of:=IF([.H470]&lt;&gt;&quot;&quot;;CONCATENATE([.H470];&quot;,&quot;;[.C470];&quot; &quot;;[.D470];&quot;,&quot;;[.B470]);&quot;&quot;)" office:value-type="string" office:string-value="50050498,Gentse 1H,GENTSE BC" calcext:value-type="string">
            <text:p>50050498,Gentse 1H,GENTSE BC</text:p>
          </table:table-cell>
          <table:table-cell table:formula="of:=IF([.I470]=&quot;&quot;;[.K470];&quot;&quot;)">
            <text:p/>
          </table:table-cell>
          <table:table-cell table:formula="of:=IF([.I470]&lt;&gt;&quot;&quot;;[.K470];&quot;&quot;)" office:value-type="string" office:string-value="50050498,Gentse 1H,GENTSE BC" calcext:value-type="string">
            <text:p>50050498,Gentse 1H,GENTSE BC</text:p>
          </table:table-cell>
        </table:table-row>
        <table:table-row table:style-name="ro1">
          <table:table-cell office:value-type="string" calcext:value-type="string">
            <text:p>Gentse BC</text:p>
          </table:table-cell>
          <table:table-cell table:formula="of:=VLOOKUP([.A471];[$Sheet2.$A$2:.$B$36];2)" office:value-type="string" office:string-value="GENTSE BC" calcext:value-type="string">
            <text:p>GENTSE BC</text:p>
          </table:table-cell>
          <table:table-cell table:formula="of:=VLOOKUP([.A471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43697" calcext:value-type="float">
            <text:p>50043697</text:p>
          </table:table-cell>
          <table:table-cell office:value-type="string" calcext:value-type="string">
            <text:p>Liga</text:p>
          </table:table-cell>
          <table:table-cell/>
          <table:table-cell table:formula="of:=IF([.H471]&lt;&gt;&quot;&quot;;CONCATENATE([.H471];&quot;,&quot;;[.C471];&quot; &quot;;[.D471];&quot;,&quot;;[.B471]);&quot;&quot;)" office:value-type="string" office:string-value="50043697,Gentse 1H,GENTSE BC" calcext:value-type="string">
            <text:p>50043697,Gentse 1H,GENTSE BC</text:p>
          </table:table-cell>
          <table:table-cell table:formula="of:=IF([.I471]=&quot;&quot;;[.K471];&quot;&quot;)">
            <text:p/>
          </table:table-cell>
          <table:table-cell table:formula="of:=IF([.I471]&lt;&gt;&quot;&quot;;[.K471];&quot;&quot;)" office:value-type="string" office:string-value="50043697,Gentse 1H,GENTSE BC" calcext:value-type="string">
            <text:p>50043697,Gentse 1H,GENTSE BC</text:p>
          </table:table-cell>
        </table:table-row>
        <table:table-row table:style-name="ro1">
          <table:table-cell office:value-type="string" calcext:value-type="string">
            <text:p>Gentse BC</text:p>
          </table:table-cell>
          <table:table-cell table:formula="of:=VLOOKUP([.A472];[$Sheet2.$A$2:.$B$36];2)" office:value-type="string" office:string-value="GENTSE BC" calcext:value-type="string">
            <text:p>GENTSE BC</text:p>
          </table:table-cell>
          <table:table-cell table:formula="of:=VLOOKUP([.A472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90359" calcext:value-type="float">
            <text:p>50090359</text:p>
          </table:table-cell>
          <table:table-cell office:value-type="string" calcext:value-type="string">
            <text:p>Liga</text:p>
          </table:table-cell>
          <table:table-cell/>
          <table:table-cell table:formula="of:=IF([.H472]&lt;&gt;&quot;&quot;;CONCATENATE([.H472];&quot;,&quot;;[.C472];&quot; &quot;;[.D472];&quot;,&quot;;[.B472]);&quot;&quot;)" office:value-type="string" office:string-value="50090359,Gentse 1H,GENTSE BC" calcext:value-type="string">
            <text:p>50090359,Gentse 1H,GENTSE BC</text:p>
          </table:table-cell>
          <table:table-cell table:formula="of:=IF([.I472]=&quot;&quot;;[.K472];&quot;&quot;)">
            <text:p/>
          </table:table-cell>
          <table:table-cell table:formula="of:=IF([.I472]&lt;&gt;&quot;&quot;;[.K472];&quot;&quot;)" office:value-type="string" office:string-value="50090359,Gentse 1H,GENTSE BC" calcext:value-type="string">
            <text:p>50090359,Gentse 1H,GENTSE BC</text:p>
          </table:table-cell>
        </table:table-row>
        <table:table-row table:style-name="ro1">
          <table:table-cell office:value-type="string" calcext:value-type="string">
            <text:p>Gentse BC</text:p>
          </table:table-cell>
          <table:table-cell table:formula="of:=VLOOKUP([.A473];[$Sheet2.$A$2:.$B$36];2)" office:value-type="string" office:string-value="GENTSE BC" calcext:value-type="string">
            <text:p>GENTSE BC</text:p>
          </table:table-cell>
          <table:table-cell table:formula="of:=VLOOKUP([.A473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41229" calcext:value-type="float">
            <text:p>50041229</text:p>
          </table:table-cell>
          <table:table-cell office:value-type="string" calcext:value-type="string">
            <text:p>Liga</text:p>
          </table:table-cell>
          <table:table-cell/>
          <table:table-cell table:formula="of:=IF([.H473]&lt;&gt;&quot;&quot;;CONCATENATE([.H473];&quot;,&quot;;[.C473];&quot; &quot;;[.D473];&quot;,&quot;;[.B473]);&quot;&quot;)" office:value-type="string" office:string-value="50041229,Gentse 1H,GENTSE BC" calcext:value-type="string">
            <text:p>50041229,Gentse 1H,GENTSE BC</text:p>
          </table:table-cell>
          <table:table-cell table:formula="of:=IF([.I473]=&quot;&quot;;[.K473];&quot;&quot;)">
            <text:p/>
          </table:table-cell>
          <table:table-cell table:formula="of:=IF([.I473]&lt;&gt;&quot;&quot;;[.K473];&quot;&quot;)" office:value-type="string" office:string-value="50041229,Gentse 1H,GENTSE BC" calcext:value-type="string">
            <text:p>50041229,Gentse 1H,GENTSE BC</text:p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74];[$Sheet2.$A$2:.$B$36];2)" office:value-type="string" office:string-value="GENTSE BC" calcext:value-type="string">
            <text:p>GENTSE BC</text:p>
          </table:table-cell>
          <table:table-cell table:formula="of:=VLOOKUP([.A474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anna Breyne</text:p>
          </table:table-cell>
          <table:table-cell office:value-type="float" office:value="50097054" calcext:value-type="float">
            <text:p>50097054</text:p>
          </table:table-cell>
          <table:table-cell table:number-columns-repeated="2"/>
          <table:table-cell table:formula="of:=IF([.H474]&lt;&gt;&quot;&quot;;CONCATENATE([.H474];&quot;,&quot;;[.C474];&quot; &quot;;[.D474];&quot;,&quot;;[.B474]);&quot;&quot;)" office:value-type="string" office:string-value="50097054,Gentse 1D,GENTSE BC" calcext:value-type="string">
            <text:p>50097054,Gentse 1D,GENTSE BC</text:p>
          </table:table-cell>
          <table:table-cell table:formula="of:=IF([.I474]=&quot;&quot;;[.K474];&quot;&quot;)" office:value-type="string" office:string-value="50097054,Gentse 1D,GENTSE BC" calcext:value-type="string">
            <text:p>50097054,Gentse 1D,GENTSE BC</text:p>
          </table:table-cell>
          <table:table-cell table:formula="of:=IF([.I474]&lt;&gt;&quot;&quot;;[.K474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75];[$Sheet2.$A$2:.$B$36];2)" office:value-type="string" office:string-value="GENTSE BC" calcext:value-type="string">
            <text:p>GENTSE BC</text:p>
          </table:table-cell>
          <table:table-cell table:formula="of:=VLOOKUP([.A475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ah Missinne</text:p>
          </table:table-cell>
          <table:table-cell office:value-type="float" office:value="50057079" calcext:value-type="float">
            <text:p>50057079</text:p>
          </table:table-cell>
          <table:table-cell table:number-columns-repeated="2"/>
          <table:table-cell table:formula="of:=IF([.H475]&lt;&gt;&quot;&quot;;CONCATENATE([.H475];&quot;,&quot;;[.C475];&quot; &quot;;[.D475];&quot;,&quot;;[.B475]);&quot;&quot;)" office:value-type="string" office:string-value="50057079,Gentse 1D,GENTSE BC" calcext:value-type="string">
            <text:p>50057079,Gentse 1D,GENTSE BC</text:p>
          </table:table-cell>
          <table:table-cell table:formula="of:=IF([.I475]=&quot;&quot;;[.K475];&quot;&quot;)" office:value-type="string" office:string-value="50057079,Gentse 1D,GENTSE BC" calcext:value-type="string">
            <text:p>50057079,Gentse 1D,GENTSE BC</text:p>
          </table:table-cell>
          <table:table-cell table:formula="of:=IF([.I475]&lt;&gt;&quot;&quot;;[.K475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76];[$Sheet2.$A$2:.$B$36];2)" office:value-type="string" office:string-value="GENTSE BC" calcext:value-type="string">
            <text:p>GENTSE BC</text:p>
          </table:table-cell>
          <table:table-cell table:formula="of:=VLOOKUP([.A476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bbel de Mits</text:p>
          </table:table-cell>
          <table:table-cell office:value-type="float" office:value="50095072" calcext:value-type="float">
            <text:p>50095072</text:p>
          </table:table-cell>
          <table:table-cell table:number-columns-repeated="2"/>
          <table:table-cell table:formula="of:=IF([.H476]&lt;&gt;&quot;&quot;;CONCATENATE([.H476];&quot;,&quot;;[.C476];&quot; &quot;;[.D476];&quot;,&quot;;[.B476]);&quot;&quot;)" office:value-type="string" office:string-value="50095072,Gentse 1D,GENTSE BC" calcext:value-type="string">
            <text:p>50095072,Gentse 1D,GENTSE BC</text:p>
          </table:table-cell>
          <table:table-cell table:formula="of:=IF([.I476]=&quot;&quot;;[.K476];&quot;&quot;)" office:value-type="string" office:string-value="50095072,Gentse 1D,GENTSE BC" calcext:value-type="string">
            <text:p>50095072,Gentse 1D,GENTSE BC</text:p>
          </table:table-cell>
          <table:table-cell table:formula="of:=IF([.I476]&lt;&gt;&quot;&quot;;[.K476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77];[$Sheet2.$A$2:.$B$36];2)" office:value-type="string" office:string-value="GENTSE BC" calcext:value-type="string">
            <text:p>GENTSE BC</text:p>
          </table:table-cell>
          <table:table-cell table:formula="of:=VLOOKUP([.A477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onique Cloquet</text:p>
          </table:table-cell>
          <table:table-cell office:value-type="float" office:value="50056000" calcext:value-type="float">
            <text:p>50056000</text:p>
          </table:table-cell>
          <table:table-cell table:number-columns-repeated="2"/>
          <table:table-cell table:formula="of:=IF([.H477]&lt;&gt;&quot;&quot;;CONCATENATE([.H477];&quot;,&quot;;[.C477];&quot; &quot;;[.D477];&quot;,&quot;;[.B477]);&quot;&quot;)" office:value-type="string" office:string-value="50056000,Gentse 1D,GENTSE BC" calcext:value-type="string">
            <text:p>50056000,Gentse 1D,GENTSE BC</text:p>
          </table:table-cell>
          <table:table-cell table:formula="of:=IF([.I477]=&quot;&quot;;[.K477];&quot;&quot;)" office:value-type="string" office:string-value="50056000,Gentse 1D,GENTSE BC" calcext:value-type="string">
            <text:p>50056000,Gentse 1D,GENTSE BC</text:p>
          </table:table-cell>
          <table:table-cell table:formula="of:=IF([.I477]&lt;&gt;&quot;&quot;;[.K477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78];[$Sheet2.$A$2:.$B$36];2)" office:value-type="string" office:string-value="GENTSE BC" calcext:value-type="string">
            <text:p>GENTSE BC</text:p>
          </table:table-cell>
          <table:table-cell table:formula="of:=VLOOKUP([.A478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ick Govaerts</text:p>
          </table:table-cell>
          <table:table-cell office:value-type="float" office:value="50043697" calcext:value-type="float">
            <text:p>50043697</text:p>
          </table:table-cell>
          <table:table-cell table:number-columns-repeated="2"/>
          <table:table-cell table:formula="of:=IF([.H478]&lt;&gt;&quot;&quot;;CONCATENATE([.H478];&quot;,&quot;;[.C478];&quot; &quot;;[.D478];&quot;,&quot;;[.B478]);&quot;&quot;)" office:value-type="string" office:string-value="50043697,Gentse 2G,GENTSE BC" calcext:value-type="string">
            <text:p>50043697,Gentse 2G,GENTSE BC</text:p>
          </table:table-cell>
          <table:table-cell table:formula="of:=IF([.I478]=&quot;&quot;;[.K478];&quot;&quot;)" office:value-type="string" office:string-value="50043697,Gentse 2G,GENTSE BC" calcext:value-type="string">
            <text:p>50043697,Gentse 2G,GENTSE BC</text:p>
          </table:table-cell>
          <table:table-cell table:formula="of:=IF([.I478]&lt;&gt;&quot;&quot;;[.K478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79];[$Sheet2.$A$2:.$B$36];2)" office:value-type="string" office:string-value="GENTSE BC" calcext:value-type="string">
            <text:p>GENTSE BC</text:p>
          </table:table-cell>
          <table:table-cell table:formula="of:=VLOOKUP([.A479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ter Kortleven</text:p>
          </table:table-cell>
          <table:table-cell office:value-type="float" office:value="50028422" calcext:value-type="float">
            <text:p>50028422</text:p>
          </table:table-cell>
          <table:table-cell table:number-columns-repeated="2"/>
          <table:table-cell table:formula="of:=IF([.H479]&lt;&gt;&quot;&quot;;CONCATENATE([.H479];&quot;,&quot;;[.C479];&quot; &quot;;[.D479];&quot;,&quot;;[.B479]);&quot;&quot;)" office:value-type="string" office:string-value="50028422,Gentse 2G,GENTSE BC" calcext:value-type="string">
            <text:p>50028422,Gentse 2G,GENTSE BC</text:p>
          </table:table-cell>
          <table:table-cell table:formula="of:=IF([.I479]=&quot;&quot;;[.K479];&quot;&quot;)" office:value-type="string" office:string-value="50028422,Gentse 2G,GENTSE BC" calcext:value-type="string">
            <text:p>50028422,Gentse 2G,GENTSE BC</text:p>
          </table:table-cell>
          <table:table-cell table:formula="of:=IF([.I479]&lt;&gt;&quot;&quot;;[.K479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80];[$Sheet2.$A$2:.$B$36];2)" office:value-type="string" office:string-value="GENTSE BC" calcext:value-type="string">
            <text:p>GENTSE BC</text:p>
          </table:table-cell>
          <table:table-cell table:formula="of:=VLOOKUP([.A480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bbel de Mits</text:p>
          </table:table-cell>
          <table:table-cell office:value-type="float" office:value="50095072" calcext:value-type="float">
            <text:p>50095072</text:p>
          </table:table-cell>
          <table:table-cell table:number-columns-repeated="2"/>
          <table:table-cell table:formula="of:=IF([.H480]&lt;&gt;&quot;&quot;;CONCATENATE([.H480];&quot;,&quot;;[.C480];&quot; &quot;;[.D480];&quot;,&quot;;[.B480]);&quot;&quot;)" office:value-type="string" office:string-value="50095072,Gentse 2G,GENTSE BC" calcext:value-type="string">
            <text:p>50095072,Gentse 2G,GENTSE BC</text:p>
          </table:table-cell>
          <table:table-cell table:formula="of:=IF([.I480]=&quot;&quot;;[.K480];&quot;&quot;)" office:value-type="string" office:string-value="50095072,Gentse 2G,GENTSE BC" calcext:value-type="string">
            <text:p>50095072,Gentse 2G,GENTSE BC</text:p>
          </table:table-cell>
          <table:table-cell table:formula="of:=IF([.I480]&lt;&gt;&quot;&quot;;[.K480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81];[$Sheet2.$A$2:.$B$36];2)" office:value-type="string" office:string-value="GENTSE BC" calcext:value-type="string">
            <text:p>GENTSE BC</text:p>
          </table:table-cell>
          <table:table-cell table:formula="of:=VLOOKUP([.A481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onique Cloquet</text:p>
          </table:table-cell>
          <table:table-cell office:value-type="float" office:value="50056000" calcext:value-type="float">
            <text:p>50056000</text:p>
          </table:table-cell>
          <table:table-cell table:number-columns-repeated="2"/>
          <table:table-cell table:formula="of:=IF([.H481]&lt;&gt;&quot;&quot;;CONCATENATE([.H481];&quot;,&quot;;[.C481];&quot; &quot;;[.D481];&quot;,&quot;;[.B481]);&quot;&quot;)" office:value-type="string" office:string-value="50056000,Gentse 2G,GENTSE BC" calcext:value-type="string">
            <text:p>50056000,Gentse 2G,GENTSE BC</text:p>
          </table:table-cell>
          <table:table-cell table:formula="of:=IF([.I481]=&quot;&quot;;[.K481];&quot;&quot;)" office:value-type="string" office:string-value="50056000,Gentse 2G,GENTSE BC" calcext:value-type="string">
            <text:p>50056000,Gentse 2G,GENTSE BC</text:p>
          </table:table-cell>
          <table:table-cell table:formula="of:=IF([.I481]&lt;&gt;&quot;&quot;;[.K481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82];[$Sheet2.$A$2:.$B$36];2)" office:value-type="string" office:string-value="GENTSE BC" calcext:value-type="string">
            <text:p>GENTSE BC</text:p>
          </table:table-cell>
          <table:table-cell table:formula="of:=VLOOKUP([.A482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arten Van Wassenhove</text:p>
          </table:table-cell>
          <table:table-cell office:value-type="float" office:value="50104815" calcext:value-type="float">
            <text:p>50104815</text:p>
          </table:table-cell>
          <table:table-cell table:number-columns-repeated="2"/>
          <table:table-cell table:formula="of:=IF([.H482]&lt;&gt;&quot;&quot;;CONCATENATE([.H482];&quot;,&quot;;[.C482];&quot; &quot;;[.D482];&quot;,&quot;;[.B482]);&quot;&quot;)" office:value-type="string" office:string-value="50104815,Gentse 2H,GENTSE BC" calcext:value-type="string">
            <text:p>50104815,Gentse 2H,GENTSE BC</text:p>
          </table:table-cell>
          <table:table-cell table:formula="of:=IF([.I482]=&quot;&quot;;[.K482];&quot;&quot;)" office:value-type="string" office:string-value="50104815,Gentse 2H,GENTSE BC" calcext:value-type="string">
            <text:p>50104815,Gentse 2H,GENTSE BC</text:p>
          </table:table-cell>
          <table:table-cell table:formula="of:=IF([.I482]&lt;&gt;&quot;&quot;;[.K482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83];[$Sheet2.$A$2:.$B$36];2)" office:value-type="string" office:string-value="GENTSE BC" calcext:value-type="string">
            <text:p>GENTSE BC</text:p>
          </table:table-cell>
          <table:table-cell table:formula="of:=VLOOKUP([.A483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o Carrera Gracey</text:p>
          </table:table-cell>
          <table:table-cell office:value-type="float" office:value="50205803" calcext:value-type="float">
            <text:p>50205803</text:p>
          </table:table-cell>
          <table:table-cell table:number-columns-repeated="2"/>
          <table:table-cell table:formula="of:=IF([.H483]&lt;&gt;&quot;&quot;;CONCATENATE([.H483];&quot;,&quot;;[.C483];&quot; &quot;;[.D483];&quot;,&quot;;[.B483]);&quot;&quot;)" office:value-type="string" office:string-value="50205803,Gentse 2H,GENTSE BC" calcext:value-type="string">
            <text:p>50205803,Gentse 2H,GENTSE BC</text:p>
          </table:table-cell>
          <table:table-cell table:formula="of:=IF([.I483]=&quot;&quot;;[.K483];&quot;&quot;)" office:value-type="string" office:string-value="50205803,Gentse 2H,GENTSE BC" calcext:value-type="string">
            <text:p>50205803,Gentse 2H,GENTSE BC</text:p>
          </table:table-cell>
          <table:table-cell table:formula="of:=IF([.I483]&lt;&gt;&quot;&quot;;[.K483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84];[$Sheet2.$A$2:.$B$36];2)" office:value-type="string" office:string-value="GENTSE BC" calcext:value-type="string">
            <text:p>GENTSE BC</text:p>
          </table:table-cell>
          <table:table-cell table:formula="of:=VLOOKUP([.A484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ter Kortleven</text:p>
          </table:table-cell>
          <table:table-cell office:value-type="float" office:value="50028422" calcext:value-type="float">
            <text:p>50028422</text:p>
          </table:table-cell>
          <table:table-cell table:number-columns-repeated="2"/>
          <table:table-cell table:formula="of:=IF([.H484]&lt;&gt;&quot;&quot;;CONCATENATE([.H484];&quot;,&quot;;[.C484];&quot; &quot;;[.D484];&quot;,&quot;;[.B484]);&quot;&quot;)" office:value-type="string" office:string-value="50028422,Gentse 2H,GENTSE BC" calcext:value-type="string">
            <text:p>50028422,Gentse 2H,GENTSE BC</text:p>
          </table:table-cell>
          <table:table-cell table:formula="of:=IF([.I484]=&quot;&quot;;[.K484];&quot;&quot;)" office:value-type="string" office:string-value="50028422,Gentse 2H,GENTSE BC" calcext:value-type="string">
            <text:p>50028422,Gentse 2H,GENTSE BC</text:p>
          </table:table-cell>
          <table:table-cell table:formula="of:=IF([.I484]&lt;&gt;&quot;&quot;;[.K484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85];[$Sheet2.$A$2:.$B$36];2)" office:value-type="string" office:string-value="GENTSE BC" calcext:value-type="string">
            <text:p>GENTSE BC</text:p>
          </table:table-cell>
          <table:table-cell table:formula="of:=VLOOKUP([.A485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ed Muhammad Ali Sohaib</text:p>
          </table:table-cell>
          <table:table-cell office:value-type="float" office:value="50752057" calcext:value-type="float">
            <text:p>50752057</text:p>
          </table:table-cell>
          <table:table-cell table:number-columns-repeated="2"/>
          <table:table-cell table:formula="of:=IF([.H485]&lt;&gt;&quot;&quot;;CONCATENATE([.H485];&quot;,&quot;;[.C485];&quot; &quot;;[.D485];&quot;,&quot;;[.B485]);&quot;&quot;)" office:value-type="string" office:string-value="50752057,Gentse 2H,GENTSE BC" calcext:value-type="string">
            <text:p>50752057,Gentse 2H,GENTSE BC</text:p>
          </table:table-cell>
          <table:table-cell table:formula="of:=IF([.I485]=&quot;&quot;;[.K485];&quot;&quot;)" office:value-type="string" office:string-value="50752057,Gentse 2H,GENTSE BC" calcext:value-type="string">
            <text:p>50752057,Gentse 2H,GENTSE BC</text:p>
          </table:table-cell>
          <table:table-cell table:formula="of:=IF([.I485]&lt;&gt;&quot;&quot;;[.K485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86];[$Sheet2.$A$2:.$B$36];2)" office:value-type="string" office:string-value="GENTSE BC" calcext:value-type="string">
            <text:p>GENTSE BC</text:p>
          </table:table-cell>
          <table:table-cell table:formula="of:=VLOOKUP([.A486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t Mullaert</text:p>
          </table:table-cell>
          <table:table-cell office:value-type="float" office:value="50090359" calcext:value-type="float">
            <text:p>50090359</text:p>
          </table:table-cell>
          <table:table-cell table:number-columns-repeated="2"/>
          <table:table-cell table:formula="of:=IF([.H486]&lt;&gt;&quot;&quot;;CONCATENATE([.H486];&quot;,&quot;;[.C486];&quot; &quot;;[.D486];&quot;,&quot;;[.B486]);&quot;&quot;)" office:value-type="string" office:string-value="50090359,Gentse 3G,GENTSE BC" calcext:value-type="string">
            <text:p>50090359,Gentse 3G,GENTSE BC</text:p>
          </table:table-cell>
          <table:table-cell table:formula="of:=IF([.I486]=&quot;&quot;;[.K486];&quot;&quot;)" office:value-type="string" office:string-value="50090359,Gentse 3G,GENTSE BC" calcext:value-type="string">
            <text:p>50090359,Gentse 3G,GENTSE BC</text:p>
          </table:table-cell>
          <table:table-cell table:formula="of:=IF([.I486]&lt;&gt;&quot;&quot;;[.K486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87];[$Sheet2.$A$2:.$B$36];2)" office:value-type="string" office:string-value="GENTSE BC" calcext:value-type="string">
            <text:p>GENTSE BC</text:p>
          </table:table-cell>
          <table:table-cell table:formula="of:=VLOOKUP([.A487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ven Verbruggen</text:p>
          </table:table-cell>
          <table:table-cell office:value-type="float" office:value="50041229" calcext:value-type="float">
            <text:p>50041229</text:p>
          </table:table-cell>
          <table:table-cell table:number-columns-repeated="2"/>
          <table:table-cell table:formula="of:=IF([.H487]&lt;&gt;&quot;&quot;;CONCATENATE([.H487];&quot;,&quot;;[.C487];&quot; &quot;;[.D487];&quot;,&quot;;[.B487]);&quot;&quot;)" office:value-type="string" office:string-value="50041229,Gentse 3G,GENTSE BC" calcext:value-type="string">
            <text:p>50041229,Gentse 3G,GENTSE BC</text:p>
          </table:table-cell>
          <table:table-cell table:formula="of:=IF([.I487]=&quot;&quot;;[.K487];&quot;&quot;)" office:value-type="string" office:string-value="50041229,Gentse 3G,GENTSE BC" calcext:value-type="string">
            <text:p>50041229,Gentse 3G,GENTSE BC</text:p>
          </table:table-cell>
          <table:table-cell table:formula="of:=IF([.I487]&lt;&gt;&quot;&quot;;[.K487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88];[$Sheet2.$A$2:.$B$36];2)" office:value-type="string" office:string-value="GENTSE BC" calcext:value-type="string">
            <text:p>GENTSE BC</text:p>
          </table:table-cell>
          <table:table-cell table:formula="of:=VLOOKUP([.A488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sa D'Haese</text:p>
          </table:table-cell>
          <table:table-cell office:value-type="float" office:value="50091586" calcext:value-type="float">
            <text:p>50091586</text:p>
          </table:table-cell>
          <table:table-cell table:number-columns-repeated="2"/>
          <table:table-cell table:formula="of:=IF([.H488]&lt;&gt;&quot;&quot;;CONCATENATE([.H488];&quot;,&quot;;[.C488];&quot; &quot;;[.D488];&quot;,&quot;;[.B488]);&quot;&quot;)" office:value-type="string" office:string-value="50091586,Gentse 3G,GENTSE BC" calcext:value-type="string">
            <text:p>50091586,Gentse 3G,GENTSE BC</text:p>
          </table:table-cell>
          <table:table-cell table:formula="of:=IF([.I488]=&quot;&quot;;[.K488];&quot;&quot;)" office:value-type="string" office:string-value="50091586,Gentse 3G,GENTSE BC" calcext:value-type="string">
            <text:p>50091586,Gentse 3G,GENTSE BC</text:p>
          </table:table-cell>
          <table:table-cell table:formula="of:=IF([.I488]&lt;&gt;&quot;&quot;;[.K488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89];[$Sheet2.$A$2:.$B$36];2)" office:value-type="string" office:string-value="GENTSE BC" calcext:value-type="string">
            <text:p>GENTSE BC</text:p>
          </table:table-cell>
          <table:table-cell table:formula="of:=VLOOKUP([.A489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ah Missinne</text:p>
          </table:table-cell>
          <table:table-cell office:value-type="float" office:value="50057079" calcext:value-type="float">
            <text:p>50057079</text:p>
          </table:table-cell>
          <table:table-cell table:number-columns-repeated="2"/>
          <table:table-cell table:formula="of:=IF([.H489]&lt;&gt;&quot;&quot;;CONCATENATE([.H489];&quot;,&quot;;[.C489];&quot; &quot;;[.D489];&quot;,&quot;;[.B489]);&quot;&quot;)" office:value-type="string" office:string-value="50057079,Gentse 3G,GENTSE BC" calcext:value-type="string">
            <text:p>50057079,Gentse 3G,GENTSE BC</text:p>
          </table:table-cell>
          <table:table-cell table:formula="of:=IF([.I489]=&quot;&quot;;[.K489];&quot;&quot;)" office:value-type="string" office:string-value="50057079,Gentse 3G,GENTSE BC" calcext:value-type="string">
            <text:p>50057079,Gentse 3G,GENTSE BC</text:p>
          </table:table-cell>
          <table:table-cell table:formula="of:=IF([.I489]&lt;&gt;&quot;&quot;;[.K489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90];[$Sheet2.$A$2:.$B$36];2)" office:value-type="string" office:string-value="GENTSE BC" calcext:value-type="string">
            <text:p>GENTSE BC</text:p>
          </table:table-cell>
          <table:table-cell table:formula="of:=VLOOKUP([.A490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win De Moor</text:p>
          </table:table-cell>
          <table:table-cell office:value-type="float" office:value="50067846" calcext:value-type="float">
            <text:p>50067846</text:p>
          </table:table-cell>
          <table:table-cell table:number-columns-repeated="2"/>
          <table:table-cell table:formula="of:=IF([.H490]&lt;&gt;&quot;&quot;;CONCATENATE([.H490];&quot;,&quot;;[.C490];&quot; &quot;;[.D490];&quot;,&quot;;[.B490]);&quot;&quot;)" office:value-type="string" office:string-value="50067846,Gentse 3H,GENTSE BC" calcext:value-type="string">
            <text:p>50067846,Gentse 3H,GENTSE BC</text:p>
          </table:table-cell>
          <table:table-cell table:formula="of:=IF([.I490]=&quot;&quot;;[.K490];&quot;&quot;)" office:value-type="string" office:string-value="50067846,Gentse 3H,GENTSE BC" calcext:value-type="string">
            <text:p>50067846,Gentse 3H,GENTSE BC</text:p>
          </table:table-cell>
          <table:table-cell table:formula="of:=IF([.I490]&lt;&gt;&quot;&quot;;[.K490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91];[$Sheet2.$A$2:.$B$36];2)" office:value-type="string" office:string-value="GENTSE BC" calcext:value-type="string">
            <text:p>GENTSE BC</text:p>
          </table:table-cell>
          <table:table-cell table:formula="of:=VLOOKUP([.A491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ter Denys</text:p>
          </table:table-cell>
          <table:table-cell office:value-type="float" office:value="50047373" calcext:value-type="float">
            <text:p>50047373</text:p>
          </table:table-cell>
          <table:table-cell table:number-columns-repeated="2"/>
          <table:table-cell table:formula="of:=IF([.H491]&lt;&gt;&quot;&quot;;CONCATENATE([.H491];&quot;,&quot;;[.C491];&quot; &quot;;[.D491];&quot;,&quot;;[.B491]);&quot;&quot;)" office:value-type="string" office:string-value="50047373,Gentse 3H,GENTSE BC" calcext:value-type="string">
            <text:p>50047373,Gentse 3H,GENTSE BC</text:p>
          </table:table-cell>
          <table:table-cell table:formula="of:=IF([.I491]=&quot;&quot;;[.K491];&quot;&quot;)" office:value-type="string" office:string-value="50047373,Gentse 3H,GENTSE BC" calcext:value-type="string">
            <text:p>50047373,Gentse 3H,GENTSE BC</text:p>
          </table:table-cell>
          <table:table-cell table:formula="of:=IF([.I491]&lt;&gt;&quot;&quot;;[.K491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92];[$Sheet2.$A$2:.$B$36];2)" office:value-type="string" office:string-value="GENTSE BC" calcext:value-type="string">
            <text:p>GENTSE BC</text:p>
          </table:table-cell>
          <table:table-cell table:formula="of:=VLOOKUP([.A492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 Dekeyser</text:p>
          </table:table-cell>
          <table:table-cell office:value-type="float" office:value="50022666" calcext:value-type="float">
            <text:p>50022666</text:p>
          </table:table-cell>
          <table:table-cell table:number-columns-repeated="2"/>
          <table:table-cell table:formula="of:=IF([.H492]&lt;&gt;&quot;&quot;;CONCATENATE([.H492];&quot;,&quot;;[.C492];&quot; &quot;;[.D492];&quot;,&quot;;[.B492]);&quot;&quot;)" office:value-type="string" office:string-value="50022666,Gentse 3H,GENTSE BC" calcext:value-type="string">
            <text:p>50022666,Gentse 3H,GENTSE BC</text:p>
          </table:table-cell>
          <table:table-cell table:formula="of:=IF([.I492]=&quot;&quot;;[.K492];&quot;&quot;)" office:value-type="string" office:string-value="50022666,Gentse 3H,GENTSE BC" calcext:value-type="string">
            <text:p>50022666,Gentse 3H,GENTSE BC</text:p>
          </table:table-cell>
          <table:table-cell table:formula="of:=IF([.I492]&lt;&gt;&quot;&quot;;[.K492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93];[$Sheet2.$A$2:.$B$36];2)" office:value-type="string" office:string-value="GENTSE BC" calcext:value-type="string">
            <text:p>GENTSE BC</text:p>
          </table:table-cell>
          <table:table-cell table:formula="of:=VLOOKUP([.A493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 Rombaut</text:p>
          </table:table-cell>
          <table:table-cell office:value-type="float" office:value="50069074" calcext:value-type="float">
            <text:p>50069074</text:p>
          </table:table-cell>
          <table:table-cell table:number-columns-repeated="2"/>
          <table:table-cell table:formula="of:=IF([.H493]&lt;&gt;&quot;&quot;;CONCATENATE([.H493];&quot;,&quot;;[.C493];&quot; &quot;;[.D493];&quot;,&quot;;[.B493]);&quot;&quot;)" office:value-type="string" office:string-value="50069074,Gentse 3H,GENTSE BC" calcext:value-type="string">
            <text:p>50069074,Gentse 3H,GENTSE BC</text:p>
          </table:table-cell>
          <table:table-cell table:formula="of:=IF([.I493]=&quot;&quot;;[.K493];&quot;&quot;)" office:value-type="string" office:string-value="50069074,Gentse 3H,GENTSE BC" calcext:value-type="string">
            <text:p>50069074,Gentse 3H,GENTSE BC</text:p>
          </table:table-cell>
          <table:table-cell table:formula="of:=IF([.I493]&lt;&gt;&quot;&quot;;[.K493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94];[$Sheet2.$A$2:.$B$36];2)" office:value-type="string" office:string-value="GENTSE BC" calcext:value-type="string">
            <text:p>GENTSE BC</text:p>
          </table:table-cell>
          <table:table-cell table:formula="of:=VLOOKUP([.A494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win De Moor</text:p>
          </table:table-cell>
          <table:table-cell office:value-type="float" office:value="50067846" calcext:value-type="float">
            <text:p>50067846</text:p>
          </table:table-cell>
          <table:table-cell table:number-columns-repeated="2"/>
          <table:table-cell table:formula="of:=IF([.H494]&lt;&gt;&quot;&quot;;CONCATENATE([.H494];&quot;,&quot;;[.C494];&quot; &quot;;[.D494];&quot;,&quot;;[.B494]);&quot;&quot;)" office:value-type="string" office:string-value="50067846,Gentse 4G,GENTSE BC" calcext:value-type="string">
            <text:p>50067846,Gentse 4G,GENTSE BC</text:p>
          </table:table-cell>
          <table:table-cell table:formula="of:=IF([.I494]=&quot;&quot;;[.K494];&quot;&quot;)" office:value-type="string" office:string-value="50067846,Gentse 4G,GENTSE BC" calcext:value-type="string">
            <text:p>50067846,Gentse 4G,GENTSE BC</text:p>
          </table:table-cell>
          <table:table-cell table:formula="of:=IF([.I494]&lt;&gt;&quot;&quot;;[.K494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95];[$Sheet2.$A$2:.$B$36];2)" office:value-type="string" office:string-value="GENTSE BC" calcext:value-type="string">
            <text:p>GENTSE BC</text:p>
          </table:table-cell>
          <table:table-cell table:formula="of:=VLOOKUP([.A495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than Govaerts</text:p>
          </table:table-cell>
          <table:table-cell office:value-type="float" office:value="50050498" calcext:value-type="float">
            <text:p>50050498</text:p>
          </table:table-cell>
          <table:table-cell table:number-columns-repeated="2"/>
          <table:table-cell table:formula="of:=IF([.H495]&lt;&gt;&quot;&quot;;CONCATENATE([.H495];&quot;,&quot;;[.C495];&quot; &quot;;[.D495];&quot;,&quot;;[.B495]);&quot;&quot;)" office:value-type="string" office:string-value="50050498,Gentse 4G,GENTSE BC" calcext:value-type="string">
            <text:p>50050498,Gentse 4G,GENTSE BC</text:p>
          </table:table-cell>
          <table:table-cell table:formula="of:=IF([.I495]=&quot;&quot;;[.K495];&quot;&quot;)" office:value-type="string" office:string-value="50050498,Gentse 4G,GENTSE BC" calcext:value-type="string">
            <text:p>50050498,Gentse 4G,GENTSE BC</text:p>
          </table:table-cell>
          <table:table-cell table:formula="of:=IF([.I495]&lt;&gt;&quot;&quot;;[.K495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96];[$Sheet2.$A$2:.$B$36];2)" office:value-type="string" office:string-value="GENTSE BC" calcext:value-type="string">
            <text:p>GENTSE BC</text:p>
          </table:table-cell>
          <table:table-cell table:formula="of:=VLOOKUP([.A496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oline Wellens</text:p>
          </table:table-cell>
          <table:table-cell office:value-type="float" office:value="50082039" calcext:value-type="float">
            <text:p>50082039</text:p>
          </table:table-cell>
          <table:table-cell table:number-columns-repeated="2"/>
          <table:table-cell table:formula="of:=IF([.H496]&lt;&gt;&quot;&quot;;CONCATENATE([.H496];&quot;,&quot;;[.C496];&quot; &quot;;[.D496];&quot;,&quot;;[.B496]);&quot;&quot;)" office:value-type="string" office:string-value="50082039,Gentse 4G,GENTSE BC" calcext:value-type="string">
            <text:p>50082039,Gentse 4G,GENTSE BC</text:p>
          </table:table-cell>
          <table:table-cell table:formula="of:=IF([.I496]=&quot;&quot;;[.K496];&quot;&quot;)" office:value-type="string" office:string-value="50082039,Gentse 4G,GENTSE BC" calcext:value-type="string">
            <text:p>50082039,Gentse 4G,GENTSE BC</text:p>
          </table:table-cell>
          <table:table-cell table:formula="of:=IF([.I496]&lt;&gt;&quot;&quot;;[.K496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97];[$Sheet2.$A$2:.$B$36];2)" office:value-type="string" office:string-value="GENTSE BC" calcext:value-type="string">
            <text:p>GENTSE BC</text:p>
          </table:table-cell>
          <table:table-cell table:formula="of:=VLOOKUP([.A497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rah Claeys</text:p>
          </table:table-cell>
          <table:table-cell office:value-type="float" office:value="50085479" calcext:value-type="float">
            <text:p>50085479</text:p>
          </table:table-cell>
          <table:table-cell table:number-columns-repeated="2"/>
          <table:table-cell table:formula="of:=IF([.H497]&lt;&gt;&quot;&quot;;CONCATENATE([.H497];&quot;,&quot;;[.C497];&quot; &quot;;[.D497];&quot;,&quot;;[.B497]);&quot;&quot;)" office:value-type="string" office:string-value="50085479,Gentse 4G,GENTSE BC" calcext:value-type="string">
            <text:p>50085479,Gentse 4G,GENTSE BC</text:p>
          </table:table-cell>
          <table:table-cell table:formula="of:=IF([.I497]=&quot;&quot;;[.K497];&quot;&quot;)" office:value-type="string" office:string-value="50085479,Gentse 4G,GENTSE BC" calcext:value-type="string">
            <text:p>50085479,Gentse 4G,GENTSE BC</text:p>
          </table:table-cell>
          <table:table-cell table:formula="of:=IF([.I497]&lt;&gt;&quot;&quot;;[.K497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98];[$Sheet2.$A$2:.$B$36];2)" office:value-type="string" office:string-value="GENTSE BC" calcext:value-type="string">
            <text:p>GENTSE BC</text:p>
          </table:table-cell>
          <table:table-cell table:formula="of:=VLOOKUP([.A498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an Nelen</text:p>
          </table:table-cell>
          <table:table-cell office:value-type="float" office:value="50046838" calcext:value-type="float">
            <text:p>50046838</text:p>
          </table:table-cell>
          <table:table-cell table:number-columns-repeated="2"/>
          <table:table-cell table:formula="of:=IF([.H498]&lt;&gt;&quot;&quot;;CONCATENATE([.H498];&quot;,&quot;;[.C498];&quot; &quot;;[.D498];&quot;,&quot;;[.B498]);&quot;&quot;)" office:value-type="string" office:string-value="50046838,Gentse 4H,GENTSE BC" calcext:value-type="string">
            <text:p>50046838,Gentse 4H,GENTSE BC</text:p>
          </table:table-cell>
          <table:table-cell table:formula="of:=IF([.I498]=&quot;&quot;;[.K498];&quot;&quot;)" office:value-type="string" office:string-value="50046838,Gentse 4H,GENTSE BC" calcext:value-type="string">
            <text:p>50046838,Gentse 4H,GENTSE BC</text:p>
          </table:table-cell>
          <table:table-cell table:formula="of:=IF([.I498]&lt;&gt;&quot;&quot;;[.K498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499];[$Sheet2.$A$2:.$B$36];2)" office:value-type="string" office:string-value="GENTSE BC" calcext:value-type="string">
            <text:p>GENTSE BC</text:p>
          </table:table-cell>
          <table:table-cell table:formula="of:=VLOOKUP([.A499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s Verheyden</text:p>
          </table:table-cell>
          <table:table-cell office:value-type="float" office:value="50018241" calcext:value-type="float">
            <text:p>50018241</text:p>
          </table:table-cell>
          <table:table-cell table:number-columns-repeated="2"/>
          <table:table-cell table:formula="of:=IF([.H499]&lt;&gt;&quot;&quot;;CONCATENATE([.H499];&quot;,&quot;;[.C499];&quot; &quot;;[.D499];&quot;,&quot;;[.B499]);&quot;&quot;)" office:value-type="string" office:string-value="50018241,Gentse 4H,GENTSE BC" calcext:value-type="string">
            <text:p>50018241,Gentse 4H,GENTSE BC</text:p>
          </table:table-cell>
          <table:table-cell table:formula="of:=IF([.I499]=&quot;&quot;;[.K499];&quot;&quot;)" office:value-type="string" office:string-value="50018241,Gentse 4H,GENTSE BC" calcext:value-type="string">
            <text:p>50018241,Gentse 4H,GENTSE BC</text:p>
          </table:table-cell>
          <table:table-cell table:formula="of:=IF([.I499]&lt;&gt;&quot;&quot;;[.K499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500];[$Sheet2.$A$2:.$B$36];2)" office:value-type="string" office:string-value="GENTSE BC" calcext:value-type="string">
            <text:p>GENTSE BC</text:p>
          </table:table-cell>
          <table:table-cell table:formula="of:=VLOOKUP([.A500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 Vossaert</text:p>
          </table:table-cell>
          <table:table-cell office:value-type="float" office:value="50289799" calcext:value-type="float">
            <text:p>50289799</text:p>
          </table:table-cell>
          <table:table-cell table:number-columns-repeated="2"/>
          <table:table-cell table:formula="of:=IF([.H500]&lt;&gt;&quot;&quot;;CONCATENATE([.H500];&quot;,&quot;;[.C500];&quot; &quot;;[.D500];&quot;,&quot;;[.B500]);&quot;&quot;)" office:value-type="string" office:string-value="50289799,Gentse 4H,GENTSE BC" calcext:value-type="string">
            <text:p>50289799,Gentse 4H,GENTSE BC</text:p>
          </table:table-cell>
          <table:table-cell table:formula="of:=IF([.I500]=&quot;&quot;;[.K500];&quot;&quot;)" office:value-type="string" office:string-value="50289799,Gentse 4H,GENTSE BC" calcext:value-type="string">
            <text:p>50289799,Gentse 4H,GENTSE BC</text:p>
          </table:table-cell>
          <table:table-cell table:formula="of:=IF([.I500]&lt;&gt;&quot;&quot;;[.K500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501];[$Sheet2.$A$2:.$B$36];2)" office:value-type="string" office:string-value="GENTSE BC" calcext:value-type="string">
            <text:p>GENTSE BC</text:p>
          </table:table-cell>
          <table:table-cell table:formula="of:=VLOOKUP([.A501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ud Stechweij</text:p>
          </table:table-cell>
          <table:table-cell office:value-type="float" office:value="50378546" calcext:value-type="float">
            <text:p>50378546</text:p>
          </table:table-cell>
          <table:table-cell table:number-columns-repeated="2"/>
          <table:table-cell table:formula="of:=IF([.H501]&lt;&gt;&quot;&quot;;CONCATENATE([.H501];&quot;,&quot;;[.C501];&quot; &quot;;[.D501];&quot;,&quot;;[.B501]);&quot;&quot;)" office:value-type="string" office:string-value="50378546,Gentse 4H,GENTSE BC" calcext:value-type="string">
            <text:p>50378546,Gentse 4H,GENTSE BC</text:p>
          </table:table-cell>
          <table:table-cell table:formula="of:=IF([.I501]=&quot;&quot;;[.K501];&quot;&quot;)" office:value-type="string" office:string-value="50378546,Gentse 4H,GENTSE BC" calcext:value-type="string">
            <text:p>50378546,Gentse 4H,GENTSE BC</text:p>
          </table:table-cell>
          <table:table-cell table:formula="of:=IF([.I501]&lt;&gt;&quot;&quot;;[.K501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502];[$Sheet2.$A$2:.$B$36];2)" office:value-type="string" office:string-value="GENTSE BC" calcext:value-type="string">
            <text:p>GENTSE BC</text:p>
          </table:table-cell>
          <table:table-cell table:formula="of:=VLOOKUP([.A502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ed Muhammad Ali Sohaib</text:p>
          </table:table-cell>
          <table:table-cell office:value-type="float" office:value="50752057" calcext:value-type="float">
            <text:p>50752057</text:p>
          </table:table-cell>
          <table:table-cell table:number-columns-repeated="2"/>
          <table:table-cell table:formula="of:=IF([.H502]&lt;&gt;&quot;&quot;;CONCATENATE([.H502];&quot;,&quot;;[.C502];&quot; &quot;;[.D502];&quot;,&quot;;[.B502]);&quot;&quot;)" office:value-type="string" office:string-value="50752057,Gentse 5G,GENTSE BC" calcext:value-type="string">
            <text:p>50752057,Gentse 5G,GENTSE BC</text:p>
          </table:table-cell>
          <table:table-cell table:formula="of:=IF([.I502]=&quot;&quot;;[.K502];&quot;&quot;)" office:value-type="string" office:string-value="50752057,Gentse 5G,GENTSE BC" calcext:value-type="string">
            <text:p>50752057,Gentse 5G,GENTSE BC</text:p>
          </table:table-cell>
          <table:table-cell table:formula="of:=IF([.I502]&lt;&gt;&quot;&quot;;[.K502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503];[$Sheet2.$A$2:.$B$36];2)" office:value-type="string" office:string-value="GENTSE BC" calcext:value-type="string">
            <text:p>GENTSE BC</text:p>
          </table:table-cell>
          <table:table-cell table:formula="of:=VLOOKUP([.A503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mas Dekeyser</text:p>
          </table:table-cell>
          <table:table-cell office:value-type="float" office:value="50022666" calcext:value-type="float">
            <text:p>50022666</text:p>
          </table:table-cell>
          <table:table-cell table:number-columns-repeated="2"/>
          <table:table-cell table:formula="of:=IF([.H503]&lt;&gt;&quot;&quot;;CONCATENATE([.H503];&quot;,&quot;;[.C503];&quot; &quot;;[.D503];&quot;,&quot;;[.B503]);&quot;&quot;)" office:value-type="string" office:string-value="50022666,Gentse 5G,GENTSE BC" calcext:value-type="string">
            <text:p>50022666,Gentse 5G,GENTSE BC</text:p>
          </table:table-cell>
          <table:table-cell table:formula="of:=IF([.I503]=&quot;&quot;;[.K503];&quot;&quot;)" office:value-type="string" office:string-value="50022666,Gentse 5G,GENTSE BC" calcext:value-type="string">
            <text:p>50022666,Gentse 5G,GENTSE BC</text:p>
          </table:table-cell>
          <table:table-cell table:formula="of:=IF([.I503]&lt;&gt;&quot;&quot;;[.K503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504];[$Sheet2.$A$2:.$B$36];2)" office:value-type="string" office:string-value="GENTSE BC" calcext:value-type="string">
            <text:p>GENTSE BC</text:p>
          </table:table-cell>
          <table:table-cell table:formula="of:=VLOOKUP([.A504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 Malysse</text:p>
          </table:table-cell>
          <table:table-cell office:value-type="float" office:value="50105147" calcext:value-type="float">
            <text:p>50105147</text:p>
          </table:table-cell>
          <table:table-cell table:number-columns-repeated="2"/>
          <table:table-cell table:formula="of:=IF([.H504]&lt;&gt;&quot;&quot;;CONCATENATE([.H504];&quot;,&quot;;[.C504];&quot; &quot;;[.D504];&quot;,&quot;;[.B504]);&quot;&quot;)" office:value-type="string" office:string-value="50105147,Gentse 5G,GENTSE BC" calcext:value-type="string">
            <text:p>50105147,Gentse 5G,GENTSE BC</text:p>
          </table:table-cell>
          <table:table-cell table:formula="of:=IF([.I504]=&quot;&quot;;[.K504];&quot;&quot;)" office:value-type="string" office:string-value="50105147,Gentse 5G,GENTSE BC" calcext:value-type="string">
            <text:p>50105147,Gentse 5G,GENTSE BC</text:p>
          </table:table-cell>
          <table:table-cell table:formula="of:=IF([.I504]&lt;&gt;&quot;&quot;;[.K504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505];[$Sheet2.$A$2:.$B$36];2)" office:value-type="string" office:string-value="GENTSE BC" calcext:value-type="string">
            <text:p>GENTSE BC</text:p>
          </table:table-cell>
          <table:table-cell table:formula="of:=VLOOKUP([.A505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ese Missinne</text:p>
          </table:table-cell>
          <table:table-cell office:value-type="float" office:value="50096848" calcext:value-type="float">
            <text:p>50096848</text:p>
          </table:table-cell>
          <table:table-cell table:number-columns-repeated="2"/>
          <table:table-cell table:formula="of:=IF([.H505]&lt;&gt;&quot;&quot;;CONCATENATE([.H505];&quot;,&quot;;[.C505];&quot; &quot;;[.D505];&quot;,&quot;;[.B505]);&quot;&quot;)" office:value-type="string" office:string-value="50096848,Gentse 5G,GENTSE BC" calcext:value-type="string">
            <text:p>50096848,Gentse 5G,GENTSE BC</text:p>
          </table:table-cell>
          <table:table-cell table:formula="of:=IF([.I505]=&quot;&quot;;[.K505];&quot;&quot;)" office:value-type="string" office:string-value="50096848,Gentse 5G,GENTSE BC" calcext:value-type="string">
            <text:p>50096848,Gentse 5G,GENTSE BC</text:p>
          </table:table-cell>
          <table:table-cell table:formula="of:=IF([.I505]&lt;&gt;&quot;&quot;;[.K505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506];[$Sheet2.$A$2:.$B$36];2)" office:value-type="string" office:string-value="GENTSE BC" calcext:value-type="string">
            <text:p>GENTSE BC</text:p>
          </table:table-cell>
          <table:table-cell table:formula="of:=VLOOKUP([.A506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m Demeester</text:p>
          </table:table-cell>
          <table:table-cell office:value-type="float" office:value="50086874" calcext:value-type="float">
            <text:p>50086874</text:p>
          </table:table-cell>
          <table:table-cell table:number-columns-repeated="2"/>
          <table:table-cell table:formula="of:=IF([.H506]&lt;&gt;&quot;&quot;;CONCATENATE([.H506];&quot;,&quot;;[.C506];&quot; &quot;;[.D506];&quot;,&quot;;[.B506]);&quot;&quot;)" office:value-type="string" office:string-value="50086874,Gentse 5H,GENTSE BC" calcext:value-type="string">
            <text:p>50086874,Gentse 5H,GENTSE BC</text:p>
          </table:table-cell>
          <table:table-cell table:formula="of:=IF([.I506]=&quot;&quot;;[.K506];&quot;&quot;)" office:value-type="string" office:string-value="50086874,Gentse 5H,GENTSE BC" calcext:value-type="string">
            <text:p>50086874,Gentse 5H,GENTSE BC</text:p>
          </table:table-cell>
          <table:table-cell table:formula="of:=IF([.I506]&lt;&gt;&quot;&quot;;[.K506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507];[$Sheet2.$A$2:.$B$36];2)" office:value-type="string" office:string-value="GENTSE BC" calcext:value-type="string">
            <text:p>GENTSE BC</text:p>
          </table:table-cell>
          <table:table-cell table:formula="of:=VLOOKUP([.A507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roen Vanheuverswyn</text:p>
          </table:table-cell>
          <table:table-cell office:value-type="float" office:value="50068783" calcext:value-type="float">
            <text:p>50068783</text:p>
          </table:table-cell>
          <table:table-cell table:number-columns-repeated="2"/>
          <table:table-cell table:formula="of:=IF([.H507]&lt;&gt;&quot;&quot;;CONCATENATE([.H507];&quot;,&quot;;[.C507];&quot; &quot;;[.D507];&quot;,&quot;;[.B507]);&quot;&quot;)" office:value-type="string" office:string-value="50068783,Gentse 5H,GENTSE BC" calcext:value-type="string">
            <text:p>50068783,Gentse 5H,GENTSE BC</text:p>
          </table:table-cell>
          <table:table-cell table:formula="of:=IF([.I507]=&quot;&quot;;[.K507];&quot;&quot;)" office:value-type="string" office:string-value="50068783,Gentse 5H,GENTSE BC" calcext:value-type="string">
            <text:p>50068783,Gentse 5H,GENTSE BC</text:p>
          </table:table-cell>
          <table:table-cell table:formula="of:=IF([.I507]&lt;&gt;&quot;&quot;;[.K507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508];[$Sheet2.$A$2:.$B$36];2)" office:value-type="string" office:string-value="GENTSE BC" calcext:value-type="string">
            <text:p>GENTSE BC</text:p>
          </table:table-cell>
          <table:table-cell table:formula="of:=VLOOKUP([.A508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holas Van Steen</text:p>
          </table:table-cell>
          <table:table-cell office:value-type="float" office:value="50062914" calcext:value-type="float">
            <text:p>50062914</text:p>
          </table:table-cell>
          <table:table-cell table:number-columns-repeated="2"/>
          <table:table-cell table:formula="of:=IF([.H508]&lt;&gt;&quot;&quot;;CONCATENATE([.H508];&quot;,&quot;;[.C508];&quot; &quot;;[.D508];&quot;,&quot;;[.B508]);&quot;&quot;)" office:value-type="string" office:string-value="50062914,Gentse 5H,GENTSE BC" calcext:value-type="string">
            <text:p>50062914,Gentse 5H,GENTSE BC</text:p>
          </table:table-cell>
          <table:table-cell table:formula="of:=IF([.I508]=&quot;&quot;;[.K508];&quot;&quot;)" office:value-type="string" office:string-value="50062914,Gentse 5H,GENTSE BC" calcext:value-type="string">
            <text:p>50062914,Gentse 5H,GENTSE BC</text:p>
          </table:table-cell>
          <table:table-cell table:formula="of:=IF([.I508]&lt;&gt;&quot;&quot;;[.K508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509];[$Sheet2.$A$2:.$B$36];2)" office:value-type="string" office:string-value="GENTSE BC" calcext:value-type="string">
            <text:p>GENTSE BC</text:p>
          </table:table-cell>
          <table:table-cell table:formula="of:=VLOOKUP([.A509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ijn Cabus</text:p>
          </table:table-cell>
          <table:table-cell office:value-type="float" office:value="50072197" calcext:value-type="float">
            <text:p>50072197</text:p>
          </table:table-cell>
          <table:table-cell table:number-columns-repeated="2"/>
          <table:table-cell table:formula="of:=IF([.H509]&lt;&gt;&quot;&quot;;CONCATENATE([.H509];&quot;,&quot;;[.C509];&quot; &quot;;[.D509];&quot;,&quot;;[.B509]);&quot;&quot;)" office:value-type="string" office:string-value="50072197,Gentse 5H,GENTSE BC" calcext:value-type="string">
            <text:p>50072197,Gentse 5H,GENTSE BC</text:p>
          </table:table-cell>
          <table:table-cell table:formula="of:=IF([.I509]=&quot;&quot;;[.K509];&quot;&quot;)" office:value-type="string" office:string-value="50072197,Gentse 5H,GENTSE BC" calcext:value-type="string">
            <text:p>50072197,Gentse 5H,GENTSE BC</text:p>
          </table:table-cell>
          <table:table-cell table:formula="of:=IF([.I509]&lt;&gt;&quot;&quot;;[.K509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510];[$Sheet2.$A$2:.$B$36];2)" office:value-type="string" office:string-value="GENTSE BC" calcext:value-type="string">
            <text:p>GENTSE BC</text:p>
          </table:table-cell>
          <table:table-cell table:formula="of:=VLOOKUP([.A510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t Pauwels</text:p>
          </table:table-cell>
          <table:table-cell office:value-type="float" office:value="50334506" calcext:value-type="float">
            <text:p>50334506</text:p>
          </table:table-cell>
          <table:table-cell table:number-columns-repeated="2"/>
          <table:table-cell table:formula="of:=IF([.H510]&lt;&gt;&quot;&quot;;CONCATENATE([.H510];&quot;,&quot;;[.C510];&quot; &quot;;[.D510];&quot;,&quot;;[.B510]);&quot;&quot;)" office:value-type="string" office:string-value="50334506,Gentse 6H,GENTSE BC" calcext:value-type="string">
            <text:p>50334506,Gentse 6H,GENTSE BC</text:p>
          </table:table-cell>
          <table:table-cell table:formula="of:=IF([.I510]=&quot;&quot;;[.K510];&quot;&quot;)" office:value-type="string" office:string-value="50334506,Gentse 6H,GENTSE BC" calcext:value-type="string">
            <text:p>50334506,Gentse 6H,GENTSE BC</text:p>
          </table:table-cell>
          <table:table-cell table:formula="of:=IF([.I510]&lt;&gt;&quot;&quot;;[.K510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511];[$Sheet2.$A$2:.$B$36];2)" office:value-type="string" office:string-value="GENTSE BC" calcext:value-type="string">
            <text:p>GENTSE BC</text:p>
          </table:table-cell>
          <table:table-cell table:formula="of:=VLOOKUP([.A511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m De Smedt</text:p>
          </table:table-cell>
          <table:table-cell office:value-type="float" office:value="50055870" calcext:value-type="float">
            <text:p>50055870</text:p>
          </table:table-cell>
          <table:table-cell table:number-columns-repeated="2"/>
          <table:table-cell table:formula="of:=IF([.H511]&lt;&gt;&quot;&quot;;CONCATENATE([.H511];&quot;,&quot;;[.C511];&quot; &quot;;[.D511];&quot;,&quot;;[.B511]);&quot;&quot;)" office:value-type="string" office:string-value="50055870,Gentse 6H,GENTSE BC" calcext:value-type="string">
            <text:p>50055870,Gentse 6H,GENTSE BC</text:p>
          </table:table-cell>
          <table:table-cell table:formula="of:=IF([.I511]=&quot;&quot;;[.K511];&quot;&quot;)" office:value-type="string" office:string-value="50055870,Gentse 6H,GENTSE BC" calcext:value-type="string">
            <text:p>50055870,Gentse 6H,GENTSE BC</text:p>
          </table:table-cell>
          <table:table-cell table:formula="of:=IF([.I511]&lt;&gt;&quot;&quot;;[.K511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512];[$Sheet2.$A$2:.$B$36];2)" office:value-type="string" office:string-value="GENTSE BC" calcext:value-type="string">
            <text:p>GENTSE BC</text:p>
          </table:table-cell>
          <table:table-cell table:formula="of:=VLOOKUP([.A512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hias De Roose</text:p>
          </table:table-cell>
          <table:table-cell office:value-type="float" office:value="50104918" calcext:value-type="float">
            <text:p>50104918</text:p>
          </table:table-cell>
          <table:table-cell table:number-columns-repeated="2"/>
          <table:table-cell table:formula="of:=IF([.H512]&lt;&gt;&quot;&quot;;CONCATENATE([.H512];&quot;,&quot;;[.C512];&quot; &quot;;[.D512];&quot;,&quot;;[.B512]);&quot;&quot;)" office:value-type="string" office:string-value="50104918,Gentse 6H,GENTSE BC" calcext:value-type="string">
            <text:p>50104918,Gentse 6H,GENTSE BC</text:p>
          </table:table-cell>
          <table:table-cell table:formula="of:=IF([.I512]=&quot;&quot;;[.K512];&quot;&quot;)" office:value-type="string" office:string-value="50104918,Gentse 6H,GENTSE BC" calcext:value-type="string">
            <text:p>50104918,Gentse 6H,GENTSE BC</text:p>
          </table:table-cell>
          <table:table-cell table:formula="of:=IF([.I512]&lt;&gt;&quot;&quot;;[.K512];&quot;&quot;)">
            <text:p/>
          </table:table-cell>
        </table:table-row>
        <table:table-row table:style-name="ro1" table:visibility="filter">
          <table:table-cell office:value-type="string" calcext:value-type="string">
            <text:p>Gentse BC</text:p>
          </table:table-cell>
          <table:table-cell table:formula="of:=VLOOKUP([.A513];[$Sheet2.$A$2:.$B$36];2)" office:value-type="string" office:string-value="GENTSE BC" calcext:value-type="string">
            <text:p>GENTSE BC</text:p>
          </table:table-cell>
          <table:table-cell table:formula="of:=VLOOKUP([.A513];[$Sheet2.$A$2:.$C$36];3)" office:value-type="string" office:string-value="Gentse" calcext:value-type="string">
            <text:p>Gents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mon Standaert</text:p>
          </table:table-cell>
          <table:table-cell office:value-type="float" office:value="50085478" calcext:value-type="float">
            <text:p>50085478</text:p>
          </table:table-cell>
          <table:table-cell table:number-columns-repeated="2"/>
          <table:table-cell table:formula="of:=IF([.H513]&lt;&gt;&quot;&quot;;CONCATENATE([.H513];&quot;,&quot;;[.C513];&quot; &quot;;[.D513];&quot;,&quot;;[.B513]);&quot;&quot;)" office:value-type="string" office:string-value="50085478,Gentse 6H,GENTSE BC" calcext:value-type="string">
            <text:p>50085478,Gentse 6H,GENTSE BC</text:p>
          </table:table-cell>
          <table:table-cell table:formula="of:=IF([.I513]=&quot;&quot;;[.K513];&quot;&quot;)" office:value-type="string" office:string-value="50085478,Gentse 6H,GENTSE BC" calcext:value-type="string">
            <text:p>50085478,Gentse 6H,GENTSE BC</text:p>
          </table:table-cell>
          <table:table-cell table:formula="of:=IF([.I513]&lt;&gt;&quot;&quot;;[.K513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14];[$Sheet2.$A$2:.$B$36];2)" office:value-type="string" office:string-value="GERAARDSBERGEN BC" calcext:value-type="string">
            <text:p>GERAARDSBERGEN BC</text:p>
          </table:table-cell>
          <table:table-cell table:formula="of:=VLOOKUP([.A514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�rn De Schinckel</text:p>
          </table:table-cell>
          <table:table-cell office:value-type="float" office:value="50064753" calcext:value-type="float">
            <text:p>50064753</text:p>
          </table:table-cell>
          <table:table-cell table:number-columns-repeated="2"/>
          <table:table-cell table:formula="of:=IF([.H514]&lt;&gt;&quot;&quot;;CONCATENATE([.H514];&quot;,&quot;;[.C514];&quot; &quot;;[.D514];&quot;,&quot;;[.B514]);&quot;&quot;)" office:value-type="string" office:string-value="50064753,Geraardsbergen 1G,GERAARDSBERGEN BC" calcext:value-type="string">
            <text:p>50064753,Geraardsbergen 1G,GERAARDSBERGEN BC</text:p>
          </table:table-cell>
          <table:table-cell table:formula="of:=IF([.I514]=&quot;&quot;;[.K514];&quot;&quot;)" office:value-type="string" office:string-value="50064753,Geraardsbergen 1G,GERAARDSBERGEN BC" calcext:value-type="string">
            <text:p>50064753,Geraardsbergen 1G,GERAARDSBERGEN BC</text:p>
          </table:table-cell>
          <table:table-cell table:formula="of:=IF([.I514]&lt;&gt;&quot;&quot;;[.K514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15];[$Sheet2.$A$2:.$B$36];2)" office:value-type="string" office:string-value="GERAARDSBERGEN BC" calcext:value-type="string">
            <text:p>GERAARDSBERGEN BC</text:p>
          </table:table-cell>
          <table:table-cell table:formula="of:=VLOOKUP([.A515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k Demil</text:p>
          </table:table-cell>
          <table:table-cell office:value-type="float" office:value="50071530" calcext:value-type="float">
            <text:p>50071530</text:p>
          </table:table-cell>
          <table:table-cell table:number-columns-repeated="2"/>
          <table:table-cell table:formula="of:=IF([.H515]&lt;&gt;&quot;&quot;;CONCATENATE([.H515];&quot;,&quot;;[.C515];&quot; &quot;;[.D515];&quot;,&quot;;[.B515]);&quot;&quot;)" office:value-type="string" office:string-value="50071530,Geraardsbergen 1G,GERAARDSBERGEN BC" calcext:value-type="string">
            <text:p>50071530,Geraardsbergen 1G,GERAARDSBERGEN BC</text:p>
          </table:table-cell>
          <table:table-cell table:formula="of:=IF([.I515]=&quot;&quot;;[.K515];&quot;&quot;)" office:value-type="string" office:string-value="50071530,Geraardsbergen 1G,GERAARDSBERGEN BC" calcext:value-type="string">
            <text:p>50071530,Geraardsbergen 1G,GERAARDSBERGEN BC</text:p>
          </table:table-cell>
          <table:table-cell table:formula="of:=IF([.I515]&lt;&gt;&quot;&quot;;[.K515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16];[$Sheet2.$A$2:.$B$36];2)" office:value-type="string" office:string-value="GERAARDSBERGEN BC" calcext:value-type="string">
            <text:p>GERAARDSBERGEN BC</text:p>
          </table:table-cell>
          <table:table-cell table:formula="of:=VLOOKUP([.A516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herine Van Nieuwenhove</text:p>
          </table:table-cell>
          <table:table-cell office:value-type="float" office:value="50056365" calcext:value-type="float">
            <text:p>50056365</text:p>
          </table:table-cell>
          <table:table-cell table:number-columns-repeated="2"/>
          <table:table-cell table:formula="of:=IF([.H516]&lt;&gt;&quot;&quot;;CONCATENATE([.H516];&quot;,&quot;;[.C516];&quot; &quot;;[.D516];&quot;,&quot;;[.B516]);&quot;&quot;)" office:value-type="string" office:string-value="50056365,Geraardsbergen 1G,GERAARDSBERGEN BC" calcext:value-type="string">
            <text:p>50056365,Geraardsbergen 1G,GERAARDSBERGEN BC</text:p>
          </table:table-cell>
          <table:table-cell table:formula="of:=IF([.I516]=&quot;&quot;;[.K516];&quot;&quot;)" office:value-type="string" office:string-value="50056365,Geraardsbergen 1G,GERAARDSBERGEN BC" calcext:value-type="string">
            <text:p>50056365,Geraardsbergen 1G,GERAARDSBERGEN BC</text:p>
          </table:table-cell>
          <table:table-cell table:formula="of:=IF([.I516]&lt;&gt;&quot;&quot;;[.K516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17];[$Sheet2.$A$2:.$B$36];2)" office:value-type="string" office:string-value="GERAARDSBERGEN BC" calcext:value-type="string">
            <text:p>GERAARDSBERGEN BC</text:p>
          </table:table-cell>
          <table:table-cell table:formula="of:=VLOOKUP([.A517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ie Godfroid</text:p>
          </table:table-cell>
          <table:table-cell office:value-type="float" office:value="50094215" calcext:value-type="float">
            <text:p>50094215</text:p>
          </table:table-cell>
          <table:table-cell table:number-columns-repeated="2"/>
          <table:table-cell table:formula="of:=IF([.H517]&lt;&gt;&quot;&quot;;CONCATENATE([.H517];&quot;,&quot;;[.C517];&quot; &quot;;[.D517];&quot;,&quot;;[.B517]);&quot;&quot;)" office:value-type="string" office:string-value="50094215,Geraardsbergen 1G,GERAARDSBERGEN BC" calcext:value-type="string">
            <text:p>50094215,Geraardsbergen 1G,GERAARDSBERGEN BC</text:p>
          </table:table-cell>
          <table:table-cell table:formula="of:=IF([.I517]=&quot;&quot;;[.K517];&quot;&quot;)" office:value-type="string" office:string-value="50094215,Geraardsbergen 1G,GERAARDSBERGEN BC" calcext:value-type="string">
            <text:p>50094215,Geraardsbergen 1G,GERAARDSBERGEN BC</text:p>
          </table:table-cell>
          <table:table-cell table:formula="of:=IF([.I517]&lt;&gt;&quot;&quot;;[.K517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18];[$Sheet2.$A$2:.$B$36];2)" office:value-type="string" office:string-value="GERAARDSBERGEN BC" calcext:value-type="string">
            <text:p>GERAARDSBERGEN BC</text:p>
          </table:table-cell>
          <table:table-cell table:formula="of:=VLOOKUP([.A518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�rn De Schinckel</text:p>
          </table:table-cell>
          <table:table-cell office:value-type="float" office:value="50064753" calcext:value-type="float">
            <text:p>50064753</text:p>
          </table:table-cell>
          <table:table-cell table:number-columns-repeated="2"/>
          <table:table-cell table:formula="of:=IF([.H518]&lt;&gt;&quot;&quot;;CONCATENATE([.H518];&quot;,&quot;;[.C518];&quot; &quot;;[.D518];&quot;,&quot;;[.B518]);&quot;&quot;)" office:value-type="string" office:string-value="50064753,Geraardsbergen 1H,GERAARDSBERGEN BC" calcext:value-type="string">
            <text:p>50064753,Geraardsbergen 1H,GERAARDSBERGEN BC</text:p>
          </table:table-cell>
          <table:table-cell table:formula="of:=IF([.I518]=&quot;&quot;;[.K518];&quot;&quot;)" office:value-type="string" office:string-value="50064753,Geraardsbergen 1H,GERAARDSBERGEN BC" calcext:value-type="string">
            <text:p>50064753,Geraardsbergen 1H,GERAARDSBERGEN BC</text:p>
          </table:table-cell>
          <table:table-cell table:formula="of:=IF([.I518]&lt;&gt;&quot;&quot;;[.K518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19];[$Sheet2.$A$2:.$B$36];2)" office:value-type="string" office:string-value="GERAARDSBERGEN BC" calcext:value-type="string">
            <text:p>GERAARDSBERGEN BC</text:p>
          </table:table-cell>
          <table:table-cell table:formula="of:=VLOOKUP([.A519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k Demil</text:p>
          </table:table-cell>
          <table:table-cell office:value-type="float" office:value="50071530" calcext:value-type="float">
            <text:p>50071530</text:p>
          </table:table-cell>
          <table:table-cell table:number-columns-repeated="2"/>
          <table:table-cell table:formula="of:=IF([.H519]&lt;&gt;&quot;&quot;;CONCATENATE([.H519];&quot;,&quot;;[.C519];&quot; &quot;;[.D519];&quot;,&quot;;[.B519]);&quot;&quot;)" office:value-type="string" office:string-value="50071530,Geraardsbergen 1H,GERAARDSBERGEN BC" calcext:value-type="string">
            <text:p>50071530,Geraardsbergen 1H,GERAARDSBERGEN BC</text:p>
          </table:table-cell>
          <table:table-cell table:formula="of:=IF([.I519]=&quot;&quot;;[.K519];&quot;&quot;)" office:value-type="string" office:string-value="50071530,Geraardsbergen 1H,GERAARDSBERGEN BC" calcext:value-type="string">
            <text:p>50071530,Geraardsbergen 1H,GERAARDSBERGEN BC</text:p>
          </table:table-cell>
          <table:table-cell table:formula="of:=IF([.I519]&lt;&gt;&quot;&quot;;[.K519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20];[$Sheet2.$A$2:.$B$36];2)" office:value-type="string" office:string-value="GERAARDSBERGEN BC" calcext:value-type="string">
            <text:p>GERAARDSBERGEN BC</text:p>
          </table:table-cell>
          <table:table-cell table:formula="of:=VLOOKUP([.A520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 Dejonckheere</text:p>
          </table:table-cell>
          <table:table-cell office:value-type="float" office:value="50047779" calcext:value-type="float">
            <text:p>50047779</text:p>
          </table:table-cell>
          <table:table-cell table:number-columns-repeated="2"/>
          <table:table-cell table:formula="of:=IF([.H520]&lt;&gt;&quot;&quot;;CONCATENATE([.H520];&quot;,&quot;;[.C520];&quot; &quot;;[.D520];&quot;,&quot;;[.B520]);&quot;&quot;)" office:value-type="string" office:string-value="50047779,Geraardsbergen 1H,GERAARDSBERGEN BC" calcext:value-type="string">
            <text:p>50047779,Geraardsbergen 1H,GERAARDSBERGEN BC</text:p>
          </table:table-cell>
          <table:table-cell table:formula="of:=IF([.I520]=&quot;&quot;;[.K520];&quot;&quot;)" office:value-type="string" office:string-value="50047779,Geraardsbergen 1H,GERAARDSBERGEN BC" calcext:value-type="string">
            <text:p>50047779,Geraardsbergen 1H,GERAARDSBERGEN BC</text:p>
          </table:table-cell>
          <table:table-cell table:formula="of:=IF([.I520]&lt;&gt;&quot;&quot;;[.K520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21];[$Sheet2.$A$2:.$B$36];2)" office:value-type="string" office:string-value="GERAARDSBERGEN BC" calcext:value-type="string">
            <text:p>GERAARDSBERGEN BC</text:p>
          </table:table-cell>
          <table:table-cell table:formula="of:=VLOOKUP([.A521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 Fauconnier</text:p>
          </table:table-cell>
          <table:table-cell office:value-type="float" office:value="50035123" calcext:value-type="float">
            <text:p>50035123</text:p>
          </table:table-cell>
          <table:table-cell table:number-columns-repeated="2"/>
          <table:table-cell table:formula="of:=IF([.H521]&lt;&gt;&quot;&quot;;CONCATENATE([.H521];&quot;,&quot;;[.C521];&quot; &quot;;[.D521];&quot;,&quot;;[.B521]);&quot;&quot;)" office:value-type="string" office:string-value="50035123,Geraardsbergen 1H,GERAARDSBERGEN BC" calcext:value-type="string">
            <text:p>50035123,Geraardsbergen 1H,GERAARDSBERGEN BC</text:p>
          </table:table-cell>
          <table:table-cell table:formula="of:=IF([.I521]=&quot;&quot;;[.K521];&quot;&quot;)" office:value-type="string" office:string-value="50035123,Geraardsbergen 1H,GERAARDSBERGEN BC" calcext:value-type="string">
            <text:p>50035123,Geraardsbergen 1H,GERAARDSBERGEN BC</text:p>
          </table:table-cell>
          <table:table-cell table:formula="of:=IF([.I521]&lt;&gt;&quot;&quot;;[.K521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22];[$Sheet2.$A$2:.$B$36];2)" office:value-type="string" office:string-value="GERAARDSBERGEN BC" calcext:value-type="string">
            <text:p>GERAARDSBERGEN BC</text:p>
          </table:table-cell>
          <table:table-cell table:formula="of:=VLOOKUP([.A522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en Van Der Schueren</text:p>
          </table:table-cell>
          <table:table-cell office:value-type="float" office:value="50095103" calcext:value-type="float">
            <text:p>50095103</text:p>
          </table:table-cell>
          <table:table-cell table:number-columns-repeated="2"/>
          <table:table-cell table:formula="of:=IF([.H522]&lt;&gt;&quot;&quot;;CONCATENATE([.H522];&quot;,&quot;;[.C522];&quot; &quot;;[.D522];&quot;,&quot;;[.B522]);&quot;&quot;)" office:value-type="string" office:string-value="50095103,Geraardsbergen 2G,GERAARDSBERGEN BC" calcext:value-type="string">
            <text:p>50095103,Geraardsbergen 2G,GERAARDSBERGEN BC</text:p>
          </table:table-cell>
          <table:table-cell table:formula="of:=IF([.I522]=&quot;&quot;;[.K522];&quot;&quot;)" office:value-type="string" office:string-value="50095103,Geraardsbergen 2G,GERAARDSBERGEN BC" calcext:value-type="string">
            <text:p>50095103,Geraardsbergen 2G,GERAARDSBERGEN BC</text:p>
          </table:table-cell>
          <table:table-cell table:formula="of:=IF([.I522]&lt;&gt;&quot;&quot;;[.K522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23];[$Sheet2.$A$2:.$B$36];2)" office:value-type="string" office:string-value="GERAARDSBERGEN BC" calcext:value-type="string">
            <text:p>GERAARDSBERGEN BC</text:p>
          </table:table-cell>
          <table:table-cell table:formula="of:=VLOOKUP([.A523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mas Mons</text:p>
          </table:table-cell>
          <table:table-cell office:value-type="float" office:value="50094213" calcext:value-type="float">
            <text:p>50094213</text:p>
          </table:table-cell>
          <table:table-cell table:number-columns-repeated="2"/>
          <table:table-cell table:formula="of:=IF([.H523]&lt;&gt;&quot;&quot;;CONCATENATE([.H523];&quot;,&quot;;[.C523];&quot; &quot;;[.D523];&quot;,&quot;;[.B523]);&quot;&quot;)" office:value-type="string" office:string-value="50094213,Geraardsbergen 2G,GERAARDSBERGEN BC" calcext:value-type="string">
            <text:p>50094213,Geraardsbergen 2G,GERAARDSBERGEN BC</text:p>
          </table:table-cell>
          <table:table-cell table:formula="of:=IF([.I523]=&quot;&quot;;[.K523];&quot;&quot;)" office:value-type="string" office:string-value="50094213,Geraardsbergen 2G,GERAARDSBERGEN BC" calcext:value-type="string">
            <text:p>50094213,Geraardsbergen 2G,GERAARDSBERGEN BC</text:p>
          </table:table-cell>
          <table:table-cell table:formula="of:=IF([.I523]&lt;&gt;&quot;&quot;;[.K523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24];[$Sheet2.$A$2:.$B$36];2)" office:value-type="string" office:string-value="GERAARDSBERGEN BC" calcext:value-type="string">
            <text:p>GERAARDSBERGEN BC</text:p>
          </table:table-cell>
          <table:table-cell table:formula="of:=VLOOKUP([.A524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rah Fauconnier</text:p>
          </table:table-cell>
          <table:table-cell office:value-type="float" office:value="50105116" calcext:value-type="float">
            <text:p>50105116</text:p>
          </table:table-cell>
          <table:table-cell table:number-columns-repeated="2"/>
          <table:table-cell table:formula="of:=IF([.H524]&lt;&gt;&quot;&quot;;CONCATENATE([.H524];&quot;,&quot;;[.C524];&quot; &quot;;[.D524];&quot;,&quot;;[.B524]);&quot;&quot;)" office:value-type="string" office:string-value="50105116,Geraardsbergen 2G,GERAARDSBERGEN BC" calcext:value-type="string">
            <text:p>50105116,Geraardsbergen 2G,GERAARDSBERGEN BC</text:p>
          </table:table-cell>
          <table:table-cell table:formula="of:=IF([.I524]=&quot;&quot;;[.K524];&quot;&quot;)" office:value-type="string" office:string-value="50105116,Geraardsbergen 2G,GERAARDSBERGEN BC" calcext:value-type="string">
            <text:p>50105116,Geraardsbergen 2G,GERAARDSBERGEN BC</text:p>
          </table:table-cell>
          <table:table-cell table:formula="of:=IF([.I524]&lt;&gt;&quot;&quot;;[.K524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25];[$Sheet2.$A$2:.$B$36];2)" office:value-type="string" office:string-value="GERAARDSBERGEN BC" calcext:value-type="string">
            <text:p>GERAARDSBERGEN BC</text:p>
          </table:table-cell>
          <table:table-cell table:formula="of:=VLOOKUP([.A525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cky Coesens</text:p>
          </table:table-cell>
          <table:table-cell office:value-type="float" office:value="50035147" calcext:value-type="float">
            <text:p>50035147</text:p>
          </table:table-cell>
          <table:table-cell table:number-columns-repeated="2"/>
          <table:table-cell table:formula="of:=IF([.H525]&lt;&gt;&quot;&quot;;CONCATENATE([.H525];&quot;,&quot;;[.C525];&quot; &quot;;[.D525];&quot;,&quot;;[.B525]);&quot;&quot;)" office:value-type="string" office:string-value="50035147,Geraardsbergen 2G,GERAARDSBERGEN BC" calcext:value-type="string">
            <text:p>50035147,Geraardsbergen 2G,GERAARDSBERGEN BC</text:p>
          </table:table-cell>
          <table:table-cell table:formula="of:=IF([.I525]=&quot;&quot;;[.K525];&quot;&quot;)" office:value-type="string" office:string-value="50035147,Geraardsbergen 2G,GERAARDSBERGEN BC" calcext:value-type="string">
            <text:p>50035147,Geraardsbergen 2G,GERAARDSBERGEN BC</text:p>
          </table:table-cell>
          <table:table-cell table:formula="of:=IF([.I525]&lt;&gt;&quot;&quot;;[.K525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26];[$Sheet2.$A$2:.$B$36];2)" office:value-type="string" office:string-value="GERAARDSBERGEN BC" calcext:value-type="string">
            <text:p>GERAARDSBERGEN BC</text:p>
          </table:table-cell>
          <table:table-cell table:formula="of:=VLOOKUP([.A526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 Opdecam</text:p>
          </table:table-cell>
          <table:table-cell office:value-type="float" office:value="50105236" calcext:value-type="float">
            <text:p>50105236</text:p>
          </table:table-cell>
          <table:table-cell table:number-columns-repeated="2"/>
          <table:table-cell table:formula="of:=IF([.H526]&lt;&gt;&quot;&quot;;CONCATENATE([.H526];&quot;,&quot;;[.C526];&quot; &quot;;[.D526];&quot;,&quot;;[.B526]);&quot;&quot;)" office:value-type="string" office:string-value="50105236,Geraardsbergen 2H,GERAARDSBERGEN BC" calcext:value-type="string">
            <text:p>50105236,Geraardsbergen 2H,GERAARDSBERGEN BC</text:p>
          </table:table-cell>
          <table:table-cell table:formula="of:=IF([.I526]=&quot;&quot;;[.K526];&quot;&quot;)" office:value-type="string" office:string-value="50105236,Geraardsbergen 2H,GERAARDSBERGEN BC" calcext:value-type="string">
            <text:p>50105236,Geraardsbergen 2H,GERAARDSBERGEN BC</text:p>
          </table:table-cell>
          <table:table-cell table:formula="of:=IF([.I526]&lt;&gt;&quot;&quot;;[.K526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27];[$Sheet2.$A$2:.$B$36];2)" office:value-type="string" office:string-value="GERAARDSBERGEN BC" calcext:value-type="string">
            <text:p>GERAARDSBERGEN BC</text:p>
          </table:table-cell>
          <table:table-cell table:formula="of:=VLOOKUP([.A527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en Van Der Schueren</text:p>
          </table:table-cell>
          <table:table-cell office:value-type="float" office:value="50095103" calcext:value-type="float">
            <text:p>50095103</text:p>
          </table:table-cell>
          <table:table-cell table:number-columns-repeated="2"/>
          <table:table-cell table:formula="of:=IF([.H527]&lt;&gt;&quot;&quot;;CONCATENATE([.H527];&quot;,&quot;;[.C527];&quot; &quot;;[.D527];&quot;,&quot;;[.B527]);&quot;&quot;)" office:value-type="string" office:string-value="50095103,Geraardsbergen 2H,GERAARDSBERGEN BC" calcext:value-type="string">
            <text:p>50095103,Geraardsbergen 2H,GERAARDSBERGEN BC</text:p>
          </table:table-cell>
          <table:table-cell table:formula="of:=IF([.I527]=&quot;&quot;;[.K527];&quot;&quot;)" office:value-type="string" office:string-value="50095103,Geraardsbergen 2H,GERAARDSBERGEN BC" calcext:value-type="string">
            <text:p>50095103,Geraardsbergen 2H,GERAARDSBERGEN BC</text:p>
          </table:table-cell>
          <table:table-cell table:formula="of:=IF([.I527]&lt;&gt;&quot;&quot;;[.K527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28];[$Sheet2.$A$2:.$B$36];2)" office:value-type="string" office:string-value="GERAARDSBERGEN BC" calcext:value-type="string">
            <text:p>GERAARDSBERGEN BC</text:p>
          </table:table-cell>
          <table:table-cell table:formula="of:=VLOOKUP([.A528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ter Saligo</text:p>
          </table:table-cell>
          <table:table-cell office:value-type="float" office:value="50078648" calcext:value-type="float">
            <text:p>50078648</text:p>
          </table:table-cell>
          <table:table-cell table:number-columns-repeated="2"/>
          <table:table-cell table:formula="of:=IF([.H528]&lt;&gt;&quot;&quot;;CONCATENATE([.H528];&quot;,&quot;;[.C528];&quot; &quot;;[.D528];&quot;,&quot;;[.B528]);&quot;&quot;)" office:value-type="string" office:string-value="50078648,Geraardsbergen 2H,GERAARDSBERGEN BC" calcext:value-type="string">
            <text:p>50078648,Geraardsbergen 2H,GERAARDSBERGEN BC</text:p>
          </table:table-cell>
          <table:table-cell table:formula="of:=IF([.I528]=&quot;&quot;;[.K528];&quot;&quot;)" office:value-type="string" office:string-value="50078648,Geraardsbergen 2H,GERAARDSBERGEN BC" calcext:value-type="string">
            <text:p>50078648,Geraardsbergen 2H,GERAARDSBERGEN BC</text:p>
          </table:table-cell>
          <table:table-cell table:formula="of:=IF([.I528]&lt;&gt;&quot;&quot;;[.K528];&quot;&quot;)">
            <text:p/>
          </table:table-cell>
        </table:table-row>
        <table:table-row table:style-name="ro1" table:visibility="filter">
          <table:table-cell office:value-type="string" calcext:value-type="string">
            <text:p>Geraardsbergen BC</text:p>
          </table:table-cell>
          <table:table-cell table:formula="of:=VLOOKUP([.A529];[$Sheet2.$A$2:.$B$36];2)" office:value-type="string" office:string-value="GERAARDSBERGEN BC" calcext:value-type="string">
            <text:p>GERAARDSBERGEN BC</text:p>
          </table:table-cell>
          <table:table-cell table:formula="of:=VLOOKUP([.A529];[$Sheet2.$A$2:.$C$36];3)" office:value-type="string" office:string-value="Geraardsbergen" calcext:value-type="string">
            <text:p>Geraardsberge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mas Mons</text:p>
          </table:table-cell>
          <table:table-cell office:value-type="float" office:value="50094213" calcext:value-type="float">
            <text:p>50094213</text:p>
          </table:table-cell>
          <table:table-cell table:number-columns-repeated="2"/>
          <table:table-cell table:formula="of:=IF([.H529]&lt;&gt;&quot;&quot;;CONCATENATE([.H529];&quot;,&quot;;[.C529];&quot; &quot;;[.D529];&quot;,&quot;;[.B529]);&quot;&quot;)" office:value-type="string" office:string-value="50094213,Geraardsbergen 2H,GERAARDSBERGEN BC" calcext:value-type="string">
            <text:p>50094213,Geraardsbergen 2H,GERAARDSBERGEN BC</text:p>
          </table:table-cell>
          <table:table-cell table:formula="of:=IF([.I529]=&quot;&quot;;[.K529];&quot;&quot;)" office:value-type="string" office:string-value="50094213,Geraardsbergen 2H,GERAARDSBERGEN BC" calcext:value-type="string">
            <text:p>50094213,Geraardsbergen 2H,GERAARDSBERGEN BC</text:p>
          </table:table-cell>
          <table:table-cell table:formula="of:=IF([.I529]&lt;&gt;&quot;&quot;;[.K529];&quot;&quot;)">
            <text:p/>
          </table:table-cell>
        </table:table-row>
        <table:table-row table:style-name="ro1" table:visibility="filter">
          <table:table-cell office:value-type="string" calcext:value-type="string">
            <text:p>Hoge Wal BC</text:p>
          </table:table-cell>
          <table:table-cell table:formula="of:=VLOOKUP([.A530];[$Sheet2.$A$2:.$B$36];2)" office:value-type="string" office:string-value="HOGE WAL BC" calcext:value-type="string">
            <text:p>HOGE WAL BC</text:p>
          </table:table-cell>
          <table:table-cell table:formula="of:=VLOOKUP([.A530];[$Sheet2.$A$2:.$C$36];3)" office:value-type="string" office:string-value="Hoge Wal" calcext:value-type="string">
            <text:p>Hoge Wal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derik Sys</text:p>
          </table:table-cell>
          <table:table-cell office:value-type="float" office:value="50102276" calcext:value-type="float">
            <text:p>50102276</text:p>
          </table:table-cell>
          <table:table-cell table:number-columns-repeated="2"/>
          <table:table-cell table:formula="of:=IF([.H530]&lt;&gt;&quot;&quot;;CONCATENATE([.H530];&quot;,&quot;;[.C530];&quot; &quot;;[.D530];&quot;,&quot;;[.B530]);&quot;&quot;)" office:value-type="string" office:string-value="50102276,Hoge Wal 1G,HOGE WAL BC" calcext:value-type="string">
            <text:p>50102276,Hoge Wal 1G,HOGE WAL BC</text:p>
          </table:table-cell>
          <table:table-cell table:formula="of:=IF([.I530]=&quot;&quot;;[.K530];&quot;&quot;)" office:value-type="string" office:string-value="50102276,Hoge Wal 1G,HOGE WAL BC" calcext:value-type="string">
            <text:p>50102276,Hoge Wal 1G,HOGE WAL BC</text:p>
          </table:table-cell>
          <table:table-cell table:formula="of:=IF([.I530]&lt;&gt;&quot;&quot;;[.K530];&quot;&quot;)">
            <text:p/>
          </table:table-cell>
        </table:table-row>
        <table:table-row table:style-name="ro1" table:visibility="filter">
          <table:table-cell office:value-type="string" calcext:value-type="string">
            <text:p>Hoge Wal BC</text:p>
          </table:table-cell>
          <table:table-cell table:formula="of:=VLOOKUP([.A531];[$Sheet2.$A$2:.$B$36];2)" office:value-type="string" office:string-value="HOGE WAL BC" calcext:value-type="string">
            <text:p>HOGE WAL BC</text:p>
          </table:table-cell>
          <table:table-cell table:formula="of:=VLOOKUP([.A531];[$Sheet2.$A$2:.$C$36];3)" office:value-type="string" office:string-value="Hoge Wal" calcext:value-type="string">
            <text:p>Hoge Wal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t Standaert</text:p>
          </table:table-cell>
          <table:table-cell office:value-type="float" office:value="50090001" calcext:value-type="float">
            <text:p>50090001</text:p>
          </table:table-cell>
          <table:table-cell table:number-columns-repeated="2"/>
          <table:table-cell table:formula="of:=IF([.H531]&lt;&gt;&quot;&quot;;CONCATENATE([.H531];&quot;,&quot;;[.C531];&quot; &quot;;[.D531];&quot;,&quot;;[.B531]);&quot;&quot;)" office:value-type="string" office:string-value="50090001,Hoge Wal 1G,HOGE WAL BC" calcext:value-type="string">
            <text:p>50090001,Hoge Wal 1G,HOGE WAL BC</text:p>
          </table:table-cell>
          <table:table-cell table:formula="of:=IF([.I531]=&quot;&quot;;[.K531];&quot;&quot;)" office:value-type="string" office:string-value="50090001,Hoge Wal 1G,HOGE WAL BC" calcext:value-type="string">
            <text:p>50090001,Hoge Wal 1G,HOGE WAL BC</text:p>
          </table:table-cell>
          <table:table-cell table:formula="of:=IF([.I531]&lt;&gt;&quot;&quot;;[.K531];&quot;&quot;)">
            <text:p/>
          </table:table-cell>
        </table:table-row>
        <table:table-row table:style-name="ro1" table:visibility="filter">
          <table:table-cell office:value-type="string" calcext:value-type="string">
            <text:p>Hoge Wal BC</text:p>
          </table:table-cell>
          <table:table-cell table:formula="of:=VLOOKUP([.A532];[$Sheet2.$A$2:.$B$36];2)" office:value-type="string" office:string-value="HOGE WAL BC" calcext:value-type="string">
            <text:p>HOGE WAL BC</text:p>
          </table:table-cell>
          <table:table-cell table:formula="of:=VLOOKUP([.A532];[$Sheet2.$A$2:.$C$36];3)" office:value-type="string" office:string-value="Hoge Wal" calcext:value-type="string">
            <text:p>Hoge Wal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ca Naudts</text:p>
          </table:table-cell>
          <table:table-cell office:value-type="float" office:value="50109213" calcext:value-type="float">
            <text:p>50109213</text:p>
          </table:table-cell>
          <table:table-cell table:number-columns-repeated="2"/>
          <table:table-cell table:formula="of:=IF([.H532]&lt;&gt;&quot;&quot;;CONCATENATE([.H532];&quot;,&quot;;[.C532];&quot; &quot;;[.D532];&quot;,&quot;;[.B532]);&quot;&quot;)" office:value-type="string" office:string-value="50109213,Hoge Wal 1G,HOGE WAL BC" calcext:value-type="string">
            <text:p>50109213,Hoge Wal 1G,HOGE WAL BC</text:p>
          </table:table-cell>
          <table:table-cell table:formula="of:=IF([.I532]=&quot;&quot;;[.K532];&quot;&quot;)" office:value-type="string" office:string-value="50109213,Hoge Wal 1G,HOGE WAL BC" calcext:value-type="string">
            <text:p>50109213,Hoge Wal 1G,HOGE WAL BC</text:p>
          </table:table-cell>
          <table:table-cell table:formula="of:=IF([.I532]&lt;&gt;&quot;&quot;;[.K532];&quot;&quot;)">
            <text:p/>
          </table:table-cell>
        </table:table-row>
        <table:table-row table:style-name="ro1" table:visibility="filter">
          <table:table-cell office:value-type="string" calcext:value-type="string">
            <text:p>Hoge Wal BC</text:p>
          </table:table-cell>
          <table:table-cell table:formula="of:=VLOOKUP([.A533];[$Sheet2.$A$2:.$B$36];2)" office:value-type="string" office:string-value="HOGE WAL BC" calcext:value-type="string">
            <text:p>HOGE WAL BC</text:p>
          </table:table-cell>
          <table:table-cell table:formula="of:=VLOOKUP([.A533];[$Sheet2.$A$2:.$C$36];3)" office:value-type="string" office:string-value="Hoge Wal" calcext:value-type="string">
            <text:p>Hoge Wal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len Bokelaar</text:p>
          </table:table-cell>
          <table:table-cell office:value-type="float" office:value="50112464" calcext:value-type="float">
            <text:p>50112464</text:p>
          </table:table-cell>
          <table:table-cell table:number-columns-repeated="2"/>
          <table:table-cell table:formula="of:=IF([.H533]&lt;&gt;&quot;&quot;;CONCATENATE([.H533];&quot;,&quot;;[.C533];&quot; &quot;;[.D533];&quot;,&quot;;[.B533]);&quot;&quot;)" office:value-type="string" office:string-value="50112464,Hoge Wal 1G,HOGE WAL BC" calcext:value-type="string">
            <text:p>50112464,Hoge Wal 1G,HOGE WAL BC</text:p>
          </table:table-cell>
          <table:table-cell table:formula="of:=IF([.I533]=&quot;&quot;;[.K533];&quot;&quot;)" office:value-type="string" office:string-value="50112464,Hoge Wal 1G,HOGE WAL BC" calcext:value-type="string">
            <text:p>50112464,Hoge Wal 1G,HOGE WAL BC</text:p>
          </table:table-cell>
          <table:table-cell table:formula="of:=IF([.I533]&lt;&gt;&quot;&quot;;[.K533];&quot;&quot;)">
            <text:p/>
          </table:table-cell>
        </table:table-row>
        <table:table-row table:style-name="ro1" table:visibility="filter">
          <table:table-cell office:value-type="string" calcext:value-type="string">
            <text:p>Hoge Wal BC</text:p>
          </table:table-cell>
          <table:table-cell table:formula="of:=VLOOKUP([.A534];[$Sheet2.$A$2:.$B$36];2)" office:value-type="string" office:string-value="HOGE WAL BC" calcext:value-type="string">
            <text:p>HOGE WAL BC</text:p>
          </table:table-cell>
          <table:table-cell table:formula="of:=VLOOKUP([.A534];[$Sheet2.$A$2:.$C$36];3)" office:value-type="string" office:string-value="Hoge Wal" calcext:value-type="string">
            <text:p>Hoge Wal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t Standaert</text:p>
          </table:table-cell>
          <table:table-cell office:value-type="float" office:value="50090001" calcext:value-type="float">
            <text:p>50090001</text:p>
          </table:table-cell>
          <table:table-cell table:number-columns-repeated="2"/>
          <table:table-cell table:formula="of:=IF([.H534]&lt;&gt;&quot;&quot;;CONCATENATE([.H534];&quot;,&quot;;[.C534];&quot; &quot;;[.D534];&quot;,&quot;;[.B534]);&quot;&quot;)" office:value-type="string" office:string-value="50090001,Hoge Wal 1H,HOGE WAL BC" calcext:value-type="string">
            <text:p>50090001,Hoge Wal 1H,HOGE WAL BC</text:p>
          </table:table-cell>
          <table:table-cell table:formula="of:=IF([.I534]=&quot;&quot;;[.K534];&quot;&quot;)" office:value-type="string" office:string-value="50090001,Hoge Wal 1H,HOGE WAL BC" calcext:value-type="string">
            <text:p>50090001,Hoge Wal 1H,HOGE WAL BC</text:p>
          </table:table-cell>
          <table:table-cell table:formula="of:=IF([.I534]&lt;&gt;&quot;&quot;;[.K534];&quot;&quot;)">
            <text:p/>
          </table:table-cell>
        </table:table-row>
        <table:table-row table:style-name="ro1" table:visibility="filter">
          <table:table-cell office:value-type="string" calcext:value-type="string">
            <text:p>Hoge Wal BC</text:p>
          </table:table-cell>
          <table:table-cell table:formula="of:=VLOOKUP([.A535];[$Sheet2.$A$2:.$B$36];2)" office:value-type="string" office:string-value="HOGE WAL BC" calcext:value-type="string">
            <text:p>HOGE WAL BC</text:p>
          </table:table-cell>
          <table:table-cell table:formula="of:=VLOOKUP([.A535];[$Sheet2.$A$2:.$C$36];3)" office:value-type="string" office:string-value="Hoge Wal" calcext:value-type="string">
            <text:p>Hoge Wal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ias De Reu</text:p>
          </table:table-cell>
          <table:table-cell office:value-type="float" office:value="50095719" calcext:value-type="float">
            <text:p>50095719</text:p>
          </table:table-cell>
          <table:table-cell table:number-columns-repeated="2"/>
          <table:table-cell table:formula="of:=IF([.H535]&lt;&gt;&quot;&quot;;CONCATENATE([.H535];&quot;,&quot;;[.C535];&quot; &quot;;[.D535];&quot;,&quot;;[.B535]);&quot;&quot;)" office:value-type="string" office:string-value="50095719,Hoge Wal 1H,HOGE WAL BC" calcext:value-type="string">
            <text:p>50095719,Hoge Wal 1H,HOGE WAL BC</text:p>
          </table:table-cell>
          <table:table-cell table:formula="of:=IF([.I535]=&quot;&quot;;[.K535];&quot;&quot;)" office:value-type="string" office:string-value="50095719,Hoge Wal 1H,HOGE WAL BC" calcext:value-type="string">
            <text:p>50095719,Hoge Wal 1H,HOGE WAL BC</text:p>
          </table:table-cell>
          <table:table-cell table:formula="of:=IF([.I535]&lt;&gt;&quot;&quot;;[.K535];&quot;&quot;)">
            <text:p/>
          </table:table-cell>
        </table:table-row>
        <table:table-row table:style-name="ro1" table:visibility="filter">
          <table:table-cell office:value-type="string" calcext:value-type="string">
            <text:p>Hoge Wal BC</text:p>
          </table:table-cell>
          <table:table-cell table:formula="of:=VLOOKUP([.A536];[$Sheet2.$A$2:.$B$36];2)" office:value-type="string" office:string-value="HOGE WAL BC" calcext:value-type="string">
            <text:p>HOGE WAL BC</text:p>
          </table:table-cell>
          <table:table-cell table:formula="of:=VLOOKUP([.A536];[$Sheet2.$A$2:.$C$36];3)" office:value-type="string" office:string-value="Hoge Wal" calcext:value-type="string">
            <text:p>Hoge Wal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iel Van Hecke</text:p>
          </table:table-cell>
          <table:table-cell office:value-type="float" office:value="50051141" calcext:value-type="float">
            <text:p>50051141</text:p>
          </table:table-cell>
          <table:table-cell table:number-columns-repeated="2"/>
          <table:table-cell table:formula="of:=IF([.H536]&lt;&gt;&quot;&quot;;CONCATENATE([.H536];&quot;,&quot;;[.C536];&quot; &quot;;[.D536];&quot;,&quot;;[.B536]);&quot;&quot;)" office:value-type="string" office:string-value="50051141,Hoge Wal 1H,HOGE WAL BC" calcext:value-type="string">
            <text:p>50051141,Hoge Wal 1H,HOGE WAL BC</text:p>
          </table:table-cell>
          <table:table-cell table:formula="of:=IF([.I536]=&quot;&quot;;[.K536];&quot;&quot;)" office:value-type="string" office:string-value="50051141,Hoge Wal 1H,HOGE WAL BC" calcext:value-type="string">
            <text:p>50051141,Hoge Wal 1H,HOGE WAL BC</text:p>
          </table:table-cell>
          <table:table-cell table:formula="of:=IF([.I536]&lt;&gt;&quot;&quot;;[.K536];&quot;&quot;)">
            <text:p/>
          </table:table-cell>
        </table:table-row>
        <table:table-row table:style-name="ro1" table:visibility="filter">
          <table:table-cell office:value-type="string" calcext:value-type="string">
            <text:p>Hoge Wal BC</text:p>
          </table:table-cell>
          <table:table-cell table:formula="of:=VLOOKUP([.A537];[$Sheet2.$A$2:.$B$36];2)" office:value-type="string" office:string-value="HOGE WAL BC" calcext:value-type="string">
            <text:p>HOGE WAL BC</text:p>
          </table:table-cell>
          <table:table-cell table:formula="of:=VLOOKUP([.A537];[$Sheet2.$A$2:.$C$36];3)" office:value-type="string" office:string-value="Hoge Wal" calcext:value-type="string">
            <text:p>Hoge Wal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vier Van Hoorebeke</text:p>
          </table:table-cell>
          <table:table-cell office:value-type="float" office:value="50112153" calcext:value-type="float">
            <text:p>50112153</text:p>
          </table:table-cell>
          <table:table-cell table:number-columns-repeated="2"/>
          <table:table-cell table:formula="of:=IF([.H537]&lt;&gt;&quot;&quot;;CONCATENATE([.H537];&quot;,&quot;;[.C537];&quot; &quot;;[.D537];&quot;,&quot;;[.B537]);&quot;&quot;)" office:value-type="string" office:string-value="50112153,Hoge Wal 1H,HOGE WAL BC" calcext:value-type="string">
            <text:p>50112153,Hoge Wal 1H,HOGE WAL BC</text:p>
          </table:table-cell>
          <table:table-cell table:formula="of:=IF([.I537]=&quot;&quot;;[.K537];&quot;&quot;)" office:value-type="string" office:string-value="50112153,Hoge Wal 1H,HOGE WAL BC" calcext:value-type="string">
            <text:p>50112153,Hoge Wal 1H,HOGE WAL BC</text:p>
          </table:table-cell>
          <table:table-cell table:formula="of:=IF([.I537]&lt;&gt;&quot;&quot;;[.K537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38];[$Sheet2.$A$2:.$B$36];2)" office:value-type="string" office:string-value="LANDEGEM BC" calcext:value-type="string">
            <text:p>LANDEGEM BC</text:p>
          </table:table-cell>
          <table:table-cell table:formula="of:=VLOOKUP([.A538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as Ducheyne</text:p>
          </table:table-cell>
          <table:table-cell office:value-type="float" office:value="50102402" calcext:value-type="float">
            <text:p>50102402</text:p>
          </table:table-cell>
          <table:table-cell table:number-columns-repeated="2"/>
          <table:table-cell table:formula="of:=IF([.H538]&lt;&gt;&quot;&quot;;CONCATENATE([.H538];&quot;,&quot;;[.C538];&quot; &quot;;[.D538];&quot;,&quot;;[.B538]);&quot;&quot;)" office:value-type="string" office:string-value="50102402,Landegem 1G,LANDEGEM BC" calcext:value-type="string">
            <text:p>50102402,Landegem 1G,LANDEGEM BC</text:p>
          </table:table-cell>
          <table:table-cell table:formula="of:=IF([.I538]=&quot;&quot;;[.K538];&quot;&quot;)" office:value-type="string" office:string-value="50102402,Landegem 1G,LANDEGEM BC" calcext:value-type="string">
            <text:p>50102402,Landegem 1G,LANDEGEM BC</text:p>
          </table:table-cell>
          <table:table-cell table:formula="of:=IF([.I538]&lt;&gt;&quot;&quot;;[.K538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39];[$Sheet2.$A$2:.$B$36];2)" office:value-type="string" office:string-value="LANDEGEM BC" calcext:value-type="string">
            <text:p>LANDEGEM BC</text:p>
          </table:table-cell>
          <table:table-cell table:formula="of:=VLOOKUP([.A539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js Ducheyne</text:p>
          </table:table-cell>
          <table:table-cell office:value-type="float" office:value="50093318" calcext:value-type="float">
            <text:p>50093318</text:p>
          </table:table-cell>
          <table:table-cell table:number-columns-repeated="2"/>
          <table:table-cell table:formula="of:=IF([.H539]&lt;&gt;&quot;&quot;;CONCATENATE([.H539];&quot;,&quot;;[.C539];&quot; &quot;;[.D539];&quot;,&quot;;[.B539]);&quot;&quot;)" office:value-type="string" office:string-value="50093318,Landegem 1G,LANDEGEM BC" calcext:value-type="string">
            <text:p>50093318,Landegem 1G,LANDEGEM BC</text:p>
          </table:table-cell>
          <table:table-cell table:formula="of:=IF([.I539]=&quot;&quot;;[.K539];&quot;&quot;)" office:value-type="string" office:string-value="50093318,Landegem 1G,LANDEGEM BC" calcext:value-type="string">
            <text:p>50093318,Landegem 1G,LANDEGEM BC</text:p>
          </table:table-cell>
          <table:table-cell table:formula="of:=IF([.I539]&lt;&gt;&quot;&quot;;[.K539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40];[$Sheet2.$A$2:.$B$36];2)" office:value-type="string" office:string-value="LANDEGEM BC" calcext:value-type="string">
            <text:p>LANDEGEM BC</text:p>
          </table:table-cell>
          <table:table-cell table:formula="of:=VLOOKUP([.A540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a Mussche</text:p>
          </table:table-cell>
          <table:table-cell office:value-type="float" office:value="50103886" calcext:value-type="float">
            <text:p>50103886</text:p>
          </table:table-cell>
          <table:table-cell table:number-columns-repeated="2"/>
          <table:table-cell table:formula="of:=IF([.H540]&lt;&gt;&quot;&quot;;CONCATENATE([.H540];&quot;,&quot;;[.C540];&quot; &quot;;[.D540];&quot;,&quot;;[.B540]);&quot;&quot;)" office:value-type="string" office:string-value="50103886,Landegem 1G,LANDEGEM BC" calcext:value-type="string">
            <text:p>50103886,Landegem 1G,LANDEGEM BC</text:p>
          </table:table-cell>
          <table:table-cell table:formula="of:=IF([.I540]=&quot;&quot;;[.K540];&quot;&quot;)" office:value-type="string" office:string-value="50103886,Landegem 1G,LANDEGEM BC" calcext:value-type="string">
            <text:p>50103886,Landegem 1G,LANDEGEM BC</text:p>
          </table:table-cell>
          <table:table-cell table:formula="of:=IF([.I540]&lt;&gt;&quot;&quot;;[.K540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41];[$Sheet2.$A$2:.$B$36];2)" office:value-type="string" office:string-value="LANDEGEM BC" calcext:value-type="string">
            <text:p>LANDEGEM BC</text:p>
          </table:table-cell>
          <table:table-cell table:formula="of:=VLOOKUP([.A541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ina Coussement</text:p>
          </table:table-cell>
          <table:table-cell office:value-type="float" office:value="50093319" calcext:value-type="float">
            <text:p>50093319</text:p>
          </table:table-cell>
          <table:table-cell table:number-columns-repeated="2"/>
          <table:table-cell table:formula="of:=IF([.H541]&lt;&gt;&quot;&quot;;CONCATENATE([.H541];&quot;,&quot;;[.C541];&quot; &quot;;[.D541];&quot;,&quot;;[.B541]);&quot;&quot;)" office:value-type="string" office:string-value="50093319,Landegem 1G,LANDEGEM BC" calcext:value-type="string">
            <text:p>50093319,Landegem 1G,LANDEGEM BC</text:p>
          </table:table-cell>
          <table:table-cell table:formula="of:=IF([.I541]=&quot;&quot;;[.K541];&quot;&quot;)" office:value-type="string" office:string-value="50093319,Landegem 1G,LANDEGEM BC" calcext:value-type="string">
            <text:p>50093319,Landegem 1G,LANDEGEM BC</text:p>
          </table:table-cell>
          <table:table-cell table:formula="of:=IF([.I541]&lt;&gt;&quot;&quot;;[.K541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42];[$Sheet2.$A$2:.$B$36];2)" office:value-type="string" office:string-value="LANDEGEM BC" calcext:value-type="string">
            <text:p>LANDEGEM BC</text:p>
          </table:table-cell>
          <table:table-cell table:formula="of:=VLOOKUP([.A542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as Ducheyne</text:p>
          </table:table-cell>
          <table:table-cell office:value-type="float" office:value="50102402" calcext:value-type="float">
            <text:p>50102402</text:p>
          </table:table-cell>
          <table:table-cell table:number-columns-repeated="2"/>
          <table:table-cell table:formula="of:=IF([.H542]&lt;&gt;&quot;&quot;;CONCATENATE([.H542];&quot;,&quot;;[.C542];&quot; &quot;;[.D542];&quot;,&quot;;[.B542]);&quot;&quot;)" office:value-type="string" office:string-value="50102402,Landegem 1H,LANDEGEM BC" calcext:value-type="string">
            <text:p>50102402,Landegem 1H,LANDEGEM BC</text:p>
          </table:table-cell>
          <table:table-cell table:formula="of:=IF([.I542]=&quot;&quot;;[.K542];&quot;&quot;)" office:value-type="string" office:string-value="50102402,Landegem 1H,LANDEGEM BC" calcext:value-type="string">
            <text:p>50102402,Landegem 1H,LANDEGEM BC</text:p>
          </table:table-cell>
          <table:table-cell table:formula="of:=IF([.I542]&lt;&gt;&quot;&quot;;[.K542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43];[$Sheet2.$A$2:.$B$36];2)" office:value-type="string" office:string-value="LANDEGEM BC" calcext:value-type="string">
            <text:p>LANDEGEM BC</text:p>
          </table:table-cell>
          <table:table-cell table:formula="of:=VLOOKUP([.A543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js Ducheyne</text:p>
          </table:table-cell>
          <table:table-cell office:value-type="float" office:value="50093318" calcext:value-type="float">
            <text:p>50093318</text:p>
          </table:table-cell>
          <table:table-cell table:number-columns-repeated="2"/>
          <table:table-cell table:formula="of:=IF([.H543]&lt;&gt;&quot;&quot;;CONCATENATE([.H543];&quot;,&quot;;[.C543];&quot; &quot;;[.D543];&quot;,&quot;;[.B543]);&quot;&quot;)" office:value-type="string" office:string-value="50093318,Landegem 1H,LANDEGEM BC" calcext:value-type="string">
            <text:p>50093318,Landegem 1H,LANDEGEM BC</text:p>
          </table:table-cell>
          <table:table-cell table:formula="of:=IF([.I543]=&quot;&quot;;[.K543];&quot;&quot;)" office:value-type="string" office:string-value="50093318,Landegem 1H,LANDEGEM BC" calcext:value-type="string">
            <text:p>50093318,Landegem 1H,LANDEGEM BC</text:p>
          </table:table-cell>
          <table:table-cell table:formula="of:=IF([.I543]&lt;&gt;&quot;&quot;;[.K543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44];[$Sheet2.$A$2:.$B$36];2)" office:value-type="string" office:string-value="LANDEGEM BC" calcext:value-type="string">
            <text:p>LANDEGEM BC</text:p>
          </table:table-cell>
          <table:table-cell table:formula="of:=VLOOKUP([.A544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t Brantegem</text:p>
          </table:table-cell>
          <table:table-cell office:value-type="float" office:value="50093310" calcext:value-type="float">
            <text:p>50093310</text:p>
          </table:table-cell>
          <table:table-cell table:number-columns-repeated="2"/>
          <table:table-cell table:formula="of:=IF([.H544]&lt;&gt;&quot;&quot;;CONCATENATE([.H544];&quot;,&quot;;[.C544];&quot; &quot;;[.D544];&quot;,&quot;;[.B544]);&quot;&quot;)" office:value-type="string" office:string-value="50093310,Landegem 1H,LANDEGEM BC" calcext:value-type="string">
            <text:p>50093310,Landegem 1H,LANDEGEM BC</text:p>
          </table:table-cell>
          <table:table-cell table:formula="of:=IF([.I544]=&quot;&quot;;[.K544];&quot;&quot;)" office:value-type="string" office:string-value="50093310,Landegem 1H,LANDEGEM BC" calcext:value-type="string">
            <text:p>50093310,Landegem 1H,LANDEGEM BC</text:p>
          </table:table-cell>
          <table:table-cell table:formula="of:=IF([.I544]&lt;&gt;&quot;&quot;;[.K544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45];[$Sheet2.$A$2:.$B$36];2)" office:value-type="string" office:string-value="LANDEGEM BC" calcext:value-type="string">
            <text:p>LANDEGEM BC</text:p>
          </table:table-cell>
          <table:table-cell table:formula="of:=VLOOKUP([.A545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terjan Claeys</text:p>
          </table:table-cell>
          <table:table-cell office:value-type="float" office:value="50093309" calcext:value-type="float">
            <text:p>50093309</text:p>
          </table:table-cell>
          <table:table-cell table:number-columns-repeated="2"/>
          <table:table-cell table:formula="of:=IF([.H545]&lt;&gt;&quot;&quot;;CONCATENATE([.H545];&quot;,&quot;;[.C545];&quot; &quot;;[.D545];&quot;,&quot;;[.B545]);&quot;&quot;)" office:value-type="string" office:string-value="50093309,Landegem 1H,LANDEGEM BC" calcext:value-type="string">
            <text:p>50093309,Landegem 1H,LANDEGEM BC</text:p>
          </table:table-cell>
          <table:table-cell table:formula="of:=IF([.I545]=&quot;&quot;;[.K545];&quot;&quot;)" office:value-type="string" office:string-value="50093309,Landegem 1H,LANDEGEM BC" calcext:value-type="string">
            <text:p>50093309,Landegem 1H,LANDEGEM BC</text:p>
          </table:table-cell>
          <table:table-cell table:formula="of:=IF([.I545]&lt;&gt;&quot;&quot;;[.K545];&quot;&quot;)">
            <text:p/>
          </table:table-cell>
        </table:table-row>
        <table:table-row table:style-name="ro1">
          <table:table-cell office:value-type="string" calcext:value-type="string">
            <text:p>Landegem BC</text:p>
          </table:table-cell>
          <table:table-cell table:formula="of:=VLOOKUP([.A546];[$Sheet2.$A$2:.$B$36];2)" office:value-type="string" office:string-value="LANDEGEM BC" calcext:value-type="string">
            <text:p>LANDEGEM BC</text:p>
          </table:table-cell>
          <table:table-cell table:formula="of:=VLOOKUP([.A546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a Mussche</text:p>
          </table:table-cell>
          <table:table-cell office:value-type="float" office:value="50103886" calcext:value-type="float">
            <text:p>50103886</text:p>
          </table:table-cell>
          <table:table-cell office:value-type="string" calcext:value-type="string">
            <text:p>Liga</text:p>
          </table:table-cell>
          <table:table-cell/>
          <table:table-cell table:formula="of:=IF([.H546]&lt;&gt;&quot;&quot;;CONCATENATE([.H546];&quot;,&quot;;[.C546];&quot; &quot;;[.D546];&quot;,&quot;;[.B546]);&quot;&quot;)" office:value-type="string" office:string-value="50103886,Landegem 1D,LANDEGEM BC" calcext:value-type="string">
            <text:p>50103886,Landegem 1D,LANDEGEM BC</text:p>
          </table:table-cell>
          <table:table-cell table:formula="of:=IF([.I546]=&quot;&quot;;[.K546];&quot;&quot;)">
            <text:p/>
          </table:table-cell>
          <table:table-cell table:formula="of:=IF([.I546]&lt;&gt;&quot;&quot;;[.K546];&quot;&quot;)" office:value-type="string" office:string-value="50103886,Landegem 1D,LANDEGEM BC" calcext:value-type="string">
            <text:p>50103886,Landegem 1D,LANDEGEM BC</text:p>
          </table:table-cell>
        </table:table-row>
        <table:table-row table:style-name="ro1">
          <table:table-cell office:value-type="string" calcext:value-type="string">
            <text:p>Landegem BC</text:p>
          </table:table-cell>
          <table:table-cell table:formula="of:=VLOOKUP([.A547];[$Sheet2.$A$2:.$B$36];2)" office:value-type="string" office:string-value="LANDEGEM BC" calcext:value-type="string">
            <text:p>LANDEGEM BC</text:p>
          </table:table-cell>
          <table:table-cell table:formula="of:=VLOOKUP([.A547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lien Verhelst</text:p>
          </table:table-cell>
          <table:table-cell office:value-type="float" office:value="50093316" calcext:value-type="float">
            <text:p>50093316</text:p>
          </table:table-cell>
          <table:table-cell office:value-type="string" calcext:value-type="string">
            <text:p>Liga</text:p>
          </table:table-cell>
          <table:table-cell/>
          <table:table-cell table:formula="of:=IF([.H547]&lt;&gt;&quot;&quot;;CONCATENATE([.H547];&quot;,&quot;;[.C547];&quot; &quot;;[.D547];&quot;,&quot;;[.B547]);&quot;&quot;)" office:value-type="string" office:string-value="50093316,Landegem 1D,LANDEGEM BC" calcext:value-type="string">
            <text:p>50093316,Landegem 1D,LANDEGEM BC</text:p>
          </table:table-cell>
          <table:table-cell table:formula="of:=IF([.I547]=&quot;&quot;;[.K547];&quot;&quot;)">
            <text:p/>
          </table:table-cell>
          <table:table-cell table:formula="of:=IF([.I547]&lt;&gt;&quot;&quot;;[.K547];&quot;&quot;)" office:value-type="string" office:string-value="50093316,Landegem 1D,LANDEGEM BC" calcext:value-type="string">
            <text:p>50093316,Landegem 1D,LANDEGEM BC</text:p>
          </table:table-cell>
        </table:table-row>
        <table:table-row table:style-name="ro1">
          <table:table-cell office:value-type="string" calcext:value-type="string">
            <text:p>Landegem BC</text:p>
          </table:table-cell>
          <table:table-cell table:formula="of:=VLOOKUP([.A548];[$Sheet2.$A$2:.$B$36];2)" office:value-type="string" office:string-value="LANDEGEM BC" calcext:value-type="string">
            <text:p>LANDEGEM BC</text:p>
          </table:table-cell>
          <table:table-cell table:formula="of:=VLOOKUP([.A548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ina Coussement</text:p>
          </table:table-cell>
          <table:table-cell office:value-type="float" office:value="50093319" calcext:value-type="float">
            <text:p>50093319</text:p>
          </table:table-cell>
          <table:table-cell office:value-type="string" calcext:value-type="string">
            <text:p>Liga</text:p>
          </table:table-cell>
          <table:table-cell/>
          <table:table-cell table:formula="of:=IF([.H548]&lt;&gt;&quot;&quot;;CONCATENATE([.H548];&quot;,&quot;;[.C548];&quot; &quot;;[.D548];&quot;,&quot;;[.B548]);&quot;&quot;)" office:value-type="string" office:string-value="50093319,Landegem 1D,LANDEGEM BC" calcext:value-type="string">
            <text:p>50093319,Landegem 1D,LANDEGEM BC</text:p>
          </table:table-cell>
          <table:table-cell table:formula="of:=IF([.I548]=&quot;&quot;;[.K548];&quot;&quot;)">
            <text:p/>
          </table:table-cell>
          <table:table-cell table:formula="of:=IF([.I548]&lt;&gt;&quot;&quot;;[.K548];&quot;&quot;)" office:value-type="string" office:string-value="50093319,Landegem 1D,LANDEGEM BC" calcext:value-type="string">
            <text:p>50093319,Landegem 1D,LANDEGEM BC</text:p>
          </table:table-cell>
        </table:table-row>
        <table:table-row table:style-name="ro1">
          <table:table-cell office:value-type="string" calcext:value-type="string">
            <text:p>Landegem BC</text:p>
          </table:table-cell>
          <table:table-cell table:formula="of:=VLOOKUP([.A549];[$Sheet2.$A$2:.$B$36];2)" office:value-type="string" office:string-value="LANDEGEM BC" calcext:value-type="string">
            <text:p>LANDEGEM BC</text:p>
          </table:table-cell>
          <table:table-cell table:formula="of:=VLOOKUP([.A549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a Van Tornhout</text:p>
          </table:table-cell>
          <table:table-cell office:value-type="float" office:value="50093307" calcext:value-type="float">
            <text:p>50093307</text:p>
          </table:table-cell>
          <table:table-cell office:value-type="string" calcext:value-type="string">
            <text:p>Liga</text:p>
          </table:table-cell>
          <table:table-cell/>
          <table:table-cell table:formula="of:=IF([.H549]&lt;&gt;&quot;&quot;;CONCATENATE([.H549];&quot;,&quot;;[.C549];&quot; &quot;;[.D549];&quot;,&quot;;[.B549]);&quot;&quot;)" office:value-type="string" office:string-value="50093307,Landegem 1D,LANDEGEM BC" calcext:value-type="string">
            <text:p>50093307,Landegem 1D,LANDEGEM BC</text:p>
          </table:table-cell>
          <table:table-cell table:formula="of:=IF([.I549]=&quot;&quot;;[.K549];&quot;&quot;)">
            <text:p/>
          </table:table-cell>
          <table:table-cell table:formula="of:=IF([.I549]&lt;&gt;&quot;&quot;;[.K549];&quot;&quot;)" office:value-type="string" office:string-value="50093307,Landegem 1D,LANDEGEM BC" calcext:value-type="string">
            <text:p>50093307,Landegem 1D,LANDEGEM BC</text:p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50];[$Sheet2.$A$2:.$B$36];2)" office:value-type="string" office:string-value="LANDEGEM BC" calcext:value-type="string">
            <text:p>LANDEGEM BC</text:p>
          </table:table-cell>
          <table:table-cell table:formula="of:=VLOOKUP([.A550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t Brantegem</text:p>
          </table:table-cell>
          <table:table-cell office:value-type="float" office:value="50093310" calcext:value-type="float">
            <text:p>50093310</text:p>
          </table:table-cell>
          <table:table-cell table:number-columns-repeated="2"/>
          <table:table-cell table:formula="of:=IF([.H550]&lt;&gt;&quot;&quot;;CONCATENATE([.H550];&quot;,&quot;;[.C550];&quot; &quot;;[.D550];&quot;,&quot;;[.B550]);&quot;&quot;)" office:value-type="string" office:string-value="50093310,Landegem 2G,LANDEGEM BC" calcext:value-type="string">
            <text:p>50093310,Landegem 2G,LANDEGEM BC</text:p>
          </table:table-cell>
          <table:table-cell table:formula="of:=IF([.I550]=&quot;&quot;;[.K550];&quot;&quot;)" office:value-type="string" office:string-value="50093310,Landegem 2G,LANDEGEM BC" calcext:value-type="string">
            <text:p>50093310,Landegem 2G,LANDEGEM BC</text:p>
          </table:table-cell>
          <table:table-cell table:formula="of:=IF([.I550]&lt;&gt;&quot;&quot;;[.K550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51];[$Sheet2.$A$2:.$B$36];2)" office:value-type="string" office:string-value="LANDEGEM BC" calcext:value-type="string">
            <text:p>LANDEGEM BC</text:p>
          </table:table-cell>
          <table:table-cell table:formula="of:=VLOOKUP([.A551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lle Van Tornhout</text:p>
          </table:table-cell>
          <table:table-cell office:value-type="float" office:value="50102400" calcext:value-type="float">
            <text:p>50102400</text:p>
          </table:table-cell>
          <table:table-cell table:number-columns-repeated="2"/>
          <table:table-cell table:formula="of:=IF([.H551]&lt;&gt;&quot;&quot;;CONCATENATE([.H551];&quot;,&quot;;[.C551];&quot; &quot;;[.D551];&quot;,&quot;;[.B551]);&quot;&quot;)" office:value-type="string" office:string-value="50102400,Landegem 2G,LANDEGEM BC" calcext:value-type="string">
            <text:p>50102400,Landegem 2G,LANDEGEM BC</text:p>
          </table:table-cell>
          <table:table-cell table:formula="of:=IF([.I551]=&quot;&quot;;[.K551];&quot;&quot;)" office:value-type="string" office:string-value="50102400,Landegem 2G,LANDEGEM BC" calcext:value-type="string">
            <text:p>50102400,Landegem 2G,LANDEGEM BC</text:p>
          </table:table-cell>
          <table:table-cell table:formula="of:=IF([.I551]&lt;&gt;&quot;&quot;;[.K551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52];[$Sheet2.$A$2:.$B$36];2)" office:value-type="string" office:string-value="LANDEGEM BC" calcext:value-type="string">
            <text:p>LANDEGEM BC</text:p>
          </table:table-cell>
          <table:table-cell table:formula="of:=VLOOKUP([.A552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lien Verhelst</text:p>
          </table:table-cell>
          <table:table-cell office:value-type="float" office:value="50093316" calcext:value-type="float">
            <text:p>50093316</text:p>
          </table:table-cell>
          <table:table-cell table:number-columns-repeated="2"/>
          <table:table-cell table:formula="of:=IF([.H552]&lt;&gt;&quot;&quot;;CONCATENATE([.H552];&quot;,&quot;;[.C552];&quot; &quot;;[.D552];&quot;,&quot;;[.B552]);&quot;&quot;)" office:value-type="string" office:string-value="50093316,Landegem 2G,LANDEGEM BC" calcext:value-type="string">
            <text:p>50093316,Landegem 2G,LANDEGEM BC</text:p>
          </table:table-cell>
          <table:table-cell table:formula="of:=IF([.I552]=&quot;&quot;;[.K552];&quot;&quot;)" office:value-type="string" office:string-value="50093316,Landegem 2G,LANDEGEM BC" calcext:value-type="string">
            <text:p>50093316,Landegem 2G,LANDEGEM BC</text:p>
          </table:table-cell>
          <table:table-cell table:formula="of:=IF([.I552]&lt;&gt;&quot;&quot;;[.K552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53];[$Sheet2.$A$2:.$B$36];2)" office:value-type="string" office:string-value="LANDEGEM BC" calcext:value-type="string">
            <text:p>LANDEGEM BC</text:p>
          </table:table-cell>
          <table:table-cell table:formula="of:=VLOOKUP([.A553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da Bossier</text:p>
          </table:table-cell>
          <table:table-cell office:value-type="float" office:value="50000420" calcext:value-type="float">
            <text:p>50000420</text:p>
          </table:table-cell>
          <table:table-cell table:number-columns-repeated="2"/>
          <table:table-cell table:formula="of:=IF([.H553]&lt;&gt;&quot;&quot;;CONCATENATE([.H553];&quot;,&quot;;[.C553];&quot; &quot;;[.D553];&quot;,&quot;;[.B553]);&quot;&quot;)" office:value-type="string" office:string-value="50000420,Landegem 2G,LANDEGEM BC" calcext:value-type="string">
            <text:p>50000420,Landegem 2G,LANDEGEM BC</text:p>
          </table:table-cell>
          <table:table-cell table:formula="of:=IF([.I553]=&quot;&quot;;[.K553];&quot;&quot;)" office:value-type="string" office:string-value="50000420,Landegem 2G,LANDEGEM BC" calcext:value-type="string">
            <text:p>50000420,Landegem 2G,LANDEGEM BC</text:p>
          </table:table-cell>
          <table:table-cell table:formula="of:=IF([.I553]&lt;&gt;&quot;&quot;;[.K553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54];[$Sheet2.$A$2:.$B$36];2)" office:value-type="string" office:string-value="LANDEGEM BC" calcext:value-type="string">
            <text:p>LANDEGEM BC</text:p>
          </table:table-cell>
          <table:table-cell table:formula="of:=VLOOKUP([.A554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lle Van Tornhout</text:p>
          </table:table-cell>
          <table:table-cell office:value-type="float" office:value="50102400" calcext:value-type="float">
            <text:p>50102400</text:p>
          </table:table-cell>
          <table:table-cell table:number-columns-repeated="2"/>
          <table:table-cell table:formula="of:=IF([.H554]&lt;&gt;&quot;&quot;;CONCATENATE([.H554];&quot;,&quot;;[.C554];&quot; &quot;;[.D554];&quot;,&quot;;[.B554]);&quot;&quot;)" office:value-type="string" office:string-value="50102400,Landegem 2H,LANDEGEM BC" calcext:value-type="string">
            <text:p>50102400,Landegem 2H,LANDEGEM BC</text:p>
          </table:table-cell>
          <table:table-cell table:formula="of:=IF([.I554]=&quot;&quot;;[.K554];&quot;&quot;)" office:value-type="string" office:string-value="50102400,Landegem 2H,LANDEGEM BC" calcext:value-type="string">
            <text:p>50102400,Landegem 2H,LANDEGEM BC</text:p>
          </table:table-cell>
          <table:table-cell table:formula="of:=IF([.I554]&lt;&gt;&quot;&quot;;[.K554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55];[$Sheet2.$A$2:.$B$36];2)" office:value-type="string" office:string-value="LANDEGEM BC" calcext:value-type="string">
            <text:p>LANDEGEM BC</text:p>
          </table:table-cell>
          <table:table-cell table:formula="of:=VLOOKUP([.A555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t Van Der Meulen</text:p>
          </table:table-cell>
          <table:table-cell office:value-type="float" office:value="50079470" calcext:value-type="float">
            <text:p>50079470</text:p>
          </table:table-cell>
          <table:table-cell table:number-columns-repeated="2"/>
          <table:table-cell table:formula="of:=IF([.H555]&lt;&gt;&quot;&quot;;CONCATENATE([.H555];&quot;,&quot;;[.C555];&quot; &quot;;[.D555];&quot;,&quot;;[.B555]);&quot;&quot;)" office:value-type="string" office:string-value="50079470,Landegem 2H,LANDEGEM BC" calcext:value-type="string">
            <text:p>50079470,Landegem 2H,LANDEGEM BC</text:p>
          </table:table-cell>
          <table:table-cell table:formula="of:=IF([.I555]=&quot;&quot;;[.K555];&quot;&quot;)" office:value-type="string" office:string-value="50079470,Landegem 2H,LANDEGEM BC" calcext:value-type="string">
            <text:p>50079470,Landegem 2H,LANDEGEM BC</text:p>
          </table:table-cell>
          <table:table-cell table:formula="of:=IF([.I555]&lt;&gt;&quot;&quot;;[.K555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56];[$Sheet2.$A$2:.$B$36];2)" office:value-type="string" office:string-value="LANDEGEM BC" calcext:value-type="string">
            <text:p>LANDEGEM BC</text:p>
          </table:table-cell>
          <table:table-cell table:formula="of:=VLOOKUP([.A556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han Mogensen</text:p>
          </table:table-cell>
          <table:table-cell office:value-type="float" office:value="50112157" calcext:value-type="float">
            <text:p>50112157</text:p>
          </table:table-cell>
          <table:table-cell table:number-columns-repeated="2"/>
          <table:table-cell table:formula="of:=IF([.H556]&lt;&gt;&quot;&quot;;CONCATENATE([.H556];&quot;,&quot;;[.C556];&quot; &quot;;[.D556];&quot;,&quot;;[.B556]);&quot;&quot;)" office:value-type="string" office:string-value="50112157,Landegem 2H,LANDEGEM BC" calcext:value-type="string">
            <text:p>50112157,Landegem 2H,LANDEGEM BC</text:p>
          </table:table-cell>
          <table:table-cell table:formula="of:=IF([.I556]=&quot;&quot;;[.K556];&quot;&quot;)" office:value-type="string" office:string-value="50112157,Landegem 2H,LANDEGEM BC" calcext:value-type="string">
            <text:p>50112157,Landegem 2H,LANDEGEM BC</text:p>
          </table:table-cell>
          <table:table-cell table:formula="of:=IF([.I556]&lt;&gt;&quot;&quot;;[.K556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57];[$Sheet2.$A$2:.$B$36];2)" office:value-type="string" office:string-value="LANDEGEM BC" calcext:value-type="string">
            <text:p>LANDEGEM BC</text:p>
          </table:table-cell>
          <table:table-cell table:formula="of:=VLOOKUP([.A557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c Van Tornhout</text:p>
          </table:table-cell>
          <table:table-cell office:value-type="float" office:value="50027119" calcext:value-type="float">
            <text:p>50027119</text:p>
          </table:table-cell>
          <table:table-cell table:number-columns-repeated="2"/>
          <table:table-cell table:formula="of:=IF([.H557]&lt;&gt;&quot;&quot;;CONCATENATE([.H557];&quot;,&quot;;[.C557];&quot; &quot;;[.D557];&quot;,&quot;;[.B557]);&quot;&quot;)" office:value-type="string" office:string-value="50027119,Landegem 2H,LANDEGEM BC" calcext:value-type="string">
            <text:p>50027119,Landegem 2H,LANDEGEM BC</text:p>
          </table:table-cell>
          <table:table-cell table:formula="of:=IF([.I557]=&quot;&quot;;[.K557];&quot;&quot;)" office:value-type="string" office:string-value="50027119,Landegem 2H,LANDEGEM BC" calcext:value-type="string">
            <text:p>50027119,Landegem 2H,LANDEGEM BC</text:p>
          </table:table-cell>
          <table:table-cell table:formula="of:=IF([.I557]&lt;&gt;&quot;&quot;;[.K557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58];[$Sheet2.$A$2:.$B$36];2)" office:value-type="string" office:string-value="LANDEGEM BC" calcext:value-type="string">
            <text:p>LANDEGEM BC</text:p>
          </table:table-cell>
          <table:table-cell table:formula="of:=VLOOKUP([.A558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ura Maebe</text:p>
          </table:table-cell>
          <table:table-cell office:value-type="float" office:value="50112156" calcext:value-type="float">
            <text:p>50112156</text:p>
          </table:table-cell>
          <table:table-cell table:number-columns-repeated="2"/>
          <table:table-cell table:formula="of:=IF([.H558]&lt;&gt;&quot;&quot;;CONCATENATE([.H558];&quot;,&quot;;[.C558];&quot; &quot;;[.D558];&quot;,&quot;;[.B558]);&quot;&quot;)" office:value-type="string" office:string-value="50112156,Landegem 2D,LANDEGEM BC" calcext:value-type="string">
            <text:p>50112156,Landegem 2D,LANDEGEM BC</text:p>
          </table:table-cell>
          <table:table-cell table:formula="of:=IF([.I558]=&quot;&quot;;[.K558];&quot;&quot;)" office:value-type="string" office:string-value="50112156,Landegem 2D,LANDEGEM BC" calcext:value-type="string">
            <text:p>50112156,Landegem 2D,LANDEGEM BC</text:p>
          </table:table-cell>
          <table:table-cell table:formula="of:=IF([.I558]&lt;&gt;&quot;&quot;;[.K558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59];[$Sheet2.$A$2:.$B$36];2)" office:value-type="string" office:string-value="LANDEGEM BC" calcext:value-type="string">
            <text:p>LANDEGEM BC</text:p>
          </table:table-cell>
          <table:table-cell table:formula="of:=VLOOKUP([.A559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trice Lintermans</text:p>
          </table:table-cell>
          <table:table-cell office:value-type="float" office:value="50094749" calcext:value-type="float">
            <text:p>50094749</text:p>
          </table:table-cell>
          <table:table-cell table:number-columns-repeated="2"/>
          <table:table-cell table:formula="of:=IF([.H559]&lt;&gt;&quot;&quot;;CONCATENATE([.H559];&quot;,&quot;;[.C559];&quot; &quot;;[.D559];&quot;,&quot;;[.B559]);&quot;&quot;)" office:value-type="string" office:string-value="50094749,Landegem 2D,LANDEGEM BC" calcext:value-type="string">
            <text:p>50094749,Landegem 2D,LANDEGEM BC</text:p>
          </table:table-cell>
          <table:table-cell table:formula="of:=IF([.I559]=&quot;&quot;;[.K559];&quot;&quot;)" office:value-type="string" office:string-value="50094749,Landegem 2D,LANDEGEM BC" calcext:value-type="string">
            <text:p>50094749,Landegem 2D,LANDEGEM BC</text:p>
          </table:table-cell>
          <table:table-cell table:formula="of:=IF([.I559]&lt;&gt;&quot;&quot;;[.K559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60];[$Sheet2.$A$2:.$B$36];2)" office:value-type="string" office:string-value="LANDEGEM BC" calcext:value-type="string">
            <text:p>LANDEGEM BC</text:p>
          </table:table-cell>
          <table:table-cell table:formula="of:=VLOOKUP([.A560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e Van Den Berge</text:p>
          </table:table-cell>
          <table:table-cell office:value-type="float" office:value="50099611" calcext:value-type="float">
            <text:p>50099611</text:p>
          </table:table-cell>
          <table:table-cell table:number-columns-repeated="2"/>
          <table:table-cell table:formula="of:=IF([.H560]&lt;&gt;&quot;&quot;;CONCATENATE([.H560];&quot;,&quot;;[.C560];&quot; &quot;;[.D560];&quot;,&quot;;[.B560]);&quot;&quot;)" office:value-type="string" office:string-value="50099611,Landegem 2D,LANDEGEM BC" calcext:value-type="string">
            <text:p>50099611,Landegem 2D,LANDEGEM BC</text:p>
          </table:table-cell>
          <table:table-cell table:formula="of:=IF([.I560]=&quot;&quot;;[.K560];&quot;&quot;)" office:value-type="string" office:string-value="50099611,Landegem 2D,LANDEGEM BC" calcext:value-type="string">
            <text:p>50099611,Landegem 2D,LANDEGEM BC</text:p>
          </table:table-cell>
          <table:table-cell table:formula="of:=IF([.I560]&lt;&gt;&quot;&quot;;[.K560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61];[$Sheet2.$A$2:.$B$36];2)" office:value-type="string" office:string-value="LANDEGEM BC" calcext:value-type="string">
            <text:p>LANDEGEM BC</text:p>
          </table:table-cell>
          <table:table-cell table:formula="of:=VLOOKUP([.A561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at Snauwaert</text:p>
          </table:table-cell>
          <table:table-cell office:value-type="float" office:value="50093320" calcext:value-type="float">
            <text:p>50093320</text:p>
          </table:table-cell>
          <table:table-cell table:number-columns-repeated="2"/>
          <table:table-cell table:formula="of:=IF([.H561]&lt;&gt;&quot;&quot;;CONCATENATE([.H561];&quot;,&quot;;[.C561];&quot; &quot;;[.D561];&quot;,&quot;;[.B561]);&quot;&quot;)" office:value-type="string" office:string-value="50093320,Landegem 2D,LANDEGEM BC" calcext:value-type="string">
            <text:p>50093320,Landegem 2D,LANDEGEM BC</text:p>
          </table:table-cell>
          <table:table-cell table:formula="of:=IF([.I561]=&quot;&quot;;[.K561];&quot;&quot;)" office:value-type="string" office:string-value="50093320,Landegem 2D,LANDEGEM BC" calcext:value-type="string">
            <text:p>50093320,Landegem 2D,LANDEGEM BC</text:p>
          </table:table-cell>
          <table:table-cell table:formula="of:=IF([.I561]&lt;&gt;&quot;&quot;;[.K561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62];[$Sheet2.$A$2:.$B$36];2)" office:value-type="string" office:string-value="LANDEGEM BC" calcext:value-type="string">
            <text:p>LANDEGEM BC</text:p>
          </table:table-cell>
          <table:table-cell table:formula="of:=VLOOKUP([.A562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t Van Der Meulen</text:p>
          </table:table-cell>
          <table:table-cell office:value-type="float" office:value="50079470" calcext:value-type="float">
            <text:p>50079470</text:p>
          </table:table-cell>
          <table:table-cell table:number-columns-repeated="2"/>
          <table:table-cell table:formula="of:=IF([.H562]&lt;&gt;&quot;&quot;;CONCATENATE([.H562];&quot;,&quot;;[.C562];&quot; &quot;;[.D562];&quot;,&quot;;[.B562]);&quot;&quot;)" office:value-type="string" office:string-value="50079470,Landegem 3G,LANDEGEM BC" calcext:value-type="string">
            <text:p>50079470,Landegem 3G,LANDEGEM BC</text:p>
          </table:table-cell>
          <table:table-cell table:formula="of:=IF([.I562]=&quot;&quot;;[.K562];&quot;&quot;)" office:value-type="string" office:string-value="50079470,Landegem 3G,LANDEGEM BC" calcext:value-type="string">
            <text:p>50079470,Landegem 3G,LANDEGEM BC</text:p>
          </table:table-cell>
          <table:table-cell table:formula="of:=IF([.I562]&lt;&gt;&quot;&quot;;[.K562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63];[$Sheet2.$A$2:.$B$36];2)" office:value-type="string" office:string-value="LANDEGEM BC" calcext:value-type="string">
            <text:p>LANDEGEM BC</text:p>
          </table:table-cell>
          <table:table-cell table:formula="of:=VLOOKUP([.A563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han Mogensen</text:p>
          </table:table-cell>
          <table:table-cell office:value-type="float" office:value="50112157" calcext:value-type="float">
            <text:p>50112157</text:p>
          </table:table-cell>
          <table:table-cell table:number-columns-repeated="2"/>
          <table:table-cell table:formula="of:=IF([.H563]&lt;&gt;&quot;&quot;;CONCATENATE([.H563];&quot;,&quot;;[.C563];&quot; &quot;;[.D563];&quot;,&quot;;[.B563]);&quot;&quot;)" office:value-type="string" office:string-value="50112157,Landegem 3G,LANDEGEM BC" calcext:value-type="string">
            <text:p>50112157,Landegem 3G,LANDEGEM BC</text:p>
          </table:table-cell>
          <table:table-cell table:formula="of:=IF([.I563]=&quot;&quot;;[.K563];&quot;&quot;)" office:value-type="string" office:string-value="50112157,Landegem 3G,LANDEGEM BC" calcext:value-type="string">
            <text:p>50112157,Landegem 3G,LANDEGEM BC</text:p>
          </table:table-cell>
          <table:table-cell table:formula="of:=IF([.I563]&lt;&gt;&quot;&quot;;[.K563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64];[$Sheet2.$A$2:.$B$36];2)" office:value-type="string" office:string-value="LANDEGEM BC" calcext:value-type="string">
            <text:p>LANDEGEM BC</text:p>
          </table:table-cell>
          <table:table-cell table:formula="of:=VLOOKUP([.A564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ura Maebe</text:p>
          </table:table-cell>
          <table:table-cell office:value-type="float" office:value="50112156" calcext:value-type="float">
            <text:p>50112156</text:p>
          </table:table-cell>
          <table:table-cell table:number-columns-repeated="2"/>
          <table:table-cell table:formula="of:=IF([.H564]&lt;&gt;&quot;&quot;;CONCATENATE([.H564];&quot;,&quot;;[.C564];&quot; &quot;;[.D564];&quot;,&quot;;[.B564]);&quot;&quot;)" office:value-type="string" office:string-value="50112156,Landegem 3G,LANDEGEM BC" calcext:value-type="string">
            <text:p>50112156,Landegem 3G,LANDEGEM BC</text:p>
          </table:table-cell>
          <table:table-cell table:formula="of:=IF([.I564]=&quot;&quot;;[.K564];&quot;&quot;)" office:value-type="string" office:string-value="50112156,Landegem 3G,LANDEGEM BC" calcext:value-type="string">
            <text:p>50112156,Landegem 3G,LANDEGEM BC</text:p>
          </table:table-cell>
          <table:table-cell table:formula="of:=IF([.I564]&lt;&gt;&quot;&quot;;[.K564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65];[$Sheet2.$A$2:.$B$36];2)" office:value-type="string" office:string-value="LANDEGEM BC" calcext:value-type="string">
            <text:p>LANDEGEM BC</text:p>
          </table:table-cell>
          <table:table-cell table:formula="of:=VLOOKUP([.A565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at Snauwaert</text:p>
          </table:table-cell>
          <table:table-cell office:value-type="float" office:value="50093320" calcext:value-type="float">
            <text:p>50093320</text:p>
          </table:table-cell>
          <table:table-cell table:number-columns-repeated="2"/>
          <table:table-cell table:formula="of:=IF([.H565]&lt;&gt;&quot;&quot;;CONCATENATE([.H565];&quot;,&quot;;[.C565];&quot; &quot;;[.D565];&quot;,&quot;;[.B565]);&quot;&quot;)" office:value-type="string" office:string-value="50093320,Landegem 3G,LANDEGEM BC" calcext:value-type="string">
            <text:p>50093320,Landegem 3G,LANDEGEM BC</text:p>
          </table:table-cell>
          <table:table-cell table:formula="of:=IF([.I565]=&quot;&quot;;[.K565];&quot;&quot;)" office:value-type="string" office:string-value="50093320,Landegem 3G,LANDEGEM BC" calcext:value-type="string">
            <text:p>50093320,Landegem 3G,LANDEGEM BC</text:p>
          </table:table-cell>
          <table:table-cell table:formula="of:=IF([.I565]&lt;&gt;&quot;&quot;;[.K565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66];[$Sheet2.$A$2:.$B$36];2)" office:value-type="string" office:string-value="LANDEGEM BC" calcext:value-type="string">
            <text:p>LANDEGEM BC</text:p>
          </table:table-cell>
          <table:table-cell table:formula="of:=VLOOKUP([.A566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 Van Hove</text:p>
          </table:table-cell>
          <table:table-cell office:value-type="float" office:value="50027118" calcext:value-type="float">
            <text:p>50027118</text:p>
          </table:table-cell>
          <table:table-cell table:number-columns-repeated="2"/>
          <table:table-cell table:formula="of:=IF([.H566]&lt;&gt;&quot;&quot;;CONCATENATE([.H566];&quot;,&quot;;[.C566];&quot; &quot;;[.D566];&quot;,&quot;;[.B566]);&quot;&quot;)" office:value-type="string" office:string-value="50027118,Landegem 3H,LANDEGEM BC" calcext:value-type="string">
            <text:p>50027118,Landegem 3H,LANDEGEM BC</text:p>
          </table:table-cell>
          <table:table-cell table:formula="of:=IF([.I566]=&quot;&quot;;[.K566];&quot;&quot;)" office:value-type="string" office:string-value="50027118,Landegem 3H,LANDEGEM BC" calcext:value-type="string">
            <text:p>50027118,Landegem 3H,LANDEGEM BC</text:p>
          </table:table-cell>
          <table:table-cell table:formula="of:=IF([.I566]&lt;&gt;&quot;&quot;;[.K566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67];[$Sheet2.$A$2:.$B$36];2)" office:value-type="string" office:string-value="LANDEGEM BC" calcext:value-type="string">
            <text:p>LANDEGEM BC</text:p>
          </table:table-cell>
          <table:table-cell table:formula="of:=VLOOKUP([.A567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uno Vereecke</text:p>
          </table:table-cell>
          <table:table-cell office:value-type="float" office:value="50070202" calcext:value-type="float">
            <text:p>50070202</text:p>
          </table:table-cell>
          <table:table-cell table:number-columns-repeated="2"/>
          <table:table-cell table:formula="of:=IF([.H567]&lt;&gt;&quot;&quot;;CONCATENATE([.H567];&quot;,&quot;;[.C567];&quot; &quot;;[.D567];&quot;,&quot;;[.B567]);&quot;&quot;)" office:value-type="string" office:string-value="50070202,Landegem 3H,LANDEGEM BC" calcext:value-type="string">
            <text:p>50070202,Landegem 3H,LANDEGEM BC</text:p>
          </table:table-cell>
          <table:table-cell table:formula="of:=IF([.I567]=&quot;&quot;;[.K567];&quot;&quot;)" office:value-type="string" office:string-value="50070202,Landegem 3H,LANDEGEM BC" calcext:value-type="string">
            <text:p>50070202,Landegem 3H,LANDEGEM BC</text:p>
          </table:table-cell>
          <table:table-cell table:formula="of:=IF([.I567]&lt;&gt;&quot;&quot;;[.K567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68];[$Sheet2.$A$2:.$B$36];2)" office:value-type="string" office:string-value="LANDEGEM BC" calcext:value-type="string">
            <text:p>LANDEGEM BC</text:p>
          </table:table-cell>
          <table:table-cell table:formula="of:=VLOOKUP([.A568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m Vandenberge</text:p>
          </table:table-cell>
          <table:table-cell office:value-type="float" office:value="50044784" calcext:value-type="float">
            <text:p>50044784</text:p>
          </table:table-cell>
          <table:table-cell table:number-columns-repeated="2"/>
          <table:table-cell table:formula="of:=IF([.H568]&lt;&gt;&quot;&quot;;CONCATENATE([.H568];&quot;,&quot;;[.C568];&quot; &quot;;[.D568];&quot;,&quot;;[.B568]);&quot;&quot;)" office:value-type="string" office:string-value="50044784,Landegem 3H,LANDEGEM BC" calcext:value-type="string">
            <text:p>50044784,Landegem 3H,LANDEGEM BC</text:p>
          </table:table-cell>
          <table:table-cell table:formula="of:=IF([.I568]=&quot;&quot;;[.K568];&quot;&quot;)" office:value-type="string" office:string-value="50044784,Landegem 3H,LANDEGEM BC" calcext:value-type="string">
            <text:p>50044784,Landegem 3H,LANDEGEM BC</text:p>
          </table:table-cell>
          <table:table-cell table:formula="of:=IF([.I568]&lt;&gt;&quot;&quot;;[.K568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69];[$Sheet2.$A$2:.$B$36];2)" office:value-type="string" office:string-value="LANDEGEM BC" calcext:value-type="string">
            <text:p>LANDEGEM BC</text:p>
          </table:table-cell>
          <table:table-cell table:formula="of:=VLOOKUP([.A569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k Bultinck</text:p>
          </table:table-cell>
          <table:table-cell office:value-type="float" office:value="50080026" calcext:value-type="float">
            <text:p>50080026</text:p>
          </table:table-cell>
          <table:table-cell table:number-columns-repeated="2"/>
          <table:table-cell table:formula="of:=IF([.H569]&lt;&gt;&quot;&quot;;CONCATENATE([.H569];&quot;,&quot;;[.C569];&quot; &quot;;[.D569];&quot;,&quot;;[.B569]);&quot;&quot;)" office:value-type="string" office:string-value="50080026,Landegem 3H,LANDEGEM BC" calcext:value-type="string">
            <text:p>50080026,Landegem 3H,LANDEGEM BC</text:p>
          </table:table-cell>
          <table:table-cell table:formula="of:=IF([.I569]=&quot;&quot;;[.K569];&quot;&quot;)" office:value-type="string" office:string-value="50080026,Landegem 3H,LANDEGEM BC" calcext:value-type="string">
            <text:p>50080026,Landegem 3H,LANDEGEM BC</text:p>
          </table:table-cell>
          <table:table-cell table:formula="of:=IF([.I569]&lt;&gt;&quot;&quot;;[.K569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70];[$Sheet2.$A$2:.$B$36];2)" office:value-type="string" office:string-value="LANDEGEM BC" calcext:value-type="string">
            <text:p>LANDEGEM BC</text:p>
          </table:table-cell>
          <table:table-cell table:formula="of:=VLOOKUP([.A570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terjan Claeys</text:p>
          </table:table-cell>
          <table:table-cell office:value-type="float" office:value="50093309" calcext:value-type="float">
            <text:p>50093309</text:p>
          </table:table-cell>
          <table:table-cell table:number-columns-repeated="2"/>
          <table:table-cell table:formula="of:=IF([.H570]&lt;&gt;&quot;&quot;;CONCATENATE([.H570];&quot;,&quot;;[.C570];&quot; &quot;;[.D570];&quot;,&quot;;[.B570]);&quot;&quot;)" office:value-type="string" office:string-value="50093309,Landegem 4G,LANDEGEM BC" calcext:value-type="string">
            <text:p>50093309,Landegem 4G,LANDEGEM BC</text:p>
          </table:table-cell>
          <table:table-cell table:formula="of:=IF([.I570]=&quot;&quot;;[.K570];&quot;&quot;)" office:value-type="string" office:string-value="50093309,Landegem 4G,LANDEGEM BC" calcext:value-type="string">
            <text:p>50093309,Landegem 4G,LANDEGEM BC</text:p>
          </table:table-cell>
          <table:table-cell table:formula="of:=IF([.I570]&lt;&gt;&quot;&quot;;[.K570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71];[$Sheet2.$A$2:.$B$36];2)" office:value-type="string" office:string-value="LANDEGEM BC" calcext:value-type="string">
            <text:p>LANDEGEM BC</text:p>
          </table:table-cell>
          <table:table-cell table:formula="of:=VLOOKUP([.A571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c Van Tornhout</text:p>
          </table:table-cell>
          <table:table-cell office:value-type="float" office:value="50027119" calcext:value-type="float">
            <text:p>50027119</text:p>
          </table:table-cell>
          <table:table-cell table:number-columns-repeated="2"/>
          <table:table-cell table:formula="of:=IF([.H571]&lt;&gt;&quot;&quot;;CONCATENATE([.H571];&quot;,&quot;;[.C571];&quot; &quot;;[.D571];&quot;,&quot;;[.B571]);&quot;&quot;)" office:value-type="string" office:string-value="50027119,Landegem 4G,LANDEGEM BC" calcext:value-type="string">
            <text:p>50027119,Landegem 4G,LANDEGEM BC</text:p>
          </table:table-cell>
          <table:table-cell table:formula="of:=IF([.I571]=&quot;&quot;;[.K571];&quot;&quot;)" office:value-type="string" office:string-value="50027119,Landegem 4G,LANDEGEM BC" calcext:value-type="string">
            <text:p>50027119,Landegem 4G,LANDEGEM BC</text:p>
          </table:table-cell>
          <table:table-cell table:formula="of:=IF([.I571]&lt;&gt;&quot;&quot;;[.K571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72];[$Sheet2.$A$2:.$B$36];2)" office:value-type="string" office:string-value="LANDEGEM BC" calcext:value-type="string">
            <text:p>LANDEGEM BC</text:p>
          </table:table-cell>
          <table:table-cell table:formula="of:=VLOOKUP([.A572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lvie Van Den Berge</text:p>
          </table:table-cell>
          <table:table-cell office:value-type="float" office:value="50099611" calcext:value-type="float">
            <text:p>50099611</text:p>
          </table:table-cell>
          <table:table-cell table:number-columns-repeated="2"/>
          <table:table-cell table:formula="of:=IF([.H572]&lt;&gt;&quot;&quot;;CONCATENATE([.H572];&quot;,&quot;;[.C572];&quot; &quot;;[.D572];&quot;,&quot;;[.B572]);&quot;&quot;)" office:value-type="string" office:string-value="50099611,Landegem 4G,LANDEGEM BC" calcext:value-type="string">
            <text:p>50099611,Landegem 4G,LANDEGEM BC</text:p>
          </table:table-cell>
          <table:table-cell table:formula="of:=IF([.I572]=&quot;&quot;;[.K572];&quot;&quot;)" office:value-type="string" office:string-value="50099611,Landegem 4G,LANDEGEM BC" calcext:value-type="string">
            <text:p>50099611,Landegem 4G,LANDEGEM BC</text:p>
          </table:table-cell>
          <table:table-cell table:formula="of:=IF([.I572]&lt;&gt;&quot;&quot;;[.K572];&quot;&quot;)">
            <text:p/>
          </table:table-cell>
        </table:table-row>
        <table:table-row table:style-name="ro1" table:visibility="filter">
          <table:table-cell office:value-type="string" calcext:value-type="string">
            <text:p>Landegem BC</text:p>
          </table:table-cell>
          <table:table-cell table:formula="of:=VLOOKUP([.A573];[$Sheet2.$A$2:.$B$36];2)" office:value-type="string" office:string-value="LANDEGEM BC" calcext:value-type="string">
            <text:p>LANDEGEM BC</text:p>
          </table:table-cell>
          <table:table-cell table:formula="of:=VLOOKUP([.A573];[$Sheet2.$A$2:.$C$36];3)" office:value-type="string" office:string-value="Landegem" calcext:value-type="string">
            <text:p>Landegem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atrice Lintermans</text:p>
          </table:table-cell>
          <table:table-cell office:value-type="float" office:value="50094749" calcext:value-type="float">
            <text:p>50094749</text:p>
          </table:table-cell>
          <table:table-cell table:number-columns-repeated="2"/>
          <table:table-cell table:formula="of:=IF([.H573]&lt;&gt;&quot;&quot;;CONCATENATE([.H573];&quot;,&quot;;[.C573];&quot; &quot;;[.D573];&quot;,&quot;;[.B573]);&quot;&quot;)" office:value-type="string" office:string-value="50094749,Landegem 4G,LANDEGEM BC" calcext:value-type="string">
            <text:p>50094749,Landegem 4G,LANDEGEM BC</text:p>
          </table:table-cell>
          <table:table-cell table:formula="of:=IF([.I573]=&quot;&quot;;[.K573];&quot;&quot;)" office:value-type="string" office:string-value="50094749,Landegem 4G,LANDEGEM BC" calcext:value-type="string">
            <text:p>50094749,Landegem 4G,LANDEGEM BC</text:p>
          </table:table-cell>
          <table:table-cell table:formula="of:=IF([.I573]&lt;&gt;&quot;&quot;;[.K573];&quot;&quot;)">
            <text:p/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74];[$Sheet2.$A$2:.$B$36];2)" office:value-type="string" office:string-value="LOKERSE BC" calcext:value-type="string">
            <text:p>LOKERSE BC</text:p>
          </table:table-cell>
          <table:table-cell table:formula="of:=VLOOKUP([.A574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jn Van Herbruggen</text:p>
          </table:table-cell>
          <table:table-cell office:value-type="float" office:value="50069103" calcext:value-type="float">
            <text:p>50069103</text:p>
          </table:table-cell>
          <table:table-cell office:value-type="string" calcext:value-type="string">
            <text:p>Liga</text:p>
          </table:table-cell>
          <table:table-cell/>
          <table:table-cell table:formula="of:=IF([.H574]&lt;&gt;&quot;&quot;;CONCATENATE([.H574];&quot;,&quot;;[.C574];&quot; &quot;;[.D574];&quot;,&quot;;[.B574]);&quot;&quot;)" office:value-type="string" office:string-value="50069103,Lokerse 1G,LOKERSE BC" calcext:value-type="string">
            <text:p>50069103,Lokerse 1G,LOKERSE BC</text:p>
          </table:table-cell>
          <table:table-cell table:formula="of:=IF([.I574]=&quot;&quot;;[.K574];&quot;&quot;)">
            <text:p/>
          </table:table-cell>
          <table:table-cell table:formula="of:=IF([.I574]&lt;&gt;&quot;&quot;;[.K574];&quot;&quot;)" office:value-type="string" office:string-value="50069103,Lokerse 1G,LOKERSE BC" calcext:value-type="string">
            <text:p>50069103,Lokerse 1G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75];[$Sheet2.$A$2:.$B$36];2)" office:value-type="string" office:string-value="LOKERSE BC" calcext:value-type="string">
            <text:p>LOKERSE BC</text:p>
          </table:table-cell>
          <table:table-cell table:formula="of:=VLOOKUP([.A575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ens Pluquet</text:p>
          </table:table-cell>
          <table:table-cell office:value-type="float" office:value="50081924" calcext:value-type="float">
            <text:p>50081924</text:p>
          </table:table-cell>
          <table:table-cell office:value-type="string" calcext:value-type="string">
            <text:p>Liga</text:p>
          </table:table-cell>
          <table:table-cell/>
          <table:table-cell table:formula="of:=IF([.H575]&lt;&gt;&quot;&quot;;CONCATENATE([.H575];&quot;,&quot;;[.C575];&quot; &quot;;[.D575];&quot;,&quot;;[.B575]);&quot;&quot;)" office:value-type="string" office:string-value="50081924,Lokerse 1G,LOKERSE BC" calcext:value-type="string">
            <text:p>50081924,Lokerse 1G,LOKERSE BC</text:p>
          </table:table-cell>
          <table:table-cell table:formula="of:=IF([.I575]=&quot;&quot;;[.K575];&quot;&quot;)">
            <text:p/>
          </table:table-cell>
          <table:table-cell table:formula="of:=IF([.I575]&lt;&gt;&quot;&quot;;[.K575];&quot;&quot;)" office:value-type="string" office:string-value="50081924,Lokerse 1G,LOKERSE BC" calcext:value-type="string">
            <text:p>50081924,Lokerse 1G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76];[$Sheet2.$A$2:.$B$36];2)" office:value-type="string" office:string-value="LOKERSE BC" calcext:value-type="string">
            <text:p>LOKERSE BC</text:p>
          </table:table-cell>
          <table:table-cell table:formula="of:=VLOOKUP([.A576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hleen Verspreet</text:p>
          </table:table-cell>
          <table:table-cell office:value-type="float" office:value="50063455" calcext:value-type="float">
            <text:p>50063455</text:p>
          </table:table-cell>
          <table:table-cell office:value-type="string" calcext:value-type="string">
            <text:p>Liga</text:p>
          </table:table-cell>
          <table:table-cell/>
          <table:table-cell table:formula="of:=IF([.H576]&lt;&gt;&quot;&quot;;CONCATENATE([.H576];&quot;,&quot;;[.C576];&quot; &quot;;[.D576];&quot;,&quot;;[.B576]);&quot;&quot;)" office:value-type="string" office:string-value="50063455,Lokerse 1G,LOKERSE BC" calcext:value-type="string">
            <text:p>50063455,Lokerse 1G,LOKERSE BC</text:p>
          </table:table-cell>
          <table:table-cell table:formula="of:=IF([.I576]=&quot;&quot;;[.K576];&quot;&quot;)">
            <text:p/>
          </table:table-cell>
          <table:table-cell table:formula="of:=IF([.I576]&lt;&gt;&quot;&quot;;[.K576];&quot;&quot;)" office:value-type="string" office:string-value="50063455,Lokerse 1G,LOKERSE BC" calcext:value-type="string">
            <text:p>50063455,Lokerse 1G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77];[$Sheet2.$A$2:.$B$36];2)" office:value-type="string" office:string-value="LOKERSE BC" calcext:value-type="string">
            <text:p>LOKERSE BC</text:p>
          </table:table-cell>
          <table:table-cell table:formula="of:=VLOOKUP([.A577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ies Ramboer</text:p>
          </table:table-cell>
          <table:table-cell office:value-type="float" office:value="50066069" calcext:value-type="float">
            <text:p>50066069</text:p>
          </table:table-cell>
          <table:table-cell office:value-type="string" calcext:value-type="string">
            <text:p>Liga</text:p>
          </table:table-cell>
          <table:table-cell/>
          <table:table-cell table:formula="of:=IF([.H577]&lt;&gt;&quot;&quot;;CONCATENATE([.H577];&quot;,&quot;;[.C577];&quot; &quot;;[.D577];&quot;,&quot;;[.B577]);&quot;&quot;)" office:value-type="string" office:string-value="50066069,Lokerse 1G,LOKERSE BC" calcext:value-type="string">
            <text:p>50066069,Lokerse 1G,LOKERSE BC</text:p>
          </table:table-cell>
          <table:table-cell table:formula="of:=IF([.I577]=&quot;&quot;;[.K577];&quot;&quot;)">
            <text:p/>
          </table:table-cell>
          <table:table-cell table:formula="of:=IF([.I577]&lt;&gt;&quot;&quot;;[.K577];&quot;&quot;)" office:value-type="string" office:string-value="50066069,Lokerse 1G,LOKERSE BC" calcext:value-type="string">
            <text:p>50066069,Lokerse 1G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78];[$Sheet2.$A$2:.$B$36];2)" office:value-type="string" office:string-value="LOKERSE BC" calcext:value-type="string">
            <text:p>LOKERSE BC</text:p>
          </table:table-cell>
          <table:table-cell table:formula="of:=VLOOKUP([.A578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jn Van Herbruggen</text:p>
          </table:table-cell>
          <table:table-cell office:value-type="float" office:value="50069103" calcext:value-type="float">
            <text:p>50069103</text:p>
          </table:table-cell>
          <table:table-cell office:value-type="string" calcext:value-type="string">
            <text:p>Liga</text:p>
          </table:table-cell>
          <table:table-cell/>
          <table:table-cell table:formula="of:=IF([.H578]&lt;&gt;&quot;&quot;;CONCATENATE([.H578];&quot;,&quot;;[.C578];&quot; &quot;;[.D578];&quot;,&quot;;[.B578]);&quot;&quot;)" office:value-type="string" office:string-value="50069103,Lokerse 1H,LOKERSE BC" calcext:value-type="string">
            <text:p>50069103,Lokerse 1H,LOKERSE BC</text:p>
          </table:table-cell>
          <table:table-cell table:formula="of:=IF([.I578]=&quot;&quot;;[.K578];&quot;&quot;)">
            <text:p/>
          </table:table-cell>
          <table:table-cell table:formula="of:=IF([.I578]&lt;&gt;&quot;&quot;;[.K578];&quot;&quot;)" office:value-type="string" office:string-value="50069103,Lokerse 1H,LOKERSE BC" calcext:value-type="string">
            <text:p>50069103,Lokerse 1H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79];[$Sheet2.$A$2:.$B$36];2)" office:value-type="string" office:string-value="LOKERSE BC" calcext:value-type="string">
            <text:p>LOKERSE BC</text:p>
          </table:table-cell>
          <table:table-cell table:formula="of:=VLOOKUP([.A579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ens Pluquet</text:p>
          </table:table-cell>
          <table:table-cell office:value-type="float" office:value="50081924" calcext:value-type="float">
            <text:p>50081924</text:p>
          </table:table-cell>
          <table:table-cell office:value-type="string" calcext:value-type="string">
            <text:p>Liga</text:p>
          </table:table-cell>
          <table:table-cell/>
          <table:table-cell table:formula="of:=IF([.H579]&lt;&gt;&quot;&quot;;CONCATENATE([.H579];&quot;,&quot;;[.C579];&quot; &quot;;[.D579];&quot;,&quot;;[.B579]);&quot;&quot;)" office:value-type="string" office:string-value="50081924,Lokerse 1H,LOKERSE BC" calcext:value-type="string">
            <text:p>50081924,Lokerse 1H,LOKERSE BC</text:p>
          </table:table-cell>
          <table:table-cell table:formula="of:=IF([.I579]=&quot;&quot;;[.K579];&quot;&quot;)">
            <text:p/>
          </table:table-cell>
          <table:table-cell table:formula="of:=IF([.I579]&lt;&gt;&quot;&quot;;[.K579];&quot;&quot;)" office:value-type="string" office:string-value="50081924,Lokerse 1H,LOKERSE BC" calcext:value-type="string">
            <text:p>50081924,Lokerse 1H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80];[$Sheet2.$A$2:.$B$36];2)" office:value-type="string" office:string-value="LOKERSE BC" calcext:value-type="string">
            <text:p>LOKERSE BC</text:p>
          </table:table-cell>
          <table:table-cell table:formula="of:=VLOOKUP([.A580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 Van Den Broeck</text:p>
          </table:table-cell>
          <table:table-cell office:value-type="float" office:value="50066225" calcext:value-type="float">
            <text:p>50066225</text:p>
          </table:table-cell>
          <table:table-cell office:value-type="string" calcext:value-type="string">
            <text:p>Liga</text:p>
          </table:table-cell>
          <table:table-cell/>
          <table:table-cell table:formula="of:=IF([.H580]&lt;&gt;&quot;&quot;;CONCATENATE([.H580];&quot;,&quot;;[.C580];&quot; &quot;;[.D580];&quot;,&quot;;[.B580]);&quot;&quot;)" office:value-type="string" office:string-value="50066225,Lokerse 1H,LOKERSE BC" calcext:value-type="string">
            <text:p>50066225,Lokerse 1H,LOKERSE BC</text:p>
          </table:table-cell>
          <table:table-cell table:formula="of:=IF([.I580]=&quot;&quot;;[.K580];&quot;&quot;)">
            <text:p/>
          </table:table-cell>
          <table:table-cell table:formula="of:=IF([.I580]&lt;&gt;&quot;&quot;;[.K580];&quot;&quot;)" office:value-type="string" office:string-value="50066225,Lokerse 1H,LOKERSE BC" calcext:value-type="string">
            <text:p>50066225,Lokerse 1H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81];[$Sheet2.$A$2:.$B$36];2)" office:value-type="string" office:string-value="LOKERSE BC" calcext:value-type="string">
            <text:p>LOKERSE BC</text:p>
          </table:table-cell>
          <table:table-cell table:formula="of:=VLOOKUP([.A581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 Maesen</text:p>
          </table:table-cell>
          <table:table-cell office:value-type="float" office:value="50071243" calcext:value-type="float">
            <text:p>50071243</text:p>
          </table:table-cell>
          <table:table-cell office:value-type="string" calcext:value-type="string">
            <text:p>Liga</text:p>
          </table:table-cell>
          <table:table-cell/>
          <table:table-cell table:formula="of:=IF([.H581]&lt;&gt;&quot;&quot;;CONCATENATE([.H581];&quot;,&quot;;[.C581];&quot; &quot;;[.D581];&quot;,&quot;;[.B581]);&quot;&quot;)" office:value-type="string" office:string-value="50071243,Lokerse 1H,LOKERSE BC" calcext:value-type="string">
            <text:p>50071243,Lokerse 1H,LOKERSE BC</text:p>
          </table:table-cell>
          <table:table-cell table:formula="of:=IF([.I581]=&quot;&quot;;[.K581];&quot;&quot;)">
            <text:p/>
          </table:table-cell>
          <table:table-cell table:formula="of:=IF([.I581]&lt;&gt;&quot;&quot;;[.K581];&quot;&quot;)" office:value-type="string" office:string-value="50071243,Lokerse 1H,LOKERSE BC" calcext:value-type="string">
            <text:p>50071243,Lokerse 1H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82];[$Sheet2.$A$2:.$B$36];2)" office:value-type="string" office:string-value="LOKERSE BC" calcext:value-type="string">
            <text:p>LOKERSE BC</text:p>
          </table:table-cell>
          <table:table-cell table:formula="of:=VLOOKUP([.A582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hleen Verspreet</text:p>
          </table:table-cell>
          <table:table-cell office:value-type="float" office:value="50063455" calcext:value-type="float">
            <text:p>50063455</text:p>
          </table:table-cell>
          <table:table-cell office:value-type="string" calcext:value-type="string">
            <text:p>Liga</text:p>
          </table:table-cell>
          <table:table-cell/>
          <table:table-cell table:formula="of:=IF([.H582]&lt;&gt;&quot;&quot;;CONCATENATE([.H582];&quot;,&quot;;[.C582];&quot; &quot;;[.D582];&quot;,&quot;;[.B582]);&quot;&quot;)" office:value-type="string" office:string-value="50063455,Lokerse 1D,LOKERSE BC" calcext:value-type="string">
            <text:p>50063455,Lokerse 1D,LOKERSE BC</text:p>
          </table:table-cell>
          <table:table-cell table:formula="of:=IF([.I582]=&quot;&quot;;[.K582];&quot;&quot;)">
            <text:p/>
          </table:table-cell>
          <table:table-cell table:formula="of:=IF([.I582]&lt;&gt;&quot;&quot;;[.K582];&quot;&quot;)" office:value-type="string" office:string-value="50063455,Lokerse 1D,LOKERSE BC" calcext:value-type="string">
            <text:p>50063455,Lokerse 1D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83];[$Sheet2.$A$2:.$B$36];2)" office:value-type="string" office:string-value="LOKERSE BC" calcext:value-type="string">
            <text:p>LOKERSE BC</text:p>
          </table:table-cell>
          <table:table-cell table:formula="of:=VLOOKUP([.A583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ies Ramboer</text:p>
          </table:table-cell>
          <table:table-cell office:value-type="float" office:value="50066069" calcext:value-type="float">
            <text:p>50066069</text:p>
          </table:table-cell>
          <table:table-cell office:value-type="string" calcext:value-type="string">
            <text:p>Liga</text:p>
          </table:table-cell>
          <table:table-cell/>
          <table:table-cell table:formula="of:=IF([.H583]&lt;&gt;&quot;&quot;;CONCATENATE([.H583];&quot;,&quot;;[.C583];&quot; &quot;;[.D583];&quot;,&quot;;[.B583]);&quot;&quot;)" office:value-type="string" office:string-value="50066069,Lokerse 1D,LOKERSE BC" calcext:value-type="string">
            <text:p>50066069,Lokerse 1D,LOKERSE BC</text:p>
          </table:table-cell>
          <table:table-cell table:formula="of:=IF([.I583]=&quot;&quot;;[.K583];&quot;&quot;)">
            <text:p/>
          </table:table-cell>
          <table:table-cell table:formula="of:=IF([.I583]&lt;&gt;&quot;&quot;;[.K583];&quot;&quot;)" office:value-type="string" office:string-value="50066069,Lokerse 1D,LOKERSE BC" calcext:value-type="string">
            <text:p>50066069,Lokerse 1D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84];[$Sheet2.$A$2:.$B$36];2)" office:value-type="string" office:string-value="LOKERSE BC" calcext:value-type="string">
            <text:p>LOKERSE BC</text:p>
          </table:table-cell>
          <table:table-cell table:formula="of:=VLOOKUP([.A584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ke D'Hont</text:p>
          </table:table-cell>
          <table:table-cell office:value-type="float" office:value="50063996" calcext:value-type="float">
            <text:p>50063996</text:p>
          </table:table-cell>
          <table:table-cell office:value-type="string" calcext:value-type="string">
            <text:p>Liga</text:p>
          </table:table-cell>
          <table:table-cell/>
          <table:table-cell table:formula="of:=IF([.H584]&lt;&gt;&quot;&quot;;CONCATENATE([.H584];&quot;,&quot;;[.C584];&quot; &quot;;[.D584];&quot;,&quot;;[.B584]);&quot;&quot;)" office:value-type="string" office:string-value="50063996,Lokerse 1D,LOKERSE BC" calcext:value-type="string">
            <text:p>50063996,Lokerse 1D,LOKERSE BC</text:p>
          </table:table-cell>
          <table:table-cell table:formula="of:=IF([.I584]=&quot;&quot;;[.K584];&quot;&quot;)">
            <text:p/>
          </table:table-cell>
          <table:table-cell table:formula="of:=IF([.I584]&lt;&gt;&quot;&quot;;[.K584];&quot;&quot;)" office:value-type="string" office:string-value="50063996,Lokerse 1D,LOKERSE BC" calcext:value-type="string">
            <text:p>50063996,Lokerse 1D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85];[$Sheet2.$A$2:.$B$36];2)" office:value-type="string" office:string-value="LOKERSE BC" calcext:value-type="string">
            <text:p>LOKERSE BC</text:p>
          </table:table-cell>
          <table:table-cell table:formula="of:=VLOOKUP([.A585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ie Van Landeghem</text:p>
          </table:table-cell>
          <table:table-cell office:value-type="float" office:value="50092387" calcext:value-type="float">
            <text:p>50092387</text:p>
          </table:table-cell>
          <table:table-cell office:value-type="string" calcext:value-type="string">
            <text:p>Liga</text:p>
          </table:table-cell>
          <table:table-cell/>
          <table:table-cell table:formula="of:=IF([.H585]&lt;&gt;&quot;&quot;;CONCATENATE([.H585];&quot;,&quot;;[.C585];&quot; &quot;;[.D585];&quot;,&quot;;[.B585]);&quot;&quot;)" office:value-type="string" office:string-value="50092387,Lokerse 1D,LOKERSE BC" calcext:value-type="string">
            <text:p>50092387,Lokerse 1D,LOKERSE BC</text:p>
          </table:table-cell>
          <table:table-cell table:formula="of:=IF([.I585]=&quot;&quot;;[.K585];&quot;&quot;)">
            <text:p/>
          </table:table-cell>
          <table:table-cell table:formula="of:=IF([.I585]&lt;&gt;&quot;&quot;;[.K585];&quot;&quot;)" office:value-type="string" office:string-value="50092387,Lokerse 1D,LOKERSE BC" calcext:value-type="string">
            <text:p>50092387,Lokerse 1D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86];[$Sheet2.$A$2:.$B$36];2)" office:value-type="string" office:string-value="LOKERSE BC" calcext:value-type="string">
            <text:p>LOKERSE BC</text:p>
          </table:table-cell>
          <table:table-cell table:formula="of:=VLOOKUP([.A586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 Van Herbruggen</text:p>
          </table:table-cell>
          <table:table-cell office:value-type="float" office:value="50080698" calcext:value-type="float">
            <text:p>50080698</text:p>
          </table:table-cell>
          <table:table-cell office:value-type="string" calcext:value-type="string">
            <text:p>Liga</text:p>
          </table:table-cell>
          <table:table-cell/>
          <table:table-cell table:formula="of:=IF([.H586]&lt;&gt;&quot;&quot;;CONCATENATE([.H586];&quot;,&quot;;[.C586];&quot; &quot;;[.D586];&quot;,&quot;;[.B586]);&quot;&quot;)" office:value-type="string" office:string-value="50080698,Lokerse 2G,LOKERSE BC" calcext:value-type="string">
            <text:p>50080698,Lokerse 2G,LOKERSE BC</text:p>
          </table:table-cell>
          <table:table-cell table:formula="of:=IF([.I586]=&quot;&quot;;[.K586];&quot;&quot;)">
            <text:p/>
          </table:table-cell>
          <table:table-cell table:formula="of:=IF([.I586]&lt;&gt;&quot;&quot;;[.K586];&quot;&quot;)" office:value-type="string" office:string-value="50080698,Lokerse 2G,LOKERSE BC" calcext:value-type="string">
            <text:p>50080698,Lokerse 2G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87];[$Sheet2.$A$2:.$B$36];2)" office:value-type="string" office:string-value="LOKERSE BC" calcext:value-type="string">
            <text:p>LOKERSE BC</text:p>
          </table:table-cell>
          <table:table-cell table:formula="of:=VLOOKUP([.A587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ren Robberecht</text:p>
          </table:table-cell>
          <table:table-cell office:value-type="float" office:value="50116450" calcext:value-type="float">
            <text:p>50116450</text:p>
          </table:table-cell>
          <table:table-cell office:value-type="string" calcext:value-type="string">
            <text:p>Liga</text:p>
          </table:table-cell>
          <table:table-cell/>
          <table:table-cell table:formula="of:=IF([.H587]&lt;&gt;&quot;&quot;;CONCATENATE([.H587];&quot;,&quot;;[.C587];&quot; &quot;;[.D587];&quot;,&quot;;[.B587]);&quot;&quot;)" office:value-type="string" office:string-value="50116450,Lokerse 2G,LOKERSE BC" calcext:value-type="string">
            <text:p>50116450,Lokerse 2G,LOKERSE BC</text:p>
          </table:table-cell>
          <table:table-cell table:formula="of:=IF([.I587]=&quot;&quot;;[.K587];&quot;&quot;)">
            <text:p/>
          </table:table-cell>
          <table:table-cell table:formula="of:=IF([.I587]&lt;&gt;&quot;&quot;;[.K587];&quot;&quot;)" office:value-type="string" office:string-value="50116450,Lokerse 2G,LOKERSE BC" calcext:value-type="string">
            <text:p>50116450,Lokerse 2G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88];[$Sheet2.$A$2:.$B$36];2)" office:value-type="string" office:string-value="LOKERSE BC" calcext:value-type="string">
            <text:p>LOKERSE BC</text:p>
          </table:table-cell>
          <table:table-cell table:formula="of:=VLOOKUP([.A588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i Van Daele</text:p>
          </table:table-cell>
          <table:table-cell office:value-type="float" office:value="50054429" calcext:value-type="float">
            <text:p>50054429</text:p>
          </table:table-cell>
          <table:table-cell office:value-type="string" calcext:value-type="string">
            <text:p>Liga</text:p>
          </table:table-cell>
          <table:table-cell/>
          <table:table-cell table:formula="of:=IF([.H588]&lt;&gt;&quot;&quot;;CONCATENATE([.H588];&quot;,&quot;;[.C588];&quot; &quot;;[.D588];&quot;,&quot;;[.B588]);&quot;&quot;)" office:value-type="string" office:string-value="50054429,Lokerse 2G,LOKERSE BC" calcext:value-type="string">
            <text:p>50054429,Lokerse 2G,LOKERSE BC</text:p>
          </table:table-cell>
          <table:table-cell table:formula="of:=IF([.I588]=&quot;&quot;;[.K588];&quot;&quot;)">
            <text:p/>
          </table:table-cell>
          <table:table-cell table:formula="of:=IF([.I588]&lt;&gt;&quot;&quot;;[.K588];&quot;&quot;)" office:value-type="string" office:string-value="50054429,Lokerse 2G,LOKERSE BC" calcext:value-type="string">
            <text:p>50054429,Lokerse 2G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89];[$Sheet2.$A$2:.$B$36];2)" office:value-type="string" office:string-value="LOKERSE BC" calcext:value-type="string">
            <text:p>LOKERSE BC</text:p>
          </table:table-cell>
          <table:table-cell table:formula="of:=VLOOKUP([.A589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ke D'Hont</text:p>
          </table:table-cell>
          <table:table-cell office:value-type="float" office:value="50063996" calcext:value-type="float">
            <text:p>50063996</text:p>
          </table:table-cell>
          <table:table-cell office:value-type="string" calcext:value-type="string">
            <text:p>Liga</text:p>
          </table:table-cell>
          <table:table-cell/>
          <table:table-cell table:formula="of:=IF([.H589]&lt;&gt;&quot;&quot;;CONCATENATE([.H589];&quot;,&quot;;[.C589];&quot; &quot;;[.D589];&quot;,&quot;;[.B589]);&quot;&quot;)" office:value-type="string" office:string-value="50063996,Lokerse 2G,LOKERSE BC" calcext:value-type="string">
            <text:p>50063996,Lokerse 2G,LOKERSE BC</text:p>
          </table:table-cell>
          <table:table-cell table:formula="of:=IF([.I589]=&quot;&quot;;[.K589];&quot;&quot;)">
            <text:p/>
          </table:table-cell>
          <table:table-cell table:formula="of:=IF([.I589]&lt;&gt;&quot;&quot;;[.K589];&quot;&quot;)" office:value-type="string" office:string-value="50063996,Lokerse 2G,LOKERSE BC" calcext:value-type="string">
            <text:p>50063996,Lokerse 2G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90];[$Sheet2.$A$2:.$B$36];2)" office:value-type="string" office:string-value="LOKERSE BC" calcext:value-type="string">
            <text:p>LOKERSE BC</text:p>
          </table:table-cell>
          <table:table-cell table:formula="of:=VLOOKUP([.A590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 Van Herbruggen</text:p>
          </table:table-cell>
          <table:table-cell office:value-type="float" office:value="50080698" calcext:value-type="float">
            <text:p>50080698</text:p>
          </table:table-cell>
          <table:table-cell office:value-type="string" calcext:value-type="string">
            <text:p>Liga</text:p>
          </table:table-cell>
          <table:table-cell/>
          <table:table-cell table:formula="of:=IF([.H590]&lt;&gt;&quot;&quot;;CONCATENATE([.H590];&quot;,&quot;;[.C590];&quot; &quot;;[.D590];&quot;,&quot;;[.B590]);&quot;&quot;)" office:value-type="string" office:string-value="50080698,Lokerse 2H,LOKERSE BC" calcext:value-type="string">
            <text:p>50080698,Lokerse 2H,LOKERSE BC</text:p>
          </table:table-cell>
          <table:table-cell table:formula="of:=IF([.I590]=&quot;&quot;;[.K590];&quot;&quot;)">
            <text:p/>
          </table:table-cell>
          <table:table-cell table:formula="of:=IF([.I590]&lt;&gt;&quot;&quot;;[.K590];&quot;&quot;)" office:value-type="string" office:string-value="50080698,Lokerse 2H,LOKERSE BC" calcext:value-type="string">
            <text:p>50080698,Lokerse 2H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91];[$Sheet2.$A$2:.$B$36];2)" office:value-type="string" office:string-value="LOKERSE BC" calcext:value-type="string">
            <text:p>LOKERSE BC</text:p>
          </table:table-cell>
          <table:table-cell table:formula="of:=VLOOKUP([.A591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 Vandecasteele</text:p>
          </table:table-cell>
          <table:table-cell office:value-type="float" office:value="50037780" calcext:value-type="float">
            <text:p>50037780</text:p>
          </table:table-cell>
          <table:table-cell office:value-type="string" calcext:value-type="string">
            <text:p>Liga</text:p>
          </table:table-cell>
          <table:table-cell/>
          <table:table-cell table:formula="of:=IF([.H591]&lt;&gt;&quot;&quot;;CONCATENATE([.H591];&quot;,&quot;;[.C591];&quot; &quot;;[.D591];&quot;,&quot;;[.B591]);&quot;&quot;)" office:value-type="string" office:string-value="50037780,Lokerse 2H,LOKERSE BC" calcext:value-type="string">
            <text:p>50037780,Lokerse 2H,LOKERSE BC</text:p>
          </table:table-cell>
          <table:table-cell table:formula="of:=IF([.I591]=&quot;&quot;;[.K591];&quot;&quot;)">
            <text:p/>
          </table:table-cell>
          <table:table-cell table:formula="of:=IF([.I591]&lt;&gt;&quot;&quot;;[.K591];&quot;&quot;)" office:value-type="string" office:string-value="50037780,Lokerse 2H,LOKERSE BC" calcext:value-type="string">
            <text:p>50037780,Lokerse 2H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92];[$Sheet2.$A$2:.$B$36];2)" office:value-type="string" office:string-value="LOKERSE BC" calcext:value-type="string">
            <text:p>LOKERSE BC</text:p>
          </table:table-cell>
          <table:table-cell table:formula="of:=VLOOKUP([.A592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ren Robberecht</text:p>
          </table:table-cell>
          <table:table-cell office:value-type="float" office:value="50116450" calcext:value-type="float">
            <text:p>50116450</text:p>
          </table:table-cell>
          <table:table-cell office:value-type="string" calcext:value-type="string">
            <text:p>Liga</text:p>
          </table:table-cell>
          <table:table-cell/>
          <table:table-cell table:formula="of:=IF([.H592]&lt;&gt;&quot;&quot;;CONCATENATE([.H592];&quot;,&quot;;[.C592];&quot; &quot;;[.D592];&quot;,&quot;;[.B592]);&quot;&quot;)" office:value-type="string" office:string-value="50116450,Lokerse 2H,LOKERSE BC" calcext:value-type="string">
            <text:p>50116450,Lokerse 2H,LOKERSE BC</text:p>
          </table:table-cell>
          <table:table-cell table:formula="of:=IF([.I592]=&quot;&quot;;[.K592];&quot;&quot;)">
            <text:p/>
          </table:table-cell>
          <table:table-cell table:formula="of:=IF([.I592]&lt;&gt;&quot;&quot;;[.K592];&quot;&quot;)" office:value-type="string" office:string-value="50116450,Lokerse 2H,LOKERSE BC" calcext:value-type="string">
            <text:p>50116450,Lokerse 2H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93];[$Sheet2.$A$2:.$B$36];2)" office:value-type="string" office:string-value="LOKERSE BC" calcext:value-type="string">
            <text:p>LOKERSE BC</text:p>
          </table:table-cell>
          <table:table-cell table:formula="of:=VLOOKUP([.A593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rdy Van Der Sypt</text:p>
          </table:table-cell>
          <table:table-cell office:value-type="float" office:value="50069710" calcext:value-type="float">
            <text:p>50069710</text:p>
          </table:table-cell>
          <table:table-cell office:value-type="string" calcext:value-type="string">
            <text:p>Liga</text:p>
          </table:table-cell>
          <table:table-cell/>
          <table:table-cell table:formula="of:=IF([.H593]&lt;&gt;&quot;&quot;;CONCATENATE([.H593];&quot;,&quot;;[.C593];&quot; &quot;;[.D593];&quot;,&quot;;[.B593]);&quot;&quot;)" office:value-type="string" office:string-value="50069710,Lokerse 2H,LOKERSE BC" calcext:value-type="string">
            <text:p>50069710,Lokerse 2H,LOKERSE BC</text:p>
          </table:table-cell>
          <table:table-cell table:formula="of:=IF([.I593]=&quot;&quot;;[.K593];&quot;&quot;)">
            <text:p/>
          </table:table-cell>
          <table:table-cell table:formula="of:=IF([.I593]&lt;&gt;&quot;&quot;;[.K593];&quot;&quot;)" office:value-type="string" office:string-value="50069710,Lokerse 2H,LOKERSE BC" calcext:value-type="string">
            <text:p>50069710,Lokerse 2H,LOKERSE BC</text:p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594];[$Sheet2.$A$2:.$B$36];2)" office:value-type="string" office:string-value="LOKERSE BC" calcext:value-type="string">
            <text:p>LOKERSE BC</text:p>
          </table:table-cell>
          <table:table-cell table:formula="of:=VLOOKUP([.A594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i Van Daele</text:p>
          </table:table-cell>
          <table:table-cell office:value-type="float" office:value="50054429" calcext:value-type="float">
            <text:p>50054429</text:p>
          </table:table-cell>
          <table:table-cell table:number-columns-repeated="2"/>
          <table:table-cell table:formula="of:=IF([.H594]&lt;&gt;&quot;&quot;;CONCATENATE([.H594];&quot;,&quot;;[.C594];&quot; &quot;;[.D594];&quot;,&quot;;[.B594]);&quot;&quot;)" office:value-type="string" office:string-value="50054429,Lokerse 2D,LOKERSE BC" calcext:value-type="string">
            <text:p>50054429,Lokerse 2D,LOKERSE BC</text:p>
          </table:table-cell>
          <table:table-cell table:formula="of:=IF([.I594]=&quot;&quot;;[.K594];&quot;&quot;)" office:value-type="string" office:string-value="50054429,Lokerse 2D,LOKERSE BC" calcext:value-type="string">
            <text:p>50054429,Lokerse 2D,LOKERSE BC</text:p>
          </table:table-cell>
          <table:table-cell table:formula="of:=IF([.I594]&lt;&gt;&quot;&quot;;[.K594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595];[$Sheet2.$A$2:.$B$36];2)" office:value-type="string" office:string-value="LOKERSE BC" calcext:value-type="string">
            <text:p>LOKERSE BC</text:p>
          </table:table-cell>
          <table:table-cell table:formula="of:=VLOOKUP([.A595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len Vanderveken</text:p>
          </table:table-cell>
          <table:table-cell office:value-type="float" office:value="50081966" calcext:value-type="float">
            <text:p>50081966</text:p>
          </table:table-cell>
          <table:table-cell table:number-columns-repeated="2"/>
          <table:table-cell table:formula="of:=IF([.H595]&lt;&gt;&quot;&quot;;CONCATENATE([.H595];&quot;,&quot;;[.C595];&quot; &quot;;[.D595];&quot;,&quot;;[.B595]);&quot;&quot;)" office:value-type="string" office:string-value="50081966,Lokerse 2D,LOKERSE BC" calcext:value-type="string">
            <text:p>50081966,Lokerse 2D,LOKERSE BC</text:p>
          </table:table-cell>
          <table:table-cell table:formula="of:=IF([.I595]=&quot;&quot;;[.K595];&quot;&quot;)" office:value-type="string" office:string-value="50081966,Lokerse 2D,LOKERSE BC" calcext:value-type="string">
            <text:p>50081966,Lokerse 2D,LOKERSE BC</text:p>
          </table:table-cell>
          <table:table-cell table:formula="of:=IF([.I595]&lt;&gt;&quot;&quot;;[.K595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596];[$Sheet2.$A$2:.$B$36];2)" office:value-type="string" office:string-value="LOKERSE BC" calcext:value-type="string">
            <text:p>LOKERSE BC</text:p>
          </table:table-cell>
          <table:table-cell table:formula="of:=VLOOKUP([.A596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oline Coppieters</text:p>
          </table:table-cell>
          <table:table-cell office:value-type="float" office:value="50044718" calcext:value-type="float">
            <text:p>50044718</text:p>
          </table:table-cell>
          <table:table-cell table:number-columns-repeated="2"/>
          <table:table-cell table:formula="of:=IF([.H596]&lt;&gt;&quot;&quot;;CONCATENATE([.H596];&quot;,&quot;;[.C596];&quot; &quot;;[.D596];&quot;,&quot;;[.B596]);&quot;&quot;)" office:value-type="string" office:string-value="50044718,Lokerse 2D,LOKERSE BC" calcext:value-type="string">
            <text:p>50044718,Lokerse 2D,LOKERSE BC</text:p>
          </table:table-cell>
          <table:table-cell table:formula="of:=IF([.I596]=&quot;&quot;;[.K596];&quot;&quot;)" office:value-type="string" office:string-value="50044718,Lokerse 2D,LOKERSE BC" calcext:value-type="string">
            <text:p>50044718,Lokerse 2D,LOKERSE BC</text:p>
          </table:table-cell>
          <table:table-cell table:formula="of:=IF([.I596]&lt;&gt;&quot;&quot;;[.K596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597];[$Sheet2.$A$2:.$B$36];2)" office:value-type="string" office:string-value="LOKERSE BC" calcext:value-type="string">
            <text:p>LOKERSE BC</text:p>
          </table:table-cell>
          <table:table-cell table:formula="of:=VLOOKUP([.A597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istel Binge</text:p>
          </table:table-cell>
          <table:table-cell office:value-type="float" office:value="50047418" calcext:value-type="float">
            <text:p>50047418</text:p>
          </table:table-cell>
          <table:table-cell table:number-columns-repeated="2"/>
          <table:table-cell table:formula="of:=IF([.H597]&lt;&gt;&quot;&quot;;CONCATENATE([.H597];&quot;,&quot;;[.C597];&quot; &quot;;[.D597];&quot;,&quot;;[.B597]);&quot;&quot;)" office:value-type="string" office:string-value="50047418,Lokerse 2D,LOKERSE BC" calcext:value-type="string">
            <text:p>50047418,Lokerse 2D,LOKERSE BC</text:p>
          </table:table-cell>
          <table:table-cell table:formula="of:=IF([.I597]=&quot;&quot;;[.K597];&quot;&quot;)" office:value-type="string" office:string-value="50047418,Lokerse 2D,LOKERSE BC" calcext:value-type="string">
            <text:p>50047418,Lokerse 2D,LOKERSE BC</text:p>
          </table:table-cell>
          <table:table-cell table:formula="of:=IF([.I597]&lt;&gt;&quot;&quot;;[.K597];&quot;&quot;)">
            <text:p/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98];[$Sheet2.$A$2:.$B$36];2)" office:value-type="string" office:string-value="LOKERSE BC" calcext:value-type="string">
            <text:p>LOKERSE BC</text:p>
          </table:table-cell>
          <table:table-cell table:formula="of:=VLOOKUP([.A598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rdy Van Der Sypt</text:p>
          </table:table-cell>
          <table:table-cell office:value-type="float" office:value="50069710" calcext:value-type="float">
            <text:p>50069710</text:p>
          </table:table-cell>
          <table:table-cell office:value-type="string" calcext:value-type="string">
            <text:p>Liga</text:p>
          </table:table-cell>
          <table:table-cell/>
          <table:table-cell table:formula="of:=IF([.H598]&lt;&gt;&quot;&quot;;CONCATENATE([.H598];&quot;,&quot;;[.C598];&quot; &quot;;[.D598];&quot;,&quot;;[.B598]);&quot;&quot;)" office:value-type="string" office:string-value="50069710,Lokerse 3G,LOKERSE BC" calcext:value-type="string">
            <text:p>50069710,Lokerse 3G,LOKERSE BC</text:p>
          </table:table-cell>
          <table:table-cell table:formula="of:=IF([.I598]=&quot;&quot;;[.K598];&quot;&quot;)">
            <text:p/>
          </table:table-cell>
          <table:table-cell table:formula="of:=IF([.I598]&lt;&gt;&quot;&quot;;[.K598];&quot;&quot;)" office:value-type="string" office:string-value="50069710,Lokerse 3G,LOKERSE BC" calcext:value-type="string">
            <text:p>50069710,Lokerse 3G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599];[$Sheet2.$A$2:.$B$36];2)" office:value-type="string" office:string-value="LOKERSE BC" calcext:value-type="string">
            <text:p>LOKERSE BC</text:p>
          </table:table-cell>
          <table:table-cell table:formula="of:=VLOOKUP([.A599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dy Van Herbruggen</text:p>
          </table:table-cell>
          <table:table-cell office:value-type="float" office:value="50001466" calcext:value-type="float">
            <text:p>50001466</text:p>
          </table:table-cell>
          <table:table-cell office:value-type="string" calcext:value-type="string">
            <text:p>Liga</text:p>
          </table:table-cell>
          <table:table-cell/>
          <table:table-cell table:formula="of:=IF([.H599]&lt;&gt;&quot;&quot;;CONCATENATE([.H599];&quot;,&quot;;[.C599];&quot; &quot;;[.D599];&quot;,&quot;;[.B599]);&quot;&quot;)" office:value-type="string" office:string-value="50001466,Lokerse 3G,LOKERSE BC" calcext:value-type="string">
            <text:p>50001466,Lokerse 3G,LOKERSE BC</text:p>
          </table:table-cell>
          <table:table-cell table:formula="of:=IF([.I599]=&quot;&quot;;[.K599];&quot;&quot;)">
            <text:p/>
          </table:table-cell>
          <table:table-cell table:formula="of:=IF([.I599]&lt;&gt;&quot;&quot;;[.K599];&quot;&quot;)" office:value-type="string" office:string-value="50001466,Lokerse 3G,LOKERSE BC" calcext:value-type="string">
            <text:p>50001466,Lokerse 3G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600];[$Sheet2.$A$2:.$B$36];2)" office:value-type="string" office:string-value="LOKERSE BC" calcext:value-type="string">
            <text:p>LOKERSE BC</text:p>
          </table:table-cell>
          <table:table-cell table:formula="of:=VLOOKUP([.A600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ie Van Landeghem</text:p>
          </table:table-cell>
          <table:table-cell office:value-type="float" office:value="50092387" calcext:value-type="float">
            <text:p>50092387</text:p>
          </table:table-cell>
          <table:table-cell office:value-type="string" calcext:value-type="string">
            <text:p>Liga</text:p>
          </table:table-cell>
          <table:table-cell/>
          <table:table-cell table:formula="of:=IF([.H600]&lt;&gt;&quot;&quot;;CONCATENATE([.H600];&quot;,&quot;;[.C600];&quot; &quot;;[.D600];&quot;,&quot;;[.B600]);&quot;&quot;)" office:value-type="string" office:string-value="50092387,Lokerse 3G,LOKERSE BC" calcext:value-type="string">
            <text:p>50092387,Lokerse 3G,LOKERSE BC</text:p>
          </table:table-cell>
          <table:table-cell table:formula="of:=IF([.I600]=&quot;&quot;;[.K600];&quot;&quot;)">
            <text:p/>
          </table:table-cell>
          <table:table-cell table:formula="of:=IF([.I600]&lt;&gt;&quot;&quot;;[.K600];&quot;&quot;)" office:value-type="string" office:string-value="50092387,Lokerse 3G,LOKERSE BC" calcext:value-type="string">
            <text:p>50092387,Lokerse 3G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601];[$Sheet2.$A$2:.$B$36];2)" office:value-type="string" office:string-value="LOKERSE BC" calcext:value-type="string">
            <text:p>LOKERSE BC</text:p>
          </table:table-cell>
          <table:table-cell table:formula="of:=VLOOKUP([.A601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e Coppieters</text:p>
          </table:table-cell>
          <table:table-cell office:value-type="float" office:value="50044718" calcext:value-type="float">
            <text:p>50044718</text:p>
          </table:table-cell>
          <table:table-cell office:value-type="string" calcext:value-type="string">
            <text:p>Liga</text:p>
          </table:table-cell>
          <table:table-cell/>
          <table:table-cell table:formula="of:=IF([.H601]&lt;&gt;&quot;&quot;;CONCATENATE([.H601];&quot;,&quot;;[.C601];&quot; &quot;;[.D601];&quot;,&quot;;[.B601]);&quot;&quot;)" office:value-type="string" office:string-value="50044718,Lokerse 3G,LOKERSE BC" calcext:value-type="string">
            <text:p>50044718,Lokerse 3G,LOKERSE BC</text:p>
          </table:table-cell>
          <table:table-cell table:formula="of:=IF([.I601]=&quot;&quot;;[.K601];&quot;&quot;)">
            <text:p/>
          </table:table-cell>
          <table:table-cell table:formula="of:=IF([.I601]&lt;&gt;&quot;&quot;;[.K601];&quot;&quot;)" office:value-type="string" office:string-value="50044718,Lokerse 3G,LOKERSE BC" calcext:value-type="string">
            <text:p>50044718,Lokerse 3G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602];[$Sheet2.$A$2:.$B$36];2)" office:value-type="string" office:string-value="LOKERSE BC" calcext:value-type="string">
            <text:p>LOKERSE BC</text:p>
          </table:table-cell>
          <table:table-cell table:formula="of:=VLOOKUP([.A602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y Van De Putte</text:p>
          </table:table-cell>
          <table:table-cell office:value-type="float" office:value="50074112" calcext:value-type="float">
            <text:p>50074112</text:p>
          </table:table-cell>
          <table:table-cell office:value-type="string" calcext:value-type="string">
            <text:p>Liga</text:p>
          </table:table-cell>
          <table:table-cell/>
          <table:table-cell table:formula="of:=IF([.H602]&lt;&gt;&quot;&quot;;CONCATENATE([.H602];&quot;,&quot;;[.C602];&quot; &quot;;[.D602];&quot;,&quot;;[.B602]);&quot;&quot;)" office:value-type="string" office:string-value="50074112,Lokerse 3H,LOKERSE BC" calcext:value-type="string">
            <text:p>50074112,Lokerse 3H,LOKERSE BC</text:p>
          </table:table-cell>
          <table:table-cell table:formula="of:=IF([.I602]=&quot;&quot;;[.K602];&quot;&quot;)">
            <text:p/>
          </table:table-cell>
          <table:table-cell table:formula="of:=IF([.I602]&lt;&gt;&quot;&quot;;[.K602];&quot;&quot;)" office:value-type="string" office:string-value="50074112,Lokerse 3H,LOKERSE BC" calcext:value-type="string">
            <text:p>50074112,Lokerse 3H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603];[$Sheet2.$A$2:.$B$36];2)" office:value-type="string" office:string-value="LOKERSE BC" calcext:value-type="string">
            <text:p>LOKERSE BC</text:p>
          </table:table-cell>
          <table:table-cell table:formula="of:=VLOOKUP([.A603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anni De Wilde</text:p>
          </table:table-cell>
          <table:table-cell office:value-type="float" office:value="50083976" calcext:value-type="float">
            <text:p>50083976</text:p>
          </table:table-cell>
          <table:table-cell office:value-type="string" calcext:value-type="string">
            <text:p>Liga</text:p>
          </table:table-cell>
          <table:table-cell/>
          <table:table-cell table:formula="of:=IF([.H603]&lt;&gt;&quot;&quot;;CONCATENATE([.H603];&quot;,&quot;;[.C603];&quot; &quot;;[.D603];&quot;,&quot;;[.B603]);&quot;&quot;)" office:value-type="string" office:string-value="50083976,Lokerse 3H,LOKERSE BC" calcext:value-type="string">
            <text:p>50083976,Lokerse 3H,LOKERSE BC</text:p>
          </table:table-cell>
          <table:table-cell table:formula="of:=IF([.I603]=&quot;&quot;;[.K603];&quot;&quot;)">
            <text:p/>
          </table:table-cell>
          <table:table-cell table:formula="of:=IF([.I603]&lt;&gt;&quot;&quot;;[.K603];&quot;&quot;)" office:value-type="string" office:string-value="50083976,Lokerse 3H,LOKERSE BC" calcext:value-type="string">
            <text:p>50083976,Lokerse 3H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604];[$Sheet2.$A$2:.$B$36];2)" office:value-type="string" office:string-value="LOKERSE BC" calcext:value-type="string">
            <text:p>LOKERSE BC</text:p>
          </table:table-cell>
          <table:table-cell table:formula="of:=VLOOKUP([.A604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derik Desander</text:p>
          </table:table-cell>
          <table:table-cell office:value-type="float" office:value="50021359" calcext:value-type="float">
            <text:p>50021359</text:p>
          </table:table-cell>
          <table:table-cell office:value-type="string" calcext:value-type="string">
            <text:p>Liga</text:p>
          </table:table-cell>
          <table:table-cell/>
          <table:table-cell table:formula="of:=IF([.H604]&lt;&gt;&quot;&quot;;CONCATENATE([.H604];&quot;,&quot;;[.C604];&quot; &quot;;[.D604];&quot;,&quot;;[.B604]);&quot;&quot;)" office:value-type="string" office:string-value="50021359,Lokerse 3H,LOKERSE BC" calcext:value-type="string">
            <text:p>50021359,Lokerse 3H,LOKERSE BC</text:p>
          </table:table-cell>
          <table:table-cell table:formula="of:=IF([.I604]=&quot;&quot;;[.K604];&quot;&quot;)">
            <text:p/>
          </table:table-cell>
          <table:table-cell table:formula="of:=IF([.I604]&lt;&gt;&quot;&quot;;[.K604];&quot;&quot;)" office:value-type="string" office:string-value="50021359,Lokerse 3H,LOKERSE BC" calcext:value-type="string">
            <text:p>50021359,Lokerse 3H,LOKERSE BC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table:formula="of:=VLOOKUP([.A605];[$Sheet2.$A$2:.$B$36];2)" office:value-type="string" office:string-value="LOKERSE BC" calcext:value-type="string">
            <text:p>LOKERSE BC</text:p>
          </table:table-cell>
          <table:table-cell table:formula="of:=VLOOKUP([.A605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dy Van Herbruggen</text:p>
          </table:table-cell>
          <table:table-cell office:value-type="float" office:value="50001466" calcext:value-type="float">
            <text:p>50001466</text:p>
          </table:table-cell>
          <table:table-cell office:value-type="string" calcext:value-type="string">
            <text:p>Liga</text:p>
          </table:table-cell>
          <table:table-cell/>
          <table:table-cell table:formula="of:=IF([.H605]&lt;&gt;&quot;&quot;;CONCATENATE([.H605];&quot;,&quot;;[.C605];&quot; &quot;;[.D605];&quot;,&quot;;[.B605]);&quot;&quot;)" office:value-type="string" office:string-value="50001466,Lokerse 3H,LOKERSE BC" calcext:value-type="string">
            <text:p>50001466,Lokerse 3H,LOKERSE BC</text:p>
          </table:table-cell>
          <table:table-cell table:formula="of:=IF([.I605]=&quot;&quot;;[.K605];&quot;&quot;)">
            <text:p/>
          </table:table-cell>
          <table:table-cell table:formula="of:=IF([.I605]&lt;&gt;&quot;&quot;;[.K605];&quot;&quot;)" office:value-type="string" office:string-value="50001466,Lokerse 3H,LOKERSE BC" calcext:value-type="string">
            <text:p>50001466,Lokerse 3H,LOKERSE BC</text:p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06];[$Sheet2.$A$2:.$B$36];2)" office:value-type="string" office:string-value="LOKERSE BC" calcext:value-type="string">
            <text:p>LOKERSE BC</text:p>
          </table:table-cell>
          <table:table-cell table:formula="of:=VLOOKUP([.A606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mberley Hillaert</text:p>
          </table:table-cell>
          <table:table-cell office:value-type="float" office:value="50096749" calcext:value-type="float">
            <text:p>50096749</text:p>
          </table:table-cell>
          <table:table-cell table:number-columns-repeated="2"/>
          <table:table-cell table:formula="of:=IF([.H606]&lt;&gt;&quot;&quot;;CONCATENATE([.H606];&quot;,&quot;;[.C606];&quot; &quot;;[.D606];&quot;,&quot;;[.B606]);&quot;&quot;)" office:value-type="string" office:string-value="50096749,Lokerse 3D,LOKERSE BC" calcext:value-type="string">
            <text:p>50096749,Lokerse 3D,LOKERSE BC</text:p>
          </table:table-cell>
          <table:table-cell table:formula="of:=IF([.I606]=&quot;&quot;;[.K606];&quot;&quot;)" office:value-type="string" office:string-value="50096749,Lokerse 3D,LOKERSE BC" calcext:value-type="string">
            <text:p>50096749,Lokerse 3D,LOKERSE BC</text:p>
          </table:table-cell>
          <table:table-cell table:formula="of:=IF([.I606]&lt;&gt;&quot;&quot;;[.K606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07];[$Sheet2.$A$2:.$B$36];2)" office:value-type="string" office:string-value="LOKERSE BC" calcext:value-type="string">
            <text:p>LOKERSE BC</text:p>
          </table:table-cell>
          <table:table-cell table:formula="of:=VLOOKUP([.A607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sbeth De Bock</text:p>
          </table:table-cell>
          <table:table-cell office:value-type="float" office:value="50034476" calcext:value-type="float">
            <text:p>50034476</text:p>
          </table:table-cell>
          <table:table-cell table:number-columns-repeated="2"/>
          <table:table-cell table:formula="of:=IF([.H607]&lt;&gt;&quot;&quot;;CONCATENATE([.H607];&quot;,&quot;;[.C607];&quot; &quot;;[.D607];&quot;,&quot;;[.B607]);&quot;&quot;)" office:value-type="string" office:string-value="50034476,Lokerse 3D,LOKERSE BC" calcext:value-type="string">
            <text:p>50034476,Lokerse 3D,LOKERSE BC</text:p>
          </table:table-cell>
          <table:table-cell table:formula="of:=IF([.I607]=&quot;&quot;;[.K607];&quot;&quot;)" office:value-type="string" office:string-value="50034476,Lokerse 3D,LOKERSE BC" calcext:value-type="string">
            <text:p>50034476,Lokerse 3D,LOKERSE BC</text:p>
          </table:table-cell>
          <table:table-cell table:formula="of:=IF([.I607]&lt;&gt;&quot;&quot;;[.K607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08];[$Sheet2.$A$2:.$B$36];2)" office:value-type="string" office:string-value="LOKERSE BC" calcext:value-type="string">
            <text:p>LOKERSE BC</text:p>
          </table:table-cell>
          <table:table-cell table:formula="of:=VLOOKUP([.A608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at De Keukelaere</text:p>
          </table:table-cell>
          <table:table-cell office:value-type="float" office:value="50063998" calcext:value-type="float">
            <text:p>50063998</text:p>
          </table:table-cell>
          <table:table-cell table:number-columns-repeated="2"/>
          <table:table-cell table:formula="of:=IF([.H608]&lt;&gt;&quot;&quot;;CONCATENATE([.H608];&quot;,&quot;;[.C608];&quot; &quot;;[.D608];&quot;,&quot;;[.B608]);&quot;&quot;)" office:value-type="string" office:string-value="50063998,Lokerse 3D,LOKERSE BC" calcext:value-type="string">
            <text:p>50063998,Lokerse 3D,LOKERSE BC</text:p>
          </table:table-cell>
          <table:table-cell table:formula="of:=IF([.I608]=&quot;&quot;;[.K608];&quot;&quot;)" office:value-type="string" office:string-value="50063998,Lokerse 3D,LOKERSE BC" calcext:value-type="string">
            <text:p>50063998,Lokerse 3D,LOKERSE BC</text:p>
          </table:table-cell>
          <table:table-cell table:formula="of:=IF([.I608]&lt;&gt;&quot;&quot;;[.K608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09];[$Sheet2.$A$2:.$B$36];2)" office:value-type="string" office:string-value="LOKERSE BC" calcext:value-type="string">
            <text:p>LOKERSE BC</text:p>
          </table:table-cell>
          <table:table-cell table:formula="of:=VLOOKUP([.A609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tine Penneman</text:p>
          </table:table-cell>
          <table:table-cell office:value-type="float" office:value="50101288" calcext:value-type="float">
            <text:p>50101288</text:p>
          </table:table-cell>
          <table:table-cell table:number-columns-repeated="2"/>
          <table:table-cell table:formula="of:=IF([.H609]&lt;&gt;&quot;&quot;;CONCATENATE([.H609];&quot;,&quot;;[.C609];&quot; &quot;;[.D609];&quot;,&quot;;[.B609]);&quot;&quot;)" office:value-type="string" office:string-value="50101288,Lokerse 3D,LOKERSE BC" calcext:value-type="string">
            <text:p>50101288,Lokerse 3D,LOKERSE BC</text:p>
          </table:table-cell>
          <table:table-cell table:formula="of:=IF([.I609]=&quot;&quot;;[.K609];&quot;&quot;)" office:value-type="string" office:string-value="50101288,Lokerse 3D,LOKERSE BC" calcext:value-type="string">
            <text:p>50101288,Lokerse 3D,LOKERSE BC</text:p>
          </table:table-cell>
          <table:table-cell table:formula="of:=IF([.I609]&lt;&gt;&quot;&quot;;[.K609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10];[$Sheet2.$A$2:.$B$36];2)" office:value-type="string" office:string-value="LOKERSE BC" calcext:value-type="string">
            <text:p>LOKERSE BC</text:p>
          </table:table-cell>
          <table:table-cell table:formula="of:=VLOOKUP([.A610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derik Desander</text:p>
          </table:table-cell>
          <table:table-cell office:value-type="float" office:value="50021359" calcext:value-type="float">
            <text:p>50021359</text:p>
          </table:table-cell>
          <table:table-cell table:number-columns-repeated="2"/>
          <table:table-cell table:formula="of:=IF([.H610]&lt;&gt;&quot;&quot;;CONCATENATE([.H610];&quot;,&quot;;[.C610];&quot; &quot;;[.D610];&quot;,&quot;;[.B610]);&quot;&quot;)" office:value-type="string" office:string-value="50021359,Lokerse 4G,LOKERSE BC" calcext:value-type="string">
            <text:p>50021359,Lokerse 4G,LOKERSE BC</text:p>
          </table:table-cell>
          <table:table-cell table:formula="of:=IF([.I610]=&quot;&quot;;[.K610];&quot;&quot;)" office:value-type="string" office:string-value="50021359,Lokerse 4G,LOKERSE BC" calcext:value-type="string">
            <text:p>50021359,Lokerse 4G,LOKERSE BC</text:p>
          </table:table-cell>
          <table:table-cell table:formula="of:=IF([.I610]&lt;&gt;&quot;&quot;;[.K610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11];[$Sheet2.$A$2:.$B$36];2)" office:value-type="string" office:string-value="LOKERSE BC" calcext:value-type="string">
            <text:p>LOKERSE BC</text:p>
          </table:table-cell>
          <table:table-cell table:formula="of:=VLOOKUP([.A611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vy Van De Putte</text:p>
          </table:table-cell>
          <table:table-cell office:value-type="float" office:value="50074112" calcext:value-type="float">
            <text:p>50074112</text:p>
          </table:table-cell>
          <table:table-cell table:number-columns-repeated="2"/>
          <table:table-cell table:formula="of:=IF([.H611]&lt;&gt;&quot;&quot;;CONCATENATE([.H611];&quot;,&quot;;[.C611];&quot; &quot;;[.D611];&quot;,&quot;;[.B611]);&quot;&quot;)" office:value-type="string" office:string-value="50074112,Lokerse 4G,LOKERSE BC" calcext:value-type="string">
            <text:p>50074112,Lokerse 4G,LOKERSE BC</text:p>
          </table:table-cell>
          <table:table-cell table:formula="of:=IF([.I611]=&quot;&quot;;[.K611];&quot;&quot;)" office:value-type="string" office:string-value="50074112,Lokerse 4G,LOKERSE BC" calcext:value-type="string">
            <text:p>50074112,Lokerse 4G,LOKERSE BC</text:p>
          </table:table-cell>
          <table:table-cell table:formula="of:=IF([.I611]&lt;&gt;&quot;&quot;;[.K611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12];[$Sheet2.$A$2:.$B$36];2)" office:value-type="string" office:string-value="LOKERSE BC" calcext:value-type="string">
            <text:p>LOKERSE BC</text:p>
          </table:table-cell>
          <table:table-cell table:formula="of:=VLOOKUP([.A612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mberley Hillaert</text:p>
          </table:table-cell>
          <table:table-cell office:value-type="float" office:value="50096749" calcext:value-type="float">
            <text:p>50096749</text:p>
          </table:table-cell>
          <table:table-cell table:number-columns-repeated="2"/>
          <table:table-cell table:formula="of:=IF([.H612]&lt;&gt;&quot;&quot;;CONCATENATE([.H612];&quot;,&quot;;[.C612];&quot; &quot;;[.D612];&quot;,&quot;;[.B612]);&quot;&quot;)" office:value-type="string" office:string-value="50096749,Lokerse 4G,LOKERSE BC" calcext:value-type="string">
            <text:p>50096749,Lokerse 4G,LOKERSE BC</text:p>
          </table:table-cell>
          <table:table-cell table:formula="of:=IF([.I612]=&quot;&quot;;[.K612];&quot;&quot;)" office:value-type="string" office:string-value="50096749,Lokerse 4G,LOKERSE BC" calcext:value-type="string">
            <text:p>50096749,Lokerse 4G,LOKERSE BC</text:p>
          </table:table-cell>
          <table:table-cell table:formula="of:=IF([.I612]&lt;&gt;&quot;&quot;;[.K612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13];[$Sheet2.$A$2:.$B$36];2)" office:value-type="string" office:string-value="LOKERSE BC" calcext:value-type="string">
            <text:p>LOKERSE BC</text:p>
          </table:table-cell>
          <table:table-cell table:formula="of:=VLOOKUP([.A613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at De Keukelaere</text:p>
          </table:table-cell>
          <table:table-cell office:value-type="float" office:value="50063998" calcext:value-type="float">
            <text:p>50063998</text:p>
          </table:table-cell>
          <table:table-cell table:number-columns-repeated="2"/>
          <table:table-cell table:formula="of:=IF([.H613]&lt;&gt;&quot;&quot;;CONCATENATE([.H613];&quot;,&quot;;[.C613];&quot; &quot;;[.D613];&quot;,&quot;;[.B613]);&quot;&quot;)" office:value-type="string" office:string-value="50063998,Lokerse 4G,LOKERSE BC" calcext:value-type="string">
            <text:p>50063998,Lokerse 4G,LOKERSE BC</text:p>
          </table:table-cell>
          <table:table-cell table:formula="of:=IF([.I613]=&quot;&quot;;[.K613];&quot;&quot;)" office:value-type="string" office:string-value="50063998,Lokerse 4G,LOKERSE BC" calcext:value-type="string">
            <text:p>50063998,Lokerse 4G,LOKERSE BC</text:p>
          </table:table-cell>
          <table:table-cell table:formula="of:=IF([.I613]&lt;&gt;&quot;&quot;;[.K613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14];[$Sheet2.$A$2:.$B$36];2)" office:value-type="string" office:string-value="LOKERSE BC" calcext:value-type="string">
            <text:p>LOKERSE BC</text:p>
          </table:table-cell>
          <table:table-cell table:formula="of:=VLOOKUP([.A614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in Bondroit</text:p>
          </table:table-cell>
          <table:table-cell office:value-type="float" office:value="50083975" calcext:value-type="float">
            <text:p>50083975</text:p>
          </table:table-cell>
          <table:table-cell table:number-columns-repeated="2"/>
          <table:table-cell table:formula="of:=IF([.H614]&lt;&gt;&quot;&quot;;CONCATENATE([.H614];&quot;,&quot;;[.C614];&quot; &quot;;[.D614];&quot;,&quot;;[.B614]);&quot;&quot;)" office:value-type="string" office:string-value="50083975,Lokerse 4H,LOKERSE BC" calcext:value-type="string">
            <text:p>50083975,Lokerse 4H,LOKERSE BC</text:p>
          </table:table-cell>
          <table:table-cell table:formula="of:=IF([.I614]=&quot;&quot;;[.K614];&quot;&quot;)" office:value-type="string" office:string-value="50083975,Lokerse 4H,LOKERSE BC" calcext:value-type="string">
            <text:p>50083975,Lokerse 4H,LOKERSE BC</text:p>
          </table:table-cell>
          <table:table-cell table:formula="of:=IF([.I614]&lt;&gt;&quot;&quot;;[.K614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15];[$Sheet2.$A$2:.$B$36];2)" office:value-type="string" office:string-value="LOKERSE BC" calcext:value-type="string">
            <text:p>LOKERSE BC</text:p>
          </table:table-cell>
          <table:table-cell table:formula="of:=VLOOKUP([.A615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ris Penneman</text:p>
          </table:table-cell>
          <table:table-cell office:value-type="float" office:value="50101286" calcext:value-type="float">
            <text:p>50101286</text:p>
          </table:table-cell>
          <table:table-cell table:number-columns-repeated="2"/>
          <table:table-cell table:formula="of:=IF([.H615]&lt;&gt;&quot;&quot;;CONCATENATE([.H615];&quot;,&quot;;[.C615];&quot; &quot;;[.D615];&quot;,&quot;;[.B615]);&quot;&quot;)" office:value-type="string" office:string-value="50101286,Lokerse 4H,LOKERSE BC" calcext:value-type="string">
            <text:p>50101286,Lokerse 4H,LOKERSE BC</text:p>
          </table:table-cell>
          <table:table-cell table:formula="of:=IF([.I615]=&quot;&quot;;[.K615];&quot;&quot;)" office:value-type="string" office:string-value="50101286,Lokerse 4H,LOKERSE BC" calcext:value-type="string">
            <text:p>50101286,Lokerse 4H,LOKERSE BC</text:p>
          </table:table-cell>
          <table:table-cell table:formula="of:=IF([.I615]&lt;&gt;&quot;&quot;;[.K615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16];[$Sheet2.$A$2:.$B$36];2)" office:value-type="string" office:string-value="LOKERSE BC" calcext:value-type="string">
            <text:p>LOKERSE BC</text:p>
          </table:table-cell>
          <table:table-cell table:formula="of:=VLOOKUP([.A616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an De Mul</text:p>
          </table:table-cell>
          <table:table-cell office:value-type="float" office:value="50018456" calcext:value-type="float">
            <text:p>50018456</text:p>
          </table:table-cell>
          <table:table-cell table:number-columns-repeated="2"/>
          <table:table-cell table:formula="of:=IF([.H616]&lt;&gt;&quot;&quot;;CONCATENATE([.H616];&quot;,&quot;;[.C616];&quot; &quot;;[.D616];&quot;,&quot;;[.B616]);&quot;&quot;)" office:value-type="string" office:string-value="50018456,Lokerse 4H,LOKERSE BC" calcext:value-type="string">
            <text:p>50018456,Lokerse 4H,LOKERSE BC</text:p>
          </table:table-cell>
          <table:table-cell table:formula="of:=IF([.I616]=&quot;&quot;;[.K616];&quot;&quot;)" office:value-type="string" office:string-value="50018456,Lokerse 4H,LOKERSE BC" calcext:value-type="string">
            <text:p>50018456,Lokerse 4H,LOKERSE BC</text:p>
          </table:table-cell>
          <table:table-cell table:formula="of:=IF([.I616]&lt;&gt;&quot;&quot;;[.K616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17];[$Sheet2.$A$2:.$B$36];2)" office:value-type="string" office:string-value="LOKERSE BC" calcext:value-type="string">
            <text:p>LOKERSE BC</text:p>
          </table:table-cell>
          <table:table-cell table:formula="of:=VLOOKUP([.A617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vy Van Paemel</text:p>
          </table:table-cell>
          <table:table-cell office:value-type="float" office:value="50048188" calcext:value-type="float">
            <text:p>50048188</text:p>
          </table:table-cell>
          <table:table-cell table:number-columns-repeated="2"/>
          <table:table-cell table:formula="of:=IF([.H617]&lt;&gt;&quot;&quot;;CONCATENATE([.H617];&quot;,&quot;;[.C617];&quot; &quot;;[.D617];&quot;,&quot;;[.B617]);&quot;&quot;)" office:value-type="string" office:string-value="50048188,Lokerse 4H,LOKERSE BC" calcext:value-type="string">
            <text:p>50048188,Lokerse 4H,LOKERSE BC</text:p>
          </table:table-cell>
          <table:table-cell table:formula="of:=IF([.I617]=&quot;&quot;;[.K617];&quot;&quot;)" office:value-type="string" office:string-value="50048188,Lokerse 4H,LOKERSE BC" calcext:value-type="string">
            <text:p>50048188,Lokerse 4H,LOKERSE BC</text:p>
          </table:table-cell>
          <table:table-cell table:formula="of:=IF([.I617]&lt;&gt;&quot;&quot;;[.K617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18];[$Sheet2.$A$2:.$B$36];2)" office:value-type="string" office:string-value="LOKERSE BC" calcext:value-type="string">
            <text:p>LOKERSE BC</text:p>
          </table:table-cell>
          <table:table-cell table:formula="of:=VLOOKUP([.A618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m Van Den Broeck</text:p>
          </table:table-cell>
          <table:table-cell office:value-type="float" office:value="50066225" calcext:value-type="float">
            <text:p>50066225</text:p>
          </table:table-cell>
          <table:table-cell table:number-columns-repeated="2"/>
          <table:table-cell table:formula="of:=IF([.H618]&lt;&gt;&quot;&quot;;CONCATENATE([.H618];&quot;,&quot;;[.C618];&quot; &quot;;[.D618];&quot;,&quot;;[.B618]);&quot;&quot;)" office:value-type="string" office:string-value="50066225,Lokerse 5G,LOKERSE BC" calcext:value-type="string">
            <text:p>50066225,Lokerse 5G,LOKERSE BC</text:p>
          </table:table-cell>
          <table:table-cell table:formula="of:=IF([.I618]=&quot;&quot;;[.K618];&quot;&quot;)" office:value-type="string" office:string-value="50066225,Lokerse 5G,LOKERSE BC" calcext:value-type="string">
            <text:p>50066225,Lokerse 5G,LOKERSE BC</text:p>
          </table:table-cell>
          <table:table-cell table:formula="of:=IF([.I618]&lt;&gt;&quot;&quot;;[.K618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19];[$Sheet2.$A$2:.$B$36];2)" office:value-type="string" office:string-value="LOKERSE BC" calcext:value-type="string">
            <text:p>LOKERSE BC</text:p>
          </table:table-cell>
          <table:table-cell table:formula="of:=VLOOKUP([.A619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rt Bastiaens</text:p>
          </table:table-cell>
          <table:table-cell office:value-type="float" office:value="50093831" calcext:value-type="float">
            <text:p>50093831</text:p>
          </table:table-cell>
          <table:table-cell table:number-columns-repeated="2"/>
          <table:table-cell table:formula="of:=IF([.H619]&lt;&gt;&quot;&quot;;CONCATENATE([.H619];&quot;,&quot;;[.C619];&quot; &quot;;[.D619];&quot;,&quot;;[.B619]);&quot;&quot;)" office:value-type="string" office:string-value="50093831,Lokerse 5G,LOKERSE BC" calcext:value-type="string">
            <text:p>50093831,Lokerse 5G,LOKERSE BC</text:p>
          </table:table-cell>
          <table:table-cell table:formula="of:=IF([.I619]=&quot;&quot;;[.K619];&quot;&quot;)" office:value-type="string" office:string-value="50093831,Lokerse 5G,LOKERSE BC" calcext:value-type="string">
            <text:p>50093831,Lokerse 5G,LOKERSE BC</text:p>
          </table:table-cell>
          <table:table-cell table:formula="of:=IF([.I619]&lt;&gt;&quot;&quot;;[.K619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20];[$Sheet2.$A$2:.$B$36];2)" office:value-type="string" office:string-value="LOKERSE BC" calcext:value-type="string">
            <text:p>LOKERSE BC</text:p>
          </table:table-cell>
          <table:table-cell table:formula="of:=VLOOKUP([.A620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len Vanderveken</text:p>
          </table:table-cell>
          <table:table-cell office:value-type="float" office:value="50081966" calcext:value-type="float">
            <text:p>50081966</text:p>
          </table:table-cell>
          <table:table-cell table:number-columns-repeated="2"/>
          <table:table-cell table:formula="of:=IF([.H620]&lt;&gt;&quot;&quot;;CONCATENATE([.H620];&quot;,&quot;;[.C620];&quot; &quot;;[.D620];&quot;,&quot;;[.B620]);&quot;&quot;)" office:value-type="string" office:string-value="50081966,Lokerse 5G,LOKERSE BC" calcext:value-type="string">
            <text:p>50081966,Lokerse 5G,LOKERSE BC</text:p>
          </table:table-cell>
          <table:table-cell table:formula="of:=IF([.I620]=&quot;&quot;;[.K620];&quot;&quot;)" office:value-type="string" office:string-value="50081966,Lokerse 5G,LOKERSE BC" calcext:value-type="string">
            <text:p>50081966,Lokerse 5G,LOKERSE BC</text:p>
          </table:table-cell>
          <table:table-cell table:formula="of:=IF([.I620]&lt;&gt;&quot;&quot;;[.K620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21];[$Sheet2.$A$2:.$B$36];2)" office:value-type="string" office:string-value="LOKERSE BC" calcext:value-type="string">
            <text:p>LOKERSE BC</text:p>
          </table:table-cell>
          <table:table-cell table:formula="of:=VLOOKUP([.A621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el Van Eynde</text:p>
          </table:table-cell>
          <table:table-cell office:value-type="float" office:value="50073589" calcext:value-type="float">
            <text:p>50073589</text:p>
          </table:table-cell>
          <table:table-cell table:number-columns-repeated="2"/>
          <table:table-cell table:formula="of:=IF([.H621]&lt;&gt;&quot;&quot;;CONCATENATE([.H621];&quot;,&quot;;[.C621];&quot; &quot;;[.D621];&quot;,&quot;;[.B621]);&quot;&quot;)" office:value-type="string" office:string-value="50073589,Lokerse 5G,LOKERSE BC" calcext:value-type="string">
            <text:p>50073589,Lokerse 5G,LOKERSE BC</text:p>
          </table:table-cell>
          <table:table-cell table:formula="of:=IF([.I621]=&quot;&quot;;[.K621];&quot;&quot;)" office:value-type="string" office:string-value="50073589,Lokerse 5G,LOKERSE BC" calcext:value-type="string">
            <text:p>50073589,Lokerse 5G,LOKERSE BC</text:p>
          </table:table-cell>
          <table:table-cell table:formula="of:=IF([.I621]&lt;&gt;&quot;&quot;;[.K621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22];[$Sheet2.$A$2:.$B$36];2)" office:value-type="string" office:string-value="LOKERSE BC" calcext:value-type="string">
            <text:p>LOKERSE BC</text:p>
          </table:table-cell>
          <table:table-cell table:formula="of:=VLOOKUP([.A622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rt Bastiaens</text:p>
          </table:table-cell>
          <table:table-cell office:value-type="float" office:value="50093831" calcext:value-type="float">
            <text:p>50093831</text:p>
          </table:table-cell>
          <table:table-cell table:number-columns-repeated="2"/>
          <table:table-cell table:formula="of:=IF([.H622]&lt;&gt;&quot;&quot;;CONCATENATE([.H622];&quot;,&quot;;[.C622];&quot; &quot;;[.D622];&quot;,&quot;;[.B622]);&quot;&quot;)" office:value-type="string" office:string-value="50093831,Lokerse 5H,LOKERSE BC" calcext:value-type="string">
            <text:p>50093831,Lokerse 5H,LOKERSE BC</text:p>
          </table:table-cell>
          <table:table-cell table:formula="of:=IF([.I622]=&quot;&quot;;[.K622];&quot;&quot;)" office:value-type="string" office:string-value="50093831,Lokerse 5H,LOKERSE BC" calcext:value-type="string">
            <text:p>50093831,Lokerse 5H,LOKERSE BC</text:p>
          </table:table-cell>
          <table:table-cell table:formula="of:=IF([.I622]&lt;&gt;&quot;&quot;;[.K622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23];[$Sheet2.$A$2:.$B$36];2)" office:value-type="string" office:string-value="LOKERSE BC" calcext:value-type="string">
            <text:p>LOKERSE BC</text:p>
          </table:table-cell>
          <table:table-cell table:formula="of:=VLOOKUP([.A623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olas Van Bruysel</text:p>
          </table:table-cell>
          <table:table-cell office:value-type="float" office:value="50056595" calcext:value-type="float">
            <text:p>50056595</text:p>
          </table:table-cell>
          <table:table-cell table:number-columns-repeated="2"/>
          <table:table-cell table:formula="of:=IF([.H623]&lt;&gt;&quot;&quot;;CONCATENATE([.H623];&quot;,&quot;;[.C623];&quot; &quot;;[.D623];&quot;,&quot;;[.B623]);&quot;&quot;)" office:value-type="string" office:string-value="50056595,Lokerse 5H,LOKERSE BC" calcext:value-type="string">
            <text:p>50056595,Lokerse 5H,LOKERSE BC</text:p>
          </table:table-cell>
          <table:table-cell table:formula="of:=IF([.I623]=&quot;&quot;;[.K623];&quot;&quot;)" office:value-type="string" office:string-value="50056595,Lokerse 5H,LOKERSE BC" calcext:value-type="string">
            <text:p>50056595,Lokerse 5H,LOKERSE BC</text:p>
          </table:table-cell>
          <table:table-cell table:formula="of:=IF([.I623]&lt;&gt;&quot;&quot;;[.K623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24];[$Sheet2.$A$2:.$B$36];2)" office:value-type="string" office:string-value="LOKERSE BC" calcext:value-type="string">
            <text:p>LOKERSE BC</text:p>
          </table:table-cell>
          <table:table-cell table:formula="of:=VLOOKUP([.A624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nes Beauprez</text:p>
          </table:table-cell>
          <table:table-cell office:value-type="float" office:value="50063995" calcext:value-type="float">
            <text:p>50063995</text:p>
          </table:table-cell>
          <table:table-cell table:number-columns-repeated="2"/>
          <table:table-cell table:formula="of:=IF([.H624]&lt;&gt;&quot;&quot;;CONCATENATE([.H624];&quot;,&quot;;[.C624];&quot; &quot;;[.D624];&quot;,&quot;;[.B624]);&quot;&quot;)" office:value-type="string" office:string-value="50063995,Lokerse 5H,LOKERSE BC" calcext:value-type="string">
            <text:p>50063995,Lokerse 5H,LOKERSE BC</text:p>
          </table:table-cell>
          <table:table-cell table:formula="of:=IF([.I624]=&quot;&quot;;[.K624];&quot;&quot;)" office:value-type="string" office:string-value="50063995,Lokerse 5H,LOKERSE BC" calcext:value-type="string">
            <text:p>50063995,Lokerse 5H,LOKERSE BC</text:p>
          </table:table-cell>
          <table:table-cell table:formula="of:=IF([.I624]&lt;&gt;&quot;&quot;;[.K624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25];[$Sheet2.$A$2:.$B$36];2)" office:value-type="string" office:string-value="LOKERSE BC" calcext:value-type="string">
            <text:p>LOKERSE BC</text:p>
          </table:table-cell>
          <table:table-cell table:formula="of:=VLOOKUP([.A625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ter Vincke</text:p>
          </table:table-cell>
          <table:table-cell office:value-type="float" office:value="50062492" calcext:value-type="float">
            <text:p>50062492</text:p>
          </table:table-cell>
          <table:table-cell table:number-columns-repeated="2"/>
          <table:table-cell table:formula="of:=IF([.H625]&lt;&gt;&quot;&quot;;CONCATENATE([.H625];&quot;,&quot;;[.C625];&quot; &quot;;[.D625];&quot;,&quot;;[.B625]);&quot;&quot;)" office:value-type="string" office:string-value="50062492,Lokerse 5H,LOKERSE BC" calcext:value-type="string">
            <text:p>50062492,Lokerse 5H,LOKERSE BC</text:p>
          </table:table-cell>
          <table:table-cell table:formula="of:=IF([.I625]=&quot;&quot;;[.K625];&quot;&quot;)" office:value-type="string" office:string-value="50062492,Lokerse 5H,LOKERSE BC" calcext:value-type="string">
            <text:p>50062492,Lokerse 5H,LOKERSE BC</text:p>
          </table:table-cell>
          <table:table-cell table:formula="of:=IF([.I625]&lt;&gt;&quot;&quot;;[.K625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26];[$Sheet2.$A$2:.$B$36];2)" office:value-type="string" office:string-value="LOKERSE BC" calcext:value-type="string">
            <text:p>LOKERSE BC</text:p>
          </table:table-cell>
          <table:table-cell table:formula="of:=VLOOKUP([.A626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in Bondroit</text:p>
          </table:table-cell>
          <table:table-cell office:value-type="float" office:value="50083975" calcext:value-type="float">
            <text:p>50083975</text:p>
          </table:table-cell>
          <table:table-cell table:number-columns-repeated="2"/>
          <table:table-cell table:formula="of:=IF([.H626]&lt;&gt;&quot;&quot;;CONCATENATE([.H626];&quot;,&quot;;[.C626];&quot; &quot;;[.D626];&quot;,&quot;;[.B626]);&quot;&quot;)" office:value-type="string" office:string-value="50083975,Lokerse 6G,LOKERSE BC" calcext:value-type="string">
            <text:p>50083975,Lokerse 6G,LOKERSE BC</text:p>
          </table:table-cell>
          <table:table-cell table:formula="of:=IF([.I626]=&quot;&quot;;[.K626];&quot;&quot;)" office:value-type="string" office:string-value="50083975,Lokerse 6G,LOKERSE BC" calcext:value-type="string">
            <text:p>50083975,Lokerse 6G,LOKERSE BC</text:p>
          </table:table-cell>
          <table:table-cell table:formula="of:=IF([.I626]&lt;&gt;&quot;&quot;;[.K626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27];[$Sheet2.$A$2:.$B$36];2)" office:value-type="string" office:string-value="LOKERSE BC" calcext:value-type="string">
            <text:p>LOKERSE BC</text:p>
          </table:table-cell>
          <table:table-cell table:formula="of:=VLOOKUP([.A627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nes Beauprez</text:p>
          </table:table-cell>
          <table:table-cell office:value-type="float" office:value="50063995" calcext:value-type="float">
            <text:p>50063995</text:p>
          </table:table-cell>
          <table:table-cell table:number-columns-repeated="2"/>
          <table:table-cell table:formula="of:=IF([.H627]&lt;&gt;&quot;&quot;;CONCATENATE([.H627];&quot;,&quot;;[.C627];&quot; &quot;;[.D627];&quot;,&quot;;[.B627]);&quot;&quot;)" office:value-type="string" office:string-value="50063995,Lokerse 6G,LOKERSE BC" calcext:value-type="string">
            <text:p>50063995,Lokerse 6G,LOKERSE BC</text:p>
          </table:table-cell>
          <table:table-cell table:formula="of:=IF([.I627]=&quot;&quot;;[.K627];&quot;&quot;)" office:value-type="string" office:string-value="50063995,Lokerse 6G,LOKERSE BC" calcext:value-type="string">
            <text:p>50063995,Lokerse 6G,LOKERSE BC</text:p>
          </table:table-cell>
          <table:table-cell table:formula="of:=IF([.I627]&lt;&gt;&quot;&quot;;[.K627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28];[$Sheet2.$A$2:.$B$36];2)" office:value-type="string" office:string-value="LOKERSE BC" calcext:value-type="string">
            <text:p>LOKERSE BC</text:p>
          </table:table-cell>
          <table:table-cell table:formula="of:=VLOOKUP([.A628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stel Binge</text:p>
          </table:table-cell>
          <table:table-cell office:value-type="float" office:value="50047418" calcext:value-type="float">
            <text:p>50047418</text:p>
          </table:table-cell>
          <table:table-cell table:number-columns-repeated="2"/>
          <table:table-cell table:formula="of:=IF([.H628]&lt;&gt;&quot;&quot;;CONCATENATE([.H628];&quot;,&quot;;[.C628];&quot; &quot;;[.D628];&quot;,&quot;;[.B628]);&quot;&quot;)" office:value-type="string" office:string-value="50047418,Lokerse 6G,LOKERSE BC" calcext:value-type="string">
            <text:p>50047418,Lokerse 6G,LOKERSE BC</text:p>
          </table:table-cell>
          <table:table-cell table:formula="of:=IF([.I628]=&quot;&quot;;[.K628];&quot;&quot;)" office:value-type="string" office:string-value="50047418,Lokerse 6G,LOKERSE BC" calcext:value-type="string">
            <text:p>50047418,Lokerse 6G,LOKERSE BC</text:p>
          </table:table-cell>
          <table:table-cell table:formula="of:=IF([.I628]&lt;&gt;&quot;&quot;;[.K628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29];[$Sheet2.$A$2:.$B$36];2)" office:value-type="string" office:string-value="LOKERSE BC" calcext:value-type="string">
            <text:p>LOKERSE BC</text:p>
          </table:table-cell>
          <table:table-cell table:formula="of:=VLOOKUP([.A629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ristel Van Acker</text:p>
          </table:table-cell>
          <table:table-cell office:value-type="float" office:value="50085316" calcext:value-type="float">
            <text:p>50085316</text:p>
          </table:table-cell>
          <table:table-cell table:number-columns-repeated="2"/>
          <table:table-cell table:formula="of:=IF([.H629]&lt;&gt;&quot;&quot;;CONCATENATE([.H629];&quot;,&quot;;[.C629];&quot; &quot;;[.D629];&quot;,&quot;;[.B629]);&quot;&quot;)" office:value-type="string" office:string-value="50085316,Lokerse 6G,LOKERSE BC" calcext:value-type="string">
            <text:p>50085316,Lokerse 6G,LOKERSE BC</text:p>
          </table:table-cell>
          <table:table-cell table:formula="of:=IF([.I629]=&quot;&quot;;[.K629];&quot;&quot;)" office:value-type="string" office:string-value="50085316,Lokerse 6G,LOKERSE BC" calcext:value-type="string">
            <text:p>50085316,Lokerse 6G,LOKERSE BC</text:p>
          </table:table-cell>
          <table:table-cell table:formula="of:=IF([.I629]&lt;&gt;&quot;&quot;;[.K629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30];[$Sheet2.$A$2:.$B$36];2)" office:value-type="string" office:string-value="LOKERSE BC" calcext:value-type="string">
            <text:p>LOKERSE BC</text:p>
          </table:table-cell>
          <table:table-cell table:formula="of:=VLOOKUP([.A630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sper Poppe</text:p>
          </table:table-cell>
          <table:table-cell office:value-type="float" office:value="50089845" calcext:value-type="float">
            <text:p>50089845</text:p>
          </table:table-cell>
          <table:table-cell table:number-columns-repeated="2"/>
          <table:table-cell table:formula="of:=IF([.H630]&lt;&gt;&quot;&quot;;CONCATENATE([.H630];&quot;,&quot;;[.C630];&quot; &quot;;[.D630];&quot;,&quot;;[.B630]);&quot;&quot;)" office:value-type="string" office:string-value="50089845,Lokerse 6H,LOKERSE BC" calcext:value-type="string">
            <text:p>50089845,Lokerse 6H,LOKERSE BC</text:p>
          </table:table-cell>
          <table:table-cell table:formula="of:=IF([.I630]=&quot;&quot;;[.K630];&quot;&quot;)" office:value-type="string" office:string-value="50089845,Lokerse 6H,LOKERSE BC" calcext:value-type="string">
            <text:p>50089845,Lokerse 6H,LOKERSE BC</text:p>
          </table:table-cell>
          <table:table-cell table:formula="of:=IF([.I630]&lt;&gt;&quot;&quot;;[.K630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31];[$Sheet2.$A$2:.$B$36];2)" office:value-type="string" office:string-value="LOKERSE BC" calcext:value-type="string">
            <text:p>LOKERSE BC</text:p>
          </table:table-cell>
          <table:table-cell table:formula="of:=VLOOKUP([.A631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om Beemer</text:p>
          </table:table-cell>
          <table:table-cell office:value-type="float" office:value="50081431" calcext:value-type="float">
            <text:p>50081431</text:p>
          </table:table-cell>
          <table:table-cell table:number-columns-repeated="2"/>
          <table:table-cell table:formula="of:=IF([.H631]&lt;&gt;&quot;&quot;;CONCATENATE([.H631];&quot;,&quot;;[.C631];&quot; &quot;;[.D631];&quot;,&quot;;[.B631]);&quot;&quot;)" office:value-type="string" office:string-value="50081431,Lokerse 6H,LOKERSE BC" calcext:value-type="string">
            <text:p>50081431,Lokerse 6H,LOKERSE BC</text:p>
          </table:table-cell>
          <table:table-cell table:formula="of:=IF([.I631]=&quot;&quot;;[.K631];&quot;&quot;)" office:value-type="string" office:string-value="50081431,Lokerse 6H,LOKERSE BC" calcext:value-type="string">
            <text:p>50081431,Lokerse 6H,LOKERSE BC</text:p>
          </table:table-cell>
          <table:table-cell table:formula="of:=IF([.I631]&lt;&gt;&quot;&quot;;[.K631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32];[$Sheet2.$A$2:.$B$36];2)" office:value-type="string" office:string-value="LOKERSE BC" calcext:value-type="string">
            <text:p>LOKERSE BC</text:p>
          </table:table-cell>
          <table:table-cell table:formula="of:=VLOOKUP([.A632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ijn Deley</text:p>
          </table:table-cell>
          <table:table-cell office:value-type="float" office:value="50036961" calcext:value-type="float">
            <text:p>50036961</text:p>
          </table:table-cell>
          <table:table-cell table:number-columns-repeated="2"/>
          <table:table-cell table:formula="of:=IF([.H632]&lt;&gt;&quot;&quot;;CONCATENATE([.H632];&quot;,&quot;;[.C632];&quot; &quot;;[.D632];&quot;,&quot;;[.B632]);&quot;&quot;)" office:value-type="string" office:string-value="50036961,Lokerse 6H,LOKERSE BC" calcext:value-type="string">
            <text:p>50036961,Lokerse 6H,LOKERSE BC</text:p>
          </table:table-cell>
          <table:table-cell table:formula="of:=IF([.I632]=&quot;&quot;;[.K632];&quot;&quot;)" office:value-type="string" office:string-value="50036961,Lokerse 6H,LOKERSE BC" calcext:value-type="string">
            <text:p>50036961,Lokerse 6H,LOKERSE BC</text:p>
          </table:table-cell>
          <table:table-cell table:formula="of:=IF([.I632]&lt;&gt;&quot;&quot;;[.K632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33];[$Sheet2.$A$2:.$B$36];2)" office:value-type="string" office:string-value="LOKERSE BC" calcext:value-type="string">
            <text:p>LOKERSE BC</text:p>
          </table:table-cell>
          <table:table-cell table:formula="of:=VLOOKUP([.A633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s Pensaert</text:p>
          </table:table-cell>
          <table:table-cell office:value-type="float" office:value="50053674" calcext:value-type="float">
            <text:p>50053674</text:p>
          </table:table-cell>
          <table:table-cell table:number-columns-repeated="2"/>
          <table:table-cell table:formula="of:=IF([.H633]&lt;&gt;&quot;&quot;;CONCATENATE([.H633];&quot;,&quot;;[.C633];&quot; &quot;;[.D633];&quot;,&quot;;[.B633]);&quot;&quot;)" office:value-type="string" office:string-value="50053674,Lokerse 6H,LOKERSE BC" calcext:value-type="string">
            <text:p>50053674,Lokerse 6H,LOKERSE BC</text:p>
          </table:table-cell>
          <table:table-cell table:formula="of:=IF([.I633]=&quot;&quot;;[.K633];&quot;&quot;)" office:value-type="string" office:string-value="50053674,Lokerse 6H,LOKERSE BC" calcext:value-type="string">
            <text:p>50053674,Lokerse 6H,LOKERSE BC</text:p>
          </table:table-cell>
          <table:table-cell table:formula="of:=IF([.I633]&lt;&gt;&quot;&quot;;[.K633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34];[$Sheet2.$A$2:.$B$36];2)" office:value-type="string" office:string-value="LOKERSE BC" calcext:value-type="string">
            <text:p>LOKERSE BC</text:p>
          </table:table-cell>
          <table:table-cell table:formula="of:=VLOOKUP([.A634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sper Poppe</text:p>
          </table:table-cell>
          <table:table-cell office:value-type="float" office:value="50089845" calcext:value-type="float">
            <text:p>50089845</text:p>
          </table:table-cell>
          <table:table-cell table:number-columns-repeated="2"/>
          <table:table-cell table:formula="of:=IF([.H634]&lt;&gt;&quot;&quot;;CONCATENATE([.H634];&quot;,&quot;;[.C634];&quot; &quot;;[.D634];&quot;,&quot;;[.B634]);&quot;&quot;)" office:value-type="string" office:string-value="50089845,Lokerse 7G,LOKERSE BC" calcext:value-type="string">
            <text:p>50089845,Lokerse 7G,LOKERSE BC</text:p>
          </table:table-cell>
          <table:table-cell table:formula="of:=IF([.I634]=&quot;&quot;;[.K634];&quot;&quot;)" office:value-type="string" office:string-value="50089845,Lokerse 7G,LOKERSE BC" calcext:value-type="string">
            <text:p>50089845,Lokerse 7G,LOKERSE BC</text:p>
          </table:table-cell>
          <table:table-cell table:formula="of:=IF([.I634]&lt;&gt;&quot;&quot;;[.K634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35];[$Sheet2.$A$2:.$B$36];2)" office:value-type="string" office:string-value="LOKERSE BC" calcext:value-type="string">
            <text:p>LOKERSE BC</text:p>
          </table:table-cell>
          <table:table-cell table:formula="of:=VLOOKUP([.A635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ianni De Wilde</text:p>
          </table:table-cell>
          <table:table-cell office:value-type="float" office:value="50083976" calcext:value-type="float">
            <text:p>50083976</text:p>
          </table:table-cell>
          <table:table-cell table:number-columns-repeated="2"/>
          <table:table-cell table:formula="of:=IF([.H635]&lt;&gt;&quot;&quot;;CONCATENATE([.H635];&quot;,&quot;;[.C635];&quot; &quot;;[.D635];&quot;,&quot;;[.B635]);&quot;&quot;)" office:value-type="string" office:string-value="50083976,Lokerse 7G,LOKERSE BC" calcext:value-type="string">
            <text:p>50083976,Lokerse 7G,LOKERSE BC</text:p>
          </table:table-cell>
          <table:table-cell table:formula="of:=IF([.I635]=&quot;&quot;;[.K635];&quot;&quot;)" office:value-type="string" office:string-value="50083976,Lokerse 7G,LOKERSE BC" calcext:value-type="string">
            <text:p>50083976,Lokerse 7G,LOKERSE BC</text:p>
          </table:table-cell>
          <table:table-cell table:formula="of:=IF([.I635]&lt;&gt;&quot;&quot;;[.K635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36];[$Sheet2.$A$2:.$B$36];2)" office:value-type="string" office:string-value="LOKERSE BC" calcext:value-type="string">
            <text:p>LOKERSE BC</text:p>
          </table:table-cell>
          <table:table-cell table:formula="of:=VLOOKUP([.A636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ise Schaumont</text:p>
          </table:table-cell>
          <table:table-cell office:value-type="float" office:value="50020986" calcext:value-type="float">
            <text:p>50020986</text:p>
          </table:table-cell>
          <table:table-cell table:number-columns-repeated="2"/>
          <table:table-cell table:formula="of:=IF([.H636]&lt;&gt;&quot;&quot;;CONCATENATE([.H636];&quot;,&quot;;[.C636];&quot; &quot;;[.D636];&quot;,&quot;;[.B636]);&quot;&quot;)" office:value-type="string" office:string-value="50020986,Lokerse 7G,LOKERSE BC" calcext:value-type="string">
            <text:p>50020986,Lokerse 7G,LOKERSE BC</text:p>
          </table:table-cell>
          <table:table-cell table:formula="of:=IF([.I636]=&quot;&quot;;[.K636];&quot;&quot;)" office:value-type="string" office:string-value="50020986,Lokerse 7G,LOKERSE BC" calcext:value-type="string">
            <text:p>50020986,Lokerse 7G,LOKERSE BC</text:p>
          </table:table-cell>
          <table:table-cell table:formula="of:=IF([.I636]&lt;&gt;&quot;&quot;;[.K636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37];[$Sheet2.$A$2:.$B$36];2)" office:value-type="string" office:string-value="LOKERSE BC" calcext:value-type="string">
            <text:p>LOKERSE BC</text:p>
          </table:table-cell>
          <table:table-cell table:formula="of:=VLOOKUP([.A637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stine Penneman</text:p>
          </table:table-cell>
          <table:table-cell office:value-type="float" office:value="50101288" calcext:value-type="float">
            <text:p>50101288</text:p>
          </table:table-cell>
          <table:table-cell table:number-columns-repeated="2"/>
          <table:table-cell table:formula="of:=IF([.H637]&lt;&gt;&quot;&quot;;CONCATENATE([.H637];&quot;,&quot;;[.C637];&quot; &quot;;[.D637];&quot;,&quot;;[.B637]);&quot;&quot;)" office:value-type="string" office:string-value="50101288,Lokerse 7G,LOKERSE BC" calcext:value-type="string">
            <text:p>50101288,Lokerse 7G,LOKERSE BC</text:p>
          </table:table-cell>
          <table:table-cell table:formula="of:=IF([.I637]=&quot;&quot;;[.K637];&quot;&quot;)" office:value-type="string" office:string-value="50101288,Lokerse 7G,LOKERSE BC" calcext:value-type="string">
            <text:p>50101288,Lokerse 7G,LOKERSE BC</text:p>
          </table:table-cell>
          <table:table-cell table:formula="of:=IF([.I637]&lt;&gt;&quot;&quot;;[.K637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38];[$Sheet2.$A$2:.$B$36];2)" office:value-type="string" office:string-value="LOKERSE BC" calcext:value-type="string">
            <text:p>LOKERSE BC</text:p>
          </table:table-cell>
          <table:table-cell table:formula="of:=VLOOKUP([.A638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nder Borgonjon</text:p>
          </table:table-cell>
          <table:table-cell office:value-type="float" office:value="50074754" calcext:value-type="float">
            <text:p>50074754</text:p>
          </table:table-cell>
          <table:table-cell table:number-columns-repeated="2"/>
          <table:table-cell table:formula="of:=IF([.H638]&lt;&gt;&quot;&quot;;CONCATENATE([.H638];&quot;,&quot;;[.C638];&quot; &quot;;[.D638];&quot;,&quot;;[.B638]);&quot;&quot;)" office:value-type="string" office:string-value="50074754,Lokerse 7H,LOKERSE BC" calcext:value-type="string">
            <text:p>50074754,Lokerse 7H,LOKERSE BC</text:p>
          </table:table-cell>
          <table:table-cell table:formula="of:=IF([.I638]=&quot;&quot;;[.K638];&quot;&quot;)" office:value-type="string" office:string-value="50074754,Lokerse 7H,LOKERSE BC" calcext:value-type="string">
            <text:p>50074754,Lokerse 7H,LOKERSE BC</text:p>
          </table:table-cell>
          <table:table-cell table:formula="of:=IF([.I638]&lt;&gt;&quot;&quot;;[.K638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39];[$Sheet2.$A$2:.$B$36];2)" office:value-type="string" office:string-value="LOKERSE BC" calcext:value-type="string">
            <text:p>LOKERSE BC</text:p>
          </table:table-cell>
          <table:table-cell table:formula="of:=VLOOKUP([.A639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vid Bauwens</text:p>
          </table:table-cell>
          <table:table-cell office:value-type="float" office:value="50034201" calcext:value-type="float">
            <text:p>50034201</text:p>
          </table:table-cell>
          <table:table-cell table:number-columns-repeated="2"/>
          <table:table-cell table:formula="of:=IF([.H639]&lt;&gt;&quot;&quot;;CONCATENATE([.H639];&quot;,&quot;;[.C639];&quot; &quot;;[.D639];&quot;,&quot;;[.B639]);&quot;&quot;)" office:value-type="string" office:string-value="50034201,Lokerse 7H,LOKERSE BC" calcext:value-type="string">
            <text:p>50034201,Lokerse 7H,LOKERSE BC</text:p>
          </table:table-cell>
          <table:table-cell table:formula="of:=IF([.I639]=&quot;&quot;;[.K639];&quot;&quot;)" office:value-type="string" office:string-value="50034201,Lokerse 7H,LOKERSE BC" calcext:value-type="string">
            <text:p>50034201,Lokerse 7H,LOKERSE BC</text:p>
          </table:table-cell>
          <table:table-cell table:formula="of:=IF([.I639]&lt;&gt;&quot;&quot;;[.K639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40];[$Sheet2.$A$2:.$B$36];2)" office:value-type="string" office:string-value="LOKERSE BC" calcext:value-type="string">
            <text:p>LOKERSE BC</text:p>
          </table:table-cell>
          <table:table-cell table:formula="of:=VLOOKUP([.A640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s Van Den Brande</text:p>
          </table:table-cell>
          <table:table-cell office:value-type="float" office:value="50078887" calcext:value-type="float">
            <text:p>50078887</text:p>
          </table:table-cell>
          <table:table-cell table:number-columns-repeated="2"/>
          <table:table-cell table:formula="of:=IF([.H640]&lt;&gt;&quot;&quot;;CONCATENATE([.H640];&quot;,&quot;;[.C640];&quot; &quot;;[.D640];&quot;,&quot;;[.B640]);&quot;&quot;)" office:value-type="string" office:string-value="50078887,Lokerse 7H,LOKERSE BC" calcext:value-type="string">
            <text:p>50078887,Lokerse 7H,LOKERSE BC</text:p>
          </table:table-cell>
          <table:table-cell table:formula="of:=IF([.I640]=&quot;&quot;;[.K640];&quot;&quot;)" office:value-type="string" office:string-value="50078887,Lokerse 7H,LOKERSE BC" calcext:value-type="string">
            <text:p>50078887,Lokerse 7H,LOKERSE BC</text:p>
          </table:table-cell>
          <table:table-cell table:formula="of:=IF([.I640]&lt;&gt;&quot;&quot;;[.K640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41];[$Sheet2.$A$2:.$B$36];2)" office:value-type="string" office:string-value="LOKERSE BC" calcext:value-type="string">
            <text:p>LOKERSE BC</text:p>
          </table:table-cell>
          <table:table-cell table:formula="of:=VLOOKUP([.A641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rk De Gucht</text:p>
          </table:table-cell>
          <table:table-cell office:value-type="float" office:value="50025463" calcext:value-type="float">
            <text:p>50025463</text:p>
          </table:table-cell>
          <table:table-cell table:number-columns-repeated="2"/>
          <table:table-cell table:formula="of:=IF([.H641]&lt;&gt;&quot;&quot;;CONCATENATE([.H641];&quot;,&quot;;[.C641];&quot; &quot;;[.D641];&quot;,&quot;;[.B641]);&quot;&quot;)" office:value-type="string" office:string-value="50025463,Lokerse 7H,LOKERSE BC" calcext:value-type="string">
            <text:p>50025463,Lokerse 7H,LOKERSE BC</text:p>
          </table:table-cell>
          <table:table-cell table:formula="of:=IF([.I641]=&quot;&quot;;[.K641];&quot;&quot;)" office:value-type="string" office:string-value="50025463,Lokerse 7H,LOKERSE BC" calcext:value-type="string">
            <text:p>50025463,Lokerse 7H,LOKERSE BC</text:p>
          </table:table-cell>
          <table:table-cell table:formula="of:=IF([.I641]&lt;&gt;&quot;&quot;;[.K641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42];[$Sheet2.$A$2:.$B$36];2)" office:value-type="string" office:string-value="LOKERSE BC" calcext:value-type="string">
            <text:p>LOKERSE BC</text:p>
          </table:table-cell>
          <table:table-cell table:formula="of:=VLOOKUP([.A642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 De Foer</text:p>
          </table:table-cell>
          <table:table-cell office:value-type="float" office:value="50020421" calcext:value-type="float">
            <text:p>50020421</text:p>
          </table:table-cell>
          <table:table-cell table:number-columns-repeated="2"/>
          <table:table-cell table:formula="of:=IF([.H642]&lt;&gt;&quot;&quot;;CONCATENATE([.H642];&quot;,&quot;;[.C642];&quot; &quot;;[.D642];&quot;,&quot;;[.B642]);&quot;&quot;)" office:value-type="string" office:string-value="50020421,Lokerse 8H,LOKERSE BC" calcext:value-type="string">
            <text:p>50020421,Lokerse 8H,LOKERSE BC</text:p>
          </table:table-cell>
          <table:table-cell table:formula="of:=IF([.I642]=&quot;&quot;;[.K642];&quot;&quot;)" office:value-type="string" office:string-value="50020421,Lokerse 8H,LOKERSE BC" calcext:value-type="string">
            <text:p>50020421,Lokerse 8H,LOKERSE BC</text:p>
          </table:table-cell>
          <table:table-cell table:formula="of:=IF([.I642]&lt;&gt;&quot;&quot;;[.K642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43];[$Sheet2.$A$2:.$B$36];2)" office:value-type="string" office:string-value="LOKERSE BC" calcext:value-type="string">
            <text:p>LOKERSE BC</text:p>
          </table:table-cell>
          <table:table-cell table:formula="of:=VLOOKUP([.A643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ns Schuurman</text:p>
          </table:table-cell>
          <table:table-cell office:value-type="float" office:value="50095104" calcext:value-type="float">
            <text:p>50095104</text:p>
          </table:table-cell>
          <table:table-cell table:number-columns-repeated="2"/>
          <table:table-cell table:formula="of:=IF([.H643]&lt;&gt;&quot;&quot;;CONCATENATE([.H643];&quot;,&quot;;[.C643];&quot; &quot;;[.D643];&quot;,&quot;;[.B643]);&quot;&quot;)" office:value-type="string" office:string-value="50095104,Lokerse 8H,LOKERSE BC" calcext:value-type="string">
            <text:p>50095104,Lokerse 8H,LOKERSE BC</text:p>
          </table:table-cell>
          <table:table-cell table:formula="of:=IF([.I643]=&quot;&quot;;[.K643];&quot;&quot;)" office:value-type="string" office:string-value="50095104,Lokerse 8H,LOKERSE BC" calcext:value-type="string">
            <text:p>50095104,Lokerse 8H,LOKERSE BC</text:p>
          </table:table-cell>
          <table:table-cell table:formula="of:=IF([.I643]&lt;&gt;&quot;&quot;;[.K643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44];[$Sheet2.$A$2:.$B$36];2)" office:value-type="string" office:string-value="LOKERSE BC" calcext:value-type="string">
            <text:p>LOKERSE BC</text:p>
          </table:table-cell>
          <table:table-cell table:formula="of:=VLOOKUP([.A644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en Van Moeseke</text:p>
          </table:table-cell>
          <table:table-cell office:value-type="float" office:value="50027190" calcext:value-type="float">
            <text:p>50027190</text:p>
          </table:table-cell>
          <table:table-cell table:number-columns-repeated="2"/>
          <table:table-cell table:formula="of:=IF([.H644]&lt;&gt;&quot;&quot;;CONCATENATE([.H644];&quot;,&quot;;[.C644];&quot; &quot;;[.D644];&quot;,&quot;;[.B644]);&quot;&quot;)" office:value-type="string" office:string-value="50027190,Lokerse 8H,LOKERSE BC" calcext:value-type="string">
            <text:p>50027190,Lokerse 8H,LOKERSE BC</text:p>
          </table:table-cell>
          <table:table-cell table:formula="of:=IF([.I644]=&quot;&quot;;[.K644];&quot;&quot;)" office:value-type="string" office:string-value="50027190,Lokerse 8H,LOKERSE BC" calcext:value-type="string">
            <text:p>50027190,Lokerse 8H,LOKERSE BC</text:p>
          </table:table-cell>
          <table:table-cell table:formula="of:=IF([.I644]&lt;&gt;&quot;&quot;;[.K644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45];[$Sheet2.$A$2:.$B$36];2)" office:value-type="string" office:string-value="LOKERSE BC" calcext:value-type="string">
            <text:p>LOKERSE BC</text:p>
          </table:table-cell>
          <table:table-cell table:formula="of:=VLOOKUP([.A645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rt Van Bouwel</text:p>
          </table:table-cell>
          <table:table-cell office:value-type="float" office:value="50023454" calcext:value-type="float">
            <text:p>50023454</text:p>
          </table:table-cell>
          <table:table-cell table:number-columns-repeated="2"/>
          <table:table-cell table:formula="of:=IF([.H645]&lt;&gt;&quot;&quot;;CONCATENATE([.H645];&quot;,&quot;;[.C645];&quot; &quot;;[.D645];&quot;,&quot;;[.B645]);&quot;&quot;)" office:value-type="string" office:string-value="50023454,Lokerse 8H,LOKERSE BC" calcext:value-type="string">
            <text:p>50023454,Lokerse 8H,LOKERSE BC</text:p>
          </table:table-cell>
          <table:table-cell table:formula="of:=IF([.I645]=&quot;&quot;;[.K645];&quot;&quot;)" office:value-type="string" office:string-value="50023454,Lokerse 8H,LOKERSE BC" calcext:value-type="string">
            <text:p>50023454,Lokerse 8H,LOKERSE BC</text:p>
          </table:table-cell>
          <table:table-cell table:formula="of:=IF([.I645]&lt;&gt;&quot;&quot;;[.K645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46];[$Sheet2.$A$2:.$B$36];2)" office:value-type="string" office:string-value="LOKERSE BC" calcext:value-type="string">
            <text:p>LOKERSE BC</text:p>
          </table:table-cell>
          <table:table-cell table:formula="of:=VLOOKUP([.A646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y Hillaert</text:p>
          </table:table-cell>
          <table:table-cell office:value-type="float" office:value="50100574" calcext:value-type="float">
            <text:p>50100574</text:p>
          </table:table-cell>
          <table:table-cell table:number-columns-repeated="2"/>
          <table:table-cell table:formula="of:=IF([.H646]&lt;&gt;&quot;&quot;;CONCATENATE([.H646];&quot;,&quot;;[.C646];&quot; &quot;;[.D646];&quot;,&quot;;[.B646]);&quot;&quot;)" office:value-type="string" office:string-value="50100574,Lokerse 9H,LOKERSE BC" calcext:value-type="string">
            <text:p>50100574,Lokerse 9H,LOKERSE BC</text:p>
          </table:table-cell>
          <table:table-cell table:formula="of:=IF([.I646]=&quot;&quot;;[.K646];&quot;&quot;)" office:value-type="string" office:string-value="50100574,Lokerse 9H,LOKERSE BC" calcext:value-type="string">
            <text:p>50100574,Lokerse 9H,LOKERSE BC</text:p>
          </table:table-cell>
          <table:table-cell table:formula="of:=IF([.I646]&lt;&gt;&quot;&quot;;[.K646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47];[$Sheet2.$A$2:.$B$36];2)" office:value-type="string" office:string-value="LOKERSE BC" calcext:value-type="string">
            <text:p>LOKERSE BC</text:p>
          </table:table-cell>
          <table:table-cell table:formula="of:=VLOOKUP([.A647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t Pringels</text:p>
          </table:table-cell>
          <table:table-cell office:value-type="float" office:value="50083454" calcext:value-type="float">
            <text:p>50083454</text:p>
          </table:table-cell>
          <table:table-cell table:number-columns-repeated="2"/>
          <table:table-cell table:formula="of:=IF([.H647]&lt;&gt;&quot;&quot;;CONCATENATE([.H647];&quot;,&quot;;[.C647];&quot; &quot;;[.D647];&quot;,&quot;;[.B647]);&quot;&quot;)" office:value-type="string" office:string-value="50083454,Lokerse 9H,LOKERSE BC" calcext:value-type="string">
            <text:p>50083454,Lokerse 9H,LOKERSE BC</text:p>
          </table:table-cell>
          <table:table-cell table:formula="of:=IF([.I647]=&quot;&quot;;[.K647];&quot;&quot;)" office:value-type="string" office:string-value="50083454,Lokerse 9H,LOKERSE BC" calcext:value-type="string">
            <text:p>50083454,Lokerse 9H,LOKERSE BC</text:p>
          </table:table-cell>
          <table:table-cell table:formula="of:=IF([.I647]&lt;&gt;&quot;&quot;;[.K647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48];[$Sheet2.$A$2:.$B$36];2)" office:value-type="string" office:string-value="LOKERSE BC" calcext:value-type="string">
            <text:p>LOKERSE BC</text:p>
          </table:table-cell>
          <table:table-cell table:formula="of:=VLOOKUP([.A648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efaan Van Moeseke</text:p>
          </table:table-cell>
          <table:table-cell office:value-type="float" office:value="50027949" calcext:value-type="float">
            <text:p>50027949</text:p>
          </table:table-cell>
          <table:table-cell table:number-columns-repeated="2"/>
          <table:table-cell table:formula="of:=IF([.H648]&lt;&gt;&quot;&quot;;CONCATENATE([.H648];&quot;,&quot;;[.C648];&quot; &quot;;[.D648];&quot;,&quot;;[.B648]);&quot;&quot;)" office:value-type="string" office:string-value="50027949,Lokerse 9H,LOKERSE BC" calcext:value-type="string">
            <text:p>50027949,Lokerse 9H,LOKERSE BC</text:p>
          </table:table-cell>
          <table:table-cell table:formula="of:=IF([.I648]=&quot;&quot;;[.K648];&quot;&quot;)" office:value-type="string" office:string-value="50027949,Lokerse 9H,LOKERSE BC" calcext:value-type="string">
            <text:p>50027949,Lokerse 9H,LOKERSE BC</text:p>
          </table:table-cell>
          <table:table-cell table:formula="of:=IF([.I648]&lt;&gt;&quot;&quot;;[.K648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49];[$Sheet2.$A$2:.$B$36];2)" office:value-type="string" office:string-value="LOKERSE BC" calcext:value-type="string">
            <text:p>LOKERSE BC</text:p>
          </table:table-cell>
          <table:table-cell table:formula="of:=VLOOKUP([.A649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is Vermeulen</text:p>
          </table:table-cell>
          <table:table-cell office:value-type="float" office:value="50075710" calcext:value-type="float">
            <text:p>50075710</text:p>
          </table:table-cell>
          <table:table-cell table:number-columns-repeated="2"/>
          <table:table-cell table:formula="of:=IF([.H649]&lt;&gt;&quot;&quot;;CONCATENATE([.H649];&quot;,&quot;;[.C649];&quot; &quot;;[.D649];&quot;,&quot;;[.B649]);&quot;&quot;)" office:value-type="string" office:string-value="50075710,Lokerse 9H,LOKERSE BC" calcext:value-type="string">
            <text:p>50075710,Lokerse 9H,LOKERSE BC</text:p>
          </table:table-cell>
          <table:table-cell table:formula="of:=IF([.I649]=&quot;&quot;;[.K649];&quot;&quot;)" office:value-type="string" office:string-value="50075710,Lokerse 9H,LOKERSE BC" calcext:value-type="string">
            <text:p>50075710,Lokerse 9H,LOKERSE BC</text:p>
          </table:table-cell>
          <table:table-cell table:formula="of:=IF([.I649]&lt;&gt;&quot;&quot;;[.K649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50];[$Sheet2.$A$2:.$B$36];2)" office:value-type="string" office:string-value="LOKERSE BC" calcext:value-type="string">
            <text:p>LOKERSE BC</text:p>
          </table:table-cell>
          <table:table-cell table:formula="of:=VLOOKUP([.A650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rk Bondroit</text:p>
          </table:table-cell>
          <table:table-cell office:value-type="float" office:value="50061753" calcext:value-type="float">
            <text:p>50061753</text:p>
          </table:table-cell>
          <table:table-cell table:number-columns-repeated="2"/>
          <table:table-cell table:formula="of:=IF([.H650]&lt;&gt;&quot;&quot;;CONCATENATE([.H650];&quot;,&quot;;[.C650];&quot; &quot;;[.D650];&quot;,&quot;;[.B650]);&quot;&quot;)" office:value-type="string" office:string-value="50061753,Lokerse 10H,LOKERSE BC" calcext:value-type="string">
            <text:p>50061753,Lokerse 10H,LOKERSE BC</text:p>
          </table:table-cell>
          <table:table-cell table:formula="of:=IF([.I650]=&quot;&quot;;[.K650];&quot;&quot;)" office:value-type="string" office:string-value="50061753,Lokerse 10H,LOKERSE BC" calcext:value-type="string">
            <text:p>50061753,Lokerse 10H,LOKERSE BC</text:p>
          </table:table-cell>
          <table:table-cell table:formula="of:=IF([.I650]&lt;&gt;&quot;&quot;;[.K650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51];[$Sheet2.$A$2:.$B$36];2)" office:value-type="string" office:string-value="LOKERSE BC" calcext:value-type="string">
            <text:p>LOKERSE BC</text:p>
          </table:table-cell>
          <table:table-cell table:formula="of:=VLOOKUP([.A651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ppe Maesen</text:p>
          </table:table-cell>
          <table:table-cell office:value-type="float" office:value="50090347" calcext:value-type="float">
            <text:p>50090347</text:p>
          </table:table-cell>
          <table:table-cell table:number-columns-repeated="2"/>
          <table:table-cell table:formula="of:=IF([.H651]&lt;&gt;&quot;&quot;;CONCATENATE([.H651];&quot;,&quot;;[.C651];&quot; &quot;;[.D651];&quot;,&quot;;[.B651]);&quot;&quot;)" office:value-type="string" office:string-value="50090347,Lokerse 10H,LOKERSE BC" calcext:value-type="string">
            <text:p>50090347,Lokerse 10H,LOKERSE BC</text:p>
          </table:table-cell>
          <table:table-cell table:formula="of:=IF([.I651]=&quot;&quot;;[.K651];&quot;&quot;)" office:value-type="string" office:string-value="50090347,Lokerse 10H,LOKERSE BC" calcext:value-type="string">
            <text:p>50090347,Lokerse 10H,LOKERSE BC</text:p>
          </table:table-cell>
          <table:table-cell table:formula="of:=IF([.I651]&lt;&gt;&quot;&quot;;[.K651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52];[$Sheet2.$A$2:.$B$36];2)" office:value-type="string" office:string-value="LOKERSE BC" calcext:value-type="string">
            <text:p>LOKERSE BC</text:p>
          </table:table-cell>
          <table:table-cell table:formula="of:=VLOOKUP([.A652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m Clauwaert</text:p>
          </table:table-cell>
          <table:table-cell office:value-type="float" office:value="50086580" calcext:value-type="float">
            <text:p>50086580</text:p>
          </table:table-cell>
          <table:table-cell table:number-columns-repeated="2"/>
          <table:table-cell table:formula="of:=IF([.H652]&lt;&gt;&quot;&quot;;CONCATENATE([.H652];&quot;,&quot;;[.C652];&quot; &quot;;[.D652];&quot;,&quot;;[.B652]);&quot;&quot;)" office:value-type="string" office:string-value="50086580,Lokerse 10H,LOKERSE BC" calcext:value-type="string">
            <text:p>50086580,Lokerse 10H,LOKERSE BC</text:p>
          </table:table-cell>
          <table:table-cell table:formula="of:=IF([.I652]=&quot;&quot;;[.K652];&quot;&quot;)" office:value-type="string" office:string-value="50086580,Lokerse 10H,LOKERSE BC" calcext:value-type="string">
            <text:p>50086580,Lokerse 10H,LOKERSE BC</text:p>
          </table:table-cell>
          <table:table-cell table:formula="of:=IF([.I652]&lt;&gt;&quot;&quot;;[.K652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53];[$Sheet2.$A$2:.$B$36];2)" office:value-type="string" office:string-value="LOKERSE BC" calcext:value-type="string">
            <text:p>LOKERSE BC</text:p>
          </table:table-cell>
          <table:table-cell table:formula="of:=VLOOKUP([.A653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ies De Keukelaere</text:p>
          </table:table-cell>
          <table:table-cell office:value-type="float" office:value="50054590" calcext:value-type="float">
            <text:p>50054590</text:p>
          </table:table-cell>
          <table:table-cell table:number-columns-repeated="2"/>
          <table:table-cell table:formula="of:=IF([.H653]&lt;&gt;&quot;&quot;;CONCATENATE([.H653];&quot;,&quot;;[.C653];&quot; &quot;;[.D653];&quot;,&quot;;[.B653]);&quot;&quot;)" office:value-type="string" office:string-value="50054590,Lokerse 10H,LOKERSE BC" calcext:value-type="string">
            <text:p>50054590,Lokerse 10H,LOKERSE BC</text:p>
          </table:table-cell>
          <table:table-cell table:formula="of:=IF([.I653]=&quot;&quot;;[.K653];&quot;&quot;)" office:value-type="string" office:string-value="50054590,Lokerse 10H,LOKERSE BC" calcext:value-type="string">
            <text:p>50054590,Lokerse 10H,LOKERSE BC</text:p>
          </table:table-cell>
          <table:table-cell table:formula="of:=IF([.I653]&lt;&gt;&quot;&quot;;[.K653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54];[$Sheet2.$A$2:.$B$36];2)" office:value-type="string" office:string-value="LOKERSE BC" calcext:value-type="string">
            <text:p>LOKERSE BC</text:p>
          </table:table-cell>
          <table:table-cell table:formula="of:=VLOOKUP([.A654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trick De Vylder</text:p>
          </table:table-cell>
          <table:table-cell office:value-type="float" office:value="50041528" calcext:value-type="float">
            <text:p>50041528</text:p>
          </table:table-cell>
          <table:table-cell table:number-columns-repeated="2"/>
          <table:table-cell table:formula="of:=IF([.H654]&lt;&gt;&quot;&quot;;CONCATENATE([.H654];&quot;,&quot;;[.C654];&quot; &quot;;[.D654];&quot;,&quot;;[.B654]);&quot;&quot;)" office:value-type="string" office:string-value="50041528,Lokerse 11H,LOKERSE BC" calcext:value-type="string">
            <text:p>50041528,Lokerse 11H,LOKERSE BC</text:p>
          </table:table-cell>
          <table:table-cell table:formula="of:=IF([.I654]=&quot;&quot;;[.K654];&quot;&quot;)" office:value-type="string" office:string-value="50041528,Lokerse 11H,LOKERSE BC" calcext:value-type="string">
            <text:p>50041528,Lokerse 11H,LOKERSE BC</text:p>
          </table:table-cell>
          <table:table-cell table:formula="of:=IF([.I654]&lt;&gt;&quot;&quot;;[.K654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55];[$Sheet2.$A$2:.$B$36];2)" office:value-type="string" office:string-value="LOKERSE BC" calcext:value-type="string">
            <text:p>LOKERSE BC</text:p>
          </table:table-cell>
          <table:table-cell table:formula="of:=VLOOKUP([.A655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even Oste</text:p>
          </table:table-cell>
          <table:table-cell office:value-type="float" office:value="50074105" calcext:value-type="float">
            <text:p>50074105</text:p>
          </table:table-cell>
          <table:table-cell table:number-columns-repeated="2"/>
          <table:table-cell table:formula="of:=IF([.H655]&lt;&gt;&quot;&quot;;CONCATENATE([.H655];&quot;,&quot;;[.C655];&quot; &quot;;[.D655];&quot;,&quot;;[.B655]);&quot;&quot;)" office:value-type="string" office:string-value="50074105,Lokerse 11H,LOKERSE BC" calcext:value-type="string">
            <text:p>50074105,Lokerse 11H,LOKERSE BC</text:p>
          </table:table-cell>
          <table:table-cell table:formula="of:=IF([.I655]=&quot;&quot;;[.K655];&quot;&quot;)" office:value-type="string" office:string-value="50074105,Lokerse 11H,LOKERSE BC" calcext:value-type="string">
            <text:p>50074105,Lokerse 11H,LOKERSE BC</text:p>
          </table:table-cell>
          <table:table-cell table:formula="of:=IF([.I655]&lt;&gt;&quot;&quot;;[.K655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56];[$Sheet2.$A$2:.$B$36];2)" office:value-type="string" office:string-value="LOKERSE BC" calcext:value-type="string">
            <text:p>LOKERSE BC</text:p>
          </table:table-cell>
          <table:table-cell table:formula="of:=VLOOKUP([.A656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ijs De Coninck</text:p>
          </table:table-cell>
          <table:table-cell office:value-type="float" office:value="50101022" calcext:value-type="float">
            <text:p>50101022</text:p>
          </table:table-cell>
          <table:table-cell table:number-columns-repeated="2"/>
          <table:table-cell table:formula="of:=IF([.H656]&lt;&gt;&quot;&quot;;CONCATENATE([.H656];&quot;,&quot;;[.C656];&quot; &quot;;[.D656];&quot;,&quot;;[.B656]);&quot;&quot;)" office:value-type="string" office:string-value="50101022,Lokerse 11H,LOKERSE BC" calcext:value-type="string">
            <text:p>50101022,Lokerse 11H,LOKERSE BC</text:p>
          </table:table-cell>
          <table:table-cell table:formula="of:=IF([.I656]=&quot;&quot;;[.K656];&quot;&quot;)" office:value-type="string" office:string-value="50101022,Lokerse 11H,LOKERSE BC" calcext:value-type="string">
            <text:p>50101022,Lokerse 11H,LOKERSE BC</text:p>
          </table:table-cell>
          <table:table-cell table:formula="of:=IF([.I656]&lt;&gt;&quot;&quot;;[.K656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57];[$Sheet2.$A$2:.$B$36];2)" office:value-type="string" office:string-value="LOKERSE BC" calcext:value-type="string">
            <text:p>LOKERSE BC</text:p>
          </table:table-cell>
          <table:table-cell table:formula="of:=VLOOKUP([.A657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elle Christiaens</text:p>
          </table:table-cell>
          <table:table-cell office:value-type="float" office:value="50065035" calcext:value-type="float">
            <text:p>50065035</text:p>
          </table:table-cell>
          <table:table-cell table:number-columns-repeated="2"/>
          <table:table-cell table:formula="of:=IF([.H657]&lt;&gt;&quot;&quot;;CONCATENATE([.H657];&quot;,&quot;;[.C657];&quot; &quot;;[.D657];&quot;,&quot;;[.B657]);&quot;&quot;)" office:value-type="string" office:string-value="50065035,Lokerse 11H,LOKERSE BC" calcext:value-type="string">
            <text:p>50065035,Lokerse 11H,LOKERSE BC</text:p>
          </table:table-cell>
          <table:table-cell table:formula="of:=IF([.I657]=&quot;&quot;;[.K657];&quot;&quot;)" office:value-type="string" office:string-value="50065035,Lokerse 11H,LOKERSE BC" calcext:value-type="string">
            <text:p>50065035,Lokerse 11H,LOKERSE BC</text:p>
          </table:table-cell>
          <table:table-cell table:formula="of:=IF([.I657]&lt;&gt;&quot;&quot;;[.K657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58];[$Sheet2.$A$2:.$B$36];2)" office:value-type="string" office:string-value="LOKERSE BC" calcext:value-type="string">
            <text:p>LOKERSE BC</text:p>
          </table:table-cell>
          <table:table-cell table:formula="of:=VLOOKUP([.A658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nder Borgonjon</text:p>
          </table:table-cell>
          <table:table-cell office:value-type="float" office:value="50074754" calcext:value-type="float">
            <text:p>50074754</text:p>
          </table:table-cell>
          <table:table-cell table:number-columns-repeated="2"/>
          <table:table-cell table:formula="of:=IF([.H658]&lt;&gt;&quot;&quot;;CONCATENATE([.H658];&quot;,&quot;;[.C658];&quot; &quot;;[.D658];&quot;,&quot;;[.B658]);&quot;&quot;)" office:value-type="string" office:string-value="50074754,Lokerse 12H,LOKERSE BC" calcext:value-type="string">
            <text:p>50074754,Lokerse 12H,LOKERSE BC</text:p>
          </table:table-cell>
          <table:table-cell table:formula="of:=IF([.I658]=&quot;&quot;;[.K658];&quot;&quot;)" office:value-type="string" office:string-value="50074754,Lokerse 12H,LOKERSE BC" calcext:value-type="string">
            <text:p>50074754,Lokerse 12H,LOKERSE BC</text:p>
          </table:table-cell>
          <table:table-cell table:formula="of:=IF([.I658]&lt;&gt;&quot;&quot;;[.K658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59];[$Sheet2.$A$2:.$B$36];2)" office:value-type="string" office:string-value="LOKERSE BC" calcext:value-type="string">
            <text:p>LOKERSE BC</text:p>
          </table:table-cell>
          <table:table-cell table:formula="of:=VLOOKUP([.A659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vid Bauwens</text:p>
          </table:table-cell>
          <table:table-cell office:value-type="float" office:value="50034201" calcext:value-type="float">
            <text:p>50034201</text:p>
          </table:table-cell>
          <table:table-cell table:number-columns-repeated="2"/>
          <table:table-cell table:formula="of:=IF([.H659]&lt;&gt;&quot;&quot;;CONCATENATE([.H659];&quot;,&quot;;[.C659];&quot; &quot;;[.D659];&quot;,&quot;;[.B659]);&quot;&quot;)" office:value-type="string" office:string-value="50034201,Lokerse 12H,LOKERSE BC" calcext:value-type="string">
            <text:p>50034201,Lokerse 12H,LOKERSE BC</text:p>
          </table:table-cell>
          <table:table-cell table:formula="of:=IF([.I659]=&quot;&quot;;[.K659];&quot;&quot;)" office:value-type="string" office:string-value="50034201,Lokerse 12H,LOKERSE BC" calcext:value-type="string">
            <text:p>50034201,Lokerse 12H,LOKERSE BC</text:p>
          </table:table-cell>
          <table:table-cell table:formula="of:=IF([.I659]&lt;&gt;&quot;&quot;;[.K659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60];[$Sheet2.$A$2:.$B$36];2)" office:value-type="string" office:string-value="LOKERSE BC" calcext:value-type="string">
            <text:p>LOKERSE BC</text:p>
          </table:table-cell>
          <table:table-cell table:formula="of:=VLOOKUP([.A660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s Van Den Brande</text:p>
          </table:table-cell>
          <table:table-cell office:value-type="float" office:value="50078887" calcext:value-type="float">
            <text:p>50078887</text:p>
          </table:table-cell>
          <table:table-cell table:number-columns-repeated="2"/>
          <table:table-cell table:formula="of:=IF([.H660]&lt;&gt;&quot;&quot;;CONCATENATE([.H660];&quot;,&quot;;[.C660];&quot; &quot;;[.D660];&quot;,&quot;;[.B660]);&quot;&quot;)" office:value-type="string" office:string-value="50078887,Lokerse 12H,LOKERSE BC" calcext:value-type="string">
            <text:p>50078887,Lokerse 12H,LOKERSE BC</text:p>
          </table:table-cell>
          <table:table-cell table:formula="of:=IF([.I660]=&quot;&quot;;[.K660];&quot;&quot;)" office:value-type="string" office:string-value="50078887,Lokerse 12H,LOKERSE BC" calcext:value-type="string">
            <text:p>50078887,Lokerse 12H,LOKERSE BC</text:p>
          </table:table-cell>
          <table:table-cell table:formula="of:=IF([.I660]&lt;&gt;&quot;&quot;;[.K660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61];[$Sheet2.$A$2:.$B$36];2)" office:value-type="string" office:string-value="LOKERSE BC" calcext:value-type="string">
            <text:p>LOKERSE BC</text:p>
          </table:table-cell>
          <table:table-cell table:formula="of:=VLOOKUP([.A661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rk De Gucht</text:p>
          </table:table-cell>
          <table:table-cell office:value-type="float" office:value="50025463" calcext:value-type="float">
            <text:p>50025463</text:p>
          </table:table-cell>
          <table:table-cell table:number-columns-repeated="2"/>
          <table:table-cell table:formula="of:=IF([.H661]&lt;&gt;&quot;&quot;;CONCATENATE([.H661];&quot;,&quot;;[.C661];&quot; &quot;;[.D661];&quot;,&quot;;[.B661]);&quot;&quot;)" office:value-type="string" office:string-value="50025463,Lokerse 12H,LOKERSE BC" calcext:value-type="string">
            <text:p>50025463,Lokerse 12H,LOKERSE BC</text:p>
          </table:table-cell>
          <table:table-cell table:formula="of:=IF([.I661]=&quot;&quot;;[.K661];&quot;&quot;)" office:value-type="string" office:string-value="50025463,Lokerse 12H,LOKERSE BC" calcext:value-type="string">
            <text:p>50025463,Lokerse 12H,LOKERSE BC</text:p>
          </table:table-cell>
          <table:table-cell table:formula="of:=IF([.I661]&lt;&gt;&quot;&quot;;[.K661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62];[$Sheet2.$A$2:.$B$36];2)" office:value-type="string" office:string-value="LOKERSE BC" calcext:value-type="string">
            <text:p>LOKERSE BC</text:p>
          </table:table-cell>
          <table:table-cell table:formula="of:=VLOOKUP([.A662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jl De Backer</text:p>
          </table:table-cell>
          <table:table-cell office:value-type="float" office:value="50031673" calcext:value-type="float">
            <text:p>50031673</text:p>
          </table:table-cell>
          <table:table-cell table:number-columns-repeated="2"/>
          <table:table-cell table:formula="of:=IF([.H662]&lt;&gt;&quot;&quot;;CONCATENATE([.H662];&quot;,&quot;;[.C662];&quot; &quot;;[.D662];&quot;,&quot;;[.B662]);&quot;&quot;)" office:value-type="string" office:string-value="50031673,Lokerse 13H,LOKERSE BC" calcext:value-type="string">
            <text:p>50031673,Lokerse 13H,LOKERSE BC</text:p>
          </table:table-cell>
          <table:table-cell table:formula="of:=IF([.I662]=&quot;&quot;;[.K662];&quot;&quot;)" office:value-type="string" office:string-value="50031673,Lokerse 13H,LOKERSE BC" calcext:value-type="string">
            <text:p>50031673,Lokerse 13H,LOKERSE BC</text:p>
          </table:table-cell>
          <table:table-cell table:formula="of:=IF([.I662]&lt;&gt;&quot;&quot;;[.K662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63];[$Sheet2.$A$2:.$B$36];2)" office:value-type="string" office:string-value="LOKERSE BC" calcext:value-type="string">
            <text:p>LOKERSE BC</text:p>
          </table:table-cell>
          <table:table-cell table:formula="of:=VLOOKUP([.A663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eter De Puysseleir</text:p>
          </table:table-cell>
          <table:table-cell office:value-type="float" office:value="50085801" calcext:value-type="float">
            <text:p>50085801</text:p>
          </table:table-cell>
          <table:table-cell table:number-columns-repeated="2"/>
          <table:table-cell table:formula="of:=IF([.H663]&lt;&gt;&quot;&quot;;CONCATENATE([.H663];&quot;,&quot;;[.C663];&quot; &quot;;[.D663];&quot;,&quot;;[.B663]);&quot;&quot;)" office:value-type="string" office:string-value="50085801,Lokerse 13H,LOKERSE BC" calcext:value-type="string">
            <text:p>50085801,Lokerse 13H,LOKERSE BC</text:p>
          </table:table-cell>
          <table:table-cell table:formula="of:=IF([.I663]=&quot;&quot;;[.K663];&quot;&quot;)" office:value-type="string" office:string-value="50085801,Lokerse 13H,LOKERSE BC" calcext:value-type="string">
            <text:p>50085801,Lokerse 13H,LOKERSE BC</text:p>
          </table:table-cell>
          <table:table-cell table:formula="of:=IF([.I663]&lt;&gt;&quot;&quot;;[.K663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64];[$Sheet2.$A$2:.$B$36];2)" office:value-type="string" office:string-value="LOKERSE BC" calcext:value-type="string">
            <text:p>LOKERSE BC</text:p>
          </table:table-cell>
          <table:table-cell table:formula="of:=VLOOKUP([.A664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ttis De Wilde</text:p>
          </table:table-cell>
          <table:table-cell office:value-type="float" office:value="50100772" calcext:value-type="float">
            <text:p>50100772</text:p>
          </table:table-cell>
          <table:table-cell table:number-columns-repeated="2"/>
          <table:table-cell table:formula="of:=IF([.H664]&lt;&gt;&quot;&quot;;CONCATENATE([.H664];&quot;,&quot;;[.C664];&quot; &quot;;[.D664];&quot;,&quot;;[.B664]);&quot;&quot;)" office:value-type="string" office:string-value="50100772,Lokerse 13H,LOKERSE BC" calcext:value-type="string">
            <text:p>50100772,Lokerse 13H,LOKERSE BC</text:p>
          </table:table-cell>
          <table:table-cell table:formula="of:=IF([.I664]=&quot;&quot;;[.K664];&quot;&quot;)" office:value-type="string" office:string-value="50100772,Lokerse 13H,LOKERSE BC" calcext:value-type="string">
            <text:p>50100772,Lokerse 13H,LOKERSE BC</text:p>
          </table:table-cell>
          <table:table-cell table:formula="of:=IF([.I664]&lt;&gt;&quot;&quot;;[.K664];&quot;&quot;)">
            <text:p/>
          </table:table-cell>
        </table:table-row>
        <table:table-row table:style-name="ro1" table:visibility="filter">
          <table:table-cell office:value-type="string" calcext:value-type="string">
            <text:p>Lokerse BC</text:p>
          </table:table-cell>
          <table:table-cell table:formula="of:=VLOOKUP([.A665];[$Sheet2.$A$2:.$B$36];2)" office:value-type="string" office:string-value="LOKERSE BC" calcext:value-type="string">
            <text:p>LOKERSE BC</text:p>
          </table:table-cell>
          <table:table-cell table:formula="of:=VLOOKUP([.A665];[$Sheet2.$A$2:.$C$36];3)" office:value-type="string" office:string-value="Lokerse" calcext:value-type="string">
            <text:p>Lokerse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ieter Verlee</text:p>
          </table:table-cell>
          <table:table-cell office:value-type="float" office:value="50079567" calcext:value-type="float">
            <text:p>50079567</text:p>
          </table:table-cell>
          <table:table-cell table:number-columns-repeated="2"/>
          <table:table-cell table:formula="of:=IF([.H665]&lt;&gt;&quot;&quot;;CONCATENATE([.H665];&quot;,&quot;;[.C665];&quot; &quot;;[.D665];&quot;,&quot;;[.B665]);&quot;&quot;)" office:value-type="string" office:string-value="50079567,Lokerse 13H,LOKERSE BC" calcext:value-type="string">
            <text:p>50079567,Lokerse 13H,LOKERSE BC</text:p>
          </table:table-cell>
          <table:table-cell table:formula="of:=IF([.I665]=&quot;&quot;;[.K665];&quot;&quot;)" office:value-type="string" office:string-value="50079567,Lokerse 13H,LOKERSE BC" calcext:value-type="string">
            <text:p>50079567,Lokerse 13H,LOKERSE BC</text:p>
          </table:table-cell>
          <table:table-cell table:formula="of:=IF([.I665]&lt;&gt;&quot;&quot;;[.K665];&quot;&quot;)">
            <text:p/>
          </table:table-cell>
        </table:table-row>
        <table:table-row table:style-name="ro1" table:visibility="filter">
          <table:table-cell office:value-type="string" calcext:value-type="string">
            <text:p>Nilston BC</text:p>
          </table:table-cell>
          <table:table-cell table:formula="of:=VLOOKUP([.A666];[$Sheet2.$A$2:.$B$36];2)" office:value-type="string" office:string-value="NILSTON BC" calcext:value-type="string">
            <text:p>NILSTON BC</text:p>
          </table:table-cell>
          <table:table-cell table:formula="of:=VLOOKUP([.A666];[$Sheet2.$A$2:.$C$36];3)" office:value-type="string" office:string-value="NILSTON" calcext:value-type="string">
            <text:p>NILSTO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 Berthouil</text:p>
          </table:table-cell>
          <table:table-cell office:value-type="float" office:value="50041964" calcext:value-type="float">
            <text:p>50041964</text:p>
          </table:table-cell>
          <table:table-cell table:number-columns-repeated="2"/>
          <table:table-cell table:formula="of:=IF([.H666]&lt;&gt;&quot;&quot;;CONCATENATE([.H666];&quot;,&quot;;[.C666];&quot; &quot;;[.D666];&quot;,&quot;;[.B666]);&quot;&quot;)" office:value-type="string" office:string-value="50041964,NILSTON 1H,NILSTON BC" calcext:value-type="string">
            <text:p>50041964,NILSTON 1H,NILSTON BC</text:p>
          </table:table-cell>
          <table:table-cell table:formula="of:=IF([.I666]=&quot;&quot;;[.K666];&quot;&quot;)" office:value-type="string" office:string-value="50041964,NILSTON 1H,NILSTON BC" calcext:value-type="string">
            <text:p>50041964,NILSTON 1H,NILSTON BC</text:p>
          </table:table-cell>
          <table:table-cell table:formula="of:=IF([.I666]&lt;&gt;&quot;&quot;;[.K666];&quot;&quot;)">
            <text:p/>
          </table:table-cell>
        </table:table-row>
        <table:table-row table:style-name="ro1" table:visibility="filter">
          <table:table-cell office:value-type="string" calcext:value-type="string">
            <text:p>Nilston BC</text:p>
          </table:table-cell>
          <table:table-cell table:formula="of:=VLOOKUP([.A667];[$Sheet2.$A$2:.$B$36];2)" office:value-type="string" office:string-value="NILSTON BC" calcext:value-type="string">
            <text:p>NILSTON BC</text:p>
          </table:table-cell>
          <table:table-cell table:formula="of:=VLOOKUP([.A667];[$Sheet2.$A$2:.$C$36];3)" office:value-type="string" office:string-value="NILSTON" calcext:value-type="string">
            <text:p>NILSTO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rt Roelandt</text:p>
          </table:table-cell>
          <table:table-cell office:value-type="float" office:value="50030626" calcext:value-type="float">
            <text:p>50030626</text:p>
          </table:table-cell>
          <table:table-cell table:number-columns-repeated="2"/>
          <table:table-cell table:formula="of:=IF([.H667]&lt;&gt;&quot;&quot;;CONCATENATE([.H667];&quot;,&quot;;[.C667];&quot; &quot;;[.D667];&quot;,&quot;;[.B667]);&quot;&quot;)" office:value-type="string" office:string-value="50030626,NILSTON 1H,NILSTON BC" calcext:value-type="string">
            <text:p>50030626,NILSTON 1H,NILSTON BC</text:p>
          </table:table-cell>
          <table:table-cell table:formula="of:=IF([.I667]=&quot;&quot;;[.K667];&quot;&quot;)" office:value-type="string" office:string-value="50030626,NILSTON 1H,NILSTON BC" calcext:value-type="string">
            <text:p>50030626,NILSTON 1H,NILSTON BC</text:p>
          </table:table-cell>
          <table:table-cell table:formula="of:=IF([.I667]&lt;&gt;&quot;&quot;;[.K667];&quot;&quot;)">
            <text:p/>
          </table:table-cell>
        </table:table-row>
        <table:table-row table:style-name="ro1" table:visibility="filter">
          <table:table-cell office:value-type="string" calcext:value-type="string">
            <text:p>Nilston BC</text:p>
          </table:table-cell>
          <table:table-cell table:formula="of:=VLOOKUP([.A668];[$Sheet2.$A$2:.$B$36];2)" office:value-type="string" office:string-value="NILSTON BC" calcext:value-type="string">
            <text:p>NILSTON BC</text:p>
          </table:table-cell>
          <table:table-cell table:formula="of:=VLOOKUP([.A668];[$Sheet2.$A$2:.$C$36];3)" office:value-type="string" office:string-value="NILSTON" calcext:value-type="string">
            <text:p>NILSTO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ffre Van Der Biest</text:p>
          </table:table-cell>
          <table:table-cell office:value-type="float" office:value="50158155" calcext:value-type="float">
            <text:p>50158155</text:p>
          </table:table-cell>
          <table:table-cell table:number-columns-repeated="2"/>
          <table:table-cell table:formula="of:=IF([.H668]&lt;&gt;&quot;&quot;;CONCATENATE([.H668];&quot;,&quot;;[.C668];&quot; &quot;;[.D668];&quot;,&quot;;[.B668]);&quot;&quot;)" office:value-type="string" office:string-value="50158155,NILSTON 1H,NILSTON BC" calcext:value-type="string">
            <text:p>50158155,NILSTON 1H,NILSTON BC</text:p>
          </table:table-cell>
          <table:table-cell table:formula="of:=IF([.I668]=&quot;&quot;;[.K668];&quot;&quot;)" office:value-type="string" office:string-value="50158155,NILSTON 1H,NILSTON BC" calcext:value-type="string">
            <text:p>50158155,NILSTON 1H,NILSTON BC</text:p>
          </table:table-cell>
          <table:table-cell table:formula="of:=IF([.I668]&lt;&gt;&quot;&quot;;[.K668];&quot;&quot;)">
            <text:p/>
          </table:table-cell>
        </table:table-row>
        <table:table-row table:style-name="ro1" table:visibility="filter">
          <table:table-cell office:value-type="string" calcext:value-type="string">
            <text:p>Nilston BC</text:p>
          </table:table-cell>
          <table:table-cell table:formula="of:=VLOOKUP([.A669];[$Sheet2.$A$2:.$B$36];2)" office:value-type="string" office:string-value="NILSTON BC" calcext:value-type="string">
            <text:p>NILSTON BC</text:p>
          </table:table-cell>
          <table:table-cell table:formula="of:=VLOOKUP([.A669];[$Sheet2.$A$2:.$C$36];3)" office:value-type="string" office:string-value="NILSTON" calcext:value-type="string">
            <text:p>NILSTO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dy Troch</text:p>
          </table:table-cell>
          <table:table-cell office:value-type="float" office:value="50093746" calcext:value-type="float">
            <text:p>50093746</text:p>
          </table:table-cell>
          <table:table-cell table:number-columns-repeated="2"/>
          <table:table-cell table:formula="of:=IF([.H669]&lt;&gt;&quot;&quot;;CONCATENATE([.H669];&quot;,&quot;;[.C669];&quot; &quot;;[.D669];&quot;,&quot;;[.B669]);&quot;&quot;)" office:value-type="string" office:string-value="50093746,NILSTON 1H,NILSTON BC" calcext:value-type="string">
            <text:p>50093746,NILSTON 1H,NILSTON BC</text:p>
          </table:table-cell>
          <table:table-cell table:formula="of:=IF([.I669]=&quot;&quot;;[.K669];&quot;&quot;)" office:value-type="string" office:string-value="50093746,NILSTON 1H,NILSTON BC" calcext:value-type="string">
            <text:p>50093746,NILSTON 1H,NILSTON BC</text:p>
          </table:table-cell>
          <table:table-cell table:formula="of:=IF([.I669]&lt;&gt;&quot;&quot;;[.K669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70];[$Sheet2.$A$2:.$B$36];2)" office:value-type="string" office:string-value="OUDEGEM BC" calcext:value-type="string">
            <text:p>OUDEGEM BC</text:p>
          </table:table-cell>
          <table:table-cell table:formula="of:=VLOOKUP([.A670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ga</text:p>
          </table:table-cell>
          <table:table-cell/>
          <table:table-cell table:formula="of:=IF([.H670]&lt;&gt;&quot;&quot;;CONCATENATE([.H670];&quot;,&quot;;[.C670];&quot; &quot;;[.D670];&quot;,&quot;;[.B670]);&quot;&quot;)">
            <text:p/>
          </table:table-cell>
          <table:table-cell table:formula="of:=IF([.I670]=&quot;&quot;;[.K670];&quot;&quot;)">
            <text:p/>
          </table:table-cell>
          <table:table-cell table:formula="of:=IF([.I670]&lt;&gt;&quot;&quot;;[.K670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71];[$Sheet2.$A$2:.$B$36];2)" office:value-type="string" office:string-value="OUDEGEM BC" calcext:value-type="string">
            <text:p>OUDEGEM BC</text:p>
          </table:table-cell>
          <table:table-cell table:formula="of:=VLOOKUP([.A671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ga</text:p>
          </table:table-cell>
          <table:table-cell/>
          <table:table-cell table:formula="of:=IF([.H671]&lt;&gt;&quot;&quot;;CONCATENATE([.H671];&quot;,&quot;;[.C671];&quot; &quot;;[.D671];&quot;,&quot;;[.B671]);&quot;&quot;)">
            <text:p/>
          </table:table-cell>
          <table:table-cell table:formula="of:=IF([.I671]=&quot;&quot;;[.K671];&quot;&quot;)">
            <text:p/>
          </table:table-cell>
          <table:table-cell table:formula="of:=IF([.I671]&lt;&gt;&quot;&quot;;[.K671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72];[$Sheet2.$A$2:.$B$36];2)" office:value-type="string" office:string-value="OUDEGEM BC" calcext:value-type="string">
            <text:p>OUDEGEM BC</text:p>
          </table:table-cell>
          <table:table-cell table:formula="of:=VLOOKUP([.A672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ga</text:p>
          </table:table-cell>
          <table:table-cell/>
          <table:table-cell table:formula="of:=IF([.H672]&lt;&gt;&quot;&quot;;CONCATENATE([.H672];&quot;,&quot;;[.C672];&quot; &quot;;[.D672];&quot;,&quot;;[.B672]);&quot;&quot;)">
            <text:p/>
          </table:table-cell>
          <table:table-cell table:formula="of:=IF([.I672]=&quot;&quot;;[.K672];&quot;&quot;)">
            <text:p/>
          </table:table-cell>
          <table:table-cell table:formula="of:=IF([.I672]&lt;&gt;&quot;&quot;;[.K672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73];[$Sheet2.$A$2:.$B$36];2)" office:value-type="string" office:string-value="OUDEGEM BC" calcext:value-type="string">
            <text:p>OUDEGEM BC</text:p>
          </table:table-cell>
          <table:table-cell table:formula="of:=VLOOKUP([.A673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ga</text:p>
          </table:table-cell>
          <table:table-cell/>
          <table:table-cell table:formula="of:=IF([.H673]&lt;&gt;&quot;&quot;;CONCATENATE([.H673];&quot;,&quot;;[.C673];&quot; &quot;;[.D673];&quot;,&quot;;[.B673]);&quot;&quot;)">
            <text:p/>
          </table:table-cell>
          <table:table-cell table:formula="of:=IF([.I673]=&quot;&quot;;[.K673];&quot;&quot;)">
            <text:p/>
          </table:table-cell>
          <table:table-cell table:formula="of:=IF([.I673]&lt;&gt;&quot;&quot;;[.K673];&quot;&quot;)">
            <text:p/>
          </table:table-cell>
        </table:table-row>
        <table:table-row table:style-name="ro1">
          <table:table-cell office:value-type="string" calcext:value-type="string">
            <text:p>Oudegem BC</text:p>
          </table:table-cell>
          <table:table-cell table:formula="of:=VLOOKUP([.A674];[$Sheet2.$A$2:.$B$36];2)" office:value-type="string" office:string-value="OUDEGEM BC" calcext:value-type="string">
            <text:p>OUDEGEM BC</text:p>
          </table:table-cell>
          <table:table-cell table:formula="of:=VLOOKUP([.A674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44618" calcext:value-type="float">
            <text:p>50044618</text:p>
          </table:table-cell>
          <table:table-cell office:value-type="string" calcext:value-type="string">
            <text:p>Liga</text:p>
          </table:table-cell>
          <table:table-cell/>
          <table:table-cell table:formula="of:=IF([.H674]&lt;&gt;&quot;&quot;;CONCATENATE([.H674];&quot;,&quot;;[.C674];&quot; &quot;;[.D674];&quot;,&quot;;[.B674]);&quot;&quot;)" office:value-type="string" office:string-value="50044618,Oudegem 1H,OUDEGEM BC" calcext:value-type="string">
            <text:p>50044618,Oudegem 1H,OUDEGEM BC</text:p>
          </table:table-cell>
          <table:table-cell table:formula="of:=IF([.I674]=&quot;&quot;;[.K674];&quot;&quot;)">
            <text:p/>
          </table:table-cell>
          <table:table-cell table:formula="of:=IF([.I674]&lt;&gt;&quot;&quot;;[.K674];&quot;&quot;)" office:value-type="string" office:string-value="50044618,Oudegem 1H,OUDEGEM BC" calcext:value-type="string">
            <text:p>50044618,Oudegem 1H,OUDEGEM BC</text:p>
          </table:table-cell>
        </table:table-row>
        <table:table-row table:style-name="ro1">
          <table:table-cell office:value-type="string" calcext:value-type="string">
            <text:p>Oudegem BC</text:p>
          </table:table-cell>
          <table:table-cell table:formula="of:=VLOOKUP([.A675];[$Sheet2.$A$2:.$B$36];2)" office:value-type="string" office:string-value="OUDEGEM BC" calcext:value-type="string">
            <text:p>OUDEGEM BC</text:p>
          </table:table-cell>
          <table:table-cell table:formula="of:=VLOOKUP([.A675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33585" calcext:value-type="float">
            <text:p>50033585</text:p>
          </table:table-cell>
          <table:table-cell office:value-type="string" calcext:value-type="string">
            <text:p>Liga</text:p>
          </table:table-cell>
          <table:table-cell/>
          <table:table-cell table:formula="of:=IF([.H675]&lt;&gt;&quot;&quot;;CONCATENATE([.H675];&quot;,&quot;;[.C675];&quot; &quot;;[.D675];&quot;,&quot;;[.B675]);&quot;&quot;)" office:value-type="string" office:string-value="50033585,Oudegem 1H,OUDEGEM BC" calcext:value-type="string">
            <text:p>50033585,Oudegem 1H,OUDEGEM BC</text:p>
          </table:table-cell>
          <table:table-cell table:formula="of:=IF([.I675]=&quot;&quot;;[.K675];&quot;&quot;)">
            <text:p/>
          </table:table-cell>
          <table:table-cell table:formula="of:=IF([.I675]&lt;&gt;&quot;&quot;;[.K675];&quot;&quot;)" office:value-type="string" office:string-value="50033585,Oudegem 1H,OUDEGEM BC" calcext:value-type="string">
            <text:p>50033585,Oudegem 1H,OUDEGEM BC</text:p>
          </table:table-cell>
        </table:table-row>
        <table:table-row table:style-name="ro1">
          <table:table-cell office:value-type="string" calcext:value-type="string">
            <text:p>Oudegem BC</text:p>
          </table:table-cell>
          <table:table-cell table:formula="of:=VLOOKUP([.A676];[$Sheet2.$A$2:.$B$36];2)" office:value-type="string" office:string-value="OUDEGEM BC" calcext:value-type="string">
            <text:p>OUDEGEM BC</text:p>
          </table:table-cell>
          <table:table-cell table:formula="of:=VLOOKUP([.A676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49575" calcext:value-type="float">
            <text:p>50049575</text:p>
          </table:table-cell>
          <table:table-cell office:value-type="string" calcext:value-type="string">
            <text:p>Liga</text:p>
          </table:table-cell>
          <table:table-cell/>
          <table:table-cell table:formula="of:=IF([.H676]&lt;&gt;&quot;&quot;;CONCATENATE([.H676];&quot;,&quot;;[.C676];&quot; &quot;;[.D676];&quot;,&quot;;[.B676]);&quot;&quot;)" office:value-type="string" office:string-value="50049575,Oudegem 1H,OUDEGEM BC" calcext:value-type="string">
            <text:p>50049575,Oudegem 1H,OUDEGEM BC</text:p>
          </table:table-cell>
          <table:table-cell table:formula="of:=IF([.I676]=&quot;&quot;;[.K676];&quot;&quot;)">
            <text:p/>
          </table:table-cell>
          <table:table-cell table:formula="of:=IF([.I676]&lt;&gt;&quot;&quot;;[.K676];&quot;&quot;)" office:value-type="string" office:string-value="50049575,Oudegem 1H,OUDEGEM BC" calcext:value-type="string">
            <text:p>50049575,Oudegem 1H,OUDEGEM BC</text:p>
          </table:table-cell>
        </table:table-row>
        <table:table-row table:style-name="ro1">
          <table:table-cell office:value-type="string" calcext:value-type="string">
            <text:p>Oudegem BC</text:p>
          </table:table-cell>
          <table:table-cell table:formula="of:=VLOOKUP([.A677];[$Sheet2.$A$2:.$B$36];2)" office:value-type="string" office:string-value="OUDEGEM BC" calcext:value-type="string">
            <text:p>OUDEGEM BC</text:p>
          </table:table-cell>
          <table:table-cell table:formula="of:=VLOOKUP([.A677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93680" calcext:value-type="float">
            <text:p>50093680</text:p>
          </table:table-cell>
          <table:table-cell office:value-type="string" calcext:value-type="string">
            <text:p>Liga</text:p>
          </table:table-cell>
          <table:table-cell/>
          <table:table-cell table:formula="of:=IF([.H677]&lt;&gt;&quot;&quot;;CONCATENATE([.H677];&quot;,&quot;;[.C677];&quot; &quot;;[.D677];&quot;,&quot;;[.B677]);&quot;&quot;)" office:value-type="string" office:string-value="50093680,Oudegem 1H,OUDEGEM BC" calcext:value-type="string">
            <text:p>50093680,Oudegem 1H,OUDEGEM BC</text:p>
          </table:table-cell>
          <table:table-cell table:formula="of:=IF([.I677]=&quot;&quot;;[.K677];&quot;&quot;)">
            <text:p/>
          </table:table-cell>
          <table:table-cell table:formula="of:=IF([.I677]&lt;&gt;&quot;&quot;;[.K677];&quot;&quot;)" office:value-type="string" office:string-value="50093680,Oudegem 1H,OUDEGEM BC" calcext:value-type="string">
            <text:p>50093680,Oudegem 1H,OUDEGEM BC</text:p>
          </table:table-cell>
        </table:table-row>
        <table:table-row table:style-name="ro1">
          <table:table-cell office:value-type="string" calcext:value-type="string">
            <text:p>Oudegem BC</text:p>
          </table:table-cell>
          <table:table-cell table:formula="of:=VLOOKUP([.A678];[$Sheet2.$A$2:.$B$36];2)" office:value-type="string" office:string-value="OUDEGEM BC" calcext:value-type="string">
            <text:p>OUDEGEM BC</text:p>
          </table:table-cell>
          <table:table-cell table:formula="of:=VLOOKUP([.A678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66312" calcext:value-type="float">
            <text:p>50066312</text:p>
          </table:table-cell>
          <table:table-cell office:value-type="string" calcext:value-type="string">
            <text:p>Liga</text:p>
          </table:table-cell>
          <table:table-cell/>
          <table:table-cell table:formula="of:=IF([.H678]&lt;&gt;&quot;&quot;;CONCATENATE([.H678];&quot;,&quot;;[.C678];&quot; &quot;;[.D678];&quot;,&quot;;[.B678]);&quot;&quot;)" office:value-type="string" office:string-value="50066312,Oudegem 1D,OUDEGEM BC" calcext:value-type="string">
            <text:p>50066312,Oudegem 1D,OUDEGEM BC</text:p>
          </table:table-cell>
          <table:table-cell table:formula="of:=IF([.I678]=&quot;&quot;;[.K678];&quot;&quot;)">
            <text:p/>
          </table:table-cell>
          <table:table-cell table:formula="of:=IF([.I678]&lt;&gt;&quot;&quot;;[.K678];&quot;&quot;)" office:value-type="string" office:string-value="50066312,Oudegem 1D,OUDEGEM BC" calcext:value-type="string">
            <text:p>50066312,Oudegem 1D,OUDEGEM BC</text:p>
          </table:table-cell>
        </table:table-row>
        <table:table-row table:style-name="ro1">
          <table:table-cell office:value-type="string" calcext:value-type="string">
            <text:p>Oudegem BC</text:p>
          </table:table-cell>
          <table:table-cell table:formula="of:=VLOOKUP([.A679];[$Sheet2.$A$2:.$B$36];2)" office:value-type="string" office:string-value="OUDEGEM BC" calcext:value-type="string">
            <text:p>OUDEGEM BC</text:p>
          </table:table-cell>
          <table:table-cell table:formula="of:=VLOOKUP([.A679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93741" calcext:value-type="float">
            <text:p>50093741</text:p>
          </table:table-cell>
          <table:table-cell office:value-type="string" calcext:value-type="string">
            <text:p>Liga</text:p>
          </table:table-cell>
          <table:table-cell/>
          <table:table-cell table:formula="of:=IF([.H679]&lt;&gt;&quot;&quot;;CONCATENATE([.H679];&quot;,&quot;;[.C679];&quot; &quot;;[.D679];&quot;,&quot;;[.B679]);&quot;&quot;)" office:value-type="string" office:string-value="50093741,Oudegem 1D,OUDEGEM BC" calcext:value-type="string">
            <text:p>50093741,Oudegem 1D,OUDEGEM BC</text:p>
          </table:table-cell>
          <table:table-cell table:formula="of:=IF([.I679]=&quot;&quot;;[.K679];&quot;&quot;)">
            <text:p/>
          </table:table-cell>
          <table:table-cell table:formula="of:=IF([.I679]&lt;&gt;&quot;&quot;;[.K679];&quot;&quot;)" office:value-type="string" office:string-value="50093741,Oudegem 1D,OUDEGEM BC" calcext:value-type="string">
            <text:p>50093741,Oudegem 1D,OUDEGEM BC</text:p>
          </table:table-cell>
        </table:table-row>
        <table:table-row table:style-name="ro1">
          <table:table-cell office:value-type="string" calcext:value-type="string">
            <text:p>Oudegem BC</text:p>
          </table:table-cell>
          <table:table-cell table:formula="of:=VLOOKUP([.A680];[$Sheet2.$A$2:.$B$36];2)" office:value-type="string" office:string-value="OUDEGEM BC" calcext:value-type="string">
            <text:p>OUDEGEM BC</text:p>
          </table:table-cell>
          <table:table-cell table:formula="of:=VLOOKUP([.A680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85973" calcext:value-type="float">
            <text:p>50085973</text:p>
          </table:table-cell>
          <table:table-cell office:value-type="string" calcext:value-type="string">
            <text:p>Liga</text:p>
          </table:table-cell>
          <table:table-cell/>
          <table:table-cell table:formula="of:=IF([.H680]&lt;&gt;&quot;&quot;;CONCATENATE([.H680];&quot;,&quot;;[.C680];&quot; &quot;;[.D680];&quot;,&quot;;[.B680]);&quot;&quot;)" office:value-type="string" office:string-value="50085973,Oudegem 1D,OUDEGEM BC" calcext:value-type="string">
            <text:p>50085973,Oudegem 1D,OUDEGEM BC</text:p>
          </table:table-cell>
          <table:table-cell table:formula="of:=IF([.I680]=&quot;&quot;;[.K680];&quot;&quot;)">
            <text:p/>
          </table:table-cell>
          <table:table-cell table:formula="of:=IF([.I680]&lt;&gt;&quot;&quot;;[.K680];&quot;&quot;)" office:value-type="string" office:string-value="50085973,Oudegem 1D,OUDEGEM BC" calcext:value-type="string">
            <text:p>50085973,Oudegem 1D,OUDEGEM BC</text:p>
          </table:table-cell>
        </table:table-row>
        <table:table-row table:style-name="ro1">
          <table:table-cell office:value-type="string" calcext:value-type="string">
            <text:p>Oudegem BC</text:p>
          </table:table-cell>
          <table:table-cell table:formula="of:=VLOOKUP([.A681];[$Sheet2.$A$2:.$B$36];2)" office:value-type="string" office:string-value="OUDEGEM BC" calcext:value-type="string">
            <text:p>OUDEGEM BC</text:p>
          </table:table-cell>
          <table:table-cell table:formula="of:=VLOOKUP([.A681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99477" calcext:value-type="float">
            <text:p>50099477</text:p>
          </table:table-cell>
          <table:table-cell office:value-type="string" calcext:value-type="string">
            <text:p>Liga</text:p>
          </table:table-cell>
          <table:table-cell/>
          <table:table-cell table:formula="of:=IF([.H681]&lt;&gt;&quot;&quot;;CONCATENATE([.H681];&quot;,&quot;;[.C681];&quot; &quot;;[.D681];&quot;,&quot;;[.B681]);&quot;&quot;)" office:value-type="string" office:string-value="50099477,Oudegem 1D,OUDEGEM BC" calcext:value-type="string">
            <text:p>50099477,Oudegem 1D,OUDEGEM BC</text:p>
          </table:table-cell>
          <table:table-cell table:formula="of:=IF([.I681]=&quot;&quot;;[.K681];&quot;&quot;)">
            <text:p/>
          </table:table-cell>
          <table:table-cell table:formula="of:=IF([.I681]&lt;&gt;&quot;&quot;;[.K681];&quot;&quot;)" office:value-type="string" office:string-value="50099477,Oudegem 1D,OUDEGEM BC" calcext:value-type="string">
            <text:p>50099477,Oudegem 1D,OUDEGEM BC</text:p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82];[$Sheet2.$A$2:.$B$36];2)" office:value-type="string" office:string-value="OUDEGEM BC" calcext:value-type="string">
            <text:p>OUDEGEM BC</text:p>
          </table:table-cell>
          <table:table-cell table:formula="of:=VLOOKUP([.A682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enn Van Schuerbeeck</text:p>
          </table:table-cell>
          <table:table-cell office:value-type="float" office:value="50056359" calcext:value-type="float">
            <text:p>50056359</text:p>
          </table:table-cell>
          <table:table-cell table:number-columns-repeated="2"/>
          <table:table-cell table:formula="of:=IF([.H682]&lt;&gt;&quot;&quot;;CONCATENATE([.H682];&quot;,&quot;;[.C682];&quot; &quot;;[.D682];&quot;,&quot;;[.B682]);&quot;&quot;)" office:value-type="string" office:string-value="50056359,Oudegem 2G,OUDEGEM BC" calcext:value-type="string">
            <text:p>50056359,Oudegem 2G,OUDEGEM BC</text:p>
          </table:table-cell>
          <table:table-cell table:formula="of:=IF([.I682]=&quot;&quot;;[.K682];&quot;&quot;)" office:value-type="string" office:string-value="50056359,Oudegem 2G,OUDEGEM BC" calcext:value-type="string">
            <text:p>50056359,Oudegem 2G,OUDEGEM BC</text:p>
          </table:table-cell>
          <table:table-cell table:formula="of:=IF([.I682]&lt;&gt;&quot;&quot;;[.K682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83];[$Sheet2.$A$2:.$B$36];2)" office:value-type="string" office:string-value="OUDEGEM BC" calcext:value-type="string">
            <text:p>OUDEGEM BC</text:p>
          </table:table-cell>
          <table:table-cell table:formula="of:=VLOOKUP([.A683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ncent Van Poeke</text:p>
          </table:table-cell>
          <table:table-cell office:value-type="float" office:value="50093680" calcext:value-type="float">
            <text:p>50093680</text:p>
          </table:table-cell>
          <table:table-cell table:number-columns-repeated="2"/>
          <table:table-cell table:formula="of:=IF([.H683]&lt;&gt;&quot;&quot;;CONCATENATE([.H683];&quot;,&quot;;[.C683];&quot; &quot;;[.D683];&quot;,&quot;;[.B683]);&quot;&quot;)" office:value-type="string" office:string-value="50093680,Oudegem 2G,OUDEGEM BC" calcext:value-type="string">
            <text:p>50093680,Oudegem 2G,OUDEGEM BC</text:p>
          </table:table-cell>
          <table:table-cell table:formula="of:=IF([.I683]=&quot;&quot;;[.K683];&quot;&quot;)" office:value-type="string" office:string-value="50093680,Oudegem 2G,OUDEGEM BC" calcext:value-type="string">
            <text:p>50093680,Oudegem 2G,OUDEGEM BC</text:p>
          </table:table-cell>
          <table:table-cell table:formula="of:=IF([.I683]&lt;&gt;&quot;&quot;;[.K683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84];[$Sheet2.$A$2:.$B$36];2)" office:value-type="string" office:string-value="OUDEGEM BC" calcext:value-type="string">
            <text:p>OUDEGEM BC</text:p>
          </table:table-cell>
          <table:table-cell table:formula="of:=VLOOKUP([.A684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le Guns</text:p>
          </table:table-cell>
          <table:table-cell office:value-type="float" office:value="50093741" calcext:value-type="float">
            <text:p>50093741</text:p>
          </table:table-cell>
          <table:table-cell table:number-columns-repeated="2"/>
          <table:table-cell table:formula="of:=IF([.H684]&lt;&gt;&quot;&quot;;CONCATENATE([.H684];&quot;,&quot;;[.C684];&quot; &quot;;[.D684];&quot;,&quot;;[.B684]);&quot;&quot;)" office:value-type="string" office:string-value="50093741,Oudegem 2G,OUDEGEM BC" calcext:value-type="string">
            <text:p>50093741,Oudegem 2G,OUDEGEM BC</text:p>
          </table:table-cell>
          <table:table-cell table:formula="of:=IF([.I684]=&quot;&quot;;[.K684];&quot;&quot;)" office:value-type="string" office:string-value="50093741,Oudegem 2G,OUDEGEM BC" calcext:value-type="string">
            <text:p>50093741,Oudegem 2G,OUDEGEM BC</text:p>
          </table:table-cell>
          <table:table-cell table:formula="of:=IF([.I684]&lt;&gt;&quot;&quot;;[.K684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85];[$Sheet2.$A$2:.$B$36];2)" office:value-type="string" office:string-value="OUDEGEM BC" calcext:value-type="string">
            <text:p>OUDEGEM BC</text:p>
          </table:table-cell>
          <table:table-cell table:formula="of:=VLOOKUP([.A685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ra Mussche</text:p>
          </table:table-cell>
          <table:table-cell office:value-type="float" office:value="50099477" calcext:value-type="float">
            <text:p>50099477</text:p>
          </table:table-cell>
          <table:table-cell table:number-columns-repeated="2"/>
          <table:table-cell table:formula="of:=IF([.H685]&lt;&gt;&quot;&quot;;CONCATENATE([.H685];&quot;,&quot;;[.C685];&quot; &quot;;[.D685];&quot;,&quot;;[.B685]);&quot;&quot;)" office:value-type="string" office:string-value="50099477,Oudegem 2G,OUDEGEM BC" calcext:value-type="string">
            <text:p>50099477,Oudegem 2G,OUDEGEM BC</text:p>
          </table:table-cell>
          <table:table-cell table:formula="of:=IF([.I685]=&quot;&quot;;[.K685];&quot;&quot;)" office:value-type="string" office:string-value="50099477,Oudegem 2G,OUDEGEM BC" calcext:value-type="string">
            <text:p>50099477,Oudegem 2G,OUDEGEM BC</text:p>
          </table:table-cell>
          <table:table-cell table:formula="of:=IF([.I685]&lt;&gt;&quot;&quot;;[.K685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86];[$Sheet2.$A$2:.$B$36];2)" office:value-type="string" office:string-value="OUDEGEM BC" calcext:value-type="string">
            <text:p>OUDEGEM BC</text:p>
          </table:table-cell>
          <table:table-cell table:formula="of:=VLOOKUP([.A686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don Guns</text:p>
          </table:table-cell>
          <table:table-cell office:value-type="float" office:value="50091205" calcext:value-type="float">
            <text:p>50091205</text:p>
          </table:table-cell>
          <table:table-cell table:number-columns-repeated="2"/>
          <table:table-cell table:formula="of:=IF([.H686]&lt;&gt;&quot;&quot;;CONCATENATE([.H686];&quot;,&quot;;[.C686];&quot; &quot;;[.D686];&quot;,&quot;;[.B686]);&quot;&quot;)" office:value-type="string" office:string-value="50091205,Oudegem 2H,OUDEGEM BC" calcext:value-type="string">
            <text:p>50091205,Oudegem 2H,OUDEGEM BC</text:p>
          </table:table-cell>
          <table:table-cell table:formula="of:=IF([.I686]=&quot;&quot;;[.K686];&quot;&quot;)" office:value-type="string" office:string-value="50091205,Oudegem 2H,OUDEGEM BC" calcext:value-type="string">
            <text:p>50091205,Oudegem 2H,OUDEGEM BC</text:p>
          </table:table-cell>
          <table:table-cell table:formula="of:=IF([.I686]&lt;&gt;&quot;&quot;;[.K686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87];[$Sheet2.$A$2:.$B$36];2)" office:value-type="string" office:string-value="OUDEGEM BC" calcext:value-type="string">
            <text:p>OUDEGEM BC</text:p>
          </table:table-cell>
          <table:table-cell table:formula="of:=VLOOKUP([.A687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t Piqueur</text:p>
          </table:table-cell>
          <table:table-cell office:value-type="float" office:value="50049627" calcext:value-type="float">
            <text:p>50049627</text:p>
          </table:table-cell>
          <table:table-cell table:number-columns-repeated="2"/>
          <table:table-cell table:formula="of:=IF([.H687]&lt;&gt;&quot;&quot;;CONCATENATE([.H687];&quot;,&quot;;[.C687];&quot; &quot;;[.D687];&quot;,&quot;;[.B687]);&quot;&quot;)" office:value-type="string" office:string-value="50049627,Oudegem 2H,OUDEGEM BC" calcext:value-type="string">
            <text:p>50049627,Oudegem 2H,OUDEGEM BC</text:p>
          </table:table-cell>
          <table:table-cell table:formula="of:=IF([.I687]=&quot;&quot;;[.K687];&quot;&quot;)" office:value-type="string" office:string-value="50049627,Oudegem 2H,OUDEGEM BC" calcext:value-type="string">
            <text:p>50049627,Oudegem 2H,OUDEGEM BC</text:p>
          </table:table-cell>
          <table:table-cell table:formula="of:=IF([.I687]&lt;&gt;&quot;&quot;;[.K687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88];[$Sheet2.$A$2:.$B$36];2)" office:value-type="string" office:string-value="OUDEGEM BC" calcext:value-type="string">
            <text:p>OUDEGEM BC</text:p>
          </table:table-cell>
          <table:table-cell table:formula="of:=VLOOKUP([.A688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enn Van Schuerbeeck</text:p>
          </table:table-cell>
          <table:table-cell office:value-type="float" office:value="50056359" calcext:value-type="float">
            <text:p>50056359</text:p>
          </table:table-cell>
          <table:table-cell table:number-columns-repeated="2"/>
          <table:table-cell table:formula="of:=IF([.H688]&lt;&gt;&quot;&quot;;CONCATENATE([.H688];&quot;,&quot;;[.C688];&quot; &quot;;[.D688];&quot;,&quot;;[.B688]);&quot;&quot;)" office:value-type="string" office:string-value="50056359,Oudegem 2H,OUDEGEM BC" calcext:value-type="string">
            <text:p>50056359,Oudegem 2H,OUDEGEM BC</text:p>
          </table:table-cell>
          <table:table-cell table:formula="of:=IF([.I688]=&quot;&quot;;[.K688];&quot;&quot;)" office:value-type="string" office:string-value="50056359,Oudegem 2H,OUDEGEM BC" calcext:value-type="string">
            <text:p>50056359,Oudegem 2H,OUDEGEM BC</text:p>
          </table:table-cell>
          <table:table-cell table:formula="of:=IF([.I688]&lt;&gt;&quot;&quot;;[.K688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89];[$Sheet2.$A$2:.$B$36];2)" office:value-type="string" office:string-value="OUDEGEM BC" calcext:value-type="string">
            <text:p>OUDEGEM BC</text:p>
          </table:table-cell>
          <table:table-cell table:formula="of:=VLOOKUP([.A689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s Ottoy</text:p>
          </table:table-cell>
          <table:table-cell office:value-type="float" office:value="50041626" calcext:value-type="float">
            <text:p>50041626</text:p>
          </table:table-cell>
          <table:table-cell table:number-columns-repeated="2"/>
          <table:table-cell table:formula="of:=IF([.H689]&lt;&gt;&quot;&quot;;CONCATENATE([.H689];&quot;,&quot;;[.C689];&quot; &quot;;[.D689];&quot;,&quot;;[.B689]);&quot;&quot;)" office:value-type="string" office:string-value="50041626,Oudegem 2H,OUDEGEM BC" calcext:value-type="string">
            <text:p>50041626,Oudegem 2H,OUDEGEM BC</text:p>
          </table:table-cell>
          <table:table-cell table:formula="of:=IF([.I689]=&quot;&quot;;[.K689];&quot;&quot;)" office:value-type="string" office:string-value="50041626,Oudegem 2H,OUDEGEM BC" calcext:value-type="string">
            <text:p>50041626,Oudegem 2H,OUDEGEM BC</text:p>
          </table:table-cell>
          <table:table-cell table:formula="of:=IF([.I689]&lt;&gt;&quot;&quot;;[.K689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90];[$Sheet2.$A$2:.$B$36];2)" office:value-type="string" office:string-value="OUDEGEM BC" calcext:value-type="string">
            <text:p>OUDEGEM BC</text:p>
          </table:table-cell>
          <table:table-cell table:formula="of:=VLOOKUP([.A690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relie Schotte</text:p>
          </table:table-cell>
          <table:table-cell office:value-type="float" office:value="50073907" calcext:value-type="float">
            <text:p>50073907</text:p>
          </table:table-cell>
          <table:table-cell table:number-columns-repeated="2"/>
          <table:table-cell table:formula="of:=IF([.H690]&lt;&gt;&quot;&quot;;CONCATENATE([.H690];&quot;,&quot;;[.C690];&quot; &quot;;[.D690];&quot;,&quot;;[.B690]);&quot;&quot;)" office:value-type="string" office:string-value="50073907,Oudegem 2D,OUDEGEM BC" calcext:value-type="string">
            <text:p>50073907,Oudegem 2D,OUDEGEM BC</text:p>
          </table:table-cell>
          <table:table-cell table:formula="of:=IF([.I690]=&quot;&quot;;[.K690];&quot;&quot;)" office:value-type="string" office:string-value="50073907,Oudegem 2D,OUDEGEM BC" calcext:value-type="string">
            <text:p>50073907,Oudegem 2D,OUDEGEM BC</text:p>
          </table:table-cell>
          <table:table-cell table:formula="of:=IF([.I690]&lt;&gt;&quot;&quot;;[.K690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91];[$Sheet2.$A$2:.$B$36];2)" office:value-type="string" office:string-value="OUDEGEM BC" calcext:value-type="string">
            <text:p>OUDEGEM BC</text:p>
          </table:table-cell>
          <table:table-cell table:formula="of:=VLOOKUP([.A691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nda Crommelinck</text:p>
          </table:table-cell>
          <table:table-cell office:value-type="float" office:value="50091157" calcext:value-type="float">
            <text:p>50091157</text:p>
          </table:table-cell>
          <table:table-cell table:number-columns-repeated="2"/>
          <table:table-cell table:formula="of:=IF([.H691]&lt;&gt;&quot;&quot;;CONCATENATE([.H691];&quot;,&quot;;[.C691];&quot; &quot;;[.D691];&quot;,&quot;;[.B691]);&quot;&quot;)" office:value-type="string" office:string-value="50091157,Oudegem 2D,OUDEGEM BC" calcext:value-type="string">
            <text:p>50091157,Oudegem 2D,OUDEGEM BC</text:p>
          </table:table-cell>
          <table:table-cell table:formula="of:=IF([.I691]=&quot;&quot;;[.K691];&quot;&quot;)" office:value-type="string" office:string-value="50091157,Oudegem 2D,OUDEGEM BC" calcext:value-type="string">
            <text:p>50091157,Oudegem 2D,OUDEGEM BC</text:p>
          </table:table-cell>
          <table:table-cell table:formula="of:=IF([.I691]&lt;&gt;&quot;&quot;;[.K691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92];[$Sheet2.$A$2:.$B$36];2)" office:value-type="string" office:string-value="OUDEGEM BC" calcext:value-type="string">
            <text:p>OUDEGEM BC</text:p>
          </table:table-cell>
          <table:table-cell table:formula="of:=VLOOKUP([.A692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en Geselle</text:p>
          </table:table-cell>
          <table:table-cell office:value-type="float" office:value="50125451" calcext:value-type="float">
            <text:p>50125451</text:p>
          </table:table-cell>
          <table:table-cell table:number-columns-repeated="2"/>
          <table:table-cell table:formula="of:=IF([.H692]&lt;&gt;&quot;&quot;;CONCATENATE([.H692];&quot;,&quot;;[.C692];&quot; &quot;;[.D692];&quot;,&quot;;[.B692]);&quot;&quot;)" office:value-type="string" office:string-value="50125451,Oudegem 2D,OUDEGEM BC" calcext:value-type="string">
            <text:p>50125451,Oudegem 2D,OUDEGEM BC</text:p>
          </table:table-cell>
          <table:table-cell table:formula="of:=IF([.I692]=&quot;&quot;;[.K692];&quot;&quot;)" office:value-type="string" office:string-value="50125451,Oudegem 2D,OUDEGEM BC" calcext:value-type="string">
            <text:p>50125451,Oudegem 2D,OUDEGEM BC</text:p>
          </table:table-cell>
          <table:table-cell table:formula="of:=IF([.I692]&lt;&gt;&quot;&quot;;[.K692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93];[$Sheet2.$A$2:.$B$36];2)" office:value-type="string" office:string-value="OUDEGEM BC" calcext:value-type="string">
            <text:p>OUDEGEM BC</text:p>
          </table:table-cell>
          <table:table-cell table:formula="of:=VLOOKUP([.A693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rien Vereecke</text:p>
          </table:table-cell>
          <table:table-cell office:value-type="float" office:value="50055958" calcext:value-type="float">
            <text:p>50055958</text:p>
          </table:table-cell>
          <table:table-cell table:number-columns-repeated="2"/>
          <table:table-cell table:formula="of:=IF([.H693]&lt;&gt;&quot;&quot;;CONCATENATE([.H693];&quot;,&quot;;[.C693];&quot; &quot;;[.D693];&quot;,&quot;;[.B693]);&quot;&quot;)" office:value-type="string" office:string-value="50055958,Oudegem 2D,OUDEGEM BC" calcext:value-type="string">
            <text:p>50055958,Oudegem 2D,OUDEGEM BC</text:p>
          </table:table-cell>
          <table:table-cell table:formula="of:=IF([.I693]=&quot;&quot;;[.K693];&quot;&quot;)" office:value-type="string" office:string-value="50055958,Oudegem 2D,OUDEGEM BC" calcext:value-type="string">
            <text:p>50055958,Oudegem 2D,OUDEGEM BC</text:p>
          </table:table-cell>
          <table:table-cell table:formula="of:=IF([.I693]&lt;&gt;&quot;&quot;;[.K693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94];[$Sheet2.$A$2:.$B$36];2)" office:value-type="string" office:string-value="OUDEGEM BC" calcext:value-type="string">
            <text:p>OUDEGEM BC</text:p>
          </table:table-cell>
          <table:table-cell table:formula="of:=VLOOKUP([.A694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ndon Guns</text:p>
          </table:table-cell>
          <table:table-cell office:value-type="float" office:value="50091205" calcext:value-type="float">
            <text:p>50091205</text:p>
          </table:table-cell>
          <table:table-cell table:number-columns-repeated="2"/>
          <table:table-cell table:formula="of:=IF([.H694]&lt;&gt;&quot;&quot;;CONCATENATE([.H694];&quot;,&quot;;[.C694];&quot; &quot;;[.D694];&quot;,&quot;;[.B694]);&quot;&quot;)" office:value-type="string" office:string-value="50091205,Oudegem 3G,OUDEGEM BC" calcext:value-type="string">
            <text:p>50091205,Oudegem 3G,OUDEGEM BC</text:p>
          </table:table-cell>
          <table:table-cell table:formula="of:=IF([.I694]=&quot;&quot;;[.K694];&quot;&quot;)" office:value-type="string" office:string-value="50091205,Oudegem 3G,OUDEGEM BC" calcext:value-type="string">
            <text:p>50091205,Oudegem 3G,OUDEGEM BC</text:p>
          </table:table-cell>
          <table:table-cell table:formula="of:=IF([.I694]&lt;&gt;&quot;&quot;;[.K694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95];[$Sheet2.$A$2:.$B$36];2)" office:value-type="string" office:string-value="OUDEGEM BC" calcext:value-type="string">
            <text:p>OUDEGEM BC</text:p>
          </table:table-cell>
          <table:table-cell table:formula="of:=VLOOKUP([.A695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 Van Den Berghe</text:p>
          </table:table-cell>
          <table:table-cell office:value-type="float" office:value="50090566" calcext:value-type="float">
            <text:p>50090566</text:p>
          </table:table-cell>
          <table:table-cell table:number-columns-repeated="2"/>
          <table:table-cell table:formula="of:=IF([.H695]&lt;&gt;&quot;&quot;;CONCATENATE([.H695];&quot;,&quot;;[.C695];&quot; &quot;;[.D695];&quot;,&quot;;[.B695]);&quot;&quot;)" office:value-type="string" office:string-value="50090566,Oudegem 3G,OUDEGEM BC" calcext:value-type="string">
            <text:p>50090566,Oudegem 3G,OUDEGEM BC</text:p>
          </table:table-cell>
          <table:table-cell table:formula="of:=IF([.I695]=&quot;&quot;;[.K695];&quot;&quot;)" office:value-type="string" office:string-value="50090566,Oudegem 3G,OUDEGEM BC" calcext:value-type="string">
            <text:p>50090566,Oudegem 3G,OUDEGEM BC</text:p>
          </table:table-cell>
          <table:table-cell table:formula="of:=IF([.I695]&lt;&gt;&quot;&quot;;[.K695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96];[$Sheet2.$A$2:.$B$36];2)" office:value-type="string" office:string-value="OUDEGEM BC" calcext:value-type="string">
            <text:p>OUDEGEM BC</text:p>
          </table:table-cell>
          <table:table-cell table:formula="of:=VLOOKUP([.A696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enda Crommelinck</text:p>
          </table:table-cell>
          <table:table-cell office:value-type="float" office:value="50091157" calcext:value-type="float">
            <text:p>50091157</text:p>
          </table:table-cell>
          <table:table-cell table:number-columns-repeated="2"/>
          <table:table-cell table:formula="of:=IF([.H696]&lt;&gt;&quot;&quot;;CONCATENATE([.H696];&quot;,&quot;;[.C696];&quot; &quot;;[.D696];&quot;,&quot;;[.B696]);&quot;&quot;)" office:value-type="string" office:string-value="50091157,Oudegem 3G,OUDEGEM BC" calcext:value-type="string">
            <text:p>50091157,Oudegem 3G,OUDEGEM BC</text:p>
          </table:table-cell>
          <table:table-cell table:formula="of:=IF([.I696]=&quot;&quot;;[.K696];&quot;&quot;)" office:value-type="string" office:string-value="50091157,Oudegem 3G,OUDEGEM BC" calcext:value-type="string">
            <text:p>50091157,Oudegem 3G,OUDEGEM BC</text:p>
          </table:table-cell>
          <table:table-cell table:formula="of:=IF([.I696]&lt;&gt;&quot;&quot;;[.K696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97];[$Sheet2.$A$2:.$B$36];2)" office:value-type="string" office:string-value="OUDEGEM BC" calcext:value-type="string">
            <text:p>OUDEGEM BC</text:p>
          </table:table-cell>
          <table:table-cell table:formula="of:=VLOOKUP([.A697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asja Ledegen</text:p>
          </table:table-cell>
          <table:table-cell office:value-type="float" office:value="50085973" calcext:value-type="float">
            <text:p>50085973</text:p>
          </table:table-cell>
          <table:table-cell table:number-columns-repeated="2"/>
          <table:table-cell table:formula="of:=IF([.H697]&lt;&gt;&quot;&quot;;CONCATENATE([.H697];&quot;,&quot;;[.C697];&quot; &quot;;[.D697];&quot;,&quot;;[.B697]);&quot;&quot;)" office:value-type="string" office:string-value="50085973,Oudegem 3G,OUDEGEM BC" calcext:value-type="string">
            <text:p>50085973,Oudegem 3G,OUDEGEM BC</text:p>
          </table:table-cell>
          <table:table-cell table:formula="of:=IF([.I697]=&quot;&quot;;[.K697];&quot;&quot;)" office:value-type="string" office:string-value="50085973,Oudegem 3G,OUDEGEM BC" calcext:value-type="string">
            <text:p>50085973,Oudegem 3G,OUDEGEM BC</text:p>
          </table:table-cell>
          <table:table-cell table:formula="of:=IF([.I697]&lt;&gt;&quot;&quot;;[.K697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98];[$Sheet2.$A$2:.$B$36];2)" office:value-type="string" office:string-value="OUDEGEM BC" calcext:value-type="string">
            <text:p>OUDEGEM BC</text:p>
          </table:table-cell>
          <table:table-cell table:formula="of:=VLOOKUP([.A698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dric Cooreman</text:p>
          </table:table-cell>
          <table:table-cell office:value-type="float" office:value="50049570" calcext:value-type="float">
            <text:p>50049570</text:p>
          </table:table-cell>
          <table:table-cell table:number-columns-repeated="2"/>
          <table:table-cell table:formula="of:=IF([.H698]&lt;&gt;&quot;&quot;;CONCATENATE([.H698];&quot;,&quot;;[.C698];&quot; &quot;;[.D698];&quot;,&quot;;[.B698]);&quot;&quot;)" office:value-type="string" office:string-value="50049570,Oudegem 3H,OUDEGEM BC" calcext:value-type="string">
            <text:p>50049570,Oudegem 3H,OUDEGEM BC</text:p>
          </table:table-cell>
          <table:table-cell table:formula="of:=IF([.I698]=&quot;&quot;;[.K698];&quot;&quot;)" office:value-type="string" office:string-value="50049570,Oudegem 3H,OUDEGEM BC" calcext:value-type="string">
            <text:p>50049570,Oudegem 3H,OUDEGEM BC</text:p>
          </table:table-cell>
          <table:table-cell table:formula="of:=IF([.I698]&lt;&gt;&quot;&quot;;[.K698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699];[$Sheet2.$A$2:.$B$36];2)" office:value-type="string" office:string-value="OUDEGEM BC" calcext:value-type="string">
            <text:p>OUDEGEM BC</text:p>
          </table:table-cell>
          <table:table-cell table:formula="of:=VLOOKUP([.A699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 Van Den Berghe</text:p>
          </table:table-cell>
          <table:table-cell office:value-type="float" office:value="50090566" calcext:value-type="float">
            <text:p>50090566</text:p>
          </table:table-cell>
          <table:table-cell table:number-columns-repeated="2"/>
          <table:table-cell table:formula="of:=IF([.H699]&lt;&gt;&quot;&quot;;CONCATENATE([.H699];&quot;,&quot;;[.C699];&quot; &quot;;[.D699];&quot;,&quot;;[.B699]);&quot;&quot;)" office:value-type="string" office:string-value="50090566,Oudegem 3H,OUDEGEM BC" calcext:value-type="string">
            <text:p>50090566,Oudegem 3H,OUDEGEM BC</text:p>
          </table:table-cell>
          <table:table-cell table:formula="of:=IF([.I699]=&quot;&quot;;[.K699];&quot;&quot;)" office:value-type="string" office:string-value="50090566,Oudegem 3H,OUDEGEM BC" calcext:value-type="string">
            <text:p>50090566,Oudegem 3H,OUDEGEM BC</text:p>
          </table:table-cell>
          <table:table-cell table:formula="of:=IF([.I699]&lt;&gt;&quot;&quot;;[.K699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00];[$Sheet2.$A$2:.$B$36];2)" office:value-type="string" office:string-value="OUDEGEM BC" calcext:value-type="string">
            <text:p>OUDEGEM BC</text:p>
          </table:table-cell>
          <table:table-cell table:formula="of:=VLOOKUP([.A700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 Dierickx</text:p>
          </table:table-cell>
          <table:table-cell office:value-type="float" office:value="50084292" calcext:value-type="float">
            <text:p>50084292</text:p>
          </table:table-cell>
          <table:table-cell table:number-columns-repeated="2"/>
          <table:table-cell table:formula="of:=IF([.H700]&lt;&gt;&quot;&quot;;CONCATENATE([.H700];&quot;,&quot;;[.C700];&quot; &quot;;[.D700];&quot;,&quot;;[.B700]);&quot;&quot;)" office:value-type="string" office:string-value="50084292,Oudegem 3H,OUDEGEM BC" calcext:value-type="string">
            <text:p>50084292,Oudegem 3H,OUDEGEM BC</text:p>
          </table:table-cell>
          <table:table-cell table:formula="of:=IF([.I700]=&quot;&quot;;[.K700];&quot;&quot;)" office:value-type="string" office:string-value="50084292,Oudegem 3H,OUDEGEM BC" calcext:value-type="string">
            <text:p>50084292,Oudegem 3H,OUDEGEM BC</text:p>
          </table:table-cell>
          <table:table-cell table:formula="of:=IF([.I700]&lt;&gt;&quot;&quot;;[.K700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01];[$Sheet2.$A$2:.$B$36];2)" office:value-type="string" office:string-value="OUDEGEM BC" calcext:value-type="string">
            <text:p>OUDEGEM BC</text:p>
          </table:table-cell>
          <table:table-cell table:formula="of:=VLOOKUP([.A701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 Verschraege</text:p>
          </table:table-cell>
          <table:table-cell office:value-type="float" office:value="50053941" calcext:value-type="float">
            <text:p>50053941</text:p>
          </table:table-cell>
          <table:table-cell table:number-columns-repeated="2"/>
          <table:table-cell table:formula="of:=IF([.H701]&lt;&gt;&quot;&quot;;CONCATENATE([.H701];&quot;,&quot;;[.C701];&quot; &quot;;[.D701];&quot;,&quot;;[.B701]);&quot;&quot;)" office:value-type="string" office:string-value="50053941,Oudegem 3H,OUDEGEM BC" calcext:value-type="string">
            <text:p>50053941,Oudegem 3H,OUDEGEM BC</text:p>
          </table:table-cell>
          <table:table-cell table:formula="of:=IF([.I701]=&quot;&quot;;[.K701];&quot;&quot;)" office:value-type="string" office:string-value="50053941,Oudegem 3H,OUDEGEM BC" calcext:value-type="string">
            <text:p>50053941,Oudegem 3H,OUDEGEM BC</text:p>
          </table:table-cell>
          <table:table-cell table:formula="of:=IF([.I701]&lt;&gt;&quot;&quot;;[.K701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02];[$Sheet2.$A$2:.$B$36];2)" office:value-type="string" office:string-value="OUDEGEM BC" calcext:value-type="string">
            <text:p>OUDEGEM BC</text:p>
          </table:table-cell>
          <table:table-cell table:formula="of:=VLOOKUP([.A702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enda De Wilde</text:p>
          </table:table-cell>
          <table:table-cell office:value-type="float" office:value="50085590" calcext:value-type="float">
            <text:p>50085590</text:p>
          </table:table-cell>
          <table:table-cell table:number-columns-repeated="2"/>
          <table:table-cell table:formula="of:=IF([.H702]&lt;&gt;&quot;&quot;;CONCATENATE([.H702];&quot;,&quot;;[.C702];&quot; &quot;;[.D702];&quot;,&quot;;[.B702]);&quot;&quot;)" office:value-type="string" office:string-value="50085590,Oudegem 3D,OUDEGEM BC" calcext:value-type="string">
            <text:p>50085590,Oudegem 3D,OUDEGEM BC</text:p>
          </table:table-cell>
          <table:table-cell table:formula="of:=IF([.I702]=&quot;&quot;;[.K702];&quot;&quot;)" office:value-type="string" office:string-value="50085590,Oudegem 3D,OUDEGEM BC" calcext:value-type="string">
            <text:p>50085590,Oudegem 3D,OUDEGEM BC</text:p>
          </table:table-cell>
          <table:table-cell table:formula="of:=IF([.I702]&lt;&gt;&quot;&quot;;[.K702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03];[$Sheet2.$A$2:.$B$36];2)" office:value-type="string" office:string-value="OUDEGEM BC" calcext:value-type="string">
            <text:p>OUDEGEM BC</text:p>
          </table:table-cell>
          <table:table-cell table:formula="of:=VLOOKUP([.A703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dia Vanbockryck</text:p>
          </table:table-cell>
          <table:table-cell office:value-type="float" office:value="50086259" calcext:value-type="float">
            <text:p>50086259</text:p>
          </table:table-cell>
          <table:table-cell table:number-columns-repeated="2"/>
          <table:table-cell table:formula="of:=IF([.H703]&lt;&gt;&quot;&quot;;CONCATENATE([.H703];&quot;,&quot;;[.C703];&quot; &quot;;[.D703];&quot;,&quot;;[.B703]);&quot;&quot;)" office:value-type="string" office:string-value="50086259,Oudegem 3D,OUDEGEM BC" calcext:value-type="string">
            <text:p>50086259,Oudegem 3D,OUDEGEM BC</text:p>
          </table:table-cell>
          <table:table-cell table:formula="of:=IF([.I703]=&quot;&quot;;[.K703];&quot;&quot;)" office:value-type="string" office:string-value="50086259,Oudegem 3D,OUDEGEM BC" calcext:value-type="string">
            <text:p>50086259,Oudegem 3D,OUDEGEM BC</text:p>
          </table:table-cell>
          <table:table-cell table:formula="of:=IF([.I703]&lt;&gt;&quot;&quot;;[.K703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04];[$Sheet2.$A$2:.$B$36];2)" office:value-type="string" office:string-value="OUDEGEM BC" calcext:value-type="string">
            <text:p>OUDEGEM BC</text:p>
          </table:table-cell>
          <table:table-cell table:formula="of:=VLOOKUP([.A704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lies Deen</text:p>
          </table:table-cell>
          <table:table-cell office:value-type="float" office:value="50075417" calcext:value-type="float">
            <text:p>50075417</text:p>
          </table:table-cell>
          <table:table-cell table:number-columns-repeated="2"/>
          <table:table-cell table:formula="of:=IF([.H704]&lt;&gt;&quot;&quot;;CONCATENATE([.H704];&quot;,&quot;;[.C704];&quot; &quot;;[.D704];&quot;,&quot;;[.B704]);&quot;&quot;)" office:value-type="string" office:string-value="50075417,Oudegem 3D,OUDEGEM BC" calcext:value-type="string">
            <text:p>50075417,Oudegem 3D,OUDEGEM BC</text:p>
          </table:table-cell>
          <table:table-cell table:formula="of:=IF([.I704]=&quot;&quot;;[.K704];&quot;&quot;)" office:value-type="string" office:string-value="50075417,Oudegem 3D,OUDEGEM BC" calcext:value-type="string">
            <text:p>50075417,Oudegem 3D,OUDEGEM BC</text:p>
          </table:table-cell>
          <table:table-cell table:formula="of:=IF([.I704]&lt;&gt;&quot;&quot;;[.K704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05];[$Sheet2.$A$2:.$B$36];2)" office:value-type="string" office:string-value="OUDEGEM BC" calcext:value-type="string">
            <text:p>OUDEGEM BC</text:p>
          </table:table-cell>
          <table:table-cell table:formula="of:=VLOOKUP([.A705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e Van Overmeeren</text:p>
          </table:table-cell>
          <table:table-cell office:value-type="float" office:value="50053381" calcext:value-type="float">
            <text:p>50053381</text:p>
          </table:table-cell>
          <table:table-cell table:number-columns-repeated="2"/>
          <table:table-cell table:formula="of:=IF([.H705]&lt;&gt;&quot;&quot;;CONCATENATE([.H705];&quot;,&quot;;[.C705];&quot; &quot;;[.D705];&quot;,&quot;;[.B705]);&quot;&quot;)" office:value-type="string" office:string-value="50053381,Oudegem 3D,OUDEGEM BC" calcext:value-type="string">
            <text:p>50053381,Oudegem 3D,OUDEGEM BC</text:p>
          </table:table-cell>
          <table:table-cell table:formula="of:=IF([.I705]=&quot;&quot;;[.K705];&quot;&quot;)" office:value-type="string" office:string-value="50053381,Oudegem 3D,OUDEGEM BC" calcext:value-type="string">
            <text:p>50053381,Oudegem 3D,OUDEGEM BC</text:p>
          </table:table-cell>
          <table:table-cell table:formula="of:=IF([.I705]&lt;&gt;&quot;&quot;;[.K705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06];[$Sheet2.$A$2:.$B$36];2)" office:value-type="string" office:string-value="OUDEGEM BC" calcext:value-type="string">
            <text:p>OUDEGEM BC</text:p>
          </table:table-cell>
          <table:table-cell table:formula="of:=VLOOKUP([.A706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 Roels</text:p>
          </table:table-cell>
          <table:table-cell office:value-type="float" office:value="50049575" calcext:value-type="float">
            <text:p>50049575</text:p>
          </table:table-cell>
          <table:table-cell table:number-columns-repeated="2"/>
          <table:table-cell table:formula="of:=IF([.H706]&lt;&gt;&quot;&quot;;CONCATENATE([.H706];&quot;,&quot;;[.C706];&quot; &quot;;[.D706];&quot;,&quot;;[.B706]);&quot;&quot;)" office:value-type="string" office:string-value="50049575,Oudegem 4G,OUDEGEM BC" calcext:value-type="string">
            <text:p>50049575,Oudegem 4G,OUDEGEM BC</text:p>
          </table:table-cell>
          <table:table-cell table:formula="of:=IF([.I706]=&quot;&quot;;[.K706];&quot;&quot;)" office:value-type="string" office:string-value="50049575,Oudegem 4G,OUDEGEM BC" calcext:value-type="string">
            <text:p>50049575,Oudegem 4G,OUDEGEM BC</text:p>
          </table:table-cell>
          <table:table-cell table:formula="of:=IF([.I706]&lt;&gt;&quot;&quot;;[.K706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07];[$Sheet2.$A$2:.$B$36];2)" office:value-type="string" office:string-value="OUDEGEM BC" calcext:value-type="string">
            <text:p>OUDEGEM BC</text:p>
          </table:table-cell>
          <table:table-cell table:formula="of:=VLOOKUP([.A707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 Verschraege</text:p>
          </table:table-cell>
          <table:table-cell office:value-type="float" office:value="50053941" calcext:value-type="float">
            <text:p>50053941</text:p>
          </table:table-cell>
          <table:table-cell table:number-columns-repeated="2"/>
          <table:table-cell table:formula="of:=IF([.H707]&lt;&gt;&quot;&quot;;CONCATENATE([.H707];&quot;,&quot;;[.C707];&quot; &quot;;[.D707];&quot;,&quot;;[.B707]);&quot;&quot;)" office:value-type="string" office:string-value="50053941,Oudegem 4G,OUDEGEM BC" calcext:value-type="string">
            <text:p>50053941,Oudegem 4G,OUDEGEM BC</text:p>
          </table:table-cell>
          <table:table-cell table:formula="of:=IF([.I707]=&quot;&quot;;[.K707];&quot;&quot;)" office:value-type="string" office:string-value="50053941,Oudegem 4G,OUDEGEM BC" calcext:value-type="string">
            <text:p>50053941,Oudegem 4G,OUDEGEM BC</text:p>
          </table:table-cell>
          <table:table-cell table:formula="of:=IF([.I707]&lt;&gt;&quot;&quot;;[.K707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08];[$Sheet2.$A$2:.$B$36];2)" office:value-type="string" office:string-value="OUDEGEM BC" calcext:value-type="string">
            <text:p>OUDEGEM BC</text:p>
          </table:table-cell>
          <table:table-cell table:formula="of:=VLOOKUP([.A708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enda De Wilde</text:p>
          </table:table-cell>
          <table:table-cell office:value-type="float" office:value="50085590" calcext:value-type="float">
            <text:p>50085590</text:p>
          </table:table-cell>
          <table:table-cell table:number-columns-repeated="2"/>
          <table:table-cell table:formula="of:=IF([.H708]&lt;&gt;&quot;&quot;;CONCATENATE([.H708];&quot;,&quot;;[.C708];&quot; &quot;;[.D708];&quot;,&quot;;[.B708]);&quot;&quot;)" office:value-type="string" office:string-value="50085590,Oudegem 4G,OUDEGEM BC" calcext:value-type="string">
            <text:p>50085590,Oudegem 4G,OUDEGEM BC</text:p>
          </table:table-cell>
          <table:table-cell table:formula="of:=IF([.I708]=&quot;&quot;;[.K708];&quot;&quot;)" office:value-type="string" office:string-value="50085590,Oudegem 4G,OUDEGEM BC" calcext:value-type="string">
            <text:p>50085590,Oudegem 4G,OUDEGEM BC</text:p>
          </table:table-cell>
          <table:table-cell table:formula="of:=IF([.I708]&lt;&gt;&quot;&quot;;[.K708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09];[$Sheet2.$A$2:.$B$36];2)" office:value-type="string" office:string-value="OUDEGEM BC" calcext:value-type="string">
            <text:p>OUDEGEM BC</text:p>
          </table:table-cell>
          <table:table-cell table:formula="of:=VLOOKUP([.A709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le de Loy - Vermeulen</text:p>
          </table:table-cell>
          <table:table-cell office:value-type="float" office:value="50066312" calcext:value-type="float">
            <text:p>50066312</text:p>
          </table:table-cell>
          <table:table-cell table:number-columns-repeated="2"/>
          <table:table-cell table:formula="of:=IF([.H709]&lt;&gt;&quot;&quot;;CONCATENATE([.H709];&quot;,&quot;;[.C709];&quot; &quot;;[.D709];&quot;,&quot;;[.B709]);&quot;&quot;)" office:value-type="string" office:string-value="50066312,Oudegem 4G,OUDEGEM BC" calcext:value-type="string">
            <text:p>50066312,Oudegem 4G,OUDEGEM BC</text:p>
          </table:table-cell>
          <table:table-cell table:formula="of:=IF([.I709]=&quot;&quot;;[.K709];&quot;&quot;)" office:value-type="string" office:string-value="50066312,Oudegem 4G,OUDEGEM BC" calcext:value-type="string">
            <text:p>50066312,Oudegem 4G,OUDEGEM BC</text:p>
          </table:table-cell>
          <table:table-cell table:formula="of:=IF([.I709]&lt;&gt;&quot;&quot;;[.K709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10];[$Sheet2.$A$2:.$B$36];2)" office:value-type="string" office:string-value="OUDEGEM BC" calcext:value-type="string">
            <text:p>OUDEGEM BC</text:p>
          </table:table-cell>
          <table:table-cell table:formula="of:=VLOOKUP([.A710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wan Dessers</text:p>
          </table:table-cell>
          <table:table-cell office:value-type="float" office:value="50074716" calcext:value-type="float">
            <text:p>50074716</text:p>
          </table:table-cell>
          <table:table-cell table:number-columns-repeated="2"/>
          <table:table-cell table:formula="of:=IF([.H710]&lt;&gt;&quot;&quot;;CONCATENATE([.H710];&quot;,&quot;;[.C710];&quot; &quot;;[.D710];&quot;,&quot;;[.B710]);&quot;&quot;)" office:value-type="string" office:string-value="50074716,Oudegem 4H,OUDEGEM BC" calcext:value-type="string">
            <text:p>50074716,Oudegem 4H,OUDEGEM BC</text:p>
          </table:table-cell>
          <table:table-cell table:formula="of:=IF([.I710]=&quot;&quot;;[.K710];&quot;&quot;)" office:value-type="string" office:string-value="50074716,Oudegem 4H,OUDEGEM BC" calcext:value-type="string">
            <text:p>50074716,Oudegem 4H,OUDEGEM BC</text:p>
          </table:table-cell>
          <table:table-cell table:formula="of:=IF([.I710]&lt;&gt;&quot;&quot;;[.K710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11];[$Sheet2.$A$2:.$B$36];2)" office:value-type="string" office:string-value="OUDEGEM BC" calcext:value-type="string">
            <text:p>OUDEGEM BC</text:p>
          </table:table-cell>
          <table:table-cell table:formula="of:=VLOOKUP([.A711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rgen De Coensel</text:p>
          </table:table-cell>
          <table:table-cell office:value-type="float" office:value="50088389" calcext:value-type="float">
            <text:p>50088389</text:p>
          </table:table-cell>
          <table:table-cell table:number-columns-repeated="2"/>
          <table:table-cell table:formula="of:=IF([.H711]&lt;&gt;&quot;&quot;;CONCATENATE([.H711];&quot;,&quot;;[.C711];&quot; &quot;;[.D711];&quot;,&quot;;[.B711]);&quot;&quot;)" office:value-type="string" office:string-value="50088389,Oudegem 4H,OUDEGEM BC" calcext:value-type="string">
            <text:p>50088389,Oudegem 4H,OUDEGEM BC</text:p>
          </table:table-cell>
          <table:table-cell table:formula="of:=IF([.I711]=&quot;&quot;;[.K711];&quot;&quot;)" office:value-type="string" office:string-value="50088389,Oudegem 4H,OUDEGEM BC" calcext:value-type="string">
            <text:p>50088389,Oudegem 4H,OUDEGEM BC</text:p>
          </table:table-cell>
          <table:table-cell table:formula="of:=IF([.I711]&lt;&gt;&quot;&quot;;[.K711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12];[$Sheet2.$A$2:.$B$36];2)" office:value-type="string" office:string-value="OUDEGEM BC" calcext:value-type="string">
            <text:p>OUDEGEM BC</text:p>
          </table:table-cell>
          <table:table-cell table:formula="of:=VLOOKUP([.A712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vin Van Nuffel</text:p>
          </table:table-cell>
          <table:table-cell office:value-type="float" office:value="50064450" calcext:value-type="float">
            <text:p>50064450</text:p>
          </table:table-cell>
          <table:table-cell table:number-columns-repeated="2"/>
          <table:table-cell table:formula="of:=IF([.H712]&lt;&gt;&quot;&quot;;CONCATENATE([.H712];&quot;,&quot;;[.C712];&quot; &quot;;[.D712];&quot;,&quot;;[.B712]);&quot;&quot;)" office:value-type="string" office:string-value="50064450,Oudegem 4H,OUDEGEM BC" calcext:value-type="string">
            <text:p>50064450,Oudegem 4H,OUDEGEM BC</text:p>
          </table:table-cell>
          <table:table-cell table:formula="of:=IF([.I712]=&quot;&quot;;[.K712];&quot;&quot;)" office:value-type="string" office:string-value="50064450,Oudegem 4H,OUDEGEM BC" calcext:value-type="string">
            <text:p>50064450,Oudegem 4H,OUDEGEM BC</text:p>
          </table:table-cell>
          <table:table-cell table:formula="of:=IF([.I712]&lt;&gt;&quot;&quot;;[.K712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13];[$Sheet2.$A$2:.$B$36];2)" office:value-type="string" office:string-value="OUDEGEM BC" calcext:value-type="string">
            <text:p>OUDEGEM BC</text:p>
          </table:table-cell>
          <table:table-cell table:formula="of:=VLOOKUP([.A713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ven Dessers</text:p>
          </table:table-cell>
          <table:table-cell office:value-type="float" office:value="50081200" calcext:value-type="float">
            <text:p>50081200</text:p>
          </table:table-cell>
          <table:table-cell table:number-columns-repeated="2"/>
          <table:table-cell table:formula="of:=IF([.H713]&lt;&gt;&quot;&quot;;CONCATENATE([.H713];&quot;,&quot;;[.C713];&quot; &quot;;[.D713];&quot;,&quot;;[.B713]);&quot;&quot;)" office:value-type="string" office:string-value="50081200,Oudegem 4H,OUDEGEM BC" calcext:value-type="string">
            <text:p>50081200,Oudegem 4H,OUDEGEM BC</text:p>
          </table:table-cell>
          <table:table-cell table:formula="of:=IF([.I713]=&quot;&quot;;[.K713];&quot;&quot;)" office:value-type="string" office:string-value="50081200,Oudegem 4H,OUDEGEM BC" calcext:value-type="string">
            <text:p>50081200,Oudegem 4H,OUDEGEM BC</text:p>
          </table:table-cell>
          <table:table-cell table:formula="of:=IF([.I713]&lt;&gt;&quot;&quot;;[.K713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14];[$Sheet2.$A$2:.$B$36];2)" office:value-type="string" office:string-value="OUDEGEM BC" calcext:value-type="string">
            <text:p>OUDEGEM BC</text:p>
          </table:table-cell>
          <table:table-cell table:formula="of:=VLOOKUP([.A714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ls Ottoy</text:p>
          </table:table-cell>
          <table:table-cell office:value-type="float" office:value="50041626" calcext:value-type="float">
            <text:p>50041626</text:p>
          </table:table-cell>
          <table:table-cell table:number-columns-repeated="2"/>
          <table:table-cell table:formula="of:=IF([.H714]&lt;&gt;&quot;&quot;;CONCATENATE([.H714];&quot;,&quot;;[.C714];&quot; &quot;;[.D714];&quot;,&quot;;[.B714]);&quot;&quot;)" office:value-type="string" office:string-value="50041626,Oudegem 5G,OUDEGEM BC" calcext:value-type="string">
            <text:p>50041626,Oudegem 5G,OUDEGEM BC</text:p>
          </table:table-cell>
          <table:table-cell table:formula="of:=IF([.I714]=&quot;&quot;;[.K714];&quot;&quot;)" office:value-type="string" office:string-value="50041626,Oudegem 5G,OUDEGEM BC" calcext:value-type="string">
            <text:p>50041626,Oudegem 5G,OUDEGEM BC</text:p>
          </table:table-cell>
          <table:table-cell table:formula="of:=IF([.I714]&lt;&gt;&quot;&quot;;[.K714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15];[$Sheet2.$A$2:.$B$36];2)" office:value-type="string" office:string-value="OUDEGEM BC" calcext:value-type="string">
            <text:p>OUDEGEM BC</text:p>
          </table:table-cell>
          <table:table-cell table:formula="of:=VLOOKUP([.A715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m Dierickx</text:p>
          </table:table-cell>
          <table:table-cell office:value-type="float" office:value="50084292" calcext:value-type="float">
            <text:p>50084292</text:p>
          </table:table-cell>
          <table:table-cell table:number-columns-repeated="2"/>
          <table:table-cell table:formula="of:=IF([.H715]&lt;&gt;&quot;&quot;;CONCATENATE([.H715];&quot;,&quot;;[.C715];&quot; &quot;;[.D715];&quot;,&quot;;[.B715]);&quot;&quot;)" office:value-type="string" office:string-value="50084292,Oudegem 5G,OUDEGEM BC" calcext:value-type="string">
            <text:p>50084292,Oudegem 5G,OUDEGEM BC</text:p>
          </table:table-cell>
          <table:table-cell table:formula="of:=IF([.I715]=&quot;&quot;;[.K715];&quot;&quot;)" office:value-type="string" office:string-value="50084292,Oudegem 5G,OUDEGEM BC" calcext:value-type="string">
            <text:p>50084292,Oudegem 5G,OUDEGEM BC</text:p>
          </table:table-cell>
          <table:table-cell table:formula="of:=IF([.I715]&lt;&gt;&quot;&quot;;[.K715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16];[$Sheet2.$A$2:.$B$36];2)" office:value-type="string" office:string-value="OUDEGEM BC" calcext:value-type="string">
            <text:p>OUDEGEM BC</text:p>
          </table:table-cell>
          <table:table-cell table:formula="of:=VLOOKUP([.A716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en Geselle</text:p>
          </table:table-cell>
          <table:table-cell office:value-type="float" office:value="50125451" calcext:value-type="float">
            <text:p>50125451</text:p>
          </table:table-cell>
          <table:table-cell table:number-columns-repeated="2"/>
          <table:table-cell table:formula="of:=IF([.H716]&lt;&gt;&quot;&quot;;CONCATENATE([.H716];&quot;,&quot;;[.C716];&quot; &quot;;[.D716];&quot;,&quot;;[.B716]);&quot;&quot;)" office:value-type="string" office:string-value="50125451,Oudegem 5G,OUDEGEM BC" calcext:value-type="string">
            <text:p>50125451,Oudegem 5G,OUDEGEM BC</text:p>
          </table:table-cell>
          <table:table-cell table:formula="of:=IF([.I716]=&quot;&quot;;[.K716];&quot;&quot;)" office:value-type="string" office:string-value="50125451,Oudegem 5G,OUDEGEM BC" calcext:value-type="string">
            <text:p>50125451,Oudegem 5G,OUDEGEM BC</text:p>
          </table:table-cell>
          <table:table-cell table:formula="of:=IF([.I716]&lt;&gt;&quot;&quot;;[.K716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17];[$Sheet2.$A$2:.$B$36];2)" office:value-type="string" office:string-value="OUDEGEM BC" calcext:value-type="string">
            <text:p>OUDEGEM BC</text:p>
          </table:table-cell>
          <table:table-cell table:formula="of:=VLOOKUP([.A717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lies Deen</text:p>
          </table:table-cell>
          <table:table-cell office:value-type="float" office:value="50075417" calcext:value-type="float">
            <text:p>50075417</text:p>
          </table:table-cell>
          <table:table-cell table:number-columns-repeated="2"/>
          <table:table-cell table:formula="of:=IF([.H717]&lt;&gt;&quot;&quot;;CONCATENATE([.H717];&quot;,&quot;;[.C717];&quot; &quot;;[.D717];&quot;,&quot;;[.B717]);&quot;&quot;)" office:value-type="string" office:string-value="50075417,Oudegem 5G,OUDEGEM BC" calcext:value-type="string">
            <text:p>50075417,Oudegem 5G,OUDEGEM BC</text:p>
          </table:table-cell>
          <table:table-cell table:formula="of:=IF([.I717]=&quot;&quot;;[.K717];&quot;&quot;)" office:value-type="string" office:string-value="50075417,Oudegem 5G,OUDEGEM BC" calcext:value-type="string">
            <text:p>50075417,Oudegem 5G,OUDEGEM BC</text:p>
          </table:table-cell>
          <table:table-cell table:formula="of:=IF([.I717]&lt;&gt;&quot;&quot;;[.K717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18];[$Sheet2.$A$2:.$B$36];2)" office:value-type="string" office:string-value="OUDEGEM BC" calcext:value-type="string">
            <text:p>OUDEGEM BC</text:p>
          </table:table-cell>
          <table:table-cell table:formula="of:=VLOOKUP([.A718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 Verwaeren</text:p>
          </table:table-cell>
          <table:table-cell office:value-type="float" office:value="50049572" calcext:value-type="float">
            <text:p>50049572</text:p>
          </table:table-cell>
          <table:table-cell table:number-columns-repeated="2"/>
          <table:table-cell table:formula="of:=IF([.H718]&lt;&gt;&quot;&quot;;CONCATENATE([.H718];&quot;,&quot;;[.C718];&quot; &quot;;[.D718];&quot;,&quot;;[.B718]);&quot;&quot;)" office:value-type="string" office:string-value="50049572,Oudegem 5H,OUDEGEM BC" calcext:value-type="string">
            <text:p>50049572,Oudegem 5H,OUDEGEM BC</text:p>
          </table:table-cell>
          <table:table-cell table:formula="of:=IF([.I718]=&quot;&quot;;[.K718];&quot;&quot;)" office:value-type="string" office:string-value="50049572,Oudegem 5H,OUDEGEM BC" calcext:value-type="string">
            <text:p>50049572,Oudegem 5H,OUDEGEM BC</text:p>
          </table:table-cell>
          <table:table-cell table:formula="of:=IF([.I718]&lt;&gt;&quot;&quot;;[.K718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19];[$Sheet2.$A$2:.$B$36];2)" office:value-type="string" office:string-value="OUDEGEM BC" calcext:value-type="string">
            <text:p>OUDEGEM BC</text:p>
          </table:table-cell>
          <table:table-cell table:formula="of:=VLOOKUP([.A719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is Van Bastelaer</text:p>
          </table:table-cell>
          <table:table-cell office:value-type="float" office:value="50099616" calcext:value-type="float">
            <text:p>50099616</text:p>
          </table:table-cell>
          <table:table-cell table:number-columns-repeated="2"/>
          <table:table-cell table:formula="of:=IF([.H719]&lt;&gt;&quot;&quot;;CONCATENATE([.H719];&quot;,&quot;;[.C719];&quot; &quot;;[.D719];&quot;,&quot;;[.B719]);&quot;&quot;)" office:value-type="string" office:string-value="50099616,Oudegem 5H,OUDEGEM BC" calcext:value-type="string">
            <text:p>50099616,Oudegem 5H,OUDEGEM BC</text:p>
          </table:table-cell>
          <table:table-cell table:formula="of:=IF([.I719]=&quot;&quot;;[.K719];&quot;&quot;)" office:value-type="string" office:string-value="50099616,Oudegem 5H,OUDEGEM BC" calcext:value-type="string">
            <text:p>50099616,Oudegem 5H,OUDEGEM BC</text:p>
          </table:table-cell>
          <table:table-cell table:formula="of:=IF([.I719]&lt;&gt;&quot;&quot;;[.K719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20];[$Sheet2.$A$2:.$B$36];2)" office:value-type="string" office:string-value="OUDEGEM BC" calcext:value-type="string">
            <text:p>OUDEGEM BC</text:p>
          </table:table-cell>
          <table:table-cell table:formula="of:=VLOOKUP([.A720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s Meyvaert</text:p>
          </table:table-cell>
          <table:table-cell office:value-type="float" office:value="50084908" calcext:value-type="float">
            <text:p>50084908</text:p>
          </table:table-cell>
          <table:table-cell table:number-columns-repeated="2"/>
          <table:table-cell table:formula="of:=IF([.H720]&lt;&gt;&quot;&quot;;CONCATENATE([.H720];&quot;,&quot;;[.C720];&quot; &quot;;[.D720];&quot;,&quot;;[.B720]);&quot;&quot;)" office:value-type="string" office:string-value="50084908,Oudegem 5H,OUDEGEM BC" calcext:value-type="string">
            <text:p>50084908,Oudegem 5H,OUDEGEM BC</text:p>
          </table:table-cell>
          <table:table-cell table:formula="of:=IF([.I720]=&quot;&quot;;[.K720];&quot;&quot;)" office:value-type="string" office:string-value="50084908,Oudegem 5H,OUDEGEM BC" calcext:value-type="string">
            <text:p>50084908,Oudegem 5H,OUDEGEM BC</text:p>
          </table:table-cell>
          <table:table-cell table:formula="of:=IF([.I720]&lt;&gt;&quot;&quot;;[.K720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21];[$Sheet2.$A$2:.$B$36];2)" office:value-type="string" office:string-value="OUDEGEM BC" calcext:value-type="string">
            <text:p>OUDEGEM BC</text:p>
          </table:table-cell>
          <table:table-cell table:formula="of:=VLOOKUP([.A721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ter Butseraen</text:p>
          </table:table-cell>
          <table:table-cell office:value-type="float" office:value="50013637" calcext:value-type="float">
            <text:p>50013637</text:p>
          </table:table-cell>
          <table:table-cell table:number-columns-repeated="2"/>
          <table:table-cell table:formula="of:=IF([.H721]&lt;&gt;&quot;&quot;;CONCATENATE([.H721];&quot;,&quot;;[.C721];&quot; &quot;;[.D721];&quot;,&quot;;[.B721]);&quot;&quot;)" office:value-type="string" office:string-value="50013637,Oudegem 5H,OUDEGEM BC" calcext:value-type="string">
            <text:p>50013637,Oudegem 5H,OUDEGEM BC</text:p>
          </table:table-cell>
          <table:table-cell table:formula="of:=IF([.I721]=&quot;&quot;;[.K721];&quot;&quot;)" office:value-type="string" office:string-value="50013637,Oudegem 5H,OUDEGEM BC" calcext:value-type="string">
            <text:p>50013637,Oudegem 5H,OUDEGEM BC</text:p>
          </table:table-cell>
          <table:table-cell table:formula="of:=IF([.I721]&lt;&gt;&quot;&quot;;[.K721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22];[$Sheet2.$A$2:.$B$36];2)" office:value-type="string" office:string-value="OUDEGEM BC" calcext:value-type="string">
            <text:p>OUDEGEM BC</text:p>
          </table:table-cell>
          <table:table-cell table:formula="of:=VLOOKUP([.A722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dric Cooreman</text:p>
          </table:table-cell>
          <table:table-cell office:value-type="float" office:value="50049570" calcext:value-type="float">
            <text:p>50049570</text:p>
          </table:table-cell>
          <table:table-cell table:number-columns-repeated="2"/>
          <table:table-cell table:formula="of:=IF([.H722]&lt;&gt;&quot;&quot;;CONCATENATE([.H722];&quot;,&quot;;[.C722];&quot; &quot;;[.D722];&quot;,&quot;;[.B722]);&quot;&quot;)" office:value-type="string" office:string-value="50049570,Oudegem 6G,OUDEGEM BC" calcext:value-type="string">
            <text:p>50049570,Oudegem 6G,OUDEGEM BC</text:p>
          </table:table-cell>
          <table:table-cell table:formula="of:=IF([.I722]=&quot;&quot;;[.K722];&quot;&quot;)" office:value-type="string" office:string-value="50049570,Oudegem 6G,OUDEGEM BC" calcext:value-type="string">
            <text:p>50049570,Oudegem 6G,OUDEGEM BC</text:p>
          </table:table-cell>
          <table:table-cell table:formula="of:=IF([.I722]&lt;&gt;&quot;&quot;;[.K722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23];[$Sheet2.$A$2:.$B$36];2)" office:value-type="string" office:string-value="OUDEGEM BC" calcext:value-type="string">
            <text:p>OUDEGEM BC</text:p>
          </table:table-cell>
          <table:table-cell table:formula="of:=VLOOKUP([.A723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s Meyvaert</text:p>
          </table:table-cell>
          <table:table-cell office:value-type="float" office:value="50084908" calcext:value-type="float">
            <text:p>50084908</text:p>
          </table:table-cell>
          <table:table-cell table:number-columns-repeated="2"/>
          <table:table-cell table:formula="of:=IF([.H723]&lt;&gt;&quot;&quot;;CONCATENATE([.H723];&quot;,&quot;;[.C723];&quot; &quot;;[.D723];&quot;,&quot;;[.B723]);&quot;&quot;)" office:value-type="string" office:string-value="50084908,Oudegem 6G,OUDEGEM BC" calcext:value-type="string">
            <text:p>50084908,Oudegem 6G,OUDEGEM BC</text:p>
          </table:table-cell>
          <table:table-cell table:formula="of:=IF([.I723]=&quot;&quot;;[.K723];&quot;&quot;)" office:value-type="string" office:string-value="50084908,Oudegem 6G,OUDEGEM BC" calcext:value-type="string">
            <text:p>50084908,Oudegem 6G,OUDEGEM BC</text:p>
          </table:table-cell>
          <table:table-cell table:formula="of:=IF([.I723]&lt;&gt;&quot;&quot;;[.K723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24];[$Sheet2.$A$2:.$B$36];2)" office:value-type="string" office:string-value="OUDEGEM BC" calcext:value-type="string">
            <text:p>OUDEGEM BC</text:p>
          </table:table-cell>
          <table:table-cell table:formula="of:=VLOOKUP([.A724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ke Van Der Gucht</text:p>
          </table:table-cell>
          <table:table-cell office:value-type="float" office:value="50112651" calcext:value-type="float">
            <text:p>50112651</text:p>
          </table:table-cell>
          <table:table-cell table:number-columns-repeated="2"/>
          <table:table-cell table:formula="of:=IF([.H724]&lt;&gt;&quot;&quot;;CONCATENATE([.H724];&quot;,&quot;;[.C724];&quot; &quot;;[.D724];&quot;,&quot;;[.B724]);&quot;&quot;)" office:value-type="string" office:string-value="50112651,Oudegem 6G,OUDEGEM BC" calcext:value-type="string">
            <text:p>50112651,Oudegem 6G,OUDEGEM BC</text:p>
          </table:table-cell>
          <table:table-cell table:formula="of:=IF([.I724]=&quot;&quot;;[.K724];&quot;&quot;)" office:value-type="string" office:string-value="50112651,Oudegem 6G,OUDEGEM BC" calcext:value-type="string">
            <text:p>50112651,Oudegem 6G,OUDEGEM BC</text:p>
          </table:table-cell>
          <table:table-cell table:formula="of:=IF([.I724]&lt;&gt;&quot;&quot;;[.K724];&quot;&quot;)">
            <text:p/>
          </table:table-cell>
        </table:table-row>
        <table:table-row table:style-name="ro1" table:visibility="filter">
          <table:table-cell office:value-type="string" calcext:value-type="string">
            <text:p>Oudegem BC</text:p>
          </table:table-cell>
          <table:table-cell table:formula="of:=VLOOKUP([.A725];[$Sheet2.$A$2:.$B$36];2)" office:value-type="string" office:string-value="OUDEGEM BC" calcext:value-type="string">
            <text:p>OUDEGEM BC</text:p>
          </table:table-cell>
          <table:table-cell table:formula="of:=VLOOKUP([.A725];[$Sheet2.$A$2:.$C$36];3)" office:value-type="string" office:string-value="Oudegem" calcext:value-type="string">
            <text:p>Oudegem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ydia Vanbockryck</text:p>
          </table:table-cell>
          <table:table-cell office:value-type="float" office:value="50086259" calcext:value-type="float">
            <text:p>50086259</text:p>
          </table:table-cell>
          <table:table-cell table:number-columns-repeated="2"/>
          <table:table-cell table:formula="of:=IF([.H725]&lt;&gt;&quot;&quot;;CONCATENATE([.H725];&quot;,&quot;;[.C725];&quot; &quot;;[.D725];&quot;,&quot;;[.B725]);&quot;&quot;)" office:value-type="string" office:string-value="50086259,Oudegem 6G,OUDEGEM BC" calcext:value-type="string">
            <text:p>50086259,Oudegem 6G,OUDEGEM BC</text:p>
          </table:table-cell>
          <table:table-cell table:formula="of:=IF([.I725]=&quot;&quot;;[.K725];&quot;&quot;)" office:value-type="string" office:string-value="50086259,Oudegem 6G,OUDEGEM BC" calcext:value-type="string">
            <text:p>50086259,Oudegem 6G,OUDEGEM BC</text:p>
          </table:table-cell>
          <table:table-cell table:formula="of:=IF([.I725]&lt;&gt;&quot;&quot;;[.K725];&quot;&quot;)">
            <text:p/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26];[$Sheet2.$A$2:.$B$36];2)" office:value-type="string" office:string-value="PLUIMPLUKKERS BC" calcext:value-type="string">
            <text:p>PLUIMPLUKKERS BC</text:p>
          </table:table-cell>
          <table:table-cell table:formula="of:=VLOOKUP([.A726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as van Gastel</text:p>
          </table:table-cell>
          <table:table-cell office:value-type="float" office:value="50056875" calcext:value-type="float">
            <text:p>50056875</text:p>
          </table:table-cell>
          <table:table-cell office:value-type="string" calcext:value-type="string">
            <text:p>Nationale</text:p>
          </table:table-cell>
          <table:table-cell/>
          <table:table-cell table:formula="of:=IF([.H726]&lt;&gt;&quot;&quot;;CONCATENATE([.H726];&quot;,&quot;;[.C726];&quot; &quot;;[.D726];&quot;,&quot;;[.B726]);&quot;&quot;)" office:value-type="string" office:string-value="50056875,Pluimplukkers 1G,PLUIMPLUKKERS BC" calcext:value-type="string">
            <text:p>50056875,Pluimplukkers 1G,PLUIMPLUKKERS BC</text:p>
          </table:table-cell>
          <table:table-cell table:formula="of:=IF([.I726]=&quot;&quot;;[.K726];&quot;&quot;)">
            <text:p/>
          </table:table-cell>
          <table:table-cell table:formula="of:=IF([.I726]&lt;&gt;&quot;&quot;;[.K726];&quot;&quot;)" office:value-type="string" office:string-value="50056875,Pluimplukkers 1G,PLUIMPLUKKERS BC" calcext:value-type="string">
            <text:p>50056875,Pluimplukkers 1G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27];[$Sheet2.$A$2:.$B$36];2)" office:value-type="string" office:string-value="PLUIMPLUKKERS BC" calcext:value-type="string">
            <text:p>PLUIMPLUKKERS BC</text:p>
          </table:table-cell>
          <table:table-cell table:formula="of:=VLOOKUP([.A727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 Spanhove</text:p>
          </table:table-cell>
          <table:table-cell office:value-type="float" office:value="50072263" calcext:value-type="float">
            <text:p>50072263</text:p>
          </table:table-cell>
          <table:table-cell office:value-type="string" calcext:value-type="string">
            <text:p>Nationale</text:p>
          </table:table-cell>
          <table:table-cell/>
          <table:table-cell table:formula="of:=IF([.H727]&lt;&gt;&quot;&quot;;CONCATENATE([.H727];&quot;,&quot;;[.C727];&quot; &quot;;[.D727];&quot;,&quot;;[.B727]);&quot;&quot;)" office:value-type="string" office:string-value="50072263,Pluimplukkers 1G,PLUIMPLUKKERS BC" calcext:value-type="string">
            <text:p>50072263,Pluimplukkers 1G,PLUIMPLUKKERS BC</text:p>
          </table:table-cell>
          <table:table-cell table:formula="of:=IF([.I727]=&quot;&quot;;[.K727];&quot;&quot;)">
            <text:p/>
          </table:table-cell>
          <table:table-cell table:formula="of:=IF([.I727]&lt;&gt;&quot;&quot;;[.K727];&quot;&quot;)" office:value-type="string" office:string-value="50072263,Pluimplukkers 1G,PLUIMPLUKKERS BC" calcext:value-type="string">
            <text:p>50072263,Pluimplukkers 1G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28];[$Sheet2.$A$2:.$B$36];2)" office:value-type="string" office:string-value="PLUIMPLUKKERS BC" calcext:value-type="string">
            <text:p>PLUIMPLUKKERS BC</text:p>
          </table:table-cell>
          <table:table-cell table:formula="of:=VLOOKUP([.A728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ne Verbeek</text:p>
          </table:table-cell>
          <table:table-cell office:value-type="float" office:value="50068658" calcext:value-type="float">
            <text:p>50068658</text:p>
          </table:table-cell>
          <table:table-cell office:value-type="string" calcext:value-type="string">
            <text:p>Nationale</text:p>
          </table:table-cell>
          <table:table-cell/>
          <table:table-cell table:formula="of:=IF([.H728]&lt;&gt;&quot;&quot;;CONCATENATE([.H728];&quot;,&quot;;[.C728];&quot; &quot;;[.D728];&quot;,&quot;;[.B728]);&quot;&quot;)" office:value-type="string" office:string-value="50068658,Pluimplukkers 1G,PLUIMPLUKKERS BC" calcext:value-type="string">
            <text:p>50068658,Pluimplukkers 1G,PLUIMPLUKKERS BC</text:p>
          </table:table-cell>
          <table:table-cell table:formula="of:=IF([.I728]=&quot;&quot;;[.K728];&quot;&quot;)">
            <text:p/>
          </table:table-cell>
          <table:table-cell table:formula="of:=IF([.I728]&lt;&gt;&quot;&quot;;[.K728];&quot;&quot;)" office:value-type="string" office:string-value="50068658,Pluimplukkers 1G,PLUIMPLUKKERS BC" calcext:value-type="string">
            <text:p>50068658,Pluimplukkers 1G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29];[$Sheet2.$A$2:.$B$36];2)" office:value-type="string" office:string-value="PLUIMPLUKKERS BC" calcext:value-type="string">
            <text:p>PLUIMPLUKKERS BC</text:p>
          </table:table-cell>
          <table:table-cell table:formula="of:=VLOOKUP([.A729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nn Sioncke</text:p>
          </table:table-cell>
          <table:table-cell office:value-type="float" office:value="50056504" calcext:value-type="float">
            <text:p>50056504</text:p>
          </table:table-cell>
          <table:table-cell office:value-type="string" calcext:value-type="string">
            <text:p>Nationale</text:p>
          </table:table-cell>
          <table:table-cell/>
          <table:table-cell table:formula="of:=IF([.H729]&lt;&gt;&quot;&quot;;CONCATENATE([.H729];&quot;,&quot;;[.C729];&quot; &quot;;[.D729];&quot;,&quot;;[.B729]);&quot;&quot;)" office:value-type="string" office:string-value="50056504,Pluimplukkers 1G,PLUIMPLUKKERS BC" calcext:value-type="string">
            <text:p>50056504,Pluimplukkers 1G,PLUIMPLUKKERS BC</text:p>
          </table:table-cell>
          <table:table-cell table:formula="of:=IF([.I729]=&quot;&quot;;[.K729];&quot;&quot;)">
            <text:p/>
          </table:table-cell>
          <table:table-cell table:formula="of:=IF([.I729]&lt;&gt;&quot;&quot;;[.K729];&quot;&quot;)" office:value-type="string" office:string-value="50056504,Pluimplukkers 1G,PLUIMPLUKKERS BC" calcext:value-type="string">
            <text:p>50056504,Pluimplukkers 1G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30];[$Sheet2.$A$2:.$B$36];2)" office:value-type="string" office:string-value="PLUIMPLUKKERS BC" calcext:value-type="string">
            <text:p>PLUIMPLUKKERS BC</text:p>
          </table:table-cell>
          <table:table-cell table:formula="of:=VLOOKUP([.A730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as Van Gastel</text:p>
          </table:table-cell>
          <table:table-cell office:value-type="float" office:value="50056875" calcext:value-type="float">
            <text:p>50056875</text:p>
          </table:table-cell>
          <table:table-cell office:value-type="string" calcext:value-type="string">
            <text:p>Liga</text:p>
          </table:table-cell>
          <table:table-cell/>
          <table:table-cell table:formula="of:=IF([.H730]&lt;&gt;&quot;&quot;;CONCATENATE([.H730];&quot;,&quot;;[.C730];&quot; &quot;;[.D730];&quot;,&quot;;[.B730]);&quot;&quot;)" office:value-type="string" office:string-value="50056875,Pluimplukkers 1H,PLUIMPLUKKERS BC" calcext:value-type="string">
            <text:p>50056875,Pluimplukkers 1H,PLUIMPLUKKERS BC</text:p>
          </table:table-cell>
          <table:table-cell table:formula="of:=IF([.I730]=&quot;&quot;;[.K730];&quot;&quot;)">
            <text:p/>
          </table:table-cell>
          <table:table-cell table:formula="of:=IF([.I730]&lt;&gt;&quot;&quot;;[.K730];&quot;&quot;)" office:value-type="string" office:string-value="50056875,Pluimplukkers 1H,PLUIMPLUKKERS BC" calcext:value-type="string">
            <text:p>50056875,Pluimplukkers 1H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31];[$Sheet2.$A$2:.$B$36];2)" office:value-type="string" office:string-value="PLUIMPLUKKERS BC" calcext:value-type="string">
            <text:p>PLUIMPLUKKERS BC</text:p>
          </table:table-cell>
          <table:table-cell table:formula="of:=VLOOKUP([.A731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Hesters</text:p>
          </table:table-cell>
          <table:table-cell office:value-type="float" office:value="50058137" calcext:value-type="float">
            <text:p>50058137</text:p>
          </table:table-cell>
          <table:table-cell office:value-type="string" calcext:value-type="string">
            <text:p>Liga</text:p>
          </table:table-cell>
          <table:table-cell/>
          <table:table-cell table:formula="of:=IF([.H731]&lt;&gt;&quot;&quot;;CONCATENATE([.H731];&quot;,&quot;;[.C731];&quot; &quot;;[.D731];&quot;,&quot;;[.B731]);&quot;&quot;)" office:value-type="string" office:string-value="50058137,Pluimplukkers 1H,PLUIMPLUKKERS BC" calcext:value-type="string">
            <text:p>50058137,Pluimplukkers 1H,PLUIMPLUKKERS BC</text:p>
          </table:table-cell>
          <table:table-cell table:formula="of:=IF([.I731]=&quot;&quot;;[.K731];&quot;&quot;)">
            <text:p/>
          </table:table-cell>
          <table:table-cell table:formula="of:=IF([.I731]&lt;&gt;&quot;&quot;;[.K731];&quot;&quot;)" office:value-type="string" office:string-value="50058137,Pluimplukkers 1H,PLUIMPLUKKERS BC" calcext:value-type="string">
            <text:p>50058137,Pluimplukkers 1H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32];[$Sheet2.$A$2:.$B$36];2)" office:value-type="string" office:string-value="PLUIMPLUKKERS BC" calcext:value-type="string">
            <text:p>PLUIMPLUKKERS BC</text:p>
          </table:table-cell>
          <table:table-cell table:formula="of:=VLOOKUP([.A732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 Van Gastel</text:p>
          </table:table-cell>
          <table:table-cell office:value-type="float" office:value="50048606" calcext:value-type="float">
            <text:p>50048606</text:p>
          </table:table-cell>
          <table:table-cell office:value-type="string" calcext:value-type="string">
            <text:p>Liga</text:p>
          </table:table-cell>
          <table:table-cell/>
          <table:table-cell table:formula="of:=IF([.H732]&lt;&gt;&quot;&quot;;CONCATENATE([.H732];&quot;,&quot;;[.C732];&quot; &quot;;[.D732];&quot;,&quot;;[.B732]);&quot;&quot;)" office:value-type="string" office:string-value="50048606,Pluimplukkers 1H,PLUIMPLUKKERS BC" calcext:value-type="string">
            <text:p>50048606,Pluimplukkers 1H,PLUIMPLUKKERS BC</text:p>
          </table:table-cell>
          <table:table-cell table:formula="of:=IF([.I732]=&quot;&quot;;[.K732];&quot;&quot;)">
            <text:p/>
          </table:table-cell>
          <table:table-cell table:formula="of:=IF([.I732]&lt;&gt;&quot;&quot;;[.K732];&quot;&quot;)" office:value-type="string" office:string-value="50048606,Pluimplukkers 1H,PLUIMPLUKKERS BC" calcext:value-type="string">
            <text:p>50048606,Pluimplukkers 1H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33];[$Sheet2.$A$2:.$B$36];2)" office:value-type="string" office:string-value="PLUIMPLUKKERS BC" calcext:value-type="string">
            <text:p>PLUIMPLUKKERS BC</text:p>
          </table:table-cell>
          <table:table-cell table:formula="of:=VLOOKUP([.A733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jn Lekens</text:p>
          </table:table-cell>
          <table:table-cell office:value-type="float" office:value="50084667" calcext:value-type="float">
            <text:p>50084667</text:p>
          </table:table-cell>
          <table:table-cell office:value-type="string" calcext:value-type="string">
            <text:p>Liga</text:p>
          </table:table-cell>
          <table:table-cell/>
          <table:table-cell table:formula="of:=IF([.H733]&lt;&gt;&quot;&quot;;CONCATENATE([.H733];&quot;,&quot;;[.C733];&quot; &quot;;[.D733];&quot;,&quot;;[.B733]);&quot;&quot;)" office:value-type="string" office:string-value="50084667,Pluimplukkers 1H,PLUIMPLUKKERS BC" calcext:value-type="string">
            <text:p>50084667,Pluimplukkers 1H,PLUIMPLUKKERS BC</text:p>
          </table:table-cell>
          <table:table-cell table:formula="of:=IF([.I733]=&quot;&quot;;[.K733];&quot;&quot;)">
            <text:p/>
          </table:table-cell>
          <table:table-cell table:formula="of:=IF([.I733]&lt;&gt;&quot;&quot;;[.K733];&quot;&quot;)" office:value-type="string" office:string-value="50084667,Pluimplukkers 1H,PLUIMPLUKKERS BC" calcext:value-type="string">
            <text:p>50084667,Pluimplukkers 1H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34];[$Sheet2.$A$2:.$B$36];2)" office:value-type="string" office:string-value="PLUIMPLUKKERS BC" calcext:value-type="string">
            <text:p>PLUIMPLUKKERS BC</text:p>
          </table:table-cell>
          <table:table-cell table:formula="of:=VLOOKUP([.A734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ah Van Den Eeden</text:p>
          </table:table-cell>
          <table:table-cell office:value-type="float" office:value="50091428" calcext:value-type="float">
            <text:p>50091428</text:p>
          </table:table-cell>
          <table:table-cell office:value-type="string" calcext:value-type="string">
            <text:p>Liga</text:p>
          </table:table-cell>
          <table:table-cell/>
          <table:table-cell table:formula="of:=IF([.H734]&lt;&gt;&quot;&quot;;CONCATENATE([.H734];&quot;,&quot;;[.C734];&quot; &quot;;[.D734];&quot;,&quot;;[.B734]);&quot;&quot;)" office:value-type="string" office:string-value="50091428,Pluimplukkers 1D,PLUIMPLUKKERS BC" calcext:value-type="string">
            <text:p>50091428,Pluimplukkers 1D,PLUIMPLUKKERS BC</text:p>
          </table:table-cell>
          <table:table-cell table:formula="of:=IF([.I734]=&quot;&quot;;[.K734];&quot;&quot;)">
            <text:p/>
          </table:table-cell>
          <table:table-cell table:formula="of:=IF([.I734]&lt;&gt;&quot;&quot;;[.K734];&quot;&quot;)" office:value-type="string" office:string-value="50091428,Pluimplukkers 1D,PLUIMPLUKKERS BC" calcext:value-type="string">
            <text:p>50091428,Pluimplukkers 1D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35];[$Sheet2.$A$2:.$B$36];2)" office:value-type="string" office:string-value="PLUIMPLUKKERS BC" calcext:value-type="string">
            <text:p>PLUIMPLUKKERS BC</text:p>
          </table:table-cell>
          <table:table-cell table:formula="of:=VLOOKUP([.A735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nn Sioncke</text:p>
          </table:table-cell>
          <table:table-cell office:value-type="float" office:value="50056504" calcext:value-type="float">
            <text:p>50056504</text:p>
          </table:table-cell>
          <table:table-cell office:value-type="string" calcext:value-type="string">
            <text:p>Liga</text:p>
          </table:table-cell>
          <table:table-cell/>
          <table:table-cell table:formula="of:=IF([.H735]&lt;&gt;&quot;&quot;;CONCATENATE([.H735];&quot;,&quot;;[.C735];&quot; &quot;;[.D735];&quot;,&quot;;[.B735]);&quot;&quot;)" office:value-type="string" office:string-value="50056504,Pluimplukkers 1D,PLUIMPLUKKERS BC" calcext:value-type="string">
            <text:p>50056504,Pluimplukkers 1D,PLUIMPLUKKERS BC</text:p>
          </table:table-cell>
          <table:table-cell table:formula="of:=IF([.I735]=&quot;&quot;;[.K735];&quot;&quot;)">
            <text:p/>
          </table:table-cell>
          <table:table-cell table:formula="of:=IF([.I735]&lt;&gt;&quot;&quot;;[.K735];&quot;&quot;)" office:value-type="string" office:string-value="50056504,Pluimplukkers 1D,PLUIMPLUKKERS BC" calcext:value-type="string">
            <text:p>50056504,Pluimplukkers 1D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36];[$Sheet2.$A$2:.$B$36];2)" office:value-type="string" office:string-value="PLUIMPLUKKERS BC" calcext:value-type="string">
            <text:p>PLUIMPLUKKERS BC</text:p>
          </table:table-cell>
          <table:table-cell table:formula="of:=VLOOKUP([.A736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t� Lamont</text:p>
          </table:table-cell>
          <table:table-cell office:value-type="float" office:value="50055238" calcext:value-type="float">
            <text:p>50055238</text:p>
          </table:table-cell>
          <table:table-cell office:value-type="string" calcext:value-type="string">
            <text:p>Liga</text:p>
          </table:table-cell>
          <table:table-cell/>
          <table:table-cell table:formula="of:=IF([.H736]&lt;&gt;&quot;&quot;;CONCATENATE([.H736];&quot;,&quot;;[.C736];&quot; &quot;;[.D736];&quot;,&quot;;[.B736]);&quot;&quot;)" office:value-type="string" office:string-value="50055238,Pluimplukkers 1D,PLUIMPLUKKERS BC" calcext:value-type="string">
            <text:p>50055238,Pluimplukkers 1D,PLUIMPLUKKERS BC</text:p>
          </table:table-cell>
          <table:table-cell table:formula="of:=IF([.I736]=&quot;&quot;;[.K736];&quot;&quot;)">
            <text:p/>
          </table:table-cell>
          <table:table-cell table:formula="of:=IF([.I736]&lt;&gt;&quot;&quot;;[.K736];&quot;&quot;)" office:value-type="string" office:string-value="50055238,Pluimplukkers 1D,PLUIMPLUKKERS BC" calcext:value-type="string">
            <text:p>50055238,Pluimplukkers 1D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37];[$Sheet2.$A$2:.$B$36];2)" office:value-type="string" office:string-value="PLUIMPLUKKERS BC" calcext:value-type="string">
            <text:p>PLUIMPLUKKERS BC</text:p>
          </table:table-cell>
          <table:table-cell table:formula="of:=VLOOKUP([.A737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se Dhondt</text:p>
          </table:table-cell>
          <table:table-cell office:value-type="float" office:value="50075943" calcext:value-type="float">
            <text:p>50075943</text:p>
          </table:table-cell>
          <table:table-cell office:value-type="string" calcext:value-type="string">
            <text:p>Liga</text:p>
          </table:table-cell>
          <table:table-cell/>
          <table:table-cell table:formula="of:=IF([.H737]&lt;&gt;&quot;&quot;;CONCATENATE([.H737];&quot;,&quot;;[.C737];&quot; &quot;;[.D737];&quot;,&quot;;[.B737]);&quot;&quot;)" office:value-type="string" office:string-value="50075943,Pluimplukkers 1D,PLUIMPLUKKERS BC" calcext:value-type="string">
            <text:p>50075943,Pluimplukkers 1D,PLUIMPLUKKERS BC</text:p>
          </table:table-cell>
          <table:table-cell table:formula="of:=IF([.I737]=&quot;&quot;;[.K737];&quot;&quot;)">
            <text:p/>
          </table:table-cell>
          <table:table-cell table:formula="of:=IF([.I737]&lt;&gt;&quot;&quot;;[.K737];&quot;&quot;)" office:value-type="string" office:string-value="50075943,Pluimplukkers 1D,PLUIMPLUKKERS BC" calcext:value-type="string">
            <text:p>50075943,Pluimplukkers 1D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38];[$Sheet2.$A$2:.$B$36];2)" office:value-type="string" office:string-value="PLUIMPLUKKERS BC" calcext:value-type="string">
            <text:p>PLUIMPLUKKERS BC</text:p>
          </table:table-cell>
          <table:table-cell table:formula="of:=VLOOKUP([.A738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is Dendoncker</text:p>
          </table:table-cell>
          <table:table-cell office:value-type="float" office:value="50058438" calcext:value-type="float">
            <text:p>50058438</text:p>
          </table:table-cell>
          <table:table-cell office:value-type="string" calcext:value-type="string">
            <text:p>Nationale</text:p>
          </table:table-cell>
          <table:table-cell/>
          <table:table-cell table:formula="of:=IF([.H738]&lt;&gt;&quot;&quot;;CONCATENATE([.H738];&quot;,&quot;;[.C738];&quot; &quot;;[.D738];&quot;,&quot;;[.B738]);&quot;&quot;)" office:value-type="string" office:string-value="50058438,Pluimplukkers 2G,PLUIMPLUKKERS BC" calcext:value-type="string">
            <text:p>50058438,Pluimplukkers 2G,PLUIMPLUKKERS BC</text:p>
          </table:table-cell>
          <table:table-cell table:formula="of:=IF([.I738]=&quot;&quot;;[.K738];&quot;&quot;)">
            <text:p/>
          </table:table-cell>
          <table:table-cell table:formula="of:=IF([.I738]&lt;&gt;&quot;&quot;;[.K738];&quot;&quot;)" office:value-type="string" office:string-value="50058438,Pluimplukkers 2G,PLUIMPLUKKERS BC" calcext:value-type="string">
            <text:p>50058438,Pluimplukkers 2G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39];[$Sheet2.$A$2:.$B$36];2)" office:value-type="string" office:string-value="PLUIMPLUKKERS BC" calcext:value-type="string">
            <text:p>PLUIMPLUKKERS BC</text:p>
          </table:table-cell>
          <table:table-cell table:formula="of:=VLOOKUP([.A739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jn Lekens</text:p>
          </table:table-cell>
          <table:table-cell office:value-type="float" office:value="50084667" calcext:value-type="float">
            <text:p>50084667</text:p>
          </table:table-cell>
          <table:table-cell office:value-type="string" calcext:value-type="string">
            <text:p>Nationale</text:p>
          </table:table-cell>
          <table:table-cell/>
          <table:table-cell table:formula="of:=IF([.H739]&lt;&gt;&quot;&quot;;CONCATENATE([.H739];&quot;,&quot;;[.C739];&quot; &quot;;[.D739];&quot;,&quot;;[.B739]);&quot;&quot;)" office:value-type="string" office:string-value="50084667,Pluimplukkers 2G,PLUIMPLUKKERS BC" calcext:value-type="string">
            <text:p>50084667,Pluimplukkers 2G,PLUIMPLUKKERS BC</text:p>
          </table:table-cell>
          <table:table-cell table:formula="of:=IF([.I739]=&quot;&quot;;[.K739];&quot;&quot;)">
            <text:p/>
          </table:table-cell>
          <table:table-cell table:formula="of:=IF([.I739]&lt;&gt;&quot;&quot;;[.K739];&quot;&quot;)" office:value-type="string" office:string-value="50084667,Pluimplukkers 2G,PLUIMPLUKKERS BC" calcext:value-type="string">
            <text:p>50084667,Pluimplukkers 2G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40];[$Sheet2.$A$2:.$B$36];2)" office:value-type="string" office:string-value="PLUIMPLUKKERS BC" calcext:value-type="string">
            <text:p>PLUIMPLUKKERS BC</text:p>
          </table:table-cell>
          <table:table-cell table:formula="of:=VLOOKUP([.A740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rgen Voet</text:p>
          </table:table-cell>
          <table:table-cell office:value-type="float" office:value="50082610" calcext:value-type="float">
            <text:p>50082610</text:p>
          </table:table-cell>
          <table:table-cell office:value-type="string" calcext:value-type="string">
            <text:p>Nationale</text:p>
          </table:table-cell>
          <table:table-cell/>
          <table:table-cell table:formula="of:=IF([.H740]&lt;&gt;&quot;&quot;;CONCATENATE([.H740];&quot;,&quot;;[.C740];&quot; &quot;;[.D740];&quot;,&quot;;[.B740]);&quot;&quot;)" office:value-type="string" office:string-value="50082610,Pluimplukkers 2G,PLUIMPLUKKERS BC" calcext:value-type="string">
            <text:p>50082610,Pluimplukkers 2G,PLUIMPLUKKERS BC</text:p>
          </table:table-cell>
          <table:table-cell table:formula="of:=IF([.I740]=&quot;&quot;;[.K740];&quot;&quot;)">
            <text:p/>
          </table:table-cell>
          <table:table-cell table:formula="of:=IF([.I740]&lt;&gt;&quot;&quot;;[.K740];&quot;&quot;)" office:value-type="string" office:string-value="50082610,Pluimplukkers 2G,PLUIMPLUKKERS BC" calcext:value-type="string">
            <text:p>50082610,Pluimplukkers 2G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41];[$Sheet2.$A$2:.$B$36];2)" office:value-type="string" office:string-value="PLUIMPLUKKERS BC" calcext:value-type="string">
            <text:p>PLUIMPLUKKERS BC</text:p>
          </table:table-cell>
          <table:table-cell table:formula="of:=VLOOKUP([.A741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y De Grauwe</text:p>
          </table:table-cell>
          <table:table-cell office:value-type="float" office:value="50109206" calcext:value-type="float">
            <text:p>50109206</text:p>
          </table:table-cell>
          <table:table-cell office:value-type="string" calcext:value-type="string">
            <text:p>Nationale</text:p>
          </table:table-cell>
          <table:table-cell/>
          <table:table-cell table:formula="of:=IF([.H741]&lt;&gt;&quot;&quot;;CONCATENATE([.H741];&quot;,&quot;;[.C741];&quot; &quot;;[.D741];&quot;,&quot;;[.B741]);&quot;&quot;)" office:value-type="string" office:string-value="50109206,Pluimplukkers 2G,PLUIMPLUKKERS BC" calcext:value-type="string">
            <text:p>50109206,Pluimplukkers 2G,PLUIMPLUKKERS BC</text:p>
          </table:table-cell>
          <table:table-cell table:formula="of:=IF([.I741]=&quot;&quot;;[.K741];&quot;&quot;)">
            <text:p/>
          </table:table-cell>
          <table:table-cell table:formula="of:=IF([.I741]&lt;&gt;&quot;&quot;;[.K741];&quot;&quot;)" office:value-type="string" office:string-value="50109206,Pluimplukkers 2G,PLUIMPLUKKERS BC" calcext:value-type="string">
            <text:p>50109206,Pluimplukkers 2G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42];[$Sheet2.$A$2:.$B$36];2)" office:value-type="string" office:string-value="PLUIMPLUKKERS BC" calcext:value-type="string">
            <text:p>PLUIMPLUKKERS BC</text:p>
          </table:table-cell>
          <table:table-cell table:formula="of:=VLOOKUP([.A742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 De Witte</text:p>
          </table:table-cell>
          <table:table-cell office:value-type="float" office:value="50102294" calcext:value-type="float">
            <text:p>50102294</text:p>
          </table:table-cell>
          <table:table-cell office:value-type="string" calcext:value-type="string">
            <text:p>Liga</text:p>
          </table:table-cell>
          <table:table-cell/>
          <table:table-cell table:formula="of:=IF([.H742]&lt;&gt;&quot;&quot;;CONCATENATE([.H742];&quot;,&quot;;[.C742];&quot; &quot;;[.D742];&quot;,&quot;;[.B742]);&quot;&quot;)" office:value-type="string" office:string-value="50102294,Pluimplukkers 2H,PLUIMPLUKKERS BC" calcext:value-type="string">
            <text:p>50102294,Pluimplukkers 2H,PLUIMPLUKKERS BC</text:p>
          </table:table-cell>
          <table:table-cell table:formula="of:=IF([.I742]=&quot;&quot;;[.K742];&quot;&quot;)">
            <text:p/>
          </table:table-cell>
          <table:table-cell table:formula="of:=IF([.I742]&lt;&gt;&quot;&quot;;[.K742];&quot;&quot;)" office:value-type="string" office:string-value="50102294,Pluimplukkers 2H,PLUIMPLUKKERS BC" calcext:value-type="string">
            <text:p>50102294,Pluimplukkers 2H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43];[$Sheet2.$A$2:.$B$36];2)" office:value-type="string" office:string-value="PLUIMPLUKKERS BC" calcext:value-type="string">
            <text:p>PLUIMPLUKKERS BC</text:p>
          </table:table-cell>
          <table:table-cell table:formula="of:=VLOOKUP([.A743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 Van Herbruggen</text:p>
          </table:table-cell>
          <table:table-cell office:value-type="float" office:value="50080699" calcext:value-type="float">
            <text:p>50080699</text:p>
          </table:table-cell>
          <table:table-cell office:value-type="string" calcext:value-type="string">
            <text:p>Liga</text:p>
          </table:table-cell>
          <table:table-cell/>
          <table:table-cell table:formula="of:=IF([.H743]&lt;&gt;&quot;&quot;;CONCATENATE([.H743];&quot;,&quot;;[.C743];&quot; &quot;;[.D743];&quot;,&quot;;[.B743]);&quot;&quot;)" office:value-type="string" office:string-value="50080699,Pluimplukkers 2H,PLUIMPLUKKERS BC" calcext:value-type="string">
            <text:p>50080699,Pluimplukkers 2H,PLUIMPLUKKERS BC</text:p>
          </table:table-cell>
          <table:table-cell table:formula="of:=IF([.I743]=&quot;&quot;;[.K743];&quot;&quot;)">
            <text:p/>
          </table:table-cell>
          <table:table-cell table:formula="of:=IF([.I743]&lt;&gt;&quot;&quot;;[.K743];&quot;&quot;)" office:value-type="string" office:string-value="50080699,Pluimplukkers 2H,PLUIMPLUKKERS BC" calcext:value-type="string">
            <text:p>50080699,Pluimplukkers 2H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44];[$Sheet2.$A$2:.$B$36];2)" office:value-type="string" office:string-value="PLUIMPLUKKERS BC" calcext:value-type="string">
            <text:p>PLUIMPLUKKERS BC</text:p>
          </table:table-cell>
          <table:table-cell table:formula="of:=VLOOKUP([.A744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in Van Landeghem</text:p>
          </table:table-cell>
          <table:table-cell office:value-type="float" office:value="50052597" calcext:value-type="float">
            <text:p>50052597</text:p>
          </table:table-cell>
          <table:table-cell office:value-type="string" calcext:value-type="string">
            <text:p>Liga</text:p>
          </table:table-cell>
          <table:table-cell/>
          <table:table-cell table:formula="of:=IF([.H744]&lt;&gt;&quot;&quot;;CONCATENATE([.H744];&quot;,&quot;;[.C744];&quot; &quot;;[.D744];&quot;,&quot;;[.B744]);&quot;&quot;)" office:value-type="string" office:string-value="50052597,Pluimplukkers 2H,PLUIMPLUKKERS BC" calcext:value-type="string">
            <text:p>50052597,Pluimplukkers 2H,PLUIMPLUKKERS BC</text:p>
          </table:table-cell>
          <table:table-cell table:formula="of:=IF([.I744]=&quot;&quot;;[.K744];&quot;&quot;)">
            <text:p/>
          </table:table-cell>
          <table:table-cell table:formula="of:=IF([.I744]&lt;&gt;&quot;&quot;;[.K744];&quot;&quot;)" office:value-type="string" office:string-value="50052597,Pluimplukkers 2H,PLUIMPLUKKERS BC" calcext:value-type="string">
            <text:p>50052597,Pluimplukkers 2H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45];[$Sheet2.$A$2:.$B$36];2)" office:value-type="string" office:string-value="PLUIMPLUKKERS BC" calcext:value-type="string">
            <text:p>PLUIMPLUKKERS BC</text:p>
          </table:table-cell>
          <table:table-cell table:formula="of:=VLOOKUP([.A745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rgen Voet</text:p>
          </table:table-cell>
          <table:table-cell office:value-type="float" office:value="50082610" calcext:value-type="float">
            <text:p>50082610</text:p>
          </table:table-cell>
          <table:table-cell office:value-type="string" calcext:value-type="string">
            <text:p>Liga</text:p>
          </table:table-cell>
          <table:table-cell/>
          <table:table-cell table:formula="of:=IF([.H745]&lt;&gt;&quot;&quot;;CONCATENATE([.H745];&quot;,&quot;;[.C745];&quot; &quot;;[.D745];&quot;,&quot;;[.B745]);&quot;&quot;)" office:value-type="string" office:string-value="50082610,Pluimplukkers 2H,PLUIMPLUKKERS BC" calcext:value-type="string">
            <text:p>50082610,Pluimplukkers 2H,PLUIMPLUKKERS BC</text:p>
          </table:table-cell>
          <table:table-cell table:formula="of:=IF([.I745]=&quot;&quot;;[.K745];&quot;&quot;)">
            <text:p/>
          </table:table-cell>
          <table:table-cell table:formula="of:=IF([.I745]&lt;&gt;&quot;&quot;;[.K745];&quot;&quot;)" office:value-type="string" office:string-value="50082610,Pluimplukkers 2H,PLUIMPLUKKERS BC" calcext:value-type="string">
            <text:p>50082610,Pluimplukkers 2H,PLUIMPLUKKERS BC</text:p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46];[$Sheet2.$A$2:.$B$36];2)" office:value-type="string" office:string-value="PLUIMPLUKKERS BC" calcext:value-type="string">
            <text:p>PLUIMPLUKKERS BC</text:p>
          </table:table-cell>
          <table:table-cell table:formula="of:=VLOOKUP([.A746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et Schelstraete</text:p>
          </table:table-cell>
          <table:table-cell office:value-type="float" office:value="50109412" calcext:value-type="float">
            <text:p>50109412</text:p>
          </table:table-cell>
          <table:table-cell table:number-columns-repeated="2"/>
          <table:table-cell table:formula="of:=IF([.H746]&lt;&gt;&quot;&quot;;CONCATENATE([.H746];&quot;,&quot;;[.C746];&quot; &quot;;[.D746];&quot;,&quot;;[.B746]);&quot;&quot;)" office:value-type="string" office:string-value="50109412,Pluimplukkers 2D,PLUIMPLUKKERS BC" calcext:value-type="string">
            <text:p>50109412,Pluimplukkers 2D,PLUIMPLUKKERS BC</text:p>
          </table:table-cell>
          <table:table-cell table:formula="of:=IF([.I746]=&quot;&quot;;[.K746];&quot;&quot;)" office:value-type="string" office:string-value="50109412,Pluimplukkers 2D,PLUIMPLUKKERS BC" calcext:value-type="string">
            <text:p>50109412,Pluimplukkers 2D,PLUIMPLUKKERS BC</text:p>
          </table:table-cell>
          <table:table-cell table:formula="of:=IF([.I746]&lt;&gt;&quot;&quot;;[.K746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47];[$Sheet2.$A$2:.$B$36];2)" office:value-type="string" office:string-value="PLUIMPLUKKERS BC" calcext:value-type="string">
            <text:p>PLUIMPLUKKERS BC</text:p>
          </table:table-cell>
          <table:table-cell table:formula="of:=VLOOKUP([.A747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ureen Godu</text:p>
          </table:table-cell>
          <table:table-cell office:value-type="float" office:value="50091583" calcext:value-type="float">
            <text:p>50091583</text:p>
          </table:table-cell>
          <table:table-cell table:number-columns-repeated="2"/>
          <table:table-cell table:formula="of:=IF([.H747]&lt;&gt;&quot;&quot;;CONCATENATE([.H747];&quot;,&quot;;[.C747];&quot; &quot;;[.D747];&quot;,&quot;;[.B747]);&quot;&quot;)" office:value-type="string" office:string-value="50091583,Pluimplukkers 2D,PLUIMPLUKKERS BC" calcext:value-type="string">
            <text:p>50091583,Pluimplukkers 2D,PLUIMPLUKKERS BC</text:p>
          </table:table-cell>
          <table:table-cell table:formula="of:=IF([.I747]=&quot;&quot;;[.K747];&quot;&quot;)" office:value-type="string" office:string-value="50091583,Pluimplukkers 2D,PLUIMPLUKKERS BC" calcext:value-type="string">
            <text:p>50091583,Pluimplukkers 2D,PLUIMPLUKKERS BC</text:p>
          </table:table-cell>
          <table:table-cell table:formula="of:=IF([.I747]&lt;&gt;&quot;&quot;;[.K747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48];[$Sheet2.$A$2:.$B$36];2)" office:value-type="string" office:string-value="PLUIMPLUKKERS BC" calcext:value-type="string">
            <text:p>PLUIMPLUKKERS BC</text:p>
          </table:table-cell>
          <table:table-cell table:formula="of:=VLOOKUP([.A748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dith De Rycke</text:p>
          </table:table-cell>
          <table:table-cell office:value-type="float" office:value="50066806" calcext:value-type="float">
            <text:p>50066806</text:p>
          </table:table-cell>
          <table:table-cell table:number-columns-repeated="2"/>
          <table:table-cell table:formula="of:=IF([.H748]&lt;&gt;&quot;&quot;;CONCATENATE([.H748];&quot;,&quot;;[.C748];&quot; &quot;;[.D748];&quot;,&quot;;[.B748]);&quot;&quot;)" office:value-type="string" office:string-value="50066806,Pluimplukkers 2D,PLUIMPLUKKERS BC" calcext:value-type="string">
            <text:p>50066806,Pluimplukkers 2D,PLUIMPLUKKERS BC</text:p>
          </table:table-cell>
          <table:table-cell table:formula="of:=IF([.I748]=&quot;&quot;;[.K748];&quot;&quot;)" office:value-type="string" office:string-value="50066806,Pluimplukkers 2D,PLUIMPLUKKERS BC" calcext:value-type="string">
            <text:p>50066806,Pluimplukkers 2D,PLUIMPLUKKERS BC</text:p>
          </table:table-cell>
          <table:table-cell table:formula="of:=IF([.I748]&lt;&gt;&quot;&quot;;[.K748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49];[$Sheet2.$A$2:.$B$36];2)" office:value-type="string" office:string-value="PLUIMPLUKKERS BC" calcext:value-type="string">
            <text:p>PLUIMPLUKKERS BC</text:p>
          </table:table-cell>
          <table:table-cell table:formula="of:=VLOOKUP([.A749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len Doms</text:p>
          </table:table-cell>
          <table:table-cell office:value-type="float" office:value="50056041" calcext:value-type="float">
            <text:p>50056041</text:p>
          </table:table-cell>
          <table:table-cell table:number-columns-repeated="2"/>
          <table:table-cell table:formula="of:=IF([.H749]&lt;&gt;&quot;&quot;;CONCATENATE([.H749];&quot;,&quot;;[.C749];&quot; &quot;;[.D749];&quot;,&quot;;[.B749]);&quot;&quot;)" office:value-type="string" office:string-value="50056041,Pluimplukkers 2D,PLUIMPLUKKERS BC" calcext:value-type="string">
            <text:p>50056041,Pluimplukkers 2D,PLUIMPLUKKERS BC</text:p>
          </table:table-cell>
          <table:table-cell table:formula="of:=IF([.I749]=&quot;&quot;;[.K749];&quot;&quot;)" office:value-type="string" office:string-value="50056041,Pluimplukkers 2D,PLUIMPLUKKERS BC" calcext:value-type="string">
            <text:p>50056041,Pluimplukkers 2D,PLUIMPLUKKERS BC</text:p>
          </table:table-cell>
          <table:table-cell table:formula="of:=IF([.I749]&lt;&gt;&quot;&quot;;[.K749];&quot;&quot;)">
            <text:p/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50];[$Sheet2.$A$2:.$B$36];2)" office:value-type="string" office:string-value="PLUIMPLUKKERS BC" calcext:value-type="string">
            <text:p>PLUIMPLUKKERS BC</text:p>
          </table:table-cell>
          <table:table-cell table:formula="of:=VLOOKUP([.A750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pe Debuysscher</text:p>
          </table:table-cell>
          <table:table-cell office:value-type="float" office:value="50051489" calcext:value-type="float">
            <text:p>50051489</text:p>
          </table:table-cell>
          <table:table-cell office:value-type="string" calcext:value-type="string">
            <text:p>Liga</text:p>
          </table:table-cell>
          <table:table-cell/>
          <table:table-cell table:formula="of:=IF([.H750]&lt;&gt;&quot;&quot;;CONCATENATE([.H750];&quot;,&quot;;[.C750];&quot; &quot;;[.D750];&quot;,&quot;;[.B750]);&quot;&quot;)" office:value-type="string" office:string-value="50051489,Pluimplukkers 3G,PLUIMPLUKKERS BC" calcext:value-type="string">
            <text:p>50051489,Pluimplukkers 3G,PLUIMPLUKKERS BC</text:p>
          </table:table-cell>
          <table:table-cell table:formula="of:=IF([.I750]=&quot;&quot;;[.K750];&quot;&quot;)">
            <text:p/>
          </table:table-cell>
          <table:table-cell table:formula="of:=IF([.I750]&lt;&gt;&quot;&quot;;[.K750];&quot;&quot;)" office:value-type="string" office:string-value="50051489,Pluimplukkers 3G,PLUIMPLUKKERS BC" calcext:value-type="string">
            <text:p>50051489,Pluimplukkers 3G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51];[$Sheet2.$A$2:.$B$36];2)" office:value-type="string" office:string-value="PLUIMPLUKKERS BC" calcext:value-type="string">
            <text:p>PLUIMPLUKKERS BC</text:p>
          </table:table-cell>
          <table:table-cell table:formula="of:=VLOOKUP([.A751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 Van Herbruggen</text:p>
          </table:table-cell>
          <table:table-cell office:value-type="float" office:value="50080699" calcext:value-type="float">
            <text:p>50080699</text:p>
          </table:table-cell>
          <table:table-cell office:value-type="string" calcext:value-type="string">
            <text:p>Liga</text:p>
          </table:table-cell>
          <table:table-cell/>
          <table:table-cell table:formula="of:=IF([.H751]&lt;&gt;&quot;&quot;;CONCATENATE([.H751];&quot;,&quot;;[.C751];&quot; &quot;;[.D751];&quot;,&quot;;[.B751]);&quot;&quot;)" office:value-type="string" office:string-value="50080699,Pluimplukkers 3G,PLUIMPLUKKERS BC" calcext:value-type="string">
            <text:p>50080699,Pluimplukkers 3G,PLUIMPLUKKERS BC</text:p>
          </table:table-cell>
          <table:table-cell table:formula="of:=IF([.I751]=&quot;&quot;;[.K751];&quot;&quot;)">
            <text:p/>
          </table:table-cell>
          <table:table-cell table:formula="of:=IF([.I751]&lt;&gt;&quot;&quot;;[.K751];&quot;&quot;)" office:value-type="string" office:string-value="50080699,Pluimplukkers 3G,PLUIMPLUKKERS BC" calcext:value-type="string">
            <text:p>50080699,Pluimplukkers 3G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52];[$Sheet2.$A$2:.$B$36];2)" office:value-type="string" office:string-value="PLUIMPLUKKERS BC" calcext:value-type="string">
            <text:p>PLUIMPLUKKERS BC</text:p>
          </table:table-cell>
          <table:table-cell table:formula="of:=VLOOKUP([.A752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len Doms</text:p>
          </table:table-cell>
          <table:table-cell office:value-type="float" office:value="50056041" calcext:value-type="float">
            <text:p>50056041</text:p>
          </table:table-cell>
          <table:table-cell office:value-type="string" calcext:value-type="string">
            <text:p>Liga</text:p>
          </table:table-cell>
          <table:table-cell/>
          <table:table-cell table:formula="of:=IF([.H752]&lt;&gt;&quot;&quot;;CONCATENATE([.H752];&quot;,&quot;;[.C752];&quot; &quot;;[.D752];&quot;,&quot;;[.B752]);&quot;&quot;)" office:value-type="string" office:string-value="50056041,Pluimplukkers 3G,PLUIMPLUKKERS BC" calcext:value-type="string">
            <text:p>50056041,Pluimplukkers 3G,PLUIMPLUKKERS BC</text:p>
          </table:table-cell>
          <table:table-cell table:formula="of:=IF([.I752]=&quot;&quot;;[.K752];&quot;&quot;)">
            <text:p/>
          </table:table-cell>
          <table:table-cell table:formula="of:=IF([.I752]&lt;&gt;&quot;&quot;;[.K752];&quot;&quot;)" office:value-type="string" office:string-value="50056041,Pluimplukkers 3G,PLUIMPLUKKERS BC" calcext:value-type="string">
            <text:p>50056041,Pluimplukkers 3G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53];[$Sheet2.$A$2:.$B$36];2)" office:value-type="string" office:string-value="PLUIMPLUKKERS BC" calcext:value-type="string">
            <text:p>PLUIMPLUKKERS BC</text:p>
          </table:table-cell>
          <table:table-cell table:formula="of:=VLOOKUP([.A753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skia Vereecke</text:p>
          </table:table-cell>
          <table:table-cell office:value-type="float" office:value="50104831" calcext:value-type="float">
            <text:p>50104831</text:p>
          </table:table-cell>
          <table:table-cell office:value-type="string" calcext:value-type="string">
            <text:p>Liga</text:p>
          </table:table-cell>
          <table:table-cell/>
          <table:table-cell table:formula="of:=IF([.H753]&lt;&gt;&quot;&quot;;CONCATENATE([.H753];&quot;,&quot;;[.C753];&quot; &quot;;[.D753];&quot;,&quot;;[.B753]);&quot;&quot;)" office:value-type="string" office:string-value="50104831,Pluimplukkers 3G,PLUIMPLUKKERS BC" calcext:value-type="string">
            <text:p>50104831,Pluimplukkers 3G,PLUIMPLUKKERS BC</text:p>
          </table:table-cell>
          <table:table-cell table:formula="of:=IF([.I753]=&quot;&quot;;[.K753];&quot;&quot;)">
            <text:p/>
          </table:table-cell>
          <table:table-cell table:formula="of:=IF([.I753]&lt;&gt;&quot;&quot;;[.K753];&quot;&quot;)" office:value-type="string" office:string-value="50104831,Pluimplukkers 3G,PLUIMPLUKKERS BC" calcext:value-type="string">
            <text:p>50104831,Pluimplukkers 3G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54];[$Sheet2.$A$2:.$B$36];2)" office:value-type="string" office:string-value="PLUIMPLUKKERS BC" calcext:value-type="string">
            <text:p>PLUIMPLUKKERS BC</text:p>
          </table:table-cell>
          <table:table-cell table:formula="of:=VLOOKUP([.A754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woud Roos</text:p>
          </table:table-cell>
          <table:table-cell office:value-type="float" office:value="50080833" calcext:value-type="float">
            <text:p>50080833</text:p>
          </table:table-cell>
          <table:table-cell office:value-type="string" calcext:value-type="string">
            <text:p>Liga</text:p>
          </table:table-cell>
          <table:table-cell/>
          <table:table-cell table:formula="of:=IF([.H754]&lt;&gt;&quot;&quot;;CONCATENATE([.H754];&quot;,&quot;;[.C754];&quot; &quot;;[.D754];&quot;,&quot;;[.B754]);&quot;&quot;)" office:value-type="string" office:string-value="50080833,Pluimplukkers 3H,PLUIMPLUKKERS BC" calcext:value-type="string">
            <text:p>50080833,Pluimplukkers 3H,PLUIMPLUKKERS BC</text:p>
          </table:table-cell>
          <table:table-cell table:formula="of:=IF([.I754]=&quot;&quot;;[.K754];&quot;&quot;)">
            <text:p/>
          </table:table-cell>
          <table:table-cell table:formula="of:=IF([.I754]&lt;&gt;&quot;&quot;;[.K754];&quot;&quot;)" office:value-type="string" office:string-value="50080833,Pluimplukkers 3H,PLUIMPLUKKERS BC" calcext:value-type="string">
            <text:p>50080833,Pluimplukkers 3H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55];[$Sheet2.$A$2:.$B$36];2)" office:value-type="string" office:string-value="PLUIMPLUKKERS BC" calcext:value-type="string">
            <text:p>PLUIMPLUKKERS BC</text:p>
          </table:table-cell>
          <table:table-cell table:formula="of:=VLOOKUP([.A755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 Temmerman</text:p>
          </table:table-cell>
          <table:table-cell office:value-type="float" office:value="50061578" calcext:value-type="float">
            <text:p>50061578</text:p>
          </table:table-cell>
          <table:table-cell office:value-type="string" calcext:value-type="string">
            <text:p>Liga</text:p>
          </table:table-cell>
          <table:table-cell/>
          <table:table-cell table:formula="of:=IF([.H755]&lt;&gt;&quot;&quot;;CONCATENATE([.H755];&quot;,&quot;;[.C755];&quot; &quot;;[.D755];&quot;,&quot;;[.B755]);&quot;&quot;)" office:value-type="string" office:string-value="50061578,Pluimplukkers 3H,PLUIMPLUKKERS BC" calcext:value-type="string">
            <text:p>50061578,Pluimplukkers 3H,PLUIMPLUKKERS BC</text:p>
          </table:table-cell>
          <table:table-cell table:formula="of:=IF([.I755]=&quot;&quot;;[.K755];&quot;&quot;)">
            <text:p/>
          </table:table-cell>
          <table:table-cell table:formula="of:=IF([.I755]&lt;&gt;&quot;&quot;;[.K755];&quot;&quot;)" office:value-type="string" office:string-value="50061578,Pluimplukkers 3H,PLUIMPLUKKERS BC" calcext:value-type="string">
            <text:p>50061578,Pluimplukkers 3H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56];[$Sheet2.$A$2:.$B$36];2)" office:value-type="string" office:string-value="PLUIMPLUKKERS BC" calcext:value-type="string">
            <text:p>PLUIMPLUKKERS BC</text:p>
          </table:table-cell>
          <table:table-cell table:formula="of:=VLOOKUP([.A756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e Frigne</text:p>
          </table:table-cell>
          <table:table-cell office:value-type="float" office:value="50060437" calcext:value-type="float">
            <text:p>50060437</text:p>
          </table:table-cell>
          <table:table-cell office:value-type="string" calcext:value-type="string">
            <text:p>Liga</text:p>
          </table:table-cell>
          <table:table-cell/>
          <table:table-cell table:formula="of:=IF([.H756]&lt;&gt;&quot;&quot;;CONCATENATE([.H756];&quot;,&quot;;[.C756];&quot; &quot;;[.D756];&quot;,&quot;;[.B756]);&quot;&quot;)" office:value-type="string" office:string-value="50060437,Pluimplukkers 3H,PLUIMPLUKKERS BC" calcext:value-type="string">
            <text:p>50060437,Pluimplukkers 3H,PLUIMPLUKKERS BC</text:p>
          </table:table-cell>
          <table:table-cell table:formula="of:=IF([.I756]=&quot;&quot;;[.K756];&quot;&quot;)">
            <text:p/>
          </table:table-cell>
          <table:table-cell table:formula="of:=IF([.I756]&lt;&gt;&quot;&quot;;[.K756];&quot;&quot;)" office:value-type="string" office:string-value="50060437,Pluimplukkers 3H,PLUIMPLUKKERS BC" calcext:value-type="string">
            <text:p>50060437,Pluimplukkers 3H,PLUIMPLUKKERS BC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table:formula="of:=VLOOKUP([.A757];[$Sheet2.$A$2:.$B$36];2)" office:value-type="string" office:string-value="PLUIMPLUKKERS BC" calcext:value-type="string">
            <text:p>PLUIMPLUKKERS BC</text:p>
          </table:table-cell>
          <table:table-cell table:formula="of:=VLOOKUP([.A757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nten Van Cauwenberge</text:p>
          </table:table-cell>
          <table:table-cell office:value-type="float" office:value="50061387" calcext:value-type="float">
            <text:p>50061387</text:p>
          </table:table-cell>
          <table:table-cell office:value-type="string" calcext:value-type="string">
            <text:p>Liga</text:p>
          </table:table-cell>
          <table:table-cell/>
          <table:table-cell table:formula="of:=IF([.H757]&lt;&gt;&quot;&quot;;CONCATENATE([.H757];&quot;,&quot;;[.C757];&quot; &quot;;[.D757];&quot;,&quot;;[.B757]);&quot;&quot;)" office:value-type="string" office:string-value="50061387,Pluimplukkers 3H,PLUIMPLUKKERS BC" calcext:value-type="string">
            <text:p>50061387,Pluimplukkers 3H,PLUIMPLUKKERS BC</text:p>
          </table:table-cell>
          <table:table-cell table:formula="of:=IF([.I757]=&quot;&quot;;[.K757];&quot;&quot;)">
            <text:p/>
          </table:table-cell>
          <table:table-cell table:formula="of:=IF([.I757]&lt;&gt;&quot;&quot;;[.K757];&quot;&quot;)" office:value-type="string" office:string-value="50061387,Pluimplukkers 3H,PLUIMPLUKKERS BC" calcext:value-type="string">
            <text:p>50061387,Pluimplukkers 3H,PLUIMPLUKKERS BC</text:p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58];[$Sheet2.$A$2:.$B$36];2)" office:value-type="string" office:string-value="PLUIMPLUKKERS BC" calcext:value-type="string">
            <text:p>PLUIMPLUKKERS BC</text:p>
          </table:table-cell>
          <table:table-cell table:formula="of:=VLOOKUP([.A758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ne Vanhoutte</text:p>
          </table:table-cell>
          <table:table-cell office:value-type="float" office:value="50087723" calcext:value-type="float">
            <text:p>50087723</text:p>
          </table:table-cell>
          <table:table-cell table:number-columns-repeated="2"/>
          <table:table-cell table:formula="of:=IF([.H758]&lt;&gt;&quot;&quot;;CONCATENATE([.H758];&quot;,&quot;;[.C758];&quot; &quot;;[.D758];&quot;,&quot;;[.B758]);&quot;&quot;)" office:value-type="string" office:string-value="50087723,Pluimplukkers 3D,PLUIMPLUKKERS BC" calcext:value-type="string">
            <text:p>50087723,Pluimplukkers 3D,PLUIMPLUKKERS BC</text:p>
          </table:table-cell>
          <table:table-cell table:formula="of:=IF([.I758]=&quot;&quot;;[.K758];&quot;&quot;)" office:value-type="string" office:string-value="50087723,Pluimplukkers 3D,PLUIMPLUKKERS BC" calcext:value-type="string">
            <text:p>50087723,Pluimplukkers 3D,PLUIMPLUKKERS BC</text:p>
          </table:table-cell>
          <table:table-cell table:formula="of:=IF([.I758]&lt;&gt;&quot;&quot;;[.K758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59];[$Sheet2.$A$2:.$B$36];2)" office:value-type="string" office:string-value="PLUIMPLUKKERS BC" calcext:value-type="string">
            <text:p>PLUIMPLUKKERS BC</text:p>
          </table:table-cell>
          <table:table-cell table:formula="of:=VLOOKUP([.A759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f Van Remoortere</text:p>
          </table:table-cell>
          <table:table-cell office:value-type="float" office:value="50030985" calcext:value-type="float">
            <text:p>50030985</text:p>
          </table:table-cell>
          <table:table-cell table:number-columns-repeated="2"/>
          <table:table-cell table:formula="of:=IF([.H759]&lt;&gt;&quot;&quot;;CONCATENATE([.H759];&quot;,&quot;;[.C759];&quot; &quot;;[.D759];&quot;,&quot;;[.B759]);&quot;&quot;)" office:value-type="string" office:string-value="50030985,Pluimplukkers 3D,PLUIMPLUKKERS BC" calcext:value-type="string">
            <text:p>50030985,Pluimplukkers 3D,PLUIMPLUKKERS BC</text:p>
          </table:table-cell>
          <table:table-cell table:formula="of:=IF([.I759]=&quot;&quot;;[.K759];&quot;&quot;)" office:value-type="string" office:string-value="50030985,Pluimplukkers 3D,PLUIMPLUKKERS BC" calcext:value-type="string">
            <text:p>50030985,Pluimplukkers 3D,PLUIMPLUKKERS BC</text:p>
          </table:table-cell>
          <table:table-cell table:formula="of:=IF([.I759]&lt;&gt;&quot;&quot;;[.K759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60];[$Sheet2.$A$2:.$B$36];2)" office:value-type="string" office:string-value="PLUIMPLUKKERS BC" calcext:value-type="string">
            <text:p>PLUIMPLUKKERS BC</text:p>
          </table:table-cell>
          <table:table-cell table:formula="of:=VLOOKUP([.A760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a Gaublomme</text:p>
          </table:table-cell>
          <table:table-cell office:value-type="float" office:value="50092516" calcext:value-type="float">
            <text:p>50092516</text:p>
          </table:table-cell>
          <table:table-cell table:number-columns-repeated="2"/>
          <table:table-cell table:formula="of:=IF([.H760]&lt;&gt;&quot;&quot;;CONCATENATE([.H760];&quot;,&quot;;[.C760];&quot; &quot;;[.D760];&quot;,&quot;;[.B760]);&quot;&quot;)" office:value-type="string" office:string-value="50092516,Pluimplukkers 3D,PLUIMPLUKKERS BC" calcext:value-type="string">
            <text:p>50092516,Pluimplukkers 3D,PLUIMPLUKKERS BC</text:p>
          </table:table-cell>
          <table:table-cell table:formula="of:=IF([.I760]=&quot;&quot;;[.K760];&quot;&quot;)" office:value-type="string" office:string-value="50092516,Pluimplukkers 3D,PLUIMPLUKKERS BC" calcext:value-type="string">
            <text:p>50092516,Pluimplukkers 3D,PLUIMPLUKKERS BC</text:p>
          </table:table-cell>
          <table:table-cell table:formula="of:=IF([.I760]&lt;&gt;&quot;&quot;;[.K760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61];[$Sheet2.$A$2:.$B$36];2)" office:value-type="string" office:string-value="PLUIMPLUKKERS BC" calcext:value-type="string">
            <text:p>PLUIMPLUKKERS BC</text:p>
          </table:table-cell>
          <table:table-cell table:formula="of:=VLOOKUP([.A761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�rie Coign�</text:p>
          </table:table-cell>
          <table:table-cell office:value-type="float" office:value="50090006" calcext:value-type="float">
            <text:p>50090006</text:p>
          </table:table-cell>
          <table:table-cell table:number-columns-repeated="2"/>
          <table:table-cell table:formula="of:=IF([.H761]&lt;&gt;&quot;&quot;;CONCATENATE([.H761];&quot;,&quot;;[.C761];&quot; &quot;;[.D761];&quot;,&quot;;[.B761]);&quot;&quot;)" office:value-type="string" office:string-value="50090006,Pluimplukkers 3D,PLUIMPLUKKERS BC" calcext:value-type="string">
            <text:p>50090006,Pluimplukkers 3D,PLUIMPLUKKERS BC</text:p>
          </table:table-cell>
          <table:table-cell table:formula="of:=IF([.I761]=&quot;&quot;;[.K761];&quot;&quot;)" office:value-type="string" office:string-value="50090006,Pluimplukkers 3D,PLUIMPLUKKERS BC" calcext:value-type="string">
            <text:p>50090006,Pluimplukkers 3D,PLUIMPLUKKERS BC</text:p>
          </table:table-cell>
          <table:table-cell table:formula="of:=IF([.I761]&lt;&gt;&quot;&quot;;[.K761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62];[$Sheet2.$A$2:.$B$36];2)" office:value-type="string" office:string-value="PLUIMPLUKKERS BC" calcext:value-type="string">
            <text:p>PLUIMPLUKKERS BC</text:p>
          </table:table-cell>
          <table:table-cell table:formula="of:=VLOOKUP([.A762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woud Roos</text:p>
          </table:table-cell>
          <table:table-cell office:value-type="float" office:value="50080833" calcext:value-type="float">
            <text:p>50080833</text:p>
          </table:table-cell>
          <table:table-cell table:number-columns-repeated="2"/>
          <table:table-cell table:formula="of:=IF([.H762]&lt;&gt;&quot;&quot;;CONCATENATE([.H762];&quot;,&quot;;[.C762];&quot; &quot;;[.D762];&quot;,&quot;;[.B762]);&quot;&quot;)" office:value-type="string" office:string-value="50080833,Pluimplukkers 4G,PLUIMPLUKKERS BC" calcext:value-type="string">
            <text:p>50080833,Pluimplukkers 4G,PLUIMPLUKKERS BC</text:p>
          </table:table-cell>
          <table:table-cell table:formula="of:=IF([.I762]=&quot;&quot;;[.K762];&quot;&quot;)" office:value-type="string" office:string-value="50080833,Pluimplukkers 4G,PLUIMPLUKKERS BC" calcext:value-type="string">
            <text:p>50080833,Pluimplukkers 4G,PLUIMPLUKKERS BC</text:p>
          </table:table-cell>
          <table:table-cell table:formula="of:=IF([.I762]&lt;&gt;&quot;&quot;;[.K762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63];[$Sheet2.$A$2:.$B$36];2)" office:value-type="string" office:string-value="PLUIMPLUKKERS BC" calcext:value-type="string">
            <text:p>PLUIMPLUKKERS BC</text:p>
          </table:table-cell>
          <table:table-cell table:formula="of:=VLOOKUP([.A763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gy Van Damme</text:p>
          </table:table-cell>
          <table:table-cell office:value-type="float" office:value="50081259" calcext:value-type="float">
            <text:p>50081259</text:p>
          </table:table-cell>
          <table:table-cell table:number-columns-repeated="2"/>
          <table:table-cell table:formula="of:=IF([.H763]&lt;&gt;&quot;&quot;;CONCATENATE([.H763];&quot;,&quot;;[.C763];&quot; &quot;;[.D763];&quot;,&quot;;[.B763]);&quot;&quot;)" office:value-type="string" office:string-value="50081259,Pluimplukkers 4G,PLUIMPLUKKERS BC" calcext:value-type="string">
            <text:p>50081259,Pluimplukkers 4G,PLUIMPLUKKERS BC</text:p>
          </table:table-cell>
          <table:table-cell table:formula="of:=IF([.I763]=&quot;&quot;;[.K763];&quot;&quot;)" office:value-type="string" office:string-value="50081259,Pluimplukkers 4G,PLUIMPLUKKERS BC" calcext:value-type="string">
            <text:p>50081259,Pluimplukkers 4G,PLUIMPLUKKERS BC</text:p>
          </table:table-cell>
          <table:table-cell table:formula="of:=IF([.I763]&lt;&gt;&quot;&quot;;[.K763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64];[$Sheet2.$A$2:.$B$36];2)" office:value-type="string" office:string-value="PLUIMPLUKKERS BC" calcext:value-type="string">
            <text:p>PLUIMPLUKKERS BC</text:p>
          </table:table-cell>
          <table:table-cell table:formula="of:=VLOOKUP([.A764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leen De Dapper</text:p>
          </table:table-cell>
          <table:table-cell office:value-type="float" office:value="50073929" calcext:value-type="float">
            <text:p>50073929</text:p>
          </table:table-cell>
          <table:table-cell table:number-columns-repeated="2"/>
          <table:table-cell table:formula="of:=IF([.H764]&lt;&gt;&quot;&quot;;CONCATENATE([.H764];&quot;,&quot;;[.C764];&quot; &quot;;[.D764];&quot;,&quot;;[.B764]);&quot;&quot;)" office:value-type="string" office:string-value="50073929,Pluimplukkers 4G,PLUIMPLUKKERS BC" calcext:value-type="string">
            <text:p>50073929,Pluimplukkers 4G,PLUIMPLUKKERS BC</text:p>
          </table:table-cell>
          <table:table-cell table:formula="of:=IF([.I764]=&quot;&quot;;[.K764];&quot;&quot;)" office:value-type="string" office:string-value="50073929,Pluimplukkers 4G,PLUIMPLUKKERS BC" calcext:value-type="string">
            <text:p>50073929,Pluimplukkers 4G,PLUIMPLUKKERS BC</text:p>
          </table:table-cell>
          <table:table-cell table:formula="of:=IF([.I764]&lt;&gt;&quot;&quot;;[.K764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65];[$Sheet2.$A$2:.$B$36];2)" office:value-type="string" office:string-value="PLUIMPLUKKERS BC" calcext:value-type="string">
            <text:p>PLUIMPLUKKERS BC</text:p>
          </table:table-cell>
          <table:table-cell table:formula="of:=VLOOKUP([.A765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el Braeckman</text:p>
          </table:table-cell>
          <table:table-cell office:value-type="float" office:value="50116755" calcext:value-type="float">
            <text:p>50116755</text:p>
          </table:table-cell>
          <table:table-cell table:number-columns-repeated="2"/>
          <table:table-cell table:formula="of:=IF([.H765]&lt;&gt;&quot;&quot;;CONCATENATE([.H765];&quot;,&quot;;[.C765];&quot; &quot;;[.D765];&quot;,&quot;;[.B765]);&quot;&quot;)" office:value-type="string" office:string-value="50116755,Pluimplukkers 4G,PLUIMPLUKKERS BC" calcext:value-type="string">
            <text:p>50116755,Pluimplukkers 4G,PLUIMPLUKKERS BC</text:p>
          </table:table-cell>
          <table:table-cell table:formula="of:=IF([.I765]=&quot;&quot;;[.K765];&quot;&quot;)" office:value-type="string" office:string-value="50116755,Pluimplukkers 4G,PLUIMPLUKKERS BC" calcext:value-type="string">
            <text:p>50116755,Pluimplukkers 4G,PLUIMPLUKKERS BC</text:p>
          </table:table-cell>
          <table:table-cell table:formula="of:=IF([.I765]&lt;&gt;&quot;&quot;;[.K765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66];[$Sheet2.$A$2:.$B$36];2)" office:value-type="string" office:string-value="PLUIMPLUKKERS BC" calcext:value-type="string">
            <text:p>PLUIMPLUKKERS BC</text:p>
          </table:table-cell>
          <table:table-cell table:formula="of:=VLOOKUP([.A766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ter Delaere</text:p>
          </table:table-cell>
          <table:table-cell office:value-type="float" office:value="50108707" calcext:value-type="float">
            <text:p>50108707</text:p>
          </table:table-cell>
          <table:table-cell table:number-columns-repeated="2"/>
          <table:table-cell table:formula="of:=IF([.H766]&lt;&gt;&quot;&quot;;CONCATENATE([.H766];&quot;,&quot;;[.C766];&quot; &quot;;[.D766];&quot;,&quot;;[.B766]);&quot;&quot;)" office:value-type="string" office:string-value="50108707,Pluimplukkers 4H,PLUIMPLUKKERS BC" calcext:value-type="string">
            <text:p>50108707,Pluimplukkers 4H,PLUIMPLUKKERS BC</text:p>
          </table:table-cell>
          <table:table-cell table:formula="of:=IF([.I766]=&quot;&quot;;[.K766];&quot;&quot;)" office:value-type="string" office:string-value="50108707,Pluimplukkers 4H,PLUIMPLUKKERS BC" calcext:value-type="string">
            <text:p>50108707,Pluimplukkers 4H,PLUIMPLUKKERS BC</text:p>
          </table:table-cell>
          <table:table-cell table:formula="of:=IF([.I766]&lt;&gt;&quot;&quot;;[.K766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67];[$Sheet2.$A$2:.$B$36];2)" office:value-type="string" office:string-value="PLUIMPLUKKERS BC" calcext:value-type="string">
            <text:p>PLUIMPLUKKERS BC</text:p>
          </table:table-cell>
          <table:table-cell table:formula="of:=VLOOKUP([.A767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an Muller</text:p>
          </table:table-cell>
          <table:table-cell office:value-type="float" office:value="50012170" calcext:value-type="float">
            <text:p>50012170</text:p>
          </table:table-cell>
          <table:table-cell table:number-columns-repeated="2"/>
          <table:table-cell table:formula="of:=IF([.H767]&lt;&gt;&quot;&quot;;CONCATENATE([.H767];&quot;,&quot;;[.C767];&quot; &quot;;[.D767];&quot;,&quot;;[.B767]);&quot;&quot;)" office:value-type="string" office:string-value="50012170,Pluimplukkers 4H,PLUIMPLUKKERS BC" calcext:value-type="string">
            <text:p>50012170,Pluimplukkers 4H,PLUIMPLUKKERS BC</text:p>
          </table:table-cell>
          <table:table-cell table:formula="of:=IF([.I767]=&quot;&quot;;[.K767];&quot;&quot;)" office:value-type="string" office:string-value="50012170,Pluimplukkers 4H,PLUIMPLUKKERS BC" calcext:value-type="string">
            <text:p>50012170,Pluimplukkers 4H,PLUIMPLUKKERS BC</text:p>
          </table:table-cell>
          <table:table-cell table:formula="of:=IF([.I767]&lt;&gt;&quot;&quot;;[.K767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68];[$Sheet2.$A$2:.$B$36];2)" office:value-type="string" office:string-value="PLUIMPLUKKERS BC" calcext:value-type="string">
            <text:p>PLUIMPLUKKERS BC</text:p>
          </table:table-cell>
          <table:table-cell table:formula="of:=VLOOKUP([.A768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njamin Verhellen</text:p>
          </table:table-cell>
          <table:table-cell office:value-type="float" office:value="50039274" calcext:value-type="float">
            <text:p>50039274</text:p>
          </table:table-cell>
          <table:table-cell table:number-columns-repeated="2"/>
          <table:table-cell table:formula="of:=IF([.H768]&lt;&gt;&quot;&quot;;CONCATENATE([.H768];&quot;,&quot;;[.C768];&quot; &quot;;[.D768];&quot;,&quot;;[.B768]);&quot;&quot;)" office:value-type="string" office:string-value="50039274,Pluimplukkers 4H,PLUIMPLUKKERS BC" calcext:value-type="string">
            <text:p>50039274,Pluimplukkers 4H,PLUIMPLUKKERS BC</text:p>
          </table:table-cell>
          <table:table-cell table:formula="of:=IF([.I768]=&quot;&quot;;[.K768];&quot;&quot;)" office:value-type="string" office:string-value="50039274,Pluimplukkers 4H,PLUIMPLUKKERS BC" calcext:value-type="string">
            <text:p>50039274,Pluimplukkers 4H,PLUIMPLUKKERS BC</text:p>
          </table:table-cell>
          <table:table-cell table:formula="of:=IF([.I768]&lt;&gt;&quot;&quot;;[.K768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69];[$Sheet2.$A$2:.$B$36];2)" office:value-type="string" office:string-value="PLUIMPLUKKERS BC" calcext:value-type="string">
            <text:p>PLUIMPLUKKERS BC</text:p>
          </table:table-cell>
          <table:table-cell table:formula="of:=VLOOKUP([.A769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 Pede</text:p>
          </table:table-cell>
          <table:table-cell office:value-type="float" office:value="50066435" calcext:value-type="float">
            <text:p>50066435</text:p>
          </table:table-cell>
          <table:table-cell table:number-columns-repeated="2"/>
          <table:table-cell table:formula="of:=IF([.H769]&lt;&gt;&quot;&quot;;CONCATENATE([.H769];&quot;,&quot;;[.C769];&quot; &quot;;[.D769];&quot;,&quot;;[.B769]);&quot;&quot;)" office:value-type="string" office:string-value="50066435,Pluimplukkers 4H,PLUIMPLUKKERS BC" calcext:value-type="string">
            <text:p>50066435,Pluimplukkers 4H,PLUIMPLUKKERS BC</text:p>
          </table:table-cell>
          <table:table-cell table:formula="of:=IF([.I769]=&quot;&quot;;[.K769];&quot;&quot;)" office:value-type="string" office:string-value="50066435,Pluimplukkers 4H,PLUIMPLUKKERS BC" calcext:value-type="string">
            <text:p>50066435,Pluimplukkers 4H,PLUIMPLUKKERS BC</text:p>
          </table:table-cell>
          <table:table-cell table:formula="of:=IF([.I769]&lt;&gt;&quot;&quot;;[.K769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70];[$Sheet2.$A$2:.$B$36];2)" office:value-type="string" office:string-value="PLUIMPLUKKERS BC" calcext:value-type="string">
            <text:p>PLUIMPLUKKERS BC</text:p>
          </table:table-cell>
          <table:table-cell table:formula="of:=VLOOKUP([.A770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t Pede</text:p>
          </table:table-cell>
          <table:table-cell office:value-type="float" office:value="50066435" calcext:value-type="float">
            <text:p>50066435</text:p>
          </table:table-cell>
          <table:table-cell table:number-columns-repeated="2"/>
          <table:table-cell table:formula="of:=IF([.H770]&lt;&gt;&quot;&quot;;CONCATENATE([.H770];&quot;,&quot;;[.C770];&quot; &quot;;[.D770];&quot;,&quot;;[.B770]);&quot;&quot;)" office:value-type="string" office:string-value="50066435,Pluimplukkers 5G,PLUIMPLUKKERS BC" calcext:value-type="string">
            <text:p>50066435,Pluimplukkers 5G,PLUIMPLUKKERS BC</text:p>
          </table:table-cell>
          <table:table-cell table:formula="of:=IF([.I770]=&quot;&quot;;[.K770];&quot;&quot;)" office:value-type="string" office:string-value="50066435,Pluimplukkers 5G,PLUIMPLUKKERS BC" calcext:value-type="string">
            <text:p>50066435,Pluimplukkers 5G,PLUIMPLUKKERS BC</text:p>
          </table:table-cell>
          <table:table-cell table:formula="of:=IF([.I770]&lt;&gt;&quot;&quot;;[.K770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71];[$Sheet2.$A$2:.$B$36];2)" office:value-type="string" office:string-value="PLUIMPLUKKERS BC" calcext:value-type="string">
            <text:p>PLUIMPLUKKERS BC</text:p>
          </table:table-cell>
          <table:table-cell table:formula="of:=VLOOKUP([.A771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rko Laurens</text:p>
          </table:table-cell>
          <table:table-cell office:value-type="float" office:value="50099277" calcext:value-type="float">
            <text:p>50099277</text:p>
          </table:table-cell>
          <table:table-cell table:number-columns-repeated="2"/>
          <table:table-cell table:formula="of:=IF([.H771]&lt;&gt;&quot;&quot;;CONCATENATE([.H771];&quot;,&quot;;[.C771];&quot; &quot;;[.D771];&quot;,&quot;;[.B771]);&quot;&quot;)" office:value-type="string" office:string-value="50099277,Pluimplukkers 5G,PLUIMPLUKKERS BC" calcext:value-type="string">
            <text:p>50099277,Pluimplukkers 5G,PLUIMPLUKKERS BC</text:p>
          </table:table-cell>
          <table:table-cell table:formula="of:=IF([.I771]=&quot;&quot;;[.K771];&quot;&quot;)" office:value-type="string" office:string-value="50099277,Pluimplukkers 5G,PLUIMPLUKKERS BC" calcext:value-type="string">
            <text:p>50099277,Pluimplukkers 5G,PLUIMPLUKKERS BC</text:p>
          </table:table-cell>
          <table:table-cell table:formula="of:=IF([.I771]&lt;&gt;&quot;&quot;;[.K771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72];[$Sheet2.$A$2:.$B$36];2)" office:value-type="string" office:string-value="PLUIMPLUKKERS BC" calcext:value-type="string">
            <text:p>PLUIMPLUKKERS BC</text:p>
          </table:table-cell>
          <table:table-cell table:formula="of:=VLOOKUP([.A772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ureen Godu</text:p>
          </table:table-cell>
          <table:table-cell office:value-type="float" office:value="50091583" calcext:value-type="float">
            <text:p>50091583</text:p>
          </table:table-cell>
          <table:table-cell table:number-columns-repeated="2"/>
          <table:table-cell table:formula="of:=IF([.H772]&lt;&gt;&quot;&quot;;CONCATENATE([.H772];&quot;,&quot;;[.C772];&quot; &quot;;[.D772];&quot;,&quot;;[.B772]);&quot;&quot;)" office:value-type="string" office:string-value="50091583,Pluimplukkers 5G,PLUIMPLUKKERS BC" calcext:value-type="string">
            <text:p>50091583,Pluimplukkers 5G,PLUIMPLUKKERS BC</text:p>
          </table:table-cell>
          <table:table-cell table:formula="of:=IF([.I772]=&quot;&quot;;[.K772];&quot;&quot;)" office:value-type="string" office:string-value="50091583,Pluimplukkers 5G,PLUIMPLUKKERS BC" calcext:value-type="string">
            <text:p>50091583,Pluimplukkers 5G,PLUIMPLUKKERS BC</text:p>
          </table:table-cell>
          <table:table-cell table:formula="of:=IF([.I772]&lt;&gt;&quot;&quot;;[.K772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73];[$Sheet2.$A$2:.$B$36];2)" office:value-type="string" office:string-value="PLUIMPLUKKERS BC" calcext:value-type="string">
            <text:p>PLUIMPLUKKERS BC</text:p>
          </table:table-cell>
          <table:table-cell table:formula="of:=VLOOKUP([.A773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iet Schelstraete</text:p>
          </table:table-cell>
          <table:table-cell office:value-type="float" office:value="50109412" calcext:value-type="float">
            <text:p>50109412</text:p>
          </table:table-cell>
          <table:table-cell table:number-columns-repeated="2"/>
          <table:table-cell table:formula="of:=IF([.H773]&lt;&gt;&quot;&quot;;CONCATENATE([.H773];&quot;,&quot;;[.C773];&quot; &quot;;[.D773];&quot;,&quot;;[.B773]);&quot;&quot;)" office:value-type="string" office:string-value="50109412,Pluimplukkers 5G,PLUIMPLUKKERS BC" calcext:value-type="string">
            <text:p>50109412,Pluimplukkers 5G,PLUIMPLUKKERS BC</text:p>
          </table:table-cell>
          <table:table-cell table:formula="of:=IF([.I773]=&quot;&quot;;[.K773];&quot;&quot;)" office:value-type="string" office:string-value="50109412,Pluimplukkers 5G,PLUIMPLUKKERS BC" calcext:value-type="string">
            <text:p>50109412,Pluimplukkers 5G,PLUIMPLUKKERS BC</text:p>
          </table:table-cell>
          <table:table-cell table:formula="of:=IF([.I773]&lt;&gt;&quot;&quot;;[.K773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74];[$Sheet2.$A$2:.$B$36];2)" office:value-type="string" office:string-value="PLUIMPLUKKERS BC" calcext:value-type="string">
            <text:p>PLUIMPLUKKERS BC</text:p>
          </table:table-cell>
          <table:table-cell table:formula="of:=VLOOKUP([.A774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etan Van Wassenhove</text:p>
          </table:table-cell>
          <table:table-cell office:value-type="float" office:value="50052910" calcext:value-type="float">
            <text:p>50052910</text:p>
          </table:table-cell>
          <table:table-cell table:number-columns-repeated="2"/>
          <table:table-cell table:formula="of:=IF([.H774]&lt;&gt;&quot;&quot;;CONCATENATE([.H774];&quot;,&quot;;[.C774];&quot; &quot;;[.D774];&quot;,&quot;;[.B774]);&quot;&quot;)" office:value-type="string" office:string-value="50052910,Pluimplukkers 5H,PLUIMPLUKKERS BC" calcext:value-type="string">
            <text:p>50052910,Pluimplukkers 5H,PLUIMPLUKKERS BC</text:p>
          </table:table-cell>
          <table:table-cell table:formula="of:=IF([.I774]=&quot;&quot;;[.K774];&quot;&quot;)" office:value-type="string" office:string-value="50052910,Pluimplukkers 5H,PLUIMPLUKKERS BC" calcext:value-type="string">
            <text:p>50052910,Pluimplukkers 5H,PLUIMPLUKKERS BC</text:p>
          </table:table-cell>
          <table:table-cell table:formula="of:=IF([.I774]&lt;&gt;&quot;&quot;;[.K774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75];[$Sheet2.$A$2:.$B$36];2)" office:value-type="string" office:string-value="PLUIMPLUKKERS BC" calcext:value-type="string">
            <text:p>PLUIMPLUKKERS BC</text:p>
          </table:table-cell>
          <table:table-cell table:formula="of:=VLOOKUP([.A775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naud Claes</text:p>
          </table:table-cell>
          <table:table-cell office:value-type="float" office:value="50069921" calcext:value-type="float">
            <text:p>50069921</text:p>
          </table:table-cell>
          <table:table-cell table:number-columns-repeated="2"/>
          <table:table-cell table:formula="of:=IF([.H775]&lt;&gt;&quot;&quot;;CONCATENATE([.H775];&quot;,&quot;;[.C775];&quot; &quot;;[.D775];&quot;,&quot;;[.B775]);&quot;&quot;)" office:value-type="string" office:string-value="50069921,Pluimplukkers 5H,PLUIMPLUKKERS BC" calcext:value-type="string">
            <text:p>50069921,Pluimplukkers 5H,PLUIMPLUKKERS BC</text:p>
          </table:table-cell>
          <table:table-cell table:formula="of:=IF([.I775]=&quot;&quot;;[.K775];&quot;&quot;)" office:value-type="string" office:string-value="50069921,Pluimplukkers 5H,PLUIMPLUKKERS BC" calcext:value-type="string">
            <text:p>50069921,Pluimplukkers 5H,PLUIMPLUKKERS BC</text:p>
          </table:table-cell>
          <table:table-cell table:formula="of:=IF([.I775]&lt;&gt;&quot;&quot;;[.K775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76];[$Sheet2.$A$2:.$B$36];2)" office:value-type="string" office:string-value="PLUIMPLUKKERS BC" calcext:value-type="string">
            <text:p>PLUIMPLUKKERS BC</text:p>
          </table:table-cell>
          <table:table-cell table:formula="of:=VLOOKUP([.A776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gy Van Damme</text:p>
          </table:table-cell>
          <table:table-cell office:value-type="float" office:value="50081259" calcext:value-type="float">
            <text:p>50081259</text:p>
          </table:table-cell>
          <table:table-cell table:number-columns-repeated="2"/>
          <table:table-cell table:formula="of:=IF([.H776]&lt;&gt;&quot;&quot;;CONCATENATE([.H776];&quot;,&quot;;[.C776];&quot; &quot;;[.D776];&quot;,&quot;;[.B776]);&quot;&quot;)" office:value-type="string" office:string-value="50081259,Pluimplukkers 5H,PLUIMPLUKKERS BC" calcext:value-type="string">
            <text:p>50081259,Pluimplukkers 5H,PLUIMPLUKKERS BC</text:p>
          </table:table-cell>
          <table:table-cell table:formula="of:=IF([.I776]=&quot;&quot;;[.K776];&quot;&quot;)" office:value-type="string" office:string-value="50081259,Pluimplukkers 5H,PLUIMPLUKKERS BC" calcext:value-type="string">
            <text:p>50081259,Pluimplukkers 5H,PLUIMPLUKKERS BC</text:p>
          </table:table-cell>
          <table:table-cell table:formula="of:=IF([.I776]&lt;&gt;&quot;&quot;;[.K776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77];[$Sheet2.$A$2:.$B$36];2)" office:value-type="string" office:string-value="PLUIMPLUKKERS BC" calcext:value-type="string">
            <text:p>PLUIMPLUKKERS BC</text:p>
          </table:table-cell>
          <table:table-cell table:formula="of:=VLOOKUP([.A777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mas Deman</text:p>
          </table:table-cell>
          <table:table-cell office:value-type="float" office:value="50091066" calcext:value-type="float">
            <text:p>50091066</text:p>
          </table:table-cell>
          <table:table-cell table:number-columns-repeated="2"/>
          <table:table-cell table:formula="of:=IF([.H777]&lt;&gt;&quot;&quot;;CONCATENATE([.H777];&quot;,&quot;;[.C777];&quot; &quot;;[.D777];&quot;,&quot;;[.B777]);&quot;&quot;)" office:value-type="string" office:string-value="50091066,Pluimplukkers 5H,PLUIMPLUKKERS BC" calcext:value-type="string">
            <text:p>50091066,Pluimplukkers 5H,PLUIMPLUKKERS BC</text:p>
          </table:table-cell>
          <table:table-cell table:formula="of:=IF([.I777]=&quot;&quot;;[.K777];&quot;&quot;)" office:value-type="string" office:string-value="50091066,Pluimplukkers 5H,PLUIMPLUKKERS BC" calcext:value-type="string">
            <text:p>50091066,Pluimplukkers 5H,PLUIMPLUKKERS BC</text:p>
          </table:table-cell>
          <table:table-cell table:formula="of:=IF([.I777]&lt;&gt;&quot;&quot;;[.K777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78];[$Sheet2.$A$2:.$B$36];2)" office:value-type="string" office:string-value="PLUIMPLUKKERS BC" calcext:value-type="string">
            <text:p>PLUIMPLUKKERS BC</text:p>
          </table:table-cell>
          <table:table-cell table:formula="of:=VLOOKUP([.A778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l Peeters</text:p>
          </table:table-cell>
          <table:table-cell office:value-type="float" office:value="50059508" calcext:value-type="float">
            <text:p>50059508</text:p>
          </table:table-cell>
          <table:table-cell table:number-columns-repeated="2"/>
          <table:table-cell table:formula="of:=IF([.H778]&lt;&gt;&quot;&quot;;CONCATENATE([.H778];&quot;,&quot;;[.C778];&quot; &quot;;[.D778];&quot;,&quot;;[.B778]);&quot;&quot;)" office:value-type="string" office:string-value="50059508,Pluimplukkers 6G,PLUIMPLUKKERS BC" calcext:value-type="string">
            <text:p>50059508,Pluimplukkers 6G,PLUIMPLUKKERS BC</text:p>
          </table:table-cell>
          <table:table-cell table:formula="of:=IF([.I778]=&quot;&quot;;[.K778];&quot;&quot;)" office:value-type="string" office:string-value="50059508,Pluimplukkers 6G,PLUIMPLUKKERS BC" calcext:value-type="string">
            <text:p>50059508,Pluimplukkers 6G,PLUIMPLUKKERS BC</text:p>
          </table:table-cell>
          <table:table-cell table:formula="of:=IF([.I778]&lt;&gt;&quot;&quot;;[.K778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79];[$Sheet2.$A$2:.$B$36];2)" office:value-type="string" office:string-value="PLUIMPLUKKERS BC" calcext:value-type="string">
            <text:p>PLUIMPLUKKERS BC</text:p>
          </table:table-cell>
          <table:table-cell table:formula="of:=VLOOKUP([.A779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enn De Tollenaere</text:p>
          </table:table-cell>
          <table:table-cell office:value-type="float" office:value="50056234" calcext:value-type="float">
            <text:p>50056234</text:p>
          </table:table-cell>
          <table:table-cell table:number-columns-repeated="2"/>
          <table:table-cell table:formula="of:=IF([.H779]&lt;&gt;&quot;&quot;;CONCATENATE([.H779];&quot;,&quot;;[.C779];&quot; &quot;;[.D779];&quot;,&quot;;[.B779]);&quot;&quot;)" office:value-type="string" office:string-value="50056234,Pluimplukkers 6G,PLUIMPLUKKERS BC" calcext:value-type="string">
            <text:p>50056234,Pluimplukkers 6G,PLUIMPLUKKERS BC</text:p>
          </table:table-cell>
          <table:table-cell table:formula="of:=IF([.I779]=&quot;&quot;;[.K779];&quot;&quot;)" office:value-type="string" office:string-value="50056234,Pluimplukkers 6G,PLUIMPLUKKERS BC" calcext:value-type="string">
            <text:p>50056234,Pluimplukkers 6G,PLUIMPLUKKERS BC</text:p>
          </table:table-cell>
          <table:table-cell table:formula="of:=IF([.I779]&lt;&gt;&quot;&quot;;[.K779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80];[$Sheet2.$A$2:.$B$36];2)" office:value-type="string" office:string-value="PLUIMPLUKKERS BC" calcext:value-type="string">
            <text:p>PLUIMPLUKKERS BC</text:p>
          </table:table-cell>
          <table:table-cell table:formula="of:=VLOOKUP([.A780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ef Van Remoortere</text:p>
          </table:table-cell>
          <table:table-cell office:value-type="float" office:value="50030985" calcext:value-type="float">
            <text:p>50030985</text:p>
          </table:table-cell>
          <table:table-cell table:number-columns-repeated="2"/>
          <table:table-cell table:formula="of:=IF([.H780]&lt;&gt;&quot;&quot;;CONCATENATE([.H780];&quot;,&quot;;[.C780];&quot; &quot;;[.D780];&quot;,&quot;;[.B780]);&quot;&quot;)" office:value-type="string" office:string-value="50030985,Pluimplukkers 6G,PLUIMPLUKKERS BC" calcext:value-type="string">
            <text:p>50030985,Pluimplukkers 6G,PLUIMPLUKKERS BC</text:p>
          </table:table-cell>
          <table:table-cell table:formula="of:=IF([.I780]=&quot;&quot;;[.K780];&quot;&quot;)" office:value-type="string" office:string-value="50030985,Pluimplukkers 6G,PLUIMPLUKKERS BC" calcext:value-type="string">
            <text:p>50030985,Pluimplukkers 6G,PLUIMPLUKKERS BC</text:p>
          </table:table-cell>
          <table:table-cell table:formula="of:=IF([.I780]&lt;&gt;&quot;&quot;;[.K780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81];[$Sheet2.$A$2:.$B$36];2)" office:value-type="string" office:string-value="PLUIMPLUKKERS BC" calcext:value-type="string">
            <text:p>PLUIMPLUKKERS BC</text:p>
          </table:table-cell>
          <table:table-cell table:formula="of:=VLOOKUP([.A781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ne Vanhoutte</text:p>
          </table:table-cell>
          <table:table-cell office:value-type="float" office:value="50087723" calcext:value-type="float">
            <text:p>50087723</text:p>
          </table:table-cell>
          <table:table-cell table:number-columns-repeated="2"/>
          <table:table-cell table:formula="of:=IF([.H781]&lt;&gt;&quot;&quot;;CONCATENATE([.H781];&quot;,&quot;;[.C781];&quot; &quot;;[.D781];&quot;,&quot;;[.B781]);&quot;&quot;)" office:value-type="string" office:string-value="50087723,Pluimplukkers 6G,PLUIMPLUKKERS BC" calcext:value-type="string">
            <text:p>50087723,Pluimplukkers 6G,PLUIMPLUKKERS BC</text:p>
          </table:table-cell>
          <table:table-cell table:formula="of:=IF([.I781]=&quot;&quot;;[.K781];&quot;&quot;)" office:value-type="string" office:string-value="50087723,Pluimplukkers 6G,PLUIMPLUKKERS BC" calcext:value-type="string">
            <text:p>50087723,Pluimplukkers 6G,PLUIMPLUKKERS BC</text:p>
          </table:table-cell>
          <table:table-cell table:formula="of:=IF([.I781]&lt;&gt;&quot;&quot;;[.K781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82];[$Sheet2.$A$2:.$B$36];2)" office:value-type="string" office:string-value="PLUIMPLUKKERS BC" calcext:value-type="string">
            <text:p>PLUIMPLUKKERS BC</text:p>
          </table:table-cell>
          <table:table-cell table:formula="of:=VLOOKUP([.A782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egfried Schruers</text:p>
          </table:table-cell>
          <table:table-cell office:value-type="float" office:value="50070134" calcext:value-type="float">
            <text:p>50070134</text:p>
          </table:table-cell>
          <table:table-cell table:number-columns-repeated="2"/>
          <table:table-cell table:formula="of:=IF([.H782]&lt;&gt;&quot;&quot;;CONCATENATE([.H782];&quot;,&quot;;[.C782];&quot; &quot;;[.D782];&quot;,&quot;;[.B782]);&quot;&quot;)" office:value-type="string" office:string-value="50070134,Pluimplukkers 6H,PLUIMPLUKKERS BC" calcext:value-type="string">
            <text:p>50070134,Pluimplukkers 6H,PLUIMPLUKKERS BC</text:p>
          </table:table-cell>
          <table:table-cell table:formula="of:=IF([.I782]=&quot;&quot;;[.K782];&quot;&quot;)" office:value-type="string" office:string-value="50070134,Pluimplukkers 6H,PLUIMPLUKKERS BC" calcext:value-type="string">
            <text:p>50070134,Pluimplukkers 6H,PLUIMPLUKKERS BC</text:p>
          </table:table-cell>
          <table:table-cell table:formula="of:=IF([.I782]&lt;&gt;&quot;&quot;;[.K782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83];[$Sheet2.$A$2:.$B$36];2)" office:value-type="string" office:string-value="PLUIMPLUKKERS BC" calcext:value-type="string">
            <text:p>PLUIMPLUKKERS BC</text:p>
          </table:table-cell>
          <table:table-cell table:formula="of:=VLOOKUP([.A783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m Van Hoeymissen</text:p>
          </table:table-cell>
          <table:table-cell office:value-type="float" office:value="50048145" calcext:value-type="float">
            <text:p>50048145</text:p>
          </table:table-cell>
          <table:table-cell table:number-columns-repeated="2"/>
          <table:table-cell table:formula="of:=IF([.H783]&lt;&gt;&quot;&quot;;CONCATENATE([.H783];&quot;,&quot;;[.C783];&quot; &quot;;[.D783];&quot;,&quot;;[.B783]);&quot;&quot;)" office:value-type="string" office:string-value="50048145,Pluimplukkers 6H,PLUIMPLUKKERS BC" calcext:value-type="string">
            <text:p>50048145,Pluimplukkers 6H,PLUIMPLUKKERS BC</text:p>
          </table:table-cell>
          <table:table-cell table:formula="of:=IF([.I783]=&quot;&quot;;[.K783];&quot;&quot;)" office:value-type="string" office:string-value="50048145,Pluimplukkers 6H,PLUIMPLUKKERS BC" calcext:value-type="string">
            <text:p>50048145,Pluimplukkers 6H,PLUIMPLUKKERS BC</text:p>
          </table:table-cell>
          <table:table-cell table:formula="of:=IF([.I783]&lt;&gt;&quot;&quot;;[.K783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84];[$Sheet2.$A$2:.$B$36];2)" office:value-type="string" office:string-value="PLUIMPLUKKERS BC" calcext:value-type="string">
            <text:p>PLUIMPLUKKERS BC</text:p>
          </table:table-cell>
          <table:table-cell table:formula="of:=VLOOKUP([.A784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ub Horsten</text:p>
          </table:table-cell>
          <table:table-cell office:value-type="float" office:value="50045058" calcext:value-type="float">
            <text:p>50045058</text:p>
          </table:table-cell>
          <table:table-cell table:number-columns-repeated="2"/>
          <table:table-cell table:formula="of:=IF([.H784]&lt;&gt;&quot;&quot;;CONCATENATE([.H784];&quot;,&quot;;[.C784];&quot; &quot;;[.D784];&quot;,&quot;;[.B784]);&quot;&quot;)" office:value-type="string" office:string-value="50045058,Pluimplukkers 6H,PLUIMPLUKKERS BC" calcext:value-type="string">
            <text:p>50045058,Pluimplukkers 6H,PLUIMPLUKKERS BC</text:p>
          </table:table-cell>
          <table:table-cell table:formula="of:=IF([.I784]=&quot;&quot;;[.K784];&quot;&quot;)" office:value-type="string" office:string-value="50045058,Pluimplukkers 6H,PLUIMPLUKKERS BC" calcext:value-type="string">
            <text:p>50045058,Pluimplukkers 6H,PLUIMPLUKKERS BC</text:p>
          </table:table-cell>
          <table:table-cell table:formula="of:=IF([.I784]&lt;&gt;&quot;&quot;;[.K784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85];[$Sheet2.$A$2:.$B$36];2)" office:value-type="string" office:string-value="PLUIMPLUKKERS BC" calcext:value-type="string">
            <text:p>PLUIMPLUKKERS BC</text:p>
          </table:table-cell>
          <table:table-cell table:formula="of:=VLOOKUP([.A785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bbe Baelen</text:p>
          </table:table-cell>
          <table:table-cell office:value-type="float" office:value="50093929" calcext:value-type="float">
            <text:p>50093929</text:p>
          </table:table-cell>
          <table:table-cell table:number-columns-repeated="2"/>
          <table:table-cell table:formula="of:=IF([.H785]&lt;&gt;&quot;&quot;;CONCATENATE([.H785];&quot;,&quot;;[.C785];&quot; &quot;;[.D785];&quot;,&quot;;[.B785]);&quot;&quot;)" office:value-type="string" office:string-value="50093929,Pluimplukkers 6H,PLUIMPLUKKERS BC" calcext:value-type="string">
            <text:p>50093929,Pluimplukkers 6H,PLUIMPLUKKERS BC</text:p>
          </table:table-cell>
          <table:table-cell table:formula="of:=IF([.I785]=&quot;&quot;;[.K785];&quot;&quot;)" office:value-type="string" office:string-value="50093929,Pluimplukkers 6H,PLUIMPLUKKERS BC" calcext:value-type="string">
            <text:p>50093929,Pluimplukkers 6H,PLUIMPLUKKERS BC</text:p>
          </table:table-cell>
          <table:table-cell table:formula="of:=IF([.I785]&lt;&gt;&quot;&quot;;[.K785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86];[$Sheet2.$A$2:.$B$36];2)" office:value-type="string" office:string-value="PLUIMPLUKKERS BC" calcext:value-type="string">
            <text:p>PLUIMPLUKKERS BC</text:p>
          </table:table-cell>
          <table:table-cell table:formula="of:=VLOOKUP([.A786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uub Horsten</text:p>
          </table:table-cell>
          <table:table-cell office:value-type="float" office:value="50045058" calcext:value-type="float">
            <text:p>50045058</text:p>
          </table:table-cell>
          <table:table-cell table:number-columns-repeated="2"/>
          <table:table-cell table:formula="of:=IF([.H786]&lt;&gt;&quot;&quot;;CONCATENATE([.H786];&quot;,&quot;;[.C786];&quot; &quot;;[.D786];&quot;,&quot;;[.B786]);&quot;&quot;)" office:value-type="string" office:string-value="50045058,Pluimplukkers 7G,PLUIMPLUKKERS BC" calcext:value-type="string">
            <text:p>50045058,Pluimplukkers 7G,PLUIMPLUKKERS BC</text:p>
          </table:table-cell>
          <table:table-cell table:formula="of:=IF([.I786]=&quot;&quot;;[.K786];&quot;&quot;)" office:value-type="string" office:string-value="50045058,Pluimplukkers 7G,PLUIMPLUKKERS BC" calcext:value-type="string">
            <text:p>50045058,Pluimplukkers 7G,PLUIMPLUKKERS BC</text:p>
          </table:table-cell>
          <table:table-cell table:formula="of:=IF([.I786]&lt;&gt;&quot;&quot;;[.K786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87];[$Sheet2.$A$2:.$B$36];2)" office:value-type="string" office:string-value="PLUIMPLUKKERS BC" calcext:value-type="string">
            <text:p>PLUIMPLUKKERS BC</text:p>
          </table:table-cell>
          <table:table-cell table:formula="of:=VLOOKUP([.A787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nst-Jan Willems</text:p>
          </table:table-cell>
          <table:table-cell office:value-type="float" office:value="50587404" calcext:value-type="float">
            <text:p>50587404</text:p>
          </table:table-cell>
          <table:table-cell table:number-columns-repeated="2"/>
          <table:table-cell table:formula="of:=IF([.H787]&lt;&gt;&quot;&quot;;CONCATENATE([.H787];&quot;,&quot;;[.C787];&quot; &quot;;[.D787];&quot;,&quot;;[.B787]);&quot;&quot;)" office:value-type="string" office:string-value="50587404,Pluimplukkers 7G,PLUIMPLUKKERS BC" calcext:value-type="string">
            <text:p>50587404,Pluimplukkers 7G,PLUIMPLUKKERS BC</text:p>
          </table:table-cell>
          <table:table-cell table:formula="of:=IF([.I787]=&quot;&quot;;[.K787];&quot;&quot;)" office:value-type="string" office:string-value="50587404,Pluimplukkers 7G,PLUIMPLUKKERS BC" calcext:value-type="string">
            <text:p>50587404,Pluimplukkers 7G,PLUIMPLUKKERS BC</text:p>
          </table:table-cell>
          <table:table-cell table:formula="of:=IF([.I787]&lt;&gt;&quot;&quot;;[.K787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88];[$Sheet2.$A$2:.$B$36];2)" office:value-type="string" office:string-value="PLUIMPLUKKERS BC" calcext:value-type="string">
            <text:p>PLUIMPLUKKERS BC</text:p>
          </table:table-cell>
          <table:table-cell table:formula="of:=VLOOKUP([.A788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se Donckers</text:p>
          </table:table-cell>
          <table:table-cell office:value-type="float" office:value="50066526" calcext:value-type="float">
            <text:p>50066526</text:p>
          </table:table-cell>
          <table:table-cell table:number-columns-repeated="2"/>
          <table:table-cell table:formula="of:=IF([.H788]&lt;&gt;&quot;&quot;;CONCATENATE([.H788];&quot;,&quot;;[.C788];&quot; &quot;;[.D788];&quot;,&quot;;[.B788]);&quot;&quot;)" office:value-type="string" office:string-value="50066526,Pluimplukkers 7G,PLUIMPLUKKERS BC" calcext:value-type="string">
            <text:p>50066526,Pluimplukkers 7G,PLUIMPLUKKERS BC</text:p>
          </table:table-cell>
          <table:table-cell table:formula="of:=IF([.I788]=&quot;&quot;;[.K788];&quot;&quot;)" office:value-type="string" office:string-value="50066526,Pluimplukkers 7G,PLUIMPLUKKERS BC" calcext:value-type="string">
            <text:p>50066526,Pluimplukkers 7G,PLUIMPLUKKERS BC</text:p>
          </table:table-cell>
          <table:table-cell table:formula="of:=IF([.I788]&lt;&gt;&quot;&quot;;[.K788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89];[$Sheet2.$A$2:.$B$36];2)" office:value-type="string" office:string-value="PLUIMPLUKKERS BC" calcext:value-type="string">
            <text:p>PLUIMPLUKKERS BC</text:p>
          </table:table-cell>
          <table:table-cell table:formula="of:=VLOOKUP([.A789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iet Van De Caveye</text:p>
          </table:table-cell>
          <table:table-cell office:value-type="float" office:value="50060632" calcext:value-type="float">
            <text:p>50060632</text:p>
          </table:table-cell>
          <table:table-cell table:number-columns-repeated="2"/>
          <table:table-cell table:formula="of:=IF([.H789]&lt;&gt;&quot;&quot;;CONCATENATE([.H789];&quot;,&quot;;[.C789];&quot; &quot;;[.D789];&quot;,&quot;;[.B789]);&quot;&quot;)" office:value-type="string" office:string-value="50060632,Pluimplukkers 7G,PLUIMPLUKKERS BC" calcext:value-type="string">
            <text:p>50060632,Pluimplukkers 7G,PLUIMPLUKKERS BC</text:p>
          </table:table-cell>
          <table:table-cell table:formula="of:=IF([.I789]=&quot;&quot;;[.K789];&quot;&quot;)" office:value-type="string" office:string-value="50060632,Pluimplukkers 7G,PLUIMPLUKKERS BC" calcext:value-type="string">
            <text:p>50060632,Pluimplukkers 7G,PLUIMPLUKKERS BC</text:p>
          </table:table-cell>
          <table:table-cell table:formula="of:=IF([.I789]&lt;&gt;&quot;&quot;;[.K789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90];[$Sheet2.$A$2:.$B$36];2)" office:value-type="string" office:string-value="PLUIMPLUKKERS BC" calcext:value-type="string">
            <text:p>PLUIMPLUKKERS BC</text:p>
          </table:table-cell>
          <table:table-cell table:formula="of:=VLOOKUP([.A790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han Dellaert</text:p>
          </table:table-cell>
          <table:table-cell office:value-type="float" office:value="50034181" calcext:value-type="float">
            <text:p>50034181</text:p>
          </table:table-cell>
          <table:table-cell table:number-columns-repeated="2"/>
          <table:table-cell table:formula="of:=IF([.H790]&lt;&gt;&quot;&quot;;CONCATENATE([.H790];&quot;,&quot;;[.C790];&quot; &quot;;[.D790];&quot;,&quot;;[.B790]);&quot;&quot;)" office:value-type="string" office:string-value="50034181,Pluimplukkers 7H,PLUIMPLUKKERS BC" calcext:value-type="string">
            <text:p>50034181,Pluimplukkers 7H,PLUIMPLUKKERS BC</text:p>
          </table:table-cell>
          <table:table-cell table:formula="of:=IF([.I790]=&quot;&quot;;[.K790];&quot;&quot;)" office:value-type="string" office:string-value="50034181,Pluimplukkers 7H,PLUIMPLUKKERS BC" calcext:value-type="string">
            <text:p>50034181,Pluimplukkers 7H,PLUIMPLUKKERS BC</text:p>
          </table:table-cell>
          <table:table-cell table:formula="of:=IF([.I790]&lt;&gt;&quot;&quot;;[.K790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91];[$Sheet2.$A$2:.$B$36];2)" office:value-type="string" office:string-value="PLUIMPLUKKERS BC" calcext:value-type="string">
            <text:p>PLUIMPLUKKERS BC</text:p>
          </table:table-cell>
          <table:table-cell table:formula="of:=VLOOKUP([.A791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oen Feyaerts</text:p>
          </table:table-cell>
          <table:table-cell office:value-type="float" office:value="50041292" calcext:value-type="float">
            <text:p>50041292</text:p>
          </table:table-cell>
          <table:table-cell table:number-columns-repeated="2"/>
          <table:table-cell table:formula="of:=IF([.H791]&lt;&gt;&quot;&quot;;CONCATENATE([.H791];&quot;,&quot;;[.C791];&quot; &quot;;[.D791];&quot;,&quot;;[.B791]);&quot;&quot;)" office:value-type="string" office:string-value="50041292,Pluimplukkers 7H,PLUIMPLUKKERS BC" calcext:value-type="string">
            <text:p>50041292,Pluimplukkers 7H,PLUIMPLUKKERS BC</text:p>
          </table:table-cell>
          <table:table-cell table:formula="of:=IF([.I791]=&quot;&quot;;[.K791];&quot;&quot;)" office:value-type="string" office:string-value="50041292,Pluimplukkers 7H,PLUIMPLUKKERS BC" calcext:value-type="string">
            <text:p>50041292,Pluimplukkers 7H,PLUIMPLUKKERS BC</text:p>
          </table:table-cell>
          <table:table-cell table:formula="of:=IF([.I791]&lt;&gt;&quot;&quot;;[.K791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92];[$Sheet2.$A$2:.$B$36];2)" office:value-type="string" office:string-value="PLUIMPLUKKERS BC" calcext:value-type="string">
            <text:p>PLUIMPLUKKERS BC</text:p>
          </table:table-cell>
          <table:table-cell table:formula="of:=VLOOKUP([.A792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el Vreye</text:p>
          </table:table-cell>
          <table:table-cell office:value-type="float" office:value="50027593" calcext:value-type="float">
            <text:p>50027593</text:p>
          </table:table-cell>
          <table:table-cell table:number-columns-repeated="2"/>
          <table:table-cell table:formula="of:=IF([.H792]&lt;&gt;&quot;&quot;;CONCATENATE([.H792];&quot;,&quot;;[.C792];&quot; &quot;;[.D792];&quot;,&quot;;[.B792]);&quot;&quot;)" office:value-type="string" office:string-value="50027593,Pluimplukkers 7H,PLUIMPLUKKERS BC" calcext:value-type="string">
            <text:p>50027593,Pluimplukkers 7H,PLUIMPLUKKERS BC</text:p>
          </table:table-cell>
          <table:table-cell table:formula="of:=IF([.I792]=&quot;&quot;;[.K792];&quot;&quot;)" office:value-type="string" office:string-value="50027593,Pluimplukkers 7H,PLUIMPLUKKERS BC" calcext:value-type="string">
            <text:p>50027593,Pluimplukkers 7H,PLUIMPLUKKERS BC</text:p>
          </table:table-cell>
          <table:table-cell table:formula="of:=IF([.I792]&lt;&gt;&quot;&quot;;[.K792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93];[$Sheet2.$A$2:.$B$36];2)" office:value-type="string" office:string-value="PLUIMPLUKKERS BC" calcext:value-type="string">
            <text:p>PLUIMPLUKKERS BC</text:p>
          </table:table-cell>
          <table:table-cell table:formula="of:=VLOOKUP([.A793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nny Verscheure</text:p>
          </table:table-cell>
          <table:table-cell office:value-type="float" office:value="50034122" calcext:value-type="float">
            <text:p>50034122</text:p>
          </table:table-cell>
          <table:table-cell table:number-columns-repeated="2"/>
          <table:table-cell table:formula="of:=IF([.H793]&lt;&gt;&quot;&quot;;CONCATENATE([.H793];&quot;,&quot;;[.C793];&quot; &quot;;[.D793];&quot;,&quot;;[.B793]);&quot;&quot;)" office:value-type="string" office:string-value="50034122,Pluimplukkers 7H,PLUIMPLUKKERS BC" calcext:value-type="string">
            <text:p>50034122,Pluimplukkers 7H,PLUIMPLUKKERS BC</text:p>
          </table:table-cell>
          <table:table-cell table:formula="of:=IF([.I793]=&quot;&quot;;[.K793];&quot;&quot;)" office:value-type="string" office:string-value="50034122,Pluimplukkers 7H,PLUIMPLUKKERS BC" calcext:value-type="string">
            <text:p>50034122,Pluimplukkers 7H,PLUIMPLUKKERS BC</text:p>
          </table:table-cell>
          <table:table-cell table:formula="of:=IF([.I793]&lt;&gt;&quot;&quot;;[.K793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94];[$Sheet2.$A$2:.$B$36];2)" office:value-type="string" office:string-value="PLUIMPLUKKERS BC" calcext:value-type="string">
            <text:p>PLUIMPLUKKERS BC</text:p>
          </table:table-cell>
          <table:table-cell table:formula="of:=VLOOKUP([.A794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8G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m Hoebeke</text:p>
          </table:table-cell>
          <table:table-cell office:value-type="float" office:value="50985906" calcext:value-type="float">
            <text:p>50985906</text:p>
          </table:table-cell>
          <table:table-cell table:number-columns-repeated="2"/>
          <table:table-cell table:formula="of:=IF([.H794]&lt;&gt;&quot;&quot;;CONCATENATE([.H794];&quot;,&quot;;[.C794];&quot; &quot;;[.D794];&quot;,&quot;;[.B794]);&quot;&quot;)" office:value-type="string" office:string-value="50985906,Pluimplukkers 8G,PLUIMPLUKKERS BC" calcext:value-type="string">
            <text:p>50985906,Pluimplukkers 8G,PLUIMPLUKKERS BC</text:p>
          </table:table-cell>
          <table:table-cell table:formula="of:=IF([.I794]=&quot;&quot;;[.K794];&quot;&quot;)" office:value-type="string" office:string-value="50985906,Pluimplukkers 8G,PLUIMPLUKKERS BC" calcext:value-type="string">
            <text:p>50985906,Pluimplukkers 8G,PLUIMPLUKKERS BC</text:p>
          </table:table-cell>
          <table:table-cell table:formula="of:=IF([.I794]&lt;&gt;&quot;&quot;;[.K794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95];[$Sheet2.$A$2:.$B$36];2)" office:value-type="string" office:string-value="PLUIMPLUKKERS BC" calcext:value-type="string">
            <text:p>PLUIMPLUKKERS BC</text:p>
          </table:table-cell>
          <table:table-cell table:formula="of:=VLOOKUP([.A795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8G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c Ongena</text:p>
          </table:table-cell>
          <table:table-cell office:value-type="float" office:value="50093875" calcext:value-type="float">
            <text:p>50093875</text:p>
          </table:table-cell>
          <table:table-cell table:number-columns-repeated="2"/>
          <table:table-cell table:formula="of:=IF([.H795]&lt;&gt;&quot;&quot;;CONCATENATE([.H795];&quot;,&quot;;[.C795];&quot; &quot;;[.D795];&quot;,&quot;;[.B795]);&quot;&quot;)" office:value-type="string" office:string-value="50093875,Pluimplukkers 8G,PLUIMPLUKKERS BC" calcext:value-type="string">
            <text:p>50093875,Pluimplukkers 8G,PLUIMPLUKKERS BC</text:p>
          </table:table-cell>
          <table:table-cell table:formula="of:=IF([.I795]=&quot;&quot;;[.K795];&quot;&quot;)" office:value-type="string" office:string-value="50093875,Pluimplukkers 8G,PLUIMPLUKKERS BC" calcext:value-type="string">
            <text:p>50093875,Pluimplukkers 8G,PLUIMPLUKKERS BC</text:p>
          </table:table-cell>
          <table:table-cell table:formula="of:=IF([.I795]&lt;&gt;&quot;&quot;;[.K795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96];[$Sheet2.$A$2:.$B$36];2)" office:value-type="string" office:string-value="PLUIMPLUKKERS BC" calcext:value-type="string">
            <text:p>PLUIMPLUKKERS BC</text:p>
          </table:table-cell>
          <table:table-cell table:formula="of:=VLOOKUP([.A796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8G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le Druyts</text:p>
          </table:table-cell>
          <table:table-cell office:value-type="float" office:value="50072796" calcext:value-type="float">
            <text:p>50072796</text:p>
          </table:table-cell>
          <table:table-cell table:number-columns-repeated="2"/>
          <table:table-cell table:formula="of:=IF([.H796]&lt;&gt;&quot;&quot;;CONCATENATE([.H796];&quot;,&quot;;[.C796];&quot; &quot;;[.D796];&quot;,&quot;;[.B796]);&quot;&quot;)" office:value-type="string" office:string-value="50072796,Pluimplukkers 8G,PLUIMPLUKKERS BC" calcext:value-type="string">
            <text:p>50072796,Pluimplukkers 8G,PLUIMPLUKKERS BC</text:p>
          </table:table-cell>
          <table:table-cell table:formula="of:=IF([.I796]=&quot;&quot;;[.K796];&quot;&quot;)" office:value-type="string" office:string-value="50072796,Pluimplukkers 8G,PLUIMPLUKKERS BC" calcext:value-type="string">
            <text:p>50072796,Pluimplukkers 8G,PLUIMPLUKKERS BC</text:p>
          </table:table-cell>
          <table:table-cell table:formula="of:=IF([.I796]&lt;&gt;&quot;&quot;;[.K796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97];[$Sheet2.$A$2:.$B$36];2)" office:value-type="string" office:string-value="PLUIMPLUKKERS BC" calcext:value-type="string">
            <text:p>PLUIMPLUKKERS BC</text:p>
          </table:table-cell>
          <table:table-cell table:formula="of:=VLOOKUP([.A797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8G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eve Vandenberghe</text:p>
          </table:table-cell>
          <table:table-cell office:value-type="float" office:value="50044347" calcext:value-type="float">
            <text:p>50044347</text:p>
          </table:table-cell>
          <table:table-cell table:number-columns-repeated="2"/>
          <table:table-cell table:formula="of:=IF([.H797]&lt;&gt;&quot;&quot;;CONCATENATE([.H797];&quot;,&quot;;[.C797];&quot; &quot;;[.D797];&quot;,&quot;;[.B797]);&quot;&quot;)" office:value-type="string" office:string-value="50044347,Pluimplukkers 8G,PLUIMPLUKKERS BC" calcext:value-type="string">
            <text:p>50044347,Pluimplukkers 8G,PLUIMPLUKKERS BC</text:p>
          </table:table-cell>
          <table:table-cell table:formula="of:=IF([.I797]=&quot;&quot;;[.K797];&quot;&quot;)" office:value-type="string" office:string-value="50044347,Pluimplukkers 8G,PLUIMPLUKKERS BC" calcext:value-type="string">
            <text:p>50044347,Pluimplukkers 8G,PLUIMPLUKKERS BC</text:p>
          </table:table-cell>
          <table:table-cell table:formula="of:=IF([.I797]&lt;&gt;&quot;&quot;;[.K797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98];[$Sheet2.$A$2:.$B$36];2)" office:value-type="string" office:string-value="PLUIMPLUKKERS BC" calcext:value-type="string">
            <text:p>PLUIMPLUKKERS BC</text:p>
          </table:table-cell>
          <table:table-cell table:formula="of:=VLOOKUP([.A798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ja Van Bever</text:p>
          </table:table-cell>
          <table:table-cell office:value-type="float" office:value="50097177" calcext:value-type="float">
            <text:p>50097177</text:p>
          </table:table-cell>
          <table:table-cell table:number-columns-repeated="2"/>
          <table:table-cell table:formula="of:=IF([.H798]&lt;&gt;&quot;&quot;;CONCATENATE([.H798];&quot;,&quot;;[.C798];&quot; &quot;;[.D798];&quot;,&quot;;[.B798]);&quot;&quot;)" office:value-type="string" office:string-value="50097177,Pluimplukkers 8H,PLUIMPLUKKERS BC" calcext:value-type="string">
            <text:p>50097177,Pluimplukkers 8H,PLUIMPLUKKERS BC</text:p>
          </table:table-cell>
          <table:table-cell table:formula="of:=IF([.I798]=&quot;&quot;;[.K798];&quot;&quot;)" office:value-type="string" office:string-value="50097177,Pluimplukkers 8H,PLUIMPLUKKERS BC" calcext:value-type="string">
            <text:p>50097177,Pluimplukkers 8H,PLUIMPLUKKERS BC</text:p>
          </table:table-cell>
          <table:table-cell table:formula="of:=IF([.I798]&lt;&gt;&quot;&quot;;[.K798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799];[$Sheet2.$A$2:.$B$36];2)" office:value-type="string" office:string-value="PLUIMPLUKKERS BC" calcext:value-type="string">
            <text:p>PLUIMPLUKKERS BC</text:p>
          </table:table-cell>
          <table:table-cell table:formula="of:=VLOOKUP([.A799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en Puystiens</text:p>
          </table:table-cell>
          <table:table-cell office:value-type="float" office:value="50108336" calcext:value-type="float">
            <text:p>50108336</text:p>
          </table:table-cell>
          <table:table-cell table:number-columns-repeated="2"/>
          <table:table-cell table:formula="of:=IF([.H799]&lt;&gt;&quot;&quot;;CONCATENATE([.H799];&quot;,&quot;;[.C799];&quot; &quot;;[.D799];&quot;,&quot;;[.B799]);&quot;&quot;)" office:value-type="string" office:string-value="50108336,Pluimplukkers 8H,PLUIMPLUKKERS BC" calcext:value-type="string">
            <text:p>50108336,Pluimplukkers 8H,PLUIMPLUKKERS BC</text:p>
          </table:table-cell>
          <table:table-cell table:formula="of:=IF([.I799]=&quot;&quot;;[.K799];&quot;&quot;)" office:value-type="string" office:string-value="50108336,Pluimplukkers 8H,PLUIMPLUKKERS BC" calcext:value-type="string">
            <text:p>50108336,Pluimplukkers 8H,PLUIMPLUKKERS BC</text:p>
          </table:table-cell>
          <table:table-cell table:formula="of:=IF([.I799]&lt;&gt;&quot;&quot;;[.K799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800];[$Sheet2.$A$2:.$B$36];2)" office:value-type="string" office:string-value="PLUIMPLUKKERS BC" calcext:value-type="string">
            <text:p>PLUIMPLUKKERS BC</text:p>
          </table:table-cell>
          <table:table-cell table:formula="of:=VLOOKUP([.A800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en Onyn</text:p>
          </table:table-cell>
          <table:table-cell office:value-type="float" office:value="50433644" calcext:value-type="float">
            <text:p>50433644</text:p>
          </table:table-cell>
          <table:table-cell table:number-columns-repeated="2"/>
          <table:table-cell table:formula="of:=IF([.H800]&lt;&gt;&quot;&quot;;CONCATENATE([.H800];&quot;,&quot;;[.C800];&quot; &quot;;[.D800];&quot;,&quot;;[.B800]);&quot;&quot;)" office:value-type="string" office:string-value="50433644,Pluimplukkers 8H,PLUIMPLUKKERS BC" calcext:value-type="string">
            <text:p>50433644,Pluimplukkers 8H,PLUIMPLUKKERS BC</text:p>
          </table:table-cell>
          <table:table-cell table:formula="of:=IF([.I800]=&quot;&quot;;[.K800];&quot;&quot;)" office:value-type="string" office:string-value="50433644,Pluimplukkers 8H,PLUIMPLUKKERS BC" calcext:value-type="string">
            <text:p>50433644,Pluimplukkers 8H,PLUIMPLUKKERS BC</text:p>
          </table:table-cell>
          <table:table-cell table:formula="of:=IF([.I800]&lt;&gt;&quot;&quot;;[.K800];&quot;&quot;)">
            <text:p/>
          </table:table-cell>
        </table:table-row>
        <table:table-row table:style-name="ro1" table:visibility="filter">
          <table:table-cell office:value-type="string" calcext:value-type="string">
            <text:p>Pluimplukkers BC</text:p>
          </table:table-cell>
          <table:table-cell table:formula="of:=VLOOKUP([.A801];[$Sheet2.$A$2:.$B$36];2)" office:value-type="string" office:string-value="PLUIMPLUKKERS BC" calcext:value-type="string">
            <text:p>PLUIMPLUKKERS BC</text:p>
          </table:table-cell>
          <table:table-cell table:formula="of:=VLOOKUP([.A801];[$Sheet2.$A$2:.$C$36];3)" office:value-type="string" office:string-value="Pluimplukkers" calcext:value-type="string">
            <text:p>Pluimplukkers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ristof Rogiest</text:p>
          </table:table-cell>
          <table:table-cell office:value-type="float" office:value="50885022" calcext:value-type="float">
            <text:p>50885022</text:p>
          </table:table-cell>
          <table:table-cell table:number-columns-repeated="2"/>
          <table:table-cell table:formula="of:=IF([.H801]&lt;&gt;&quot;&quot;;CONCATENATE([.H801];&quot;,&quot;;[.C801];&quot; &quot;;[.D801];&quot;,&quot;;[.B801]);&quot;&quot;)" office:value-type="string" office:string-value="50885022,Pluimplukkers 8H,PLUIMPLUKKERS BC" calcext:value-type="string">
            <text:p>50885022,Pluimplukkers 8H,PLUIMPLUKKERS BC</text:p>
          </table:table-cell>
          <table:table-cell table:formula="of:=IF([.I801]=&quot;&quot;;[.K801];&quot;&quot;)" office:value-type="string" office:string-value="50885022,Pluimplukkers 8H,PLUIMPLUKKERS BC" calcext:value-type="string">
            <text:p>50885022,Pluimplukkers 8H,PLUIMPLUKKERS BC</text:p>
          </table:table-cell>
          <table:table-cell table:formula="of:=IF([.I801]&lt;&gt;&quot;&quot;;[.K801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02];[$Sheet2.$A$2:.$B$36];2)" office:value-type="string" office:string-value="SENTSE BADMINTON Club vzw" calcext:value-type="string">
            <text:p>SENTSE BADMINTON Club vzw</text:p>
          </table:table-cell>
          <table:table-cell table:formula="of:=VLOOKUP([.A802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noppen Christel</text:p>
          </table:table-cell>
          <table:table-cell office:value-type="float" office:value="50109209" calcext:value-type="float">
            <text:p>50109209</text:p>
          </table:table-cell>
          <table:table-cell table:number-columns-repeated="2"/>
          <table:table-cell table:formula="of:=IF([.H802]&lt;&gt;&quot;&quot;;CONCATENATE([.H802];&quot;,&quot;;[.C802];&quot; &quot;;[.D802];&quot;,&quot;;[.B802]);&quot;&quot;)" office:value-type="string" office:string-value="50109209,Sentse 1G,SENTSE BADMINTON Club vzw" calcext:value-type="string">
            <text:p>50109209,Sentse 1G,SENTSE BADMINTON Club vzw</text:p>
          </table:table-cell>
          <table:table-cell table:formula="of:=IF([.I802]=&quot;&quot;;[.K802];&quot;&quot;)" office:value-type="string" office:string-value="50109209,Sentse 1G,SENTSE BADMINTON Club vzw" calcext:value-type="string">
            <text:p>50109209,Sentse 1G,SENTSE BADMINTON Club vzw</text:p>
          </table:table-cell>
          <table:table-cell table:formula="of:=IF([.I802]&lt;&gt;&quot;&quot;;[.K802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03];[$Sheet2.$A$2:.$B$36];2)" office:value-type="string" office:string-value="SENTSE BADMINTON Club vzw" calcext:value-type="string">
            <text:p>SENTSE BADMINTON Club vzw</text:p>
          </table:table-cell>
          <table:table-cell table:formula="of:=VLOOKUP([.A803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giers Cynthia</text:p>
          </table:table-cell>
          <table:table-cell office:value-type="float" office:value="50100667" calcext:value-type="float">
            <text:p>50100667</text:p>
          </table:table-cell>
          <table:table-cell table:number-columns-repeated="2"/>
          <table:table-cell table:formula="of:=IF([.H803]&lt;&gt;&quot;&quot;;CONCATENATE([.H803];&quot;,&quot;;[.C803];&quot; &quot;;[.D803];&quot;,&quot;;[.B803]);&quot;&quot;)" office:value-type="string" office:string-value="50100667,Sentse 1G,SENTSE BADMINTON Club vzw" calcext:value-type="string">
            <text:p>50100667,Sentse 1G,SENTSE BADMINTON Club vzw</text:p>
          </table:table-cell>
          <table:table-cell table:formula="of:=IF([.I803]=&quot;&quot;;[.K803];&quot;&quot;)" office:value-type="string" office:string-value="50100667,Sentse 1G,SENTSE BADMINTON Club vzw" calcext:value-type="string">
            <text:p>50100667,Sentse 1G,SENTSE BADMINTON Club vzw</text:p>
          </table:table-cell>
          <table:table-cell table:formula="of:=IF([.I803]&lt;&gt;&quot;&quot;;[.K803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04];[$Sheet2.$A$2:.$B$36];2)" office:value-type="string" office:string-value="SENTSE BADMINTON Club vzw" calcext:value-type="string">
            <text:p>SENTSE BADMINTON Club vzw</text:p>
          </table:table-cell>
          <table:table-cell table:formula="of:=VLOOKUP([.A804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Vlieger Tom</text:p>
          </table:table-cell>
          <table:table-cell office:value-type="float" office:value="50030747" calcext:value-type="float">
            <text:p>50030747</text:p>
          </table:table-cell>
          <table:table-cell table:number-columns-repeated="2"/>
          <table:table-cell table:formula="of:=IF([.H804]&lt;&gt;&quot;&quot;;CONCATENATE([.H804];&quot;,&quot;;[.C804];&quot; &quot;;[.D804];&quot;,&quot;;[.B804]);&quot;&quot;)" office:value-type="string" office:string-value="50030747,Sentse 1G,SENTSE BADMINTON Club vzw" calcext:value-type="string">
            <text:p>50030747,Sentse 1G,SENTSE BADMINTON Club vzw</text:p>
          </table:table-cell>
          <table:table-cell table:formula="of:=IF([.I804]=&quot;&quot;;[.K804];&quot;&quot;)" office:value-type="string" office:string-value="50030747,Sentse 1G,SENTSE BADMINTON Club vzw" calcext:value-type="string">
            <text:p>50030747,Sentse 1G,SENTSE BADMINTON Club vzw</text:p>
          </table:table-cell>
          <table:table-cell table:formula="of:=IF([.I804]&lt;&gt;&quot;&quot;;[.K804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05];[$Sheet2.$A$2:.$B$36];2)" office:value-type="string" office:string-value="SENTSE BADMINTON Club vzw" calcext:value-type="string">
            <text:p>SENTSE BADMINTON Club vzw</text:p>
          </table:table-cell>
          <table:table-cell table:formula="of:=VLOOKUP([.A805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heecke Gian</text:p>
          </table:table-cell>
          <table:table-cell office:value-type="float" office:value="50104608" calcext:value-type="float">
            <text:p>50104608</text:p>
          </table:table-cell>
          <table:table-cell table:number-columns-repeated="2"/>
          <table:table-cell table:formula="of:=IF([.H805]&lt;&gt;&quot;&quot;;CONCATENATE([.H805];&quot;,&quot;;[.C805];&quot; &quot;;[.D805];&quot;,&quot;;[.B805]);&quot;&quot;)" office:value-type="string" office:string-value="50104608,Sentse 1G,SENTSE BADMINTON Club vzw" calcext:value-type="string">
            <text:p>50104608,Sentse 1G,SENTSE BADMINTON Club vzw</text:p>
          </table:table-cell>
          <table:table-cell table:formula="of:=IF([.I805]=&quot;&quot;;[.K805];&quot;&quot;)" office:value-type="string" office:string-value="50104608,Sentse 1G,SENTSE BADMINTON Club vzw" calcext:value-type="string">
            <text:p>50104608,Sentse 1G,SENTSE BADMINTON Club vzw</text:p>
          </table:table-cell>
          <table:table-cell table:formula="of:=IF([.I805]&lt;&gt;&quot;&quot;;[.K805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06];[$Sheet2.$A$2:.$B$36];2)" office:value-type="string" office:string-value="SENTSE BADMINTON Club vzw" calcext:value-type="string">
            <text:p>SENTSE BADMINTON Club vzw</text:p>
          </table:table-cell>
          <table:table-cell table:formula="of:=VLOOKUP([.A806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heecke Gian</text:p>
          </table:table-cell>
          <table:table-cell office:value-type="float" office:value="50104608" calcext:value-type="float">
            <text:p>50104608</text:p>
          </table:table-cell>
          <table:table-cell table:number-columns-repeated="2"/>
          <table:table-cell table:formula="of:=IF([.H806]&lt;&gt;&quot;&quot;;CONCATENATE([.H806];&quot;,&quot;;[.C806];&quot; &quot;;[.D806];&quot;,&quot;;[.B806]);&quot;&quot;)" office:value-type="string" office:string-value="50104608,Sentse 1H,SENTSE BADMINTON Club vzw" calcext:value-type="string">
            <text:p>50104608,Sentse 1H,SENTSE BADMINTON Club vzw</text:p>
          </table:table-cell>
          <table:table-cell table:formula="of:=IF([.I806]=&quot;&quot;;[.K806];&quot;&quot;)" office:value-type="string" office:string-value="50104608,Sentse 1H,SENTSE BADMINTON Club vzw" calcext:value-type="string">
            <text:p>50104608,Sentse 1H,SENTSE BADMINTON Club vzw</text:p>
          </table:table-cell>
          <table:table-cell table:formula="of:=IF([.I806]&lt;&gt;&quot;&quot;;[.K806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07];[$Sheet2.$A$2:.$B$36];2)" office:value-type="string" office:string-value="SENTSE BADMINTON Club vzw" calcext:value-type="string">
            <text:p>SENTSE BADMINTON Club vzw</text:p>
          </table:table-cell>
          <table:table-cell table:formula="of:=VLOOKUP([.A807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Temmerman Stijn</text:p>
          </table:table-cell>
          <table:table-cell office:value-type="float" office:value="50100069" calcext:value-type="float">
            <text:p>50100069</text:p>
          </table:table-cell>
          <table:table-cell table:number-columns-repeated="2"/>
          <table:table-cell table:formula="of:=IF([.H807]&lt;&gt;&quot;&quot;;CONCATENATE([.H807];&quot;,&quot;;[.C807];&quot; &quot;;[.D807];&quot;,&quot;;[.B807]);&quot;&quot;)" office:value-type="string" office:string-value="50100069,Sentse 1H,SENTSE BADMINTON Club vzw" calcext:value-type="string">
            <text:p>50100069,Sentse 1H,SENTSE BADMINTON Club vzw</text:p>
          </table:table-cell>
          <table:table-cell table:formula="of:=IF([.I807]=&quot;&quot;;[.K807];&quot;&quot;)" office:value-type="string" office:string-value="50100069,Sentse 1H,SENTSE BADMINTON Club vzw" calcext:value-type="string">
            <text:p>50100069,Sentse 1H,SENTSE BADMINTON Club vzw</text:p>
          </table:table-cell>
          <table:table-cell table:formula="of:=IF([.I807]&lt;&gt;&quot;&quot;;[.K807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08];[$Sheet2.$A$2:.$B$36];2)" office:value-type="string" office:string-value="SENTSE BADMINTON Club vzw" calcext:value-type="string">
            <text:p>SENTSE BADMINTON Club vzw</text:p>
          </table:table-cell>
          <table:table-cell table:formula="of:=VLOOKUP([.A808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toit Bart</text:p>
          </table:table-cell>
          <table:table-cell office:value-type="float" office:value="50109179" calcext:value-type="float">
            <text:p>50109179</text:p>
          </table:table-cell>
          <table:table-cell table:number-columns-repeated="2"/>
          <table:table-cell table:formula="of:=IF([.H808]&lt;&gt;&quot;&quot;;CONCATENATE([.H808];&quot;,&quot;;[.C808];&quot; &quot;;[.D808];&quot;,&quot;;[.B808]);&quot;&quot;)" office:value-type="string" office:string-value="50109179,Sentse 1H,SENTSE BADMINTON Club vzw" calcext:value-type="string">
            <text:p>50109179,Sentse 1H,SENTSE BADMINTON Club vzw</text:p>
          </table:table-cell>
          <table:table-cell table:formula="of:=IF([.I808]=&quot;&quot;;[.K808];&quot;&quot;)" office:value-type="string" office:string-value="50109179,Sentse 1H,SENTSE BADMINTON Club vzw" calcext:value-type="string">
            <text:p>50109179,Sentse 1H,SENTSE BADMINTON Club vzw</text:p>
          </table:table-cell>
          <table:table-cell table:formula="of:=IF([.I808]&lt;&gt;&quot;&quot;;[.K808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09];[$Sheet2.$A$2:.$B$36];2)" office:value-type="string" office:string-value="SENTSE BADMINTON Club vzw" calcext:value-type="string">
            <text:p>SENTSE BADMINTON Club vzw</text:p>
          </table:table-cell>
          <table:table-cell table:formula="of:=VLOOKUP([.A809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hael Daniels</text:p>
          </table:table-cell>
          <table:table-cell office:value-type="float" office:value="50028962" calcext:value-type="float">
            <text:p>50028962</text:p>
          </table:table-cell>
          <table:table-cell table:number-columns-repeated="2"/>
          <table:table-cell table:formula="of:=IF([.H809]&lt;&gt;&quot;&quot;;CONCATENATE([.H809];&quot;,&quot;;[.C809];&quot; &quot;;[.D809];&quot;,&quot;;[.B809]);&quot;&quot;)" office:value-type="string" office:string-value="50028962,Sentse 1H,SENTSE BADMINTON Club vzw" calcext:value-type="string">
            <text:p>50028962,Sentse 1H,SENTSE BADMINTON Club vzw</text:p>
          </table:table-cell>
          <table:table-cell table:formula="of:=IF([.I809]=&quot;&quot;;[.K809];&quot;&quot;)" office:value-type="string" office:string-value="50028962,Sentse 1H,SENTSE BADMINTON Club vzw" calcext:value-type="string">
            <text:p>50028962,Sentse 1H,SENTSE BADMINTON Club vzw</text:p>
          </table:table-cell>
          <table:table-cell table:formula="of:=IF([.I809]&lt;&gt;&quot;&quot;;[.K809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10];[$Sheet2.$A$2:.$B$36];2)" office:value-type="string" office:string-value="SENTSE BADMINTON Club vzw" calcext:value-type="string">
            <text:p>SENTSE BADMINTON Club vzw</text:p>
          </table:table-cell>
          <table:table-cell table:formula="of:=VLOOKUP([.A810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wens Sofie</text:p>
          </table:table-cell>
          <table:table-cell office:value-type="float" office:value="50113861" calcext:value-type="float">
            <text:p>50113861</text:p>
          </table:table-cell>
          <table:table-cell table:number-columns-repeated="2"/>
          <table:table-cell table:formula="of:=IF([.H810]&lt;&gt;&quot;&quot;;CONCATENATE([.H810];&quot;,&quot;;[.C810];&quot; &quot;;[.D810];&quot;,&quot;;[.B810]);&quot;&quot;)" office:value-type="string" office:string-value="50113861,Sentse 1D,SENTSE BADMINTON Club vzw" calcext:value-type="string">
            <text:p>50113861,Sentse 1D,SENTSE BADMINTON Club vzw</text:p>
          </table:table-cell>
          <table:table-cell table:formula="of:=IF([.I810]=&quot;&quot;;[.K810];&quot;&quot;)" office:value-type="string" office:string-value="50113861,Sentse 1D,SENTSE BADMINTON Club vzw" calcext:value-type="string">
            <text:p>50113861,Sentse 1D,SENTSE BADMINTON Club vzw</text:p>
          </table:table-cell>
          <table:table-cell table:formula="of:=IF([.I810]&lt;&gt;&quot;&quot;;[.K810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11];[$Sheet2.$A$2:.$B$36];2)" office:value-type="string" office:string-value="SENTSE BADMINTON Club vzw" calcext:value-type="string">
            <text:p>SENTSE BADMINTON Club vzw</text:p>
          </table:table-cell>
          <table:table-cell table:formula="of:=VLOOKUP([.A811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noppen Christel</text:p>
          </table:table-cell>
          <table:table-cell office:value-type="float" office:value="50109209" calcext:value-type="float">
            <text:p>50109209</text:p>
          </table:table-cell>
          <table:table-cell table:number-columns-repeated="2"/>
          <table:table-cell table:formula="of:=IF([.H811]&lt;&gt;&quot;&quot;;CONCATENATE([.H811];&quot;,&quot;;[.C811];&quot; &quot;;[.D811];&quot;,&quot;;[.B811]);&quot;&quot;)" office:value-type="string" office:string-value="50109209,Sentse 1D,SENTSE BADMINTON Club vzw" calcext:value-type="string">
            <text:p>50109209,Sentse 1D,SENTSE BADMINTON Club vzw</text:p>
          </table:table-cell>
          <table:table-cell table:formula="of:=IF([.I811]=&quot;&quot;;[.K811];&quot;&quot;)" office:value-type="string" office:string-value="50109209,Sentse 1D,SENTSE BADMINTON Club vzw" calcext:value-type="string">
            <text:p>50109209,Sentse 1D,SENTSE BADMINTON Club vzw</text:p>
          </table:table-cell>
          <table:table-cell table:formula="of:=IF([.I811]&lt;&gt;&quot;&quot;;[.K811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12];[$Sheet2.$A$2:.$B$36];2)" office:value-type="string" office:string-value="SENTSE BADMINTON Club vzw" calcext:value-type="string">
            <text:p>SENTSE BADMINTON Club vzw</text:p>
          </table:table-cell>
          <table:table-cell table:formula="of:=VLOOKUP([.A812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oot Karen</text:p>
          </table:table-cell>
          <table:table-cell office:value-type="float" office:value="50109210" calcext:value-type="float">
            <text:p>50109210</text:p>
          </table:table-cell>
          <table:table-cell table:number-columns-repeated="2"/>
          <table:table-cell table:formula="of:=IF([.H812]&lt;&gt;&quot;&quot;;CONCATENATE([.H812];&quot;,&quot;;[.C812];&quot; &quot;;[.D812];&quot;,&quot;;[.B812]);&quot;&quot;)" office:value-type="string" office:string-value="50109210,Sentse 1D,SENTSE BADMINTON Club vzw" calcext:value-type="string">
            <text:p>50109210,Sentse 1D,SENTSE BADMINTON Club vzw</text:p>
          </table:table-cell>
          <table:table-cell table:formula="of:=IF([.I812]=&quot;&quot;;[.K812];&quot;&quot;)" office:value-type="string" office:string-value="50109210,Sentse 1D,SENTSE BADMINTON Club vzw" calcext:value-type="string">
            <text:p>50109210,Sentse 1D,SENTSE BADMINTON Club vzw</text:p>
          </table:table-cell>
          <table:table-cell table:formula="of:=IF([.I812]&lt;&gt;&quot;&quot;;[.K812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13];[$Sheet2.$A$2:.$B$36];2)" office:value-type="string" office:string-value="SENTSE BADMINTON Club vzw" calcext:value-type="string">
            <text:p>SENTSE BADMINTON Club vzw</text:p>
          </table:table-cell>
          <table:table-cell table:formula="of:=VLOOKUP([.A813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Rie Tine</text:p>
          </table:table-cell>
          <table:table-cell office:value-type="float" office:value="50053459" calcext:value-type="float">
            <text:p>50053459</text:p>
          </table:table-cell>
          <table:table-cell table:number-columns-repeated="2"/>
          <table:table-cell table:formula="of:=IF([.H813]&lt;&gt;&quot;&quot;;CONCATENATE([.H813];&quot;,&quot;;[.C813];&quot; &quot;;[.D813];&quot;,&quot;;[.B813]);&quot;&quot;)" office:value-type="string" office:string-value="50053459,Sentse 1D,SENTSE BADMINTON Club vzw" calcext:value-type="string">
            <text:p>50053459,Sentse 1D,SENTSE BADMINTON Club vzw</text:p>
          </table:table-cell>
          <table:table-cell table:formula="of:=IF([.I813]=&quot;&quot;;[.K813];&quot;&quot;)" office:value-type="string" office:string-value="50053459,Sentse 1D,SENTSE BADMINTON Club vzw" calcext:value-type="string">
            <text:p>50053459,Sentse 1D,SENTSE BADMINTON Club vzw</text:p>
          </table:table-cell>
          <table:table-cell table:formula="of:=IF([.I813]&lt;&gt;&quot;&quot;;[.K813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14];[$Sheet2.$A$2:.$B$36];2)" office:value-type="string" office:string-value="SENTSE BADMINTON Club vzw" calcext:value-type="string">
            <text:p>SENTSE BADMINTON Club vzw</text:p>
          </table:table-cell>
          <table:table-cell table:formula="of:=VLOOKUP([.A814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oot Karen</text:p>
          </table:table-cell>
          <table:table-cell office:value-type="float" office:value="50109210" calcext:value-type="float">
            <text:p>50109210</text:p>
          </table:table-cell>
          <table:table-cell table:number-columns-repeated="2"/>
          <table:table-cell table:formula="of:=IF([.H814]&lt;&gt;&quot;&quot;;CONCATENATE([.H814];&quot;,&quot;;[.C814];&quot; &quot;;[.D814];&quot;,&quot;;[.B814]);&quot;&quot;)" office:value-type="string" office:string-value="50109210,Sentse 2G,SENTSE BADMINTON Club vzw" calcext:value-type="string">
            <text:p>50109210,Sentse 2G,SENTSE BADMINTON Club vzw</text:p>
          </table:table-cell>
          <table:table-cell table:formula="of:=IF([.I814]=&quot;&quot;;[.K814];&quot;&quot;)" office:value-type="string" office:string-value="50109210,Sentse 2G,SENTSE BADMINTON Club vzw" calcext:value-type="string">
            <text:p>50109210,Sentse 2G,SENTSE BADMINTON Club vzw</text:p>
          </table:table-cell>
          <table:table-cell table:formula="of:=IF([.I814]&lt;&gt;&quot;&quot;;[.K814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15];[$Sheet2.$A$2:.$B$36];2)" office:value-type="string" office:string-value="SENTSE BADMINTON Club vzw" calcext:value-type="string">
            <text:p>SENTSE BADMINTON Club vzw</text:p>
          </table:table-cell>
          <table:table-cell table:formula="of:=VLOOKUP([.A815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uwens Sofie</text:p>
          </table:table-cell>
          <table:table-cell office:value-type="float" office:value="50113861" calcext:value-type="float">
            <text:p>50113861</text:p>
          </table:table-cell>
          <table:table-cell table:number-columns-repeated="2"/>
          <table:table-cell table:formula="of:=IF([.H815]&lt;&gt;&quot;&quot;;CONCATENATE([.H815];&quot;,&quot;;[.C815];&quot; &quot;;[.D815];&quot;,&quot;;[.B815]);&quot;&quot;)" office:value-type="string" office:string-value="50113861,Sentse 2G,SENTSE BADMINTON Club vzw" calcext:value-type="string">
            <text:p>50113861,Sentse 2G,SENTSE BADMINTON Club vzw</text:p>
          </table:table-cell>
          <table:table-cell table:formula="of:=IF([.I815]=&quot;&quot;;[.K815];&quot;&quot;)" office:value-type="string" office:string-value="50113861,Sentse 2G,SENTSE BADMINTON Club vzw" calcext:value-type="string">
            <text:p>50113861,Sentse 2G,SENTSE BADMINTON Club vzw</text:p>
          </table:table-cell>
          <table:table-cell table:formula="of:=IF([.I815]&lt;&gt;&quot;&quot;;[.K815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16];[$Sheet2.$A$2:.$B$36];2)" office:value-type="string" office:string-value="SENTSE BADMINTON Club vzw" calcext:value-type="string">
            <text:p>SENTSE BADMINTON Club vzw</text:p>
          </table:table-cell>
          <table:table-cell table:formula="of:=VLOOKUP([.A816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ijsten Joris</text:p>
          </table:table-cell>
          <table:table-cell office:value-type="float" office:value="50247875" calcext:value-type="float">
            <text:p>50247875</text:p>
          </table:table-cell>
          <table:table-cell table:number-columns-repeated="2"/>
          <table:table-cell table:formula="of:=IF([.H816]&lt;&gt;&quot;&quot;;CONCATENATE([.H816];&quot;,&quot;;[.C816];&quot; &quot;;[.D816];&quot;,&quot;;[.B816]);&quot;&quot;)" office:value-type="string" office:string-value="50247875,Sentse 2G,SENTSE BADMINTON Club vzw" calcext:value-type="string">
            <text:p>50247875,Sentse 2G,SENTSE BADMINTON Club vzw</text:p>
          </table:table-cell>
          <table:table-cell table:formula="of:=IF([.I816]=&quot;&quot;;[.K816];&quot;&quot;)" office:value-type="string" office:string-value="50247875,Sentse 2G,SENTSE BADMINTON Club vzw" calcext:value-type="string">
            <text:p>50247875,Sentse 2G,SENTSE BADMINTON Club vzw</text:p>
          </table:table-cell>
          <table:table-cell table:formula="of:=IF([.I816]&lt;&gt;&quot;&quot;;[.K816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17];[$Sheet2.$A$2:.$B$36];2)" office:value-type="string" office:string-value="SENTSE BADMINTON Club vzw" calcext:value-type="string">
            <text:p>SENTSE BADMINTON Club vzw</text:p>
          </table:table-cell>
          <table:table-cell table:formula="of:=VLOOKUP([.A817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 Hecke Geert</text:p>
          </table:table-cell>
          <table:table-cell office:value-type="float" office:value="50104606" calcext:value-type="float">
            <text:p>50104606</text:p>
          </table:table-cell>
          <table:table-cell table:number-columns-repeated="2"/>
          <table:table-cell table:formula="of:=IF([.H817]&lt;&gt;&quot;&quot;;CONCATENATE([.H817];&quot;,&quot;;[.C817];&quot; &quot;;[.D817];&quot;,&quot;;[.B817]);&quot;&quot;)" office:value-type="string" office:string-value="50104606,Sentse 2G,SENTSE BADMINTON Club vzw" calcext:value-type="string">
            <text:p>50104606,Sentse 2G,SENTSE BADMINTON Club vzw</text:p>
          </table:table-cell>
          <table:table-cell table:formula="of:=IF([.I817]=&quot;&quot;;[.K817];&quot;&quot;)" office:value-type="string" office:string-value="50104606,Sentse 2G,SENTSE BADMINTON Club vzw" calcext:value-type="string">
            <text:p>50104606,Sentse 2G,SENTSE BADMINTON Club vzw</text:p>
          </table:table-cell>
          <table:table-cell table:formula="of:=IF([.I817]&lt;&gt;&quot;&quot;;[.K817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18];[$Sheet2.$A$2:.$B$36];2)" office:value-type="string" office:string-value="SENTSE BADMINTON Club vzw" calcext:value-type="string">
            <text:p>SENTSE BADMINTON Club vzw</text:p>
          </table:table-cell>
          <table:table-cell table:formula="of:=VLOOKUP([.A818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oucq Patriek</text:p>
          </table:table-cell>
          <table:table-cell office:value-type="float" office:value="50020740" calcext:value-type="float">
            <text:p>50020740</text:p>
          </table:table-cell>
          <table:table-cell table:number-columns-repeated="2"/>
          <table:table-cell table:formula="of:=IF([.H818]&lt;&gt;&quot;&quot;;CONCATENATE([.H818];&quot;,&quot;;[.C818];&quot; &quot;;[.D818];&quot;,&quot;;[.B818]);&quot;&quot;)" office:value-type="string" office:string-value="50020740,Sentse 2H,SENTSE BADMINTON Club vzw" calcext:value-type="string">
            <text:p>50020740,Sentse 2H,SENTSE BADMINTON Club vzw</text:p>
          </table:table-cell>
          <table:table-cell table:formula="of:=IF([.I818]=&quot;&quot;;[.K818];&quot;&quot;)" office:value-type="string" office:string-value="50020740,Sentse 2H,SENTSE BADMINTON Club vzw" calcext:value-type="string">
            <text:p>50020740,Sentse 2H,SENTSE BADMINTON Club vzw</text:p>
          </table:table-cell>
          <table:table-cell table:formula="of:=IF([.I818]&lt;&gt;&quot;&quot;;[.K818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19];[$Sheet2.$A$2:.$B$36];2)" office:value-type="string" office:string-value="SENTSE BADMINTON Club vzw" calcext:value-type="string">
            <text:p>SENTSE BADMINTON Club vzw</text:p>
          </table:table-cell>
          <table:table-cell table:formula="of:=VLOOKUP([.A819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 Hecke Geert</text:p>
          </table:table-cell>
          <table:table-cell office:value-type="float" office:value="50104606" calcext:value-type="float">
            <text:p>50104606</text:p>
          </table:table-cell>
          <table:table-cell table:number-columns-repeated="2"/>
          <table:table-cell table:formula="of:=IF([.H819]&lt;&gt;&quot;&quot;;CONCATENATE([.H819];&quot;,&quot;;[.C819];&quot; &quot;;[.D819];&quot;,&quot;;[.B819]);&quot;&quot;)" office:value-type="string" office:string-value="50104606,Sentse 2H,SENTSE BADMINTON Club vzw" calcext:value-type="string">
            <text:p>50104606,Sentse 2H,SENTSE BADMINTON Club vzw</text:p>
          </table:table-cell>
          <table:table-cell table:formula="of:=IF([.I819]=&quot;&quot;;[.K819];&quot;&quot;)" office:value-type="string" office:string-value="50104606,Sentse 2H,SENTSE BADMINTON Club vzw" calcext:value-type="string">
            <text:p>50104606,Sentse 2H,SENTSE BADMINTON Club vzw</text:p>
          </table:table-cell>
          <table:table-cell table:formula="of:=IF([.I819]&lt;&gt;&quot;&quot;;[.K819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20];[$Sheet2.$A$2:.$B$36];2)" office:value-type="string" office:string-value="SENTSE BADMINTON Club vzw" calcext:value-type="string">
            <text:p>SENTSE BADMINTON Club vzw</text:p>
          </table:table-cell>
          <table:table-cell table:formula="of:=VLOOKUP([.A820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Vlieger Tom</text:p>
          </table:table-cell>
          <table:table-cell office:value-type="float" office:value="50030747" calcext:value-type="float">
            <text:p>50030747</text:p>
          </table:table-cell>
          <table:table-cell table:number-columns-repeated="2"/>
          <table:table-cell table:formula="of:=IF([.H820]&lt;&gt;&quot;&quot;;CONCATENATE([.H820];&quot;,&quot;;[.C820];&quot; &quot;;[.D820];&quot;,&quot;;[.B820]);&quot;&quot;)" office:value-type="string" office:string-value="50030747,Sentse 2H,SENTSE BADMINTON Club vzw" calcext:value-type="string">
            <text:p>50030747,Sentse 2H,SENTSE BADMINTON Club vzw</text:p>
          </table:table-cell>
          <table:table-cell table:formula="of:=IF([.I820]=&quot;&quot;;[.K820];&quot;&quot;)" office:value-type="string" office:string-value="50030747,Sentse 2H,SENTSE BADMINTON Club vzw" calcext:value-type="string">
            <text:p>50030747,Sentse 2H,SENTSE BADMINTON Club vzw</text:p>
          </table:table-cell>
          <table:table-cell table:formula="of:=IF([.I820]&lt;&gt;&quot;&quot;;[.K820];&quot;&quot;)">
            <text:p/>
          </table:table-cell>
        </table:table-row>
        <table:table-row table:style-name="ro1" table:visibility="filter">
          <table:table-cell office:value-type="string" calcext:value-type="string">
            <text:p>Sentse Badminton Club</text:p>
          </table:table-cell>
          <table:table-cell table:formula="of:=VLOOKUP([.A821];[$Sheet2.$A$2:.$B$36];2)" office:value-type="string" office:string-value="SENTSE BADMINTON Club vzw" calcext:value-type="string">
            <text:p>SENTSE BADMINTON Club vzw</text:p>
          </table:table-cell>
          <table:table-cell table:formula="of:=VLOOKUP([.A821];[$Sheet2.$A$2:.$C$36];3)" office:value-type="string" office:string-value="Sentse" calcext:value-type="string">
            <text:p>Sents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ijsten Joris</text:p>
          </table:table-cell>
          <table:table-cell office:value-type="float" office:value="50247875" calcext:value-type="float">
            <text:p>50247875</text:p>
          </table:table-cell>
          <table:table-cell table:number-columns-repeated="2"/>
          <table:table-cell table:formula="of:=IF([.H821]&lt;&gt;&quot;&quot;;CONCATENATE([.H821];&quot;,&quot;;[.C821];&quot; &quot;;[.D821];&quot;,&quot;;[.B821]);&quot;&quot;)" office:value-type="string" office:string-value="50247875,Sentse 2H,SENTSE BADMINTON Club vzw" calcext:value-type="string">
            <text:p>50247875,Sentse 2H,SENTSE BADMINTON Club vzw</text:p>
          </table:table-cell>
          <table:table-cell table:formula="of:=IF([.I821]=&quot;&quot;;[.K821];&quot;&quot;)" office:value-type="string" office:string-value="50247875,Sentse 2H,SENTSE BADMINTON Club vzw" calcext:value-type="string">
            <text:p>50247875,Sentse 2H,SENTSE BADMINTON Club vzw</text:p>
          </table:table-cell>
          <table:table-cell table:formula="of:=IF([.I821]&lt;&gt;&quot;&quot;;[.K821];&quot;&quot;)">
            <text:p/>
          </table:table-cell>
        </table:table-row>
        <table:table-row table:style-name="ro1" table:visibility="filter">
          <table:table-cell office:value-type="string" calcext:value-type="string">
            <text:p>Shuttle stars Puyenbroeck</text:p>
          </table:table-cell>
          <table:table-cell table:formula="of:=VLOOKUP([.A822];[$Sheet2.$A$2:.$B$36];2)" office:value-type="string" office:string-value="SHUTTLE STARS PUYENBROECK" calcext:value-type="string">
            <text:p>SHUTTLE STARS PUYENBROECK</text:p>
          </table:table-cell>
          <table:table-cell table:formula="of:=VLOOKUP([.A822];[$Sheet2.$A$2:.$C$36];3)" office:value-type="string" office:string-value="Shuttle Stars" calcext:value-type="string">
            <text:p>Shuttle Star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 Verbraeken</text:p>
          </table:table-cell>
          <table:table-cell office:value-type="float" office:value="50795961" calcext:value-type="float">
            <text:p>50795961</text:p>
          </table:table-cell>
          <table:table-cell table:number-columns-repeated="2"/>
          <table:table-cell table:formula="of:=IF([.H822]&lt;&gt;&quot;&quot;;CONCATENATE([.H822];&quot;,&quot;;[.C822];&quot; &quot;;[.D822];&quot;,&quot;;[.B822]);&quot;&quot;)" office:value-type="string" office:string-value="50795961,Shuttle Stars 1G,SHUTTLE STARS PUYENBROECK" calcext:value-type="string">
            <text:p>50795961,Shuttle Stars 1G,SHUTTLE STARS PUYENBROECK</text:p>
          </table:table-cell>
          <table:table-cell table:formula="of:=IF([.I822]=&quot;&quot;;[.K822];&quot;&quot;)" office:value-type="string" office:string-value="50795961,Shuttle Stars 1G,SHUTTLE STARS PUYENBROECK" calcext:value-type="string">
            <text:p>50795961,Shuttle Stars 1G,SHUTTLE STARS PUYENBROECK</text:p>
          </table:table-cell>
          <table:table-cell table:formula="of:=IF([.I822]&lt;&gt;&quot;&quot;;[.K822];&quot;&quot;)">
            <text:p/>
          </table:table-cell>
        </table:table-row>
        <table:table-row table:style-name="ro1" table:visibility="filter">
          <table:table-cell office:value-type="string" calcext:value-type="string">
            <text:p>Shuttle stars Puyenbroeck</text:p>
          </table:table-cell>
          <table:table-cell table:formula="of:=VLOOKUP([.A823];[$Sheet2.$A$2:.$B$36];2)" office:value-type="string" office:string-value="SHUTTLE STARS PUYENBROECK" calcext:value-type="string">
            <text:p>SHUTTLE STARS PUYENBROECK</text:p>
          </table:table-cell>
          <table:table-cell table:formula="of:=VLOOKUP([.A823];[$Sheet2.$A$2:.$C$36];3)" office:value-type="string" office:string-value="Shuttle Stars" calcext:value-type="string">
            <text:p>Shuttle Star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Van Mol</text:p>
          </table:table-cell>
          <table:table-cell office:value-type="float" office:value="50058480" calcext:value-type="float">
            <text:p>50058480</text:p>
          </table:table-cell>
          <table:table-cell table:number-columns-repeated="2"/>
          <table:table-cell table:formula="of:=IF([.H823]&lt;&gt;&quot;&quot;;CONCATENATE([.H823];&quot;,&quot;;[.C823];&quot; &quot;;[.D823];&quot;,&quot;;[.B823]);&quot;&quot;)" office:value-type="string" office:string-value="50058480,Shuttle Stars 1G,SHUTTLE STARS PUYENBROECK" calcext:value-type="string">
            <text:p>50058480,Shuttle Stars 1G,SHUTTLE STARS PUYENBROECK</text:p>
          </table:table-cell>
          <table:table-cell table:formula="of:=IF([.I823]=&quot;&quot;;[.K823];&quot;&quot;)" office:value-type="string" office:string-value="50058480,Shuttle Stars 1G,SHUTTLE STARS PUYENBROECK" calcext:value-type="string">
            <text:p>50058480,Shuttle Stars 1G,SHUTTLE STARS PUYENBROECK</text:p>
          </table:table-cell>
          <table:table-cell table:formula="of:=IF([.I823]&lt;&gt;&quot;&quot;;[.K823];&quot;&quot;)">
            <text:p/>
          </table:table-cell>
        </table:table-row>
        <table:table-row table:style-name="ro1" table:visibility="filter">
          <table:table-cell office:value-type="string" calcext:value-type="string">
            <text:p>Shuttle stars Puyenbroeck</text:p>
          </table:table-cell>
          <table:table-cell table:formula="of:=VLOOKUP([.A824];[$Sheet2.$A$2:.$B$36];2)" office:value-type="string" office:string-value="SHUTTLE STARS PUYENBROECK" calcext:value-type="string">
            <text:p>SHUTTLE STARS PUYENBROECK</text:p>
          </table:table-cell>
          <table:table-cell table:formula="of:=VLOOKUP([.A824];[$Sheet2.$A$2:.$C$36];3)" office:value-type="string" office:string-value="Shuttle Stars" calcext:value-type="string">
            <text:p>Shuttle Star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�tane Snoeck</text:p>
          </table:table-cell>
          <table:table-cell office:value-type="float" office:value="50019945" calcext:value-type="float">
            <text:p>50019945</text:p>
          </table:table-cell>
          <table:table-cell table:number-columns-repeated="2"/>
          <table:table-cell table:formula="of:=IF([.H824]&lt;&gt;&quot;&quot;;CONCATENATE([.H824];&quot;,&quot;;[.C824];&quot; &quot;;[.D824];&quot;,&quot;;[.B824]);&quot;&quot;)" office:value-type="string" office:string-value="50019945,Shuttle Stars 1G,SHUTTLE STARS PUYENBROECK" calcext:value-type="string">
            <text:p>50019945,Shuttle Stars 1G,SHUTTLE STARS PUYENBROECK</text:p>
          </table:table-cell>
          <table:table-cell table:formula="of:=IF([.I824]=&quot;&quot;;[.K824];&quot;&quot;)" office:value-type="string" office:string-value="50019945,Shuttle Stars 1G,SHUTTLE STARS PUYENBROECK" calcext:value-type="string">
            <text:p>50019945,Shuttle Stars 1G,SHUTTLE STARS PUYENBROECK</text:p>
          </table:table-cell>
          <table:table-cell table:formula="of:=IF([.I824]&lt;&gt;&quot;&quot;;[.K824];&quot;&quot;)">
            <text:p/>
          </table:table-cell>
        </table:table-row>
        <table:table-row table:style-name="ro1" table:visibility="filter">
          <table:table-cell office:value-type="string" calcext:value-type="string">
            <text:p>Shuttle stars Puyenbroeck</text:p>
          </table:table-cell>
          <table:table-cell table:formula="of:=VLOOKUP([.A825];[$Sheet2.$A$2:.$B$36];2)" office:value-type="string" office:string-value="SHUTTLE STARS PUYENBROECK" calcext:value-type="string">
            <text:p>SHUTTLE STARS PUYENBROECK</text:p>
          </table:table-cell>
          <table:table-cell table:formula="of:=VLOOKUP([.A825];[$Sheet2.$A$2:.$C$36];3)" office:value-type="string" office:string-value="Shuttle Stars" calcext:value-type="string">
            <text:p>Shuttle Star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belle De Meyer</text:p>
          </table:table-cell>
          <table:table-cell office:value-type="float" office:value="50025993" calcext:value-type="float">
            <text:p>50025993</text:p>
          </table:table-cell>
          <table:table-cell table:number-columns-repeated="2"/>
          <table:table-cell table:formula="of:=IF([.H825]&lt;&gt;&quot;&quot;;CONCATENATE([.H825];&quot;,&quot;;[.C825];&quot; &quot;;[.D825];&quot;,&quot;;[.B825]);&quot;&quot;)" office:value-type="string" office:string-value="50025993,Shuttle Stars 1G,SHUTTLE STARS PUYENBROECK" calcext:value-type="string">
            <text:p>50025993,Shuttle Stars 1G,SHUTTLE STARS PUYENBROECK</text:p>
          </table:table-cell>
          <table:table-cell table:formula="of:=IF([.I825]=&quot;&quot;;[.K825];&quot;&quot;)" office:value-type="string" office:string-value="50025993,Shuttle Stars 1G,SHUTTLE STARS PUYENBROECK" calcext:value-type="string">
            <text:p>50025993,Shuttle Stars 1G,SHUTTLE STARS PUYENBROECK</text:p>
          </table:table-cell>
          <table:table-cell table:formula="of:=IF([.I825]&lt;&gt;&quot;&quot;;[.K825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26];[$Sheet2.$A$2:.$B$36];2)" office:value-type="string" office:string-value="SMASH FOR FUN" calcext:value-type="string">
            <text:p>SMASH FOR FUN</text:p>
          </table:table-cell>
          <table:table-cell table:formula="of:=VLOOKUP([.A826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line Bauters</text:p>
          </table:table-cell>
          <table:table-cell office:value-type="float" office:value="50070859" calcext:value-type="float">
            <text:p>50070859</text:p>
          </table:table-cell>
          <table:table-cell table:number-columns-repeated="2"/>
          <table:table-cell table:formula="of:=IF([.H826]&lt;&gt;&quot;&quot;;CONCATENATE([.H826];&quot;,&quot;;[.C826];&quot; &quot;;[.D826];&quot;,&quot;;[.B826]);&quot;&quot;)" office:value-type="string" office:string-value="50070859,Smash For Fun 1G,SMASH FOR FUN" calcext:value-type="string">
            <text:p>50070859,Smash For Fun 1G,SMASH FOR FUN</text:p>
          </table:table-cell>
          <table:table-cell table:formula="of:=IF([.I826]=&quot;&quot;;[.K826];&quot;&quot;)" office:value-type="string" office:string-value="50070859,Smash For Fun 1G,SMASH FOR FUN" calcext:value-type="string">
            <text:p>50070859,Smash For Fun 1G,SMASH FOR FUN</text:p>
          </table:table-cell>
          <table:table-cell table:formula="of:=IF([.I826]&lt;&gt;&quot;&quot;;[.K826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27];[$Sheet2.$A$2:.$B$36];2)" office:value-type="string" office:string-value="SMASH FOR FUN" calcext:value-type="string">
            <text:p>SMASH FOR FUN</text:p>
          </table:table-cell>
          <table:table-cell table:formula="of:=VLOOKUP([.A827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 Goethals</text:p>
          </table:table-cell>
          <table:table-cell office:value-type="float" office:value="50070868" calcext:value-type="float">
            <text:p>50070868</text:p>
          </table:table-cell>
          <table:table-cell table:number-columns-repeated="2"/>
          <table:table-cell table:formula="of:=IF([.H827]&lt;&gt;&quot;&quot;;CONCATENATE([.H827];&quot;,&quot;;[.C827];&quot; &quot;;[.D827];&quot;,&quot;;[.B827]);&quot;&quot;)" office:value-type="string" office:string-value="50070868,Smash For Fun 1G,SMASH FOR FUN" calcext:value-type="string">
            <text:p>50070868,Smash For Fun 1G,SMASH FOR FUN</text:p>
          </table:table-cell>
          <table:table-cell table:formula="of:=IF([.I827]=&quot;&quot;;[.K827];&quot;&quot;)" office:value-type="string" office:string-value="50070868,Smash For Fun 1G,SMASH FOR FUN" calcext:value-type="string">
            <text:p>50070868,Smash For Fun 1G,SMASH FOR FUN</text:p>
          </table:table-cell>
          <table:table-cell table:formula="of:=IF([.I827]&lt;&gt;&quot;&quot;;[.K827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28];[$Sheet2.$A$2:.$B$36];2)" office:value-type="string" office:string-value="SMASH FOR FUN" calcext:value-type="string">
            <text:p>SMASH FOR FUN</text:p>
          </table:table-cell>
          <table:table-cell table:formula="of:=VLOOKUP([.A828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uni Goethals</text:p>
          </table:table-cell>
          <table:table-cell office:value-type="float" office:value="50098807" calcext:value-type="float">
            <text:p>50098807</text:p>
          </table:table-cell>
          <table:table-cell table:number-columns-repeated="2"/>
          <table:table-cell table:formula="of:=IF([.H828]&lt;&gt;&quot;&quot;;CONCATENATE([.H828];&quot;,&quot;;[.C828];&quot; &quot;;[.D828];&quot;,&quot;;[.B828]);&quot;&quot;)" office:value-type="string" office:string-value="50098807,Smash For Fun 1G,SMASH FOR FUN" calcext:value-type="string">
            <text:p>50098807,Smash For Fun 1G,SMASH FOR FUN</text:p>
          </table:table-cell>
          <table:table-cell table:formula="of:=IF([.I828]=&quot;&quot;;[.K828];&quot;&quot;)" office:value-type="string" office:string-value="50098807,Smash For Fun 1G,SMASH FOR FUN" calcext:value-type="string">
            <text:p>50098807,Smash For Fun 1G,SMASH FOR FUN</text:p>
          </table:table-cell>
          <table:table-cell table:formula="of:=IF([.I828]&lt;&gt;&quot;&quot;;[.K828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29];[$Sheet2.$A$2:.$B$36];2)" office:value-type="string" office:string-value="SMASH FOR FUN" calcext:value-type="string">
            <text:p>SMASH FOR FUN</text:p>
          </table:table-cell>
          <table:table-cell table:formula="of:=VLOOKUP([.A829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 Van Den Bossche</text:p>
          </table:table-cell>
          <table:table-cell office:value-type="float" office:value="50070871" calcext:value-type="float">
            <text:p>50070871</text:p>
          </table:table-cell>
          <table:table-cell table:number-columns-repeated="2"/>
          <table:table-cell table:formula="of:=IF([.H829]&lt;&gt;&quot;&quot;;CONCATENATE([.H829];&quot;,&quot;;[.C829];&quot; &quot;;[.D829];&quot;,&quot;;[.B829]);&quot;&quot;)" office:value-type="string" office:string-value="50070871,Smash For Fun 1G,SMASH FOR FUN" calcext:value-type="string">
            <text:p>50070871,Smash For Fun 1G,SMASH FOR FUN</text:p>
          </table:table-cell>
          <table:table-cell table:formula="of:=IF([.I829]=&quot;&quot;;[.K829];&quot;&quot;)" office:value-type="string" office:string-value="50070871,Smash For Fun 1G,SMASH FOR FUN" calcext:value-type="string">
            <text:p>50070871,Smash For Fun 1G,SMASH FOR FUN</text:p>
          </table:table-cell>
          <table:table-cell table:formula="of:=IF([.I829]&lt;&gt;&quot;&quot;;[.K829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30];[$Sheet2.$A$2:.$B$36];2)" office:value-type="string" office:string-value="SMASH FOR FUN" calcext:value-type="string">
            <text:p>SMASH FOR FUN</text:p>
          </table:table-cell>
          <table:table-cell table:formula="of:=VLOOKUP([.A830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ven Bastien</text:p>
          </table:table-cell>
          <table:table-cell office:value-type="float" office:value="50021771" calcext:value-type="float">
            <text:p>50021771</text:p>
          </table:table-cell>
          <table:table-cell table:number-columns-repeated="2"/>
          <table:table-cell table:formula="of:=IF([.H830]&lt;&gt;&quot;&quot;;CONCATENATE([.H830];&quot;,&quot;;[.C830];&quot; &quot;;[.D830];&quot;,&quot;;[.B830]);&quot;&quot;)" office:value-type="string" office:string-value="50021771,Smash For Fun 1H,SMASH FOR FUN" calcext:value-type="string">
            <text:p>50021771,Smash For Fun 1H,SMASH FOR FUN</text:p>
          </table:table-cell>
          <table:table-cell table:formula="of:=IF([.I830]=&quot;&quot;;[.K830];&quot;&quot;)" office:value-type="string" office:string-value="50021771,Smash For Fun 1H,SMASH FOR FUN" calcext:value-type="string">
            <text:p>50021771,Smash For Fun 1H,SMASH FOR FUN</text:p>
          </table:table-cell>
          <table:table-cell table:formula="of:=IF([.I830]&lt;&gt;&quot;&quot;;[.K830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31];[$Sheet2.$A$2:.$B$36];2)" office:value-type="string" office:string-value="SMASH FOR FUN" calcext:value-type="string">
            <text:p>SMASH FOR FUN</text:p>
          </table:table-cell>
          <table:table-cell table:formula="of:=VLOOKUP([.A831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 Goethals</text:p>
          </table:table-cell>
          <table:table-cell office:value-type="float" office:value="50070868" calcext:value-type="float">
            <text:p>50070868</text:p>
          </table:table-cell>
          <table:table-cell table:number-columns-repeated="2"/>
          <table:table-cell table:formula="of:=IF([.H831]&lt;&gt;&quot;&quot;;CONCATENATE([.H831];&quot;,&quot;;[.C831];&quot; &quot;;[.D831];&quot;,&quot;;[.B831]);&quot;&quot;)" office:value-type="string" office:string-value="50070868,Smash For Fun 1H,SMASH FOR FUN" calcext:value-type="string">
            <text:p>50070868,Smash For Fun 1H,SMASH FOR FUN</text:p>
          </table:table-cell>
          <table:table-cell table:formula="of:=IF([.I831]=&quot;&quot;;[.K831];&quot;&quot;)" office:value-type="string" office:string-value="50070868,Smash For Fun 1H,SMASH FOR FUN" calcext:value-type="string">
            <text:p>50070868,Smash For Fun 1H,SMASH FOR FUN</text:p>
          </table:table-cell>
          <table:table-cell table:formula="of:=IF([.I831]&lt;&gt;&quot;&quot;;[.K831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32];[$Sheet2.$A$2:.$B$36];2)" office:value-type="string" office:string-value="SMASH FOR FUN" calcext:value-type="string">
            <text:p>SMASH FOR FUN</text:p>
          </table:table-cell>
          <table:table-cell table:formula="of:=VLOOKUP([.A832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 Van Den Bossche</text:p>
          </table:table-cell>
          <table:table-cell office:value-type="float" office:value="50070871" calcext:value-type="float">
            <text:p>50070871</text:p>
          </table:table-cell>
          <table:table-cell table:number-columns-repeated="2"/>
          <table:table-cell table:formula="of:=IF([.H832]&lt;&gt;&quot;&quot;;CONCATENATE([.H832];&quot;,&quot;;[.C832];&quot; &quot;;[.D832];&quot;,&quot;;[.B832]);&quot;&quot;)" office:value-type="string" office:string-value="50070871,Smash For Fun 1H,SMASH FOR FUN" calcext:value-type="string">
            <text:p>50070871,Smash For Fun 1H,SMASH FOR FUN</text:p>
          </table:table-cell>
          <table:table-cell table:formula="of:=IF([.I832]=&quot;&quot;;[.K832];&quot;&quot;)" office:value-type="string" office:string-value="50070871,Smash For Fun 1H,SMASH FOR FUN" calcext:value-type="string">
            <text:p>50070871,Smash For Fun 1H,SMASH FOR FUN</text:p>
          </table:table-cell>
          <table:table-cell table:formula="of:=IF([.I832]&lt;&gt;&quot;&quot;;[.K832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33];[$Sheet2.$A$2:.$B$36];2)" office:value-type="string" office:string-value="SMASH FOR FUN" calcext:value-type="string">
            <text:p>SMASH FOR FUN</text:p>
          </table:table-cell>
          <table:table-cell table:formula="of:=VLOOKUP([.A833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on Verstraete</text:p>
          </table:table-cell>
          <table:table-cell office:value-type="float" office:value="50070880" calcext:value-type="float">
            <text:p>50070880</text:p>
          </table:table-cell>
          <table:table-cell table:number-columns-repeated="2"/>
          <table:table-cell table:formula="of:=IF([.H833]&lt;&gt;&quot;&quot;;CONCATENATE([.H833];&quot;,&quot;;[.C833];&quot; &quot;;[.D833];&quot;,&quot;;[.B833]);&quot;&quot;)" office:value-type="string" office:string-value="50070880,Smash For Fun 1H,SMASH FOR FUN" calcext:value-type="string">
            <text:p>50070880,Smash For Fun 1H,SMASH FOR FUN</text:p>
          </table:table-cell>
          <table:table-cell table:formula="of:=IF([.I833]=&quot;&quot;;[.K833];&quot;&quot;)" office:value-type="string" office:string-value="50070880,Smash For Fun 1H,SMASH FOR FUN" calcext:value-type="string">
            <text:p>50070880,Smash For Fun 1H,SMASH FOR FUN</text:p>
          </table:table-cell>
          <table:table-cell table:formula="of:=IF([.I833]&lt;&gt;&quot;&quot;;[.K833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34];[$Sheet2.$A$2:.$B$36];2)" office:value-type="string" office:string-value="SMASH FOR FUN" calcext:value-type="string">
            <text:p>SMASH FOR FUN</text:p>
          </table:table-cell>
          <table:table-cell table:formula="of:=VLOOKUP([.A834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ven Bastien</text:p>
          </table:table-cell>
          <table:table-cell office:value-type="float" office:value="50021771" calcext:value-type="float">
            <text:p>50021771</text:p>
          </table:table-cell>
          <table:table-cell table:number-columns-repeated="2"/>
          <table:table-cell table:formula="of:=IF([.H834]&lt;&gt;&quot;&quot;;CONCATENATE([.H834];&quot;,&quot;;[.C834];&quot; &quot;;[.D834];&quot;,&quot;;[.B834]);&quot;&quot;)" office:value-type="string" office:string-value="50021771,Smash For Fun 2G,SMASH FOR FUN" calcext:value-type="string">
            <text:p>50021771,Smash For Fun 2G,SMASH FOR FUN</text:p>
          </table:table-cell>
          <table:table-cell table:formula="of:=IF([.I834]=&quot;&quot;;[.K834];&quot;&quot;)" office:value-type="string" office:string-value="50021771,Smash For Fun 2G,SMASH FOR FUN" calcext:value-type="string">
            <text:p>50021771,Smash For Fun 2G,SMASH FOR FUN</text:p>
          </table:table-cell>
          <table:table-cell table:formula="of:=IF([.I834]&lt;&gt;&quot;&quot;;[.K834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35];[$Sheet2.$A$2:.$B$36];2)" office:value-type="string" office:string-value="SMASH FOR FUN" calcext:value-type="string">
            <text:p>SMASH FOR FUN</text:p>
          </table:table-cell>
          <table:table-cell table:formula="of:=VLOOKUP([.A835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e Criel</text:p>
          </table:table-cell>
          <table:table-cell office:value-type="float" office:value="50070881" calcext:value-type="float">
            <text:p>50070881</text:p>
          </table:table-cell>
          <table:table-cell table:number-columns-repeated="2"/>
          <table:table-cell table:formula="of:=IF([.H835]&lt;&gt;&quot;&quot;;CONCATENATE([.H835];&quot;,&quot;;[.C835];&quot; &quot;;[.D835];&quot;,&quot;;[.B835]);&quot;&quot;)" office:value-type="string" office:string-value="50070881,Smash For Fun 2G,SMASH FOR FUN" calcext:value-type="string">
            <text:p>50070881,Smash For Fun 2G,SMASH FOR FUN</text:p>
          </table:table-cell>
          <table:table-cell table:formula="of:=IF([.I835]=&quot;&quot;;[.K835];&quot;&quot;)" office:value-type="string" office:string-value="50070881,Smash For Fun 2G,SMASH FOR FUN" calcext:value-type="string">
            <text:p>50070881,Smash For Fun 2G,SMASH FOR FUN</text:p>
          </table:table-cell>
          <table:table-cell table:formula="of:=IF([.I835]&lt;&gt;&quot;&quot;;[.K835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36];[$Sheet2.$A$2:.$B$36];2)" office:value-type="string" office:string-value="SMASH FOR FUN" calcext:value-type="string">
            <text:p>SMASH FOR FUN</text:p>
          </table:table-cell>
          <table:table-cell table:formula="of:=VLOOKUP([.A836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phine De Smet</text:p>
          </table:table-cell>
          <table:table-cell office:value-type="float" office:value="50070879" calcext:value-type="float">
            <text:p>50070879</text:p>
          </table:table-cell>
          <table:table-cell table:number-columns-repeated="2"/>
          <table:table-cell table:formula="of:=IF([.H836]&lt;&gt;&quot;&quot;;CONCATENATE([.H836];&quot;,&quot;;[.C836];&quot; &quot;;[.D836];&quot;,&quot;;[.B836]);&quot;&quot;)" office:value-type="string" office:string-value="50070879,Smash For Fun 2G,SMASH FOR FUN" calcext:value-type="string">
            <text:p>50070879,Smash For Fun 2G,SMASH FOR FUN</text:p>
          </table:table-cell>
          <table:table-cell table:formula="of:=IF([.I836]=&quot;&quot;;[.K836];&quot;&quot;)" office:value-type="string" office:string-value="50070879,Smash For Fun 2G,SMASH FOR FUN" calcext:value-type="string">
            <text:p>50070879,Smash For Fun 2G,SMASH FOR FUN</text:p>
          </table:table-cell>
          <table:table-cell table:formula="of:=IF([.I836]&lt;&gt;&quot;&quot;;[.K836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37];[$Sheet2.$A$2:.$B$36];2)" office:value-type="string" office:string-value="SMASH FOR FUN" calcext:value-type="string">
            <text:p>SMASH FOR FUN</text:p>
          </table:table-cell>
          <table:table-cell table:formula="of:=VLOOKUP([.A837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i De Wever</text:p>
          </table:table-cell>
          <table:table-cell office:value-type="float" office:value="50078506" calcext:value-type="float">
            <text:p>50078506</text:p>
          </table:table-cell>
          <table:table-cell table:number-columns-repeated="2"/>
          <table:table-cell table:formula="of:=IF([.H837]&lt;&gt;&quot;&quot;;CONCATENATE([.H837];&quot;,&quot;;[.C837];&quot; &quot;;[.D837];&quot;,&quot;;[.B837]);&quot;&quot;)" office:value-type="string" office:string-value="50078506,Smash For Fun 2G,SMASH FOR FUN" calcext:value-type="string">
            <text:p>50078506,Smash For Fun 2G,SMASH FOR FUN</text:p>
          </table:table-cell>
          <table:table-cell table:formula="of:=IF([.I837]=&quot;&quot;;[.K837];&quot;&quot;)" office:value-type="string" office:string-value="50078506,Smash For Fun 2G,SMASH FOR FUN" calcext:value-type="string">
            <text:p>50078506,Smash For Fun 2G,SMASH FOR FUN</text:p>
          </table:table-cell>
          <table:table-cell table:formula="of:=IF([.I837]&lt;&gt;&quot;&quot;;[.K837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38];[$Sheet2.$A$2:.$B$36];2)" office:value-type="string" office:string-value="SMASH FOR FUN" calcext:value-type="string">
            <text:p>SMASH FOR FUN</text:p>
          </table:table-cell>
          <table:table-cell table:formula="of:=VLOOKUP([.A838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i De Wever</text:p>
          </table:table-cell>
          <table:table-cell office:value-type="float" office:value="50078506" calcext:value-type="float">
            <text:p>50078506</text:p>
          </table:table-cell>
          <table:table-cell table:number-columns-repeated="2"/>
          <table:table-cell table:formula="of:=IF([.H838]&lt;&gt;&quot;&quot;;CONCATENATE([.H838];&quot;,&quot;;[.C838];&quot; &quot;;[.D838];&quot;,&quot;;[.B838]);&quot;&quot;)" office:value-type="string" office:string-value="50078506,Smash For Fun 2H,SMASH FOR FUN" calcext:value-type="string">
            <text:p>50078506,Smash For Fun 2H,SMASH FOR FUN</text:p>
          </table:table-cell>
          <table:table-cell table:formula="of:=IF([.I838]=&quot;&quot;;[.K838];&quot;&quot;)" office:value-type="string" office:string-value="50078506,Smash For Fun 2H,SMASH FOR FUN" calcext:value-type="string">
            <text:p>50078506,Smash For Fun 2H,SMASH FOR FUN</text:p>
          </table:table-cell>
          <table:table-cell table:formula="of:=IF([.I838]&lt;&gt;&quot;&quot;;[.K838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39];[$Sheet2.$A$2:.$B$36];2)" office:value-type="string" office:string-value="SMASH FOR FUN" calcext:value-type="string">
            <text:p>SMASH FOR FUN</text:p>
          </table:table-cell>
          <table:table-cell table:formula="of:=VLOOKUP([.A839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o Van Hoyweghen</text:p>
          </table:table-cell>
          <table:table-cell office:value-type="float" office:value="50077523" calcext:value-type="float">
            <text:p>50077523</text:p>
          </table:table-cell>
          <table:table-cell table:number-columns-repeated="2"/>
          <table:table-cell table:formula="of:=IF([.H839]&lt;&gt;&quot;&quot;;CONCATENATE([.H839];&quot;,&quot;;[.C839];&quot; &quot;;[.D839];&quot;,&quot;;[.B839]);&quot;&quot;)" office:value-type="string" office:string-value="50077523,Smash For Fun 2H,SMASH FOR FUN" calcext:value-type="string">
            <text:p>50077523,Smash For Fun 2H,SMASH FOR FUN</text:p>
          </table:table-cell>
          <table:table-cell table:formula="of:=IF([.I839]=&quot;&quot;;[.K839];&quot;&quot;)" office:value-type="string" office:string-value="50077523,Smash For Fun 2H,SMASH FOR FUN" calcext:value-type="string">
            <text:p>50077523,Smash For Fun 2H,SMASH FOR FUN</text:p>
          </table:table-cell>
          <table:table-cell table:formula="of:=IF([.I839]&lt;&gt;&quot;&quot;;[.K839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40];[$Sheet2.$A$2:.$B$36];2)" office:value-type="string" office:string-value="SMASH FOR FUN" calcext:value-type="string">
            <text:p>SMASH FOR FUN</text:p>
          </table:table-cell>
          <table:table-cell table:formula="of:=VLOOKUP([.A840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al Van Waeyenberghe</text:p>
          </table:table-cell>
          <table:table-cell office:value-type="float" office:value="50112449" calcext:value-type="float">
            <text:p>50112449</text:p>
          </table:table-cell>
          <table:table-cell table:number-columns-repeated="2"/>
          <table:table-cell table:formula="of:=IF([.H840]&lt;&gt;&quot;&quot;;CONCATENATE([.H840];&quot;,&quot;;[.C840];&quot; &quot;;[.D840];&quot;,&quot;;[.B840]);&quot;&quot;)" office:value-type="string" office:string-value="50112449,Smash For Fun 2H,SMASH FOR FUN" calcext:value-type="string">
            <text:p>50112449,Smash For Fun 2H,SMASH FOR FUN</text:p>
          </table:table-cell>
          <table:table-cell table:formula="of:=IF([.I840]=&quot;&quot;;[.K840];&quot;&quot;)" office:value-type="string" office:string-value="50112449,Smash For Fun 2H,SMASH FOR FUN" calcext:value-type="string">
            <text:p>50112449,Smash For Fun 2H,SMASH FOR FUN</text:p>
          </table:table-cell>
          <table:table-cell table:formula="of:=IF([.I840]&lt;&gt;&quot;&quot;;[.K840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41];[$Sheet2.$A$2:.$B$36];2)" office:value-type="string" office:string-value="SMASH FOR FUN" calcext:value-type="string">
            <text:p>SMASH FOR FUN</text:p>
          </table:table-cell>
          <table:table-cell table:formula="of:=VLOOKUP([.A841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y Wittevrongel</text:p>
          </table:table-cell>
          <table:table-cell office:value-type="float" office:value="50026703" calcext:value-type="float">
            <text:p>50026703</text:p>
          </table:table-cell>
          <table:table-cell table:number-columns-repeated="2"/>
          <table:table-cell table:formula="of:=IF([.H841]&lt;&gt;&quot;&quot;;CONCATENATE([.H841];&quot;,&quot;;[.C841];&quot; &quot;;[.D841];&quot;,&quot;;[.B841]);&quot;&quot;)" office:value-type="string" office:string-value="50026703,Smash For Fun 2H,SMASH FOR FUN" calcext:value-type="string">
            <text:p>50026703,Smash For Fun 2H,SMASH FOR FUN</text:p>
          </table:table-cell>
          <table:table-cell table:formula="of:=IF([.I841]=&quot;&quot;;[.K841];&quot;&quot;)" office:value-type="string" office:string-value="50026703,Smash For Fun 2H,SMASH FOR FUN" calcext:value-type="string">
            <text:p>50026703,Smash For Fun 2H,SMASH FOR FUN</text:p>
          </table:table-cell>
          <table:table-cell table:formula="of:=IF([.I841]&lt;&gt;&quot;&quot;;[.K841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42];[$Sheet2.$A$2:.$B$36];2)" office:value-type="string" office:string-value="SMASH FOR FUN" calcext:value-type="string">
            <text:p>SMASH FOR FUN</text:p>
          </table:table-cell>
          <table:table-cell table:formula="of:=VLOOKUP([.A842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ven De Jaeger</text:p>
          </table:table-cell>
          <table:table-cell office:value-type="float" office:value="50014428" calcext:value-type="float">
            <text:p>50014428</text:p>
          </table:table-cell>
          <table:table-cell table:number-columns-repeated="2"/>
          <table:table-cell table:formula="of:=IF([.H842]&lt;&gt;&quot;&quot;;CONCATENATE([.H842];&quot;,&quot;;[.C842];&quot; &quot;;[.D842];&quot;,&quot;;[.B842]);&quot;&quot;)" office:value-type="string" office:string-value="50014428,Smash For Fun 3H,SMASH FOR FUN" calcext:value-type="string">
            <text:p>50014428,Smash For Fun 3H,SMASH FOR FUN</text:p>
          </table:table-cell>
          <table:table-cell table:formula="of:=IF([.I842]=&quot;&quot;;[.K842];&quot;&quot;)" office:value-type="string" office:string-value="50014428,Smash For Fun 3H,SMASH FOR FUN" calcext:value-type="string">
            <text:p>50014428,Smash For Fun 3H,SMASH FOR FUN</text:p>
          </table:table-cell>
          <table:table-cell table:formula="of:=IF([.I842]&lt;&gt;&quot;&quot;;[.K842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43];[$Sheet2.$A$2:.$B$36];2)" office:value-type="string" office:string-value="SMASH FOR FUN" calcext:value-type="string">
            <text:p>SMASH FOR FUN</text:p>
          </table:table-cell>
          <table:table-cell table:formula="of:=VLOOKUP([.A843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enn Latomme</text:p>
          </table:table-cell>
          <table:table-cell office:value-type="float" office:value="50104197" calcext:value-type="float">
            <text:p>50104197</text:p>
          </table:table-cell>
          <table:table-cell table:number-columns-repeated="2"/>
          <table:table-cell table:formula="of:=IF([.H843]&lt;&gt;&quot;&quot;;CONCATENATE([.H843];&quot;,&quot;;[.C843];&quot; &quot;;[.D843];&quot;,&quot;;[.B843]);&quot;&quot;)" office:value-type="string" office:string-value="50104197,Smash For Fun 3H,SMASH FOR FUN" calcext:value-type="string">
            <text:p>50104197,Smash For Fun 3H,SMASH FOR FUN</text:p>
          </table:table-cell>
          <table:table-cell table:formula="of:=IF([.I843]=&quot;&quot;;[.K843];&quot;&quot;)" office:value-type="string" office:string-value="50104197,Smash For Fun 3H,SMASH FOR FUN" calcext:value-type="string">
            <text:p>50104197,Smash For Fun 3H,SMASH FOR FUN</text:p>
          </table:table-cell>
          <table:table-cell table:formula="of:=IF([.I843]&lt;&gt;&quot;&quot;;[.K843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44];[$Sheet2.$A$2:.$B$36];2)" office:value-type="string" office:string-value="SMASH FOR FUN" calcext:value-type="string">
            <text:p>SMASH FOR FUN</text:p>
          </table:table-cell>
          <table:table-cell table:formula="of:=VLOOKUP([.A844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on Lauwers</text:p>
          </table:table-cell>
          <table:table-cell office:value-type="float" office:value="50082108" calcext:value-type="float">
            <text:p>50082108</text:p>
          </table:table-cell>
          <table:table-cell table:number-columns-repeated="2"/>
          <table:table-cell table:formula="of:=IF([.H844]&lt;&gt;&quot;&quot;;CONCATENATE([.H844];&quot;,&quot;;[.C844];&quot; &quot;;[.D844];&quot;,&quot;;[.B844]);&quot;&quot;)" office:value-type="string" office:string-value="50082108,Smash For Fun 3H,SMASH FOR FUN" calcext:value-type="string">
            <text:p>50082108,Smash For Fun 3H,SMASH FOR FUN</text:p>
          </table:table-cell>
          <table:table-cell table:formula="of:=IF([.I844]=&quot;&quot;;[.K844];&quot;&quot;)" office:value-type="string" office:string-value="50082108,Smash For Fun 3H,SMASH FOR FUN" calcext:value-type="string">
            <text:p>50082108,Smash For Fun 3H,SMASH FOR FUN</text:p>
          </table:table-cell>
          <table:table-cell table:formula="of:=IF([.I844]&lt;&gt;&quot;&quot;;[.K844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45];[$Sheet2.$A$2:.$B$36];2)" office:value-type="string" office:string-value="SMASH FOR FUN" calcext:value-type="string">
            <text:p>SMASH FOR FUN</text:p>
          </table:table-cell>
          <table:table-cell table:formula="of:=VLOOKUP([.A845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nder Scheir</text:p>
          </table:table-cell>
          <table:table-cell office:value-type="float" office:value="50088819" calcext:value-type="float">
            <text:p>50088819</text:p>
          </table:table-cell>
          <table:table-cell table:number-columns-repeated="2"/>
          <table:table-cell table:formula="of:=IF([.H845]&lt;&gt;&quot;&quot;;CONCATENATE([.H845];&quot;,&quot;;[.C845];&quot; &quot;;[.D845];&quot;,&quot;;[.B845]);&quot;&quot;)" office:value-type="string" office:string-value="50088819,Smash For Fun 3H,SMASH FOR FUN" calcext:value-type="string">
            <text:p>50088819,Smash For Fun 3H,SMASH FOR FUN</text:p>
          </table:table-cell>
          <table:table-cell table:formula="of:=IF([.I845]=&quot;&quot;;[.K845];&quot;&quot;)" office:value-type="string" office:string-value="50088819,Smash For Fun 3H,SMASH FOR FUN" calcext:value-type="string">
            <text:p>50088819,Smash For Fun 3H,SMASH FOR FUN</text:p>
          </table:table-cell>
          <table:table-cell table:formula="of:=IF([.I845]&lt;&gt;&quot;&quot;;[.K845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46];[$Sheet2.$A$2:.$B$36];2)" office:value-type="string" office:string-value="SMASH FOR FUN" calcext:value-type="string">
            <text:p>SMASH FOR FUN</text:p>
          </table:table-cell>
          <table:table-cell table:formula="of:=VLOOKUP([.A846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line Bauters</text:p>
          </table:table-cell>
          <table:table-cell office:value-type="float" office:value="50070859" calcext:value-type="float">
            <text:p>50070859</text:p>
          </table:table-cell>
          <table:table-cell table:number-columns-repeated="2"/>
          <table:table-cell table:formula="of:=IF([.H846]&lt;&gt;&quot;&quot;;CONCATENATE([.H846];&quot;,&quot;;[.C846];&quot; &quot;;[.D846];&quot;,&quot;;[.B846]);&quot;&quot;)" office:value-type="string" office:string-value="50070859,Smash For Fun 1D,SMASH FOR FUN" calcext:value-type="string">
            <text:p>50070859,Smash For Fun 1D,SMASH FOR FUN</text:p>
          </table:table-cell>
          <table:table-cell table:formula="of:=IF([.I846]=&quot;&quot;;[.K846];&quot;&quot;)" office:value-type="string" office:string-value="50070859,Smash For Fun 1D,SMASH FOR FUN" calcext:value-type="string">
            <text:p>50070859,Smash For Fun 1D,SMASH FOR FUN</text:p>
          </table:table-cell>
          <table:table-cell table:formula="of:=IF([.I846]&lt;&gt;&quot;&quot;;[.K846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47];[$Sheet2.$A$2:.$B$36];2)" office:value-type="string" office:string-value="SMASH FOR FUN" calcext:value-type="string">
            <text:p>SMASH FOR FUN</text:p>
          </table:table-cell>
          <table:table-cell table:formula="of:=VLOOKUP([.A847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e Criel</text:p>
          </table:table-cell>
          <table:table-cell office:value-type="float" office:value="50070881" calcext:value-type="float">
            <text:p>50070881</text:p>
          </table:table-cell>
          <table:table-cell table:number-columns-repeated="2"/>
          <table:table-cell table:formula="of:=IF([.H847]&lt;&gt;&quot;&quot;;CONCATENATE([.H847];&quot;,&quot;;[.C847];&quot; &quot;;[.D847];&quot;,&quot;;[.B847]);&quot;&quot;)" office:value-type="string" office:string-value="50070881,Smash For Fun 1D,SMASH FOR FUN" calcext:value-type="string">
            <text:p>50070881,Smash For Fun 1D,SMASH FOR FUN</text:p>
          </table:table-cell>
          <table:table-cell table:formula="of:=IF([.I847]=&quot;&quot;;[.K847];&quot;&quot;)" office:value-type="string" office:string-value="50070881,Smash For Fun 1D,SMASH FOR FUN" calcext:value-type="string">
            <text:p>50070881,Smash For Fun 1D,SMASH FOR FUN</text:p>
          </table:table-cell>
          <table:table-cell table:formula="of:=IF([.I847]&lt;&gt;&quot;&quot;;[.K847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48];[$Sheet2.$A$2:.$B$36];2)" office:value-type="string" office:string-value="SMASH FOR FUN" calcext:value-type="string">
            <text:p>SMASH FOR FUN</text:p>
          </table:table-cell>
          <table:table-cell table:formula="of:=VLOOKUP([.A848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phine De Smet</text:p>
          </table:table-cell>
          <table:table-cell office:value-type="float" office:value="50070879" calcext:value-type="float">
            <text:p>50070879</text:p>
          </table:table-cell>
          <table:table-cell table:number-columns-repeated="2"/>
          <table:table-cell table:formula="of:=IF([.H848]&lt;&gt;&quot;&quot;;CONCATENATE([.H848];&quot;,&quot;;[.C848];&quot; &quot;;[.D848];&quot;,&quot;;[.B848]);&quot;&quot;)" office:value-type="string" office:string-value="50070879,Smash For Fun 1D,SMASH FOR FUN" calcext:value-type="string">
            <text:p>50070879,Smash For Fun 1D,SMASH FOR FUN</text:p>
          </table:table-cell>
          <table:table-cell table:formula="of:=IF([.I848]=&quot;&quot;;[.K848];&quot;&quot;)" office:value-type="string" office:string-value="50070879,Smash For Fun 1D,SMASH FOR FUN" calcext:value-type="string">
            <text:p>50070879,Smash For Fun 1D,SMASH FOR FUN</text:p>
          </table:table-cell>
          <table:table-cell table:formula="of:=IF([.I848]&lt;&gt;&quot;&quot;;[.K848];&quot;&quot;)">
            <text:p/>
          </table:table-cell>
        </table:table-row>
        <table:table-row table:style-name="ro1" table:visibility="filter">
          <table:table-cell office:value-type="string" calcext:value-type="string">
            <text:p>Smash For Fun</text:p>
          </table:table-cell>
          <table:table-cell table:formula="of:=VLOOKUP([.A849];[$Sheet2.$A$2:.$B$36];2)" office:value-type="string" office:string-value="SMASH FOR FUN" calcext:value-type="string">
            <text:p>SMASH FOR FUN</text:p>
          </table:table-cell>
          <table:table-cell table:formula="of:=VLOOKUP([.A849];[$Sheet2.$A$2:.$C$36];3)" office:value-type="string" office:string-value="Smash For Fun" calcext:value-type="string">
            <text:p>Smash For Fun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uni Goethals</text:p>
          </table:table-cell>
          <table:table-cell office:value-type="float" office:value="50098807" calcext:value-type="float">
            <text:p>50098807</text:p>
          </table:table-cell>
          <table:table-cell table:number-columns-repeated="2"/>
          <table:table-cell table:formula="of:=IF([.H849]&lt;&gt;&quot;&quot;;CONCATENATE([.H849];&quot;,&quot;;[.C849];&quot; &quot;;[.D849];&quot;,&quot;;[.B849]);&quot;&quot;)" office:value-type="string" office:string-value="50098807,Smash For Fun 1D,SMASH FOR FUN" calcext:value-type="string">
            <text:p>50098807,Smash For Fun 1D,SMASH FOR FUN</text:p>
          </table:table-cell>
          <table:table-cell table:formula="of:=IF([.I849]=&quot;&quot;;[.K849];&quot;&quot;)" office:value-type="string" office:string-value="50098807,Smash For Fun 1D,SMASH FOR FUN" calcext:value-type="string">
            <text:p>50098807,Smash For Fun 1D,SMASH FOR FUN</text:p>
          </table:table-cell>
          <table:table-cell table:formula="of:=IF([.I849]&lt;&gt;&quot;&quot;;[.K849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50];[$Sheet2.$A$2:.$B$36];2)" office:value-type="string" office:string-value="STEKENE BC" calcext:value-type="string">
            <text:p>STEKENE BC</text:p>
          </table:table-cell>
          <table:table-cell table:formula="of:=VLOOKUP([.A850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ny Maes</text:p>
          </table:table-cell>
          <table:table-cell office:value-type="float" office:value="50097125" calcext:value-type="float">
            <text:p>50097125</text:p>
          </table:table-cell>
          <table:table-cell table:number-columns-repeated="2"/>
          <table:table-cell table:formula="of:=IF([.H850]&lt;&gt;&quot;&quot;;CONCATENATE([.H850];&quot;,&quot;;[.C850];&quot; &quot;;[.D850];&quot;,&quot;;[.B850]);&quot;&quot;)" office:value-type="string" office:string-value="50097125,Stekene 1G,STEKENE BC" calcext:value-type="string">
            <text:p>50097125,Stekene 1G,STEKENE BC</text:p>
          </table:table-cell>
          <table:table-cell table:formula="of:=IF([.I850]=&quot;&quot;;[.K850];&quot;&quot;)" office:value-type="string" office:string-value="50097125,Stekene 1G,STEKENE BC" calcext:value-type="string">
            <text:p>50097125,Stekene 1G,STEKENE BC</text:p>
          </table:table-cell>
          <table:table-cell table:formula="of:=IF([.I850]&lt;&gt;&quot;&quot;;[.K850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51];[$Sheet2.$A$2:.$B$36];2)" office:value-type="string" office:string-value="STEKENE BC" calcext:value-type="string">
            <text:p>STEKENE BC</text:p>
          </table:table-cell>
          <table:table-cell table:formula="of:=VLOOKUP([.A851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en Van Eetvelt</text:p>
          </table:table-cell>
          <table:table-cell office:value-type="float" office:value="50082177" calcext:value-type="float">
            <text:p>50082177</text:p>
          </table:table-cell>
          <table:table-cell table:number-columns-repeated="2"/>
          <table:table-cell table:formula="of:=IF([.H851]&lt;&gt;&quot;&quot;;CONCATENATE([.H851];&quot;,&quot;;[.C851];&quot; &quot;;[.D851];&quot;,&quot;;[.B851]);&quot;&quot;)" office:value-type="string" office:string-value="50082177,Stekene 1G,STEKENE BC" calcext:value-type="string">
            <text:p>50082177,Stekene 1G,STEKENE BC</text:p>
          </table:table-cell>
          <table:table-cell table:formula="of:=IF([.I851]=&quot;&quot;;[.K851];&quot;&quot;)" office:value-type="string" office:string-value="50082177,Stekene 1G,STEKENE BC" calcext:value-type="string">
            <text:p>50082177,Stekene 1G,STEKENE BC</text:p>
          </table:table-cell>
          <table:table-cell table:formula="of:=IF([.I851]&lt;&gt;&quot;&quot;;[.K851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52];[$Sheet2.$A$2:.$B$36];2)" office:value-type="string" office:string-value="STEKENE BC" calcext:value-type="string">
            <text:p>STEKENE BC</text:p>
          </table:table-cell>
          <table:table-cell table:formula="of:=VLOOKUP([.A852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a Van Der Sijp</text:p>
          </table:table-cell>
          <table:table-cell office:value-type="float" office:value="50111067" calcext:value-type="float">
            <text:p>50111067</text:p>
          </table:table-cell>
          <table:table-cell table:number-columns-repeated="2"/>
          <table:table-cell table:formula="of:=IF([.H852]&lt;&gt;&quot;&quot;;CONCATENATE([.H852];&quot;,&quot;;[.C852];&quot; &quot;;[.D852];&quot;,&quot;;[.B852]);&quot;&quot;)" office:value-type="string" office:string-value="50111067,Stekene 1G,STEKENE BC" calcext:value-type="string">
            <text:p>50111067,Stekene 1G,STEKENE BC</text:p>
          </table:table-cell>
          <table:table-cell table:formula="of:=IF([.I852]=&quot;&quot;;[.K852];&quot;&quot;)" office:value-type="string" office:string-value="50111067,Stekene 1G,STEKENE BC" calcext:value-type="string">
            <text:p>50111067,Stekene 1G,STEKENE BC</text:p>
          </table:table-cell>
          <table:table-cell table:formula="of:=IF([.I852]&lt;&gt;&quot;&quot;;[.K852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53];[$Sheet2.$A$2:.$B$36];2)" office:value-type="string" office:string-value="STEKENE BC" calcext:value-type="string">
            <text:p>STEKENE BC</text:p>
          </table:table-cell>
          <table:table-cell table:formula="of:=VLOOKUP([.A853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ggy Masyn</text:p>
          </table:table-cell>
          <table:table-cell office:value-type="float" office:value="50019780" calcext:value-type="float">
            <text:p>50019780</text:p>
          </table:table-cell>
          <table:table-cell table:number-columns-repeated="2"/>
          <table:table-cell table:formula="of:=IF([.H853]&lt;&gt;&quot;&quot;;CONCATENATE([.H853];&quot;,&quot;;[.C853];&quot; &quot;;[.D853];&quot;,&quot;;[.B853]);&quot;&quot;)" office:value-type="string" office:string-value="50019780,Stekene 1G,STEKENE BC" calcext:value-type="string">
            <text:p>50019780,Stekene 1G,STEKENE BC</text:p>
          </table:table-cell>
          <table:table-cell table:formula="of:=IF([.I853]=&quot;&quot;;[.K853];&quot;&quot;)" office:value-type="string" office:string-value="50019780,Stekene 1G,STEKENE BC" calcext:value-type="string">
            <text:p>50019780,Stekene 1G,STEKENE BC</text:p>
          </table:table-cell>
          <table:table-cell table:formula="of:=IF([.I853]&lt;&gt;&quot;&quot;;[.K853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54];[$Sheet2.$A$2:.$B$36];2)" office:value-type="string" office:string-value="STEKENE BC" calcext:value-type="string">
            <text:p>STEKENE BC</text:p>
          </table:table-cell>
          <table:table-cell table:formula="of:=VLOOKUP([.A854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ny Maes</text:p>
          </table:table-cell>
          <table:table-cell office:value-type="float" office:value="50097125" calcext:value-type="float">
            <text:p>50097125</text:p>
          </table:table-cell>
          <table:table-cell table:number-columns-repeated="2"/>
          <table:table-cell table:formula="of:=IF([.H854]&lt;&gt;&quot;&quot;;CONCATENATE([.H854];&quot;,&quot;;[.C854];&quot; &quot;;[.D854];&quot;,&quot;;[.B854]);&quot;&quot;)" office:value-type="string" office:string-value="50097125,Stekene 1H,STEKENE BC" calcext:value-type="string">
            <text:p>50097125,Stekene 1H,STEKENE BC</text:p>
          </table:table-cell>
          <table:table-cell table:formula="of:=IF([.I854]=&quot;&quot;;[.K854];&quot;&quot;)" office:value-type="string" office:string-value="50097125,Stekene 1H,STEKENE BC" calcext:value-type="string">
            <text:p>50097125,Stekene 1H,STEKENE BC</text:p>
          </table:table-cell>
          <table:table-cell table:formula="of:=IF([.I854]&lt;&gt;&quot;&quot;;[.K854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55];[$Sheet2.$A$2:.$B$36];2)" office:value-type="string" office:string-value="STEKENE BC" calcext:value-type="string">
            <text:p>STEKENE BC</text:p>
          </table:table-cell>
          <table:table-cell table:formula="of:=VLOOKUP([.A855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rit Braem</text:p>
          </table:table-cell>
          <table:table-cell office:value-type="float" office:value="50097523" calcext:value-type="float">
            <text:p>50097523</text:p>
          </table:table-cell>
          <table:table-cell table:number-columns-repeated="2"/>
          <table:table-cell table:formula="of:=IF([.H855]&lt;&gt;&quot;&quot;;CONCATENATE([.H855];&quot;,&quot;;[.C855];&quot; &quot;;[.D855];&quot;,&quot;;[.B855]);&quot;&quot;)" office:value-type="string" office:string-value="50097523,Stekene 1H,STEKENE BC" calcext:value-type="string">
            <text:p>50097523,Stekene 1H,STEKENE BC</text:p>
          </table:table-cell>
          <table:table-cell table:formula="of:=IF([.I855]=&quot;&quot;;[.K855];&quot;&quot;)" office:value-type="string" office:string-value="50097523,Stekene 1H,STEKENE BC" calcext:value-type="string">
            <text:p>50097523,Stekene 1H,STEKENE BC</text:p>
          </table:table-cell>
          <table:table-cell table:formula="of:=IF([.I855]&lt;&gt;&quot;&quot;;[.K855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56];[$Sheet2.$A$2:.$B$36];2)" office:value-type="string" office:string-value="STEKENE BC" calcext:value-type="string">
            <text:p>STEKENE BC</text:p>
          </table:table-cell>
          <table:table-cell table:formula="of:=VLOOKUP([.A856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 Van Kerckhove</text:p>
          </table:table-cell>
          <table:table-cell office:value-type="float" office:value="50032803" calcext:value-type="float">
            <text:p>50032803</text:p>
          </table:table-cell>
          <table:table-cell table:number-columns-repeated="2"/>
          <table:table-cell table:formula="of:=IF([.H856]&lt;&gt;&quot;&quot;;CONCATENATE([.H856];&quot;,&quot;;[.C856];&quot; &quot;;[.D856];&quot;,&quot;;[.B856]);&quot;&quot;)" office:value-type="string" office:string-value="50032803,Stekene 1H,STEKENE BC" calcext:value-type="string">
            <text:p>50032803,Stekene 1H,STEKENE BC</text:p>
          </table:table-cell>
          <table:table-cell table:formula="of:=IF([.I856]=&quot;&quot;;[.K856];&quot;&quot;)" office:value-type="string" office:string-value="50032803,Stekene 1H,STEKENE BC" calcext:value-type="string">
            <text:p>50032803,Stekene 1H,STEKENE BC</text:p>
          </table:table-cell>
          <table:table-cell table:formula="of:=IF([.I856]&lt;&gt;&quot;&quot;;[.K856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57];[$Sheet2.$A$2:.$B$36];2)" office:value-type="string" office:string-value="STEKENE BC" calcext:value-type="string">
            <text:p>STEKENE BC</text:p>
          </table:table-cell>
          <table:table-cell table:formula="of:=VLOOKUP([.A857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en Van Eetvelt</text:p>
          </table:table-cell>
          <table:table-cell office:value-type="float" office:value="50082177" calcext:value-type="float">
            <text:p>50082177</text:p>
          </table:table-cell>
          <table:table-cell table:number-columns-repeated="2"/>
          <table:table-cell table:formula="of:=IF([.H857]&lt;&gt;&quot;&quot;;CONCATENATE([.H857];&quot;,&quot;;[.C857];&quot; &quot;;[.D857];&quot;,&quot;;[.B857]);&quot;&quot;)" office:value-type="string" office:string-value="50082177,Stekene 1H,STEKENE BC" calcext:value-type="string">
            <text:p>50082177,Stekene 1H,STEKENE BC</text:p>
          </table:table-cell>
          <table:table-cell table:formula="of:=IF([.I857]=&quot;&quot;;[.K857];&quot;&quot;)" office:value-type="string" office:string-value="50082177,Stekene 1H,STEKENE BC" calcext:value-type="string">
            <text:p>50082177,Stekene 1H,STEKENE BC</text:p>
          </table:table-cell>
          <table:table-cell table:formula="of:=IF([.I857]&lt;&gt;&quot;&quot;;[.K857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58];[$Sheet2.$A$2:.$B$36];2)" office:value-type="string" office:string-value="STEKENE BC" calcext:value-type="string">
            <text:p>STEKENE BC</text:p>
          </table:table-cell>
          <table:table-cell table:formula="of:=VLOOKUP([.A858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se Beaumont</text:p>
          </table:table-cell>
          <table:table-cell office:value-type="float" office:value="50061849" calcext:value-type="float">
            <text:p>50061849</text:p>
          </table:table-cell>
          <table:table-cell table:number-columns-repeated="2"/>
          <table:table-cell table:formula="of:=IF([.H858]&lt;&gt;&quot;&quot;;CONCATENATE([.H858];&quot;,&quot;;[.C858];&quot; &quot;;[.D858];&quot;,&quot;;[.B858]);&quot;&quot;)" office:value-type="string" office:string-value="50061849,Stekene 1D,STEKENE BC" calcext:value-type="string">
            <text:p>50061849,Stekene 1D,STEKENE BC</text:p>
          </table:table-cell>
          <table:table-cell table:formula="of:=IF([.I858]=&quot;&quot;;[.K858];&quot;&quot;)" office:value-type="string" office:string-value="50061849,Stekene 1D,STEKENE BC" calcext:value-type="string">
            <text:p>50061849,Stekene 1D,STEKENE BC</text:p>
          </table:table-cell>
          <table:table-cell table:formula="of:=IF([.I858]&lt;&gt;&quot;&quot;;[.K858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59];[$Sheet2.$A$2:.$B$36];2)" office:value-type="string" office:string-value="STEKENE BC" calcext:value-type="string">
            <text:p>STEKENE BC</text:p>
          </table:table-cell>
          <table:table-cell table:formula="of:=VLOOKUP([.A859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a Van Der Sijp</text:p>
          </table:table-cell>
          <table:table-cell office:value-type="float" office:value="50111067" calcext:value-type="float">
            <text:p>50111067</text:p>
          </table:table-cell>
          <table:table-cell table:number-columns-repeated="2"/>
          <table:table-cell table:formula="of:=IF([.H859]&lt;&gt;&quot;&quot;;CONCATENATE([.H859];&quot;,&quot;;[.C859];&quot; &quot;;[.D859];&quot;,&quot;;[.B859]);&quot;&quot;)" office:value-type="string" office:string-value="50111067,Stekene 1D,STEKENE BC" calcext:value-type="string">
            <text:p>50111067,Stekene 1D,STEKENE BC</text:p>
          </table:table-cell>
          <table:table-cell table:formula="of:=IF([.I859]=&quot;&quot;;[.K859];&quot;&quot;)" office:value-type="string" office:string-value="50111067,Stekene 1D,STEKENE BC" calcext:value-type="string">
            <text:p>50111067,Stekene 1D,STEKENE BC</text:p>
          </table:table-cell>
          <table:table-cell table:formula="of:=IF([.I859]&lt;&gt;&quot;&quot;;[.K859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60];[$Sheet2.$A$2:.$B$36];2)" office:value-type="string" office:string-value="STEKENE BC" calcext:value-type="string">
            <text:p>STEKENE BC</text:p>
          </table:table-cell>
          <table:table-cell table:formula="of:=VLOOKUP([.A860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esl Van Kerckhove</text:p>
          </table:table-cell>
          <table:table-cell office:value-type="float" office:value="50096600" calcext:value-type="float">
            <text:p>50096600</text:p>
          </table:table-cell>
          <table:table-cell table:number-columns-repeated="2"/>
          <table:table-cell table:formula="of:=IF([.H860]&lt;&gt;&quot;&quot;;CONCATENATE([.H860];&quot;,&quot;;[.C860];&quot; &quot;;[.D860];&quot;,&quot;;[.B860]);&quot;&quot;)" office:value-type="string" office:string-value="50096600,Stekene 1D,STEKENE BC" calcext:value-type="string">
            <text:p>50096600,Stekene 1D,STEKENE BC</text:p>
          </table:table-cell>
          <table:table-cell table:formula="of:=IF([.I860]=&quot;&quot;;[.K860];&quot;&quot;)" office:value-type="string" office:string-value="50096600,Stekene 1D,STEKENE BC" calcext:value-type="string">
            <text:p>50096600,Stekene 1D,STEKENE BC</text:p>
          </table:table-cell>
          <table:table-cell table:formula="of:=IF([.I860]&lt;&gt;&quot;&quot;;[.K860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61];[$Sheet2.$A$2:.$B$36];2)" office:value-type="string" office:string-value="STEKENE BC" calcext:value-type="string">
            <text:p>STEKENE BC</text:p>
          </table:table-cell>
          <table:table-cell table:formula="of:=VLOOKUP([.A861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ggy Masyn</text:p>
          </table:table-cell>
          <table:table-cell office:value-type="float" office:value="50019780" calcext:value-type="float">
            <text:p>50019780</text:p>
          </table:table-cell>
          <table:table-cell table:number-columns-repeated="2"/>
          <table:table-cell table:formula="of:=IF([.H861]&lt;&gt;&quot;&quot;;CONCATENATE([.H861];&quot;,&quot;;[.C861];&quot; &quot;;[.D861];&quot;,&quot;;[.B861]);&quot;&quot;)" office:value-type="string" office:string-value="50019780,Stekene 1D,STEKENE BC" calcext:value-type="string">
            <text:p>50019780,Stekene 1D,STEKENE BC</text:p>
          </table:table-cell>
          <table:table-cell table:formula="of:=IF([.I861]=&quot;&quot;;[.K861];&quot;&quot;)" office:value-type="string" office:string-value="50019780,Stekene 1D,STEKENE BC" calcext:value-type="string">
            <text:p>50019780,Stekene 1D,STEKENE BC</text:p>
          </table:table-cell>
          <table:table-cell table:formula="of:=IF([.I861]&lt;&gt;&quot;&quot;;[.K861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62];[$Sheet2.$A$2:.$B$36];2)" office:value-type="string" office:string-value="STEKENE BC" calcext:value-type="string">
            <text:p>STEKENE BC</text:p>
          </table:table-cell>
          <table:table-cell table:formula="of:=VLOOKUP([.A862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rit Braem</text:p>
          </table:table-cell>
          <table:table-cell office:value-type="float" office:value="50097523" calcext:value-type="float">
            <text:p>50097523</text:p>
          </table:table-cell>
          <table:table-cell table:number-columns-repeated="2"/>
          <table:table-cell table:formula="of:=IF([.H862]&lt;&gt;&quot;&quot;;CONCATENATE([.H862];&quot;,&quot;;[.C862];&quot; &quot;;[.D862];&quot;,&quot;;[.B862]);&quot;&quot;)" office:value-type="string" office:string-value="50097523,Stekene 2G,STEKENE BC" calcext:value-type="string">
            <text:p>50097523,Stekene 2G,STEKENE BC</text:p>
          </table:table-cell>
          <table:table-cell table:formula="of:=IF([.I862]=&quot;&quot;;[.K862];&quot;&quot;)" office:value-type="string" office:string-value="50097523,Stekene 2G,STEKENE BC" calcext:value-type="string">
            <text:p>50097523,Stekene 2G,STEKENE BC</text:p>
          </table:table-cell>
          <table:table-cell table:formula="of:=IF([.I862]&lt;&gt;&quot;&quot;;[.K862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63];[$Sheet2.$A$2:.$B$36];2)" office:value-type="string" office:string-value="STEKENE BC" calcext:value-type="string">
            <text:p>STEKENE BC</text:p>
          </table:table-cell>
          <table:table-cell table:formula="of:=VLOOKUP([.A863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 Van Kerckhove</text:p>
          </table:table-cell>
          <table:table-cell office:value-type="float" office:value="50032803" calcext:value-type="float">
            <text:p>50032803</text:p>
          </table:table-cell>
          <table:table-cell table:number-columns-repeated="2"/>
          <table:table-cell table:formula="of:=IF([.H863]&lt;&gt;&quot;&quot;;CONCATENATE([.H863];&quot;,&quot;;[.C863];&quot; &quot;;[.D863];&quot;,&quot;;[.B863]);&quot;&quot;)" office:value-type="string" office:string-value="50032803,Stekene 2G,STEKENE BC" calcext:value-type="string">
            <text:p>50032803,Stekene 2G,STEKENE BC</text:p>
          </table:table-cell>
          <table:table-cell table:formula="of:=IF([.I863]=&quot;&quot;;[.K863];&quot;&quot;)" office:value-type="string" office:string-value="50032803,Stekene 2G,STEKENE BC" calcext:value-type="string">
            <text:p>50032803,Stekene 2G,STEKENE BC</text:p>
          </table:table-cell>
          <table:table-cell table:formula="of:=IF([.I863]&lt;&gt;&quot;&quot;;[.K863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64];[$Sheet2.$A$2:.$B$36];2)" office:value-type="string" office:string-value="STEKENE BC" calcext:value-type="string">
            <text:p>STEKENE BC</text:p>
          </table:table-cell>
          <table:table-cell table:formula="of:=VLOOKUP([.A864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len Hacquaert</text:p>
          </table:table-cell>
          <table:table-cell office:value-type="float" office:value="50095568" calcext:value-type="float">
            <text:p>50095568</text:p>
          </table:table-cell>
          <table:table-cell table:number-columns-repeated="2"/>
          <table:table-cell table:formula="of:=IF([.H864]&lt;&gt;&quot;&quot;;CONCATENATE([.H864];&quot;,&quot;;[.C864];&quot; &quot;;[.D864];&quot;,&quot;;[.B864]);&quot;&quot;)" office:value-type="string" office:string-value="50095568,Stekene 2G,STEKENE BC" calcext:value-type="string">
            <text:p>50095568,Stekene 2G,STEKENE BC</text:p>
          </table:table-cell>
          <table:table-cell table:formula="of:=IF([.I864]=&quot;&quot;;[.K864];&quot;&quot;)" office:value-type="string" office:string-value="50095568,Stekene 2G,STEKENE BC" calcext:value-type="string">
            <text:p>50095568,Stekene 2G,STEKENE BC</text:p>
          </table:table-cell>
          <table:table-cell table:formula="of:=IF([.I864]&lt;&gt;&quot;&quot;;[.K864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65];[$Sheet2.$A$2:.$B$36];2)" office:value-type="string" office:string-value="STEKENE BC" calcext:value-type="string">
            <text:p>STEKENE BC</text:p>
          </table:table-cell>
          <table:table-cell table:formula="of:=VLOOKUP([.A865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se Beaumont</text:p>
          </table:table-cell>
          <table:table-cell office:value-type="float" office:value="50061849" calcext:value-type="float">
            <text:p>50061849</text:p>
          </table:table-cell>
          <table:table-cell table:number-columns-repeated="2"/>
          <table:table-cell table:formula="of:=IF([.H865]&lt;&gt;&quot;&quot;;CONCATENATE([.H865];&quot;,&quot;;[.C865];&quot; &quot;;[.D865];&quot;,&quot;;[.B865]);&quot;&quot;)" office:value-type="string" office:string-value="50061849,Stekene 2G,STEKENE BC" calcext:value-type="string">
            <text:p>50061849,Stekene 2G,STEKENE BC</text:p>
          </table:table-cell>
          <table:table-cell table:formula="of:=IF([.I865]=&quot;&quot;;[.K865];&quot;&quot;)" office:value-type="string" office:string-value="50061849,Stekene 2G,STEKENE BC" calcext:value-type="string">
            <text:p>50061849,Stekene 2G,STEKENE BC</text:p>
          </table:table-cell>
          <table:table-cell table:formula="of:=IF([.I865]&lt;&gt;&quot;&quot;;[.K865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66];[$Sheet2.$A$2:.$B$36];2)" office:value-type="string" office:string-value="STEKENE BC" calcext:value-type="string">
            <text:p>STEKENE BC</text:p>
          </table:table-cell>
          <table:table-cell table:formula="of:=VLOOKUP([.A866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y Temmerman</text:p>
          </table:table-cell>
          <table:table-cell office:value-type="float" office:value="50083437" calcext:value-type="float">
            <text:p>50083437</text:p>
          </table:table-cell>
          <table:table-cell table:number-columns-repeated="2"/>
          <table:table-cell table:formula="of:=IF([.H866]&lt;&gt;&quot;&quot;;CONCATENATE([.H866];&quot;,&quot;;[.C866];&quot; &quot;;[.D866];&quot;,&quot;;[.B866]);&quot;&quot;)" office:value-type="string" office:string-value="50083437,Stekene 2H,STEKENE BC" calcext:value-type="string">
            <text:p>50083437,Stekene 2H,STEKENE BC</text:p>
          </table:table-cell>
          <table:table-cell table:formula="of:=IF([.I866]=&quot;&quot;;[.K866];&quot;&quot;)" office:value-type="string" office:string-value="50083437,Stekene 2H,STEKENE BC" calcext:value-type="string">
            <text:p>50083437,Stekene 2H,STEKENE BC</text:p>
          </table:table-cell>
          <table:table-cell table:formula="of:=IF([.I866]&lt;&gt;&quot;&quot;;[.K866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67];[$Sheet2.$A$2:.$B$36];2)" office:value-type="string" office:string-value="STEKENE BC" calcext:value-type="string">
            <text:p>STEKENE BC</text:p>
          </table:table-cell>
          <table:table-cell table:formula="of:=VLOOKUP([.A867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 Soenen</text:p>
          </table:table-cell>
          <table:table-cell office:value-type="float" office:value="50110365" calcext:value-type="float">
            <text:p>50110365</text:p>
          </table:table-cell>
          <table:table-cell table:number-columns-repeated="2"/>
          <table:table-cell table:formula="of:=IF([.H867]&lt;&gt;&quot;&quot;;CONCATENATE([.H867];&quot;,&quot;;[.C867];&quot; &quot;;[.D867];&quot;,&quot;;[.B867]);&quot;&quot;)" office:value-type="string" office:string-value="50110365,Stekene 2H,STEKENE BC" calcext:value-type="string">
            <text:p>50110365,Stekene 2H,STEKENE BC</text:p>
          </table:table-cell>
          <table:table-cell table:formula="of:=IF([.I867]=&quot;&quot;;[.K867];&quot;&quot;)" office:value-type="string" office:string-value="50110365,Stekene 2H,STEKENE BC" calcext:value-type="string">
            <text:p>50110365,Stekene 2H,STEKENE BC</text:p>
          </table:table-cell>
          <table:table-cell table:formula="of:=IF([.I867]&lt;&gt;&quot;&quot;;[.K867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68];[$Sheet2.$A$2:.$B$36];2)" office:value-type="string" office:string-value="STEKENE BC" calcext:value-type="string">
            <text:p>STEKENE BC</text:p>
          </table:table-cell>
          <table:table-cell table:formula="of:=VLOOKUP([.A868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e Verhoeven</text:p>
          </table:table-cell>
          <table:table-cell office:value-type="float" office:value="50085058" calcext:value-type="float">
            <text:p>50085058</text:p>
          </table:table-cell>
          <table:table-cell table:number-columns-repeated="2"/>
          <table:table-cell table:formula="of:=IF([.H868]&lt;&gt;&quot;&quot;;CONCATENATE([.H868];&quot;,&quot;;[.C868];&quot; &quot;;[.D868];&quot;,&quot;;[.B868]);&quot;&quot;)" office:value-type="string" office:string-value="50085058,Stekene 2H,STEKENE BC" calcext:value-type="string">
            <text:p>50085058,Stekene 2H,STEKENE BC</text:p>
          </table:table-cell>
          <table:table-cell table:formula="of:=IF([.I868]=&quot;&quot;;[.K868];&quot;&quot;)" office:value-type="string" office:string-value="50085058,Stekene 2H,STEKENE BC" calcext:value-type="string">
            <text:p>50085058,Stekene 2H,STEKENE BC</text:p>
          </table:table-cell>
          <table:table-cell table:formula="of:=IF([.I868]&lt;&gt;&quot;&quot;;[.K868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69];[$Sheet2.$A$2:.$B$36];2)" office:value-type="string" office:string-value="STEKENE BC" calcext:value-type="string">
            <text:p>STEKENE BC</text:p>
          </table:table-cell>
          <table:table-cell table:formula="of:=VLOOKUP([.A869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n Bouchier</text:p>
          </table:table-cell>
          <table:table-cell office:value-type="float" office:value="50054649" calcext:value-type="float">
            <text:p>50054649</text:p>
          </table:table-cell>
          <table:table-cell table:number-columns-repeated="2"/>
          <table:table-cell table:formula="of:=IF([.H869]&lt;&gt;&quot;&quot;;CONCATENATE([.H869];&quot;,&quot;;[.C869];&quot; &quot;;[.D869];&quot;,&quot;;[.B869]);&quot;&quot;)" office:value-type="string" office:string-value="50054649,Stekene 2H,STEKENE BC" calcext:value-type="string">
            <text:p>50054649,Stekene 2H,STEKENE BC</text:p>
          </table:table-cell>
          <table:table-cell table:formula="of:=IF([.I869]=&quot;&quot;;[.K869];&quot;&quot;)" office:value-type="string" office:string-value="50054649,Stekene 2H,STEKENE BC" calcext:value-type="string">
            <text:p>50054649,Stekene 2H,STEKENE BC</text:p>
          </table:table-cell>
          <table:table-cell table:formula="of:=IF([.I869]&lt;&gt;&quot;&quot;;[.K869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70];[$Sheet2.$A$2:.$B$36];2)" office:value-type="string" office:string-value="STEKENE BC" calcext:value-type="string">
            <text:p>STEKENE BC</text:p>
          </table:table-cell>
          <table:table-cell table:formula="of:=VLOOKUP([.A870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ke Verhoeven</text:p>
          </table:table-cell>
          <table:table-cell office:value-type="float" office:value="50085058" calcext:value-type="float">
            <text:p>50085058</text:p>
          </table:table-cell>
          <table:table-cell table:number-columns-repeated="2"/>
          <table:table-cell table:formula="of:=IF([.H870]&lt;&gt;&quot;&quot;;CONCATENATE([.H870];&quot;,&quot;;[.C870];&quot; &quot;;[.D870];&quot;,&quot;;[.B870]);&quot;&quot;)" office:value-type="string" office:string-value="50085058,Stekene 3G,STEKENE BC" calcext:value-type="string">
            <text:p>50085058,Stekene 3G,STEKENE BC</text:p>
          </table:table-cell>
          <table:table-cell table:formula="of:=IF([.I870]=&quot;&quot;;[.K870];&quot;&quot;)" office:value-type="string" office:string-value="50085058,Stekene 3G,STEKENE BC" calcext:value-type="string">
            <text:p>50085058,Stekene 3G,STEKENE BC</text:p>
          </table:table-cell>
          <table:table-cell table:formula="of:=IF([.I870]&lt;&gt;&quot;&quot;;[.K870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71];[$Sheet2.$A$2:.$B$36];2)" office:value-type="string" office:string-value="STEKENE BC" calcext:value-type="string">
            <text:p>STEKENE BC</text:p>
          </table:table-cell>
          <table:table-cell table:formula="of:=VLOOKUP([.A871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on Bouchier</text:p>
          </table:table-cell>
          <table:table-cell office:value-type="float" office:value="50054649" calcext:value-type="float">
            <text:p>50054649</text:p>
          </table:table-cell>
          <table:table-cell table:number-columns-repeated="2"/>
          <table:table-cell table:formula="of:=IF([.H871]&lt;&gt;&quot;&quot;;CONCATENATE([.H871];&quot;,&quot;;[.C871];&quot; &quot;;[.D871];&quot;,&quot;;[.B871]);&quot;&quot;)" office:value-type="string" office:string-value="50054649,Stekene 3G,STEKENE BC" calcext:value-type="string">
            <text:p>50054649,Stekene 3G,STEKENE BC</text:p>
          </table:table-cell>
          <table:table-cell table:formula="of:=IF([.I871]=&quot;&quot;;[.K871];&quot;&quot;)" office:value-type="string" office:string-value="50054649,Stekene 3G,STEKENE BC" calcext:value-type="string">
            <text:p>50054649,Stekene 3G,STEKENE BC</text:p>
          </table:table-cell>
          <table:table-cell table:formula="of:=IF([.I871]&lt;&gt;&quot;&quot;;[.K871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72];[$Sheet2.$A$2:.$B$36];2)" office:value-type="string" office:string-value="STEKENE BC" calcext:value-type="string">
            <text:p>STEKENE BC</text:p>
          </table:table-cell>
          <table:table-cell table:formula="of:=VLOOKUP([.A872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en Relaes</text:p>
          </table:table-cell>
          <table:table-cell office:value-type="float" office:value="50053449" calcext:value-type="float">
            <text:p>50053449</text:p>
          </table:table-cell>
          <table:table-cell table:number-columns-repeated="2"/>
          <table:table-cell table:formula="of:=IF([.H872]&lt;&gt;&quot;&quot;;CONCATENATE([.H872];&quot;,&quot;;[.C872];&quot; &quot;;[.D872];&quot;,&quot;;[.B872]);&quot;&quot;)" office:value-type="string" office:string-value="50053449,Stekene 3G,STEKENE BC" calcext:value-type="string">
            <text:p>50053449,Stekene 3G,STEKENE BC</text:p>
          </table:table-cell>
          <table:table-cell table:formula="of:=IF([.I872]=&quot;&quot;;[.K872];&quot;&quot;)" office:value-type="string" office:string-value="50053449,Stekene 3G,STEKENE BC" calcext:value-type="string">
            <text:p>50053449,Stekene 3G,STEKENE BC</text:p>
          </table:table-cell>
          <table:table-cell table:formula="of:=IF([.I872]&lt;&gt;&quot;&quot;;[.K872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73];[$Sheet2.$A$2:.$B$36];2)" office:value-type="string" office:string-value="STEKENE BC" calcext:value-type="string">
            <text:p>STEKENE BC</text:p>
          </table:table-cell>
          <table:table-cell table:formula="of:=VLOOKUP([.A873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 Dickx</text:p>
          </table:table-cell>
          <table:table-cell office:value-type="float" office:value="50040185" calcext:value-type="float">
            <text:p>50040185</text:p>
          </table:table-cell>
          <table:table-cell table:number-columns-repeated="2"/>
          <table:table-cell table:formula="of:=IF([.H873]&lt;&gt;&quot;&quot;;CONCATENATE([.H873];&quot;,&quot;;[.C873];&quot; &quot;;[.D873];&quot;,&quot;;[.B873]);&quot;&quot;)" office:value-type="string" office:string-value="50040185,Stekene 3G,STEKENE BC" calcext:value-type="string">
            <text:p>50040185,Stekene 3G,STEKENE BC</text:p>
          </table:table-cell>
          <table:table-cell table:formula="of:=IF([.I873]=&quot;&quot;;[.K873];&quot;&quot;)" office:value-type="string" office:string-value="50040185,Stekene 3G,STEKENE BC" calcext:value-type="string">
            <text:p>50040185,Stekene 3G,STEKENE BC</text:p>
          </table:table-cell>
          <table:table-cell table:formula="of:=IF([.I873]&lt;&gt;&quot;&quot;;[.K873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74];[$Sheet2.$A$2:.$B$36];2)" office:value-type="string" office:string-value="STEKENE BC" calcext:value-type="string">
            <text:p>STEKENE BC</text:p>
          </table:table-cell>
          <table:table-cell table:formula="of:=VLOOKUP([.A874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y Temmerman</text:p>
          </table:table-cell>
          <table:table-cell office:value-type="float" office:value="50083437" calcext:value-type="float">
            <text:p>50083437</text:p>
          </table:table-cell>
          <table:table-cell table:number-columns-repeated="2"/>
          <table:table-cell table:formula="of:=IF([.H874]&lt;&gt;&quot;&quot;;CONCATENATE([.H874];&quot;,&quot;;[.C874];&quot; &quot;;[.D874];&quot;,&quot;;[.B874]);&quot;&quot;)" office:value-type="string" office:string-value="50083437,Stekene 4G,STEKENE BC" calcext:value-type="string">
            <text:p>50083437,Stekene 4G,STEKENE BC</text:p>
          </table:table-cell>
          <table:table-cell table:formula="of:=IF([.I874]=&quot;&quot;;[.K874];&quot;&quot;)" office:value-type="string" office:string-value="50083437,Stekene 4G,STEKENE BC" calcext:value-type="string">
            <text:p>50083437,Stekene 4G,STEKENE BC</text:p>
          </table:table-cell>
          <table:table-cell table:formula="of:=IF([.I874]&lt;&gt;&quot;&quot;;[.K874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75];[$Sheet2.$A$2:.$B$36];2)" office:value-type="string" office:string-value="STEKENE BC" calcext:value-type="string">
            <text:p>STEKENE BC</text:p>
          </table:table-cell>
          <table:table-cell table:formula="of:=VLOOKUP([.A875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t Taragola</text:p>
          </table:table-cell>
          <table:table-cell office:value-type="float" office:value="50064768" calcext:value-type="float">
            <text:p>50064768</text:p>
          </table:table-cell>
          <table:table-cell table:number-columns-repeated="2"/>
          <table:table-cell table:formula="of:=IF([.H875]&lt;&gt;&quot;&quot;;CONCATENATE([.H875];&quot;,&quot;;[.C875];&quot; &quot;;[.D875];&quot;,&quot;;[.B875]);&quot;&quot;)" office:value-type="string" office:string-value="50064768,Stekene 4G,STEKENE BC" calcext:value-type="string">
            <text:p>50064768,Stekene 4G,STEKENE BC</text:p>
          </table:table-cell>
          <table:table-cell table:formula="of:=IF([.I875]=&quot;&quot;;[.K875];&quot;&quot;)" office:value-type="string" office:string-value="50064768,Stekene 4G,STEKENE BC" calcext:value-type="string">
            <text:p>50064768,Stekene 4G,STEKENE BC</text:p>
          </table:table-cell>
          <table:table-cell table:formula="of:=IF([.I875]&lt;&gt;&quot;&quot;;[.K875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76];[$Sheet2.$A$2:.$B$36];2)" office:value-type="string" office:string-value="STEKENE BC" calcext:value-type="string">
            <text:p>STEKENE BC</text:p>
          </table:table-cell>
          <table:table-cell table:formula="of:=VLOOKUP([.A876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m Godefroid</text:p>
          </table:table-cell>
          <table:table-cell office:value-type="float" office:value="50095006" calcext:value-type="float">
            <text:p>50095006</text:p>
          </table:table-cell>
          <table:table-cell table:number-columns-repeated="2"/>
          <table:table-cell table:formula="of:=IF([.H876]&lt;&gt;&quot;&quot;;CONCATENATE([.H876];&quot;,&quot;;[.C876];&quot; &quot;;[.D876];&quot;,&quot;;[.B876]);&quot;&quot;)" office:value-type="string" office:string-value="50095006,Stekene 4G,STEKENE BC" calcext:value-type="string">
            <text:p>50095006,Stekene 4G,STEKENE BC</text:p>
          </table:table-cell>
          <table:table-cell table:formula="of:=IF([.I876]=&quot;&quot;;[.K876];&quot;&quot;)" office:value-type="string" office:string-value="50095006,Stekene 4G,STEKENE BC" calcext:value-type="string">
            <text:p>50095006,Stekene 4G,STEKENE BC</text:p>
          </table:table-cell>
          <table:table-cell table:formula="of:=IF([.I876]&lt;&gt;&quot;&quot;;[.K876];&quot;&quot;)">
            <text:p/>
          </table:table-cell>
        </table:table-row>
        <table:table-row table:style-name="ro1" table:visibility="filter">
          <table:table-cell office:value-type="string" calcext:value-type="string">
            <text:p>Stekene BC</text:p>
          </table:table-cell>
          <table:table-cell table:formula="of:=VLOOKUP([.A877];[$Sheet2.$A$2:.$B$36];2)" office:value-type="string" office:string-value="STEKENE BC" calcext:value-type="string">
            <text:p>STEKENE BC</text:p>
          </table:table-cell>
          <table:table-cell table:formula="of:=VLOOKUP([.A877];[$Sheet2.$A$2:.$C$36];3)" office:value-type="string" office:string-value="Stekene" calcext:value-type="string">
            <text:p>Stekene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leen Devolder</text:p>
          </table:table-cell>
          <table:table-cell office:value-type="float" office:value="50005098" calcext:value-type="float">
            <text:p>50005098</text:p>
          </table:table-cell>
          <table:table-cell table:number-columns-repeated="2"/>
          <table:table-cell table:formula="of:=IF([.H877]&lt;&gt;&quot;&quot;;CONCATENATE([.H877];&quot;,&quot;;[.C877];&quot; &quot;;[.D877];&quot;,&quot;;[.B877]);&quot;&quot;)" office:value-type="string" office:string-value="50005098,Stekene 4G,STEKENE BC" calcext:value-type="string">
            <text:p>50005098,Stekene 4G,STEKENE BC</text:p>
          </table:table-cell>
          <table:table-cell table:formula="of:=IF([.I877]=&quot;&quot;;[.K877];&quot;&quot;)" office:value-type="string" office:string-value="50005098,Stekene 4G,STEKENE BC" calcext:value-type="string">
            <text:p>50005098,Stekene 4G,STEKENE BC</text:p>
          </table:table-cell>
          <table:table-cell table:formula="of:=IF([.I877]&lt;&gt;&quot;&quot;;[.K877];&quot;&quot;)">
            <text:p/>
          </table:table-cell>
        </table:table-row>
        <table:table-row table:style-name="ro1" table:visibility="filter">
          <table:table-cell office:value-type="string" calcext:value-type="string">
            <text:p>Temse BC</text:p>
          </table:table-cell>
          <table:table-cell table:formula="of:=VLOOKUP([.A878];[$Sheet2.$A$2:.$B$36];2)" office:value-type="string" office:string-value="TEMSE BC" calcext:value-type="string">
            <text:p>TEMSE BC</text:p>
          </table:table-cell>
          <table:table-cell table:formula="of:=VLOOKUP([.A878];[$Sheet2.$A$2:.$C$36];3)" office:value-type="string" office:string-value="Temse" calcext:value-type="string">
            <text:p>Tem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ch Cornelis</text:p>
          </table:table-cell>
          <table:table-cell office:value-type="float" office:value="50060296" calcext:value-type="float">
            <text:p>50060296</text:p>
          </table:table-cell>
          <table:table-cell table:number-columns-repeated="2"/>
          <table:table-cell table:formula="of:=IF([.H878]&lt;&gt;&quot;&quot;;CONCATENATE([.H878];&quot;,&quot;;[.C878];&quot; &quot;;[.D878];&quot;,&quot;;[.B878]);&quot;&quot;)" office:value-type="string" office:string-value="50060296,Temse 1G,TEMSE BC" calcext:value-type="string">
            <text:p>50060296,Temse 1G,TEMSE BC</text:p>
          </table:table-cell>
          <table:table-cell table:formula="of:=IF([.I878]=&quot;&quot;;[.K878];&quot;&quot;)" office:value-type="string" office:string-value="50060296,Temse 1G,TEMSE BC" calcext:value-type="string">
            <text:p>50060296,Temse 1G,TEMSE BC</text:p>
          </table:table-cell>
          <table:table-cell table:formula="of:=IF([.I878]&lt;&gt;&quot;&quot;;[.K878];&quot;&quot;)">
            <text:p/>
          </table:table-cell>
        </table:table-row>
        <table:table-row table:style-name="ro1" table:visibility="filter">
          <table:table-cell office:value-type="string" calcext:value-type="string">
            <text:p>Temse BC</text:p>
          </table:table-cell>
          <table:table-cell table:formula="of:=VLOOKUP([.A879];[$Sheet2.$A$2:.$B$36];2)" office:value-type="string" office:string-value="TEMSE BC" calcext:value-type="string">
            <text:p>TEMSE BC</text:p>
          </table:table-cell>
          <table:table-cell table:formula="of:=VLOOKUP([.A879];[$Sheet2.$A$2:.$C$36];3)" office:value-type="string" office:string-value="Temse" calcext:value-type="string">
            <text:p>Tem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 Roelants</text:p>
          </table:table-cell>
          <table:table-cell office:value-type="float" office:value="50088829" calcext:value-type="float">
            <text:p>50088829</text:p>
          </table:table-cell>
          <table:table-cell table:number-columns-repeated="2"/>
          <table:table-cell table:formula="of:=IF([.H879]&lt;&gt;&quot;&quot;;CONCATENATE([.H879];&quot;,&quot;;[.C879];&quot; &quot;;[.D879];&quot;,&quot;;[.B879]);&quot;&quot;)" office:value-type="string" office:string-value="50088829,Temse 1G,TEMSE BC" calcext:value-type="string">
            <text:p>50088829,Temse 1G,TEMSE BC</text:p>
          </table:table-cell>
          <table:table-cell table:formula="of:=IF([.I879]=&quot;&quot;;[.K879];&quot;&quot;)" office:value-type="string" office:string-value="50088829,Temse 1G,TEMSE BC" calcext:value-type="string">
            <text:p>50088829,Temse 1G,TEMSE BC</text:p>
          </table:table-cell>
          <table:table-cell table:formula="of:=IF([.I879]&lt;&gt;&quot;&quot;;[.K879];&quot;&quot;)">
            <text:p/>
          </table:table-cell>
        </table:table-row>
        <table:table-row table:style-name="ro1" table:visibility="filter">
          <table:table-cell office:value-type="string" calcext:value-type="string">
            <text:p>Temse BC</text:p>
          </table:table-cell>
          <table:table-cell table:formula="of:=VLOOKUP([.A880];[$Sheet2.$A$2:.$B$36];2)" office:value-type="string" office:string-value="TEMSE BC" calcext:value-type="string">
            <text:p>TEMSE BC</text:p>
          </table:table-cell>
          <table:table-cell table:formula="of:=VLOOKUP([.A880];[$Sheet2.$A$2:.$C$36];3)" office:value-type="string" office:string-value="Temse" calcext:value-type="string">
            <text:p>Tem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a Matthys</text:p>
          </table:table-cell>
          <table:table-cell office:value-type="float" office:value="50088826" calcext:value-type="float">
            <text:p>50088826</text:p>
          </table:table-cell>
          <table:table-cell table:number-columns-repeated="2"/>
          <table:table-cell table:formula="of:=IF([.H880]&lt;&gt;&quot;&quot;;CONCATENATE([.H880];&quot;,&quot;;[.C880];&quot; &quot;;[.D880];&quot;,&quot;;[.B880]);&quot;&quot;)" office:value-type="string" office:string-value="50088826,Temse 1G,TEMSE BC" calcext:value-type="string">
            <text:p>50088826,Temse 1G,TEMSE BC</text:p>
          </table:table-cell>
          <table:table-cell table:formula="of:=IF([.I880]=&quot;&quot;;[.K880];&quot;&quot;)" office:value-type="string" office:string-value="50088826,Temse 1G,TEMSE BC" calcext:value-type="string">
            <text:p>50088826,Temse 1G,TEMSE BC</text:p>
          </table:table-cell>
          <table:table-cell table:formula="of:=IF([.I880]&lt;&gt;&quot;&quot;;[.K880];&quot;&quot;)">
            <text:p/>
          </table:table-cell>
        </table:table-row>
        <table:table-row table:style-name="ro1" table:visibility="filter">
          <table:table-cell office:value-type="string" calcext:value-type="string">
            <text:p>Temse BC</text:p>
          </table:table-cell>
          <table:table-cell table:formula="of:=VLOOKUP([.A881];[$Sheet2.$A$2:.$B$36];2)" office:value-type="string" office:string-value="TEMSE BC" calcext:value-type="string">
            <text:p>TEMSE BC</text:p>
          </table:table-cell>
          <table:table-cell table:formula="of:=VLOOKUP([.A881];[$Sheet2.$A$2:.$C$36];3)" office:value-type="string" office:string-value="Temse" calcext:value-type="string">
            <text:p>Temse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 Noens</text:p>
          </table:table-cell>
          <table:table-cell office:value-type="float" office:value="50072058" calcext:value-type="float">
            <text:p>50072058</text:p>
          </table:table-cell>
          <table:table-cell table:number-columns-repeated="2"/>
          <table:table-cell table:formula="of:=IF([.H881]&lt;&gt;&quot;&quot;;CONCATENATE([.H881];&quot;,&quot;;[.C881];&quot; &quot;;[.D881];&quot;,&quot;;[.B881]);&quot;&quot;)" office:value-type="string" office:string-value="50072058,Temse 1G,TEMSE BC" calcext:value-type="string">
            <text:p>50072058,Temse 1G,TEMSE BC</text:p>
          </table:table-cell>
          <table:table-cell table:formula="of:=IF([.I881]=&quot;&quot;;[.K881];&quot;&quot;)" office:value-type="string" office:string-value="50072058,Temse 1G,TEMSE BC" calcext:value-type="string">
            <text:p>50072058,Temse 1G,TEMSE BC</text:p>
          </table:table-cell>
          <table:table-cell table:formula="of:=IF([.I881]&lt;&gt;&quot;&quot;;[.K881];&quot;&quot;)">
            <text:p/>
          </table:table-cell>
        </table:table-row>
        <table:table-row table:style-name="ro1" table:visibility="filter">
          <table:table-cell office:value-type="string" calcext:value-type="string">
            <text:p>Temse BC</text:p>
          </table:table-cell>
          <table:table-cell table:formula="of:=VLOOKUP([.A882];[$Sheet2.$A$2:.$B$36];2)" office:value-type="string" office:string-value="TEMSE BC" calcext:value-type="string">
            <text:p>TEMSE BC</text:p>
          </table:table-cell>
          <table:table-cell table:formula="of:=VLOOKUP([.A882];[$Sheet2.$A$2:.$C$36];3)" office:value-type="string" office:string-value="Temse" calcext:value-type="string">
            <text:p>Tem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 Spildooren</text:p>
          </table:table-cell>
          <table:table-cell office:value-type="float" office:value="50096406" calcext:value-type="float">
            <text:p>50096406</text:p>
          </table:table-cell>
          <table:table-cell table:number-columns-repeated="2"/>
          <table:table-cell table:formula="of:=IF([.H882]&lt;&gt;&quot;&quot;;CONCATENATE([.H882];&quot;,&quot;;[.C882];&quot; &quot;;[.D882];&quot;,&quot;;[.B882]);&quot;&quot;)" office:value-type="string" office:string-value="50096406,Temse 1H,TEMSE BC" calcext:value-type="string">
            <text:p>50096406,Temse 1H,TEMSE BC</text:p>
          </table:table-cell>
          <table:table-cell table:formula="of:=IF([.I882]=&quot;&quot;;[.K882];&quot;&quot;)" office:value-type="string" office:string-value="50096406,Temse 1H,TEMSE BC" calcext:value-type="string">
            <text:p>50096406,Temse 1H,TEMSE BC</text:p>
          </table:table-cell>
          <table:table-cell table:formula="of:=IF([.I882]&lt;&gt;&quot;&quot;;[.K882];&quot;&quot;)">
            <text:p/>
          </table:table-cell>
        </table:table-row>
        <table:table-row table:style-name="ro1" table:visibility="filter">
          <table:table-cell office:value-type="string" calcext:value-type="string">
            <text:p>Temse BC</text:p>
          </table:table-cell>
          <table:table-cell table:formula="of:=VLOOKUP([.A883];[$Sheet2.$A$2:.$B$36];2)" office:value-type="string" office:string-value="TEMSE BC" calcext:value-type="string">
            <text:p>TEMSE BC</text:p>
          </table:table-cell>
          <table:table-cell table:formula="of:=VLOOKUP([.A883];[$Sheet2.$A$2:.$C$36];3)" office:value-type="string" office:string-value="Temse" calcext:value-type="string">
            <text:p>Tem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ch Cornelis</text:p>
          </table:table-cell>
          <table:table-cell office:value-type="float" office:value="50060296" calcext:value-type="float">
            <text:p>50060296</text:p>
          </table:table-cell>
          <table:table-cell table:number-columns-repeated="2"/>
          <table:table-cell table:formula="of:=IF([.H883]&lt;&gt;&quot;&quot;;CONCATENATE([.H883];&quot;,&quot;;[.C883];&quot; &quot;;[.D883];&quot;,&quot;;[.B883]);&quot;&quot;)" office:value-type="string" office:string-value="50060296,Temse 1H,TEMSE BC" calcext:value-type="string">
            <text:p>50060296,Temse 1H,TEMSE BC</text:p>
          </table:table-cell>
          <table:table-cell table:formula="of:=IF([.I883]=&quot;&quot;;[.K883];&quot;&quot;)" office:value-type="string" office:string-value="50060296,Temse 1H,TEMSE BC" calcext:value-type="string">
            <text:p>50060296,Temse 1H,TEMSE BC</text:p>
          </table:table-cell>
          <table:table-cell table:formula="of:=IF([.I883]&lt;&gt;&quot;&quot;;[.K883];&quot;&quot;)">
            <text:p/>
          </table:table-cell>
        </table:table-row>
        <table:table-row table:style-name="ro1" table:visibility="filter">
          <table:table-cell office:value-type="string" calcext:value-type="string">
            <text:p>Temse BC</text:p>
          </table:table-cell>
          <table:table-cell table:formula="of:=VLOOKUP([.A884];[$Sheet2.$A$2:.$B$36];2)" office:value-type="string" office:string-value="TEMSE BC" calcext:value-type="string">
            <text:p>TEMSE BC</text:p>
          </table:table-cell>
          <table:table-cell table:formula="of:=VLOOKUP([.A884];[$Sheet2.$A$2:.$C$36];3)" office:value-type="string" office:string-value="Temse" calcext:value-type="string">
            <text:p>Tem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ip Spriet</text:p>
          </table:table-cell>
          <table:table-cell office:value-type="float" office:value="50490192" calcext:value-type="float">
            <text:p>50490192</text:p>
          </table:table-cell>
          <table:table-cell table:number-columns-repeated="2"/>
          <table:table-cell table:formula="of:=IF([.H884]&lt;&gt;&quot;&quot;;CONCATENATE([.H884];&quot;,&quot;;[.C884];&quot; &quot;;[.D884];&quot;,&quot;;[.B884]);&quot;&quot;)" office:value-type="string" office:string-value="50490192,Temse 1H,TEMSE BC" calcext:value-type="string">
            <text:p>50490192,Temse 1H,TEMSE BC</text:p>
          </table:table-cell>
          <table:table-cell table:formula="of:=IF([.I884]=&quot;&quot;;[.K884];&quot;&quot;)" office:value-type="string" office:string-value="50490192,Temse 1H,TEMSE BC" calcext:value-type="string">
            <text:p>50490192,Temse 1H,TEMSE BC</text:p>
          </table:table-cell>
          <table:table-cell table:formula="of:=IF([.I884]&lt;&gt;&quot;&quot;;[.K884];&quot;&quot;)">
            <text:p/>
          </table:table-cell>
        </table:table-row>
        <table:table-row table:style-name="ro1" table:visibility="filter">
          <table:table-cell office:value-type="string" calcext:value-type="string">
            <text:p>Temse BC</text:p>
          </table:table-cell>
          <table:table-cell table:formula="of:=VLOOKUP([.A885];[$Sheet2.$A$2:.$B$36];2)" office:value-type="string" office:string-value="TEMSE BC" calcext:value-type="string">
            <text:p>TEMSE BC</text:p>
          </table:table-cell>
          <table:table-cell table:formula="of:=VLOOKUP([.A885];[$Sheet2.$A$2:.$C$36];3)" office:value-type="string" office:string-value="Temse" calcext:value-type="string">
            <text:p>Tems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 Roelants</text:p>
          </table:table-cell>
          <table:table-cell office:value-type="float" office:value="50088829" calcext:value-type="float">
            <text:p>50088829</text:p>
          </table:table-cell>
          <table:table-cell table:number-columns-repeated="2"/>
          <table:table-cell table:formula="of:=IF([.H885]&lt;&gt;&quot;&quot;;CONCATENATE([.H885];&quot;,&quot;;[.C885];&quot; &quot;;[.D885];&quot;,&quot;;[.B885]);&quot;&quot;)" office:value-type="string" office:string-value="50088829,Temse 1H,TEMSE BC" calcext:value-type="string">
            <text:p>50088829,Temse 1H,TEMSE BC</text:p>
          </table:table-cell>
          <table:table-cell table:formula="of:=IF([.I885]=&quot;&quot;;[.K885];&quot;&quot;)" office:value-type="string" office:string-value="50088829,Temse 1H,TEMSE BC" calcext:value-type="string">
            <text:p>50088829,Temse 1H,TEMSE BC</text:p>
          </table:table-cell>
          <table:table-cell table:formula="of:=IF([.I885]&lt;&gt;&quot;&quot;;[.K885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886];[$Sheet2.$A$2:.$B$36];2)" office:value-type="string" office:string-value="THE FLYING SHUTTLES BC" calcext:value-type="string">
            <text:p>THE FLYING SHUTTLES BC</text:p>
          </table:table-cell>
          <table:table-cell table:formula="of:=VLOOKUP([.A886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is Imschoot</text:p>
          </table:table-cell>
          <table:table-cell office:value-type="float" office:value="50051413" calcext:value-type="float">
            <text:p>50051413</text:p>
          </table:table-cell>
          <table:table-cell table:number-columns-repeated="2"/>
          <table:table-cell table:formula="of:=IF([.H886]&lt;&gt;&quot;&quot;;CONCATENATE([.H886];&quot;,&quot;;[.C886];&quot; &quot;;[.D886];&quot;,&quot;;[.B886]);&quot;&quot;)" office:value-type="string" office:string-value="50051413,The Flying Shuttles 1G,THE FLYING SHUTTLES BC" calcext:value-type="string">
            <text:p>50051413,The Flying Shuttles 1G,THE FLYING SHUTTLES BC</text:p>
          </table:table-cell>
          <table:table-cell table:formula="of:=IF([.I886]=&quot;&quot;;[.K886];&quot;&quot;)" office:value-type="string" office:string-value="50051413,The Flying Shuttles 1G,THE FLYING SHUTTLES BC" calcext:value-type="string">
            <text:p>50051413,The Flying Shuttles 1G,THE FLYING SHUTTLES BC</text:p>
          </table:table-cell>
          <table:table-cell table:formula="of:=IF([.I886]&lt;&gt;&quot;&quot;;[.K886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887];[$Sheet2.$A$2:.$B$36];2)" office:value-type="string" office:string-value="THE FLYING SHUTTLES BC" calcext:value-type="string">
            <text:p>THE FLYING SHUTTLES BC</text:p>
          </table:table-cell>
          <table:table-cell table:formula="of:=VLOOKUP([.A887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vin Verhaegen</text:p>
          </table:table-cell>
          <table:table-cell office:value-type="float" office:value="50062381" calcext:value-type="float">
            <text:p>50062381</text:p>
          </table:table-cell>
          <table:table-cell table:number-columns-repeated="2"/>
          <table:table-cell table:formula="of:=IF([.H887]&lt;&gt;&quot;&quot;;CONCATENATE([.H887];&quot;,&quot;;[.C887];&quot; &quot;;[.D887];&quot;,&quot;;[.B887]);&quot;&quot;)" office:value-type="string" office:string-value="50062381,The Flying Shuttles 1G,THE FLYING SHUTTLES BC" calcext:value-type="string">
            <text:p>50062381,The Flying Shuttles 1G,THE FLYING SHUTTLES BC</text:p>
          </table:table-cell>
          <table:table-cell table:formula="of:=IF([.I887]=&quot;&quot;;[.K887];&quot;&quot;)" office:value-type="string" office:string-value="50062381,The Flying Shuttles 1G,THE FLYING SHUTTLES BC" calcext:value-type="string">
            <text:p>50062381,The Flying Shuttles 1G,THE FLYING SHUTTLES BC</text:p>
          </table:table-cell>
          <table:table-cell table:formula="of:=IF([.I887]&lt;&gt;&quot;&quot;;[.K887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888];[$Sheet2.$A$2:.$B$36];2)" office:value-type="string" office:string-value="THE FLYING SHUTTLES BC" calcext:value-type="string">
            <text:p>THE FLYING SHUTTLES BC</text:p>
          </table:table-cell>
          <table:table-cell table:formula="of:=VLOOKUP([.A888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fanie Tollenaere</text:p>
          </table:table-cell>
          <table:table-cell office:value-type="float" office:value="50057144" calcext:value-type="float">
            <text:p>50057144</text:p>
          </table:table-cell>
          <table:table-cell table:number-columns-repeated="2"/>
          <table:table-cell table:formula="of:=IF([.H888]&lt;&gt;&quot;&quot;;CONCATENATE([.H888];&quot;,&quot;;[.C888];&quot; &quot;;[.D888];&quot;,&quot;;[.B888]);&quot;&quot;)" office:value-type="string" office:string-value="50057144,The Flying Shuttles 1G,THE FLYING SHUTTLES BC" calcext:value-type="string">
            <text:p>50057144,The Flying Shuttles 1G,THE FLYING SHUTTLES BC</text:p>
          </table:table-cell>
          <table:table-cell table:formula="of:=IF([.I888]=&quot;&quot;;[.K888];&quot;&quot;)" office:value-type="string" office:string-value="50057144,The Flying Shuttles 1G,THE FLYING SHUTTLES BC" calcext:value-type="string">
            <text:p>50057144,The Flying Shuttles 1G,THE FLYING SHUTTLES BC</text:p>
          </table:table-cell>
          <table:table-cell table:formula="of:=IF([.I888]&lt;&gt;&quot;&quot;;[.K888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889];[$Sheet2.$A$2:.$B$36];2)" office:value-type="string" office:string-value="THE FLYING SHUTTLES BC" calcext:value-type="string">
            <text:p>THE FLYING SHUTTLES BC</text:p>
          </table:table-cell>
          <table:table-cell table:formula="of:=VLOOKUP([.A889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ffie Van Nieuland</text:p>
          </table:table-cell>
          <table:table-cell office:value-type="float" office:value="50065721" calcext:value-type="float">
            <text:p>50065721</text:p>
          </table:table-cell>
          <table:table-cell table:number-columns-repeated="2"/>
          <table:table-cell table:formula="of:=IF([.H889]&lt;&gt;&quot;&quot;;CONCATENATE([.H889];&quot;,&quot;;[.C889];&quot; &quot;;[.D889];&quot;,&quot;;[.B889]);&quot;&quot;)" office:value-type="string" office:string-value="50065721,The Flying Shuttles 1G,THE FLYING SHUTTLES BC" calcext:value-type="string">
            <text:p>50065721,The Flying Shuttles 1G,THE FLYING SHUTTLES BC</text:p>
          </table:table-cell>
          <table:table-cell table:formula="of:=IF([.I889]=&quot;&quot;;[.K889];&quot;&quot;)" office:value-type="string" office:string-value="50065721,The Flying Shuttles 1G,THE FLYING SHUTTLES BC" calcext:value-type="string">
            <text:p>50065721,The Flying Shuttles 1G,THE FLYING SHUTTLES BC</text:p>
          </table:table-cell>
          <table:table-cell table:formula="of:=IF([.I889]&lt;&gt;&quot;&quot;;[.K889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890];[$Sheet2.$A$2:.$B$36];2)" office:value-type="string" office:string-value="THE FLYING SHUTTLES BC" calcext:value-type="string">
            <text:p>THE FLYING SHUTTLES BC</text:p>
          </table:table-cell>
          <table:table-cell table:formula="of:=VLOOKUP([.A890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is Imschoot</text:p>
          </table:table-cell>
          <table:table-cell office:value-type="float" office:value="50051413" calcext:value-type="float">
            <text:p>50051413</text:p>
          </table:table-cell>
          <table:table-cell table:number-columns-repeated="2"/>
          <table:table-cell table:formula="of:=IF([.H890]&lt;&gt;&quot;&quot;;CONCATENATE([.H890];&quot;,&quot;;[.C890];&quot; &quot;;[.D890];&quot;,&quot;;[.B890]);&quot;&quot;)" office:value-type="string" office:string-value="50051413,The Flying Shuttles 1H,THE FLYING SHUTTLES BC" calcext:value-type="string">
            <text:p>50051413,The Flying Shuttles 1H,THE FLYING SHUTTLES BC</text:p>
          </table:table-cell>
          <table:table-cell table:formula="of:=IF([.I890]=&quot;&quot;;[.K890];&quot;&quot;)" office:value-type="string" office:string-value="50051413,The Flying Shuttles 1H,THE FLYING SHUTTLES BC" calcext:value-type="string">
            <text:p>50051413,The Flying Shuttles 1H,THE FLYING SHUTTLES BC</text:p>
          </table:table-cell>
          <table:table-cell table:formula="of:=IF([.I890]&lt;&gt;&quot;&quot;;[.K890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891];[$Sheet2.$A$2:.$B$36];2)" office:value-type="string" office:string-value="THE FLYING SHUTTLES BC" calcext:value-type="string">
            <text:p>THE FLYING SHUTTLES BC</text:p>
          </table:table-cell>
          <table:table-cell table:formula="of:=VLOOKUP([.A891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ier Huybrechts</text:p>
          </table:table-cell>
          <table:table-cell office:value-type="float" office:value="50084910" calcext:value-type="float">
            <text:p>50084910</text:p>
          </table:table-cell>
          <table:table-cell table:number-columns-repeated="2"/>
          <table:table-cell table:formula="of:=IF([.H891]&lt;&gt;&quot;&quot;;CONCATENATE([.H891];&quot;,&quot;;[.C891];&quot; &quot;;[.D891];&quot;,&quot;;[.B891]);&quot;&quot;)" office:value-type="string" office:string-value="50084910,The Flying Shuttles 1H,THE FLYING SHUTTLES BC" calcext:value-type="string">
            <text:p>50084910,The Flying Shuttles 1H,THE FLYING SHUTTLES BC</text:p>
          </table:table-cell>
          <table:table-cell table:formula="of:=IF([.I891]=&quot;&quot;;[.K891];&quot;&quot;)" office:value-type="string" office:string-value="50084910,The Flying Shuttles 1H,THE FLYING SHUTTLES BC" calcext:value-type="string">
            <text:p>50084910,The Flying Shuttles 1H,THE FLYING SHUTTLES BC</text:p>
          </table:table-cell>
          <table:table-cell table:formula="of:=IF([.I891]&lt;&gt;&quot;&quot;;[.K891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892];[$Sheet2.$A$2:.$B$36];2)" office:value-type="string" office:string-value="THE FLYING SHUTTLES BC" calcext:value-type="string">
            <text:p>THE FLYING SHUTTLES BC</text:p>
          </table:table-cell>
          <table:table-cell table:formula="of:=VLOOKUP([.A892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ck Sey</text:p>
          </table:table-cell>
          <table:table-cell office:value-type="float" office:value="50002725" calcext:value-type="float">
            <text:p>50002725</text:p>
          </table:table-cell>
          <table:table-cell table:number-columns-repeated="2"/>
          <table:table-cell table:formula="of:=IF([.H892]&lt;&gt;&quot;&quot;;CONCATENATE([.H892];&quot;,&quot;;[.C892];&quot; &quot;;[.D892];&quot;,&quot;;[.B892]);&quot;&quot;)" office:value-type="string" office:string-value="50002725,The Flying Shuttles 1H,THE FLYING SHUTTLES BC" calcext:value-type="string">
            <text:p>50002725,The Flying Shuttles 1H,THE FLYING SHUTTLES BC</text:p>
          </table:table-cell>
          <table:table-cell table:formula="of:=IF([.I892]=&quot;&quot;;[.K892];&quot;&quot;)" office:value-type="string" office:string-value="50002725,The Flying Shuttles 1H,THE FLYING SHUTTLES BC" calcext:value-type="string">
            <text:p>50002725,The Flying Shuttles 1H,THE FLYING SHUTTLES BC</text:p>
          </table:table-cell>
          <table:table-cell table:formula="of:=IF([.I892]&lt;&gt;&quot;&quot;;[.K892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893];[$Sheet2.$A$2:.$B$36];2)" office:value-type="string" office:string-value="THE FLYING SHUTTLES BC" calcext:value-type="string">
            <text:p>THE FLYING SHUTTLES BC</text:p>
          </table:table-cell>
          <table:table-cell table:formula="of:=VLOOKUP([.A893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othy Neetesonne</text:p>
          </table:table-cell>
          <table:table-cell office:value-type="float" office:value="50067433" calcext:value-type="float">
            <text:p>50067433</text:p>
          </table:table-cell>
          <table:table-cell table:number-columns-repeated="2"/>
          <table:table-cell table:formula="of:=IF([.H893]&lt;&gt;&quot;&quot;;CONCATENATE([.H893];&quot;,&quot;;[.C893];&quot; &quot;;[.D893];&quot;,&quot;;[.B893]);&quot;&quot;)" office:value-type="string" office:string-value="50067433,The Flying Shuttles 1H,THE FLYING SHUTTLES BC" calcext:value-type="string">
            <text:p>50067433,The Flying Shuttles 1H,THE FLYING SHUTTLES BC</text:p>
          </table:table-cell>
          <table:table-cell table:formula="of:=IF([.I893]=&quot;&quot;;[.K893];&quot;&quot;)" office:value-type="string" office:string-value="50067433,The Flying Shuttles 1H,THE FLYING SHUTTLES BC" calcext:value-type="string">
            <text:p>50067433,The Flying Shuttles 1H,THE FLYING SHUTTLES BC</text:p>
          </table:table-cell>
          <table:table-cell table:formula="of:=IF([.I893]&lt;&gt;&quot;&quot;;[.K893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894];[$Sheet2.$A$2:.$B$36];2)" office:value-type="string" office:string-value="THE FLYING SHUTTLES BC" calcext:value-type="string">
            <text:p>THE FLYING SHUTTLES BC</text:p>
          </table:table-cell>
          <table:table-cell table:formula="of:=VLOOKUP([.A894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e Tollenaere</text:p>
          </table:table-cell>
          <table:table-cell office:value-type="float" office:value="50069440" calcext:value-type="float">
            <text:p>50069440</text:p>
          </table:table-cell>
          <table:table-cell table:number-columns-repeated="2"/>
          <table:table-cell table:formula="of:=IF([.H894]&lt;&gt;&quot;&quot;;CONCATENATE([.H894];&quot;,&quot;;[.C894];&quot; &quot;;[.D894];&quot;,&quot;;[.B894]);&quot;&quot;)" office:value-type="string" office:string-value="50069440,The Flying Shuttles 1D,THE FLYING SHUTTLES BC" calcext:value-type="string">
            <text:p>50069440,The Flying Shuttles 1D,THE FLYING SHUTTLES BC</text:p>
          </table:table-cell>
          <table:table-cell table:formula="of:=IF([.I894]=&quot;&quot;;[.K894];&quot;&quot;)" office:value-type="string" office:string-value="50069440,The Flying Shuttles 1D,THE FLYING SHUTTLES BC" calcext:value-type="string">
            <text:p>50069440,The Flying Shuttles 1D,THE FLYING SHUTTLES BC</text:p>
          </table:table-cell>
          <table:table-cell table:formula="of:=IF([.I894]&lt;&gt;&quot;&quot;;[.K894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895];[$Sheet2.$A$2:.$B$36];2)" office:value-type="string" office:string-value="THE FLYING SHUTTLES BC" calcext:value-type="string">
            <text:p>THE FLYING SHUTTLES BC</text:p>
          </table:table-cell>
          <table:table-cell table:formula="of:=VLOOKUP([.A895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hleen Tollenaere</text:p>
          </table:table-cell>
          <table:table-cell office:value-type="float" office:value="50085773" calcext:value-type="float">
            <text:p>50085773</text:p>
          </table:table-cell>
          <table:table-cell table:number-columns-repeated="2"/>
          <table:table-cell table:formula="of:=IF([.H895]&lt;&gt;&quot;&quot;;CONCATENATE([.H895];&quot;,&quot;;[.C895];&quot; &quot;;[.D895];&quot;,&quot;;[.B895]);&quot;&quot;)" office:value-type="string" office:string-value="50085773,The Flying Shuttles 1D,THE FLYING SHUTTLES BC" calcext:value-type="string">
            <text:p>50085773,The Flying Shuttles 1D,THE FLYING SHUTTLES BC</text:p>
          </table:table-cell>
          <table:table-cell table:formula="of:=IF([.I895]=&quot;&quot;;[.K895];&quot;&quot;)" office:value-type="string" office:string-value="50085773,The Flying Shuttles 1D,THE FLYING SHUTTLES BC" calcext:value-type="string">
            <text:p>50085773,The Flying Shuttles 1D,THE FLYING SHUTTLES BC</text:p>
          </table:table-cell>
          <table:table-cell table:formula="of:=IF([.I895]&lt;&gt;&quot;&quot;;[.K895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896];[$Sheet2.$A$2:.$B$36];2)" office:value-type="string" office:string-value="THE FLYING SHUTTLES BC" calcext:value-type="string">
            <text:p>THE FLYING SHUTTLES BC</text:p>
          </table:table-cell>
          <table:table-cell table:formula="of:=VLOOKUP([.A896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a Van Der Aa</text:p>
          </table:table-cell>
          <table:table-cell office:value-type="float" office:value="50065724" calcext:value-type="float">
            <text:p>50065724</text:p>
          </table:table-cell>
          <table:table-cell table:number-columns-repeated="2"/>
          <table:table-cell table:formula="of:=IF([.H896]&lt;&gt;&quot;&quot;;CONCATENATE([.H896];&quot;,&quot;;[.C896];&quot; &quot;;[.D896];&quot;,&quot;;[.B896]);&quot;&quot;)" office:value-type="string" office:string-value="50065724,The Flying Shuttles 1D,THE FLYING SHUTTLES BC" calcext:value-type="string">
            <text:p>50065724,The Flying Shuttles 1D,THE FLYING SHUTTLES BC</text:p>
          </table:table-cell>
          <table:table-cell table:formula="of:=IF([.I896]=&quot;&quot;;[.K896];&quot;&quot;)" office:value-type="string" office:string-value="50065724,The Flying Shuttles 1D,THE FLYING SHUTTLES BC" calcext:value-type="string">
            <text:p>50065724,The Flying Shuttles 1D,THE FLYING SHUTTLES BC</text:p>
          </table:table-cell>
          <table:table-cell table:formula="of:=IF([.I896]&lt;&gt;&quot;&quot;;[.K896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897];[$Sheet2.$A$2:.$B$36];2)" office:value-type="string" office:string-value="THE FLYING SHUTTLES BC" calcext:value-type="string">
            <text:p>THE FLYING SHUTTLES BC</text:p>
          </table:table-cell>
          <table:table-cell table:formula="of:=VLOOKUP([.A897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fanie Tollenaere</text:p>
          </table:table-cell>
          <table:table-cell office:value-type="float" office:value="50057144" calcext:value-type="float">
            <text:p>50057144</text:p>
          </table:table-cell>
          <table:table-cell table:number-columns-repeated="2"/>
          <table:table-cell table:formula="of:=IF([.H897]&lt;&gt;&quot;&quot;;CONCATENATE([.H897];&quot;,&quot;;[.C897];&quot; &quot;;[.D897];&quot;,&quot;;[.B897]);&quot;&quot;)" office:value-type="string" office:string-value="50057144,The Flying Shuttles 1D,THE FLYING SHUTTLES BC" calcext:value-type="string">
            <text:p>50057144,The Flying Shuttles 1D,THE FLYING SHUTTLES BC</text:p>
          </table:table-cell>
          <table:table-cell table:formula="of:=IF([.I897]=&quot;&quot;;[.K897];&quot;&quot;)" office:value-type="string" office:string-value="50057144,The Flying Shuttles 1D,THE FLYING SHUTTLES BC" calcext:value-type="string">
            <text:p>50057144,The Flying Shuttles 1D,THE FLYING SHUTTLES BC</text:p>
          </table:table-cell>
          <table:table-cell table:formula="of:=IF([.I897]&lt;&gt;&quot;&quot;;[.K897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898];[$Sheet2.$A$2:.$B$36];2)" office:value-type="string" office:string-value="THE FLYING SHUTTLES BC" calcext:value-type="string">
            <text:p>THE FLYING SHUTTLES BC</text:p>
          </table:table-cell>
          <table:table-cell table:formula="of:=VLOOKUP([.A898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vid Bouters</text:p>
          </table:table-cell>
          <table:table-cell office:value-type="float" office:value="50084678" calcext:value-type="float">
            <text:p>50084678</text:p>
          </table:table-cell>
          <table:table-cell table:number-columns-repeated="2"/>
          <table:table-cell table:formula="of:=IF([.H898]&lt;&gt;&quot;&quot;;CONCATENATE([.H898];&quot;,&quot;;[.C898];&quot; &quot;;[.D898];&quot;,&quot;;[.B898]);&quot;&quot;)" office:value-type="string" office:string-value="50084678,The Flying Shuttles 2G,THE FLYING SHUTTLES BC" calcext:value-type="string">
            <text:p>50084678,The Flying Shuttles 2G,THE FLYING SHUTTLES BC</text:p>
          </table:table-cell>
          <table:table-cell table:formula="of:=IF([.I898]=&quot;&quot;;[.K898];&quot;&quot;)" office:value-type="string" office:string-value="50084678,The Flying Shuttles 2G,THE FLYING SHUTTLES BC" calcext:value-type="string">
            <text:p>50084678,The Flying Shuttles 2G,THE FLYING SHUTTLES BC</text:p>
          </table:table-cell>
          <table:table-cell table:formula="of:=IF([.I898]&lt;&gt;&quot;&quot;;[.K898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899];[$Sheet2.$A$2:.$B$36];2)" office:value-type="string" office:string-value="THE FLYING SHUTTLES BC" calcext:value-type="string">
            <text:p>THE FLYING SHUTTLES BC</text:p>
          </table:table-cell>
          <table:table-cell table:formula="of:=VLOOKUP([.A899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 Mattan</text:p>
          </table:table-cell>
          <table:table-cell office:value-type="float" office:value="50070966" calcext:value-type="float">
            <text:p>50070966</text:p>
          </table:table-cell>
          <table:table-cell table:number-columns-repeated="2"/>
          <table:table-cell table:formula="of:=IF([.H899]&lt;&gt;&quot;&quot;;CONCATENATE([.H899];&quot;,&quot;;[.C899];&quot; &quot;;[.D899];&quot;,&quot;;[.B899]);&quot;&quot;)" office:value-type="string" office:string-value="50070966,The Flying Shuttles 2G,THE FLYING SHUTTLES BC" calcext:value-type="string">
            <text:p>50070966,The Flying Shuttles 2G,THE FLYING SHUTTLES BC</text:p>
          </table:table-cell>
          <table:table-cell table:formula="of:=IF([.I899]=&quot;&quot;;[.K899];&quot;&quot;)" office:value-type="string" office:string-value="50070966,The Flying Shuttles 2G,THE FLYING SHUTTLES BC" calcext:value-type="string">
            <text:p>50070966,The Flying Shuttles 2G,THE FLYING SHUTTLES BC</text:p>
          </table:table-cell>
          <table:table-cell table:formula="of:=IF([.I899]&lt;&gt;&quot;&quot;;[.K899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900];[$Sheet2.$A$2:.$B$36];2)" office:value-type="string" office:string-value="THE FLYING SHUTTLES BC" calcext:value-type="string">
            <text:p>THE FLYING SHUTTLES BC</text:p>
          </table:table-cell>
          <table:table-cell table:formula="of:=VLOOKUP([.A900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ie Tollenaere</text:p>
          </table:table-cell>
          <table:table-cell office:value-type="float" office:value="50069440" calcext:value-type="float">
            <text:p>50069440</text:p>
          </table:table-cell>
          <table:table-cell table:number-columns-repeated="2"/>
          <table:table-cell table:formula="of:=IF([.H900]&lt;&gt;&quot;&quot;;CONCATENATE([.H900];&quot;,&quot;;[.C900];&quot; &quot;;[.D900];&quot;,&quot;;[.B900]);&quot;&quot;)" office:value-type="string" office:string-value="50069440,The Flying Shuttles 2G,THE FLYING SHUTTLES BC" calcext:value-type="string">
            <text:p>50069440,The Flying Shuttles 2G,THE FLYING SHUTTLES BC</text:p>
          </table:table-cell>
          <table:table-cell table:formula="of:=IF([.I900]=&quot;&quot;;[.K900];&quot;&quot;)" office:value-type="string" office:string-value="50069440,The Flying Shuttles 2G,THE FLYING SHUTTLES BC" calcext:value-type="string">
            <text:p>50069440,The Flying Shuttles 2G,THE FLYING SHUTTLES BC</text:p>
          </table:table-cell>
          <table:table-cell table:formula="of:=IF([.I900]&lt;&gt;&quot;&quot;;[.K900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901];[$Sheet2.$A$2:.$B$36];2)" office:value-type="string" office:string-value="THE FLYING SHUTTLES BC" calcext:value-type="string">
            <text:p>THE FLYING SHUTTLES BC</text:p>
          </table:table-cell>
          <table:table-cell table:formula="of:=VLOOKUP([.A901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hleen Tollenaere</text:p>
          </table:table-cell>
          <table:table-cell office:value-type="float" office:value="50085773" calcext:value-type="float">
            <text:p>50085773</text:p>
          </table:table-cell>
          <table:table-cell table:number-columns-repeated="2"/>
          <table:table-cell table:formula="of:=IF([.H901]&lt;&gt;&quot;&quot;;CONCATENATE([.H901];&quot;,&quot;;[.C901];&quot; &quot;;[.D901];&quot;,&quot;;[.B901]);&quot;&quot;)" office:value-type="string" office:string-value="50085773,The Flying Shuttles 2G,THE FLYING SHUTTLES BC" calcext:value-type="string">
            <text:p>50085773,The Flying Shuttles 2G,THE FLYING SHUTTLES BC</text:p>
          </table:table-cell>
          <table:table-cell table:formula="of:=IF([.I901]=&quot;&quot;;[.K901];&quot;&quot;)" office:value-type="string" office:string-value="50085773,The Flying Shuttles 2G,THE FLYING SHUTTLES BC" calcext:value-type="string">
            <text:p>50085773,The Flying Shuttles 2G,THE FLYING SHUTTLES BC</text:p>
          </table:table-cell>
          <table:table-cell table:formula="of:=IF([.I901]&lt;&gt;&quot;&quot;;[.K901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902];[$Sheet2.$A$2:.$B$36];2)" office:value-type="string" office:string-value="THE FLYING SHUTTLES BC" calcext:value-type="string">
            <text:p>THE FLYING SHUTTLES BC</text:p>
          </table:table-cell>
          <table:table-cell table:formula="of:=VLOOKUP([.A902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jorn Jaques</text:p>
          </table:table-cell>
          <table:table-cell office:value-type="float" office:value="50084680" calcext:value-type="float">
            <text:p>50084680</text:p>
          </table:table-cell>
          <table:table-cell table:number-columns-repeated="2"/>
          <table:table-cell table:formula="of:=IF([.H902]&lt;&gt;&quot;&quot;;CONCATENATE([.H902];&quot;,&quot;;[.C902];&quot; &quot;;[.D902];&quot;,&quot;;[.B902]);&quot;&quot;)" office:value-type="string" office:string-value="50084680,The Flying Shuttles 2H,THE FLYING SHUTTLES BC" calcext:value-type="string">
            <text:p>50084680,The Flying Shuttles 2H,THE FLYING SHUTTLES BC</text:p>
          </table:table-cell>
          <table:table-cell table:formula="of:=IF([.I902]=&quot;&quot;;[.K902];&quot;&quot;)" office:value-type="string" office:string-value="50084680,The Flying Shuttles 2H,THE FLYING SHUTTLES BC" calcext:value-type="string">
            <text:p>50084680,The Flying Shuttles 2H,THE FLYING SHUTTLES BC</text:p>
          </table:table-cell>
          <table:table-cell table:formula="of:=IF([.I902]&lt;&gt;&quot;&quot;;[.K902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903];[$Sheet2.$A$2:.$B$36];2)" office:value-type="string" office:string-value="THE FLYING SHUTTLES BC" calcext:value-type="string">
            <text:p>THE FLYING SHUTTLES BC</text:p>
          </table:table-cell>
          <table:table-cell table:formula="of:=VLOOKUP([.A903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vin Verhaegen</text:p>
          </table:table-cell>
          <table:table-cell office:value-type="float" office:value="50062381" calcext:value-type="float">
            <text:p>50062381</text:p>
          </table:table-cell>
          <table:table-cell table:number-columns-repeated="2"/>
          <table:table-cell table:formula="of:=IF([.H903]&lt;&gt;&quot;&quot;;CONCATENATE([.H903];&quot;,&quot;;[.C903];&quot; &quot;;[.D903];&quot;,&quot;;[.B903]);&quot;&quot;)" office:value-type="string" office:string-value="50062381,The Flying Shuttles 2H,THE FLYING SHUTTLES BC" calcext:value-type="string">
            <text:p>50062381,The Flying Shuttles 2H,THE FLYING SHUTTLES BC</text:p>
          </table:table-cell>
          <table:table-cell table:formula="of:=IF([.I903]=&quot;&quot;;[.K903];&quot;&quot;)" office:value-type="string" office:string-value="50062381,The Flying Shuttles 2H,THE FLYING SHUTTLES BC" calcext:value-type="string">
            <text:p>50062381,The Flying Shuttles 2H,THE FLYING SHUTTLES BC</text:p>
          </table:table-cell>
          <table:table-cell table:formula="of:=IF([.I903]&lt;&gt;&quot;&quot;;[.K903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904];[$Sheet2.$A$2:.$B$36];2)" office:value-type="string" office:string-value="THE FLYING SHUTTLES BC" calcext:value-type="string">
            <text:p>THE FLYING SHUTTLES BC</text:p>
          </table:table-cell>
          <table:table-cell table:formula="of:=VLOOKUP([.A904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y Samuels</text:p>
          </table:table-cell>
          <table:table-cell office:value-type="float" office:value="50080514" calcext:value-type="float">
            <text:p>50080514</text:p>
          </table:table-cell>
          <table:table-cell table:number-columns-repeated="2"/>
          <table:table-cell table:formula="of:=IF([.H904]&lt;&gt;&quot;&quot;;CONCATENATE([.H904];&quot;,&quot;;[.C904];&quot; &quot;;[.D904];&quot;,&quot;;[.B904]);&quot;&quot;)" office:value-type="string" office:string-value="50080514,The Flying Shuttles 2H,THE FLYING SHUTTLES BC" calcext:value-type="string">
            <text:p>50080514,The Flying Shuttles 2H,THE FLYING SHUTTLES BC</text:p>
          </table:table-cell>
          <table:table-cell table:formula="of:=IF([.I904]=&quot;&quot;;[.K904];&quot;&quot;)" office:value-type="string" office:string-value="50080514,The Flying Shuttles 2H,THE FLYING SHUTTLES BC" calcext:value-type="string">
            <text:p>50080514,The Flying Shuttles 2H,THE FLYING SHUTTLES BC</text:p>
          </table:table-cell>
          <table:table-cell table:formula="of:=IF([.I904]&lt;&gt;&quot;&quot;;[.K904];&quot;&quot;)">
            <text:p/>
          </table:table-cell>
        </table:table-row>
        <table:table-row table:style-name="ro1" table:visibility="filter">
          <table:table-cell office:value-type="string" calcext:value-type="string">
            <text:p>The Flying Shuttles BC</text:p>
          </table:table-cell>
          <table:table-cell table:formula="of:=VLOOKUP([.A905];[$Sheet2.$A$2:.$B$36];2)" office:value-type="string" office:string-value="THE FLYING SHUTTLES BC" calcext:value-type="string">
            <text:p>THE FLYING SHUTTLES BC</text:p>
          </table:table-cell>
          <table:table-cell table:formula="of:=VLOOKUP([.A905];[$Sheet2.$A$2:.$C$36];3)" office:value-type="string" office:string-value="The Flying Shuttles" calcext:value-type="string">
            <text:p>The Flying Shuttles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jn Van Vlierberghe</text:p>
          </table:table-cell>
          <table:table-cell office:value-type="float" office:value="50088458" calcext:value-type="float">
            <text:p>50088458</text:p>
          </table:table-cell>
          <table:table-cell table:number-columns-repeated="2"/>
          <table:table-cell table:formula="of:=IF([.H905]&lt;&gt;&quot;&quot;;CONCATENATE([.H905];&quot;,&quot;;[.C905];&quot; &quot;;[.D905];&quot;,&quot;;[.B905]);&quot;&quot;)" office:value-type="string" office:string-value="50088458,The Flying Shuttles 2H,THE FLYING SHUTTLES BC" calcext:value-type="string">
            <text:p>50088458,The Flying Shuttles 2H,THE FLYING SHUTTLES BC</text:p>
          </table:table-cell>
          <table:table-cell table:formula="of:=IF([.I905]=&quot;&quot;;[.K905];&quot;&quot;)" office:value-type="string" office:string-value="50088458,The Flying Shuttles 2H,THE FLYING SHUTTLES BC" calcext:value-type="string">
            <text:p>50088458,The Flying Shuttles 2H,THE FLYING SHUTTLES BC</text:p>
          </table:table-cell>
          <table:table-cell table:formula="of:=IF([.I905]&lt;&gt;&quot;&quot;;[.K905];&quot;&quot;)">
            <text:p/>
          </table:table-cell>
        </table:table-row>
        <table:table-row table:style-name="ro1" table:visibility="filter">
          <table:table-cell office:value-type="string" calcext:value-type="string">
            <text:p>Vag Evergem BC</text:p>
          </table:table-cell>
          <table:table-cell table:formula="of:=VLOOKUP([.A906];[$Sheet2.$A$2:.$B$36];2)" office:value-type="string" office:string-value="VAG EVERGEM BC" calcext:value-type="string">
            <text:p>VAG EVERGEM BC</text:p>
          </table:table-cell>
          <table:table-cell table:formula="of:=VLOOKUP([.A906];[$Sheet2.$A$2:.$C$36];3)" office:value-type="string" office:string-value="Evergem" calcext:value-type="string">
            <text:p>Evergem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ea Van Driessche</text:p>
          </table:table-cell>
          <table:table-cell office:value-type="float" office:value="50080234" calcext:value-type="float">
            <text:p>50080234</text:p>
          </table:table-cell>
          <table:table-cell table:number-columns-repeated="2"/>
          <table:table-cell table:formula="of:=IF([.H906]&lt;&gt;&quot;&quot;;CONCATENATE([.H906];&quot;,&quot;;[.C906];&quot; &quot;;[.D906];&quot;,&quot;;[.B906]);&quot;&quot;)" office:value-type="string" office:string-value="50080234,Evergem 1G,VAG EVERGEM BC" calcext:value-type="string">
            <text:p>50080234,Evergem 1G,VAG EVERGEM BC</text:p>
          </table:table-cell>
          <table:table-cell table:formula="of:=IF([.I906]=&quot;&quot;;[.K906];&quot;&quot;)" office:value-type="string" office:string-value="50080234,Evergem 1G,VAG EVERGEM BC" calcext:value-type="string">
            <text:p>50080234,Evergem 1G,VAG EVERGEM BC</text:p>
          </table:table-cell>
          <table:table-cell table:formula="of:=IF([.I906]&lt;&gt;&quot;&quot;;[.K906];&quot;&quot;)">
            <text:p/>
          </table:table-cell>
        </table:table-row>
        <table:table-row table:style-name="ro1" table:visibility="filter">
          <table:table-cell office:value-type="string" calcext:value-type="string">
            <text:p>Vag Evergem BC</text:p>
          </table:table-cell>
          <table:table-cell table:formula="of:=VLOOKUP([.A907];[$Sheet2.$A$2:.$B$36];2)" office:value-type="string" office:string-value="VAG EVERGEM BC" calcext:value-type="string">
            <text:p>VAG EVERGEM BC</text:p>
          </table:table-cell>
          <table:table-cell table:formula="of:=VLOOKUP([.A907];[$Sheet2.$A$2:.$C$36];3)" office:value-type="string" office:string-value="Evergem" calcext:value-type="string">
            <text:p>Evergem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ny Van Koeckhoven</text:p>
          </table:table-cell>
          <table:table-cell office:value-type="float" office:value="50090095" calcext:value-type="float">
            <text:p>50090095</text:p>
          </table:table-cell>
          <table:table-cell table:number-columns-repeated="2"/>
          <table:table-cell table:formula="of:=IF([.H907]&lt;&gt;&quot;&quot;;CONCATENATE([.H907];&quot;,&quot;;[.C907];&quot; &quot;;[.D907];&quot;,&quot;;[.B907]);&quot;&quot;)" office:value-type="string" office:string-value="50090095,Evergem 1G,VAG EVERGEM BC" calcext:value-type="string">
            <text:p>50090095,Evergem 1G,VAG EVERGEM BC</text:p>
          </table:table-cell>
          <table:table-cell table:formula="of:=IF([.I907]=&quot;&quot;;[.K907];&quot;&quot;)" office:value-type="string" office:string-value="50090095,Evergem 1G,VAG EVERGEM BC" calcext:value-type="string">
            <text:p>50090095,Evergem 1G,VAG EVERGEM BC</text:p>
          </table:table-cell>
          <table:table-cell table:formula="of:=IF([.I907]&lt;&gt;&quot;&quot;;[.K907];&quot;&quot;)">
            <text:p/>
          </table:table-cell>
        </table:table-row>
        <table:table-row table:style-name="ro1" table:visibility="filter">
          <table:table-cell office:value-type="string" calcext:value-type="string">
            <text:p>Vag Evergem BC</text:p>
          </table:table-cell>
          <table:table-cell table:formula="of:=VLOOKUP([.A908];[$Sheet2.$A$2:.$B$36];2)" office:value-type="string" office:string-value="VAG EVERGEM BC" calcext:value-type="string">
            <text:p>VAG EVERGEM BC</text:p>
          </table:table-cell>
          <table:table-cell table:formula="of:=VLOOKUP([.A908];[$Sheet2.$A$2:.$C$36];3)" office:value-type="string" office:string-value="Evergem" calcext:value-type="string">
            <text:p>Evergem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 Veelaert</text:p>
          </table:table-cell>
          <table:table-cell office:value-type="float" office:value="50085196" calcext:value-type="float">
            <text:p>50085196</text:p>
          </table:table-cell>
          <table:table-cell table:number-columns-repeated="2"/>
          <table:table-cell table:formula="of:=IF([.H908]&lt;&gt;&quot;&quot;;CONCATENATE([.H908];&quot;,&quot;;[.C908];&quot; &quot;;[.D908];&quot;,&quot;;[.B908]);&quot;&quot;)" office:value-type="string" office:string-value="50085196,Evergem 1G,VAG EVERGEM BC" calcext:value-type="string">
            <text:p>50085196,Evergem 1G,VAG EVERGEM BC</text:p>
          </table:table-cell>
          <table:table-cell table:formula="of:=IF([.I908]=&quot;&quot;;[.K908];&quot;&quot;)" office:value-type="string" office:string-value="50085196,Evergem 1G,VAG EVERGEM BC" calcext:value-type="string">
            <text:p>50085196,Evergem 1G,VAG EVERGEM BC</text:p>
          </table:table-cell>
          <table:table-cell table:formula="of:=IF([.I908]&lt;&gt;&quot;&quot;;[.K908];&quot;&quot;)">
            <text:p/>
          </table:table-cell>
        </table:table-row>
        <table:table-row table:style-name="ro1" table:visibility="filter">
          <table:table-cell office:value-type="string" calcext:value-type="string">
            <text:p>Vag Evergem BC</text:p>
          </table:table-cell>
          <table:table-cell table:formula="of:=VLOOKUP([.A909];[$Sheet2.$A$2:.$B$36];2)" office:value-type="string" office:string-value="VAG EVERGEM BC" calcext:value-type="string">
            <text:p>VAG EVERGEM BC</text:p>
          </table:table-cell>
          <table:table-cell table:formula="of:=VLOOKUP([.A909];[$Sheet2.$A$2:.$C$36];3)" office:value-type="string" office:string-value="Evergem" calcext:value-type="string">
            <text:p>Evergem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 Van De Gehuchte</text:p>
          </table:table-cell>
          <table:table-cell office:value-type="float" office:value="50059350" calcext:value-type="float">
            <text:p>50059350</text:p>
          </table:table-cell>
          <table:table-cell table:number-columns-repeated="2"/>
          <table:table-cell table:formula="of:=IF([.H909]&lt;&gt;&quot;&quot;;CONCATENATE([.H909];&quot;,&quot;;[.C909];&quot; &quot;;[.D909];&quot;,&quot;;[.B909]);&quot;&quot;)" office:value-type="string" office:string-value="50059350,Evergem 1G,VAG EVERGEM BC" calcext:value-type="string">
            <text:p>50059350,Evergem 1G,VAG EVERGEM BC</text:p>
          </table:table-cell>
          <table:table-cell table:formula="of:=IF([.I909]=&quot;&quot;;[.K909];&quot;&quot;)" office:value-type="string" office:string-value="50059350,Evergem 1G,VAG EVERGEM BC" calcext:value-type="string">
            <text:p>50059350,Evergem 1G,VAG EVERGEM BC</text:p>
          </table:table-cell>
          <table:table-cell table:formula="of:=IF([.I909]&lt;&gt;&quot;&quot;;[.K909];&quot;&quot;)">
            <text:p/>
          </table:table-cell>
        </table:table-row>
        <table:table-row table:style-name="ro1" table:visibility="filter">
          <table:table-cell office:value-type="string" calcext:value-type="string">
            <text:p>Vag Evergem BC</text:p>
          </table:table-cell>
          <table:table-cell table:formula="of:=VLOOKUP([.A910];[$Sheet2.$A$2:.$B$36];2)" office:value-type="string" office:string-value="VAG EVERGEM BC" calcext:value-type="string">
            <text:p>VAG EVERGEM BC</text:p>
          </table:table-cell>
          <table:table-cell table:formula="of:=VLOOKUP([.A910];[$Sheet2.$A$2:.$C$36];3)" office:value-type="string" office:string-value="Evergem" calcext:value-type="string">
            <text:p>Evergem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ron De Pannemaeker</text:p>
          </table:table-cell>
          <table:table-cell office:value-type="float" office:value="50085190" calcext:value-type="float">
            <text:p>50085190</text:p>
          </table:table-cell>
          <table:table-cell table:number-columns-repeated="2"/>
          <table:table-cell table:formula="of:=IF([.H910]&lt;&gt;&quot;&quot;;CONCATENATE([.H910];&quot;,&quot;;[.C910];&quot; &quot;;[.D910];&quot;,&quot;;[.B910]);&quot;&quot;)" office:value-type="string" office:string-value="50085190,Evergem 1H,VAG EVERGEM BC" calcext:value-type="string">
            <text:p>50085190,Evergem 1H,VAG EVERGEM BC</text:p>
          </table:table-cell>
          <table:table-cell table:formula="of:=IF([.I910]=&quot;&quot;;[.K910];&quot;&quot;)" office:value-type="string" office:string-value="50085190,Evergem 1H,VAG EVERGEM BC" calcext:value-type="string">
            <text:p>50085190,Evergem 1H,VAG EVERGEM BC</text:p>
          </table:table-cell>
          <table:table-cell table:formula="of:=IF([.I910]&lt;&gt;&quot;&quot;;[.K910];&quot;&quot;)">
            <text:p/>
          </table:table-cell>
        </table:table-row>
        <table:table-row table:style-name="ro1" table:visibility="filter">
          <table:table-cell office:value-type="string" calcext:value-type="string">
            <text:p>Vag Evergem BC</text:p>
          </table:table-cell>
          <table:table-cell table:formula="of:=VLOOKUP([.A911];[$Sheet2.$A$2:.$B$36];2)" office:value-type="string" office:string-value="VAG EVERGEM BC" calcext:value-type="string">
            <text:p>VAG EVERGEM BC</text:p>
          </table:table-cell>
          <table:table-cell table:formula="of:=VLOOKUP([.A911];[$Sheet2.$A$2:.$C$36];3)" office:value-type="string" office:string-value="Evergem" calcext:value-type="string">
            <text:p>Evergem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erry Leys</text:p>
          </table:table-cell>
          <table:table-cell office:value-type="float" office:value="50090094" calcext:value-type="float">
            <text:p>50090094</text:p>
          </table:table-cell>
          <table:table-cell table:number-columns-repeated="2"/>
          <table:table-cell table:formula="of:=IF([.H911]&lt;&gt;&quot;&quot;;CONCATENATE([.H911];&quot;,&quot;;[.C911];&quot; &quot;;[.D911];&quot;,&quot;;[.B911]);&quot;&quot;)" office:value-type="string" office:string-value="50090094,Evergem 1H,VAG EVERGEM BC" calcext:value-type="string">
            <text:p>50090094,Evergem 1H,VAG EVERGEM BC</text:p>
          </table:table-cell>
          <table:table-cell table:formula="of:=IF([.I911]=&quot;&quot;;[.K911];&quot;&quot;)" office:value-type="string" office:string-value="50090094,Evergem 1H,VAG EVERGEM BC" calcext:value-type="string">
            <text:p>50090094,Evergem 1H,VAG EVERGEM BC</text:p>
          </table:table-cell>
          <table:table-cell table:formula="of:=IF([.I911]&lt;&gt;&quot;&quot;;[.K911];&quot;&quot;)">
            <text:p/>
          </table:table-cell>
        </table:table-row>
        <table:table-row table:style-name="ro1" table:visibility="filter">
          <table:table-cell office:value-type="string" calcext:value-type="string">
            <text:p>Vag Evergem BC</text:p>
          </table:table-cell>
          <table:table-cell table:formula="of:=VLOOKUP([.A912];[$Sheet2.$A$2:.$B$36];2)" office:value-type="string" office:string-value="VAG EVERGEM BC" calcext:value-type="string">
            <text:p>VAG EVERGEM BC</text:p>
          </table:table-cell>
          <table:table-cell table:formula="of:=VLOOKUP([.A912];[$Sheet2.$A$2:.$C$36];3)" office:value-type="string" office:string-value="Evergem" calcext:value-type="string">
            <text:p>Evergem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ny Van Koeckhoven</text:p>
          </table:table-cell>
          <table:table-cell office:value-type="float" office:value="50090095" calcext:value-type="float">
            <text:p>50090095</text:p>
          </table:table-cell>
          <table:table-cell table:number-columns-repeated="2"/>
          <table:table-cell table:formula="of:=IF([.H912]&lt;&gt;&quot;&quot;;CONCATENATE([.H912];&quot;,&quot;;[.C912];&quot; &quot;;[.D912];&quot;,&quot;;[.B912]);&quot;&quot;)" office:value-type="string" office:string-value="50090095,Evergem 1H,VAG EVERGEM BC" calcext:value-type="string">
            <text:p>50090095,Evergem 1H,VAG EVERGEM BC</text:p>
          </table:table-cell>
          <table:table-cell table:formula="of:=IF([.I912]=&quot;&quot;;[.K912];&quot;&quot;)" office:value-type="string" office:string-value="50090095,Evergem 1H,VAG EVERGEM BC" calcext:value-type="string">
            <text:p>50090095,Evergem 1H,VAG EVERGEM BC</text:p>
          </table:table-cell>
          <table:table-cell table:formula="of:=IF([.I912]&lt;&gt;&quot;&quot;;[.K912];&quot;&quot;)">
            <text:p/>
          </table:table-cell>
        </table:table-row>
        <table:table-row table:style-name="ro1" table:visibility="filter">
          <table:table-cell office:value-type="string" calcext:value-type="string">
            <text:p>Vag Evergem BC</text:p>
          </table:table-cell>
          <table:table-cell table:formula="of:=VLOOKUP([.A913];[$Sheet2.$A$2:.$B$36];2)" office:value-type="string" office:string-value="VAG EVERGEM BC" calcext:value-type="string">
            <text:p>VAG EVERGEM BC</text:p>
          </table:table-cell>
          <table:table-cell table:formula="of:=VLOOKUP([.A913];[$Sheet2.$A$2:.$C$36];3)" office:value-type="string" office:string-value="Evergem" calcext:value-type="string">
            <text:p>Evergem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 Veelaert</text:p>
          </table:table-cell>
          <table:table-cell office:value-type="float" office:value="50085196" calcext:value-type="float">
            <text:p>50085196</text:p>
          </table:table-cell>
          <table:table-cell table:number-columns-repeated="2"/>
          <table:table-cell table:formula="of:=IF([.H913]&lt;&gt;&quot;&quot;;CONCATENATE([.H913];&quot;,&quot;;[.C913];&quot; &quot;;[.D913];&quot;,&quot;;[.B913]);&quot;&quot;)" office:value-type="string" office:string-value="50085196,Evergem 1H,VAG EVERGEM BC" calcext:value-type="string">
            <text:p>50085196,Evergem 1H,VAG EVERGEM BC</text:p>
          </table:table-cell>
          <table:table-cell table:formula="of:=IF([.I913]=&quot;&quot;;[.K913];&quot;&quot;)" office:value-type="string" office:string-value="50085196,Evergem 1H,VAG EVERGEM BC" calcext:value-type="string">
            <text:p>50085196,Evergem 1H,VAG EVERGEM BC</text:p>
          </table:table-cell>
          <table:table-cell table:formula="of:=IF([.I913]&lt;&gt;&quot;&quot;;[.K913];&quot;&quot;)">
            <text:p/>
          </table:table-cell>
        </table:table-row>
        <table:table-row table:style-name="ro1" table:visibility="filter">
          <table:table-cell office:value-type="string" calcext:value-type="string">
            <text:p>Vag Evergem BC</text:p>
          </table:table-cell>
          <table:table-cell table:formula="of:=VLOOKUP([.A914];[$Sheet2.$A$2:.$B$36];2)" office:value-type="string" office:string-value="VAG EVERGEM BC" calcext:value-type="string">
            <text:p>VAG EVERGEM BC</text:p>
          </table:table-cell>
          <table:table-cell table:formula="of:=VLOOKUP([.A914];[$Sheet2.$A$2:.$C$36];3)" office:value-type="string" office:string-value="Evergem" calcext:value-type="string">
            <text:p>Evergem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k Pluquet</text:p>
          </table:table-cell>
          <table:table-cell office:value-type="float" office:value="50095467" calcext:value-type="float">
            <text:p>50095467</text:p>
          </table:table-cell>
          <table:table-cell table:number-columns-repeated="2"/>
          <table:table-cell table:formula="of:=IF([.H914]&lt;&gt;&quot;&quot;;CONCATENATE([.H914];&quot;,&quot;;[.C914];&quot; &quot;;[.D914];&quot;,&quot;;[.B914]);&quot;&quot;)" office:value-type="string" office:string-value="50095467,Evergem 2H,VAG EVERGEM BC" calcext:value-type="string">
            <text:p>50095467,Evergem 2H,VAG EVERGEM BC</text:p>
          </table:table-cell>
          <table:table-cell table:formula="of:=IF([.I914]=&quot;&quot;;[.K914];&quot;&quot;)" office:value-type="string" office:string-value="50095467,Evergem 2H,VAG EVERGEM BC" calcext:value-type="string">
            <text:p>50095467,Evergem 2H,VAG EVERGEM BC</text:p>
          </table:table-cell>
          <table:table-cell table:formula="of:=IF([.I914]&lt;&gt;&quot;&quot;;[.K914];&quot;&quot;)">
            <text:p/>
          </table:table-cell>
        </table:table-row>
        <table:table-row table:style-name="ro1" table:visibility="filter">
          <table:table-cell office:value-type="string" calcext:value-type="string">
            <text:p>Vag Evergem BC</text:p>
          </table:table-cell>
          <table:table-cell table:formula="of:=VLOOKUP([.A915];[$Sheet2.$A$2:.$B$36];2)" office:value-type="string" office:string-value="VAG EVERGEM BC" calcext:value-type="string">
            <text:p>VAG EVERGEM BC</text:p>
          </table:table-cell>
          <table:table-cell table:formula="of:=VLOOKUP([.A915];[$Sheet2.$A$2:.$C$36];3)" office:value-type="string" office:string-value="Evergem" calcext:value-type="string">
            <text:p>Evergem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k Pluquet</text:p>
          </table:table-cell>
          <table:table-cell office:value-type="float" office:value="50102798" calcext:value-type="float">
            <text:p>50102798</text:p>
          </table:table-cell>
          <table:table-cell table:number-columns-repeated="2"/>
          <table:table-cell table:formula="of:=IF([.H915]&lt;&gt;&quot;&quot;;CONCATENATE([.H915];&quot;,&quot;;[.C915];&quot; &quot;;[.D915];&quot;,&quot;;[.B915]);&quot;&quot;)" office:value-type="string" office:string-value="50102798,Evergem 2H,VAG EVERGEM BC" calcext:value-type="string">
            <text:p>50102798,Evergem 2H,VAG EVERGEM BC</text:p>
          </table:table-cell>
          <table:table-cell table:formula="of:=IF([.I915]=&quot;&quot;;[.K915];&quot;&quot;)" office:value-type="string" office:string-value="50102798,Evergem 2H,VAG EVERGEM BC" calcext:value-type="string">
            <text:p>50102798,Evergem 2H,VAG EVERGEM BC</text:p>
          </table:table-cell>
          <table:table-cell table:formula="of:=IF([.I915]&lt;&gt;&quot;&quot;;[.K915];&quot;&quot;)">
            <text:p/>
          </table:table-cell>
        </table:table-row>
        <table:table-row table:style-name="ro1" table:visibility="filter">
          <table:table-cell office:value-type="string" calcext:value-type="string">
            <text:p>Vag Evergem BC</text:p>
          </table:table-cell>
          <table:table-cell table:formula="of:=VLOOKUP([.A916];[$Sheet2.$A$2:.$B$36];2)" office:value-type="string" office:string-value="VAG EVERGEM BC" calcext:value-type="string">
            <text:p>VAG EVERGEM BC</text:p>
          </table:table-cell>
          <table:table-cell table:formula="of:=VLOOKUP([.A916];[$Sheet2.$A$2:.$C$36];3)" office:value-type="string" office:string-value="Evergem" calcext:value-type="string">
            <text:p>Evergem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en De Nolf</text:p>
          </table:table-cell>
          <table:table-cell office:value-type="float" office:value="50026016" calcext:value-type="float">
            <text:p>50026016</text:p>
          </table:table-cell>
          <table:table-cell table:number-columns-repeated="2"/>
          <table:table-cell table:formula="of:=IF([.H916]&lt;&gt;&quot;&quot;;CONCATENATE([.H916];&quot;,&quot;;[.C916];&quot; &quot;;[.D916];&quot;,&quot;;[.B916]);&quot;&quot;)" office:value-type="string" office:string-value="50026016,Evergem 2H,VAG EVERGEM BC" calcext:value-type="string">
            <text:p>50026016,Evergem 2H,VAG EVERGEM BC</text:p>
          </table:table-cell>
          <table:table-cell table:formula="of:=IF([.I916]=&quot;&quot;;[.K916];&quot;&quot;)" office:value-type="string" office:string-value="50026016,Evergem 2H,VAG EVERGEM BC" calcext:value-type="string">
            <text:p>50026016,Evergem 2H,VAG EVERGEM BC</text:p>
          </table:table-cell>
          <table:table-cell table:formula="of:=IF([.I916]&lt;&gt;&quot;&quot;;[.K916];&quot;&quot;)">
            <text:p/>
          </table:table-cell>
        </table:table-row>
        <table:table-row table:style-name="ro1" table:visibility="filter">
          <table:table-cell office:value-type="string" calcext:value-type="string">
            <text:p>Vag Evergem BC</text:p>
          </table:table-cell>
          <table:table-cell table:formula="of:=VLOOKUP([.A917];[$Sheet2.$A$2:.$B$36];2)" office:value-type="string" office:string-value="VAG EVERGEM BC" calcext:value-type="string">
            <text:p>VAG EVERGEM BC</text:p>
          </table:table-cell>
          <table:table-cell table:formula="of:=VLOOKUP([.A917];[$Sheet2.$A$2:.$C$36];3)" office:value-type="string" office:string-value="Evergem" calcext:value-type="string">
            <text:p>Evergem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k Simkens</text:p>
          </table:table-cell>
          <table:table-cell office:value-type="float" office:value="50375792" calcext:value-type="float">
            <text:p>50375792</text:p>
          </table:table-cell>
          <table:table-cell table:number-columns-repeated="2"/>
          <table:table-cell table:formula="of:=IF([.H917]&lt;&gt;&quot;&quot;;CONCATENATE([.H917];&quot;,&quot;;[.C917];&quot; &quot;;[.D917];&quot;,&quot;;[.B917]);&quot;&quot;)" office:value-type="string" office:string-value="50375792,Evergem 2H,VAG EVERGEM BC" calcext:value-type="string">
            <text:p>50375792,Evergem 2H,VAG EVERGEM BC</text:p>
          </table:table-cell>
          <table:table-cell table:formula="of:=IF([.I917]=&quot;&quot;;[.K917];&quot;&quot;)" office:value-type="string" office:string-value="50375792,Evergem 2H,VAG EVERGEM BC" calcext:value-type="string">
            <text:p>50375792,Evergem 2H,VAG EVERGEM BC</text:p>
          </table:table-cell>
          <table:table-cell table:formula="of:=IF([.I917]&lt;&gt;&quot;&quot;;[.K917];&quot;&quot;)">
            <text:p/>
          </table:table-cell>
        </table:table-row>
        <table:table-row table:style-name="ro1">
          <table:table-cell office:value-type="string" calcext:value-type="string">
            <text:p>WIT-WIT BC</text:p>
          </table:table-cell>
          <table:table-cell table:formula="of:=VLOOKUP([.A918];[$Sheet2.$A$2:.$B$36];2)" office:value-type="string" office:string-value="WIT-WIT BC" calcext:value-type="string">
            <text:p>WIT-WIT BC</text:p>
          </table:table-cell>
          <table:table-cell table:formula="of:=VLOOKUP([.A918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denhoucke</text:p>
          </table:table-cell>
          <table:table-cell office:value-type="float" office:value="50055223" calcext:value-type="float">
            <text:p>50055223</text:p>
          </table:table-cell>
          <table:table-cell office:value-type="string" calcext:value-type="string">
            <text:p>Liga</text:p>
          </table:table-cell>
          <table:table-cell/>
          <table:table-cell table:formula="of:=IF([.H918]&lt;&gt;&quot;&quot;;CONCATENATE([.H918];&quot;,&quot;;[.C918];&quot; &quot;;[.D918];&quot;,&quot;;[.B918]);&quot;&quot;)" office:value-type="string" office:string-value="50055223,Wit-Wit 1G,WIT-WIT BC" calcext:value-type="string">
            <text:p>50055223,Wit-Wit 1G,WIT-WIT BC</text:p>
          </table:table-cell>
          <table:table-cell table:formula="of:=IF([.I918]=&quot;&quot;;[.K918];&quot;&quot;)">
            <text:p/>
          </table:table-cell>
          <table:table-cell table:formula="of:=IF([.I918]&lt;&gt;&quot;&quot;;[.K918];&quot;&quot;)" office:value-type="string" office:string-value="50055223,Wit-Wit 1G,WIT-WIT BC" calcext:value-type="string">
            <text:p>50055223,Wit-Wit 1G,WIT-WIT BC</text:p>
          </table:table-cell>
        </table:table-row>
        <table:table-row table:style-name="ro1">
          <table:table-cell office:value-type="string" calcext:value-type="string">
            <text:p>WIT-WIT BC</text:p>
          </table:table-cell>
          <table:table-cell table:formula="of:=VLOOKUP([.A919];[$Sheet2.$A$2:.$B$36];2)" office:value-type="string" office:string-value="WIT-WIT BC" calcext:value-type="string">
            <text:p>WIT-WIT BC</text:p>
          </table:table-cell>
          <table:table-cell table:formula="of:=VLOOKUP([.A919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deraspoilden</text:p>
          </table:table-cell>
          <table:table-cell office:value-type="float" office:value="50081527" calcext:value-type="float">
            <text:p>50081527</text:p>
          </table:table-cell>
          <table:table-cell office:value-type="string" calcext:value-type="string">
            <text:p>Liga</text:p>
          </table:table-cell>
          <table:table-cell/>
          <table:table-cell table:formula="of:=IF([.H919]&lt;&gt;&quot;&quot;;CONCATENATE([.H919];&quot;,&quot;;[.C919];&quot; &quot;;[.D919];&quot;,&quot;;[.B919]);&quot;&quot;)" office:value-type="string" office:string-value="50081527,Wit-Wit 1G,WIT-WIT BC" calcext:value-type="string">
            <text:p>50081527,Wit-Wit 1G,WIT-WIT BC</text:p>
          </table:table-cell>
          <table:table-cell table:formula="of:=IF([.I919]=&quot;&quot;;[.K919];&quot;&quot;)">
            <text:p/>
          </table:table-cell>
          <table:table-cell table:formula="of:=IF([.I919]&lt;&gt;&quot;&quot;;[.K919];&quot;&quot;)" office:value-type="string" office:string-value="50081527,Wit-Wit 1G,WIT-WIT BC" calcext:value-type="string">
            <text:p>50081527,Wit-Wit 1G,WIT-WIT BC</text:p>
          </table:table-cell>
        </table:table-row>
        <table:table-row table:style-name="ro1">
          <table:table-cell office:value-type="string" calcext:value-type="string">
            <text:p>WIT-WIT BC</text:p>
          </table:table-cell>
          <table:table-cell table:formula="of:=VLOOKUP([.A920];[$Sheet2.$A$2:.$B$36];2)" office:value-type="string" office:string-value="WIT-WIT BC" calcext:value-type="string">
            <text:p>WIT-WIT BC</text:p>
          </table:table-cell>
          <table:table-cell table:formula="of:=VLOOKUP([.A920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Bleeckere</text:p>
          </table:table-cell>
          <table:table-cell office:value-type="float" office:value="50083838" calcext:value-type="float">
            <text:p>50083838</text:p>
          </table:table-cell>
          <table:table-cell office:value-type="string" calcext:value-type="string">
            <text:p>Liga</text:p>
          </table:table-cell>
          <table:table-cell/>
          <table:table-cell table:formula="of:=IF([.H920]&lt;&gt;&quot;&quot;;CONCATENATE([.H920];&quot;,&quot;;[.C920];&quot; &quot;;[.D920];&quot;,&quot;;[.B920]);&quot;&quot;)" office:value-type="string" office:string-value="50083838,Wit-Wit 1G,WIT-WIT BC" calcext:value-type="string">
            <text:p>50083838,Wit-Wit 1G,WIT-WIT BC</text:p>
          </table:table-cell>
          <table:table-cell table:formula="of:=IF([.I920]=&quot;&quot;;[.K920];&quot;&quot;)">
            <text:p/>
          </table:table-cell>
          <table:table-cell table:formula="of:=IF([.I920]&lt;&gt;&quot;&quot;;[.K920];&quot;&quot;)" office:value-type="string" office:string-value="50083838,Wit-Wit 1G,WIT-WIT BC" calcext:value-type="string">
            <text:p>50083838,Wit-Wit 1G,WIT-WIT BC</text:p>
          </table:table-cell>
        </table:table-row>
        <table:table-row table:style-name="ro1">
          <table:table-cell office:value-type="string" calcext:value-type="string">
            <text:p>WIT-WIT BC</text:p>
          </table:table-cell>
          <table:table-cell table:formula="of:=VLOOKUP([.A921];[$Sheet2.$A$2:.$B$36];2)" office:value-type="string" office:string-value="WIT-WIT BC" calcext:value-type="string">
            <text:p>WIT-WIT BC</text:p>
          </table:table-cell>
          <table:table-cell table:formula="of:=VLOOKUP([.A921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Wetter</text:p>
          </table:table-cell>
          <table:table-cell office:value-type="float" office:value="50076091" calcext:value-type="float">
            <text:p>50076091</text:p>
          </table:table-cell>
          <table:table-cell office:value-type="string" calcext:value-type="string">
            <text:p>Liga</text:p>
          </table:table-cell>
          <table:table-cell/>
          <table:table-cell table:formula="of:=IF([.H921]&lt;&gt;&quot;&quot;;CONCATENATE([.H921];&quot;,&quot;;[.C921];&quot; &quot;;[.D921];&quot;,&quot;;[.B921]);&quot;&quot;)" office:value-type="string" office:string-value="50076091,Wit-Wit 1G,WIT-WIT BC" calcext:value-type="string">
            <text:p>50076091,Wit-Wit 1G,WIT-WIT BC</text:p>
          </table:table-cell>
          <table:table-cell table:formula="of:=IF([.I921]=&quot;&quot;;[.K921];&quot;&quot;)">
            <text:p/>
          </table:table-cell>
          <table:table-cell table:formula="of:=IF([.I921]&lt;&gt;&quot;&quot;;[.K921];&quot;&quot;)" office:value-type="string" office:string-value="50076091,Wit-Wit 1G,WIT-WIT BC" calcext:value-type="string">
            <text:p>50076091,Wit-Wit 1G,WIT-WIT BC</text:p>
          </table:table-cell>
        </table:table-row>
        <table:table-row table:style-name="ro1">
          <table:table-cell office:value-type="string" calcext:value-type="string">
            <text:p>WIT-WIT BC</text:p>
          </table:table-cell>
          <table:table-cell table:formula="of:=VLOOKUP([.A922];[$Sheet2.$A$2:.$B$36];2)" office:value-type="string" office:string-value="WIT-WIT BC" calcext:value-type="string">
            <text:p>WIT-WIT BC</text:p>
          </table:table-cell>
          <table:table-cell table:formula="of:=VLOOKUP([.A922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Keyzer</text:p>
          </table:table-cell>
          <table:table-cell office:value-type="float" office:value="50048571" calcext:value-type="float">
            <text:p>50048571</text:p>
          </table:table-cell>
          <table:table-cell office:value-type="string" calcext:value-type="string">
            <text:p>Liga</text:p>
          </table:table-cell>
          <table:table-cell/>
          <table:table-cell table:formula="of:=IF([.H922]&lt;&gt;&quot;&quot;;CONCATENATE([.H922];&quot;,&quot;;[.C922];&quot; &quot;;[.D922];&quot;,&quot;;[.B922]);&quot;&quot;)" office:value-type="string" office:string-value="50048571,Wit-Wit 1H,WIT-WIT BC" calcext:value-type="string">
            <text:p>50048571,Wit-Wit 1H,WIT-WIT BC</text:p>
          </table:table-cell>
          <table:table-cell table:formula="of:=IF([.I922]=&quot;&quot;;[.K922];&quot;&quot;)">
            <text:p/>
          </table:table-cell>
          <table:table-cell table:formula="of:=IF([.I922]&lt;&gt;&quot;&quot;;[.K922];&quot;&quot;)" office:value-type="string" office:string-value="50048571,Wit-Wit 1H,WIT-WIT BC" calcext:value-type="string">
            <text:p>50048571,Wit-Wit 1H,WIT-WIT BC</text:p>
          </table:table-cell>
        </table:table-row>
        <table:table-row table:style-name="ro1">
          <table:table-cell office:value-type="string" calcext:value-type="string">
            <text:p>WIT-WIT BC</text:p>
          </table:table-cell>
          <table:table-cell table:formula="of:=VLOOKUP([.A923];[$Sheet2.$A$2:.$B$36];2)" office:value-type="string" office:string-value="WIT-WIT BC" calcext:value-type="string">
            <text:p>WIT-WIT BC</text:p>
          </table:table-cell>
          <table:table-cell table:formula="of:=VLOOKUP([.A923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wers</text:p>
          </table:table-cell>
          <table:table-cell office:value-type="float" office:value="50055606" calcext:value-type="float">
            <text:p>50055606</text:p>
          </table:table-cell>
          <table:table-cell office:value-type="string" calcext:value-type="string">
            <text:p>Liga</text:p>
          </table:table-cell>
          <table:table-cell/>
          <table:table-cell table:formula="of:=IF([.H923]&lt;&gt;&quot;&quot;;CONCATENATE([.H923];&quot;,&quot;;[.C923];&quot; &quot;;[.D923];&quot;,&quot;;[.B923]);&quot;&quot;)" office:value-type="string" office:string-value="50055606,Wit-Wit 1H,WIT-WIT BC" calcext:value-type="string">
            <text:p>50055606,Wit-Wit 1H,WIT-WIT BC</text:p>
          </table:table-cell>
          <table:table-cell table:formula="of:=IF([.I923]=&quot;&quot;;[.K923];&quot;&quot;)">
            <text:p/>
          </table:table-cell>
          <table:table-cell table:formula="of:=IF([.I923]&lt;&gt;&quot;&quot;;[.K923];&quot;&quot;)" office:value-type="string" office:string-value="50055606,Wit-Wit 1H,WIT-WIT BC" calcext:value-type="string">
            <text:p>50055606,Wit-Wit 1H,WIT-WIT BC</text:p>
          </table:table-cell>
        </table:table-row>
        <table:table-row table:style-name="ro1">
          <table:table-cell office:value-type="string" calcext:value-type="string">
            <text:p>WIT-WIT BC</text:p>
          </table:table-cell>
          <table:table-cell table:formula="of:=VLOOKUP([.A924];[$Sheet2.$A$2:.$B$36];2)" office:value-type="string" office:string-value="WIT-WIT BC" calcext:value-type="string">
            <text:p>WIT-WIT BC</text:p>
          </table:table-cell>
          <table:table-cell table:formula="of:=VLOOKUP([.A924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denhoucke</text:p>
          </table:table-cell>
          <table:table-cell office:value-type="float" office:value="50055223" calcext:value-type="float">
            <text:p>50055223</text:p>
          </table:table-cell>
          <table:table-cell office:value-type="string" calcext:value-type="string">
            <text:p>Liga</text:p>
          </table:table-cell>
          <table:table-cell/>
          <table:table-cell table:formula="of:=IF([.H924]&lt;&gt;&quot;&quot;;CONCATENATE([.H924];&quot;,&quot;;[.C924];&quot; &quot;;[.D924];&quot;,&quot;;[.B924]);&quot;&quot;)" office:value-type="string" office:string-value="50055223,Wit-Wit 1H,WIT-WIT BC" calcext:value-type="string">
            <text:p>50055223,Wit-Wit 1H,WIT-WIT BC</text:p>
          </table:table-cell>
          <table:table-cell table:formula="of:=IF([.I924]=&quot;&quot;;[.K924];&quot;&quot;)">
            <text:p/>
          </table:table-cell>
          <table:table-cell table:formula="of:=IF([.I924]&lt;&gt;&quot;&quot;;[.K924];&quot;&quot;)" office:value-type="string" office:string-value="50055223,Wit-Wit 1H,WIT-WIT BC" calcext:value-type="string">
            <text:p>50055223,Wit-Wit 1H,WIT-WIT BC</text:p>
          </table:table-cell>
        </table:table-row>
        <table:table-row table:style-name="ro1">
          <table:table-cell office:value-type="string" calcext:value-type="string">
            <text:p>WIT-WIT BC</text:p>
          </table:table-cell>
          <table:table-cell table:formula="of:=VLOOKUP([.A925];[$Sheet2.$A$2:.$B$36];2)" office:value-type="string" office:string-value="WIT-WIT BC" calcext:value-type="string">
            <text:p>WIT-WIT BC</text:p>
          </table:table-cell>
          <table:table-cell table:formula="of:=VLOOKUP([.A925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deraspoilden</text:p>
          </table:table-cell>
          <table:table-cell office:value-type="float" office:value="50081527" calcext:value-type="float">
            <text:p>50081527</text:p>
          </table:table-cell>
          <table:table-cell office:value-type="string" calcext:value-type="string">
            <text:p>Liga</text:p>
          </table:table-cell>
          <table:table-cell/>
          <table:table-cell table:formula="of:=IF([.H925]&lt;&gt;&quot;&quot;;CONCATENATE([.H925];&quot;,&quot;;[.C925];&quot; &quot;;[.D925];&quot;,&quot;;[.B925]);&quot;&quot;)" office:value-type="string" office:string-value="50081527,Wit-Wit 1H,WIT-WIT BC" calcext:value-type="string">
            <text:p>50081527,Wit-Wit 1H,WIT-WIT BC</text:p>
          </table:table-cell>
          <table:table-cell table:formula="of:=IF([.I925]=&quot;&quot;;[.K925];&quot;&quot;)">
            <text:p/>
          </table:table-cell>
          <table:table-cell table:formula="of:=IF([.I925]&lt;&gt;&quot;&quot;;[.K925];&quot;&quot;)" office:value-type="string" office:string-value="50081527,Wit-Wit 1H,WIT-WIT BC" calcext:value-type="string">
            <text:p>50081527,Wit-Wit 1H,WIT-WIT BC</text:p>
          </table:table-cell>
        </table:table-row>
        <table:table-row table:style-name="ro1">
          <table:table-cell office:value-type="string" calcext:value-type="string">
            <text:p>WIT-WIT BC</text:p>
          </table:table-cell>
          <table:table-cell table:formula="of:=VLOOKUP([.A926];[$Sheet2.$A$2:.$B$36];2)" office:value-type="string" office:string-value="WIT-WIT BC" calcext:value-type="string">
            <text:p>WIT-WIT BC</text:p>
          </table:table-cell>
          <table:table-cell table:formula="of:=VLOOKUP([.A926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erkens</text:p>
          </table:table-cell>
          <table:table-cell office:value-type="float" office:value="50075814" calcext:value-type="float">
            <text:p>50075814</text:p>
          </table:table-cell>
          <table:table-cell office:value-type="string" calcext:value-type="string">
            <text:p>Liga</text:p>
          </table:table-cell>
          <table:table-cell/>
          <table:table-cell table:formula="of:=IF([.H926]&lt;&gt;&quot;&quot;;CONCATENATE([.H926];&quot;,&quot;;[.C926];&quot; &quot;;[.D926];&quot;,&quot;;[.B926]);&quot;&quot;)" office:value-type="string" office:string-value="50075814,Wit-Wit 1D,WIT-WIT BC" calcext:value-type="string">
            <text:p>50075814,Wit-Wit 1D,WIT-WIT BC</text:p>
          </table:table-cell>
          <table:table-cell table:formula="of:=IF([.I926]=&quot;&quot;;[.K926];&quot;&quot;)">
            <text:p/>
          </table:table-cell>
          <table:table-cell table:formula="of:=IF([.I926]&lt;&gt;&quot;&quot;;[.K926];&quot;&quot;)" office:value-type="string" office:string-value="50075814,Wit-Wit 1D,WIT-WIT BC" calcext:value-type="string">
            <text:p>50075814,Wit-Wit 1D,WIT-WIT BC</text:p>
          </table:table-cell>
        </table:table-row>
        <table:table-row table:style-name="ro1">
          <table:table-cell office:value-type="string" calcext:value-type="string">
            <text:p>WIT-WIT BC</text:p>
          </table:table-cell>
          <table:table-cell table:formula="of:=VLOOKUP([.A927];[$Sheet2.$A$2:.$B$36];2)" office:value-type="string" office:string-value="WIT-WIT BC" calcext:value-type="string">
            <text:p>WIT-WIT BC</text:p>
          </table:table-cell>
          <table:table-cell table:formula="of:=VLOOKUP([.A927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Brakeleer</text:p>
          </table:table-cell>
          <table:table-cell office:value-type="float" office:value="50076093" calcext:value-type="float">
            <text:p>50076093</text:p>
          </table:table-cell>
          <table:table-cell office:value-type="string" calcext:value-type="string">
            <text:p>Liga</text:p>
          </table:table-cell>
          <table:table-cell/>
          <table:table-cell table:formula="of:=IF([.H927]&lt;&gt;&quot;&quot;;CONCATENATE([.H927];&quot;,&quot;;[.C927];&quot; &quot;;[.D927];&quot;,&quot;;[.B927]);&quot;&quot;)" office:value-type="string" office:string-value="50076093,Wit-Wit 1D,WIT-WIT BC" calcext:value-type="string">
            <text:p>50076093,Wit-Wit 1D,WIT-WIT BC</text:p>
          </table:table-cell>
          <table:table-cell table:formula="of:=IF([.I927]=&quot;&quot;;[.K927];&quot;&quot;)">
            <text:p/>
          </table:table-cell>
          <table:table-cell table:formula="of:=IF([.I927]&lt;&gt;&quot;&quot;;[.K927];&quot;&quot;)" office:value-type="string" office:string-value="50076093,Wit-Wit 1D,WIT-WIT BC" calcext:value-type="string">
            <text:p>50076093,Wit-Wit 1D,WIT-WIT BC</text:p>
          </table:table-cell>
        </table:table-row>
        <table:table-row table:style-name="ro1">
          <table:table-cell office:value-type="string" calcext:value-type="string">
            <text:p>WIT-WIT BC</text:p>
          </table:table-cell>
          <table:table-cell table:formula="of:=VLOOKUP([.A928];[$Sheet2.$A$2:.$B$36];2)" office:value-type="string" office:string-value="WIT-WIT BC" calcext:value-type="string">
            <text:p>WIT-WIT BC</text:p>
          </table:table-cell>
          <table:table-cell table:formula="of:=VLOOKUP([.A928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jers</text:p>
          </table:table-cell>
          <table:table-cell office:value-type="float" office:value="50109011" calcext:value-type="float">
            <text:p>50109011</text:p>
          </table:table-cell>
          <table:table-cell office:value-type="string" calcext:value-type="string">
            <text:p>Liga</text:p>
          </table:table-cell>
          <table:table-cell/>
          <table:table-cell table:formula="of:=IF([.H928]&lt;&gt;&quot;&quot;;CONCATENATE([.H928];&quot;,&quot;;[.C928];&quot; &quot;;[.D928];&quot;,&quot;;[.B928]);&quot;&quot;)" office:value-type="string" office:string-value="50109011,Wit-Wit 1D,WIT-WIT BC" calcext:value-type="string">
            <text:p>50109011,Wit-Wit 1D,WIT-WIT BC</text:p>
          </table:table-cell>
          <table:table-cell table:formula="of:=IF([.I928]=&quot;&quot;;[.K928];&quot;&quot;)">
            <text:p/>
          </table:table-cell>
          <table:table-cell table:formula="of:=IF([.I928]&lt;&gt;&quot;&quot;;[.K928];&quot;&quot;)" office:value-type="string" office:string-value="50109011,Wit-Wit 1D,WIT-WIT BC" calcext:value-type="string">
            <text:p>50109011,Wit-Wit 1D,WIT-WIT BC</text:p>
          </table:table-cell>
        </table:table-row>
        <table:table-row table:style-name="ro1">
          <table:table-cell office:value-type="string" calcext:value-type="string">
            <text:p>WIT-WIT BC</text:p>
          </table:table-cell>
          <table:table-cell table:formula="of:=VLOOKUP([.A929];[$Sheet2.$A$2:.$B$36];2)" office:value-type="string" office:string-value="WIT-WIT BC" calcext:value-type="string">
            <text:p>WIT-WIT BC</text:p>
          </table:table-cell>
          <table:table-cell table:formula="of:=VLOOKUP([.A929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jers</text:p>
          </table:table-cell>
          <table:table-cell office:value-type="float" office:value="50109010" calcext:value-type="float">
            <text:p>50109010</text:p>
          </table:table-cell>
          <table:table-cell office:value-type="string" calcext:value-type="string">
            <text:p>Liga</text:p>
          </table:table-cell>
          <table:table-cell/>
          <table:table-cell table:formula="of:=IF([.H929]&lt;&gt;&quot;&quot;;CONCATENATE([.H929];&quot;,&quot;;[.C929];&quot; &quot;;[.D929];&quot;,&quot;;[.B929]);&quot;&quot;)" office:value-type="string" office:string-value="50109010,Wit-Wit 1D,WIT-WIT BC" calcext:value-type="string">
            <text:p>50109010,Wit-Wit 1D,WIT-WIT BC</text:p>
          </table:table-cell>
          <table:table-cell table:formula="of:=IF([.I929]=&quot;&quot;;[.K929];&quot;&quot;)">
            <text:p/>
          </table:table-cell>
          <table:table-cell table:formula="of:=IF([.I929]&lt;&gt;&quot;&quot;;[.K929];&quot;&quot;)" office:value-type="string" office:string-value="50109010,Wit-Wit 1D,WIT-WIT BC" calcext:value-type="string">
            <text:p>50109010,Wit-Wit 1D,WIT-WIT BC</text:p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30];[$Sheet2.$A$2:.$B$36];2)" office:value-type="string" office:string-value="WIT-WIT BC" calcext:value-type="string">
            <text:p>WIT-WIT BC</text:p>
          </table:table-cell>
          <table:table-cell table:formula="of:=VLOOKUP([.A930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leers</text:p>
          </table:table-cell>
          <table:table-cell office:value-type="float" office:value="50077187" calcext:value-type="float">
            <text:p>50077187</text:p>
          </table:table-cell>
          <table:table-cell table:number-columns-repeated="2"/>
          <table:table-cell table:formula="of:=IF([.H930]&lt;&gt;&quot;&quot;;CONCATENATE([.H930];&quot;,&quot;;[.C930];&quot; &quot;;[.D930];&quot;,&quot;;[.B930]);&quot;&quot;)" office:value-type="string" office:string-value="50077187,Wit-Wit 2G,WIT-WIT BC" calcext:value-type="string">
            <text:p>50077187,Wit-Wit 2G,WIT-WIT BC</text:p>
          </table:table-cell>
          <table:table-cell table:formula="of:=IF([.I930]=&quot;&quot;;[.K930];&quot;&quot;)" office:value-type="string" office:string-value="50077187,Wit-Wit 2G,WIT-WIT BC" calcext:value-type="string">
            <text:p>50077187,Wit-Wit 2G,WIT-WIT BC</text:p>
          </table:table-cell>
          <table:table-cell table:formula="of:=IF([.I930]&lt;&gt;&quot;&quot;;[.K930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31];[$Sheet2.$A$2:.$B$36];2)" office:value-type="string" office:string-value="WIT-WIT BC" calcext:value-type="string">
            <text:p>WIT-WIT BC</text:p>
          </table:table-cell>
          <table:table-cell table:formula="of:=VLOOKUP([.A931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 Den Branden</text:p>
          </table:table-cell>
          <table:table-cell office:value-type="float" office:value="50100887" calcext:value-type="float">
            <text:p>50100887</text:p>
          </table:table-cell>
          <table:table-cell table:number-columns-repeated="2"/>
          <table:table-cell table:formula="of:=IF([.H931]&lt;&gt;&quot;&quot;;CONCATENATE([.H931];&quot;,&quot;;[.C931];&quot; &quot;;[.D931];&quot;,&quot;;[.B931]);&quot;&quot;)" office:value-type="string" office:string-value="50100887,Wit-Wit 2G,WIT-WIT BC" calcext:value-type="string">
            <text:p>50100887,Wit-Wit 2G,WIT-WIT BC</text:p>
          </table:table-cell>
          <table:table-cell table:formula="of:=IF([.I931]=&quot;&quot;;[.K931];&quot;&quot;)" office:value-type="string" office:string-value="50100887,Wit-Wit 2G,WIT-WIT BC" calcext:value-type="string">
            <text:p>50100887,Wit-Wit 2G,WIT-WIT BC</text:p>
          </table:table-cell>
          <table:table-cell table:formula="of:=IF([.I931]&lt;&gt;&quot;&quot;;[.K931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32];[$Sheet2.$A$2:.$B$36];2)" office:value-type="string" office:string-value="WIT-WIT BC" calcext:value-type="string">
            <text:p>WIT-WIT BC</text:p>
          </table:table-cell>
          <table:table-cell table:formula="of:=VLOOKUP([.A932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jers</text:p>
          </table:table-cell>
          <table:table-cell office:value-type="float" office:value="50109011" calcext:value-type="float">
            <text:p>50109011</text:p>
          </table:table-cell>
          <table:table-cell table:number-columns-repeated="2"/>
          <table:table-cell table:formula="of:=IF([.H932]&lt;&gt;&quot;&quot;;CONCATENATE([.H932];&quot;,&quot;;[.C932];&quot; &quot;;[.D932];&quot;,&quot;;[.B932]);&quot;&quot;)" office:value-type="string" office:string-value="50109011,Wit-Wit 2G,WIT-WIT BC" calcext:value-type="string">
            <text:p>50109011,Wit-Wit 2G,WIT-WIT BC</text:p>
          </table:table-cell>
          <table:table-cell table:formula="of:=IF([.I932]=&quot;&quot;;[.K932];&quot;&quot;)" office:value-type="string" office:string-value="50109011,Wit-Wit 2G,WIT-WIT BC" calcext:value-type="string">
            <text:p>50109011,Wit-Wit 2G,WIT-WIT BC</text:p>
          </table:table-cell>
          <table:table-cell table:formula="of:=IF([.I932]&lt;&gt;&quot;&quot;;[.K932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33];[$Sheet2.$A$2:.$B$36];2)" office:value-type="string" office:string-value="WIT-WIT BC" calcext:value-type="string">
            <text:p>WIT-WIT BC</text:p>
          </table:table-cell>
          <table:table-cell table:formula="of:=VLOOKUP([.A933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jers</text:p>
          </table:table-cell>
          <table:table-cell office:value-type="float" office:value="50109010" calcext:value-type="float">
            <text:p>50109010</text:p>
          </table:table-cell>
          <table:table-cell table:number-columns-repeated="2"/>
          <table:table-cell table:formula="of:=IF([.H933]&lt;&gt;&quot;&quot;;CONCATENATE([.H933];&quot;,&quot;;[.C933];&quot; &quot;;[.D933];&quot;,&quot;;[.B933]);&quot;&quot;)" office:value-type="string" office:string-value="50109010,Wit-Wit 2G,WIT-WIT BC" calcext:value-type="string">
            <text:p>50109010,Wit-Wit 2G,WIT-WIT BC</text:p>
          </table:table-cell>
          <table:table-cell table:formula="of:=IF([.I933]=&quot;&quot;;[.K933];&quot;&quot;)" office:value-type="string" office:string-value="50109010,Wit-Wit 2G,WIT-WIT BC" calcext:value-type="string">
            <text:p>50109010,Wit-Wit 2G,WIT-WIT BC</text:p>
          </table:table-cell>
          <table:table-cell table:formula="of:=IF([.I933]&lt;&gt;&quot;&quot;;[.K933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34];[$Sheet2.$A$2:.$B$36];2)" office:value-type="string" office:string-value="WIT-WIT BC" calcext:value-type="string">
            <text:p>WIT-WIT BC</text:p>
          </table:table-cell>
          <table:table-cell table:formula="of:=VLOOKUP([.A934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leeckere</text:p>
          </table:table-cell>
          <table:table-cell office:value-type="float" office:value="50075806" calcext:value-type="float">
            <text:p>50075806</text:p>
          </table:table-cell>
          <table:table-cell table:number-columns-repeated="2"/>
          <table:table-cell table:formula="of:=IF([.H934]&lt;&gt;&quot;&quot;;CONCATENATE([.H934];&quot;,&quot;;[.C934];&quot; &quot;;[.D934];&quot;,&quot;;[.B934]);&quot;&quot;)" office:value-type="string" office:string-value="50075806,Wit-Wit 2H,WIT-WIT BC" calcext:value-type="string">
            <text:p>50075806,Wit-Wit 2H,WIT-WIT BC</text:p>
          </table:table-cell>
          <table:table-cell table:formula="of:=IF([.I934]=&quot;&quot;;[.K934];&quot;&quot;)" office:value-type="string" office:string-value="50075806,Wit-Wit 2H,WIT-WIT BC" calcext:value-type="string">
            <text:p>50075806,Wit-Wit 2H,WIT-WIT BC</text:p>
          </table:table-cell>
          <table:table-cell table:formula="of:=IF([.I934]&lt;&gt;&quot;&quot;;[.K934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35];[$Sheet2.$A$2:.$B$36];2)" office:value-type="string" office:string-value="WIT-WIT BC" calcext:value-type="string">
            <text:p>WIT-WIT BC</text:p>
          </table:table-cell>
          <table:table-cell table:formula="of:=VLOOKUP([.A935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ys</text:p>
          </table:table-cell>
          <table:table-cell office:value-type="float" office:value="50102832" calcext:value-type="float">
            <text:p>50102832</text:p>
          </table:table-cell>
          <table:table-cell table:number-columns-repeated="2"/>
          <table:table-cell table:formula="of:=IF([.H935]&lt;&gt;&quot;&quot;;CONCATENATE([.H935];&quot;,&quot;;[.C935];&quot; &quot;;[.D935];&quot;,&quot;;[.B935]);&quot;&quot;)" office:value-type="string" office:string-value="50102832,Wit-Wit 2H,WIT-WIT BC" calcext:value-type="string">
            <text:p>50102832,Wit-Wit 2H,WIT-WIT BC</text:p>
          </table:table-cell>
          <table:table-cell table:formula="of:=IF([.I935]=&quot;&quot;;[.K935];&quot;&quot;)" office:value-type="string" office:string-value="50102832,Wit-Wit 2H,WIT-WIT BC" calcext:value-type="string">
            <text:p>50102832,Wit-Wit 2H,WIT-WIT BC</text:p>
          </table:table-cell>
          <table:table-cell table:formula="of:=IF([.I935]&lt;&gt;&quot;&quot;;[.K935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36];[$Sheet2.$A$2:.$B$36];2)" office:value-type="string" office:string-value="WIT-WIT BC" calcext:value-type="string">
            <text:p>WIT-WIT BC</text:p>
          </table:table-cell>
          <table:table-cell table:formula="of:=VLOOKUP([.A936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leers</text:p>
          </table:table-cell>
          <table:table-cell office:value-type="float" office:value="50077187" calcext:value-type="float">
            <text:p>50077187</text:p>
          </table:table-cell>
          <table:table-cell table:number-columns-repeated="2"/>
          <table:table-cell table:formula="of:=IF([.H936]&lt;&gt;&quot;&quot;;CONCATENATE([.H936];&quot;,&quot;;[.C936];&quot; &quot;;[.D936];&quot;,&quot;;[.B936]);&quot;&quot;)" office:value-type="string" office:string-value="50077187,Wit-Wit 2H,WIT-WIT BC" calcext:value-type="string">
            <text:p>50077187,Wit-Wit 2H,WIT-WIT BC</text:p>
          </table:table-cell>
          <table:table-cell table:formula="of:=IF([.I936]=&quot;&quot;;[.K936];&quot;&quot;)" office:value-type="string" office:string-value="50077187,Wit-Wit 2H,WIT-WIT BC" calcext:value-type="string">
            <text:p>50077187,Wit-Wit 2H,WIT-WIT BC</text:p>
          </table:table-cell>
          <table:table-cell table:formula="of:=IF([.I936]&lt;&gt;&quot;&quot;;[.K936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37];[$Sheet2.$A$2:.$B$36];2)" office:value-type="string" office:string-value="WIT-WIT BC" calcext:value-type="string">
            <text:p>WIT-WIT BC</text:p>
          </table:table-cell>
          <table:table-cell table:formula="of:=VLOOKUP([.A937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 Den Branden</text:p>
          </table:table-cell>
          <table:table-cell office:value-type="float" office:value="50100887" calcext:value-type="float">
            <text:p>50100887</text:p>
          </table:table-cell>
          <table:table-cell table:number-columns-repeated="2"/>
          <table:table-cell table:formula="of:=IF([.H937]&lt;&gt;&quot;&quot;;CONCATENATE([.H937];&quot;,&quot;;[.C937];&quot; &quot;;[.D937];&quot;,&quot;;[.B937]);&quot;&quot;)" office:value-type="string" office:string-value="50100887,Wit-Wit 2H,WIT-WIT BC" calcext:value-type="string">
            <text:p>50100887,Wit-Wit 2H,WIT-WIT BC</text:p>
          </table:table-cell>
          <table:table-cell table:formula="of:=IF([.I937]=&quot;&quot;;[.K937];&quot;&quot;)" office:value-type="string" office:string-value="50100887,Wit-Wit 2H,WIT-WIT BC" calcext:value-type="string">
            <text:p>50100887,Wit-Wit 2H,WIT-WIT BC</text:p>
          </table:table-cell>
          <table:table-cell table:formula="of:=IF([.I937]&lt;&gt;&quot;&quot;;[.K937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38];[$Sheet2.$A$2:.$B$36];2)" office:value-type="string" office:string-value="WIT-WIT BC" calcext:value-type="string">
            <text:p>WIT-WIT BC</text:p>
          </table:table-cell>
          <table:table-cell table:formula="of:=VLOOKUP([.A938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keyser</text:p>
          </table:table-cell>
          <table:table-cell office:value-type="float" office:value="50057037" calcext:value-type="float">
            <text:p>50057037</text:p>
          </table:table-cell>
          <table:table-cell table:number-columns-repeated="2"/>
          <table:table-cell table:formula="of:=IF([.H938]&lt;&gt;&quot;&quot;;CONCATENATE([.H938];&quot;,&quot;;[.C938];&quot; &quot;;[.D938];&quot;,&quot;;[.B938]);&quot;&quot;)" office:value-type="string" office:string-value="50057037,Wit-Wit 3H,WIT-WIT BC" calcext:value-type="string">
            <text:p>50057037,Wit-Wit 3H,WIT-WIT BC</text:p>
          </table:table-cell>
          <table:table-cell table:formula="of:=IF([.I938]=&quot;&quot;;[.K938];&quot;&quot;)" office:value-type="string" office:string-value="50057037,Wit-Wit 3H,WIT-WIT BC" calcext:value-type="string">
            <text:p>50057037,Wit-Wit 3H,WIT-WIT BC</text:p>
          </table:table-cell>
          <table:table-cell table:formula="of:=IF([.I938]&lt;&gt;&quot;&quot;;[.K938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39];[$Sheet2.$A$2:.$B$36];2)" office:value-type="string" office:string-value="WIT-WIT BC" calcext:value-type="string">
            <text:p>WIT-WIT BC</text:p>
          </table:table-cell>
          <table:table-cell table:formula="of:=VLOOKUP([.A939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jardin</text:p>
          </table:table-cell>
          <table:table-cell office:value-type="float" office:value="50039511" calcext:value-type="float">
            <text:p>50039511</text:p>
          </table:table-cell>
          <table:table-cell table:number-columns-repeated="2"/>
          <table:table-cell table:formula="of:=IF([.H939]&lt;&gt;&quot;&quot;;CONCATENATE([.H939];&quot;,&quot;;[.C939];&quot; &quot;;[.D939];&quot;,&quot;;[.B939]);&quot;&quot;)" office:value-type="string" office:string-value="50039511,Wit-Wit 3H,WIT-WIT BC" calcext:value-type="string">
            <text:p>50039511,Wit-Wit 3H,WIT-WIT BC</text:p>
          </table:table-cell>
          <table:table-cell table:formula="of:=IF([.I939]=&quot;&quot;;[.K939];&quot;&quot;)" office:value-type="string" office:string-value="50039511,Wit-Wit 3H,WIT-WIT BC" calcext:value-type="string">
            <text:p>50039511,Wit-Wit 3H,WIT-WIT BC</text:p>
          </table:table-cell>
          <table:table-cell table:formula="of:=IF([.I939]&lt;&gt;&quot;&quot;;[.K939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40];[$Sheet2.$A$2:.$B$36];2)" office:value-type="string" office:string-value="WIT-WIT BC" calcext:value-type="string">
            <text:p>WIT-WIT BC</text:p>
          </table:table-cell>
          <table:table-cell table:formula="of:=VLOOKUP([.A940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yghe</text:p>
          </table:table-cell>
          <table:table-cell office:value-type="float" office:value="50029666" calcext:value-type="float">
            <text:p>50029666</text:p>
          </table:table-cell>
          <table:table-cell table:number-columns-repeated="2"/>
          <table:table-cell table:formula="of:=IF([.H940]&lt;&gt;&quot;&quot;;CONCATENATE([.H940];&quot;,&quot;;[.C940];&quot; &quot;;[.D940];&quot;,&quot;;[.B940]);&quot;&quot;)" office:value-type="string" office:string-value="50029666,Wit-Wit 3H,WIT-WIT BC" calcext:value-type="string">
            <text:p>50029666,Wit-Wit 3H,WIT-WIT BC</text:p>
          </table:table-cell>
          <table:table-cell table:formula="of:=IF([.I940]=&quot;&quot;;[.K940];&quot;&quot;)" office:value-type="string" office:string-value="50029666,Wit-Wit 3H,WIT-WIT BC" calcext:value-type="string">
            <text:p>50029666,Wit-Wit 3H,WIT-WIT BC</text:p>
          </table:table-cell>
          <table:table-cell table:formula="of:=IF([.I940]&lt;&gt;&quot;&quot;;[.K940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41];[$Sheet2.$A$2:.$B$36];2)" office:value-type="string" office:string-value="WIT-WIT BC" calcext:value-type="string">
            <text:p>WIT-WIT BC</text:p>
          </table:table-cell>
          <table:table-cell table:formula="of:=VLOOKUP([.A941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veyns</text:p>
          </table:table-cell>
          <table:table-cell office:value-type="float" office:value="50060380" calcext:value-type="float">
            <text:p>50060380</text:p>
          </table:table-cell>
          <table:table-cell table:number-columns-repeated="2"/>
          <table:table-cell table:formula="of:=IF([.H941]&lt;&gt;&quot;&quot;;CONCATENATE([.H941];&quot;,&quot;;[.C941];&quot; &quot;;[.D941];&quot;,&quot;;[.B941]);&quot;&quot;)" office:value-type="string" office:string-value="50060380,Wit-Wit 3H,WIT-WIT BC" calcext:value-type="string">
            <text:p>50060380,Wit-Wit 3H,WIT-WIT BC</text:p>
          </table:table-cell>
          <table:table-cell table:formula="of:=IF([.I941]=&quot;&quot;;[.K941];&quot;&quot;)" office:value-type="string" office:string-value="50060380,Wit-Wit 3H,WIT-WIT BC" calcext:value-type="string">
            <text:p>50060380,Wit-Wit 3H,WIT-WIT BC</text:p>
          </table:table-cell>
          <table:table-cell table:formula="of:=IF([.I941]&lt;&gt;&quot;&quot;;[.K941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42];[$Sheet2.$A$2:.$B$36];2)" office:value-type="string" office:string-value="WIT-WIT BC" calcext:value-type="string">
            <text:p>WIT-WIT BC</text:p>
          </table:table-cell>
          <table:table-cell table:formula="of:=VLOOKUP([.A942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enter</text:p>
          </table:table-cell>
          <table:table-cell office:value-type="float" office:value="50091937" calcext:value-type="float">
            <text:p>50091937</text:p>
          </table:table-cell>
          <table:table-cell table:number-columns-repeated="2"/>
          <table:table-cell table:formula="of:=IF([.H942]&lt;&gt;&quot;&quot;;CONCATENATE([.H942];&quot;,&quot;;[.C942];&quot; &quot;;[.D942];&quot;,&quot;;[.B942]);&quot;&quot;)" office:value-type="string" office:string-value="50091937,Wit-Wit 4H,WIT-WIT BC" calcext:value-type="string">
            <text:p>50091937,Wit-Wit 4H,WIT-WIT BC</text:p>
          </table:table-cell>
          <table:table-cell table:formula="of:=IF([.I942]=&quot;&quot;;[.K942];&quot;&quot;)" office:value-type="string" office:string-value="50091937,Wit-Wit 4H,WIT-WIT BC" calcext:value-type="string">
            <text:p>50091937,Wit-Wit 4H,WIT-WIT BC</text:p>
          </table:table-cell>
          <table:table-cell table:formula="of:=IF([.I942]&lt;&gt;&quot;&quot;;[.K942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43];[$Sheet2.$A$2:.$B$36];2)" office:value-type="string" office:string-value="WIT-WIT BC" calcext:value-type="string">
            <text:p>WIT-WIT BC</text:p>
          </table:table-cell>
          <table:table-cell table:formula="of:=VLOOKUP([.A943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eterloos</text:p>
          </table:table-cell>
          <table:table-cell office:value-type="float" office:value="50058094" calcext:value-type="float">
            <text:p>50058094</text:p>
          </table:table-cell>
          <table:table-cell table:number-columns-repeated="2"/>
          <table:table-cell table:formula="of:=IF([.H943]&lt;&gt;&quot;&quot;;CONCATENATE([.H943];&quot;,&quot;;[.C943];&quot; &quot;;[.D943];&quot;,&quot;;[.B943]);&quot;&quot;)" office:value-type="string" office:string-value="50058094,Wit-Wit 4H,WIT-WIT BC" calcext:value-type="string">
            <text:p>50058094,Wit-Wit 4H,WIT-WIT BC</text:p>
          </table:table-cell>
          <table:table-cell table:formula="of:=IF([.I943]=&quot;&quot;;[.K943];&quot;&quot;)" office:value-type="string" office:string-value="50058094,Wit-Wit 4H,WIT-WIT BC" calcext:value-type="string">
            <text:p>50058094,Wit-Wit 4H,WIT-WIT BC</text:p>
          </table:table-cell>
          <table:table-cell table:formula="of:=IF([.I943]&lt;&gt;&quot;&quot;;[.K943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44];[$Sheet2.$A$2:.$B$36];2)" office:value-type="string" office:string-value="WIT-WIT BC" calcext:value-type="string">
            <text:p>WIT-WIT BC</text:p>
          </table:table-cell>
          <table:table-cell table:formula="of:=VLOOKUP([.A944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ildeman</text:p>
          </table:table-cell>
          <table:table-cell office:value-type="float" office:value="50094834" calcext:value-type="float">
            <text:p>50094834</text:p>
          </table:table-cell>
          <table:table-cell table:number-columns-repeated="2"/>
          <table:table-cell table:formula="of:=IF([.H944]&lt;&gt;&quot;&quot;;CONCATENATE([.H944];&quot;,&quot;;[.C944];&quot; &quot;;[.D944];&quot;,&quot;;[.B944]);&quot;&quot;)" office:value-type="string" office:string-value="50094834,Wit-Wit 4H,WIT-WIT BC" calcext:value-type="string">
            <text:p>50094834,Wit-Wit 4H,WIT-WIT BC</text:p>
          </table:table-cell>
          <table:table-cell table:formula="of:=IF([.I944]=&quot;&quot;;[.K944];&quot;&quot;)" office:value-type="string" office:string-value="50094834,Wit-Wit 4H,WIT-WIT BC" calcext:value-type="string">
            <text:p>50094834,Wit-Wit 4H,WIT-WIT BC</text:p>
          </table:table-cell>
          <table:table-cell table:formula="of:=IF([.I944]&lt;&gt;&quot;&quot;;[.K944];&quot;&quot;)">
            <text:p/>
          </table:table-cell>
        </table:table-row>
        <table:table-row table:style-name="ro1" table:visibility="filter">
          <table:table-cell office:value-type="string" calcext:value-type="string">
            <text:p>WIT-WIT BC</text:p>
          </table:table-cell>
          <table:table-cell table:formula="of:=VLOOKUP([.A945];[$Sheet2.$A$2:.$B$36];2)" office:value-type="string" office:string-value="WIT-WIT BC" calcext:value-type="string">
            <text:p>WIT-WIT BC</text:p>
          </table:table-cell>
          <table:table-cell table:formula="of:=VLOOKUP([.A945];[$Sheet2.$A$2:.$C$36];3)" office:value-type="string" office:string-value="Wit-Wit" calcext:value-type="string">
            <text:p>Wit-Wit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ildeman</text:p>
          </table:table-cell>
          <table:table-cell office:value-type="float" office:value="50093915" calcext:value-type="float">
            <text:p>50093915</text:p>
          </table:table-cell>
          <table:table-cell table:number-columns-repeated="2"/>
          <table:table-cell table:formula="of:=IF([.H945]&lt;&gt;&quot;&quot;;CONCATENATE([.H945];&quot;,&quot;;[.C945];&quot; &quot;;[.D945];&quot;,&quot;;[.B945]);&quot;&quot;)" office:value-type="string" office:string-value="50093915,Wit-Wit 4H,WIT-WIT BC" calcext:value-type="string">
            <text:p>50093915,Wit-Wit 4H,WIT-WIT BC</text:p>
          </table:table-cell>
          <table:table-cell table:formula="of:=IF([.I945]=&quot;&quot;;[.K945];&quot;&quot;)" office:value-type="string" office:string-value="50093915,Wit-Wit 4H,WIT-WIT BC" calcext:value-type="string">
            <text:p>50093915,Wit-Wit 4H,WIT-WIT BC</text:p>
          </table:table-cell>
          <table:table-cell table:formula="of:=IF([.I945]&lt;&gt;&quot;&quot;;[.K945];&quot;&quot;)">
            <text:p/>
          </table:table-cell>
        </table:table-row>
      </table:table>
      <table:table table:name="Sheet2" table:style-name="ta1"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lub Name <text:s/>X</text:p>
          </table:table-cell>
          <table:table-cell office:value-type="string" calcext:value-type="string">
            <text:p>Club Name system</text:p>
          </table:table-cell>
          <table:table-cell office:value-type="string" calcext:value-type="string">
            <text:p>Ploegnaam</text:p>
          </table:table-cell>
        </table:table-row>
        <table:table-row table:style-name="ro1">
          <table:table-cell office:value-type="string" calcext:value-type="string">
            <text:p>4Ghent BC</text:p>
          </table:table-cell>
          <table:table-cell office:value-type="string" calcext:value-type="string">
            <text:p>4GHENT BC</text:p>
          </table:table-cell>
          <table:table-cell office:value-type="string" calcext:value-type="string">
            <text:p>4GHENT</text:p>
          </table:table-cell>
        </table:table-row>
        <table:table-row table:style-name="ro1">
          <table:table-cell office:value-type="string" calcext:value-type="string">
            <text:p>Aalsterse BC</text:p>
          </table:table-cell>
          <table:table-cell office:value-type="string" calcext:value-type="string">
            <text:p>AALSTERSE BC</text:p>
          </table:table-cell>
          <table:table-cell office:value-type="string" calcext:value-type="string">
            <text:p>Aalsterse</text:p>
          </table:table-cell>
        </table:table-row>
        <table:table-row table:style-name="ro1">
          <table:table-cell office:value-type="string" calcext:value-type="string">
            <text:p>Badminton Buggenhout</text:p>
          </table:table-cell>
          <table:table-cell office:value-type="string" calcext:value-type="string">
            <text:p>BADMINTON BUGGENHOUT VZW</text:p>
          </table:table-cell>
          <table:table-cell office:value-type="string" calcext:value-type="string">
            <text:p>Buggenhout</text:p>
          </table:table-cell>
        </table:table-row>
        <table:table-row table:style-name="ro1">
          <table:table-cell table:number-columns-repeated="2" office:value-type="string" calcext:value-type="string">
            <text:p>Badmintonclub Latem-De Pinte</text:p>
          </table:table-cell>
          <table:table-cell office:value-type="string" calcext:value-type="string">
            <text:p>Latem - De Pinte</text:p>
          </table:table-cell>
        </table:table-row>
        <table:table-row table:style-name="ro1">
          <table:table-cell table:number-columns-repeated="2" office:value-type="string" calcext:value-type="string">
            <text:p>BC VLA-BAD</text:p>
          </table:table-cell>
          <table:table-cell office:value-type="string" calcext:value-type="string">
            <text:p>VLA-BAD</text:p>
          </table:table-cell>
        </table:table-row>
        <table:table-row table:style-name="ro1">
          <table:table-cell office:value-type="string" calcext:value-type="string">
            <text:p>BC Waarschoot</text:p>
          </table:table-cell>
          <table:table-cell office:value-type="string" calcext:value-type="string">
            <text:p>BC WAARSCHOT</text:p>
          </table:table-cell>
          <table:table-cell office:value-type="string" calcext:value-type="string">
            <text:p>Waarschoot</text:p>
          </table:table-cell>
        </table:table-row>
        <table:table-row table:style-name="ro1">
          <table:table-cell office:value-type="string" calcext:value-type="string">
            <text:p>Beveren BC</text:p>
          </table:table-cell>
          <table:table-cell office:value-type="string" calcext:value-type="string">
            <text:p>BEVEREN BC</text:p>
          </table:table-cell>
          <table:table-cell office:value-type="string" calcext:value-type="string">
            <text:p>Beveren</text:p>
          </table:table-cell>
        </table:table-row>
        <table:table-row table:style-name="ro1">
          <table:table-cell office:value-type="string" calcext:value-type="string">
            <text:p>Brakel BC</text:p>
          </table:table-cell>
          <table:table-cell office:value-type="string" calcext:value-type="string">
            <text:p>BRAKEL BC</text:p>
          </table:table-cell>
          <table:table-cell office:value-type="string" calcext:value-type="string">
            <text:p>Brakel</text:p>
          </table:table-cell>
        </table:table-row>
        <table:table-row table:style-name="ro1">
          <table:table-cell office:value-type="string" calcext:value-type="string">
            <text:p>Challenge wetteren BC</text:p>
          </table:table-cell>
          <table:table-cell office:value-type="string" calcext:value-type="string">
            <text:p>BC CHALLENGE WETTEREN</text:p>
          </table:table-cell>
          <table:table-cell office:value-type="string" calcext:value-type="string">
            <text:p>Wetteren</text:p>
          </table:table-cell>
        </table:table-row>
        <table:table-row table:style-name="ro1">
          <table:table-cell office:value-type="string" calcext:value-type="string">
            <text:p>Danlie Hamme Bc</text:p>
          </table:table-cell>
          <table:table-cell office:value-type="string" calcext:value-type="string">
            <text:p>DANLIE HAMME BC</text:p>
          </table:table-cell>
          <table:table-cell office:value-type="string" calcext:value-type="string">
            <text:p>Danlie</text:p>
          </table:table-cell>
        </table:table-row>
        <table:table-row table:style-name="ro1">
          <table:table-cell office:value-type="string" calcext:value-type="string">
            <text:p>De Mintons BC</text:p>
          </table:table-cell>
          <table:table-cell office:value-type="string" calcext:value-type="string">
            <text:p>DE MINTONS BC</text:p>
          </table:table-cell>
          <table:table-cell office:value-type="string" calcext:value-type="string">
            <text:p>De Mintons</text:p>
          </table:table-cell>
        </table:table-row>
        <table:table-row table:style-name="ro1">
          <table:table-cell office:value-type="string" calcext:value-type="string">
            <text:p>De Nieuwe snaar BC</text:p>
          </table:table-cell>
          <table:table-cell office:value-type="string" calcext:value-type="string">
            <text:p>DE NIEUWE SNAAR BC</text:p>
          </table:table-cell>
          <table:table-cell office:value-type="string" calcext:value-type="string">
            <text:p>De Nieuwe Snaar</text:p>
          </table:table-cell>
        </table:table-row>
        <table:table-row table:style-name="ro1">
          <table:table-cell office:value-type="string" calcext:value-type="string">
            <text:p>De Wallabies Brakel</text:p>
          </table:table-cell>
          <table:table-cell office:value-type="string" calcext:value-type="string">
            <text:p>DE WALLABIES BRAKEL</text:p>
          </table:table-cell>
          <table:table-cell office:value-type="string" calcext:value-type="string">
            <text:p>Wallabies</text:p>
          </table:table-cell>
        </table:table-row>
        <table:table-row table:style-name="ro1">
          <table:table-cell office:value-type="string" calcext:value-type="string">
            <text:p>Deinze BC </text:p>
          </table:table-cell>
          <table:table-cell office:value-type="string" calcext:value-type="string">
            <text:p>Badmintonclub Deinze</text:p>
          </table:table-cell>
          <table:table-cell office:value-type="string" calcext:value-type="string">
            <text:p>Deinze</text:p>
          </table:table-cell>
        </table:table-row>
        <table:table-row table:style-name="ro1">
          <table:table-cell office:value-type="string" calcext:value-type="string">
            <text:p>Denderleeuw BC</text:p>
          </table:table-cell>
          <table:table-cell office:value-type="string" calcext:value-type="string">
            <text:p>DENDERLEEUW BC</text:p>
          </table:table-cell>
          <table:table-cell office:value-type="string" calcext:value-type="string">
            <text:p>Denderleeuw</text:p>
          </table:table-cell>
        </table:table-row>
        <table:table-row table:style-name="ro1">
          <table:table-cell office:value-type="string" calcext:value-type="string">
            <text:p>Drive Bc</text:p>
          </table:table-cell>
          <table:table-cell office:value-type="string" calcext:value-type="string">
            <text:p>DRIVE BC (OVL)</text:p>
          </table:table-cell>
          <table:table-cell office:value-type="string" calcext:value-type="string">
            <text:p>Drive</text:p>
          </table:table-cell>
        </table:table-row>
        <table:table-row table:style-name="ro1">
          <table:table-cell office:value-type="string" calcext:value-type="string">
            <text:p>Dynamic Lede</text:p>
          </table:table-cell>
          <table:table-cell office:value-type="string" calcext:value-type="string">
            <text:p>DYNAMIC LEDE</text:p>
          </table:table-cell>
          <table:table-cell office:value-type="string" calcext:value-type="string">
            <text:p>Lede</text:p>
          </table:table-cell>
        </table:table-row>
        <table:table-row table:style-name="ro1">
          <table:table-cell office:value-type="string" calcext:value-type="string">
            <text:p>Eikenlo</text:p>
          </table:table-cell>
          <table:table-cell office:value-type="string" calcext:value-type="string">
            <text:p>EIKENLO BC</text:p>
          </table:table-cell>
          <table:table-cell office:value-type="string" calcext:value-type="string">
            <text:p>Eikenlo</text:p>
          </table:table-cell>
        </table:table-row>
        <table:table-row table:style-name="ro1">
          <table:table-cell office:value-type="string" calcext:value-type="string">
            <text:p>Flee Shuttle BK</text:p>
          </table:table-cell>
          <table:table-cell office:value-type="string" calcext:value-type="string">
            <text:p>FLEE SHUTTLE BK</text:p>
          </table:table-cell>
          <table:table-cell office:value-type="string" calcext:value-type="string">
            <text:p>Flee Shuttle</text:p>
          </table:table-cell>
        </table:table-row>
        <table:table-row table:style-name="ro1">
          <table:table-cell office:value-type="string" calcext:value-type="string">
            <text:p>Gentse BC</text:p>
          </table:table-cell>
          <table:table-cell office:value-type="string" calcext:value-type="string">
            <text:p>GENTSE BC</text:p>
          </table:table-cell>
          <table:table-cell office:value-type="string" calcext:value-type="string">
            <text:p>Gentse</text:p>
          </table:table-cell>
        </table:table-row>
        <table:table-row table:style-name="ro1">
          <table:table-cell office:value-type="string" calcext:value-type="string">
            <text:p>Geraardsbergen BC</text:p>
          </table:table-cell>
          <table:table-cell office:value-type="string" calcext:value-type="string">
            <text:p>GERAARDSBERGEN BC</text:p>
          </table:table-cell>
          <table:table-cell office:value-type="string" calcext:value-type="string">
            <text:p>Geraardsbergen</text:p>
          </table:table-cell>
        </table:table-row>
        <table:table-row table:style-name="ro1">
          <table:table-cell office:value-type="string" calcext:value-type="string">
            <text:p>Hoge Wal BC</text:p>
          </table:table-cell>
          <table:table-cell office:value-type="string" calcext:value-type="string">
            <text:p>HOGE WAL BC</text:p>
          </table:table-cell>
          <table:table-cell office:value-type="string" calcext:value-type="string">
            <text:p>Hoge Wal</text:p>
          </table:table-cell>
        </table:table-row>
        <table:table-row table:style-name="ro1">
          <table:table-cell office:value-type="string" calcext:value-type="string">
            <text:p>Landegem BC</text:p>
          </table:table-cell>
          <table:table-cell office:value-type="string" calcext:value-type="string">
            <text:p>LANDEGEM BC</text:p>
          </table:table-cell>
          <table:table-cell office:value-type="string" calcext:value-type="string">
            <text:p>Landegem</text:p>
          </table:table-cell>
        </table:table-row>
        <table:table-row table:style-name="ro1">
          <table:table-cell office:value-type="string" calcext:value-type="string">
            <text:p>Lokerse BC</text:p>
          </table:table-cell>
          <table:table-cell office:value-type="string" calcext:value-type="string">
            <text:p>LOKERSE BC</text:p>
          </table:table-cell>
          <table:table-cell office:value-type="string" calcext:value-type="string">
            <text:p>Lokerse</text:p>
          </table:table-cell>
        </table:table-row>
        <table:table-row table:style-name="ro1">
          <table:table-cell office:value-type="string" calcext:value-type="string">
            <text:p>Nilston BC</text:p>
          </table:table-cell>
          <table:table-cell office:value-type="string" calcext:value-type="string">
            <text:p>NILSTON BC</text:p>
          </table:table-cell>
          <table:table-cell office:value-type="string" calcext:value-type="string">
            <text:p>NILSTON</text:p>
          </table:table-cell>
        </table:table-row>
        <table:table-row table:style-name="ro1">
          <table:table-cell office:value-type="string" calcext:value-type="string">
            <text:p>Oudegem BC</text:p>
          </table:table-cell>
          <table:table-cell office:value-type="string" calcext:value-type="string">
            <text:p>OUDEGEM BC</text:p>
          </table:table-cell>
          <table:table-cell office:value-type="string" calcext:value-type="string">
            <text:p>Oudegem</text:p>
          </table:table-cell>
        </table:table-row>
        <table:table-row table:style-name="ro1">
          <table:table-cell office:value-type="string" calcext:value-type="string">
            <text:p>Pluimplukkers BC</text:p>
          </table:table-cell>
          <table:table-cell office:value-type="string" calcext:value-type="string">
            <text:p>PLUIMPLUKKERS BC</text:p>
          </table:table-cell>
          <table:table-cell office:value-type="string" calcext:value-type="string">
            <text:p>Pluimplukkers</text:p>
          </table:table-cell>
        </table:table-row>
        <table:table-row table:style-name="ro1">
          <table:table-cell office:value-type="string" calcext:value-type="string">
            <text:p>Sentse Badminton Club</text:p>
          </table:table-cell>
          <table:table-cell office:value-type="string" calcext:value-type="string">
            <text:p>SENTSE BADMINTON Club vzw</text:p>
          </table:table-cell>
          <table:table-cell office:value-type="string" calcext:value-type="string">
            <text:p>Sentse</text:p>
          </table:table-cell>
        </table:table-row>
        <table:table-row table:style-name="ro1">
          <table:table-cell office:value-type="string" calcext:value-type="string">
            <text:p>Shuttle stars Puyenbroeck</text:p>
          </table:table-cell>
          <table:table-cell office:value-type="string" calcext:value-type="string">
            <text:p>SHUTTLE STARS PUYENBROECK</text:p>
          </table:table-cell>
          <table:table-cell office:value-type="string" calcext:value-type="string">
            <text:p>Shuttle Stars</text:p>
          </table:table-cell>
        </table:table-row>
        <table:table-row table:style-name="ro1">
          <table:table-cell office:value-type="string" calcext:value-type="string">
            <text:p>Smash For Fun</text:p>
          </table:table-cell>
          <table:table-cell office:value-type="string" calcext:value-type="string">
            <text:p>SMASH FOR FUN</text:p>
          </table:table-cell>
          <table:table-cell office:value-type="string" calcext:value-type="string">
            <text:p>Smash For Fun</text:p>
          </table:table-cell>
        </table:table-row>
        <table:table-row table:style-name="ro1">
          <table:table-cell office:value-type="string" calcext:value-type="string">
            <text:p>Stekene BC</text:p>
          </table:table-cell>
          <table:table-cell office:value-type="string" calcext:value-type="string">
            <text:p>STEKENE BC</text:p>
          </table:table-cell>
          <table:table-cell office:value-type="string" calcext:value-type="string">
            <text:p>Stekene</text:p>
          </table:table-cell>
        </table:table-row>
        <table:table-row table:style-name="ro1">
          <table:table-cell office:value-type="string" calcext:value-type="string">
            <text:p>Temse BC</text:p>
          </table:table-cell>
          <table:table-cell office:value-type="string" calcext:value-type="string">
            <text:p>TEMSE BC</text:p>
          </table:table-cell>
          <table:table-cell office:value-type="string" calcext:value-type="string">
            <text:p>Temse</text:p>
          </table:table-cell>
        </table:table-row>
        <table:table-row table:style-name="ro1">
          <table:table-cell office:value-type="string" calcext:value-type="string">
            <text:p>The Flying Shuttles BC</text:p>
          </table:table-cell>
          <table:table-cell office:value-type="string" calcext:value-type="string">
            <text:p>THE FLYING SHUTTLES BC</text:p>
          </table:table-cell>
          <table:table-cell office:value-type="string" calcext:value-type="string">
            <text:p>The Flying Shuttles</text:p>
          </table:table-cell>
        </table:table-row>
        <table:table-row table:style-name="ro1">
          <table:table-cell office:value-type="string" calcext:value-type="string">
            <text:p>Vag Evergem BC</text:p>
          </table:table-cell>
          <table:table-cell office:value-type="string" calcext:value-type="string">
            <text:p>VAG EVERGEM BC</text:p>
          </table:table-cell>
          <table:table-cell office:value-type="string" calcext:value-type="string">
            <text:p>Evergem</text:p>
          </table:table-cell>
        </table:table-row>
        <table:table-row table:style-name="ro1">
          <table:table-cell table:number-columns-repeated="2" office:value-type="string" calcext:value-type="string">
            <text:p>WIT-WIT BC</text:p>
          </table:table-cell>
          <table:table-cell office:value-type="string" calcext:value-type="string">
            <text:p>Wit-Wit</text:p>
          </table:table-cell>
        </table:table-row>
      </table:table>
      <table:named-expressions/>
      <table:database-ranges>
        <table:database-range table:name="__Anonymous_Sheet_DB__0" table:target-range-address="Sheet1.A1:Sheet1.M945" table:contains-header="false" table:orientation="column">
          <table:filter>
            <table:filter-and>
              <table:filter-condition table:field-number="12" table:value="" table:operator="!="/>
            </table:filter-and>
          </table:filter>
        </table:database-range>
        <table:database-range table:name="__Anonymous_Sheet_DB__1" table:target-range-address="Sheet2.A1:Sheet2.C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15:54:15.302145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6T16:01:31.319651404</dc:date>
    <dc:creator>Thomas Dekeyser</dc:creator>
    <meta:generator>LibreOffice/4.2.8.2$Linux_X86_64 LibreOffice_project/420m0$Build-2</meta:generator>
    <meta:editing-duration>PT3H9M11S</meta:editing-duration>
    <meta:editing-cycles>11</meta:editing-cycles>
    <meta:document-statistic meta:table-count="2" meta:cell-count="10616" meta:object-count="0"/>
  </office:meta>
</office:document-meta>
</file>